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RONDA DEL VALLE-PM10-AT_IN">
            <text:p>RONDA DEL VALLE-PM10-AT_IN</text:p>
          </table:table-cell>
          <table:table-cell table:style-name="pd1" office:value-type="string" office:string-value="RONDA DEL VALLE-O3-AT_IN">
            <text:p>RONDA DEL VALLE-O3-AT_IN</text:p>
          </table:table-cell>
        </table:table-row>
        <table:table-row>
          <table:table-cell table:style-name="pd1" office:value-type="date" office:date-value="2015-01-02T09:00:00">
            <text:p>Fri Jan  2 09:00:00 2015</text:p>
          </table:table-cell>
          <table:table-cell office:value-type="float" office:value="22.6667">
            <text:p>22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01-02T10:00:00">
            <text:p>Fri Jan  2 10:00:00 2015</text:p>
          </table:table-cell>
          <table:table-cell office:value-type="float" office:value="26.0">
            <text:p>26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01-03T05:00:00">
            <text:p>Sat Jan  3 05:00:00 2015</text:p>
          </table:table-cell>
          <table:table-cell office:value-type="float" office:value="44.6667">
            <text:p>44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03T09:00:00">
            <text:p>Sat Jan  3 09:00:00 2015</text:p>
          </table:table-cell>
          <table:table-cell office:value-type="float" office:value="33.0">
            <text:p>33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03T12:00:00">
            <text:p>Sat Jan  3 12:00:00 2015</text:p>
          </table:table-cell>
          <table:table-cell office:value-type="float" office:value="49.3333">
            <text:p>49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14.6667">
            <text:p>14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05T09:00:00">
            <text:p>Mon Jan  5 09:00:00 2015</text:p>
          </table:table-cell>
          <table:table-cell office:value-type="float" office:value="34.1667">
            <text:p>34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01-05T12:00:00">
            <text:p>Mon Jan  5 12:00:00 2015</text:p>
          </table:table-cell>
          <table:table-cell office:value-type="float" office:value="5.8333">
            <text:p>5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5-01-05T14:00:00">
            <text:p>Mon Jan  5 14:00:00 2015</text:p>
          </table:table-cell>
          <table:table-cell office:value-type="float" office:value="68.0">
            <text:p>68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07T06:00:00">
            <text:p>Wed Jan  7 06:00:00 2015</text:p>
          </table:table-cell>
          <table:table-cell office:value-type="float" office:value="24.3333">
            <text:p>24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7T08:00:00">
            <text:p>Wed Jan  7 08:00:00 2015</text:p>
          </table:table-cell>
          <table:table-cell office:value-type="float" office:value="30.5">
            <text:p>30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38.6667">
            <text:p>38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36.1667">
            <text:p>36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55.0">
            <text:p>55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07T12:00:00">
            <text:p>Wed Jan  7 12:00:00 2015</text:p>
          </table:table-cell>
          <table:table-cell office:value-type="float" office:value="73.8333">
            <text:p>73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07T13:00:00">
            <text:p>Wed Jan  7 13:00:00 2015</text:p>
          </table:table-cell>
          <table:table-cell office:value-type="float" office:value="69.3333">
            <text:p>69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44.5">
            <text:p>44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59.8333">
            <text:p>59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63.8333">
            <text:p>6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40.3333">
            <text:p>40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19.3333">
            <text:p>19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9.1667">
            <text:p>9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49.6667">
            <text:p>49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42.5">
            <text:p>4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41.3333">
            <text:p>41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36.6667">
            <text:p>36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51.1667">
            <text:p>51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58.3333">
            <text:p>58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4T09:00:00">
            <text:p>Wed Jan 14 09:00:00 2015</text:p>
          </table:table-cell>
          <table:table-cell office:value-type="float" office:value="40.3333">
            <text:p>40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14T11:00:00">
            <text:p>Wed Jan 14 11:00:00 2015</text:p>
          </table:table-cell>
          <table:table-cell office:value-type="float" office:value="66.3333">
            <text:p>66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14T12:00:00">
            <text:p>Wed Jan 14 12:00:00 2015</text:p>
          </table:table-cell>
          <table:table-cell office:value-type="float" office:value="107.6667">
            <text:p>107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61.8333">
            <text:p>61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01-23T20:00:00">
            <text:p>Fri Jan 23 20:00:00 2015</text:p>
          </table:table-cell>
          <table:table-cell office:value-type="float" office:value="41.8333">
            <text:p>41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01-27T21:00:00">
            <text:p>Tue Jan 27 21:00:00 2015</text:p>
          </table:table-cell>
          <table:table-cell office:value-type="float" office:value="44.5">
            <text:p>44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27T23:00:00">
            <text:p>Tue Jan 27 23:00:00 2015</text:p>
          </table:table-cell>
          <table:table-cell office:value-type="float" office:value="51.1667">
            <text:p>51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1-28T00:00:00">
            <text:p>Wed Jan 28 00:00:00 2015</text:p>
          </table:table-cell>
          <table:table-cell office:value-type="float" office:value="47.1667">
            <text:p>47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01-29T10:00:00">
            <text:p>Thu Jan 29 10:00:00 2015</text:p>
          </table:table-cell>
          <table:table-cell office:value-type="float" office:value="70.6667">
            <text:p>70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29T11:00:00">
            <text:p>Thu Jan 29 11:00:00 2015</text:p>
          </table:table-cell>
          <table:table-cell office:value-type="float" office:value="86.0">
            <text:p>86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1-29T12:00:00">
            <text:p>Thu Jan 29 12:00:00 2015</text:p>
          </table:table-cell>
          <table:table-cell office:value-type="float" office:value="80.8333">
            <text:p>80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2-06T14:00:00">
            <text:p>Fri Feb  6 14:00:00 2015</text:p>
          </table:table-cell>
          <table:table-cell office:value-type="float" office:value="13.0">
            <text:p>13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5-02-07T09:00:00">
            <text:p>Sat Feb  7 09:00:00 2015</text:p>
          </table:table-cell>
          <table:table-cell office:value-type="float" office:value="30.6667">
            <text:p>30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2-07T11:00:00">
            <text:p>Sat Feb  7 11:00:00 2015</text:p>
          </table:table-cell>
          <table:table-cell office:value-type="float" office:value="35.5">
            <text:p>35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02-07T12:00:00">
            <text:p>Sat Feb  7 12:00:00 2015</text:p>
          </table:table-cell>
          <table:table-cell office:value-type="float" office:value="35.3333">
            <text:p>35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2-09T08:00:00">
            <text:p>Mon Feb  9 08:00:00 2015</text:p>
          </table:table-cell>
          <table:table-cell office:value-type="float" office:value="22.5">
            <text:p>22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2-09T09:00:00">
            <text:p>Mon Feb  9 09:00:00 2015</text:p>
          </table:table-cell>
          <table:table-cell office:value-type="float" office:value="31.3333">
            <text:p>31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02-09T12:00:00">
            <text:p>Mon Feb  9 12:00:00 2015</text:p>
          </table:table-cell>
          <table:table-cell office:value-type="float" office:value="5.0">
            <text:p>5.0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5-02-12T09:00:00">
            <text:p>Thu Feb 12 09:00:00 2015</text:p>
          </table:table-cell>
          <table:table-cell office:value-type="float" office:value="39.3333">
            <text:p>39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02-12T10:00:00">
            <text:p>Thu Feb 12 10:00:00 2015</text:p>
          </table:table-cell>
          <table:table-cell office:value-type="float" office:value="59.8333">
            <text:p>59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2-12T11:00:00">
            <text:p>Thu Feb 12 11:00:00 2015</text:p>
          </table:table-cell>
          <table:table-cell office:value-type="float" office:value="42.5">
            <text:p>42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2-12T12:00:00">
            <text:p>Thu Feb 12 12:00:00 2015</text:p>
          </table:table-cell>
          <table:table-cell office:value-type="float" office:value="13.1667">
            <text:p>13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5-02-12T23:00:00">
            <text:p>Thu Feb 12 23:00:00 2015</text:p>
          </table:table-cell>
          <table:table-cell office:value-type="float" office:value="85.0">
            <text:p>85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02-13T02:00:00">
            <text:p>Fri Feb 13 02:00:00 2015</text:p>
          </table:table-cell>
          <table:table-cell office:value-type="float" office:value="75.6667">
            <text:p>75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5-02-13T03:00:00">
            <text:p>Fri Feb 13 03:00:00 2015</text:p>
          </table:table-cell>
          <table:table-cell office:value-type="float" office:value="65.0">
            <text:p>65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2-13T05:00:00">
            <text:p>Fri Feb 13 05:00:00 2015</text:p>
          </table:table-cell>
          <table:table-cell office:value-type="float" office:value="42.1667">
            <text:p>42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2-13T09:00:00">
            <text:p>Fri Feb 13 09:00:00 2015</text:p>
          </table:table-cell>
          <table:table-cell office:value-type="float" office:value="55.0">
            <text:p>55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2-13T10:00:00">
            <text:p>Fri Feb 13 10:00:00 2015</text:p>
          </table:table-cell>
          <table:table-cell office:value-type="float" office:value="73.5">
            <text:p>73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2-13T11:00:00">
            <text:p>Fri Feb 13 11:00:00 2015</text:p>
          </table:table-cell>
          <table:table-cell office:value-type="float" office:value="85.1667">
            <text:p>85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2-16T19:00:00">
            <text:p>Mon Feb 16 19:00:00 2015</text:p>
          </table:table-cell>
          <table:table-cell office:value-type="float" office:value="33.8333">
            <text:p>33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5-02-16T20:00:00">
            <text:p>Mon Feb 16 20:00:00 2015</text:p>
          </table:table-cell>
          <table:table-cell office:value-type="float" office:value="21.0">
            <text:p>21.0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02-16T21:00:00">
            <text:p>Mon Feb 16 21:00:00 2015</text:p>
          </table:table-cell>
          <table:table-cell office:value-type="float" office:value="15.0">
            <text:p>15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5-02-16T22:00:00">
            <text:p>Mon Feb 16 22:00:00 2015</text:p>
          </table:table-cell>
          <table:table-cell office:value-type="float" office:value="11.5">
            <text:p>11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02-16T23:00:00">
            <text:p>Mon Feb 16 23:00:00 2015</text:p>
          </table:table-cell>
          <table:table-cell office:value-type="float" office:value="19.8333">
            <text:p>1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02-17T00:00:00">
            <text:p>Tue Feb 17 00:00:00 2015</text:p>
          </table:table-cell>
          <table:table-cell office:value-type="float" office:value="25.1667">
            <text:p>25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2-17T01:00:00">
            <text:p>Tue Feb 17 01:00:00 2015</text:p>
          </table:table-cell>
          <table:table-cell office:value-type="float" office:value="10.5">
            <text:p>10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2-17T15:00:00">
            <text:p>Tue Feb 17 15:00:00 2015</text:p>
          </table:table-cell>
          <table:table-cell office:value-type="float" office:value="5.0">
            <text:p>5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5-02-27T11:00:00">
            <text:p>Fri Feb 27 11:00:00 2015</text:p>
          </table:table-cell>
          <table:table-cell office:value-type="float" office:value="13.3333">
            <text:p>13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2-27T12:00:00">
            <text:p>Fri Feb 27 12:00:00 2015</text:p>
          </table:table-cell>
          <table:table-cell office:value-type="float" office:value="38.8333">
            <text:p>38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3-02T10:00:00">
            <text:p>Mon Mar  2 10:00:00 2015</text:p>
          </table:table-cell>
          <table:table-cell office:value-type="float" office:value="20.6667">
            <text:p>20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03-02T15:00:00">
            <text:p>Mon Mar  2 15:00:00 2015</text:p>
          </table:table-cell>
          <table:table-cell office:value-type="float" office:value="36.5">
            <text:p>36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3-03T08:00:00">
            <text:p>Tue Mar  3 08:00:00 2015</text:p>
          </table:table-cell>
          <table:table-cell office:value-type="float" office:value="32.0">
            <text:p>32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5-03-03T09:00:00">
            <text:p>Tue Mar  3 09:00:00 2015</text:p>
          </table:table-cell>
          <table:table-cell office:value-type="float" office:value="46.0">
            <text:p>46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03-03T10:00:00">
            <text:p>Tue Mar  3 10:00:00 2015</text:p>
          </table:table-cell>
          <table:table-cell office:value-type="float" office:value="63.0">
            <text:p>63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03-03T11:00:00">
            <text:p>Tue Mar  3 11:00:00 2015</text:p>
          </table:table-cell>
          <table:table-cell office:value-type="float" office:value="49.5">
            <text:p>49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3-03T12:00:00">
            <text:p>Tue Mar  3 12:00:00 2015</text:p>
          </table:table-cell>
          <table:table-cell office:value-type="float" office:value="37.6667">
            <text:p>37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03-03T13:00:00">
            <text:p>Tue Mar  3 13:00:00 2015</text:p>
          </table:table-cell>
          <table:table-cell office:value-type="float" office:value="44.5">
            <text:p>44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5-03-04T15:00:00">
            <text:p>Wed Mar  4 15:00:00 2015</text:p>
          </table:table-cell>
          <table:table-cell office:value-type="float" office:value="45.1667">
            <text:p>45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5-03-04T16:00:00">
            <text:p>Wed Mar  4 16:00:00 2015</text:p>
          </table:table-cell>
          <table:table-cell office:value-type="float" office:value="26.3333">
            <text:p>26.3333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15-03-04T17:00:00">
            <text:p>Wed Mar  4 17:00:00 2015</text:p>
          </table:table-cell>
          <table:table-cell office:value-type="float" office:value="22.3333">
            <text:p>22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5-03-06T10:00:00">
            <text:p>Fri Mar  6 10:00:00 2015</text:p>
          </table:table-cell>
          <table:table-cell office:value-type="float" office:value="85.0">
            <text:p>85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3-09T08:00:00">
            <text:p>Mon Mar  9 08:00:00 2015</text:p>
          </table:table-cell>
          <table:table-cell office:value-type="float" office:value="27.5">
            <text:p>27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3-09T09:00:00">
            <text:p>Mon Mar  9 09:00:00 2015</text:p>
          </table:table-cell>
          <table:table-cell office:value-type="float" office:value="42.6667">
            <text:p>42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3-10T09:00:00">
            <text:p>Tue Mar 10 09:00:00 2015</text:p>
          </table:table-cell>
          <table:table-cell office:value-type="float" office:value="50.5">
            <text:p>50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3-10T10:00:00">
            <text:p>Tue Mar 10 10:00:00 2015</text:p>
          </table:table-cell>
          <table:table-cell office:value-type="float" office:value="64.1667">
            <text:p>64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3-10T11:00:00">
            <text:p>Tue Mar 10 11:00:00 2015</text:p>
          </table:table-cell>
          <table:table-cell office:value-type="float" office:value="61.1667">
            <text:p>61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5-03-10T12:00:00">
            <text:p>Tue Mar 10 12:00:00 2015</text:p>
          </table:table-cell>
          <table:table-cell office:value-type="float" office:value="62.0">
            <text:p>62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5-03-11T08:00:00">
            <text:p>Wed Mar 11 08:00:00 2015</text:p>
          </table:table-cell>
          <table:table-cell office:value-type="float" office:value="29.8333">
            <text:p>29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03-11T09:00:00">
            <text:p>Wed Mar 11 09:00:00 2015</text:p>
          </table:table-cell>
          <table:table-cell office:value-type="float" office:value="44.1667">
            <text:p>44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3-11T10:00:00">
            <text:p>Wed Mar 11 10:00:00 2015</text:p>
          </table:table-cell>
          <table:table-cell office:value-type="float" office:value="81.0">
            <text:p>81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5-03-11T11:00:00">
            <text:p>Wed Mar 11 11:00:00 2015</text:p>
          </table:table-cell>
          <table:table-cell office:value-type="float" office:value="59.3333">
            <text:p>59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5-03-11T12:00:00">
            <text:p>Wed Mar 11 12:00:00 2015</text:p>
          </table:table-cell>
          <table:table-cell office:value-type="float" office:value="61.1667">
            <text:p>61.1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5-03-13T14:00:00">
            <text:p>Fri Mar 13 14:00:00 2015</text:p>
          </table:table-cell>
          <table:table-cell office:value-type="float" office:value="46.6667">
            <text:p>46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5-03-13T20:00:00">
            <text:p>Fri Mar 13 20:00:00 2015</text:p>
          </table:table-cell>
          <table:table-cell office:value-type="float" office:value="66.8333">
            <text:p>66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3-19T09:00:00">
            <text:p>Thu Mar 19 09:00:00 2015</text:p>
          </table:table-cell>
          <table:table-cell office:value-type="float" office:value="18.0">
            <text:p>18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3-19T15:00:00">
            <text:p>Thu Mar 19 15:00:00 2015</text:p>
          </table:table-cell>
          <table:table-cell office:value-type="float" office:value="13.6667">
            <text:p>13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3-20T11:00:00">
            <text:p>Fri Mar 20 11:00:00 2015</text:p>
          </table:table-cell>
          <table:table-cell office:value-type="float" office:value="18.6667">
            <text:p>18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5-03-23T09:00:00">
            <text:p>Mon Mar 23 09:00:00 2015</text:p>
          </table:table-cell>
          <table:table-cell office:value-type="float" office:value="17.3333">
            <text:p>17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3-27T11:00:00">
            <text:p>Fri Mar 27 11:00:00 2015</text:p>
          </table:table-cell>
          <table:table-cell office:value-type="float" office:value="19.1667">
            <text:p>19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03-27T12:00:00">
            <text:p>Fri Mar 27 12:00:00 2015</text:p>
          </table:table-cell>
          <table:table-cell office:value-type="float" office:value="8.1667">
            <text:p>8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5-08-03T14:00:00">
            <text:p>Mon Aug  3 14:00:00 2015</text:p>
          </table:table-cell>
          <table:table-cell office:value-type="float" office:value="45.6667">
            <text:p>45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5-08-07T09:00:00">
            <text:p>Fri Aug  7 09:00:00 2015</text:p>
          </table:table-cell>
          <table:table-cell office:value-type="float" office:value="116.8333">
            <text:p>11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5-08-16T12:00:00">
            <text:p>Sun Aug 16 12:00:00 2015</text:p>
          </table:table-cell>
          <table:table-cell office:value-type="float" office:value="11.6667">
            <text:p>11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5-08-31T14:00:00">
            <text:p>Mon Aug 31 14:00:00 2015</text:p>
          </table:table-cell>
          <table:table-cell office:value-type="float" office:value="56.1667">
            <text:p>56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5-08-31T15:00:00">
            <text:p>Mon Aug 31 15:00:00 2015</text:p>
          </table:table-cell>
          <table:table-cell office:value-type="float" office:value="79.5">
            <text:p>79.5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5-09-07T08:00:00">
            <text:p>Mon Sep  7 08:00:00 2015</text:p>
          </table:table-cell>
          <table:table-cell office:value-type="float" office:value="18.8333">
            <text:p>18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09-07T09:00:00">
            <text:p>Mon Sep  7 09:00:00 2015</text:p>
          </table:table-cell>
          <table:table-cell office:value-type="float" office:value="15.5">
            <text:p>15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9-07T15:00:00">
            <text:p>Mon Sep  7 15:00:00 2015</text:p>
          </table:table-cell>
          <table:table-cell office:value-type="float" office:value="13.5">
            <text:p>13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5-09-07T16:00:00">
            <text:p>Mon Sep  7 16:00:00 2015</text:p>
          </table:table-cell>
          <table:table-cell office:value-type="float" office:value="5.5">
            <text:p>5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9-07T17:00:00">
            <text:p>Mon Sep  7 17:00:00 2015</text:p>
          </table:table-cell>
          <table:table-cell office:value-type="float" office:value="5.0">
            <text:p>5.0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15-09-07T18:00:00">
            <text:p>Mon Sep  7 18:00:00 2015</text:p>
          </table:table-cell>
          <table:table-cell office:value-type="float" office:value="5.0">
            <text:p>5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5-09-07T19:00:00">
            <text:p>Mon Sep  7 19:00:00 2015</text:p>
          </table:table-cell>
          <table:table-cell office:value-type="float" office:value="5.0">
            <text:p>5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5-09-07T20:00:00">
            <text:p>Mon Sep  7 20:00:00 2015</text:p>
          </table:table-cell>
          <table:table-cell office:value-type="float" office:value="8.0">
            <text:p>8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9-07T21:00:00">
            <text:p>Mon Sep  7 21:00:00 2015</text:p>
          </table:table-cell>
          <table:table-cell office:value-type="float" office:value="13.3333">
            <text:p>13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9-07T22:00:00">
            <text:p>Mon Sep  7 22:00:00 2015</text:p>
          </table:table-cell>
          <table:table-cell office:value-type="float" office:value="5.3333">
            <text:p>5.3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5-09-10T10:00:00">
            <text:p>Thu Sep 10 10:00:00 2015</text:p>
          </table:table-cell>
          <table:table-cell office:value-type="float" office:value="40.3333">
            <text:p>40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9-10T11:00:00">
            <text:p>Thu Sep 10 11:00:00 2015</text:p>
          </table:table-cell>
          <table:table-cell office:value-type="float" office:value="50.5">
            <text:p>50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09-17T09:00:00">
            <text:p>Thu Sep 17 09:00:00 2015</text:p>
          </table:table-cell>
          <table:table-cell office:value-type="float" office:value="18.5">
            <text:p>18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9-17T10:00:00">
            <text:p>Thu Sep 17 10:00:00 2015</text:p>
          </table:table-cell>
          <table:table-cell office:value-type="float" office:value="16.3333">
            <text:p>16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9-17T11:00:00">
            <text:p>Thu Sep 17 11:00:00 2015</text:p>
          </table:table-cell>
          <table:table-cell office:value-type="float" office:value="8.6667">
            <text:p>8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09-21T09:00:00">
            <text:p>Mon Sep 21 09:00:00 2015</text:p>
          </table:table-cell>
          <table:table-cell office:value-type="float" office:value="27.4">
            <text:p>27.4</text:p>
          </table:table-cell>
          <table:table-cell office:value-type="float" office:value="11.8">
            <text:p>11.8</text:p>
          </table:table-cell>
        </table:table-row>
        <table:table-row>
          <table:table-cell table:style-name="pd1" office:value-type="date" office:date-value="2015-09-30T00:00:00">
            <text:p>Wed Sep 30 00:00:00 2015</text:p>
          </table:table-cell>
          <table:table-cell office:value-type="float" office:value="27.5">
            <text:p>27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9-30T09:00:00">
            <text:p>Wed Sep 30 09:00:00 2015</text:p>
          </table:table-cell>
          <table:table-cell office:value-type="float" office:value="16.0">
            <text:p>16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5-09-30T10:00:00">
            <text:p>Wed Sep 30 10:00:00 2015</text:p>
          </table:table-cell>
          <table:table-cell office:value-type="float" office:value="13.6667">
            <text:p>13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5-09-30T11:00:00">
            <text:p>Wed Sep 30 11:00:00 2015</text:p>
          </table:table-cell>
          <table:table-cell office:value-type="float" office:value="18.6667">
            <text:p>18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5-09-30T12:00:00">
            <text:p>Wed Sep 30 12:00:00 2015</text:p>
          </table:table-cell>
          <table:table-cell office:value-type="float" office:value="30.6667">
            <text:p>30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10-01T10:00:00">
            <text:p>Thu Oct  1 10:00:00 2015</text:p>
          </table:table-cell>
          <table:table-cell office:value-type="float" office:value="54.3333">
            <text:p>54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10-04T10:00:00">
            <text:p>Sun Oct  4 10:00:00 2015</text:p>
          </table:table-cell>
          <table:table-cell office:value-type="float" office:value="22.0">
            <text:p>22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5-10-04T11:00:00">
            <text:p>Sun Oct  4 11:00:00 2015</text:p>
          </table:table-cell>
          <table:table-cell office:value-type="float" office:value="27.0">
            <text:p>27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10-04T12:00:00">
            <text:p>Sun Oct  4 12:00:00 2015</text:p>
          </table:table-cell>
          <table:table-cell office:value-type="float" office:value="42.3333">
            <text:p>42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5-10-05T07:00:00">
            <text:p>Mon Oct  5 07:00:00 2015</text:p>
          </table:table-cell>
          <table:table-cell office:value-type="float" office:value="49.8333">
            <text:p>49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0-05T08:00:00">
            <text:p>Mon Oct  5 08:00:00 2015</text:p>
          </table:table-cell>
          <table:table-cell office:value-type="float" office:value="46.5">
            <text:p>46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5-10-05T09:00:00">
            <text:p>Mon Oct  5 09:00:00 2015</text:p>
          </table:table-cell>
          <table:table-cell office:value-type="float" office:value="27.3333">
            <text:p>27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5-10-05T10:00:00">
            <text:p>Mon Oct  5 10:00:00 2015</text:p>
          </table:table-cell>
          <table:table-cell office:value-type="float" office:value="29.5">
            <text:p>29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10-05T11:00:00">
            <text:p>Mon Oct  5 11:00:00 2015</text:p>
          </table:table-cell>
          <table:table-cell office:value-type="float" office:value="43.0">
            <text:p>43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5-10-05T12:00:00">
            <text:p>Mon Oct  5 12:00:00 2015</text:p>
          </table:table-cell>
          <table:table-cell office:value-type="float" office:value="24.8333">
            <text:p>24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5-10-05T14:00:00">
            <text:p>Mon Oct  5 14:00:00 2015</text:p>
          </table:table-cell>
          <table:table-cell office:value-type="float" office:value="59.6667">
            <text:p>59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10-05T15:00:00">
            <text:p>Mon Oct  5 15:00:00 2015</text:p>
          </table:table-cell>
          <table:table-cell office:value-type="float" office:value="88.3333">
            <text:p>88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10-06T02:00:00">
            <text:p>Tue Oct  6 02:00:00 2015</text:p>
          </table:table-cell>
          <table:table-cell office:value-type="float" office:value="37.0">
            <text:p>37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5-10-06T09:00:00">
            <text:p>Tue Oct  6 09:00:00 2015</text:p>
          </table:table-cell>
          <table:table-cell office:value-type="float" office:value="25.0">
            <text:p>25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10-06T10:00:00">
            <text:p>Tue Oct  6 10:00:00 2015</text:p>
          </table:table-cell>
          <table:table-cell office:value-type="float" office:value="33.6667">
            <text:p>33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5-10-07T13:00:00">
            <text:p>Wed Oct  7 13:00:00 2015</text:p>
          </table:table-cell>
          <table:table-cell office:value-type="float" office:value="20.1667">
            <text:p>20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10-07T14:00:00">
            <text:p>Wed Oct  7 14:00:00 2015</text:p>
          </table:table-cell>
          <table:table-cell office:value-type="float" office:value="15.5">
            <text:p>15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0-07T15:00:00">
            <text:p>Wed Oct  7 15:00:00 2015</text:p>
          </table:table-cell>
          <table:table-cell office:value-type="float" office:value="8.5">
            <text:p>8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10-07T19:00:00">
            <text:p>Wed Oct  7 19:00:00 2015</text:p>
          </table:table-cell>
          <table:table-cell office:value-type="float" office:value="12.3333">
            <text:p>12.3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5-10-08T10:00:00">
            <text:p>Thu Oct  8 10:00:00 2015</text:p>
          </table:table-cell>
          <table:table-cell office:value-type="float" office:value="22.5">
            <text:p>22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10-08T11:00:00">
            <text:p>Thu Oct  8 11:00:00 2015</text:p>
          </table:table-cell>
          <table:table-cell office:value-type="float" office:value="30.0">
            <text:p>30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10-08T12:00:00">
            <text:p>Thu Oct  8 12:00:00 2015</text:p>
          </table:table-cell>
          <table:table-cell office:value-type="float" office:value="17.1667">
            <text:p>1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0-08T13:00:00">
            <text:p>Thu Oct  8 13:00:00 2015</text:p>
          </table:table-cell>
          <table:table-cell office:value-type="float" office:value="17.0">
            <text:p>17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5-10-09T09:00:00">
            <text:p>Fri Oct  9 09:00:00 2015</text:p>
          </table:table-cell>
          <table:table-cell office:value-type="float" office:value="23.3333">
            <text:p>2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0-09T10:00:00">
            <text:p>Fri Oct  9 10:00:00 2015</text:p>
          </table:table-cell>
          <table:table-cell office:value-type="float" office:value="37.6667">
            <text:p>37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10-09T11:00:00">
            <text:p>Fri Oct  9 11:00:00 2015</text:p>
          </table:table-cell>
          <table:table-cell office:value-type="float" office:value="28.8333">
            <text:p>28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0-11T10:00:00">
            <text:p>Sun Oct 11 10:00:00 2015</text:p>
          </table:table-cell>
          <table:table-cell office:value-type="float" office:value="30.6667">
            <text:p>30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5-10-11T12:00:00">
            <text:p>Sun Oct 11 12:00:00 2015</text:p>
          </table:table-cell>
          <table:table-cell office:value-type="float" office:value="35.6667">
            <text:p>35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5-10-11T13:00:00">
            <text:p>Sun Oct 11 13:00:00 2015</text:p>
          </table:table-cell>
          <table:table-cell office:value-type="float" office:value="27.6667">
            <text:p>27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10-11T14:00:00">
            <text:p>Sun Oct 11 14:00:00 2015</text:p>
          </table:table-cell>
          <table:table-cell office:value-type="float" office:value="20.6667">
            <text:p>20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0-11T18:00:00">
            <text:p>Sun Oct 11 18:00:00 2015</text:p>
          </table:table-cell>
          <table:table-cell office:value-type="float" office:value="25.3333">
            <text:p>25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5-10-11T21:00:00">
            <text:p>Sun Oct 11 21:00:00 2015</text:p>
          </table:table-cell>
          <table:table-cell office:value-type="float" office:value="28.3333">
            <text:p>28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5-10-11T22:00:00">
            <text:p>Sun Oct 11 22:00:00 2015</text:p>
          </table:table-cell>
          <table:table-cell office:value-type="float" office:value="24.3333">
            <text:p>24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0-11T23:00:00">
            <text:p>Sun Oct 11 23:00:00 2015</text:p>
          </table:table-cell>
          <table:table-cell office:value-type="float" office:value="10.6667">
            <text:p>10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10-12T00:00:00">
            <text:p>Mon Oct 12 00:00:00 2015</text:p>
          </table:table-cell>
          <table:table-cell office:value-type="float" office:value="5.0">
            <text:p>5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10-12T02:00:00">
            <text:p>Mon Oct 12 02:00:00 2015</text:p>
          </table:table-cell>
          <table:table-cell office:value-type="float" office:value="5.0">
            <text:p>5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10-12T03:00:00">
            <text:p>Mon Oct 12 03:00:00 2015</text:p>
          </table:table-cell>
          <table:table-cell office:value-type="float" office:value="5.1667">
            <text:p>5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10-12T04:00:00">
            <text:p>Mon Oct 12 04:00:00 2015</text:p>
          </table:table-cell>
          <table:table-cell office:value-type="float" office:value="9.6667">
            <text:p>9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10-12T05:00:00">
            <text:p>Mon Oct 12 05:00:00 2015</text:p>
          </table:table-cell>
          <table:table-cell office:value-type="float" office:value="13.6667">
            <text:p>13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0-12T06:00:00">
            <text:p>Mon Oct 12 06:00:00 2015</text:p>
          </table:table-cell>
          <table:table-cell office:value-type="float" office:value="6.5">
            <text:p>6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10-12T07:00:00">
            <text:p>Mon Oct 12 07:00:00 2015</text:p>
          </table:table-cell>
          <table:table-cell office:value-type="float" office:value="5.0">
            <text:p>5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10-12T08:00:00">
            <text:p>Mon Oct 12 08:00:00 2015</text:p>
          </table:table-cell>
          <table:table-cell office:value-type="float" office:value="11.0">
            <text:p>11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0-12T09:00:00">
            <text:p>Mon Oct 12 09:00:00 2015</text:p>
          </table:table-cell>
          <table:table-cell office:value-type="float" office:value="10.6667">
            <text:p>10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10-12T10:00:00">
            <text:p>Mon Oct 12 10:00:00 2015</text:p>
          </table:table-cell>
          <table:table-cell office:value-type="float" office:value="6.1667">
            <text:p>6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0-12T11:00:00">
            <text:p>Mon Oct 12 11:00:00 2015</text:p>
          </table:table-cell>
          <table:table-cell office:value-type="float" office:value="5.0">
            <text:p>5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10-12T12:00:00">
            <text:p>Mon Oct 12 12:00:00 2015</text:p>
          </table:table-cell>
          <table:table-cell office:value-type="float" office:value="5.0">
            <text:p>5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10-12T13:00:00">
            <text:p>Mon Oct 12 13:00:00 2015</text:p>
          </table:table-cell>
          <table:table-cell office:value-type="float" office:value="5.0">
            <text:p>5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10-12T16:00:00">
            <text:p>Mon Oct 12 16:00:00 2015</text:p>
          </table:table-cell>
          <table:table-cell office:value-type="float" office:value="16.3333">
            <text:p>16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5-10-13T16:00:00">
            <text:p>Tue Oct 13 16:00:00 2015</text:p>
          </table:table-cell>
          <table:table-cell office:value-type="float" office:value="11.0">
            <text:p>11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5-10-14T10:00:00">
            <text:p>Wed Oct 14 10:00:00 2015</text:p>
          </table:table-cell>
          <table:table-cell office:value-type="float" office:value="10.5">
            <text:p>10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0-15T09:00:00">
            <text:p>Thu Oct 15 09:00:00 2015</text:p>
          </table:table-cell>
          <table:table-cell office:value-type="float" office:value="19.3333">
            <text:p>19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10-16T08:00:00">
            <text:p>Fri Oct 16 08:00:00 2015</text:p>
          </table:table-cell>
          <table:table-cell office:value-type="float" office:value="14.8333">
            <text:p>1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5-10-16T09:00:00">
            <text:p>Fri Oct 16 09:00:00 2015</text:p>
          </table:table-cell>
          <table:table-cell office:value-type="float" office:value="29.0">
            <text:p>29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5-10-16T10:00:00">
            <text:p>Fri Oct 16 10:00:00 2015</text:p>
          </table:table-cell>
          <table:table-cell office:value-type="float" office:value="25.0">
            <text:p>25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0-16T11:00:00">
            <text:p>Fri Oct 16 11:00:00 2015</text:p>
          </table:table-cell>
          <table:table-cell office:value-type="float" office:value="44.5">
            <text:p>44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0-16T12:00:00">
            <text:p>Fri Oct 16 12:00:00 2015</text:p>
          </table:table-cell>
          <table:table-cell office:value-type="float" office:value="40.3333">
            <text:p>40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10-16T13:00:00">
            <text:p>Fri Oct 16 13:00:00 2015</text:p>
          </table:table-cell>
          <table:table-cell office:value-type="float" office:value="36.1667">
            <text:p>36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5-10-18T10:00:00">
            <text:p>Sun Oct 18 10:00:00 2015</text:p>
          </table:table-cell>
          <table:table-cell office:value-type="float" office:value="29.5">
            <text:p>29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10-19T15:00:00">
            <text:p>Mon Oct 19 15:00:00 2015</text:p>
          </table:table-cell>
          <table:table-cell office:value-type="float" office:value="5.5">
            <text:p>5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10-19T16:00:00">
            <text:p>Mon Oct 19 16:00:00 2015</text:p>
          </table:table-cell>
          <table:table-cell office:value-type="float" office:value="5.0">
            <text:p>5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0-19T17:00:00">
            <text:p>Mon Oct 19 17:00:00 2015</text:p>
          </table:table-cell>
          <table:table-cell office:value-type="float" office:value="11.0">
            <text:p>11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10-19T18:00:00">
            <text:p>Mon Oct 19 18:00:00 2015</text:p>
          </table:table-cell>
          <table:table-cell office:value-type="float" office:value="19.8333">
            <text:p>19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10-19T19:00:00">
            <text:p>Mon Oct 19 19:00:00 2015</text:p>
          </table:table-cell>
          <table:table-cell office:value-type="float" office:value="6.8333">
            <text:p>6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10-19T20:00:00">
            <text:p>Mon Oct 19 20:00:00 2015</text:p>
          </table:table-cell>
          <table:table-cell office:value-type="float" office:value="17.1667">
            <text:p>17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10-20T00:00:00">
            <text:p>Tue Oct 20 00:00:00 2015</text:p>
          </table:table-cell>
          <table:table-cell office:value-type="float" office:value="23.8333">
            <text:p>23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0-20T02:00:00">
            <text:p>Tue Oct 20 02:00:00 2015</text:p>
          </table:table-cell>
          <table:table-cell office:value-type="float" office:value="7.1667">
            <text:p>7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0-20T03:00:00">
            <text:p>Tue Oct 20 03:00:00 2015</text:p>
          </table:table-cell>
          <table:table-cell office:value-type="float" office:value="17.8333">
            <text:p>17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0-20T04:00:00">
            <text:p>Tue Oct 20 04:00:00 2015</text:p>
          </table:table-cell>
          <table:table-cell office:value-type="float" office:value="8.3333">
            <text:p>8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10-20T05:00:00">
            <text:p>Tue Oct 20 05:00:00 2015</text:p>
          </table:table-cell>
          <table:table-cell office:value-type="float" office:value="5.0">
            <text:p>5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5-10-20T14:00:00">
            <text:p>Tue Oct 20 14:00:00 2015</text:p>
          </table:table-cell>
          <table:table-cell office:value-type="float" office:value="10.0">
            <text:p>10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5-10-21T08:00:00">
            <text:p>Wed Oct 21 08:00:00 2015</text:p>
          </table:table-cell>
          <table:table-cell office:value-type="float" office:value="11.6667">
            <text:p>11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10-21T09:00:00">
            <text:p>Wed Oct 21 09:00:00 2015</text:p>
          </table:table-cell>
          <table:table-cell office:value-type="float" office:value="11.5">
            <text:p>11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10-21T10:00:00">
            <text:p>Wed Oct 21 10:00:00 2015</text:p>
          </table:table-cell>
          <table:table-cell office:value-type="float" office:value="6.0">
            <text:p>6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10-21T12:00:00">
            <text:p>Wed Oct 21 12:00:00 2015</text:p>
          </table:table-cell>
          <table:table-cell office:value-type="float" office:value="8.3333">
            <text:p>8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5-10-22T09:00:00">
            <text:p>Thu Oct 22 09:00:00 2015</text:p>
          </table:table-cell>
          <table:table-cell office:value-type="float" office:value="25.8333">
            <text:p>25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10-23T09:00:00">
            <text:p>Fri Oct 23 09:00:00 2015</text:p>
          </table:table-cell>
          <table:table-cell office:value-type="float" office:value="15.1667">
            <text:p>15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0-23T10:00:00">
            <text:p>Fri Oct 23 10:00:00 2015</text:p>
          </table:table-cell>
          <table:table-cell office:value-type="float" office:value="22.1667">
            <text:p>22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0-23T11:00:00">
            <text:p>Fri Oct 23 11:00:00 2015</text:p>
          </table:table-cell>
          <table:table-cell office:value-type="float" office:value="18.1667">
            <text:p>18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10-23T12:00:00">
            <text:p>Fri Oct 23 12:00:00 2015</text:p>
          </table:table-cell>
          <table:table-cell office:value-type="float" office:value="29.1667">
            <text:p>29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10-24T10:00:00">
            <text:p>Sat Oct 24 10:00:00 2015</text:p>
          </table:table-cell>
          <table:table-cell office:value-type="float" office:value="27.0">
            <text:p>27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0-24T11:00:00">
            <text:p>Sat Oct 24 11:00:00 2015</text:p>
          </table:table-cell>
          <table:table-cell office:value-type="float" office:value="39.8333">
            <text:p>39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10-24T12:00:00">
            <text:p>Sat Oct 24 12:00:00 2015</text:p>
          </table:table-cell>
          <table:table-cell office:value-type="float" office:value="53.0">
            <text:p>53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0-24T13:00:00">
            <text:p>Sat Oct 24 13:00:00 2015</text:p>
          </table:table-cell>
          <table:table-cell office:value-type="float" office:value="62.0">
            <text:p>62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10-24T19:00:00">
            <text:p>Sat Oct 24 19:00:00 2015</text:p>
          </table:table-cell>
          <table:table-cell office:value-type="float" office:value="31.3333">
            <text:p>31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5-10-26T09:00:00">
            <text:p>Mon Oct 26 09:00:00 2015</text:p>
          </table:table-cell>
          <table:table-cell office:value-type="float" office:value="5.3333">
            <text:p>5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0-26T10:00:00">
            <text:p>Mon Oct 26 10:00:00 2015</text:p>
          </table:table-cell>
          <table:table-cell office:value-type="float" office:value="8.6667">
            <text:p>8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0-26T15:00:00">
            <text:p>Mon Oct 26 15:00:00 2015</text:p>
          </table:table-cell>
          <table:table-cell office:value-type="float" office:value="6.8333">
            <text:p>6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5-10-26T16:00:00">
            <text:p>Mon Oct 26 16:00:00 2015</text:p>
          </table:table-cell>
          <table:table-cell office:value-type="float" office:value="5.0">
            <text:p>5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5-10-26T17:00:00">
            <text:p>Mon Oct 26 17:00:00 2015</text:p>
          </table:table-cell>
          <table:table-cell office:value-type="float" office:value="5.8333">
            <text:p>5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5-10-26T18:00:00">
            <text:p>Mon Oct 26 18:00:00 2015</text:p>
          </table:table-cell>
          <table:table-cell office:value-type="float" office:value="27.6667">
            <text:p>27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10-26T19:00:00">
            <text:p>Mon Oct 26 19:00:00 2015</text:p>
          </table:table-cell>
          <table:table-cell office:value-type="float" office:value="18.8333">
            <text:p>18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10-26T20:00:00">
            <text:p>Mon Oct 26 20:00:00 2015</text:p>
          </table:table-cell>
          <table:table-cell office:value-type="float" office:value="10.8333">
            <text:p>10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10-26T21:00:00">
            <text:p>Mon Oct 26 21:00:00 2015</text:p>
          </table:table-cell>
          <table:table-cell office:value-type="float" office:value="16.0">
            <text:p>16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10-26T22:00:00">
            <text:p>Mon Oct 26 22:00:00 2015</text:p>
          </table:table-cell>
          <table:table-cell office:value-type="float" office:value="5.1667">
            <text:p>5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0-26T23:00:00">
            <text:p>Mon Oct 26 23:00:00 2015</text:p>
          </table:table-cell>
          <table:table-cell office:value-type="float" office:value="26.0">
            <text:p>26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10-27T00:00:00">
            <text:p>Tue Oct 27 00:00:00 2015</text:p>
          </table:table-cell>
          <table:table-cell office:value-type="float" office:value="20.5">
            <text:p>20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0-27T01:00:00">
            <text:p>Tue Oct 27 01:00:00 2015</text:p>
          </table:table-cell>
          <table:table-cell office:value-type="float" office:value="18.6667">
            <text:p>18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0-29T09:00:00">
            <text:p>Thu Oct 29 09:00:00 2015</text:p>
          </table:table-cell>
          <table:table-cell office:value-type="float" office:value="11.3333">
            <text:p>11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5-10-29T10:00:00">
            <text:p>Thu Oct 29 10:00:00 2015</text:p>
          </table:table-cell>
          <table:table-cell office:value-type="float" office:value="25.1667">
            <text:p>25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5-10-29T11:00:00">
            <text:p>Thu Oct 29 11:00:00 2015</text:p>
          </table:table-cell>
          <table:table-cell office:value-type="float" office:value="11.8333">
            <text:p>11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5-10-29T12:00:00">
            <text:p>Thu Oct 29 12:00:00 2015</text:p>
          </table:table-cell>
          <table:table-cell office:value-type="float" office:value="5.0">
            <text:p>5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5-10-30T07:00:00">
            <text:p>Fri Oct 30 07:00:00 2015</text:p>
          </table:table-cell>
          <table:table-cell office:value-type="float" office:value="15.3333">
            <text:p>15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10-30T08:00:00">
            <text:p>Fri Oct 30 08:00:00 2015</text:p>
          </table:table-cell>
          <table:table-cell office:value-type="float" office:value="12.5">
            <text:p>12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0-30T09:00:00">
            <text:p>Fri Oct 30 09:00:00 2015</text:p>
          </table:table-cell>
          <table:table-cell office:value-type="float" office:value="24.5">
            <text:p>24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5-10-30T10:00:00">
            <text:p>Fri Oct 30 10:00:00 2015</text:p>
          </table:table-cell>
          <table:table-cell office:value-type="float" office:value="26.3333">
            <text:p>26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0-30T11:00:00">
            <text:p>Fri Oct 30 11:00:00 2015</text:p>
          </table:table-cell>
          <table:table-cell office:value-type="float" office:value="25.0">
            <text:p>25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10-30T12:00:00">
            <text:p>Fri Oct 30 12:00:00 2015</text:p>
          </table:table-cell>
          <table:table-cell office:value-type="float" office:value="10.5">
            <text:p>10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5-11-04T09:00:00">
            <text:p>Wed Nov  4 09:00:00 2015</text:p>
          </table:table-cell>
          <table:table-cell office:value-type="float" office:value="19.0">
            <text:p>19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11-04T10:00:00">
            <text:p>Wed Nov  4 10:00:00 2015</text:p>
          </table:table-cell>
          <table:table-cell office:value-type="float" office:value="23.3333">
            <text:p>23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11-05T08:00:00">
            <text:p>Thu Nov  5 08:00:00 2015</text:p>
          </table:table-cell>
          <table:table-cell office:value-type="float" office:value="12.0">
            <text:p>12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1-05T09:00:00">
            <text:p>Thu Nov  5 09:00:00 2015</text:p>
          </table:table-cell>
          <table:table-cell office:value-type="float" office:value="16.8333">
            <text:p>16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11-05T10:00:00">
            <text:p>Thu Nov  5 10:00:00 2015</text:p>
          </table:table-cell>
          <table:table-cell office:value-type="float" office:value="13.6667">
            <text:p>13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5-11-05T11:00:00">
            <text:p>Thu Nov  5 11:00:00 2015</text:p>
          </table:table-cell>
          <table:table-cell office:value-type="float" office:value="5.8333">
            <text:p>5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5-11-05T14:00:00">
            <text:p>Thu Nov  5 14:00:00 2015</text:p>
          </table:table-cell>
          <table:table-cell office:value-type="float" office:value="20.0">
            <text:p>20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11-05T15:00:00">
            <text:p>Thu Nov  5 15:00:00 2015</text:p>
          </table:table-cell>
          <table:table-cell office:value-type="float" office:value="10.8333">
            <text:p>10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5-11-05T16:00:00">
            <text:p>Thu Nov  5 16:00:00 2015</text:p>
          </table:table-cell>
          <table:table-cell office:value-type="float" office:value="5.8333">
            <text:p>5.8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5-11-06T09:00:00">
            <text:p>Fri Nov  6 09:00:00 2015</text:p>
          </table:table-cell>
          <table:table-cell office:value-type="float" office:value="10.6667">
            <text:p>10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11-06T10:00:00">
            <text:p>Fri Nov  6 10:00:00 2015</text:p>
          </table:table-cell>
          <table:table-cell office:value-type="float" office:value="10.6667">
            <text:p>10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11-06T11:00:00">
            <text:p>Fri Nov  6 11:00:00 2015</text:p>
          </table:table-cell>
          <table:table-cell office:value-type="float" office:value="5.8333">
            <text:p>5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5-11-06T12:00:00">
            <text:p>Fri Nov  6 12:00:00 2015</text:p>
          </table:table-cell>
          <table:table-cell office:value-type="float" office:value="13.1667">
            <text:p>13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11-07T03:00:00">
            <text:p>Sat Nov  7 03:00:00 2015</text:p>
          </table:table-cell>
          <table:table-cell office:value-type="float" office:value="18.8333">
            <text:p>1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07T04:00:00">
            <text:p>Sat Nov  7 04:00:00 2015</text:p>
          </table:table-cell>
          <table:table-cell office:value-type="float" office:value="23.6667">
            <text:p>23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1-07T05:00:00">
            <text:p>Sat Nov  7 05:00:00 2015</text:p>
          </table:table-cell>
          <table:table-cell office:value-type="float" office:value="19.3333">
            <text:p>19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1-07T06:00:00">
            <text:p>Sat Nov  7 06:00:00 2015</text:p>
          </table:table-cell>
          <table:table-cell office:value-type="float" office:value="13.6667">
            <text:p>13.6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11-07T07:00:00">
            <text:p>Sat Nov  7 07:00:00 2015</text:p>
          </table:table-cell>
          <table:table-cell office:value-type="float" office:value="11.0">
            <text:p>11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5-11-07T08:00:00">
            <text:p>Sat Nov  7 08:00:00 2015</text:p>
          </table:table-cell>
          <table:table-cell office:value-type="float" office:value="8.6667">
            <text:p>8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11-07T09:00:00">
            <text:p>Sat Nov  7 09:00:00 2015</text:p>
          </table:table-cell>
          <table:table-cell office:value-type="float" office:value="6.3333">
            <text:p>6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11-07T10:00:00">
            <text:p>Sat Nov  7 10:00:00 2015</text:p>
          </table:table-cell>
          <table:table-cell office:value-type="float" office:value="6.1667">
            <text:p>6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5-11-07T11:00:00">
            <text:p>Sat Nov  7 11:00:00 2015</text:p>
          </table:table-cell>
          <table:table-cell office:value-type="float" office:value="11.3333">
            <text:p>11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5-11-07T12:00:00">
            <text:p>Sat Nov  7 12:00:00 2015</text:p>
          </table:table-cell>
          <table:table-cell office:value-type="float" office:value="6.8333">
            <text:p>6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11-09T14:00:00">
            <text:p>Mon Nov  9 14:00:00 2015</text:p>
          </table:table-cell>
          <table:table-cell office:value-type="float" office:value="19.1667">
            <text:p>19.1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11-09T15:00:00">
            <text:p>Mon Nov  9 15:00:00 2015</text:p>
          </table:table-cell>
          <table:table-cell office:value-type="float" office:value="6.5">
            <text:p>6.5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5-11-11T01:00:00">
            <text:p>Wed Nov 11 01:00:00 2015</text:p>
          </table:table-cell>
          <table:table-cell office:value-type="float" office:value="47.1667">
            <text:p>47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1-11T09:00:00">
            <text:p>Wed Nov 11 09:00:00 2015</text:p>
          </table:table-cell>
          <table:table-cell office:value-type="float" office:value="30.6667">
            <text:p>30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1-13T06:00:00">
            <text:p>Fri Nov 13 06:00:00 2015</text:p>
          </table:table-cell>
          <table:table-cell office:value-type="float" office:value="25.6667">
            <text:p>25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11-13T07:00:00">
            <text:p>Fri Nov 13 07:00:00 2015</text:p>
          </table:table-cell>
          <table:table-cell office:value-type="float" office:value="28.1667">
            <text:p>28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11-13T08:00:00">
            <text:p>Fri Nov 13 08:00:00 2015</text:p>
          </table:table-cell>
          <table:table-cell office:value-type="float" office:value="29.0">
            <text:p>29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11-13T09:00:00">
            <text:p>Fri Nov 13 09:00:00 2015</text:p>
          </table:table-cell>
          <table:table-cell office:value-type="float" office:value="24.8333">
            <text:p>24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11-13T10:00:00">
            <text:p>Fri Nov 13 10:00:00 2015</text:p>
          </table:table-cell>
          <table:table-cell office:value-type="float" office:value="39.5">
            <text:p>39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1-13T11:00:00">
            <text:p>Fri Nov 13 11:00:00 2015</text:p>
          </table:table-cell>
          <table:table-cell office:value-type="float" office:value="45.3333">
            <text:p>45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1-13T12:00:00">
            <text:p>Fri Nov 13 12:00:00 2015</text:p>
          </table:table-cell>
          <table:table-cell office:value-type="float" office:value="53.3333">
            <text:p>53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11-15T09:00:00">
            <text:p>Sun Nov 15 09:00:00 2015</text:p>
          </table:table-cell>
          <table:table-cell office:value-type="float" office:value="22.6667">
            <text:p>22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11-16T05:00:00">
            <text:p>Mon Nov 16 05:00:00 2015</text:p>
          </table:table-cell>
          <table:table-cell office:value-type="float" office:value="22.3333">
            <text:p>22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1-16T06:00:00">
            <text:p>Mon Nov 16 06:00:00 2015</text:p>
          </table:table-cell>
          <table:table-cell office:value-type="float" office:value="21.6667">
            <text:p>21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11-16T07:00:00">
            <text:p>Mon Nov 16 07:00:00 2015</text:p>
          </table:table-cell>
          <table:table-cell office:value-type="float" office:value="21.6667">
            <text:p>21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1-16T08:00:00">
            <text:p>Mon Nov 16 08:00:00 2015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5-11-16T09:00:00">
            <text:p>Mon Nov 16 09:00:00 2015</text:p>
          </table:table-cell>
          <table:table-cell office:value-type="float" office:value="34.1667">
            <text:p>34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5-11-16T10:00:00">
            <text:p>Mon Nov 16 10:00:00 2015</text:p>
          </table:table-cell>
          <table:table-cell office:value-type="float" office:value="38.5">
            <text:p>38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1-16T11:00:00">
            <text:p>Mon Nov 16 11:00:00 2015</text:p>
          </table:table-cell>
          <table:table-cell office:value-type="float" office:value="33.8333">
            <text:p>33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11-16T12:00:00">
            <text:p>Mon Nov 16 12:00:00 2015</text:p>
          </table:table-cell>
          <table:table-cell office:value-type="float" office:value="58.8333">
            <text:p>58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11-16T13:00:00">
            <text:p>Mon Nov 16 13:00:00 2015</text:p>
          </table:table-cell>
          <table:table-cell office:value-type="float" office:value="44.1667">
            <text:p>4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11-16T14:00:00">
            <text:p>Mon Nov 16 14:00:00 2015</text:p>
          </table:table-cell>
          <table:table-cell office:value-type="float" office:value="24.5">
            <text:p>24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11-17T09:00:00">
            <text:p>Tue Nov 17 09:00:00 2015</text:p>
          </table:table-cell>
          <table:table-cell office:value-type="float" office:value="28.0">
            <text:p>28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11-17T12:00:00">
            <text:p>Tue Nov 17 12:00:00 2015</text:p>
          </table:table-cell>
          <table:table-cell office:value-type="float" office:value="47.0">
            <text:p>47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11-17T13:00:00">
            <text:p>Tue Nov 17 13:00:00 2015</text:p>
          </table:table-cell>
          <table:table-cell office:value-type="float" office:value="26.3333">
            <text:p>26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5-11-17T14:00:00">
            <text:p>Tue Nov 17 14:00:00 2015</text:p>
          </table:table-cell>
          <table:table-cell office:value-type="float" office:value="42.0">
            <text:p>42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11-17T15:00:00">
            <text:p>Tue Nov 17 15:00:00 2015</text:p>
          </table:table-cell>
          <table:table-cell office:value-type="float" office:value="28.0">
            <text:p>28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5-11-18T09:00:00">
            <text:p>Wed Nov 18 09:00:00 2015</text:p>
          </table:table-cell>
          <table:table-cell office:value-type="float" office:value="26.3333">
            <text:p>26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1-18T10:00:00">
            <text:p>Wed Nov 18 10:00:00 2015</text:p>
          </table:table-cell>
          <table:table-cell office:value-type="float" office:value="28.0">
            <text:p>28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5-11-18T11:00:00">
            <text:p>Wed Nov 18 11:00:00 2015</text:p>
          </table:table-cell>
          <table:table-cell office:value-type="float" office:value="29.6667">
            <text:p>29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1-18T13:00:00">
            <text:p>Wed Nov 18 13:00:00 2015</text:p>
          </table:table-cell>
          <table:table-cell office:value-type="float" office:value="27.6667">
            <text:p>27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11-19T01:00:00">
            <text:p>Thu Nov 19 01:00:00 2015</text:p>
          </table:table-cell>
          <table:table-cell office:value-type="float" office:value="39.0">
            <text:p>39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19T04:00:00">
            <text:p>Thu Nov 19 04:00:00 2015</text:p>
          </table:table-cell>
          <table:table-cell office:value-type="float" office:value="27.3333">
            <text:p>27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1-19T05:00:00">
            <text:p>Thu Nov 19 05:00:00 2015</text:p>
          </table:table-cell>
          <table:table-cell office:value-type="float" office:value="30.1667">
            <text:p>3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11-19T08:00:00">
            <text:p>Thu Nov 19 08:00:00 2015</text:p>
          </table:table-cell>
          <table:table-cell office:value-type="float" office:value="23.8333">
            <text:p>23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11-19T09:00:00">
            <text:p>Thu Nov 19 09:00:00 2015</text:p>
          </table:table-cell>
          <table:table-cell office:value-type="float" office:value="29.3333">
            <text:p>29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1-19T10:00:00">
            <text:p>Thu Nov 19 10:00:00 2015</text:p>
          </table:table-cell>
          <table:table-cell office:value-type="float" office:value="27.0">
            <text:p>27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1-19T11:00:00">
            <text:p>Thu Nov 19 11:00:00 2015</text:p>
          </table:table-cell>
          <table:table-cell office:value-type="float" office:value="28.6667">
            <text:p>28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11-19T12:00:00">
            <text:p>Thu Nov 19 12:00:00 2015</text:p>
          </table:table-cell>
          <table:table-cell office:value-type="float" office:value="21.6667">
            <text:p>21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11-19T13:00:00">
            <text:p>Thu Nov 19 13:00:00 2015</text:p>
          </table:table-cell>
          <table:table-cell office:value-type="float" office:value="11.8333">
            <text:p>11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5-11-20T04:00:00">
            <text:p>Fri Nov 20 04:00:00 2015</text:p>
          </table:table-cell>
          <table:table-cell office:value-type="float" office:value="30.5">
            <text:p>30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1-20T05:00:00">
            <text:p>Fri Nov 20 05:00:00 2015</text:p>
          </table:table-cell>
          <table:table-cell office:value-type="float" office:value="26.1667">
            <text:p>26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11-20T06:00:00">
            <text:p>Fri Nov 20 06:00:00 2015</text:p>
          </table:table-cell>
          <table:table-cell office:value-type="float" office:value="16.6667">
            <text:p>16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1-20T08:00:00">
            <text:p>Fri Nov 20 08:00:00 2015</text:p>
          </table:table-cell>
          <table:table-cell office:value-type="float" office:value="15.0">
            <text:p>15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11-20T09:00:00">
            <text:p>Fri Nov 20 09:00:00 2015</text:p>
          </table:table-cell>
          <table:table-cell office:value-type="float" office:value="24.1667">
            <text:p>24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5-11-20T10:00:00">
            <text:p>Fri Nov 20 10:00:00 2015</text:p>
          </table:table-cell>
          <table:table-cell office:value-type="float" office:value="21.6667">
            <text:p>21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11-20T11:00:00">
            <text:p>Fri Nov 20 11:00:00 2015</text:p>
          </table:table-cell>
          <table:table-cell office:value-type="float" office:value="21.8333">
            <text:p>21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11-20T13:00:00">
            <text:p>Fri Nov 20 13:00:00 2015</text:p>
          </table:table-cell>
          <table:table-cell office:value-type="float" office:value="14.8333">
            <text:p>14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11-20T14:00:00">
            <text:p>Fri Nov 20 14:00:00 2015</text:p>
          </table:table-cell>
          <table:table-cell office:value-type="float" office:value="36.5">
            <text:p>3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11-20T15:00:00">
            <text:p>Fri Nov 20 15:00:00 2015</text:p>
          </table:table-cell>
          <table:table-cell office:value-type="float" office:value="19.5">
            <text:p>19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5-11-23T12:00:00">
            <text:p>Mon Nov 23 12:00:00 2015</text:p>
          </table:table-cell>
          <table:table-cell office:value-type="float" office:value="14.8333">
            <text:p>14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11-24T09:00:00">
            <text:p>Tue Nov 24 09:00:00 2015</text:p>
          </table:table-cell>
          <table:table-cell office:value-type="float" office:value="18.8333">
            <text:p>18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4T10:00:00">
            <text:p>Tue Nov 24 10:00:00 2015</text:p>
          </table:table-cell>
          <table:table-cell office:value-type="float" office:value="17.6667">
            <text:p>1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1-24T11:00:00">
            <text:p>Tue Nov 24 11:00:00 2015</text:p>
          </table:table-cell>
          <table:table-cell office:value-type="float" office:value="21.6667">
            <text:p>21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11-24T12:00:00">
            <text:p>Tue Nov 24 12:00:00 2015</text:p>
          </table:table-cell>
          <table:table-cell office:value-type="float" office:value="12.6667">
            <text:p>12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11-24T14:00:00">
            <text:p>Tue Nov 24 14:00:00 2015</text:p>
          </table:table-cell>
          <table:table-cell office:value-type="float" office:value="8.8333">
            <text:p>8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5-11-25T05:00:00">
            <text:p>Wed Nov 25 05:00:00 2015</text:p>
          </table:table-cell>
          <table:table-cell office:value-type="float" office:value="16.6667">
            <text:p>16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1-25T07:00:00">
            <text:p>Wed Nov 25 07:00:00 2015</text:p>
          </table:table-cell>
          <table:table-cell office:value-type="float" office:value="11.6667">
            <text:p>11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1-25T08:00:00">
            <text:p>Wed Nov 25 08:00:00 2015</text:p>
          </table:table-cell>
          <table:table-cell office:value-type="float" office:value="10.1667">
            <text:p>10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5-11-25T09:00:00">
            <text:p>Wed Nov 25 09:00:00 2015</text:p>
          </table:table-cell>
          <table:table-cell office:value-type="float" office:value="14.3333">
            <text:p>14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1-25T10:00:00">
            <text:p>Wed Nov 25 10:00:00 2015</text:p>
          </table:table-cell>
          <table:table-cell office:value-type="float" office:value="13.1667">
            <text:p>13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11-25T11:00:00">
            <text:p>Wed Nov 25 11:00:00 2015</text:p>
          </table:table-cell>
          <table:table-cell office:value-type="float" office:value="5.3333">
            <text:p>5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5-11-25T12:00:00">
            <text:p>Wed Nov 25 12:00:00 2015</text:p>
          </table:table-cell>
          <table:table-cell office:value-type="float" office:value="20.0">
            <text:p>20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5-11-25T14:00:00">
            <text:p>Wed Nov 25 14:00:00 2015</text:p>
          </table:table-cell>
          <table:table-cell office:value-type="float" office:value="18.8333">
            <text:p>18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1-26T05:00:00">
            <text:p>Thu Nov 26 05:00:00 2015</text:p>
          </table:table-cell>
          <table:table-cell office:value-type="float" office:value="15.3333">
            <text:p>15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1-26T06:00:00">
            <text:p>Thu Nov 26 06:00:00 2015</text:p>
          </table:table-cell>
          <table:table-cell office:value-type="float" office:value="19.5">
            <text:p>19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1-26T07:00:00">
            <text:p>Thu Nov 26 07:00:00 2015</text:p>
          </table:table-cell>
          <table:table-cell office:value-type="float" office:value="19.6667">
            <text:p>19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1-26T08:00:00">
            <text:p>Thu Nov 26 08:00:00 2015</text:p>
          </table:table-cell>
          <table:table-cell office:value-type="float" office:value="17.3333">
            <text:p>17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1-26T09:00:00">
            <text:p>Thu Nov 26 09:00:00 2015</text:p>
          </table:table-cell>
          <table:table-cell office:value-type="float" office:value="24.5">
            <text:p>24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5-11-26T10:00:00">
            <text:p>Thu Nov 26 10:00:00 2015</text:p>
          </table:table-cell>
          <table:table-cell office:value-type="float" office:value="32.5">
            <text:p>32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1-26T17:00:00">
            <text:p>Thu Nov 26 17:00:00 2015</text:p>
          </table:table-cell>
          <table:table-cell office:value-type="float" office:value="12.0">
            <text:p>12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11-26T18:00:00">
            <text:p>Thu Nov 26 18:00:00 2015</text:p>
          </table:table-cell>
          <table:table-cell office:value-type="float" office:value="19.0">
            <text:p>19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1-26T19:00:00">
            <text:p>Thu Nov 26 19:00:00 2015</text:p>
          </table:table-cell>
          <table:table-cell office:value-type="float" office:value="40.1667">
            <text:p>40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1-26T20:00:00">
            <text:p>Thu Nov 26 20:00:00 2015</text:p>
          </table:table-cell>
          <table:table-cell office:value-type="float" office:value="37.1667">
            <text:p>37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11-28T05:00:00">
            <text:p>Sat Nov 28 05:00:00 2015</text:p>
          </table:table-cell>
          <table:table-cell office:value-type="float" office:value="16.3333">
            <text:p>16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1-28T08:00:00">
            <text:p>Sat Nov 28 08:00:00 2015</text:p>
          </table:table-cell>
          <table:table-cell office:value-type="float" office:value="13.0">
            <text:p>13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1-28T09:00:00">
            <text:p>Sat Nov 28 09:00:00 2015</text:p>
          </table:table-cell>
          <table:table-cell office:value-type="float" office:value="14.0">
            <text:p>14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5-11-28T10:00:00">
            <text:p>Sat Nov 28 10:00:00 2015</text:p>
          </table:table-cell>
          <table:table-cell office:value-type="float" office:value="19.1667">
            <text:p>19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1-28T11:00:00">
            <text:p>Sat Nov 28 11:00:00 2015</text:p>
          </table:table-cell>
          <table:table-cell office:value-type="float" office:value="18.1667">
            <text:p>18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11-28T16:00:00">
            <text:p>Sat Nov 28 16:00:00 2015</text:p>
          </table:table-cell>
          <table:table-cell office:value-type="float" office:value="5.0">
            <text:p>5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5-11-29T05:00:00">
            <text:p>Sun Nov 29 05:00:00 2015</text:p>
          </table:table-cell>
          <table:table-cell office:value-type="float" office:value="15.0">
            <text:p>15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11-29T06:00:00">
            <text:p>Sun Nov 29 06:00:00 2015</text:p>
          </table:table-cell>
          <table:table-cell office:value-type="float" office:value="6.6667">
            <text:p>6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11-29T07:00:00">
            <text:p>Sun Nov 29 07:00:00 2015</text:p>
          </table:table-cell>
          <table:table-cell office:value-type="float" office:value="7.0">
            <text:p>7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11-29T08:00:00">
            <text:p>Sun Nov 29 08:00:00 2015</text:p>
          </table:table-cell>
          <table:table-cell office:value-type="float" office:value="8.5">
            <text:p>8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11-29T09:00:00">
            <text:p>Sun Nov 29 09:00:00 2015</text:p>
          </table:table-cell>
          <table:table-cell office:value-type="float" office:value="9.3333">
            <text:p>9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11-30T08:00:00">
            <text:p>Mon Nov 30 08:00:00 2015</text:p>
          </table:table-cell>
          <table:table-cell office:value-type="float" office:value="14.1667">
            <text:p>14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11-30T09:00:00">
            <text:p>Mon Nov 30 09:00:00 2015</text:p>
          </table:table-cell>
          <table:table-cell office:value-type="float" office:value="10.1667">
            <text:p>10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11-30T10:00:00">
            <text:p>Mon Nov 30 10:00:00 2015</text:p>
          </table:table-cell>
          <table:table-cell office:value-type="float" office:value="26.8333">
            <text:p>26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11-30T11:00:00">
            <text:p>Mon Nov 30 11:00:00 2015</text:p>
          </table:table-cell>
          <table:table-cell office:value-type="float" office:value="32.3333">
            <text:p>32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5-12-01T09:00:00">
            <text:p>Tue Dec  1 09:00:00 2015</text:p>
          </table:table-cell>
          <table:table-cell office:value-type="float" office:value="23.6667">
            <text:p>23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01T10:00:00">
            <text:p>Tue Dec  1 10:00:00 2015</text:p>
          </table:table-cell>
          <table:table-cell office:value-type="float" office:value="39.8333">
            <text:p>39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02T06:00:00">
            <text:p>Wed Dec  2 06:00:00 2015</text:p>
          </table:table-cell>
          <table:table-cell office:value-type="float" office:value="15.3333">
            <text:p>15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12-02T07:00:00">
            <text:p>Wed Dec  2 07:00:00 2015</text:p>
          </table:table-cell>
          <table:table-cell office:value-type="float" office:value="21.3333">
            <text:p>21.3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2-02T08:00:00">
            <text:p>Wed Dec  2 08:00:00 2015</text:p>
          </table:table-cell>
          <table:table-cell office:value-type="float" office:value="29.8333">
            <text:p>29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5-12-02T09:00:00">
            <text:p>Wed Dec  2 09:00:00 2015</text:p>
          </table:table-cell>
          <table:table-cell office:value-type="float" office:value="26.0">
            <text:p>26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02T10:00:00">
            <text:p>Wed Dec  2 10:00:00 2015</text:p>
          </table:table-cell>
          <table:table-cell office:value-type="float" office:value="39.8333">
            <text:p>39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5-12-02T13:00:00">
            <text:p>Wed Dec  2 13:00:00 2015</text:p>
          </table:table-cell>
          <table:table-cell office:value-type="float" office:value="33.6667">
            <text:p>3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12-02T14:00:00">
            <text:p>Wed Dec  2 14:00:00 2015</text:p>
          </table:table-cell>
          <table:table-cell office:value-type="float" office:value="29.1667">
            <text:p>29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5-12-02T15:00:00">
            <text:p>Wed Dec  2 15:00:00 2015</text:p>
          </table:table-cell>
          <table:table-cell office:value-type="float" office:value="22.6667">
            <text:p>22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12-03T04:00:00">
            <text:p>Thu Dec  3 04:00:00 2015</text:p>
          </table:table-cell>
          <table:table-cell office:value-type="float" office:value="22.0">
            <text:p>22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2-03T05:00:00">
            <text:p>Thu Dec  3 05:00:00 2015</text:p>
          </table:table-cell>
          <table:table-cell office:value-type="float" office:value="17.8333">
            <text:p>17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12-03T07:00:00">
            <text:p>Thu Dec  3 07:00:00 2015</text:p>
          </table:table-cell>
          <table:table-cell office:value-type="float" office:value="20.8333">
            <text:p>20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2-03T08:00:00">
            <text:p>Thu Dec  3 08:00:00 2015</text:p>
          </table:table-cell>
          <table:table-cell office:value-type="float" office:value="23.1667">
            <text:p>23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03T10:00:00">
            <text:p>Thu Dec  3 10:00:00 2015</text:p>
          </table:table-cell>
          <table:table-cell office:value-type="float" office:value="47.5">
            <text:p>47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03T11:00:00">
            <text:p>Thu Dec  3 11:00:00 2015</text:p>
          </table:table-cell>
          <table:table-cell office:value-type="float" office:value="46.5">
            <text:p>46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12-03T12:00:00">
            <text:p>Thu Dec  3 12:00:00 2015</text:p>
          </table:table-cell>
          <table:table-cell office:value-type="float" office:value="15.3333">
            <text:p>15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2-03T13:00:00">
            <text:p>Thu Dec  3 13:00:00 2015</text:p>
          </table:table-cell>
          <table:table-cell office:value-type="float" office:value="19.8333">
            <text:p>19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12-03T15:00:00">
            <text:p>Thu Dec  3 15:00:00 2015</text:p>
          </table:table-cell>
          <table:table-cell office:value-type="float" office:value="22.5">
            <text:p>22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12-04T05:00:00">
            <text:p>Fri Dec  4 05:00:00 2015</text:p>
          </table:table-cell>
          <table:table-cell office:value-type="float" office:value="17.6667">
            <text:p>17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12-04T06:00:00">
            <text:p>Fri Dec  4 06:00:00 2015</text:p>
          </table:table-cell>
          <table:table-cell office:value-type="float" office:value="22.5">
            <text:p>22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2-04T07:00:00">
            <text:p>Fri Dec  4 07:00:00 2015</text:p>
          </table:table-cell>
          <table:table-cell office:value-type="float" office:value="31.1667">
            <text:p>31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12-04T08:00:00">
            <text:p>Fri Dec  4 08:00:00 2015</text:p>
          </table:table-cell>
          <table:table-cell office:value-type="float" office:value="21.5">
            <text:p>21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2-04T12:00:00">
            <text:p>Fri Dec  4 12:00:00 2015</text:p>
          </table:table-cell>
          <table:table-cell office:value-type="float" office:value="31.3333">
            <text:p>31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12-04T13:00:00">
            <text:p>Fri Dec  4 13:00:00 2015</text:p>
          </table:table-cell>
          <table:table-cell office:value-type="float" office:value="49.3333">
            <text:p>49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2-06T04:00:00">
            <text:p>Sun Dec  6 04:00:00 2015</text:p>
          </table:table-cell>
          <table:table-cell office:value-type="float" office:value="35.8333">
            <text:p>35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12-06T05:00:00">
            <text:p>Sun Dec  6 05:00:00 2015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12-06T06:00:00">
            <text:p>Sun Dec  6 06:00:00 2015</text:p>
          </table:table-cell>
          <table:table-cell office:value-type="float" office:value="20.8333">
            <text:p>20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12-06T09:00:00">
            <text:p>Sun Dec  6 09:00:00 2015</text:p>
          </table:table-cell>
          <table:table-cell office:value-type="float" office:value="17.6667">
            <text:p>17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12-06T10:00:00">
            <text:p>Sun Dec  6 10:00:00 2015</text:p>
          </table:table-cell>
          <table:table-cell office:value-type="float" office:value="15.6667">
            <text:p>15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2-07T04:00:00">
            <text:p>Mon Dec  7 04:00:00 2015</text:p>
          </table:table-cell>
          <table:table-cell office:value-type="float" office:value="22.1667">
            <text:p>22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12-07T05:00:00">
            <text:p>Mon Dec  7 05:00:00 2015</text:p>
          </table:table-cell>
          <table:table-cell office:value-type="float" office:value="24.5">
            <text:p>24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12-07T06:00:00">
            <text:p>Mon Dec  7 06:00:00 2015</text:p>
          </table:table-cell>
          <table:table-cell office:value-type="float" office:value="22.0">
            <text:p>22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5-12-07T07:00:00">
            <text:p>Mon Dec  7 07:00:00 2015</text:p>
          </table:table-cell>
          <table:table-cell office:value-type="float" office:value="23.3333">
            <text:p>23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12-07T08:00:00">
            <text:p>Mon Dec  7 08:00:00 2015</text:p>
          </table:table-cell>
          <table:table-cell office:value-type="float" office:value="25.8333">
            <text:p>25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2-07T09:00:00">
            <text:p>Mon Dec  7 09:00:00 2015</text:p>
          </table:table-cell>
          <table:table-cell office:value-type="float" office:value="29.3333">
            <text:p>29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12-07T10:00:00">
            <text:p>Mon Dec  7 10:00:00 2015</text:p>
          </table:table-cell>
          <table:table-cell office:value-type="float" office:value="24.6667">
            <text:p>24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07T11:00:00">
            <text:p>Mon Dec  7 11:00:00 2015</text:p>
          </table:table-cell>
          <table:table-cell office:value-type="float" office:value="36.1667">
            <text:p>36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12-07T12:00:00">
            <text:p>Mon Dec  7 12:00:00 2015</text:p>
          </table:table-cell>
          <table:table-cell office:value-type="float" office:value="27.6667">
            <text:p>27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12-07T13:00:00">
            <text:p>Mon Dec  7 13:00:00 2015</text:p>
          </table:table-cell>
          <table:table-cell office:value-type="float" office:value="28.1667">
            <text:p>28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5-12-08T06:00:00">
            <text:p>Tue Dec  8 06:00:00 2015</text:p>
          </table:table-cell>
          <table:table-cell office:value-type="float" office:value="36.1667">
            <text:p>36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12-08T07:00:00">
            <text:p>Tue Dec  8 07:00:00 2015</text:p>
          </table:table-cell>
          <table:table-cell office:value-type="float" office:value="24.5">
            <text:p>24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12-08T08:00:00">
            <text:p>Tue Dec  8 08:00:00 2015</text:p>
          </table:table-cell>
          <table:table-cell office:value-type="float" office:value="28.0">
            <text:p>28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12-08T09:00:00">
            <text:p>Tue Dec  8 09:00:00 2015</text:p>
          </table:table-cell>
          <table:table-cell office:value-type="float" office:value="25.0">
            <text:p>25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12-08T10:00:00">
            <text:p>Tue Dec  8 10:00:00 2015</text:p>
          </table:table-cell>
          <table:table-cell office:value-type="float" office:value="21.6667">
            <text:p>21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2-08T11:00:00">
            <text:p>Tue Dec  8 11:00:00 2015</text:p>
          </table:table-cell>
          <table:table-cell office:value-type="float" office:value="21.1667">
            <text:p>21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12-08T12:00:00">
            <text:p>Tue Dec  8 12:00:00 2015</text:p>
          </table:table-cell>
          <table:table-cell office:value-type="float" office:value="23.5">
            <text:p>23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5-12-08T15:00:00">
            <text:p>Tue Dec  8 15:00:00 2015</text:p>
          </table:table-cell>
          <table:table-cell office:value-type="float" office:value="16.5">
            <text:p>16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12-08T16:00:00">
            <text:p>Tue Dec  8 16:00:00 2015</text:p>
          </table:table-cell>
          <table:table-cell office:value-type="float" office:value="8.6667">
            <text:p>8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5-12-09T04:00:00">
            <text:p>Wed Dec  9 04:00:00 2015</text:p>
          </table:table-cell>
          <table:table-cell office:value-type="float" office:value="24.8333">
            <text:p>24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12-09T05:00:00">
            <text:p>Wed Dec  9 05:00:00 2015</text:p>
          </table:table-cell>
          <table:table-cell office:value-type="float" office:value="21.1667">
            <text:p>21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2-09T06:00:00">
            <text:p>Wed Dec  9 06:00:00 2015</text:p>
          </table:table-cell>
          <table:table-cell office:value-type="float" office:value="17.3333">
            <text:p>17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2-09T07:00:00">
            <text:p>Wed Dec  9 07:00:00 2015</text:p>
          </table:table-cell>
          <table:table-cell office:value-type="float" office:value="18.0">
            <text:p>18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5-12-09T08:00:00">
            <text:p>Wed Dec  9 08:00:00 2015</text:p>
          </table:table-cell>
          <table:table-cell office:value-type="float" office:value="21.0">
            <text:p>21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12-09T09:00:00">
            <text:p>Wed Dec  9 09:00:00 2015</text:p>
          </table:table-cell>
          <table:table-cell office:value-type="float" office:value="37.8333">
            <text:p>37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09T10:00:00">
            <text:p>Wed Dec  9 10:00:00 2015</text:p>
          </table:table-cell>
          <table:table-cell office:value-type="float" office:value="50.1667">
            <text:p>50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09T11:00:00">
            <text:p>Wed Dec  9 11:00:00 2015</text:p>
          </table:table-cell>
          <table:table-cell office:value-type="float" office:value="35.3333">
            <text:p>35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12-12T19:00:00">
            <text:p>Sat Dec 12 19:00:00 2015</text:p>
          </table:table-cell>
          <table:table-cell office:value-type="float" office:value="33.1667">
            <text:p>3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5-12-13T02:00:00">
            <text:p>Sun Dec 13 02:00:00 2015</text:p>
          </table:table-cell>
          <table:table-cell office:value-type="float" office:value="37.8333">
            <text:p>37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12-13T03:00:00">
            <text:p>Sun Dec 13 03:00:00 2015</text:p>
          </table:table-cell>
          <table:table-cell office:value-type="float" office:value="26.6667">
            <text:p>26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12-13T04:00:00">
            <text:p>Sun Dec 13 04:00:00 2015</text:p>
          </table:table-cell>
          <table:table-cell office:value-type="float" office:value="30.0">
            <text:p>30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12-13T05:00:00">
            <text:p>Sun Dec 13 05:00:00 2015</text:p>
          </table:table-cell>
          <table:table-cell office:value-type="float" office:value="23.5">
            <text:p>23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12-13T06:00:00">
            <text:p>Sun Dec 13 06:00:00 2015</text:p>
          </table:table-cell>
          <table:table-cell office:value-type="float" office:value="28.8333">
            <text:p>28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12-13T07:00:00">
            <text:p>Sun Dec 13 07:00:00 2015</text:p>
          </table:table-cell>
          <table:table-cell office:value-type="float" office:value="24.1667">
            <text:p>24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12-13T08:00:00">
            <text:p>Sun Dec 13 08:00:00 2015</text:p>
          </table:table-cell>
          <table:table-cell office:value-type="float" office:value="21.3333">
            <text:p>21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12-13T09:00:00">
            <text:p>Sun Dec 13 09:00:00 2015</text:p>
          </table:table-cell>
          <table:table-cell office:value-type="float" office:value="28.0">
            <text:p>28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13T10:00:00">
            <text:p>Sun Dec 13 10:00:00 2015</text:p>
          </table:table-cell>
          <table:table-cell office:value-type="float" office:value="25.6667">
            <text:p>25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12-13T11:00:00">
            <text:p>Sun Dec 13 11:00:00 2015</text:p>
          </table:table-cell>
          <table:table-cell office:value-type="float" office:value="26.5">
            <text:p>26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5-12-13T12:00:00">
            <text:p>Sun Dec 13 12:00:00 2015</text:p>
          </table:table-cell>
          <table:table-cell office:value-type="float" office:value="35.5">
            <text:p>35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12-13T13:00:00">
            <text:p>Sun Dec 13 13:00:00 2015</text:p>
          </table:table-cell>
          <table:table-cell office:value-type="float" office:value="32.1667">
            <text:p>32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5-12-13T14:00:00">
            <text:p>Sun Dec 13 14:00:00 2015</text:p>
          </table:table-cell>
          <table:table-cell office:value-type="float" office:value="16.8333">
            <text:p>16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5-12-13T18:00:00">
            <text:p>Sun Dec 13 18:00:00 2015</text:p>
          </table:table-cell>
          <table:table-cell office:value-type="float" office:value="30.5">
            <text:p>30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5-12-14T15:00:00">
            <text:p>Mon Dec 14 15:00:00 2015</text:p>
          </table:table-cell>
          <table:table-cell office:value-type="float" office:value="37.5">
            <text:p>37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12-14T16:00:00">
            <text:p>Mon Dec 14 16:00:00 2015</text:p>
          </table:table-cell>
          <table:table-cell office:value-type="float" office:value="61.6667">
            <text:p>61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12-14T17:00:00">
            <text:p>Mon Dec 14 17:00:00 2015</text:p>
          </table:table-cell>
          <table:table-cell office:value-type="float" office:value="44.3333">
            <text:p>44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12-14T18:00:00">
            <text:p>Mon Dec 14 18:00:00 2015</text:p>
          </table:table-cell>
          <table:table-cell office:value-type="float" office:value="51.1667">
            <text:p>51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12-14T19:00:00">
            <text:p>Mon Dec 14 19:00:00 2015</text:p>
          </table:table-cell>
          <table:table-cell office:value-type="float" office:value="67.6667">
            <text:p>67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12-14T20:00:00">
            <text:p>Mon Dec 14 20:00:00 2015</text:p>
          </table:table-cell>
          <table:table-cell office:value-type="float" office:value="69.0">
            <text:p>69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12-14T22:00:00">
            <text:p>Mon Dec 14 22:00:00 2015</text:p>
          </table:table-cell>
          <table:table-cell office:value-type="float" office:value="85.0">
            <text:p>8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5-12-14T23:00:00">
            <text:p>Mon Dec 14 23:00:00 2015</text:p>
          </table:table-cell>
          <table:table-cell office:value-type="float" office:value="57.5">
            <text:p>57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12-15T01:00:00">
            <text:p>Tue Dec 15 01:00:00 2015</text:p>
          </table:table-cell>
          <table:table-cell office:value-type="float" office:value="88.6667">
            <text:p>88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2-15T22:00:00">
            <text:p>Tue Dec 15 22:00:00 2015</text:p>
          </table:table-cell>
          <table:table-cell office:value-type="float" office:value="118.1667">
            <text:p>118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12-15T23:00:00">
            <text:p>Tue Dec 15 23:00:00 2015</text:p>
          </table:table-cell>
          <table:table-cell office:value-type="float" office:value="91.8333">
            <text:p>91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5-12-16T00:00:00">
            <text:p>Wed Dec 16 00:00:00 2015</text:p>
          </table:table-cell>
          <table:table-cell office:value-type="float" office:value="81.0">
            <text:p>81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12-16T01:00:00">
            <text:p>Wed Dec 16 01:00:00 2015</text:p>
          </table:table-cell>
          <table:table-cell office:value-type="float" office:value="69.0">
            <text:p>69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12-16T12:00:00">
            <text:p>Wed Dec 16 12:00:00 2015</text:p>
          </table:table-cell>
          <table:table-cell office:value-type="float" office:value="98.5">
            <text:p>98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5-12-16T15:00:00">
            <text:p>Wed Dec 16 15:00:00 2015</text:p>
          </table:table-cell>
          <table:table-cell office:value-type="float" office:value="55.5">
            <text:p>55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5-12-17T05:00:00">
            <text:p>Thu Dec 17 05:00:00 2015</text:p>
          </table:table-cell>
          <table:table-cell office:value-type="float" office:value="35.8333">
            <text:p>35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5-12-17T08:00:00">
            <text:p>Thu Dec 17 08:00:00 2015</text:p>
          </table:table-cell>
          <table:table-cell office:value-type="float" office:value="30.0">
            <text:p>30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12-17T10:00:00">
            <text:p>Thu Dec 17 10:00:00 2015</text:p>
          </table:table-cell>
          <table:table-cell office:value-type="float" office:value="53.8333">
            <text:p>53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12-17T11:00:00">
            <text:p>Thu Dec 17 11:00:00 2015</text:p>
          </table:table-cell>
          <table:table-cell office:value-type="float" office:value="69.1667">
            <text:p>69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5-12-17T12:00:00">
            <text:p>Thu Dec 17 12:00:00 2015</text:p>
          </table:table-cell>
          <table:table-cell office:value-type="float" office:value="81.0">
            <text:p>81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2-17T13:00:00">
            <text:p>Thu Dec 17 13:00:00 2015</text:p>
          </table:table-cell>
          <table:table-cell office:value-type="float" office:value="56.8333">
            <text:p>56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12-17T14:00:00">
            <text:p>Thu Dec 17 14:00:00 2015</text:p>
          </table:table-cell>
          <table:table-cell office:value-type="float" office:value="60.6667">
            <text:p>60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18T11:00:00">
            <text:p>Fri Dec 18 11:00:00 2015</text:p>
          </table:table-cell>
          <table:table-cell office:value-type="float" office:value="46.1667">
            <text:p>46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12-18T12:00:00">
            <text:p>Fri Dec 18 12:00:00 2015</text:p>
          </table:table-cell>
          <table:table-cell office:value-type="float" office:value="62.6667">
            <text:p>62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12-18T13:00:00">
            <text:p>Fri Dec 18 13:00:00 2015</text:p>
          </table:table-cell>
          <table:table-cell office:value-type="float" office:value="53.8333">
            <text:p>53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5-12-19T05:00:00">
            <text:p>Sat Dec 19 05:00:00 2015</text:p>
          </table:table-cell>
          <table:table-cell office:value-type="float" office:value="34.1667">
            <text:p>34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12-19T10:00:00">
            <text:p>Sat Dec 19 10:00:00 2015</text:p>
          </table:table-cell>
          <table:table-cell office:value-type="float" office:value="37.6667">
            <text:p>37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12-19T11:00:00">
            <text:p>Sat Dec 19 11:00:00 2015</text:p>
          </table:table-cell>
          <table:table-cell office:value-type="float" office:value="56.0">
            <text:p>56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12-19T13:00:00">
            <text:p>Sat Dec 19 13:00:00 2015</text:p>
          </table:table-cell>
          <table:table-cell office:value-type="float" office:value="46.1667">
            <text:p>46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12-19T14:00:00">
            <text:p>Sat Dec 19 14:00:00 2015</text:p>
          </table:table-cell>
          <table:table-cell office:value-type="float" office:value="54.5">
            <text:p>5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5-12-20T06:00:00">
            <text:p>Sun Dec 20 06:00:00 2015</text:p>
          </table:table-cell>
          <table:table-cell office:value-type="float" office:value="46.1667">
            <text:p>46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12-20T07:00:00">
            <text:p>Sun Dec 20 07:00:00 2015</text:p>
          </table:table-cell>
          <table:table-cell office:value-type="float" office:value="40.8333">
            <text:p>40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12-20T08:00:00">
            <text:p>Sun Dec 20 08:00:00 2015</text:p>
          </table:table-cell>
          <table:table-cell office:value-type="float" office:value="29.3333">
            <text:p>29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20T09:00:00">
            <text:p>Sun Dec 20 09:00:00 2015</text:p>
          </table:table-cell>
          <table:table-cell office:value-type="float" office:value="45.8333">
            <text:p>45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12-20T10:00:00">
            <text:p>Sun Dec 20 10:00:00 2015</text:p>
          </table:table-cell>
          <table:table-cell office:value-type="float" office:value="43.3333">
            <text:p>43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12-20T11:00:00">
            <text:p>Sun Dec 20 11:00:00 2015</text:p>
          </table:table-cell>
          <table:table-cell office:value-type="float" office:value="54.8333">
            <text:p>54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5-12-20T12:00:00">
            <text:p>Sun Dec 20 12:00:00 2015</text:p>
          </table:table-cell>
          <table:table-cell office:value-type="float" office:value="58.1667">
            <text:p>58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12-20T13:00:00">
            <text:p>Sun Dec 20 13:00:00 2015</text:p>
          </table:table-cell>
          <table:table-cell office:value-type="float" office:value="54.0">
            <text:p>54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5-12-20T14:00:00">
            <text:p>Sun Dec 20 14:00:00 2015</text:p>
          </table:table-cell>
          <table:table-cell office:value-type="float" office:value="52.1667">
            <text:p>52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12-21T08:00:00">
            <text:p>Mon Dec 21 08:00:00 2015</text:p>
          </table:table-cell>
          <table:table-cell office:value-type="float" office:value="35.1667">
            <text:p>35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5-12-21T09:00:00">
            <text:p>Mon Dec 21 09:00:00 2015</text:p>
          </table:table-cell>
          <table:table-cell office:value-type="float" office:value="34.5">
            <text:p>3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5-12-21T10:00:00">
            <text:p>Mon Dec 21 10:00:00 2015</text:p>
          </table:table-cell>
          <table:table-cell office:value-type="float" office:value="38.1667">
            <text:p>38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5-12-21T11:00:00">
            <text:p>Mon Dec 21 11:00:00 2015</text:p>
          </table:table-cell>
          <table:table-cell office:value-type="float" office:value="29.1667">
            <text:p>29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12-22T05:00:00">
            <text:p>Tue Dec 22 05:00:00 2015</text:p>
          </table:table-cell>
          <table:table-cell office:value-type="float" office:value="26.0">
            <text:p>26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5-12-22T06:00:00">
            <text:p>Tue Dec 22 06:00:00 2015</text:p>
          </table:table-cell>
          <table:table-cell office:value-type="float" office:value="24.6667">
            <text:p>24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5-12-22T07:00:00">
            <text:p>Tue Dec 22 07:00:00 2015</text:p>
          </table:table-cell>
          <table:table-cell office:value-type="float" office:value="25.3333">
            <text:p>25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12-22T08:00:00">
            <text:p>Tue Dec 22 08:00:00 2015</text:p>
          </table:table-cell>
          <table:table-cell office:value-type="float" office:value="31.8333">
            <text:p>31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5-12-22T09:00:00">
            <text:p>Tue Dec 22 09:00:00 2015</text:p>
          </table:table-cell>
          <table:table-cell office:value-type="float" office:value="40.5">
            <text:p>40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5-12-22T10:00:00">
            <text:p>Tue Dec 22 10:00:00 2015</text:p>
          </table:table-cell>
          <table:table-cell office:value-type="float" office:value="48.5">
            <text:p>48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5-12-22T11:00:00">
            <text:p>Tue Dec 22 11:00:00 2015</text:p>
          </table:table-cell>
          <table:table-cell office:value-type="float" office:value="64.6667">
            <text:p>64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12-23T05:00:00">
            <text:p>Wed Dec 23 05:00:00 2015</text:p>
          </table:table-cell>
          <table:table-cell office:value-type="float" office:value="43.8333">
            <text:p>43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12-23T06:00:00">
            <text:p>Wed Dec 23 06:00:00 2015</text:p>
          </table:table-cell>
          <table:table-cell office:value-type="float" office:value="47.6667">
            <text:p>47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12-23T07:00:00">
            <text:p>Wed Dec 23 07:00:00 2015</text:p>
          </table:table-cell>
          <table:table-cell office:value-type="float" office:value="46.6667">
            <text:p>46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12-23T08:00:00">
            <text:p>Wed Dec 23 08:00:00 2015</text:p>
          </table:table-cell>
          <table:table-cell office:value-type="float" office:value="43.5">
            <text:p>43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12-23T09:00:00">
            <text:p>Wed Dec 23 09:00:00 2015</text:p>
          </table:table-cell>
          <table:table-cell office:value-type="float" office:value="51.0">
            <text:p>51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5-12-23T10:00:00">
            <text:p>Wed Dec 23 10:00:00 2015</text:p>
          </table:table-cell>
          <table:table-cell office:value-type="float" office:value="48.0">
            <text:p>48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23T11:00:00">
            <text:p>Wed Dec 23 11:00:00 2015</text:p>
          </table:table-cell>
          <table:table-cell office:value-type="float" office:value="50.1667">
            <text:p>50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12-23T12:00:00">
            <text:p>Wed Dec 23 12:00:00 2015</text:p>
          </table:table-cell>
          <table:table-cell office:value-type="float" office:value="43.1667">
            <text:p>43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5-12-23T13:00:00">
            <text:p>Wed Dec 23 13:00:00 2015</text:p>
          </table:table-cell>
          <table:table-cell office:value-type="float" office:value="38.6667">
            <text:p>38.6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5-12-24T06:00:00">
            <text:p>Thu Dec 24 06:00:00 2015</text:p>
          </table:table-cell>
          <table:table-cell office:value-type="float" office:value="49.6667">
            <text:p>49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12-24T07:00:00">
            <text:p>Thu Dec 24 07:00:00 2015</text:p>
          </table:table-cell>
          <table:table-cell office:value-type="float" office:value="43.6667">
            <text:p>43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5-12-24T08:00:00">
            <text:p>Thu Dec 24 08:00:00 2015</text:p>
          </table:table-cell>
          <table:table-cell office:value-type="float" office:value="43.1667">
            <text:p>43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5-12-24T09:00:00">
            <text:p>Thu Dec 24 09:00:00 2015</text:p>
          </table:table-cell>
          <table:table-cell office:value-type="float" office:value="56.1667">
            <text:p>56.1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5-12-24T10:00:00">
            <text:p>Thu Dec 24 10:00:00 2015</text:p>
          </table:table-cell>
          <table:table-cell office:value-type="float" office:value="48.0">
            <text:p>48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5-12-24T11:00:00">
            <text:p>Thu Dec 24 11:00:00 2015</text:p>
          </table:table-cell>
          <table:table-cell office:value-type="float" office:value="49.1667">
            <text:p>49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12-24T12:00:00">
            <text:p>Thu Dec 24 12:00:00 2015</text:p>
          </table:table-cell>
          <table:table-cell office:value-type="float" office:value="59.5">
            <text:p>5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12-24T13:00:00">
            <text:p>Thu Dec 24 13:00:00 2015</text:p>
          </table:table-cell>
          <table:table-cell office:value-type="float" office:value="50.5">
            <text:p>50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5-12-24T14:00:00">
            <text:p>Thu Dec 24 14:00:00 2015</text:p>
          </table:table-cell>
          <table:table-cell office:value-type="float" office:value="51.1667">
            <text:p>51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5-12-25T09:00:00">
            <text:p>Fri Dec 25 09:00:00 2015</text:p>
          </table:table-cell>
          <table:table-cell office:value-type="float" office:value="34.5">
            <text:p>34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5-12-25T10:00:00">
            <text:p>Fri Dec 25 10:00:00 2015</text:p>
          </table:table-cell>
          <table:table-cell office:value-type="float" office:value="33.0">
            <text:p>33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5-12-25T11:00:00">
            <text:p>Fri Dec 25 11:00:00 2015</text:p>
          </table:table-cell>
          <table:table-cell office:value-type="float" office:value="29.1667">
            <text:p>29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12-25T15:00:00">
            <text:p>Fri Dec 25 15:00:00 2015</text:p>
          </table:table-cell>
          <table:table-cell office:value-type="float" office:value="36.1667">
            <text:p>36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12-29T20:00:00">
            <text:p>Tue Dec 29 20:00:00 2015</text:p>
          </table:table-cell>
          <table:table-cell office:value-type="float" office:value="30.0">
            <text:p>30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5-12-29T21:00:00">
            <text:p>Tue Dec 29 21:00:00 2015</text:p>
          </table:table-cell>
          <table:table-cell office:value-type="float" office:value="31.1667">
            <text:p>31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12-29T22:00:00">
            <text:p>Tue Dec 29 22:00:00 2015</text:p>
          </table:table-cell>
          <table:table-cell office:value-type="float" office:value="45.3333">
            <text:p>45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5-12-30T00:00:00">
            <text:p>Wed Dec 30 00:00:00 2015</text:p>
          </table:table-cell>
          <table:table-cell office:value-type="float" office:value="57.5">
            <text:p>5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12-30T01:00:00">
            <text:p>Wed Dec 30 01:00:00 2015</text:p>
          </table:table-cell>
          <table:table-cell office:value-type="float" office:value="38.3333">
            <text:p>38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5-12-30T02:00:00">
            <text:p>Wed Dec 30 02:00:00 2015</text:p>
          </table:table-cell>
          <table:table-cell office:value-type="float" office:value="23.6667">
            <text:p>23.6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5-12-30T03:00:00">
            <text:p>Wed Dec 30 03:00:00 2015</text:p>
          </table:table-cell>
          <table:table-cell office:value-type="float" office:value="25.5">
            <text:p>25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12-30T07:00:00">
            <text:p>Wed Dec 30 07:00:00 2015</text:p>
          </table:table-cell>
          <table:table-cell office:value-type="float" office:value="46.3333">
            <text:p>46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12-30T08:00:00">
            <text:p>Wed Dec 30 08:00:00 2015</text:p>
          </table:table-cell>
          <table:table-cell office:value-type="float" office:value="65.1667">
            <text:p>65.1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12-30T09:00:00">
            <text:p>Wed Dec 30 09:00:00 2015</text:p>
          </table:table-cell>
          <table:table-cell office:value-type="float" office:value="27.3333">
            <text:p>27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5-12-30T10:00:00">
            <text:p>Wed Dec 30 10:00:00 2015</text:p>
          </table:table-cell>
          <table:table-cell office:value-type="float" office:value="35.0">
            <text:p>35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12-30T11:00:00">
            <text:p>Wed Dec 30 11:00:00 2015</text:p>
          </table:table-cell>
          <table:table-cell office:value-type="float" office:value="31.8333">
            <text:p>31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12-30T12:00:00">
            <text:p>Wed Dec 30 12:00:00 2015</text:p>
          </table:table-cell>
          <table:table-cell office:value-type="float" office:value="28.3333">
            <text:p>28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12-30T13:00:00">
            <text:p>Wed Dec 30 13:00:00 2015</text:p>
          </table:table-cell>
          <table:table-cell office:value-type="float" office:value="33.3333">
            <text:p>33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5-12-30T14:00:00">
            <text:p>Wed Dec 30 14:00:00 2015</text:p>
          </table:table-cell>
          <table:table-cell office:value-type="float" office:value="29.6667">
            <text:p>2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5-12-31T11:00:00">
            <text:p>Thu Dec 31 11:00:00 2015</text:p>
          </table:table-cell>
          <table:table-cell office:value-type="float" office:value="23.8333">
            <text:p>23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5-12-31T14:00:00">
            <text:p>Thu Dec 31 14:00:00 2015</text:p>
          </table:table-cell>
          <table:table-cell office:value-type="float" office:value="10.6667">
            <text:p>10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5-12-31T15:00:00">
            <text:p>Thu Dec 31 15:00:00 2015</text:p>
          </table:table-cell>
          <table:table-cell office:value-type="float" office:value="12.6667">
            <text:p>12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12-31T16:00:00">
            <text:p>Thu Dec 31 16:00:00 2015</text:p>
          </table:table-cell>
          <table:table-cell office:value-type="float" office:value="26.6667">
            <text:p>26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12-31T20:00:00">
            <text:p>Thu Dec 31 20:00:00 2015</text:p>
          </table:table-cell>
          <table:table-cell office:value-type="float" office:value="42.5">
            <text:p>42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5-12-31T21:00:00">
            <text:p>Thu Dec 31 21:00:00 2015</text:p>
          </table:table-cell>
          <table:table-cell office:value-type="float" office:value="33.0">
            <text:p>33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12-31T22:00:00">
            <text:p>Thu Dec 31 22:00:00 2015</text:p>
          </table:table-cell>
          <table:table-cell office:value-type="float" office:value="29.3333">
            <text:p>29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5-12-31T23:00:00">
            <text:p>Thu Dec 31 23:00:00 2015</text:p>
          </table:table-cell>
          <table:table-cell office:value-type="float" office:value="31.0">
            <text:p>31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6-01-01T00:00:00">
            <text:p>Fri Jan  1 00:00:00 2016</text:p>
          </table:table-cell>
          <table:table-cell office:value-type="float" office:value="35.5">
            <text:p>35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01-01T01:00:00">
            <text:p>Fri Jan  1 01:00:00 2016</text:p>
          </table:table-cell>
          <table:table-cell office:value-type="float" office:value="40.5">
            <text:p>40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01-01T04:00:00">
            <text:p>Fri Jan  1 04:00:00 2016</text:p>
          </table:table-cell>
          <table:table-cell office:value-type="float" office:value="79.1667">
            <text:p>7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01-01T05:00:00">
            <text:p>Fri Jan  1 05:00:00 2016</text:p>
          </table:table-cell>
          <table:table-cell office:value-type="float" office:value="49.6667">
            <text:p>49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01T06:00:00">
            <text:p>Fri Jan  1 06:00:00 2016</text:p>
          </table:table-cell>
          <table:table-cell office:value-type="float" office:value="45.8333">
            <text:p>45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01-01T07:00:00">
            <text:p>Fri Jan  1 07:00:00 2016</text:p>
          </table:table-cell>
          <table:table-cell office:value-type="float" office:value="36.5">
            <text:p>36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01T08:00:00">
            <text:p>Fri Jan  1 08:00:00 2016</text:p>
          </table:table-cell>
          <table:table-cell office:value-type="float" office:value="37.3333">
            <text:p>37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1-01T09:00:00">
            <text:p>Fri Jan  1 09:00:00 2016</text:p>
          </table:table-cell>
          <table:table-cell office:value-type="float" office:value="33.6667">
            <text:p>33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1-01T10:00:00">
            <text:p>Fri Jan  1 10:00:00 2016</text:p>
          </table:table-cell>
          <table:table-cell office:value-type="float" office:value="25.3333">
            <text:p>25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1-01T11:00:00">
            <text:p>Fri Jan  1 11:00:00 2016</text:p>
          </table:table-cell>
          <table:table-cell office:value-type="float" office:value="10.0">
            <text:p>10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01-01T12:00:00">
            <text:p>Fri Jan  1 12:00:00 2016</text:p>
          </table:table-cell>
          <table:table-cell office:value-type="float" office:value="8.6667">
            <text:p>8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6-01-01T13:00:00">
            <text:p>Fri Jan  1 13:00:00 2016</text:p>
          </table:table-cell>
          <table:table-cell office:value-type="float" office:value="10.1667">
            <text:p>10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01-02T23:00:00">
            <text:p>Sat Jan  2 23:00:00 2016</text:p>
          </table:table-cell>
          <table:table-cell office:value-type="float" office:value="31.0">
            <text:p>31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03T00:00:00">
            <text:p>Sun Jan  3 00:00:00 2016</text:p>
          </table:table-cell>
          <table:table-cell office:value-type="float" office:value="35.5">
            <text:p>35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01-08T07:00:00">
            <text:p>Fri Jan  8 07:00:00 2016</text:p>
          </table:table-cell>
          <table:table-cell office:value-type="float" office:value="11.0">
            <text:p>11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6-01-08T09:00:00">
            <text:p>Fri Jan  8 09:00:00 2016</text:p>
          </table:table-cell>
          <table:table-cell office:value-type="float" office:value="12.1667">
            <text:p>12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6-01-08T10:00:00">
            <text:p>Fri Jan  8 10:00:00 2016</text:p>
          </table:table-cell>
          <table:table-cell office:value-type="float" office:value="19.6667">
            <text:p>19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01-08T11:00:00">
            <text:p>Fri Jan  8 11:00:00 2016</text:p>
          </table:table-cell>
          <table:table-cell office:value-type="float" office:value="25.5">
            <text:p>25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01-08T12:00:00">
            <text:p>Fri Jan  8 12:00:00 2016</text:p>
          </table:table-cell>
          <table:table-cell office:value-type="float" office:value="16.8333">
            <text:p>1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01-08T13:00:00">
            <text:p>Fri Jan  8 13:00:00 2016</text:p>
          </table:table-cell>
          <table:table-cell office:value-type="float" office:value="6.3333">
            <text:p>6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1-08T14:00:00">
            <text:p>Fri Jan  8 14:00:00 2016</text:p>
          </table:table-cell>
          <table:table-cell office:value-type="float" office:value="5.1667">
            <text:p>5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6-01-12T09:00:00">
            <text:p>Tue Jan 12 09:00:00 2016</text:p>
          </table:table-cell>
          <table:table-cell office:value-type="float" office:value="19.0">
            <text:p>19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01-12T10:00:00">
            <text:p>Tue Jan 12 10:00:00 2016</text:p>
          </table:table-cell>
          <table:table-cell office:value-type="float" office:value="15.6667">
            <text:p>15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01-12T11:00:00">
            <text:p>Tue Jan 12 11:00:00 2016</text:p>
          </table:table-cell>
          <table:table-cell office:value-type="float" office:value="22.3333">
            <text:p>22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6-01-12T13:00:00">
            <text:p>Tue Jan 12 13:00:00 2016</text:p>
          </table:table-cell>
          <table:table-cell office:value-type="float" office:value="24.8333">
            <text:p>24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1-12T15:00:00">
            <text:p>Tue Jan 12 15:00:00 2016</text:p>
          </table:table-cell>
          <table:table-cell office:value-type="float" office:value="1.0">
            <text:p>1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6-01-13T07:00:00">
            <text:p>Wed Jan 13 07:00:00 2016</text:p>
          </table:table-cell>
          <table:table-cell office:value-type="float" office:value="11.1667">
            <text:p>11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01-13T08:00:00">
            <text:p>Wed Jan 13 08:00:00 2016</text:p>
          </table:table-cell>
          <table:table-cell office:value-type="float" office:value="20.3333">
            <text:p>20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01-13T09:00:00">
            <text:p>Wed Jan 13 09:00:00 2016</text:p>
          </table:table-cell>
          <table:table-cell office:value-type="float" office:value="25.5">
            <text:p>2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13T10:00:00">
            <text:p>Wed Jan 13 10:00:00 2016</text:p>
          </table:table-cell>
          <table:table-cell office:value-type="float" office:value="23.5">
            <text:p>23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1-13T11:00:00">
            <text:p>Wed Jan 13 11:00:00 2016</text:p>
          </table:table-cell>
          <table:table-cell office:value-type="float" office:value="30.8333">
            <text:p>30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01-13T12:00:00">
            <text:p>Wed Jan 13 12:00:00 2016</text:p>
          </table:table-cell>
          <table:table-cell office:value-type="float" office:value="43.3333">
            <text:p>43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01-13T13:00:00">
            <text:p>Wed Jan 13 13:00:00 2016</text:p>
          </table:table-cell>
          <table:table-cell office:value-type="float" office:value="50.8333">
            <text:p>50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01-13T21:00:00">
            <text:p>Wed Jan 13 21:00:00 2016</text:p>
          </table:table-cell>
          <table:table-cell office:value-type="float" office:value="39.0">
            <text:p>39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1-14T07:00:00">
            <text:p>Thu Jan 14 07:00:00 2016</text:p>
          </table:table-cell>
          <table:table-cell office:value-type="float" office:value="21.5">
            <text:p>21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01-14T08:00:00">
            <text:p>Thu Jan 14 08:00:00 2016</text:p>
          </table:table-cell>
          <table:table-cell office:value-type="float" office:value="22.0">
            <text:p>22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01-14T09:00:00">
            <text:p>Thu Jan 14 09:00:00 2016</text:p>
          </table:table-cell>
          <table:table-cell office:value-type="float" office:value="29.3333">
            <text:p>2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14T10:00:00">
            <text:p>Thu Jan 14 10:00:00 2016</text:p>
          </table:table-cell>
          <table:table-cell office:value-type="float" office:value="39.5">
            <text:p>39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01-14T11:00:00">
            <text:p>Thu Jan 14 11:00:00 2016</text:p>
          </table:table-cell>
          <table:table-cell office:value-type="float" office:value="46.0">
            <text:p>46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14T12:00:00">
            <text:p>Thu Jan 14 12:00:00 2016</text:p>
          </table:table-cell>
          <table:table-cell office:value-type="float" office:value="33.8333">
            <text:p>33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01-14T13:00:00">
            <text:p>Thu Jan 14 13:00:00 2016</text:p>
          </table:table-cell>
          <table:table-cell office:value-type="float" office:value="39.6667">
            <text:p>39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6-01-14T14:00:00">
            <text:p>Thu Jan 14 14:00:00 2016</text:p>
          </table:table-cell>
          <table:table-cell office:value-type="float" office:value="41.5">
            <text:p>41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01-14T15:00:00">
            <text:p>Thu Jan 14 15:00:00 2016</text:p>
          </table:table-cell>
          <table:table-cell office:value-type="float" office:value="30.8333">
            <text:p>30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6-01-14T16:00:00">
            <text:p>Thu Jan 14 16:00:00 2016</text:p>
          </table:table-cell>
          <table:table-cell office:value-type="float" office:value="21.0">
            <text:p>21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6-01-15T11:00:00">
            <text:p>Fri Jan 15 11:00:00 2016</text:p>
          </table:table-cell>
          <table:table-cell office:value-type="float" office:value="15.6667">
            <text:p>15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01-17T09:00:00">
            <text:p>Sun Jan 17 09:00:00 2016</text:p>
          </table:table-cell>
          <table:table-cell office:value-type="float" office:value="31.0">
            <text:p>31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1-18T05:00:00">
            <text:p>Mon Jan 18 05:00:00 2016</text:p>
          </table:table-cell>
          <table:table-cell office:value-type="float" office:value="40.1667">
            <text:p>40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6-01-18T06:00:00">
            <text:p>Mon Jan 18 06:00:00 2016</text:p>
          </table:table-cell>
          <table:table-cell office:value-type="float" office:value="35.5">
            <text:p>35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01-18T07:00:00">
            <text:p>Mon Jan 18 07:00:00 2016</text:p>
          </table:table-cell>
          <table:table-cell office:value-type="float" office:value="45.3333">
            <text:p>45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01-18T08:00:00">
            <text:p>Mon Jan 18 08:00:00 2016</text:p>
          </table:table-cell>
          <table:table-cell office:value-type="float" office:value="31.6667">
            <text:p>31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1-18T09:00:00">
            <text:p>Mon Jan 18 09:00:00 2016</text:p>
          </table:table-cell>
          <table:table-cell office:value-type="float" office:value="42.6667">
            <text:p>42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01-19T11:00:00">
            <text:p>Tue Jan 19 11:00:00 2016</text:p>
          </table:table-cell>
          <table:table-cell office:value-type="float" office:value="53.3333">
            <text:p>53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01-19T12:00:00">
            <text:p>Tue Jan 19 12:00:00 2016</text:p>
          </table:table-cell>
          <table:table-cell office:value-type="float" office:value="45.0">
            <text:p>45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01-19T13:00:00">
            <text:p>Tue Jan 19 13:00:00 2016</text:p>
          </table:table-cell>
          <table:table-cell office:value-type="float" office:value="43.1667">
            <text:p>43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01-19T14:00:00">
            <text:p>Tue Jan 19 14:00:00 2016</text:p>
          </table:table-cell>
          <table:table-cell office:value-type="float" office:value="35.0">
            <text:p>35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01-19T17:00:00">
            <text:p>Tue Jan 19 17:00:00 2016</text:p>
          </table:table-cell>
          <table:table-cell office:value-type="float" office:value="30.1667">
            <text:p>30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01-19T18:00:00">
            <text:p>Tue Jan 19 18:00:00 2016</text:p>
          </table:table-cell>
          <table:table-cell office:value-type="float" office:value="77.5">
            <text:p>77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01-19T20:00:00">
            <text:p>Tue Jan 19 20:00:00 2016</text:p>
          </table:table-cell>
          <table:table-cell office:value-type="float" office:value="35.8333">
            <text:p>35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01-19T21:00:00">
            <text:p>Tue Jan 19 21:00:00 2016</text:p>
          </table:table-cell>
          <table:table-cell office:value-type="float" office:value="42.6667">
            <text:p>42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6-01-19T22:00:00">
            <text:p>Tue Jan 19 22:00:00 2016</text:p>
          </table:table-cell>
          <table:table-cell office:value-type="float" office:value="41.1667">
            <text:p>41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01-19T23:00:00">
            <text:p>Tue Jan 19 23:00:00 2016</text:p>
          </table:table-cell>
          <table:table-cell office:value-type="float" office:value="46.1667">
            <text:p>46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01-20T00:00:00">
            <text:p>Wed Jan 20 00:00:00 2016</text:p>
          </table:table-cell>
          <table:table-cell office:value-type="float" office:value="40.3333">
            <text:p>40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01-20T01:00:00">
            <text:p>Wed Jan 20 01:00:00 2016</text:p>
          </table:table-cell>
          <table:table-cell office:value-type="float" office:value="40.1667">
            <text:p>40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1-20T02:00:00">
            <text:p>Wed Jan 20 02:00:00 2016</text:p>
          </table:table-cell>
          <table:table-cell office:value-type="float" office:value="41.0">
            <text:p>41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01-20T03:00:00">
            <text:p>Wed Jan 20 03:00:00 2016</text:p>
          </table:table-cell>
          <table:table-cell office:value-type="float" office:value="34.8333">
            <text:p>34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1-20T04:00:00">
            <text:p>Wed Jan 20 04:00:00 2016</text:p>
          </table:table-cell>
          <table:table-cell office:value-type="float" office:value="26.1667">
            <text:p>26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20T05:00:00">
            <text:p>Wed Jan 20 05:00:00 2016</text:p>
          </table:table-cell>
          <table:table-cell office:value-type="float" office:value="22.5">
            <text:p>22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1-20T06:00:00">
            <text:p>Wed Jan 20 06:00:00 2016</text:p>
          </table:table-cell>
          <table:table-cell office:value-type="float" office:value="21.3333">
            <text:p>21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6-01-20T07:00:00">
            <text:p>Wed Jan 20 07:00:00 2016</text:p>
          </table:table-cell>
          <table:table-cell office:value-type="float" office:value="18.5">
            <text:p>18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6-01-20T08:00:00">
            <text:p>Wed Jan 20 08:00:00 2016</text:p>
          </table:table-cell>
          <table:table-cell office:value-type="float" office:value="23.0">
            <text:p>23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1-20T09:00:00">
            <text:p>Wed Jan 20 09:00:00 2016</text:p>
          </table:table-cell>
          <table:table-cell office:value-type="float" office:value="20.6667">
            <text:p>20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01-20T10:00:00">
            <text:p>Wed Jan 20 10:00:00 2016</text:p>
          </table:table-cell>
          <table:table-cell office:value-type="float" office:value="18.6667">
            <text:p>1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01-20T11:00:00">
            <text:p>Wed Jan 20 11:00:00 2016</text:p>
          </table:table-cell>
          <table:table-cell office:value-type="float" office:value="25.6667">
            <text:p>25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01-20T12:00:00">
            <text:p>Wed Jan 20 12:00:00 2016</text:p>
          </table:table-cell>
          <table:table-cell office:value-type="float" office:value="17.6667">
            <text:p>17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6-01-20T13:00:00">
            <text:p>Wed Jan 20 13:00:00 2016</text:p>
          </table:table-cell>
          <table:table-cell office:value-type="float" office:value="20.8333">
            <text:p>20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6-01-20T14:00:00">
            <text:p>Wed Jan 20 14:00:00 2016</text:p>
          </table:table-cell>
          <table:table-cell office:value-type="float" office:value="26.6667">
            <text:p>26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01-21T07:00:00">
            <text:p>Thu Jan 21 07:00:00 2016</text:p>
          </table:table-cell>
          <table:table-cell office:value-type="float" office:value="13.6667">
            <text:p>13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6-01-21T08:00:00">
            <text:p>Thu Jan 21 08:00:00 2016</text:p>
          </table:table-cell>
          <table:table-cell office:value-type="float" office:value="11.5">
            <text:p>11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01-21T09:00:00">
            <text:p>Thu Jan 21 09:00:00 2016</text:p>
          </table:table-cell>
          <table:table-cell office:value-type="float" office:value="16.0">
            <text:p>16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01-21T10:00:00">
            <text:p>Thu Jan 21 10:00:00 2016</text:p>
          </table:table-cell>
          <table:table-cell office:value-type="float" office:value="12.5">
            <text:p>12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6-01-21T11:00:00">
            <text:p>Thu Jan 21 11:00:00 2016</text:p>
          </table:table-cell>
          <table:table-cell office:value-type="float" office:value="12.6667">
            <text:p>12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01-21T14:00:00">
            <text:p>Thu Jan 21 14:00:00 2016</text:p>
          </table:table-cell>
          <table:table-cell office:value-type="float" office:value="20.0">
            <text:p>20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01-21T15:00:00">
            <text:p>Thu Jan 21 15:00:00 2016</text:p>
          </table:table-cell>
          <table:table-cell office:value-type="float" office:value="20.8333">
            <text:p>20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01-22T04:00:00">
            <text:p>Fri Jan 22 04:00:00 2016</text:p>
          </table:table-cell>
          <table:table-cell office:value-type="float" office:value="29.8333">
            <text:p>29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01-22T05:00:00">
            <text:p>Fri Jan 22 05:00:00 2016</text:p>
          </table:table-cell>
          <table:table-cell office:value-type="float" office:value="34.0">
            <text:p>34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01-22T06:00:00">
            <text:p>Fri Jan 22 06:00:00 2016</text:p>
          </table:table-cell>
          <table:table-cell office:value-type="float" office:value="25.0">
            <text:p>25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01-22T07:00:00">
            <text:p>Fri Jan 22 07:00:00 2016</text:p>
          </table:table-cell>
          <table:table-cell office:value-type="float" office:value="10.3333">
            <text:p>10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6-01-22T08:00:00">
            <text:p>Fri Jan 22 08:00:00 2016</text:p>
          </table:table-cell>
          <table:table-cell office:value-type="float" office:value="18.5">
            <text:p>18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6-01-22T09:00:00">
            <text:p>Fri Jan 22 09:00:00 2016</text:p>
          </table:table-cell>
          <table:table-cell office:value-type="float" office:value="17.5">
            <text:p>17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01-22T10:00:00">
            <text:p>Fri Jan 22 10:00:00 2016</text:p>
          </table:table-cell>
          <table:table-cell office:value-type="float" office:value="28.8333">
            <text:p>28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01-22T14:00:00">
            <text:p>Fri Jan 22 14:00:00 2016</text:p>
          </table:table-cell>
          <table:table-cell office:value-type="float" office:value="20.8333">
            <text:p>20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01-22T15:00:00">
            <text:p>Fri Jan 22 15:00:00 2016</text:p>
          </table:table-cell>
          <table:table-cell office:value-type="float" office:value="36.0">
            <text:p>36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6-01-23T06:00:00">
            <text:p>Sat Jan 23 06:00:00 2016</text:p>
          </table:table-cell>
          <table:table-cell office:value-type="float" office:value="21.0">
            <text:p>21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01-23T07:00:00">
            <text:p>Sat Jan 23 07:00:00 2016</text:p>
          </table:table-cell>
          <table:table-cell office:value-type="float" office:value="23.8333">
            <text:p>2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1-23T08:00:00">
            <text:p>Sat Jan 23 08:00:00 2016</text:p>
          </table:table-cell>
          <table:table-cell office:value-type="float" office:value="21.6667">
            <text:p>2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6-01-23T09:00:00">
            <text:p>Sat Jan 23 09:00:00 2016</text:p>
          </table:table-cell>
          <table:table-cell office:value-type="float" office:value="27.8333">
            <text:p>27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01-23T10:00:00">
            <text:p>Sat Jan 23 10:00:00 2016</text:p>
          </table:table-cell>
          <table:table-cell office:value-type="float" office:value="22.5">
            <text:p>22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1-23T11:00:00">
            <text:p>Sat Jan 23 11:00:00 2016</text:p>
          </table:table-cell>
          <table:table-cell office:value-type="float" office:value="25.8333">
            <text:p>2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01-23T12:00:00">
            <text:p>Sat Jan 23 12:00:00 2016</text:p>
          </table:table-cell>
          <table:table-cell office:value-type="float" office:value="27.8333">
            <text:p>27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01-23T13:00:00">
            <text:p>Sat Jan 23 13:00:00 2016</text:p>
          </table:table-cell>
          <table:table-cell office:value-type="float" office:value="16.0">
            <text:p>16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6-01-23T14:00:00">
            <text:p>Sat Jan 23 14:00:00 2016</text:p>
          </table:table-cell>
          <table:table-cell office:value-type="float" office:value="13.8333">
            <text:p>13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1-24T13:00:00">
            <text:p>Sun Jan 24 13:00:00 2016</text:p>
          </table:table-cell>
          <table:table-cell office:value-type="float" office:value="40.0">
            <text:p>40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01-24T14:00:00">
            <text:p>Sun Jan 24 14:00:00 2016</text:p>
          </table:table-cell>
          <table:table-cell office:value-type="float" office:value="37.5">
            <text:p>37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6-01-25T07:00:00">
            <text:p>Mon Jan 25 07:00:00 2016</text:p>
          </table:table-cell>
          <table:table-cell office:value-type="float" office:value="25.3333">
            <text:p>25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6-01-25T08:00:00">
            <text:p>Mon Jan 25 08:00:00 2016</text:p>
          </table:table-cell>
          <table:table-cell office:value-type="float" office:value="30.0">
            <text:p>30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1-25T09:00:00">
            <text:p>Mon Jan 25 09:00:00 2016</text:p>
          </table:table-cell>
          <table:table-cell office:value-type="float" office:value="33.3333">
            <text:p>33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1-25T11:00:00">
            <text:p>Mon Jan 25 11:00:00 2016</text:p>
          </table:table-cell>
          <table:table-cell office:value-type="float" office:value="37.8333">
            <text:p>37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1-25T12:00:00">
            <text:p>Mon Jan 25 12:00:00 2016</text:p>
          </table:table-cell>
          <table:table-cell office:value-type="float" office:value="46.5">
            <text:p>46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01-25T13:00:00">
            <text:p>Mon Jan 25 13:00:00 2016</text:p>
          </table:table-cell>
          <table:table-cell office:value-type="float" office:value="90.5">
            <text:p>90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01-25T14:00:00">
            <text:p>Mon Jan 25 14:00:00 2016</text:p>
          </table:table-cell>
          <table:table-cell office:value-type="float" office:value="89.0">
            <text:p>89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01-26T10:00:00">
            <text:p>Tue Jan 26 10:00:00 2016</text:p>
          </table:table-cell>
          <table:table-cell office:value-type="float" office:value="41.3333">
            <text:p>41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6-01-26T11:00:00">
            <text:p>Tue Jan 26 11:00:00 2016</text:p>
          </table:table-cell>
          <table:table-cell office:value-type="float" office:value="43.0">
            <text:p>43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01-26T12:00:00">
            <text:p>Tue Jan 26 12:00:00 2016</text:p>
          </table:table-cell>
          <table:table-cell office:value-type="float" office:value="38.0">
            <text:p>38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1-27T09:00:00">
            <text:p>Wed Jan 27 09:00:00 2016</text:p>
          </table:table-cell>
          <table:table-cell office:value-type="float" office:value="23.0">
            <text:p>2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01-27T12:00:00">
            <text:p>Wed Jan 27 12:00:00 2016</text:p>
          </table:table-cell>
          <table:table-cell office:value-type="float" office:value="24.5">
            <text:p>24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6-01-28T09:00:00">
            <text:p>Thu Jan 28 09:00:00 2016</text:p>
          </table:table-cell>
          <table:table-cell office:value-type="float" office:value="37.0">
            <text:p>37.0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01-28T10:00:00">
            <text:p>Thu Jan 28 10:00:00 2016</text:p>
          </table:table-cell>
          <table:table-cell office:value-type="float" office:value="46.8333">
            <text:p>46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01-28T11:00:00">
            <text:p>Thu Jan 28 11:00:00 2016</text:p>
          </table:table-cell>
          <table:table-cell office:value-type="float" office:value="52.1667">
            <text:p>52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01-28T12:00:00">
            <text:p>Thu Jan 28 12:00:00 2016</text:p>
          </table:table-cell>
          <table:table-cell office:value-type="float" office:value="39.0">
            <text:p>39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01-28T13:00:00">
            <text:p>Thu Jan 28 13:00:00 2016</text:p>
          </table:table-cell>
          <table:table-cell office:value-type="float" office:value="42.8333">
            <text:p>42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1-29T05:00:00">
            <text:p>Fri Jan 29 05:00:00 2016</text:p>
          </table:table-cell>
          <table:table-cell office:value-type="float" office:value="32.1667">
            <text:p>32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01-29T06:00:00">
            <text:p>Fri Jan 29 06:00:00 2016</text:p>
          </table:table-cell>
          <table:table-cell office:value-type="float" office:value="42.1667">
            <text:p>42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01-29T07:00:00">
            <text:p>Fri Jan 29 07:00:00 2016</text:p>
          </table:table-cell>
          <table:table-cell office:value-type="float" office:value="36.0">
            <text:p>36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6-01-29T08:00:00">
            <text:p>Fri Jan 29 08:00:00 2016</text:p>
          </table:table-cell>
          <table:table-cell office:value-type="float" office:value="42.3333">
            <text:p>42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01-29T09:00:00">
            <text:p>Fri Jan 29 09:00:00 2016</text:p>
          </table:table-cell>
          <table:table-cell office:value-type="float" office:value="42.5">
            <text:p>42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01-29T10:00:00">
            <text:p>Fri Jan 29 10:00:00 2016</text:p>
          </table:table-cell>
          <table:table-cell office:value-type="float" office:value="54.6667">
            <text:p>5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01-29T11:00:00">
            <text:p>Fri Jan 29 11:00:00 2016</text:p>
          </table:table-cell>
          <table:table-cell office:value-type="float" office:value="54.5">
            <text:p>54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6-01-29T12:00:00">
            <text:p>Fri Jan 29 12:00:00 2016</text:p>
          </table:table-cell>
          <table:table-cell office:value-type="float" office:value="52.5">
            <text:p>52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6-01-29T13:00:00">
            <text:p>Fri Jan 29 13:00:00 2016</text:p>
          </table:table-cell>
          <table:table-cell office:value-type="float" office:value="32.3333">
            <text:p>32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01-30T09:00:00">
            <text:p>Sat Jan 30 09:00:00 2016</text:p>
          </table:table-cell>
          <table:table-cell office:value-type="float" office:value="22.8333">
            <text:p>22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1-30T10:00:00">
            <text:p>Sat Jan 30 10:00:00 2016</text:p>
          </table:table-cell>
          <table:table-cell office:value-type="float" office:value="24.5">
            <text:p>24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01-30T11:00:00">
            <text:p>Sat Jan 30 11:00:00 2016</text:p>
          </table:table-cell>
          <table:table-cell office:value-type="float" office:value="26.1667">
            <text:p>26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01-30T12:00:00">
            <text:p>Sat Jan 30 12:00:00 2016</text:p>
          </table:table-cell>
          <table:table-cell office:value-type="float" office:value="64.8333">
            <text:p>64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01-30T13:00:00">
            <text:p>Sat Jan 30 13:00:00 2016</text:p>
          </table:table-cell>
          <table:table-cell office:value-type="float" office:value="60.1667">
            <text:p>60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6-01-30T14:00:00">
            <text:p>Sat Jan 30 14:00:00 2016</text:p>
          </table:table-cell>
          <table:table-cell office:value-type="float" office:value="8.3333">
            <text:p>8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6-01-30T15:00:00">
            <text:p>Sat Jan 30 15:00:00 2016</text:p>
          </table:table-cell>
          <table:table-cell office:value-type="float" office:value="25.1667">
            <text:p>25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01-31T05:00:00">
            <text:p>Sun Jan 31 05:00:00 2016</text:p>
          </table:table-cell>
          <table:table-cell office:value-type="float" office:value="25.1667">
            <text:p>25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1-31T06:00:00">
            <text:p>Sun Jan 31 06:00:00 2016</text:p>
          </table:table-cell>
          <table:table-cell office:value-type="float" office:value="30.6667">
            <text:p>30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01-31T07:00:00">
            <text:p>Sun Jan 31 07:00:00 2016</text:p>
          </table:table-cell>
          <table:table-cell office:value-type="float" office:value="32.1667">
            <text:p>32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6-01-31T08:00:00">
            <text:p>Sun Jan 31 08:00:00 2016</text:p>
          </table:table-cell>
          <table:table-cell office:value-type="float" office:value="33.0">
            <text:p>3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01-31T09:00:00">
            <text:p>Sun Jan 31 09:00:00 2016</text:p>
          </table:table-cell>
          <table:table-cell office:value-type="float" office:value="33.8333">
            <text:p>33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1-31T10:00:00">
            <text:p>Sun Jan 31 10:00:00 2016</text:p>
          </table:table-cell>
          <table:table-cell office:value-type="float" office:value="38.6667">
            <text:p>38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01-31T11:00:00">
            <text:p>Sun Jan 31 11:00:00 2016</text:p>
          </table:table-cell>
          <table:table-cell office:value-type="float" office:value="42.0">
            <text:p>42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1-31T14:00:00">
            <text:p>Sun Jan 31 14:00:00 2016</text:p>
          </table:table-cell>
          <table:table-cell office:value-type="float" office:value="36.8333">
            <text:p>36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2-01T11:00:00">
            <text:p>Mon Feb  1 11:00:00 2016</text:p>
          </table:table-cell>
          <table:table-cell office:value-type="float" office:value="9.1667">
            <text:p>9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6-02-01T12:00:00">
            <text:p>Mon Feb  1 12:00:00 2016</text:p>
          </table:table-cell>
          <table:table-cell office:value-type="float" office:value="17.6667">
            <text:p>17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02-01T13:00:00">
            <text:p>Mon Feb  1 13:00:00 2016</text:p>
          </table:table-cell>
          <table:table-cell office:value-type="float" office:value="59.8333">
            <text:p>59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6-02-01T14:00:00">
            <text:p>Mon Feb  1 14:00:00 2016</text:p>
          </table:table-cell>
          <table:table-cell office:value-type="float" office:value="30.6667">
            <text:p>3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6-02-01T15:00:00">
            <text:p>Mon Feb  1 15:00:00 2016</text:p>
          </table:table-cell>
          <table:table-cell office:value-type="float" office:value="34.8333">
            <text:p>34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6-02-01T16:00:00">
            <text:p>Mon Feb  1 16:00:00 2016</text:p>
          </table:table-cell>
          <table:table-cell office:value-type="float" office:value="10.3333">
            <text:p>10.3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6-02-01T17:00:00">
            <text:p>Mon Feb  1 17:00:00 2016</text:p>
          </table:table-cell>
          <table:table-cell office:value-type="float" office:value="20.8333">
            <text:p>20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6-02-02T04:00:00">
            <text:p>Tue Feb  2 04:00:00 2016</text:p>
          </table:table-cell>
          <table:table-cell office:value-type="float" office:value="22.5">
            <text:p>22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6-02-02T05:00:00">
            <text:p>Tue Feb  2 05:00:00 2016</text:p>
          </table:table-cell>
          <table:table-cell office:value-type="float" office:value="21.5">
            <text:p>21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02-02T06:00:00">
            <text:p>Tue Feb  2 06:00:00 2016</text:p>
          </table:table-cell>
          <table:table-cell office:value-type="float" office:value="23.3333">
            <text:p>23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02-02T08:00:00">
            <text:p>Tue Feb  2 08:00:00 2016</text:p>
          </table:table-cell>
          <table:table-cell office:value-type="float" office:value="19.6667">
            <text:p>19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2-02T09:00:00">
            <text:p>Tue Feb  2 09:00:00 2016</text:p>
          </table:table-cell>
          <table:table-cell office:value-type="float" office:value="35.5">
            <text:p>35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02-02T10:00:00">
            <text:p>Tue Feb  2 10:00:00 2016</text:p>
          </table:table-cell>
          <table:table-cell office:value-type="float" office:value="46.6667">
            <text:p>46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02-02T11:00:00">
            <text:p>Tue Feb  2 11:00:00 2016</text:p>
          </table:table-cell>
          <table:table-cell office:value-type="float" office:value="68.3333">
            <text:p>68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02-02T12:00:00">
            <text:p>Tue Feb  2 12:00:00 2016</text:p>
          </table:table-cell>
          <table:table-cell office:value-type="float" office:value="70.8333">
            <text:p>7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02-02T13:00:00">
            <text:p>Tue Feb  2 13:00:00 2016</text:p>
          </table:table-cell>
          <table:table-cell office:value-type="float" office:value="80.1667">
            <text:p>80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02-02T14:00:00">
            <text:p>Tue Feb  2 14:00:00 2016</text:p>
          </table:table-cell>
          <table:table-cell office:value-type="float" office:value="59.0">
            <text:p>59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02-03T07:00:00">
            <text:p>Wed Feb  3 07:00:00 2016</text:p>
          </table:table-cell>
          <table:table-cell office:value-type="float" office:value="17.8333">
            <text:p>17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02-03T08:00:00">
            <text:p>Wed Feb  3 08:00:00 2016</text:p>
          </table:table-cell>
          <table:table-cell office:value-type="float" office:value="28.6667">
            <text:p>28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02-03T09:00:00">
            <text:p>Wed Feb  3 09:00:00 2016</text:p>
          </table:table-cell>
          <table:table-cell office:value-type="float" office:value="37.1667">
            <text:p>37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6-02-03T10:00:00">
            <text:p>Wed Feb  3 10:00:00 2016</text:p>
          </table:table-cell>
          <table:table-cell office:value-type="float" office:value="33.6667">
            <text:p>33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6-02-03T11:00:00">
            <text:p>Wed Feb  3 11:00:00 2016</text:p>
          </table:table-cell>
          <table:table-cell office:value-type="float" office:value="39.3333">
            <text:p>39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02-03T12:00:00">
            <text:p>Wed Feb  3 12:00:00 2016</text:p>
          </table:table-cell>
          <table:table-cell office:value-type="float" office:value="74.0">
            <text:p>74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02-03T13:00:00">
            <text:p>Wed Feb  3 13:00:00 2016</text:p>
          </table:table-cell>
          <table:table-cell office:value-type="float" office:value="55.6667">
            <text:p>55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02-03T14:00:00">
            <text:p>Wed Feb  3 14:00:00 2016</text:p>
          </table:table-cell>
          <table:table-cell office:value-type="float" office:value="37.6667">
            <text:p>37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2-03T15:00:00">
            <text:p>Wed Feb  3 15:00:00 2016</text:p>
          </table:table-cell>
          <table:table-cell office:value-type="float" office:value="40.8333">
            <text:p>40.8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6-02-04T09:00:00">
            <text:p>Thu Feb  4 09:00:00 2016</text:p>
          </table:table-cell>
          <table:table-cell office:value-type="float" office:value="9.8333">
            <text:p>9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02-04T10:00:00">
            <text:p>Thu Feb  4 10:00:00 2016</text:p>
          </table:table-cell>
          <table:table-cell office:value-type="float" office:value="18.6667">
            <text:p>18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02-04T11:00:00">
            <text:p>Thu Feb  4 11:00:00 2016</text:p>
          </table:table-cell>
          <table:table-cell office:value-type="float" office:value="33.3333">
            <text:p>33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6-02-04T14:00:00">
            <text:p>Thu Feb  4 14:00:00 2016</text:p>
          </table:table-cell>
          <table:table-cell office:value-type="float" office:value="24.1667">
            <text:p>24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02-06T01:00:00">
            <text:p>Sat Feb  6 01:00:00 2016</text:p>
          </table:table-cell>
          <table:table-cell office:value-type="float" office:value="60.3333">
            <text:p>60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02-06T02:00:00">
            <text:p>Sat Feb  6 02:00:00 2016</text:p>
          </table:table-cell>
          <table:table-cell office:value-type="float" office:value="59.6667">
            <text:p>59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02-06T04:00:00">
            <text:p>Sat Feb  6 04:00:00 2016</text:p>
          </table:table-cell>
          <table:table-cell office:value-type="float" office:value="42.6667">
            <text:p>42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2-06T06:00:00">
            <text:p>Sat Feb  6 06:00:00 2016</text:p>
          </table:table-cell>
          <table:table-cell office:value-type="float" office:value="41.1667">
            <text:p>41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6-02-06T08:00:00">
            <text:p>Sat Feb  6 08:00:00 2016</text:p>
          </table:table-cell>
          <table:table-cell office:value-type="float" office:value="41.8333">
            <text:p>41.8333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6-02-06T09:00:00">
            <text:p>Sat Feb  6 09:00:00 2016</text:p>
          </table:table-cell>
          <table:table-cell office:value-type="float" office:value="45.5">
            <text:p>45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02-06T10:00:00">
            <text:p>Sat Feb  6 10:00:00 2016</text:p>
          </table:table-cell>
          <table:table-cell office:value-type="float" office:value="47.6667">
            <text:p>47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6-02-06T13:00:00">
            <text:p>Sat Feb  6 13:00:00 2016</text:p>
          </table:table-cell>
          <table:table-cell office:value-type="float" office:value="41.5">
            <text:p>41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6-02-06T14:00:00">
            <text:p>Sat Feb  6 14:00:00 2016</text:p>
          </table:table-cell>
          <table:table-cell office:value-type="float" office:value="53.3333">
            <text:p>53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02-13T05:00:00">
            <text:p>Sat Feb 13 05:00:00 2016</text:p>
          </table:table-cell>
          <table:table-cell office:value-type="float" office:value="5.1667">
            <text:p>5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02-13T08:00:00">
            <text:p>Sat Feb 13 08:00:00 2016</text:p>
          </table:table-cell>
          <table:table-cell office:value-type="float" office:value="2.1667">
            <text:p>2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02-13T12:00:00">
            <text:p>Sat Feb 13 12:00:00 2016</text:p>
          </table:table-cell>
          <table:table-cell office:value-type="float" office:value="1.0">
            <text:p>1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6-02-17T08:00:00">
            <text:p>Wed Feb 17 08:00:00 2016</text:p>
          </table:table-cell>
          <table:table-cell office:value-type="float" office:value="11.6667">
            <text:p>11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6-02-17T09:00:00">
            <text:p>Wed Feb 17 09:00:00 2016</text:p>
          </table:table-cell>
          <table:table-cell office:value-type="float" office:value="30.1667">
            <text:p>30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02-17T10:00:00">
            <text:p>Wed Feb 17 10:00:00 2016</text:p>
          </table:table-cell>
          <table:table-cell office:value-type="float" office:value="38.8333">
            <text:p>38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6-02-17T11:00:00">
            <text:p>Wed Feb 17 11:00:00 2016</text:p>
          </table:table-cell>
          <table:table-cell office:value-type="float" office:value="35.8333">
            <text:p>35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02-17T12:00:00">
            <text:p>Wed Feb 17 12:00:00 2016</text:p>
          </table:table-cell>
          <table:table-cell office:value-type="float" office:value="41.3333">
            <text:p>41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02-18T17:00:00">
            <text:p>Thu Feb 18 17:00:00 2016</text:p>
          </table:table-cell>
          <table:table-cell office:value-type="float" office:value="11.1667">
            <text:p>11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02-18T18:00:00">
            <text:p>Thu Feb 18 18:00:00 2016</text:p>
          </table:table-cell>
          <table:table-cell office:value-type="float" office:value="9.6667">
            <text:p>9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6-02-18T19:00:00">
            <text:p>Thu Feb 18 19:00:00 2016</text:p>
          </table:table-cell>
          <table:table-cell office:value-type="float" office:value="14.0">
            <text:p>14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02-18T20:00:00">
            <text:p>Thu Feb 18 20:00:00 2016</text:p>
          </table:table-cell>
          <table:table-cell office:value-type="float" office:value="14.3333">
            <text:p>14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6-02-18T21:00:00">
            <text:p>Thu Feb 18 21:00:00 2016</text:p>
          </table:table-cell>
          <table:table-cell office:value-type="float" office:value="12.0">
            <text:p>12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02-18T22:00:00">
            <text:p>Thu Feb 18 22:00:00 2016</text:p>
          </table:table-cell>
          <table:table-cell office:value-type="float" office:value="7.1667">
            <text:p>7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6-02-19T00:00:00">
            <text:p>Fri Feb 19 00:00:00 2016</text:p>
          </table:table-cell>
          <table:table-cell office:value-type="float" office:value="14.5">
            <text:p>14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6-02-21T20:00:00">
            <text:p>Sun Feb 21 20:00:00 2016</text:p>
          </table:table-cell>
          <table:table-cell office:value-type="float" office:value="236.5">
            <text:p>236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6-02-21T22:00:00">
            <text:p>Sun Feb 21 22:00:00 2016</text:p>
          </table:table-cell>
          <table:table-cell office:value-type="float" office:value="225.8333">
            <text:p>225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2-23T10:00:00">
            <text:p>Tue Feb 23 10:00:00 2016</text:p>
          </table:table-cell>
          <table:table-cell office:value-type="float" office:value="240.3333">
            <text:p>240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02-23T12:00:00">
            <text:p>Tue Feb 23 12:00:00 2016</text:p>
          </table:table-cell>
          <table:table-cell office:value-type="float" office:value="215.6667">
            <text:p>215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6-02-24T09:00:00">
            <text:p>Wed Feb 24 09:00:00 2016</text:p>
          </table:table-cell>
          <table:table-cell office:value-type="float" office:value="71.5">
            <text:p>71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02-24T10:00:00">
            <text:p>Wed Feb 24 10:00:00 2016</text:p>
          </table:table-cell>
          <table:table-cell office:value-type="float" office:value="93.8333">
            <text:p>93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02-24T11:00:00">
            <text:p>Wed Feb 24 11:00:00 2016</text:p>
          </table:table-cell>
          <table:table-cell office:value-type="float" office:value="106.8333">
            <text:p>106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2-24T12:00:00">
            <text:p>Wed Feb 24 12:00:00 2016</text:p>
          </table:table-cell>
          <table:table-cell office:value-type="float" office:value="95.6667">
            <text:p>95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03-01T10:00:00">
            <text:p>Tue Mar  1 10:00:00 2016</text:p>
          </table:table-cell>
          <table:table-cell office:value-type="float" office:value="12.6667">
            <text:p>12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03-02T09:00:00">
            <text:p>Wed Mar  2 09:00:00 2016</text:p>
          </table:table-cell>
          <table:table-cell office:value-type="float" office:value="35.5">
            <text:p>35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03-02T10:00:00">
            <text:p>Wed Mar  2 10:00:00 2016</text:p>
          </table:table-cell>
          <table:table-cell office:value-type="float" office:value="45.5">
            <text:p>45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6-03-02T13:00:00">
            <text:p>Wed Mar  2 13:00:00 2016</text:p>
          </table:table-cell>
          <table:table-cell office:value-type="float" office:value="43.3333">
            <text:p>43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6-03-02T14:00:00">
            <text:p>Wed Mar  2 14:00:00 2016</text:p>
          </table:table-cell>
          <table:table-cell office:value-type="float" office:value="54.6667">
            <text:p>54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16-03-03T14:00:00">
            <text:p>Thu Mar  3 14:00:00 2016</text:p>
          </table:table-cell>
          <table:table-cell office:value-type="float" office:value="34.1667">
            <text:p>34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03-04T09:00:00">
            <text:p>Fri Mar  4 09:00:00 2016</text:p>
          </table:table-cell>
          <table:table-cell office:value-type="float" office:value="28.3333">
            <text:p>28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03-04T10:00:00">
            <text:p>Fri Mar  4 10:00:00 2016</text:p>
          </table:table-cell>
          <table:table-cell office:value-type="float" office:value="43.1667">
            <text:p>43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3-04T11:00:00">
            <text:p>Fri Mar  4 11:00:00 2016</text:p>
          </table:table-cell>
          <table:table-cell office:value-type="float" office:value="66.0">
            <text:p>66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6-03-04T12:00:00">
            <text:p>Fri Mar  4 12:00:00 2016</text:p>
          </table:table-cell>
          <table:table-cell office:value-type="float" office:value="53.0">
            <text:p>53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03-09T10:00:00">
            <text:p>Wed Mar  9 10:00:00 2016</text:p>
          </table:table-cell>
          <table:table-cell office:value-type="float" office:value="34.3333">
            <text:p>34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03-09T11:00:00">
            <text:p>Wed Mar  9 11:00:00 2016</text:p>
          </table:table-cell>
          <table:table-cell office:value-type="float" office:value="55.1667">
            <text:p>55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6-03-09T12:00:00">
            <text:p>Wed Mar  9 12:00:00 2016</text:p>
          </table:table-cell>
          <table:table-cell office:value-type="float" office:value="43.8333">
            <text:p>43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3-11T09:00:00">
            <text:p>Fri Mar 11 09:00:00 2016</text:p>
          </table:table-cell>
          <table:table-cell office:value-type="float" office:value="20.1667">
            <text:p>20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03-11T10:00:00">
            <text:p>Fri Mar 11 10:00:00 2016</text:p>
          </table:table-cell>
          <table:table-cell office:value-type="float" office:value="12.6667">
            <text:p>12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03-12T09:00:00">
            <text:p>Sat Mar 12 09:00:00 2016</text:p>
          </table:table-cell>
          <table:table-cell office:value-type="float" office:value="22.1667">
            <text:p>2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03-12T10:00:00">
            <text:p>Sat Mar 12 10:00:00 2016</text:p>
          </table:table-cell>
          <table:table-cell office:value-type="float" office:value="24.6667">
            <text:p>24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03-12T11:00:00">
            <text:p>Sat Mar 12 11:00:00 2016</text:p>
          </table:table-cell>
          <table:table-cell office:value-type="float" office:value="22.3333">
            <text:p>22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6-03-13T09:00:00">
            <text:p>Sun Mar 13 09:00:00 2016</text:p>
          </table:table-cell>
          <table:table-cell office:value-type="float" office:value="23.5">
            <text:p>23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03-13T10:00:00">
            <text:p>Sun Mar 13 10:00:00 2016</text:p>
          </table:table-cell>
          <table:table-cell office:value-type="float" office:value="21.6667">
            <text:p>21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03-17T14:00:00">
            <text:p>Thu Mar 17 14:00:00 2016</text:p>
          </table:table-cell>
          <table:table-cell office:value-type="float" office:value="31.5">
            <text:p>31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6-03-18T11:00:00">
            <text:p>Fri Mar 18 11:00:00 2016</text:p>
          </table:table-cell>
          <table:table-cell office:value-type="float" office:value="50.6667">
            <text:p>50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6-03-18T12:00:00">
            <text:p>Fri Mar 18 12:00:00 2016</text:p>
          </table:table-cell>
          <table:table-cell office:value-type="float" office:value="33.5">
            <text:p>33.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03-21T07:00:00">
            <text:p>Mon Mar 21 07:00:00 2016</text:p>
          </table:table-cell>
          <table:table-cell office:value-type="float" office:value="20.1667">
            <text:p>20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03-21T08:00:00">
            <text:p>Mon Mar 21 08:00:00 2016</text:p>
          </table:table-cell>
          <table:table-cell office:value-type="float" office:value="21.5">
            <text:p>21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03-21T10:00:00">
            <text:p>Mon Mar 21 10:00:00 2016</text:p>
          </table:table-cell>
          <table:table-cell office:value-type="float" office:value="12.0">
            <text:p>12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6-03-21T11:00:00">
            <text:p>Mon Mar 21 11:00:00 2016</text:p>
          </table:table-cell>
          <table:table-cell office:value-type="float" office:value="10.5">
            <text:p>10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6-03-29T08:00:00">
            <text:p>Tue Mar 29 08:00:00 2016</text:p>
          </table:table-cell>
          <table:table-cell office:value-type="float" office:value="28.5">
            <text:p>28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03-29T09:00:00">
            <text:p>Tue Mar 29 09:00:00 2016</text:p>
          </table:table-cell>
          <table:table-cell office:value-type="float" office:value="22.6667">
            <text:p>22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03-29T10:00:00">
            <text:p>Tue Mar 29 10:00:00 2016</text:p>
          </table:table-cell>
          <table:table-cell office:value-type="float" office:value="29.3333">
            <text:p>29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03-29T11:00:00">
            <text:p>Tue Mar 29 11:00:00 2016</text:p>
          </table:table-cell>
          <table:table-cell office:value-type="float" office:value="34.3333">
            <text:p>34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03-30T09:00:00">
            <text:p>Wed Mar 30 09:00:00 2016</text:p>
          </table:table-cell>
          <table:table-cell office:value-type="float" office:value="28.5">
            <text:p>28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03-30T10:00:00">
            <text:p>Wed Mar 30 10:00:00 2016</text:p>
          </table:table-cell>
          <table:table-cell office:value-type="float" office:value="44.5">
            <text:p>44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03-30T11:00:00">
            <text:p>Wed Mar 30 11:00:00 2016</text:p>
          </table:table-cell>
          <table:table-cell office:value-type="float" office:value="53.1667">
            <text:p>53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04-01T15:00:00">
            <text:p>Fri Apr  1 15:00:00 2016</text:p>
          </table:table-cell>
          <table:table-cell office:value-type="float" office:value="16.3333">
            <text:p>16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6-04-05T22:00:00">
            <text:p>Tue Apr  5 22:00:00 2016</text:p>
          </table:table-cell>
          <table:table-cell office:value-type="float" office:value="20.1667">
            <text:p>20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04-07T09:00:00">
            <text:p>Thu Apr  7 09:00:00 2016</text:p>
          </table:table-cell>
          <table:table-cell office:value-type="float" office:value="27.8333">
            <text:p>27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6-04-07T10:00:00">
            <text:p>Thu Apr  7 10:00:00 2016</text:p>
          </table:table-cell>
          <table:table-cell office:value-type="float" office:value="32.0">
            <text:p>32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6-04-07T11:00:00">
            <text:p>Thu Apr  7 11:00:00 2016</text:p>
          </table:table-cell>
          <table:table-cell office:value-type="float" office:value="30.1667">
            <text:p>30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04-07T12:00:00">
            <text:p>Thu Apr  7 12:00:00 2016</text:p>
          </table:table-cell>
          <table:table-cell office:value-type="float" office:value="19.6667">
            <text:p>19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6-05-06T15:00:00">
            <text:p>Fri May  6 15:00:00 2016</text:p>
          </table:table-cell>
          <table:table-cell office:value-type="float" office:value="9.3333">
            <text:p>9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16-05-06T16:00:00">
            <text:p>Fri May  6 16:00:00 2016</text:p>
          </table:table-cell>
          <table:table-cell office:value-type="float" office:value="13.6667">
            <text:p>13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6-05-06T17:00:00">
            <text:p>Fri May  6 17:00:00 2016</text:p>
          </table:table-cell>
          <table:table-cell office:value-type="float" office:value="25.1667">
            <text:p>25.1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6-05-18T14:00:00">
            <text:p>Wed May 18 14:00:00 2016</text:p>
          </table:table-cell>
          <table:table-cell office:value-type="float" office:value="34.8333">
            <text:p>34.8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16-06-17T02:00:00">
            <text:p>Fri Jun 17 02:00:00 2016</text:p>
          </table:table-cell>
          <table:table-cell office:value-type="float" office:value="2.1667">
            <text:p>2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6-06-17T03:00:00">
            <text:p>Fri Jun 17 03:00:00 2016</text:p>
          </table:table-cell>
          <table:table-cell office:value-type="float" office:value="3.0">
            <text:p>3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06-17T04:00:00">
            <text:p>Fri Jun 17 04:00:00 2016</text:p>
          </table:table-cell>
          <table:table-cell office:value-type="float" office:value="2.5">
            <text:p>2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6-17T05:00:00">
            <text:p>Fri Jun 17 05:00:00 2016</text:p>
          </table:table-cell>
          <table:table-cell office:value-type="float" office:value="2.8333">
            <text:p>2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6-06-17T06:00:00">
            <text:p>Fri Jun 17 06:00:00 2016</text:p>
          </table:table-cell>
          <table:table-cell office:value-type="float" office:value="7.6667">
            <text:p>7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08-20T21:00:00">
            <text:p>Sat Aug 20 21:00:00 2016</text:p>
          </table:table-cell>
          <table:table-cell office:value-type="float" office:value="13.0">
            <text:p>13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08-20T22:00:00">
            <text:p>Sat Aug 20 22:00:00 2016</text:p>
          </table:table-cell>
          <table:table-cell office:value-type="float" office:value="16.6667">
            <text:p>1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6-08-20T23:00:00">
            <text:p>Sat Aug 20 23:00:00 2016</text:p>
          </table:table-cell>
          <table:table-cell office:value-type="float" office:value="15.3333">
            <text:p>15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6-09-06T12:00:00">
            <text:p>Tue Sep  6 12:00:00 2016</text:p>
          </table:table-cell>
          <table:table-cell office:value-type="float" office:value="59.1667">
            <text:p>59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6-09-09T14:00:00">
            <text:p>Fri Sep  9 14:00:00 2016</text:p>
          </table:table-cell>
          <table:table-cell office:value-type="float" office:value="17.8333">
            <text:p>17.8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6-09-09T15:00:00">
            <text:p>Fri Sep  9 15:00:00 2016</text:p>
          </table:table-cell>
          <table:table-cell office:value-type="float" office:value="17.6667">
            <text:p>17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6-09-09T16:00:00">
            <text:p>Fri Sep  9 16:00:00 2016</text:p>
          </table:table-cell>
          <table:table-cell office:value-type="float" office:value="22.5">
            <text:p>22.5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6-09-09T17:00:00">
            <text:p>Fri Sep  9 17:00:00 2016</text:p>
          </table:table-cell>
          <table:table-cell office:value-type="float" office:value="14.0">
            <text:p>14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6-09-09T18:00:00">
            <text:p>Fri Sep  9 18:00:00 2016</text:p>
          </table:table-cell>
          <table:table-cell office:value-type="float" office:value="18.8333">
            <text:p>18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6-09-10T14:00:00">
            <text:p>Sat Sep 10 14:00:00 2016</text:p>
          </table:table-cell>
          <table:table-cell office:value-type="float" office:value="13.6667">
            <text:p>13.6667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16-09-10T15:00:00">
            <text:p>Sat Sep 10 15:00:00 2016</text:p>
          </table:table-cell>
          <table:table-cell office:value-type="float" office:value="8.5">
            <text:p>8.5</text:p>
          </table:table-cell>
          <table:table-cell office:value-type="float" office:value="111.3333">
            <text:p>111.3333</text:p>
          </table:table-cell>
        </table:table-row>
        <table:table-row>
          <table:table-cell table:style-name="pd1" office:value-type="date" office:date-value="2016-09-10T16:00:00">
            <text:p>Sat Sep 10 16:00:00 2016</text:p>
          </table:table-cell>
          <table:table-cell office:value-type="float" office:value="12.1667">
            <text:p>12.1667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16-09-10T17:00:00">
            <text:p>Sat Sep 10 17:00:00 2016</text:p>
          </table:table-cell>
          <table:table-cell office:value-type="float" office:value="6.3333">
            <text:p>6.3333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6-09-11T15:00:00">
            <text:p>Sun Sep 11 15:00:00 2016</text:p>
          </table:table-cell>
          <table:table-cell office:value-type="float" office:value="21.1667">
            <text:p>21.1667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16-09-11T17:00:00">
            <text:p>Sun Sep 11 17:00:00 2016</text:p>
          </table:table-cell>
          <table:table-cell office:value-type="float" office:value="15.6667">
            <text:p>15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6-09-11T18:00:00">
            <text:p>Sun Sep 11 18:00:00 2016</text:p>
          </table:table-cell>
          <table:table-cell office:value-type="float" office:value="17.1667">
            <text:p>17.1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16-09-15T10:00:00">
            <text:p>Thu Sep 15 10:00:00 2016</text:p>
          </table:table-cell>
          <table:table-cell office:value-type="float" office:value="14.3333">
            <text:p>14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09-16T15:00:00">
            <text:p>Fri Sep 16 15:00:00 2016</text:p>
          </table:table-cell>
          <table:table-cell office:value-type="float" office:value="8.8333">
            <text:p>8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6-09-16T16:00:00">
            <text:p>Fri Sep 16 16:00:00 2016</text:p>
          </table:table-cell>
          <table:table-cell office:value-type="float" office:value="9.1667">
            <text:p>9.1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6-09-17T14:00:00">
            <text:p>Sat Sep 17 14:00:00 2016</text:p>
          </table:table-cell>
          <table:table-cell office:value-type="float" office:value="4.5">
            <text:p>4.5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6-09-17T15:00:00">
            <text:p>Sat Sep 17 15:00:00 2016</text:p>
          </table:table-cell>
          <table:table-cell office:value-type="float" office:value="8.3333">
            <text:p>8.3333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6-09-17T16:00:00">
            <text:p>Sat Sep 17 16:00:00 2016</text:p>
          </table:table-cell>
          <table:table-cell office:value-type="float" office:value="11.0">
            <text:p>11.0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6-09-17T17:00:00">
            <text:p>Sat Sep 17 17:00:00 2016</text:p>
          </table:table-cell>
          <table:table-cell office:value-type="float" office:value="3.1667">
            <text:p>3.1667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16-09-17T18:00:00">
            <text:p>Sat Sep 17 18:00:00 2016</text:p>
          </table:table-cell>
          <table:table-cell office:value-type="float" office:value="5.8333">
            <text:p>5.8333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16-09-26T21:00:00">
            <text:p>Mon Sep 26 21:00:00 2016</text:p>
          </table:table-cell>
          <table:table-cell office:value-type="float" office:value="46.3333">
            <text:p>46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09-26T22:00:00">
            <text:p>Mon Sep 26 22:00:00 2016</text:p>
          </table:table-cell>
          <table:table-cell office:value-type="float" office:value="54.5">
            <text:p>54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09-27T09:00:00">
            <text:p>Tue Sep 27 09:00:00 2016</text:p>
          </table:table-cell>
          <table:table-cell office:value-type="float" office:value="35.5">
            <text:p>35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09-30T22:00:00">
            <text:p>Fri Sep 30 22:00:00 2016</text:p>
          </table:table-cell>
          <table:table-cell office:value-type="float" office:value="40.6667">
            <text:p>40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0-03T09:00:00">
            <text:p>Mon Oct  3 09:00:00 2016</text:p>
          </table:table-cell>
          <table:table-cell office:value-type="float" office:value="38.1667">
            <text:p>38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6-10-05T09:00:00">
            <text:p>Wed Oct  5 09:00:00 2016</text:p>
          </table:table-cell>
          <table:table-cell office:value-type="float" office:value="67.8333">
            <text:p>6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10-05T10:00:00">
            <text:p>Wed Oct  5 10:00:00 2016</text:p>
          </table:table-cell>
          <table:table-cell office:value-type="float" office:value="83.0">
            <text:p>83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6-10-06T18:00:00">
            <text:p>Thu Oct  6 18:00:00 2016</text:p>
          </table:table-cell>
          <table:table-cell office:value-type="float" office:value="48.8333">
            <text:p>48.8333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6-10-07T09:00:00">
            <text:p>Fri Oct  7 09:00:00 2016</text:p>
          </table:table-cell>
          <table:table-cell office:value-type="float" office:value="68.6667">
            <text:p>68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07T10:00:00">
            <text:p>Fri Oct  7 10:00:00 2016</text:p>
          </table:table-cell>
          <table:table-cell office:value-type="float" office:value="80.5">
            <text:p>80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6-10-07T11:00:00">
            <text:p>Fri Oct  7 11:00:00 2016</text:p>
          </table:table-cell>
          <table:table-cell office:value-type="float" office:value="81.5">
            <text:p>81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0-08T08:00:00">
            <text:p>Sat Oct  8 08:00:00 2016</text:p>
          </table:table-cell>
          <table:table-cell office:value-type="float" office:value="38.0">
            <text:p>38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0-08T09:00:00">
            <text:p>Sat Oct  8 09:00:00 2016</text:p>
          </table:table-cell>
          <table:table-cell office:value-type="float" office:value="43.8333">
            <text:p>43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6-10-08T10:00:00">
            <text:p>Sat Oct  8 10:00:00 2016</text:p>
          </table:table-cell>
          <table:table-cell office:value-type="float" office:value="36.8333">
            <text:p>3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0-12T15:00:00">
            <text:p>Wed Oct 12 15:00:00 2016</text:p>
          </table:table-cell>
          <table:table-cell office:value-type="float" office:value="37.3333">
            <text:p>37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0-16T10:00:00">
            <text:p>Sun Oct 16 10:00:00 2016</text:p>
          </table:table-cell>
          <table:table-cell office:value-type="float" office:value="13.6667">
            <text:p>13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6-10-17T09:00:00">
            <text:p>Mon Oct 17 09:00:00 2016</text:p>
          </table:table-cell>
          <table:table-cell office:value-type="float" office:value="38.5">
            <text:p>38.5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0-17T10:00:00">
            <text:p>Mon Oct 17 10:00:00 2016</text:p>
          </table:table-cell>
          <table:table-cell office:value-type="float" office:value="38.0">
            <text:p>38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0-18T11:00:00">
            <text:p>Tue Oct 18 11:00:00 2016</text:p>
          </table:table-cell>
          <table:table-cell office:value-type="float" office:value="19.3333">
            <text:p>19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10-19T10:00:00">
            <text:p>Wed Oct 19 10:00:00 2016</text:p>
          </table:table-cell>
          <table:table-cell office:value-type="float" office:value="45.3333">
            <text:p>45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0-19T11:00:00">
            <text:p>Wed Oct 19 11:00:00 2016</text:p>
          </table:table-cell>
          <table:table-cell office:value-type="float" office:value="43.1667">
            <text:p>43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6-10-19T12:00:00">
            <text:p>Wed Oct 19 12:00:00 2016</text:p>
          </table:table-cell>
          <table:table-cell office:value-type="float" office:value="42.5">
            <text:p>42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6-10-20T08:00:00">
            <text:p>Thu Oct 20 08:00:00 2016</text:p>
          </table:table-cell>
          <table:table-cell office:value-type="float" office:value="37.0">
            <text:p>37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10-20T09:00:00">
            <text:p>Thu Oct 20 09:00:00 2016</text:p>
          </table:table-cell>
          <table:table-cell office:value-type="float" office:value="34.1667">
            <text:p>3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0-20T10:00:00">
            <text:p>Thu Oct 20 10:00:00 2016</text:p>
          </table:table-cell>
          <table:table-cell office:value-type="float" office:value="40.3333">
            <text:p>40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10-20T11:00:00">
            <text:p>Thu Oct 20 11:00:00 2016</text:p>
          </table:table-cell>
          <table:table-cell office:value-type="float" office:value="43.0">
            <text:p>4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0-20T12:00:00">
            <text:p>Thu Oct 20 12:00:00 2016</text:p>
          </table:table-cell>
          <table:table-cell office:value-type="float" office:value="35.0">
            <text:p>35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6-10-21T09:00:00">
            <text:p>Fri Oct 21 09:00:00 2016</text:p>
          </table:table-cell>
          <table:table-cell office:value-type="float" office:value="37.1667">
            <text:p>37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0-21T10:00:00">
            <text:p>Fri Oct 21 10:00:00 2016</text:p>
          </table:table-cell>
          <table:table-cell office:value-type="float" office:value="45.0">
            <text:p>45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0-21T11:00:00">
            <text:p>Fri Oct 21 11:00:00 2016</text:p>
          </table:table-cell>
          <table:table-cell office:value-type="float" office:value="49.8333">
            <text:p>49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6-10-21T12:00:00">
            <text:p>Fri Oct 21 12:00:00 2016</text:p>
          </table:table-cell>
          <table:table-cell office:value-type="float" office:value="54.3333">
            <text:p>54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0-22T09:00:00">
            <text:p>Sat Oct 22 09:00:00 2016</text:p>
          </table:table-cell>
          <table:table-cell office:value-type="float" office:value="37.1667">
            <text:p>3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0-22T10:00:00">
            <text:p>Sat Oct 22 10:00:00 2016</text:p>
          </table:table-cell>
          <table:table-cell office:value-type="float" office:value="46.6667">
            <text:p>46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0-22T11:00:00">
            <text:p>Sat Oct 22 11:00:00 2016</text:p>
          </table:table-cell>
          <table:table-cell office:value-type="float" office:value="30.6667">
            <text:p>30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0-22T12:00:00">
            <text:p>Sat Oct 22 12:00:00 2016</text:p>
          </table:table-cell>
          <table:table-cell office:value-type="float" office:value="49.1667">
            <text:p>49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10-22T13:00:00">
            <text:p>Sat Oct 22 13:00:00 2016</text:p>
          </table:table-cell>
          <table:table-cell office:value-type="float" office:value="64.3333">
            <text:p>64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0-24T21:00:00">
            <text:p>Mon Oct 24 21:00:00 2016</text:p>
          </table:table-cell>
          <table:table-cell office:value-type="float" office:value="28.5">
            <text:p>28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0-24T22:00:00">
            <text:p>Mon Oct 24 22:00:00 2016</text:p>
          </table:table-cell>
          <table:table-cell office:value-type="float" office:value="53.0">
            <text:p>53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6-10-24T23:00:00">
            <text:p>Mon Oct 24 23:00:00 2016</text:p>
          </table:table-cell>
          <table:table-cell office:value-type="float" office:value="58.0">
            <text:p>58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6-10-25T08:00:00">
            <text:p>Tue Oct 25 08:00:00 2016</text:p>
          </table:table-cell>
          <table:table-cell office:value-type="float" office:value="18.6667">
            <text:p>18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0-25T09:00:00">
            <text:p>Tue Oct 25 09:00:00 2016</text:p>
          </table:table-cell>
          <table:table-cell office:value-type="float" office:value="33.0">
            <text:p>3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0-26T09:00:00">
            <text:p>Wed Oct 26 09:00:00 2016</text:p>
          </table:table-cell>
          <table:table-cell office:value-type="float" office:value="65.6667">
            <text:p>65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6-10-26T10:00:00">
            <text:p>Wed Oct 26 10:00:00 2016</text:p>
          </table:table-cell>
          <table:table-cell office:value-type="float" office:value="81.3333">
            <text:p>81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0-26T11:00:00">
            <text:p>Wed Oct 26 11:00:00 2016</text:p>
          </table:table-cell>
          <table:table-cell office:value-type="float" office:value="78.5">
            <text:p>78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0-26T12:00:00">
            <text:p>Wed Oct 26 12:00:00 2016</text:p>
          </table:table-cell>
          <table:table-cell office:value-type="float" office:value="82.1667">
            <text:p>82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6-10-26T13:00:00">
            <text:p>Wed Oct 26 13:00:00 2016</text:p>
          </table:table-cell>
          <table:table-cell office:value-type="float" office:value="76.3333">
            <text:p>7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6-10-27T08:00:00">
            <text:p>Thu Oct 27 08:00:00 2016</text:p>
          </table:table-cell>
          <table:table-cell office:value-type="float" office:value="64.8333">
            <text:p>64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0-27T09:00:00">
            <text:p>Thu Oct 27 09:00:00 2016</text:p>
          </table:table-cell>
          <table:table-cell office:value-type="float" office:value="74.3333">
            <text:p>74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6-10-27T10:00:00">
            <text:p>Thu Oct 27 10:00:00 2016</text:p>
          </table:table-cell>
          <table:table-cell office:value-type="float" office:value="80.1667">
            <text:p>80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6-10-27T11:00:00">
            <text:p>Thu Oct 27 11:00:00 2016</text:p>
          </table:table-cell>
          <table:table-cell office:value-type="float" office:value="80.8333">
            <text:p>80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0-27T12:00:00">
            <text:p>Thu Oct 27 12:00:00 2016</text:p>
          </table:table-cell>
          <table:table-cell office:value-type="float" office:value="70.0">
            <text:p>70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6-10-27T13:00:00">
            <text:p>Thu Oct 27 13:00:00 2016</text:p>
          </table:table-cell>
          <table:table-cell office:value-type="float" office:value="66.5">
            <text:p>66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0-31T01:00:00">
            <text:p>Mon Oct 31 01:00:00 2016</text:p>
          </table:table-cell>
          <table:table-cell office:value-type="float" office:value="24.3333">
            <text:p>24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0-31T09:00:00">
            <text:p>Mon Oct 31 09:00:00 2016</text:p>
          </table:table-cell>
          <table:table-cell office:value-type="float" office:value="20.8333">
            <text:p>20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6-11-01T09:00:00">
            <text:p>Tue Nov  1 09:00:00 2016</text:p>
          </table:table-cell>
          <table:table-cell office:value-type="float" office:value="16.5">
            <text:p>16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02T09:00:00">
            <text:p>Wed Nov  2 09:00:00 2016</text:p>
          </table:table-cell>
          <table:table-cell office:value-type="float" office:value="36.0">
            <text:p>36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02T10:00:00">
            <text:p>Wed Nov  2 10:00:00 2016</text:p>
          </table:table-cell>
          <table:table-cell office:value-type="float" office:value="60.5">
            <text:p>60.5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1-02T11:00:00">
            <text:p>Wed Nov  2 11:00:00 2016</text:p>
          </table:table-cell>
          <table:table-cell office:value-type="float" office:value="61.1667">
            <text:p>61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1-02T19:00:00">
            <text:p>Wed Nov  2 19:00:00 2016</text:p>
          </table:table-cell>
          <table:table-cell office:value-type="float" office:value="53.5">
            <text:p>53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1-03T11:00:00">
            <text:p>Thu Nov  3 11:00:00 2016</text:p>
          </table:table-cell>
          <table:table-cell office:value-type="float" office:value="58.5">
            <text:p>58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1-03T12:00:00">
            <text:p>Thu Nov  3 12:00:00 2016</text:p>
          </table:table-cell>
          <table:table-cell office:value-type="float" office:value="58.5">
            <text:p>58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03T13:00:00">
            <text:p>Thu Nov  3 13:00:00 2016</text:p>
          </table:table-cell>
          <table:table-cell office:value-type="float" office:value="60.6667">
            <text:p>60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6-11-04T19:00:00">
            <text:p>Fri Nov  4 19:00:00 2016</text:p>
          </table:table-cell>
          <table:table-cell office:value-type="float" office:value="47.6667">
            <text:p>47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11-04T20:00:00">
            <text:p>Fri Nov  4 20:00:00 2016</text:p>
          </table:table-cell>
          <table:table-cell office:value-type="float" office:value="46.5">
            <text:p>46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11-08T08:00:00">
            <text:p>Tue Nov  8 08:00:00 2016</text:p>
          </table:table-cell>
          <table:table-cell office:value-type="float" office:value="8.6667">
            <text:p>8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08T09:00:00">
            <text:p>Tue Nov  8 09:00:00 2016</text:p>
          </table:table-cell>
          <table:table-cell office:value-type="float" office:value="16.8333">
            <text:p>16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1-08T10:00:00">
            <text:p>Tue Nov  8 10:00:00 2016</text:p>
          </table:table-cell>
          <table:table-cell office:value-type="float" office:value="34.0">
            <text:p>34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11-08T11:00:00">
            <text:p>Tue Nov  8 11:00:00 2016</text:p>
          </table:table-cell>
          <table:table-cell office:value-type="float" office:value="6.0">
            <text:p>6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1-08T12:00:00">
            <text:p>Tue Nov  8 12:00:00 2016</text:p>
          </table:table-cell>
          <table:table-cell office:value-type="float" office:value="1.0">
            <text:p>1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6-11-09T07:00:00">
            <text:p>Wed Nov  9 07:00:00 2016</text:p>
          </table:table-cell>
          <table:table-cell office:value-type="float" office:value="12.6667">
            <text:p>12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6-11-09T11:00:00">
            <text:p>Wed Nov  9 11:00:00 2016</text:p>
          </table:table-cell>
          <table:table-cell office:value-type="float" office:value="3.3333">
            <text:p>3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6-11-10T06:00:00">
            <text:p>Thu Nov 10 06:00:00 2016</text:p>
          </table:table-cell>
          <table:table-cell office:value-type="float" office:value="15.0">
            <text:p>15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6-11-11T01:00:00">
            <text:p>Fri Nov 11 01:00:00 2016</text:p>
          </table:table-cell>
          <table:table-cell office:value-type="float" office:value="25.8333">
            <text:p>25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1-11T02:00:00">
            <text:p>Fri Nov 11 02:00:00 2016</text:p>
          </table:table-cell>
          <table:table-cell office:value-type="float" office:value="22.8333">
            <text:p>22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11-11T03:00:00">
            <text:p>Fri Nov 11 03:00:00 2016</text:p>
          </table:table-cell>
          <table:table-cell office:value-type="float" office:value="20.1667">
            <text:p>20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6-11-11T04:00:00">
            <text:p>Fri Nov 11 04:00:00 2016</text:p>
          </table:table-cell>
          <table:table-cell office:value-type="float" office:value="11.5">
            <text:p>11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1-11T05:00:00">
            <text:p>Fri Nov 11 05:00:00 2016</text:p>
          </table:table-cell>
          <table:table-cell office:value-type="float" office:value="12.3333">
            <text:p>12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1-11T06:00:00">
            <text:p>Fri Nov 11 06:00:00 2016</text:p>
          </table:table-cell>
          <table:table-cell office:value-type="float" office:value="15.0">
            <text:p>15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6-11-11T08:00:00">
            <text:p>Fri Nov 11 08:00:00 2016</text:p>
          </table:table-cell>
          <table:table-cell office:value-type="float" office:value="22.8333">
            <text:p>22.8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11-11T09:00:00">
            <text:p>Fri Nov 11 09:00:00 2016</text:p>
          </table:table-cell>
          <table:table-cell office:value-type="float" office:value="18.1667">
            <text:p>18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6-11-11T10:00:00">
            <text:p>Fri Nov 11 10:00:00 2016</text:p>
          </table:table-cell>
          <table:table-cell office:value-type="float" office:value="29.6667">
            <text:p>2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1-11T11:00:00">
            <text:p>Fri Nov 11 11:00:00 2016</text:p>
          </table:table-cell>
          <table:table-cell office:value-type="float" office:value="11.0">
            <text:p>11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6-11-12T09:00:00">
            <text:p>Sat Nov 12 09:00:00 2016</text:p>
          </table:table-cell>
          <table:table-cell office:value-type="float" office:value="23.8333">
            <text:p>23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1-14T05:00:00">
            <text:p>Mon Nov 14 05:00:00 2016</text:p>
          </table:table-cell>
          <table:table-cell office:value-type="float" office:value="19.0">
            <text:p>19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6-11-14T07:00:00">
            <text:p>Mon Nov 14 07:00:00 2016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14T08:00:00">
            <text:p>Mon Nov 14 08:00:00 2016</text:p>
          </table:table-cell>
          <table:table-cell office:value-type="float" office:value="20.1667">
            <text:p>20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6-11-14T09:00:00">
            <text:p>Mon Nov 14 09:00:00 2016</text:p>
          </table:table-cell>
          <table:table-cell office:value-type="float" office:value="22.5">
            <text:p>22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1-14T10:00:00">
            <text:p>Mon Nov 14 10:00:00 2016</text:p>
          </table:table-cell>
          <table:table-cell office:value-type="float" office:value="31.3333">
            <text:p>31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1-14T11:00:00">
            <text:p>Mon Nov 14 11:00:00 2016</text:p>
          </table:table-cell>
          <table:table-cell office:value-type="float" office:value="28.1667">
            <text:p>28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11-14T14:00:00">
            <text:p>Mon Nov 14 14:00:00 2016</text:p>
          </table:table-cell>
          <table:table-cell office:value-type="float" office:value="19.1667">
            <text:p>19.1667</text:p>
          </table:table-cell>
          <table:table-cell office:value-type="float" office:value="69.2">
            <text:p>69.2</text:p>
          </table:table-cell>
        </table:table-row>
        <table:table-row>
          <table:table-cell table:style-name="pd1" office:value-type="date" office:date-value="2016-11-15T12:00:00">
            <text:p>Tue Nov 15 12:00:00 2016</text:p>
          </table:table-cell>
          <table:table-cell office:value-type="float" office:value="5.3333">
            <text:p>5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11-15T22:00:00">
            <text:p>Tue Nov 15 22:00:00 2016</text:p>
          </table:table-cell>
          <table:table-cell office:value-type="float" office:value="44.0">
            <text:p>44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1-16T01:00:00">
            <text:p>Wed Nov 16 01:00:00 2016</text:p>
          </table:table-cell>
          <table:table-cell office:value-type="float" office:value="34.1667">
            <text:p>34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6T07:00:00">
            <text:p>Wed Nov 16 07:00:00 2016</text:p>
          </table:table-cell>
          <table:table-cell office:value-type="float" office:value="9.6667">
            <text:p>9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11-16T09:00:00">
            <text:p>Wed Nov 16 09:00:00 2016</text:p>
          </table:table-cell>
          <table:table-cell office:value-type="float" office:value="25.3333">
            <text:p>25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16T10:00:00">
            <text:p>Wed Nov 16 10:00:00 2016</text:p>
          </table:table-cell>
          <table:table-cell office:value-type="float" office:value="24.8333">
            <text:p>24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1-16T11:00:00">
            <text:p>Wed Nov 16 11:00:00 2016</text:p>
          </table:table-cell>
          <table:table-cell office:value-type="float" office:value="12.5">
            <text:p>12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1-16T12:00:00">
            <text:p>Wed Nov 16 12:00:00 2016</text:p>
          </table:table-cell>
          <table:table-cell office:value-type="float" office:value="24.5">
            <text:p>24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1-16T13:00:00">
            <text:p>Wed Nov 16 13:00:00 2016</text:p>
          </table:table-cell>
          <table:table-cell office:value-type="float" office:value="10.0">
            <text:p>10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1-17T07:00:00">
            <text:p>Thu Nov 17 07:00:00 2016</text:p>
          </table:table-cell>
          <table:table-cell office:value-type="float" office:value="15.1667">
            <text:p>15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6-11-17T08:00:00">
            <text:p>Thu Nov 17 08:00:00 2016</text:p>
          </table:table-cell>
          <table:table-cell office:value-type="float" office:value="20.8333">
            <text:p>20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1-17T09:00:00">
            <text:p>Thu Nov 17 09:00:00 2016</text:p>
          </table:table-cell>
          <table:table-cell office:value-type="float" office:value="20.3333">
            <text:p>20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6-11-17T10:00:00">
            <text:p>Thu Nov 17 10:00:00 2016</text:p>
          </table:table-cell>
          <table:table-cell office:value-type="float" office:value="22.1667">
            <text:p>22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1-17T11:00:00">
            <text:p>Thu Nov 17 11:00:00 2016</text:p>
          </table:table-cell>
          <table:table-cell office:value-type="float" office:value="20.1667">
            <text:p>20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18T05:00:00">
            <text:p>Fri Nov 18 05:00:00 2016</text:p>
          </table:table-cell>
          <table:table-cell office:value-type="float" office:value="25.5">
            <text:p>25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11-18T06:00:00">
            <text:p>Fri Nov 18 06:00:00 2016</text:p>
          </table:table-cell>
          <table:table-cell office:value-type="float" office:value="19.0">
            <text:p>19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11-18T07:00:00">
            <text:p>Fri Nov 18 07:00:00 2016</text:p>
          </table:table-cell>
          <table:table-cell office:value-type="float" office:value="21.0">
            <text:p>21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18T08:00:00">
            <text:p>Fri Nov 18 08:00:00 2016</text:p>
          </table:table-cell>
          <table:table-cell office:value-type="float" office:value="28.0">
            <text:p>28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1-18T10:00:00">
            <text:p>Fri Nov 18 10:00:00 2016</text:p>
          </table:table-cell>
          <table:table-cell office:value-type="float" office:value="39.6667">
            <text:p>39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11-18T11:00:00">
            <text:p>Fri Nov 18 11:00:00 2016</text:p>
          </table:table-cell>
          <table:table-cell office:value-type="float" office:value="24.0">
            <text:p>24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1-18T12:00:00">
            <text:p>Fri Nov 18 12:00:00 2016</text:p>
          </table:table-cell>
          <table:table-cell office:value-type="float" office:value="12.8333">
            <text:p>12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6-11-19T05:00:00">
            <text:p>Sat Nov 19 05:00:00 2016</text:p>
          </table:table-cell>
          <table:table-cell office:value-type="float" office:value="36.0">
            <text:p>36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1-19T06:00:00">
            <text:p>Sat Nov 19 06:00:00 2016</text:p>
          </table:table-cell>
          <table:table-cell office:value-type="float" office:value="31.6667">
            <text:p>31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1-19T07:00:00">
            <text:p>Sat Nov 19 07:00:00 2016</text:p>
          </table:table-cell>
          <table:table-cell office:value-type="float" office:value="41.3333">
            <text:p>41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19T08:00:00">
            <text:p>Sat Nov 19 08:00:00 2016</text:p>
          </table:table-cell>
          <table:table-cell office:value-type="float" office:value="35.1667">
            <text:p>35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1-19T09:00:00">
            <text:p>Sat Nov 19 09:00:00 2016</text:p>
          </table:table-cell>
          <table:table-cell office:value-type="float" office:value="36.5">
            <text:p>36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1-19T10:00:00">
            <text:p>Sat Nov 19 10:00:00 2016</text:p>
          </table:table-cell>
          <table:table-cell office:value-type="float" office:value="38.6667">
            <text:p>3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1-19T11:00:00">
            <text:p>Sat Nov 19 11:00:00 2016</text:p>
          </table:table-cell>
          <table:table-cell office:value-type="float" office:value="33.6667">
            <text:p>33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6-11-20T07:00:00">
            <text:p>Sun Nov 20 07:00:00 2016</text:p>
          </table:table-cell>
          <table:table-cell office:value-type="float" office:value="21.5">
            <text:p>21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20T08:00:00">
            <text:p>Sun Nov 20 08:00:00 2016</text:p>
          </table:table-cell>
          <table:table-cell office:value-type="float" office:value="26.3333">
            <text:p>26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6-11-20T09:00:00">
            <text:p>Sun Nov 20 09:00:00 2016</text:p>
          </table:table-cell>
          <table:table-cell office:value-type="float" office:value="19.8333">
            <text:p>19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6-11-20T10:00:00">
            <text:p>Sun Nov 20 10:00:00 2016</text:p>
          </table:table-cell>
          <table:table-cell office:value-type="float" office:value="15.0">
            <text:p>15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1-20T11:00:00">
            <text:p>Sun Nov 20 11:00:00 2016</text:p>
          </table:table-cell>
          <table:table-cell office:value-type="float" office:value="13.3333">
            <text:p>13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1-20T12:00:00">
            <text:p>Sun Nov 20 12:00:00 2016</text:p>
          </table:table-cell>
          <table:table-cell office:value-type="float" office:value="14.0">
            <text:p>14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6-11-20T13:00:00">
            <text:p>Sun Nov 20 13:00:00 2016</text:p>
          </table:table-cell>
          <table:table-cell office:value-type="float" office:value="15.0">
            <text:p>15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6-11-21T22:00:00">
            <text:p>Mon Nov 21 22:00:00 2016</text:p>
          </table:table-cell>
          <table:table-cell office:value-type="float" office:value="4.0">
            <text:p>4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11-21T23:00:00">
            <text:p>Mon Nov 21 23:00:00 2016</text:p>
          </table:table-cell>
          <table:table-cell office:value-type="float" office:value="13.3333">
            <text:p>13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22T10:00:00">
            <text:p>Tue Nov 22 10:00:00 2016</text:p>
          </table:table-cell>
          <table:table-cell office:value-type="float" office:value="13.3333">
            <text:p>13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6-11-22T11:00:00">
            <text:p>Tue Nov 22 11:00:00 2016</text:p>
          </table:table-cell>
          <table:table-cell office:value-type="float" office:value="14.3333">
            <text:p>14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1-22T12:00:00">
            <text:p>Tue Nov 22 12:00:00 2016</text:p>
          </table:table-cell>
          <table:table-cell office:value-type="float" office:value="3.6667">
            <text:p>3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6-11-22T15:00:00">
            <text:p>Tue Nov 22 15:00:00 2016</text:p>
          </table:table-cell>
          <table:table-cell office:value-type="float" office:value="8.5">
            <text:p>8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11-23T12:00:00">
            <text:p>Wed Nov 23 12:00:00 2016</text:p>
          </table:table-cell>
          <table:table-cell office:value-type="float" office:value="2.5">
            <text:p>2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11-24T23:00:00">
            <text:p>Thu Nov 24 23:00:00 2016</text:p>
          </table:table-cell>
          <table:table-cell office:value-type="float" office:value="21.3333">
            <text:p>21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11-25T09:00:00">
            <text:p>Fri Nov 25 09:00:00 2016</text:p>
          </table:table-cell>
          <table:table-cell office:value-type="float" office:value="18.6667">
            <text:p>18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6-11-25T10:00:00">
            <text:p>Fri Nov 25 10:00:00 2016</text:p>
          </table:table-cell>
          <table:table-cell office:value-type="float" office:value="7.0">
            <text:p>7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11-25T11:00:00">
            <text:p>Fri Nov 25 11:00:00 2016</text:p>
          </table:table-cell>
          <table:table-cell office:value-type="float" office:value="8.8333">
            <text:p>8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6-11-25T21:00:00">
            <text:p>Fri Nov 25 21:00:00 2016</text:p>
          </table:table-cell>
          <table:table-cell office:value-type="float" office:value="19.8333">
            <text:p>1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11-26T19:00:00">
            <text:p>Sat Nov 26 19:00:00 2016</text:p>
          </table:table-cell>
          <table:table-cell office:value-type="float" office:value="17.3333">
            <text:p>17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11-26T20:00:00">
            <text:p>Sat Nov 26 20:00:00 2016</text:p>
          </table:table-cell>
          <table:table-cell office:value-type="float" office:value="11.8333">
            <text:p>11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1-26T21:00:00">
            <text:p>Sat Nov 26 21:00:00 2016</text:p>
          </table:table-cell>
          <table:table-cell office:value-type="float" office:value="10.3333">
            <text:p>10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6-11-26T22:00:00">
            <text:p>Sat Nov 26 22:00:00 2016</text:p>
          </table:table-cell>
          <table:table-cell office:value-type="float" office:value="7.1667">
            <text:p>7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1-26T23:00:00">
            <text:p>Sat Nov 26 23:00:00 2016</text:p>
          </table:table-cell>
          <table:table-cell office:value-type="float" office:value="11.1667">
            <text:p>11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6-11-27T00:00:00">
            <text:p>Sun Nov 27 00:00:00 2016</text:p>
          </table:table-cell>
          <table:table-cell office:value-type="float" office:value="10.3333">
            <text:p>10.3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11-27T01:00:00">
            <text:p>Sun Nov 27 01:00:00 2016</text:p>
          </table:table-cell>
          <table:table-cell office:value-type="float" office:value="11.6667">
            <text:p>11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1-27T02:00:00">
            <text:p>Sun Nov 27 02:00:00 2016</text:p>
          </table:table-cell>
          <table:table-cell office:value-type="float" office:value="13.0">
            <text:p>13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1-27T03:00:00">
            <text:p>Sun Nov 27 03:00:00 2016</text:p>
          </table:table-cell>
          <table:table-cell office:value-type="float" office:value="4.5">
            <text:p>4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1-27T04:00:00">
            <text:p>Sun Nov 27 04:00:00 2016</text:p>
          </table:table-cell>
          <table:table-cell office:value-type="float" office:value="2.3333">
            <text:p>2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6-11-27T05:00:00">
            <text:p>Sun Nov 27 05:00:00 2016</text:p>
          </table:table-cell>
          <table:table-cell office:value-type="float" office:value="3.1667">
            <text:p>3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6-11-27T06:00:00">
            <text:p>Sun Nov 27 06:00:00 2016</text:p>
          </table:table-cell>
          <table:table-cell office:value-type="float" office:value="2.6667">
            <text:p>2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1-27T07:00:00">
            <text:p>Sun Nov 27 07:00:00 2016</text:p>
          </table:table-cell>
          <table:table-cell office:value-type="float" office:value="5.3333">
            <text:p>5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27T08:00:00">
            <text:p>Sun Nov 27 08:00:00 2016</text:p>
          </table:table-cell>
          <table:table-cell office:value-type="float" office:value="1.6667">
            <text:p>1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6-11-27T09:00:00">
            <text:p>Sun Nov 27 09:00:00 2016</text:p>
          </table:table-cell>
          <table:table-cell office:value-type="float" office:value="1.0">
            <text:p>1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6-11-27T10:00:00">
            <text:p>Sun Nov 27 10:00:00 2016</text:p>
          </table:table-cell>
          <table:table-cell office:value-type="float" office:value="1.0">
            <text:p>1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6-11-28T20:00:00">
            <text:p>Mon Nov 28 20:00:00 2016</text:p>
          </table:table-cell>
          <table:table-cell office:value-type="float" office:value="18.1667">
            <text:p>18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1-28T21:00:00">
            <text:p>Mon Nov 28 21:00:00 2016</text:p>
          </table:table-cell>
          <table:table-cell office:value-type="float" office:value="23.6667">
            <text:p>23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6-11-28T22:00:00">
            <text:p>Mon Nov 28 22:00:00 2016</text:p>
          </table:table-cell>
          <table:table-cell office:value-type="float" office:value="30.3333">
            <text:p>30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1-28T23:00:00">
            <text:p>Mon Nov 28 23:00:00 2016</text:p>
          </table:table-cell>
          <table:table-cell office:value-type="float" office:value="32.6667">
            <text:p>32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6-11-29T00:00:00">
            <text:p>Tue Nov 29 00:00:00 2016</text:p>
          </table:table-cell>
          <table:table-cell office:value-type="float" office:value="23.3333">
            <text:p>23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1-29T01:00:00">
            <text:p>Tue Nov 29 01:00:00 2016</text:p>
          </table:table-cell>
          <table:table-cell office:value-type="float" office:value="31.6667">
            <text:p>31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6-11-29T02:00:00">
            <text:p>Tue Nov 29 02:00:00 2016</text:p>
          </table:table-cell>
          <table:table-cell office:value-type="float" office:value="25.8333">
            <text:p>25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1-29T03:00:00">
            <text:p>Tue Nov 29 03:00:00 2016</text:p>
          </table:table-cell>
          <table:table-cell office:value-type="float" office:value="23.3333">
            <text:p>23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1-29T04:00:00">
            <text:p>Tue Nov 29 04:00:00 2016</text:p>
          </table:table-cell>
          <table:table-cell office:value-type="float" office:value="19.8333">
            <text:p>19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6-11-29T05:00:00">
            <text:p>Tue Nov 29 05:00:00 2016</text:p>
          </table:table-cell>
          <table:table-cell office:value-type="float" office:value="11.8333">
            <text:p>11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29T06:00:00">
            <text:p>Tue Nov 29 06:00:00 2016</text:p>
          </table:table-cell>
          <table:table-cell office:value-type="float" office:value="10.0">
            <text:p>10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6-12-01T17:00:00">
            <text:p>Thu Dec  1 17:00:00 2016</text:p>
          </table:table-cell>
          <table:table-cell office:value-type="float" office:value="23.8333">
            <text:p>23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6-12-01T23:00:00">
            <text:p>Thu Dec  1 23:00:00 2016</text:p>
          </table:table-cell>
          <table:table-cell office:value-type="float" office:value="13.1667">
            <text:p>13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6-12-02T00:00:00">
            <text:p>Fri Dec  2 00:00:00 2016</text:p>
          </table:table-cell>
          <table:table-cell office:value-type="float" office:value="24.6667">
            <text:p>24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02T05:00:00">
            <text:p>Fri Dec  2 05:00:00 2016</text:p>
          </table:table-cell>
          <table:table-cell office:value-type="float" office:value="10.6667">
            <text:p>10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2-02T07:00:00">
            <text:p>Fri Dec  2 07:00:00 2016</text:p>
          </table:table-cell>
          <table:table-cell office:value-type="float" office:value="8.8333">
            <text:p>8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6-12-02T08:00:00">
            <text:p>Fri Dec  2 08:00:00 2016</text:p>
          </table:table-cell>
          <table:table-cell office:value-type="float" office:value="8.3333">
            <text:p>8.3333</text:p>
          </table:table-cell>
          <table:table-cell office:value-type="float" office:value="10.4">
            <text:p>10.4</text:p>
          </table:table-cell>
        </table:table-row>
        <table:table-row>
          <table:table-cell table:style-name="pd1" office:value-type="date" office:date-value="2016-12-07T19:00:00">
            <text:p>Wed Dec  7 19:00:00 2016</text:p>
          </table:table-cell>
          <table:table-cell office:value-type="float" office:value="39.0">
            <text:p>39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2-07T20:00:00">
            <text:p>Wed Dec  7 20:00:00 2016</text:p>
          </table:table-cell>
          <table:table-cell office:value-type="float" office:value="48.8333">
            <text:p>48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6-12-09T18:00:00">
            <text:p>Fri Dec  9 18:00:00 2016</text:p>
          </table:table-cell>
          <table:table-cell office:value-type="float" office:value="38.0">
            <text:p>38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12-09T19:00:00">
            <text:p>Fri Dec  9 19:00:00 2016</text:p>
          </table:table-cell>
          <table:table-cell office:value-type="float" office:value="27.3333">
            <text:p>27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2-09T20:00:00">
            <text:p>Fri Dec  9 20:00:00 2016</text:p>
          </table:table-cell>
          <table:table-cell office:value-type="float" office:value="32.3333">
            <text:p>32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10T03:00:00">
            <text:p>Sat Dec 10 03:00:00 2016</text:p>
          </table:table-cell>
          <table:table-cell office:value-type="float" office:value="4.0">
            <text:p>4.0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6-12-10T04:00:00">
            <text:p>Sat Dec 10 04:00:00 2016</text:p>
          </table:table-cell>
          <table:table-cell office:value-type="float" office:value="5.6667">
            <text:p>5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6-12-10T05:00:00">
            <text:p>Sat Dec 10 05:00:00 2016</text:p>
          </table:table-cell>
          <table:table-cell office:value-type="float" office:value="5.8333">
            <text:p>5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2-10T06:00:00">
            <text:p>Sat Dec 10 06:00:00 2016</text:p>
          </table:table-cell>
          <table:table-cell office:value-type="float" office:value="1.0">
            <text:p>1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2-10T10:00:00">
            <text:p>Sat Dec 10 10:00:00 2016</text:p>
          </table:table-cell>
          <table:table-cell office:value-type="float" office:value="7.3333">
            <text:p>7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6-12-10T11:00:00">
            <text:p>Sat Dec 10 11:00:00 2016</text:p>
          </table:table-cell>
          <table:table-cell office:value-type="float" office:value="7.6667">
            <text:p>7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6-12-10T15:00:00">
            <text:p>Sat Dec 10 15:00:00 2016</text:p>
          </table:table-cell>
          <table:table-cell office:value-type="float" office:value="20.1667">
            <text:p>20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6-12-10T16:00:00">
            <text:p>Sat Dec 10 16:00:00 2016</text:p>
          </table:table-cell>
          <table:table-cell office:value-type="float" office:value="10.5">
            <text:p>10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6-12-10T17:00:00">
            <text:p>Sat Dec 10 17:00:00 2016</text:p>
          </table:table-cell>
          <table:table-cell office:value-type="float" office:value="31.8333">
            <text:p>31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6-12-10T19:00:00">
            <text:p>Sat Dec 10 19:00:00 2016</text:p>
          </table:table-cell>
          <table:table-cell office:value-type="float" office:value="18.6667">
            <text:p>18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12-10T20:00:00">
            <text:p>Sat Dec 10 20:00:00 2016</text:p>
          </table:table-cell>
          <table:table-cell office:value-type="float" office:value="27.3333">
            <text:p>27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6-12-10T21:00:00">
            <text:p>Sat Dec 10 21:00:00 2016</text:p>
          </table:table-cell>
          <table:table-cell office:value-type="float" office:value="42.5">
            <text:p>42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12-10T22:00:00">
            <text:p>Sat Dec 10 22:00:00 2016</text:p>
          </table:table-cell>
          <table:table-cell office:value-type="float" office:value="52.0">
            <text:p>52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6-12-11T07:00:00">
            <text:p>Sun Dec 11 07:00:00 2016</text:p>
          </table:table-cell>
          <table:table-cell office:value-type="float" office:value="12.1667">
            <text:p>12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2-11T08:00:00">
            <text:p>Sun Dec 11 08:00:00 2016</text:p>
          </table:table-cell>
          <table:table-cell office:value-type="float" office:value="10.1667">
            <text:p>10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6-12-11T09:00:00">
            <text:p>Sun Dec 11 09:00:00 2016</text:p>
          </table:table-cell>
          <table:table-cell office:value-type="float" office:value="11.0">
            <text:p>11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2-11T10:00:00">
            <text:p>Sun Dec 11 10:00:00 2016</text:p>
          </table:table-cell>
          <table:table-cell office:value-type="float" office:value="12.8333">
            <text:p>12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2-11T11:00:00">
            <text:p>Sun Dec 11 11:00:00 2016</text:p>
          </table:table-cell>
          <table:table-cell office:value-type="float" office:value="12.1667">
            <text:p>12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2-11T12:00:00">
            <text:p>Sun Dec 11 12:00:00 2016</text:p>
          </table:table-cell>
          <table:table-cell office:value-type="float" office:value="12.0">
            <text:p>12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6-12-11T13:00:00">
            <text:p>Sun Dec 11 13:00:00 2016</text:p>
          </table:table-cell>
          <table:table-cell office:value-type="float" office:value="12.8333">
            <text:p>12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12-11T14:00:00">
            <text:p>Sun Dec 11 14:00:00 2016</text:p>
          </table:table-cell>
          <table:table-cell office:value-type="float" office:value="24.3333">
            <text:p>24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2-11T15:00:00">
            <text:p>Sun Dec 11 15:00:00 2016</text:p>
          </table:table-cell>
          <table:table-cell office:value-type="float" office:value="24.6667">
            <text:p>24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6-12-12T09:00:00">
            <text:p>Mon Dec 12 09:00:00 2016</text:p>
          </table:table-cell>
          <table:table-cell office:value-type="float" office:value="22.0">
            <text:p>22.0</text:p>
          </table:table-cell>
          <table:table-cell office:value-type="float" office:value="13.2">
            <text:p>13.2</text:p>
          </table:table-cell>
        </table:table-row>
        <table:table-row>
          <table:table-cell table:style-name="pd1" office:value-type="date" office:date-value="2016-12-12T10:00:00">
            <text:p>Mon Dec 12 10:00:00 2016</text:p>
          </table:table-cell>
          <table:table-cell office:value-type="float" office:value="26.5">
            <text:p>26.5</text:p>
          </table:table-cell>
          <table:table-cell office:value-type="float" office:value="6.4">
            <text:p>6.4</text:p>
          </table:table-cell>
        </table:table-row>
        <table:table-row>
          <table:table-cell table:style-name="pd1" office:value-type="date" office:date-value="2016-12-12T11:00:00">
            <text:p>Mon Dec 12 11:00:00 2016</text:p>
          </table:table-cell>
          <table:table-cell office:value-type="float" office:value="1.0">
            <text:p>1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6-12-12T12:00:00">
            <text:p>Mon Dec 12 12:00:00 2016</text:p>
          </table:table-cell>
          <table:table-cell office:value-type="float" office:value="1.0">
            <text:p>1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12T13:00:00">
            <text:p>Mon Dec 12 13:00:00 2016</text:p>
          </table:table-cell>
          <table:table-cell office:value-type="float" office:value="37.5">
            <text:p>37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12-12T14:00:00">
            <text:p>Mon Dec 12 14:00:00 2016</text:p>
          </table:table-cell>
          <table:table-cell office:value-type="float" office:value="36.8333">
            <text:p>36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2-13T09:00:00">
            <text:p>Tue Dec 13 09:00:00 2016</text:p>
          </table:table-cell>
          <table:table-cell office:value-type="float" office:value="38.6667">
            <text:p>38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6-12-13T15:00:00">
            <text:p>Tue Dec 13 15:00:00 2016</text:p>
          </table:table-cell>
          <table:table-cell office:value-type="float" office:value="33.5">
            <text:p>3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6-12-13T16:00:00">
            <text:p>Tue Dec 13 16:00:00 2016</text:p>
          </table:table-cell>
          <table:table-cell office:value-type="float" office:value="37.1667">
            <text:p>37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6-12-13T17:00:00">
            <text:p>Tue Dec 13 17:00:00 2016</text:p>
          </table:table-cell>
          <table:table-cell office:value-type="float" office:value="32.8333">
            <text:p>32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6-12-13T18:00:00">
            <text:p>Tue Dec 13 18:00:00 2016</text:p>
          </table:table-cell>
          <table:table-cell office:value-type="float" office:value="38.0">
            <text:p>38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6-12-14T13:00:00">
            <text:p>Wed Dec 14 13:00:00 2016</text:p>
          </table:table-cell>
          <table:table-cell office:value-type="float" office:value="39.6667">
            <text:p>39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6-12-14T14:00:00">
            <text:p>Wed Dec 14 14:00:00 2016</text:p>
          </table:table-cell>
          <table:table-cell office:value-type="float" office:value="22.1667">
            <text:p>22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2-14T15:00:00">
            <text:p>Wed Dec 14 15:00:00 2016</text:p>
          </table:table-cell>
          <table:table-cell office:value-type="float" office:value="31.1667">
            <text:p>31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2-14T16:00:00">
            <text:p>Wed Dec 14 16:00:00 2016</text:p>
          </table:table-cell>
          <table:table-cell office:value-type="float" office:value="30.8333">
            <text:p>30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12-14T19:00:00">
            <text:p>Wed Dec 14 19:00:00 2016</text:p>
          </table:table-cell>
          <table:table-cell office:value-type="float" office:value="37.3333">
            <text:p>3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6-12-14T20:00:00">
            <text:p>Wed Dec 14 20:00:00 2016</text:p>
          </table:table-cell>
          <table:table-cell office:value-type="float" office:value="43.3333">
            <text:p>43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15T00:00:00">
            <text:p>Thu Dec 15 00:00:00 2016</text:p>
          </table:table-cell>
          <table:table-cell office:value-type="float" office:value="1.0">
            <text:p>1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12-16T05:00:00">
            <text:p>Fri Dec 16 05:00:00 2016</text:p>
          </table:table-cell>
          <table:table-cell office:value-type="float" office:value="8.3333">
            <text:p>8.3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2-16T08:00:00">
            <text:p>Fri Dec 16 08:00:00 2016</text:p>
          </table:table-cell>
          <table:table-cell office:value-type="float" office:value="3.8333">
            <text:p>3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6-12-16T09:00:00">
            <text:p>Fri Dec 16 09:00:00 2016</text:p>
          </table:table-cell>
          <table:table-cell office:value-type="float" office:value="1.0">
            <text:p>1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6-12-16T10:00:00">
            <text:p>Fri Dec 16 10:00:00 2016</text:p>
          </table:table-cell>
          <table:table-cell office:value-type="float" office:value="1.1667">
            <text:p>1.1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6-12-16T11:00:00">
            <text:p>Fri Dec 16 11:00:00 2016</text:p>
          </table:table-cell>
          <table:table-cell office:value-type="float" office:value="1.0">
            <text:p>1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6-12-16T12:00:00">
            <text:p>Fri Dec 16 12:00:00 2016</text:p>
          </table:table-cell>
          <table:table-cell office:value-type="float" office:value="1.5">
            <text:p>1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12-17T09:00:00">
            <text:p>Sat Dec 17 09:00:00 2016</text:p>
          </table:table-cell>
          <table:table-cell office:value-type="float" office:value="12.1667">
            <text:p>12.1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6-12-17T11:00:00">
            <text:p>Sat Dec 17 11:00:00 2016</text:p>
          </table:table-cell>
          <table:table-cell office:value-type="float" office:value="10.5">
            <text:p>10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12-19T03:00:00">
            <text:p>Mon Dec 19 03:00:00 2016</text:p>
          </table:table-cell>
          <table:table-cell office:value-type="float" office:value="6.5">
            <text:p>6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2-19T04:00:00">
            <text:p>Mon Dec 19 04:00:00 2016</text:p>
          </table:table-cell>
          <table:table-cell office:value-type="float" office:value="7.3333">
            <text:p>7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12-19T05:00:00">
            <text:p>Mon Dec 19 05:00:00 2016</text:p>
          </table:table-cell>
          <table:table-cell office:value-type="float" office:value="1.6667">
            <text:p>1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6-12-19T06:00:00">
            <text:p>Mon Dec 19 06:00:00 2016</text:p>
          </table:table-cell>
          <table:table-cell office:value-type="float" office:value="1.0">
            <text:p>1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6-12-19T08:00:00">
            <text:p>Mon Dec 19 08:00:00 2016</text:p>
          </table:table-cell>
          <table:table-cell office:value-type="float" office:value="8.1667">
            <text:p>8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6-12-19T09:00:00">
            <text:p>Mon Dec 19 09:00:00 2016</text:p>
          </table:table-cell>
          <table:table-cell office:value-type="float" office:value="10.8333">
            <text:p>10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19T10:00:00">
            <text:p>Mon Dec 19 10:00:00 2016</text:p>
          </table:table-cell>
          <table:table-cell office:value-type="float" office:value="23.8333">
            <text:p>23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19T13:00:00">
            <text:p>Mon Dec 19 13:00:00 2016</text:p>
          </table:table-cell>
          <table:table-cell office:value-type="float" office:value="17.5">
            <text:p>1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2-19T14:00:00">
            <text:p>Mon Dec 19 14:00:00 2016</text:p>
          </table:table-cell>
          <table:table-cell office:value-type="float" office:value="8.6667">
            <text:p>8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6-12-19T15:00:00">
            <text:p>Mon Dec 19 15:00:00 2016</text:p>
          </table:table-cell>
          <table:table-cell office:value-type="float" office:value="4.8333">
            <text:p>4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6-12-19T16:00:00">
            <text:p>Mon Dec 19 16:00:00 2016</text:p>
          </table:table-cell>
          <table:table-cell office:value-type="float" office:value="1.0">
            <text:p>1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6-12-19T17:00:00">
            <text:p>Mon Dec 19 17:00:00 2016</text:p>
          </table:table-cell>
          <table:table-cell office:value-type="float" office:value="1.0">
            <text:p>1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6-12-19T18:00:00">
            <text:p>Mon Dec 19 18:00:00 2016</text:p>
          </table:table-cell>
          <table:table-cell office:value-type="float" office:value="1.0">
            <text:p>1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2-19T19:00:00">
            <text:p>Mon Dec 19 19:00:00 2016</text:p>
          </table:table-cell>
          <table:table-cell office:value-type="float" office:value="1.3333">
            <text:p>1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6-12-20T11:00:00">
            <text:p>Tue Dec 20 11:00:00 2016</text:p>
          </table:table-cell>
          <table:table-cell office:value-type="float" office:value="30.1667">
            <text:p>30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6-12-20T12:00:00">
            <text:p>Tue Dec 20 12:00:00 2016</text:p>
          </table:table-cell>
          <table:table-cell office:value-type="float" office:value="10.1667">
            <text:p>10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6-12-20T13:00:00">
            <text:p>Tue Dec 20 13:00:00 2016</text:p>
          </table:table-cell>
          <table:table-cell office:value-type="float" office:value="4.6667">
            <text:p>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2-20T15:00:00">
            <text:p>Tue Dec 20 15:00:00 2016</text:p>
          </table:table-cell>
          <table:table-cell office:value-type="float" office:value="1.0">
            <text:p>1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6-12-20T16:00:00">
            <text:p>Tue Dec 20 16:00:00 2016</text:p>
          </table:table-cell>
          <table:table-cell office:value-type="float" office:value="4.8333">
            <text:p>4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6-12-20T17:00:00">
            <text:p>Tue Dec 20 17:00:00 2016</text:p>
          </table:table-cell>
          <table:table-cell office:value-type="float" office:value="17.8333">
            <text:p>17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12-21T05:00:00">
            <text:p>Wed Dec 21 05:00:00 2016</text:p>
          </table:table-cell>
          <table:table-cell office:value-type="float" office:value="19.8333">
            <text:p>19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6-12-21T06:00:00">
            <text:p>Wed Dec 21 06:00:00 2016</text:p>
          </table:table-cell>
          <table:table-cell office:value-type="float" office:value="28.5">
            <text:p>28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12-21T07:00:00">
            <text:p>Wed Dec 21 07:00:00 2016</text:p>
          </table:table-cell>
          <table:table-cell office:value-type="float" office:value="22.6667">
            <text:p>22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6-12-21T08:00:00">
            <text:p>Wed Dec 21 08:00:00 2016</text:p>
          </table:table-cell>
          <table:table-cell office:value-type="float" office:value="23.0">
            <text:p>2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2-21T09:00:00">
            <text:p>Wed Dec 21 09:00:00 2016</text:p>
          </table:table-cell>
          <table:table-cell office:value-type="float" office:value="40.1667">
            <text:p>40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6-12-21T13:00:00">
            <text:p>Wed Dec 21 13:00:00 2016</text:p>
          </table:table-cell>
          <table:table-cell office:value-type="float" office:value="27.3333">
            <text:p>27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2-22T07:00:00">
            <text:p>Thu Dec 22 07:00:00 2016</text:p>
          </table:table-cell>
          <table:table-cell office:value-type="float" office:value="11.8333">
            <text:p>11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2-22T08:00:00">
            <text:p>Thu Dec 22 08:00:00 2016</text:p>
          </table:table-cell>
          <table:table-cell office:value-type="float" office:value="5.5">
            <text:p>5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6-12-22T12:00:00">
            <text:p>Thu Dec 22 12:00:00 2016</text:p>
          </table:table-cell>
          <table:table-cell office:value-type="float" office:value="11.5">
            <text:p>11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6-12-22T13:00:00">
            <text:p>Thu Dec 22 13:00:00 2016</text:p>
          </table:table-cell>
          <table:table-cell office:value-type="float" office:value="19.6667">
            <text:p>19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12-23T07:00:00">
            <text:p>Fri Dec 23 07:00:00 2016</text:p>
          </table:table-cell>
          <table:table-cell office:value-type="float" office:value="22.3333">
            <text:p>22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6-12-23T11:00:00">
            <text:p>Fri Dec 23 11:00:00 2016</text:p>
          </table:table-cell>
          <table:table-cell office:value-type="float" office:value="28.5">
            <text:p>28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6-12-23T12:00:00">
            <text:p>Fri Dec 23 12:00:00 2016</text:p>
          </table:table-cell>
          <table:table-cell office:value-type="float" office:value="28.3333">
            <text:p>28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2-23T13:00:00">
            <text:p>Fri Dec 23 13:00:00 2016</text:p>
          </table:table-cell>
          <table:table-cell office:value-type="float" office:value="30.6667">
            <text:p>30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6-12-23T14:00:00">
            <text:p>Fri Dec 23 14:00:00 2016</text:p>
          </table:table-cell>
          <table:table-cell office:value-type="float" office:value="14.1667">
            <text:p>14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6-12-23T15:00:00">
            <text:p>Fri Dec 23 15:00:00 2016</text:p>
          </table:table-cell>
          <table:table-cell office:value-type="float" office:value="11.5">
            <text:p>11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2-24T07:00:00">
            <text:p>Sat Dec 24 07:00:00 2016</text:p>
          </table:table-cell>
          <table:table-cell office:value-type="float" office:value="13.1667">
            <text:p>13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6-12-24T08:00:00">
            <text:p>Sat Dec 24 08:00:00 2016</text:p>
          </table:table-cell>
          <table:table-cell office:value-type="float" office:value="10.5">
            <text:p>10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6-12-24T10:00:00">
            <text:p>Sat Dec 24 10:00:00 2016</text:p>
          </table:table-cell>
          <table:table-cell office:value-type="float" office:value="20.5">
            <text:p>20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6-12-24T11:00:00">
            <text:p>Sat Dec 24 11:00:00 2016</text:p>
          </table:table-cell>
          <table:table-cell office:value-type="float" office:value="19.8333">
            <text:p>19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2-24T12:00:00">
            <text:p>Sat Dec 24 12:00:00 2016</text:p>
          </table:table-cell>
          <table:table-cell office:value-type="float" office:value="22.5">
            <text:p>22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2-24T13:00:00">
            <text:p>Sat Dec 24 13:00:00 2016</text:p>
          </table:table-cell>
          <table:table-cell office:value-type="float" office:value="11.8333">
            <text:p>11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6-12-25T03:00:00">
            <text:p>Sun Dec 25 03:00:00 2016</text:p>
          </table:table-cell>
          <table:table-cell office:value-type="float" office:value="7.8333">
            <text:p>7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6-12-25T04:00:00">
            <text:p>Sun Dec 25 04:00:00 2016</text:p>
          </table:table-cell>
          <table:table-cell office:value-type="float" office:value="33.6667">
            <text:p>33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6-12-25T06:00:00">
            <text:p>Sun Dec 25 06:00:00 2016</text:p>
          </table:table-cell>
          <table:table-cell office:value-type="float" office:value="23.3333">
            <text:p>23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6-12-25T07:00:00">
            <text:p>Sun Dec 25 07:00:00 2016</text:p>
          </table:table-cell>
          <table:table-cell office:value-type="float" office:value="23.6667">
            <text:p>23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12-25T09:00:00">
            <text:p>Sun Dec 25 09:00:00 2016</text:p>
          </table:table-cell>
          <table:table-cell office:value-type="float" office:value="5.6667">
            <text:p>5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2-25T10:00:00">
            <text:p>Sun Dec 25 10:00:00 2016</text:p>
          </table:table-cell>
          <table:table-cell office:value-type="float" office:value="9.8333">
            <text:p>9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2-25T11:00:00">
            <text:p>Sun Dec 25 11:00:00 2016</text:p>
          </table:table-cell>
          <table:table-cell office:value-type="float" office:value="11.0">
            <text:p>11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2-25T12:00:00">
            <text:p>Sun Dec 25 12:00:00 2016</text:p>
          </table:table-cell>
          <table:table-cell office:value-type="float" office:value="7.3333">
            <text:p>7.3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6-12-25T13:00:00">
            <text:p>Sun Dec 25 13:00:00 2016</text:p>
          </table:table-cell>
          <table:table-cell office:value-type="float" office:value="10.0">
            <text:p>10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12-26T04:00:00">
            <text:p>Mon Dec 26 04:00:00 2016</text:p>
          </table:table-cell>
          <table:table-cell office:value-type="float" office:value="35.6667">
            <text:p>35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6-12-26T05:00:00">
            <text:p>Mon Dec 26 05:00:00 2016</text:p>
          </table:table-cell>
          <table:table-cell office:value-type="float" office:value="27.6667">
            <text:p>27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6-12-26T07:00:00">
            <text:p>Mon Dec 26 07:00:00 2016</text:p>
          </table:table-cell>
          <table:table-cell office:value-type="float" office:value="15.6667">
            <text:p>15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2-26T08:00:00">
            <text:p>Mon Dec 26 08:00:00 2016</text:p>
          </table:table-cell>
          <table:table-cell office:value-type="float" office:value="10.0">
            <text:p>10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6-12-26T09:00:00">
            <text:p>Mon Dec 26 09:00:00 2016</text:p>
          </table:table-cell>
          <table:table-cell office:value-type="float" office:value="15.5">
            <text:p>15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2-26T10:00:00">
            <text:p>Mon Dec 26 10:00:00 2016</text:p>
          </table:table-cell>
          <table:table-cell office:value-type="float" office:value="19.5">
            <text:p>19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12-26T11:00:00">
            <text:p>Mon Dec 26 11:00:00 2016</text:p>
          </table:table-cell>
          <table:table-cell office:value-type="float" office:value="5.0">
            <text:p>5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6-12-26T12:00:00">
            <text:p>Mon Dec 26 12:00:00 2016</text:p>
          </table:table-cell>
          <table:table-cell office:value-type="float" office:value="16.6667">
            <text:p>16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6-12-26T13:00:00">
            <text:p>Mon Dec 26 13:00:00 2016</text:p>
          </table:table-cell>
          <table:table-cell office:value-type="float" office:value="7.3333">
            <text:p>7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2-27T05:00:00">
            <text:p>Tue Dec 27 05:00:00 2016</text:p>
          </table:table-cell>
          <table:table-cell office:value-type="float" office:value="32.1667">
            <text:p>32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6-12-27T06:00:00">
            <text:p>Tue Dec 27 06:00:00 2016</text:p>
          </table:table-cell>
          <table:table-cell office:value-type="float" office:value="24.1667">
            <text:p>24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2-27T07:00:00">
            <text:p>Tue Dec 27 07:00:00 2016</text:p>
          </table:table-cell>
          <table:table-cell office:value-type="float" office:value="20.6667">
            <text:p>20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2-27T08:00:00">
            <text:p>Tue Dec 27 08:00:00 2016</text:p>
          </table:table-cell>
          <table:table-cell office:value-type="float" office:value="25.0">
            <text:p>25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27T09:00:00">
            <text:p>Tue Dec 27 09:00:00 2016</text:p>
          </table:table-cell>
          <table:table-cell office:value-type="float" office:value="27.5">
            <text:p>27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2-27T12:00:00">
            <text:p>Tue Dec 27 12:00:00 2016</text:p>
          </table:table-cell>
          <table:table-cell office:value-type="float" office:value="40.6667">
            <text:p>40.6667</text:p>
          </table:table-cell>
          <table:table-cell office:value-type="float" office:value="15.8">
            <text:p>15.8</text:p>
          </table:table-cell>
        </table:table-row>
        <table:table-row>
          <table:table-cell table:style-name="pd1" office:value-type="date" office:date-value="2016-12-27T13:00:00">
            <text:p>Tue Dec 27 13:00:00 2016</text:p>
          </table:table-cell>
          <table:table-cell office:value-type="float" office:value="17.6667">
            <text:p>17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2-27T14:00:00">
            <text:p>Tue Dec 27 14:00:00 2016</text:p>
          </table:table-cell>
          <table:table-cell office:value-type="float" office:value="9.8333">
            <text:p>9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12-27T15:00:00">
            <text:p>Tue Dec 27 15:00:00 2016</text:p>
          </table:table-cell>
          <table:table-cell office:value-type="float" office:value="29.1667">
            <text:p>29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2-28T09:00:00">
            <text:p>Wed Dec 28 09:00:00 2016</text:p>
          </table:table-cell>
          <table:table-cell office:value-type="float" office:value="21.0">
            <text:p>2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6-12-28T10:00:00">
            <text:p>Wed Dec 28 10:00:00 2016</text:p>
          </table:table-cell>
          <table:table-cell office:value-type="float" office:value="41.5">
            <text:p>41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2-28T11:00:00">
            <text:p>Wed Dec 28 11:00:00 2016</text:p>
          </table:table-cell>
          <table:table-cell office:value-type="float" office:value="34.3333">
            <text:p>34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2-29T19:00:00">
            <text:p>Thu Dec 29 19:00:00 2016</text:p>
          </table:table-cell>
          <table:table-cell office:value-type="float" office:value="33.1667">
            <text:p>3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6-12-29T20:00:00">
            <text:p>Thu Dec 29 20:00:00 2016</text:p>
          </table:table-cell>
          <table:table-cell office:value-type="float" office:value="50.6667">
            <text:p>5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2-29T23:00:00">
            <text:p>Thu Dec 29 23:00:00 2016</text:p>
          </table:table-cell>
          <table:table-cell office:value-type="float" office:value="51.8333">
            <text:p>51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2-30T02:00:00">
            <text:p>Fri Dec 30 02:00:00 2016</text:p>
          </table:table-cell>
          <table:table-cell office:value-type="float" office:value="49.5">
            <text:p>49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6-12-30T04:00:00">
            <text:p>Fri Dec 30 04:00:00 2016</text:p>
          </table:table-cell>
          <table:table-cell office:value-type="float" office:value="43.6667">
            <text:p>43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6-12-30T05:00:00">
            <text:p>Fri Dec 30 05:00:00 2016</text:p>
          </table:table-cell>
          <table:table-cell office:value-type="float" office:value="34.0">
            <text:p>34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2-30T06:00:00">
            <text:p>Fri Dec 30 06:00:00 2016</text:p>
          </table:table-cell>
          <table:table-cell office:value-type="float" office:value="22.5">
            <text:p>22.5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2-30T07:00:00">
            <text:p>Fri Dec 30 07:00:00 2016</text:p>
          </table:table-cell>
          <table:table-cell office:value-type="float" office:value="22.6667">
            <text:p>22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6-12-30T08:00:00">
            <text:p>Fri Dec 30 08:00:00 2016</text:p>
          </table:table-cell>
          <table:table-cell office:value-type="float" office:value="21.1667">
            <text:p>2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6-12-30T09:00:00">
            <text:p>Fri Dec 30 09:00:00 2016</text:p>
          </table:table-cell>
          <table:table-cell office:value-type="float" office:value="30.0">
            <text:p>30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2-30T10:00:00">
            <text:p>Fri Dec 30 10:00:00 2016</text:p>
          </table:table-cell>
          <table:table-cell office:value-type="float" office:value="28.5">
            <text:p>28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12-31T06:00:00">
            <text:p>Sat Dec 31 06:00:00 2016</text:p>
          </table:table-cell>
          <table:table-cell office:value-type="float" office:value="21.3333">
            <text:p>21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12-31T07:00:00">
            <text:p>Sat Dec 31 07:00:00 2016</text:p>
          </table:table-cell>
          <table:table-cell office:value-type="float" office:value="16.0">
            <text:p>16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12-31T08:00:00">
            <text:p>Sat Dec 31 08:00:00 2016</text:p>
          </table:table-cell>
          <table:table-cell office:value-type="float" office:value="22.1667">
            <text:p>22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2-31T09:00:00">
            <text:p>Sat Dec 31 09:00:00 2016</text:p>
          </table:table-cell>
          <table:table-cell office:value-type="float" office:value="33.1667">
            <text:p>33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6-12-31T10:00:00">
            <text:p>Sat Dec 31 10:00:00 2016</text:p>
          </table:table-cell>
          <table:table-cell office:value-type="float" office:value="34.6667">
            <text:p>34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2-31T11:00:00">
            <text:p>Sat Dec 31 11:00:00 2016</text:p>
          </table:table-cell>
          <table:table-cell office:value-type="float" office:value="29.6667">
            <text:p>29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6-12-31T12:00:00">
            <text:p>Sat Dec 31 12:00:00 2016</text:p>
          </table:table-cell>
          <table:table-cell office:value-type="float" office:value="33.5">
            <text:p>3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2-31T13:00:00">
            <text:p>Sat Dec 31 13:00:00 2016</text:p>
          </table:table-cell>
          <table:table-cell office:value-type="float" office:value="30.0">
            <text:p>30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7-01-01T06:00:00">
            <text:p>Sun Jan  1 06:00:00 2017</text:p>
          </table:table-cell>
          <table:table-cell office:value-type="float" office:value="93.1667">
            <text:p>93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01T11:00:00">
            <text:p>Sun Jan  1 11:00:00 2017</text:p>
          </table:table-cell>
          <table:table-cell office:value-type="float" office:value="24.6667">
            <text:p>24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02T08:00:00">
            <text:p>Mon Jan  2 08:00:00 2017</text:p>
          </table:table-cell>
          <table:table-cell office:value-type="float" office:value="16.6667">
            <text:p>16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1-02T09:00:00">
            <text:p>Mon Jan  2 09:00:00 2017</text:p>
          </table:table-cell>
          <table:table-cell office:value-type="float" office:value="22.6667">
            <text:p>22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7-01-02T10:00:00">
            <text:p>Mon Jan  2 10:00:00 2017</text:p>
          </table:table-cell>
          <table:table-cell office:value-type="float" office:value="18.5">
            <text:p>18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02T11:00:00">
            <text:p>Mon Jan  2 11:00:00 2017</text:p>
          </table:table-cell>
          <table:table-cell office:value-type="float" office:value="20.5">
            <text:p>20.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02T13:00:00">
            <text:p>Mon Jan  2 13:00:00 2017</text:p>
          </table:table-cell>
          <table:table-cell office:value-type="float" office:value="13.5">
            <text:p>13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1-02T14:00:00">
            <text:p>Mon Jan  2 14:00:00 2017</text:p>
          </table:table-cell>
          <table:table-cell office:value-type="float" office:value="30.0">
            <text:p>30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1-02T15:00:00">
            <text:p>Mon Jan  2 15:00:00 2017</text:p>
          </table:table-cell>
          <table:table-cell office:value-type="float" office:value="16.8333">
            <text:p>16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01-03T05:00:00">
            <text:p>Tue Jan  3 05:00:00 2017</text:p>
          </table:table-cell>
          <table:table-cell office:value-type="float" office:value="18.1667">
            <text:p>18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01-03T07:00:00">
            <text:p>Tue Jan  3 07:00:00 2017</text:p>
          </table:table-cell>
          <table:table-cell office:value-type="float" office:value="23.0">
            <text:p>23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03T08:00:00">
            <text:p>Tue Jan  3 08:00:00 2017</text:p>
          </table:table-cell>
          <table:table-cell office:value-type="float" office:value="26.3333">
            <text:p>26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03T09:00:00">
            <text:p>Tue Jan  3 09:00:00 2017</text:p>
          </table:table-cell>
          <table:table-cell office:value-type="float" office:value="32.5">
            <text:p>32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3T10:00:00">
            <text:p>Tue Jan  3 10:00:00 2017</text:p>
          </table:table-cell>
          <table:table-cell office:value-type="float" office:value="37.0">
            <text:p>37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1-03T11:00:00">
            <text:p>Tue Jan  3 11:00:00 2017</text:p>
          </table:table-cell>
          <table:table-cell office:value-type="float" office:value="35.3333">
            <text:p>35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7-01-03T12:00:00">
            <text:p>Tue Jan  3 12:00:00 2017</text:p>
          </table:table-cell>
          <table:table-cell office:value-type="float" office:value="43.5">
            <text:p>43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7-01-03T13:00:00">
            <text:p>Tue Jan  3 13:00:00 2017</text:p>
          </table:table-cell>
          <table:table-cell office:value-type="float" office:value="43.6667">
            <text:p>43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01-03T14:00:00">
            <text:p>Tue Jan  3 14:00:00 2017</text:p>
          </table:table-cell>
          <table:table-cell office:value-type="float" office:value="38.8333">
            <text:p>38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1-03T15:00:00">
            <text:p>Tue Jan  3 15:00:00 2017</text:p>
          </table:table-cell>
          <table:table-cell office:value-type="float" office:value="15.0">
            <text:p>15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7-01-03T16:00:00">
            <text:p>Tue Jan  3 16:00:00 2017</text:p>
          </table:table-cell>
          <table:table-cell office:value-type="float" office:value="17.8333">
            <text:p>17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01-04T07:00:00">
            <text:p>Wed Jan  4 07:00:00 2017</text:p>
          </table:table-cell>
          <table:table-cell office:value-type="float" office:value="53.5">
            <text:p>53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4T08:00:00">
            <text:p>Wed Jan  4 08:00:00 2017</text:p>
          </table:table-cell>
          <table:table-cell office:value-type="float" office:value="50.3333">
            <text:p>50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1-04T10:00:00">
            <text:p>Wed Jan  4 10:00:00 2017</text:p>
          </table:table-cell>
          <table:table-cell office:value-type="float" office:value="55.6667">
            <text:p>55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01-04T11:00:00">
            <text:p>Wed Jan  4 11:00:00 2017</text:p>
          </table:table-cell>
          <table:table-cell office:value-type="float" office:value="75.0">
            <text:p>75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01-04T12:00:00">
            <text:p>Wed Jan  4 12:00:00 2017</text:p>
          </table:table-cell>
          <table:table-cell office:value-type="float" office:value="79.1667">
            <text:p>79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04T13:00:00">
            <text:p>Wed Jan  4 13:00:00 2017</text:p>
          </table:table-cell>
          <table:table-cell office:value-type="float" office:value="66.8333">
            <text:p>66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1-04T14:00:00">
            <text:p>Wed Jan  4 14:00:00 2017</text:p>
          </table:table-cell>
          <table:table-cell office:value-type="float" office:value="73.0">
            <text:p>73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01-04T15:00:00">
            <text:p>Wed Jan  4 15:00:00 2017</text:p>
          </table:table-cell>
          <table:table-cell office:value-type="float" office:value="71.0">
            <text:p>71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1-05T09:00:00">
            <text:p>Thu Jan  5 09:00:00 2017</text:p>
          </table:table-cell>
          <table:table-cell office:value-type="float" office:value="60.0">
            <text:p>60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7-01-05T10:00:00">
            <text:p>Thu Jan  5 10:00:00 2017</text:p>
          </table:table-cell>
          <table:table-cell office:value-type="float" office:value="53.1667">
            <text:p>53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01-05T11:00:00">
            <text:p>Thu Jan  5 11:00:00 2017</text:p>
          </table:table-cell>
          <table:table-cell office:value-type="float" office:value="62.8333">
            <text:p>62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1-05T12:00:00">
            <text:p>Thu Jan  5 12:00:00 2017</text:p>
          </table:table-cell>
          <table:table-cell office:value-type="float" office:value="53.5">
            <text:p>53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7-01-05T13:00:00">
            <text:p>Thu Jan  5 13:00:00 2017</text:p>
          </table:table-cell>
          <table:table-cell office:value-type="float" office:value="15.1667">
            <text:p>15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01-05T15:00:00">
            <text:p>Thu Jan  5 15:00:00 2017</text:p>
          </table:table-cell>
          <table:table-cell office:value-type="float" office:value="4.5">
            <text:p>4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01-06T08:00:00">
            <text:p>Fri Jan  6 08:00:00 2017</text:p>
          </table:table-cell>
          <table:table-cell office:value-type="float" office:value="22.0">
            <text:p>22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1-06T09:00:00">
            <text:p>Fri Jan  6 09:00:00 2017</text:p>
          </table:table-cell>
          <table:table-cell office:value-type="float" office:value="22.8333">
            <text:p>22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01-06T11:00:00">
            <text:p>Fri Jan  6 11:00:00 2017</text:p>
          </table:table-cell>
          <table:table-cell office:value-type="float" office:value="17.1667">
            <text:p>1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7-01-06T12:00:00">
            <text:p>Fri Jan  6 12:00:00 2017</text:p>
          </table:table-cell>
          <table:table-cell office:value-type="float" office:value="8.8333">
            <text:p>8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7-01-07T08:00:00">
            <text:p>Sat Jan  7 08:00:00 2017</text:p>
          </table:table-cell>
          <table:table-cell office:value-type="float" office:value="20.3333">
            <text:p>20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7-01-07T09:00:00">
            <text:p>Sat Jan  7 09:00:00 2017</text:p>
          </table:table-cell>
          <table:table-cell office:value-type="float" office:value="33.6667">
            <text:p>3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01-07T10:00:00">
            <text:p>Sat Jan  7 10:00:00 2017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7-01-07T11:00:00">
            <text:p>Sat Jan  7 11:00:00 2017</text:p>
          </table:table-cell>
          <table:table-cell office:value-type="float" office:value="26.5">
            <text:p>26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07T12:00:00">
            <text:p>Sat Jan  7 12:00:00 2017</text:p>
          </table:table-cell>
          <table:table-cell office:value-type="float" office:value="26.3333">
            <text:p>26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01-07T13:00:00">
            <text:p>Sat Jan  7 13:00:00 2017</text:p>
          </table:table-cell>
          <table:table-cell office:value-type="float" office:value="20.5">
            <text:p>20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7-01-07T14:00:00">
            <text:p>Sat Jan  7 14:00:00 2017</text:p>
          </table:table-cell>
          <table:table-cell office:value-type="float" office:value="16.0">
            <text:p>16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1-07T15:00:00">
            <text:p>Sat Jan  7 15:00:00 2017</text:p>
          </table:table-cell>
          <table:table-cell office:value-type="float" office:value="7.6667">
            <text:p>7.6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7-01-07T16:00:00">
            <text:p>Sat Jan  7 16:00:00 2017</text:p>
          </table:table-cell>
          <table:table-cell office:value-type="float" office:value="5.3333">
            <text:p>5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1-08T05:00:00">
            <text:p>Sun Jan  8 05:00:00 2017</text:p>
          </table:table-cell>
          <table:table-cell office:value-type="float" office:value="31.3333">
            <text:p>31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1-08T06:00:00">
            <text:p>Sun Jan  8 06:00:00 2017</text:p>
          </table:table-cell>
          <table:table-cell office:value-type="float" office:value="25.3333">
            <text:p>25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1-08T07:00:00">
            <text:p>Sun Jan  8 07:00:00 2017</text:p>
          </table:table-cell>
          <table:table-cell office:value-type="float" office:value="24.8333">
            <text:p>24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7-01-09T08:00:00">
            <text:p>Mon Jan  9 08:00:00 2017</text:p>
          </table:table-cell>
          <table:table-cell office:value-type="float" office:value="19.6667">
            <text:p>19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09T09:00:00">
            <text:p>Mon Jan  9 09:00:00 2017</text:p>
          </table:table-cell>
          <table:table-cell office:value-type="float" office:value="16.6667">
            <text:p>16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09T10:00:00">
            <text:p>Mon Jan  9 10:00:00 2017</text:p>
          </table:table-cell>
          <table:table-cell office:value-type="float" office:value="19.1667">
            <text:p>19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09T11:00:00">
            <text:p>Mon Jan  9 11:00:00 2017</text:p>
          </table:table-cell>
          <table:table-cell office:value-type="float" office:value="20.6667">
            <text:p>20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01-09T12:00:00">
            <text:p>Mon Jan  9 12:00:00 2017</text:p>
          </table:table-cell>
          <table:table-cell office:value-type="float" office:value="32.3333">
            <text:p>32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7-01-09T16:00:00">
            <text:p>Mon Jan  9 16:00:00 2017</text:p>
          </table:table-cell>
          <table:table-cell office:value-type="float" office:value="5.6667">
            <text:p>5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1-10T05:00:00">
            <text:p>Tue Jan 10 05:00:00 2017</text:p>
          </table:table-cell>
          <table:table-cell office:value-type="float" office:value="22.5">
            <text:p>22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01-10T06:00:00">
            <text:p>Tue Jan 10 06:00:00 2017</text:p>
          </table:table-cell>
          <table:table-cell office:value-type="float" office:value="18.8333">
            <text:p>18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01-10T08:00:00">
            <text:p>Tue Jan 10 08:00:00 2017</text:p>
          </table:table-cell>
          <table:table-cell office:value-type="float" office:value="18.3333">
            <text:p>1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01-10T10:00:00">
            <text:p>Tue Jan 10 10:00:00 2017</text:p>
          </table:table-cell>
          <table:table-cell office:value-type="float" office:value="30.6667">
            <text:p>30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10T11:00:00">
            <text:p>Tue Jan 10 11:00:00 2017</text:p>
          </table:table-cell>
          <table:table-cell office:value-type="float" office:value="27.5">
            <text:p>27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01-10T12:00:00">
            <text:p>Tue Jan 10 12:00:00 2017</text:p>
          </table:table-cell>
          <table:table-cell office:value-type="float" office:value="22.8333">
            <text:p>22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01-10T13:00:00">
            <text:p>Tue Jan 10 13:00:00 2017</text:p>
          </table:table-cell>
          <table:table-cell office:value-type="float" office:value="21.0">
            <text:p>21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10T14:00:00">
            <text:p>Tue Jan 10 14:00:00 2017</text:p>
          </table:table-cell>
          <table:table-cell office:value-type="float" office:value="20.3333">
            <text:p>20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7-01-10T15:00:00">
            <text:p>Tue Jan 10 15:00:00 2017</text:p>
          </table:table-cell>
          <table:table-cell office:value-type="float" office:value="1.5">
            <text:p>1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01-10T16:00:00">
            <text:p>Tue Jan 10 16:00:00 2017</text:p>
          </table:table-cell>
          <table:table-cell office:value-type="float" office:value="18.1667">
            <text:p>18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1-10T17:00:00">
            <text:p>Tue Jan 10 17:00:00 2017</text:p>
          </table:table-cell>
          <table:table-cell office:value-type="float" office:value="43.3333">
            <text:p>43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7-01-11T08:00:00">
            <text:p>Wed Jan 11 08:00:00 2017</text:p>
          </table:table-cell>
          <table:table-cell office:value-type="float" office:value="30.5">
            <text:p>30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1T13:00:00">
            <text:p>Wed Jan 11 13:00:00 2017</text:p>
          </table:table-cell>
          <table:table-cell office:value-type="float" office:value="7.6667">
            <text:p>7.6667</text:p>
          </table:table-cell>
          <table:table-cell office:value-type="float" office:value="61.6">
            <text:p>61.6</text:p>
          </table:table-cell>
        </table:table-row>
        <table:table-row>
          <table:table-cell table:style-name="pd1" office:value-type="date" office:date-value="2017-01-11T14:00:00">
            <text:p>Wed Jan 11 14:00:00 2017</text:p>
          </table:table-cell>
          <table:table-cell office:value-type="float" office:value="12.8333">
            <text:p>12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1-12T07:00:00">
            <text:p>Thu Jan 12 07:00:00 2017</text:p>
          </table:table-cell>
          <table:table-cell office:value-type="float" office:value="15.3333">
            <text:p>15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7-01-12T08:00:00">
            <text:p>Thu Jan 12 08:00:00 2017</text:p>
          </table:table-cell>
          <table:table-cell office:value-type="float" office:value="17.3333">
            <text:p>17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1-12T09:00:00">
            <text:p>Thu Jan 12 09:00:00 2017</text:p>
          </table:table-cell>
          <table:table-cell office:value-type="float" office:value="26.1667">
            <text:p>26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01-12T10:00:00">
            <text:p>Thu Jan 12 10:00:00 2017</text:p>
          </table:table-cell>
          <table:table-cell office:value-type="float" office:value="23.5">
            <text:p>23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1-12T11:00:00">
            <text:p>Thu Jan 12 11:00:00 2017</text:p>
          </table:table-cell>
          <table:table-cell office:value-type="float" office:value="14.8333">
            <text:p>14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01-12T12:00:00">
            <text:p>Thu Jan 12 12:00:00 2017</text:p>
          </table:table-cell>
          <table:table-cell office:value-type="float" office:value="21.0">
            <text:p>21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1-12T13:00:00">
            <text:p>Thu Jan 12 13:00:00 2017</text:p>
          </table:table-cell>
          <table:table-cell office:value-type="float" office:value="24.6667">
            <text:p>24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1-13T05:00:00">
            <text:p>Fri Jan 13 05:00:00 2017</text:p>
          </table:table-cell>
          <table:table-cell office:value-type="float" office:value="18.5">
            <text:p>18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7-01-13T06:00:00">
            <text:p>Fri Jan 13 06:00:00 2017</text:p>
          </table:table-cell>
          <table:table-cell office:value-type="float" office:value="9.0">
            <text:p>9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13T07:00:00">
            <text:p>Fri Jan 13 07:00:00 2017</text:p>
          </table:table-cell>
          <table:table-cell office:value-type="float" office:value="10.1667">
            <text:p>10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01-13T08:00:00">
            <text:p>Fri Jan 13 08:00:00 2017</text:p>
          </table:table-cell>
          <table:table-cell office:value-type="float" office:value="20.8333">
            <text:p>20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1-13T09:00:00">
            <text:p>Fri Jan 13 09:00:00 2017</text:p>
          </table:table-cell>
          <table:table-cell office:value-type="float" office:value="21.8333">
            <text:p>21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01-13T10:00:00">
            <text:p>Fri Jan 13 10:00:00 2017</text:p>
          </table:table-cell>
          <table:table-cell office:value-type="float" office:value="17.0">
            <text:p>17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13T11:00:00">
            <text:p>Fri Jan 13 11:00:00 2017</text:p>
          </table:table-cell>
          <table:table-cell office:value-type="float" office:value="17.3333">
            <text:p>17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13T12:00:00">
            <text:p>Fri Jan 13 12:00:00 2017</text:p>
          </table:table-cell>
          <table:table-cell office:value-type="float" office:value="24.6667">
            <text:p>24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01-13T13:00:00">
            <text:p>Fri Jan 13 13:00:00 2017</text:p>
          </table:table-cell>
          <table:table-cell office:value-type="float" office:value="13.3333">
            <text:p>13.3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01-14T07:00:00">
            <text:p>Sat Jan 14 07:00:00 2017</text:p>
          </table:table-cell>
          <table:table-cell office:value-type="float" office:value="29.0">
            <text:p>29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1-14T08:00:00">
            <text:p>Sat Jan 14 08:00:00 2017</text:p>
          </table:table-cell>
          <table:table-cell office:value-type="float" office:value="17.5">
            <text:p>17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7-01-14T09:00:00">
            <text:p>Sat Jan 14 09:00:00 2017</text:p>
          </table:table-cell>
          <table:table-cell office:value-type="float" office:value="8.8333">
            <text:p>8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01-14T10:00:00">
            <text:p>Sat Jan 14 10:00:00 2017</text:p>
          </table:table-cell>
          <table:table-cell office:value-type="float" office:value="22.5">
            <text:p>22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1-14T11:00:00">
            <text:p>Sat Jan 14 11:00:00 2017</text:p>
          </table:table-cell>
          <table:table-cell office:value-type="float" office:value="9.0">
            <text:p>9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7-01-14T13:00:00">
            <text:p>Sat Jan 14 13:00:00 2017</text:p>
          </table:table-cell>
          <table:table-cell office:value-type="float" office:value="1.6667">
            <text:p>1.6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7-01-14T14:00:00">
            <text:p>Sat Jan 14 14:00:00 2017</text:p>
          </table:table-cell>
          <table:table-cell office:value-type="float" office:value="1.1667">
            <text:p>1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7-01-14T15:00:00">
            <text:p>Sat Jan 14 15:00:00 2017</text:p>
          </table:table-cell>
          <table:table-cell office:value-type="float" office:value="12.6667">
            <text:p>12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17-01-15T08:00:00">
            <text:p>Sun Jan 15 08:00:00 2017</text:p>
          </table:table-cell>
          <table:table-cell office:value-type="float" office:value="19.3333">
            <text:p>19.3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7-01-15T09:00:00">
            <text:p>Sun Jan 15 09:00:00 2017</text:p>
          </table:table-cell>
          <table:table-cell office:value-type="float" office:value="23.3333">
            <text:p>23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7-01-15T10:00:00">
            <text:p>Sun Jan 15 10:00:00 2017</text:p>
          </table:table-cell>
          <table:table-cell office:value-type="float" office:value="10.6667">
            <text:p>10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1-15T11:00:00">
            <text:p>Sun Jan 15 11:00:00 2017</text:p>
          </table:table-cell>
          <table:table-cell office:value-type="float" office:value="15.5">
            <text:p>15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1-15T12:00:00">
            <text:p>Sun Jan 15 12:00:00 2017</text:p>
          </table:table-cell>
          <table:table-cell office:value-type="float" office:value="8.8333">
            <text:p>8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1-15T14:00:00">
            <text:p>Sun Jan 15 14:00:00 2017</text:p>
          </table:table-cell>
          <table:table-cell office:value-type="float" office:value="14.8333">
            <text:p>14.8333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7-01-15T15:00:00">
            <text:p>Sun Jan 15 15:00:00 2017</text:p>
          </table:table-cell>
          <table:table-cell office:value-type="float" office:value="30.5">
            <text:p>30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7-01-15T16:00:00">
            <text:p>Sun Jan 15 16:00:00 2017</text:p>
          </table:table-cell>
          <table:table-cell office:value-type="float" office:value="12.0">
            <text:p>12.0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7-01-15T18:00:00">
            <text:p>Sun Jan 15 18:00:00 2017</text:p>
          </table:table-cell>
          <table:table-cell office:value-type="float" office:value="45.5">
            <text:p>45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7-01-16T07:00:00">
            <text:p>Mon Jan 16 07:00:00 2017</text:p>
          </table:table-cell>
          <table:table-cell office:value-type="float" office:value="12.1667">
            <text:p>1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1-16T08:00:00">
            <text:p>Mon Jan 16 08:00:00 2017</text:p>
          </table:table-cell>
          <table:table-cell office:value-type="float" office:value="10.8333">
            <text:p>10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01-16T09:00:00">
            <text:p>Mon Jan 16 09:00:00 2017</text:p>
          </table:table-cell>
          <table:table-cell office:value-type="float" office:value="14.8333">
            <text:p>14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01-16T10:00:00">
            <text:p>Mon Jan 16 10:00:00 2017</text:p>
          </table:table-cell>
          <table:table-cell office:value-type="float" office:value="24.6667">
            <text:p>24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16T13:00:00">
            <text:p>Mon Jan 16 13:00:00 2017</text:p>
          </table:table-cell>
          <table:table-cell office:value-type="float" office:value="12.1667">
            <text:p>12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1-16T15:00:00">
            <text:p>Mon Jan 16 15:00:00 2017</text:p>
          </table:table-cell>
          <table:table-cell office:value-type="float" office:value="24.6667">
            <text:p>24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1-17T07:00:00">
            <text:p>Tue Jan 17 07:00:00 2017</text:p>
          </table:table-cell>
          <table:table-cell office:value-type="float" office:value="19.1667">
            <text:p>19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17T08:00:00">
            <text:p>Tue Jan 17 08:00:00 2017</text:p>
          </table:table-cell>
          <table:table-cell office:value-type="float" office:value="25.1667">
            <text:p>25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17T09:00:00">
            <text:p>Tue Jan 17 09:00:00 2017</text:p>
          </table:table-cell>
          <table:table-cell office:value-type="float" office:value="31.5">
            <text:p>31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7-01-17T10:00:00">
            <text:p>Tue Jan 17 10:00:00 2017</text:p>
          </table:table-cell>
          <table:table-cell office:value-type="float" office:value="40.1667">
            <text:p>40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1-17T11:00:00">
            <text:p>Tue Jan 17 11:00:00 2017</text:p>
          </table:table-cell>
          <table:table-cell office:value-type="float" office:value="35.5">
            <text:p>35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1-17T12:00:00">
            <text:p>Tue Jan 17 12:00:00 2017</text:p>
          </table:table-cell>
          <table:table-cell office:value-type="float" office:value="6.8333">
            <text:p>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17T13:00:00">
            <text:p>Tue Jan 17 13:00:00 2017</text:p>
          </table:table-cell>
          <table:table-cell office:value-type="float" office:value="10.8333">
            <text:p>10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1-19T17:00:00">
            <text:p>Thu Jan 19 17:00:00 2017</text:p>
          </table:table-cell>
          <table:table-cell office:value-type="float" office:value="17.6667">
            <text:p>17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7-01-19T20:00:00">
            <text:p>Thu Jan 19 20:00:00 2017</text:p>
          </table:table-cell>
          <table:table-cell office:value-type="float" office:value="10.5">
            <text:p>10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01-19T21:00:00">
            <text:p>Thu Jan 19 21:00:00 2017</text:p>
          </table:table-cell>
          <table:table-cell office:value-type="float" office:value="10.5">
            <text:p>10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19T22:00:00">
            <text:p>Thu Jan 19 22:00:00 2017</text:p>
          </table:table-cell>
          <table:table-cell office:value-type="float" office:value="10.3333">
            <text:p>10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7-01-19T23:00:00">
            <text:p>Thu Jan 19 23:00:00 2017</text:p>
          </table:table-cell>
          <table:table-cell office:value-type="float" office:value="13.5">
            <text:p>13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1-20T00:00:00">
            <text:p>Fri Jan 20 00:00:00 2017</text:p>
          </table:table-cell>
          <table:table-cell office:value-type="float" office:value="16.6667">
            <text:p>16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1-20T10:00:00">
            <text:p>Fri Jan 20 10:00:00 2017</text:p>
          </table:table-cell>
          <table:table-cell office:value-type="float" office:value="5.6667">
            <text:p>5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20T11:00:00">
            <text:p>Fri Jan 20 11:00:00 2017</text:p>
          </table:table-cell>
          <table:table-cell office:value-type="float" office:value="1.0">
            <text:p>1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1-20T12:00:00">
            <text:p>Fri Jan 20 12:00:00 2017</text:p>
          </table:table-cell>
          <table:table-cell office:value-type="float" office:value="1.5">
            <text:p>1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7-01-20T13:00:00">
            <text:p>Fri Jan 20 13:00:00 2017</text:p>
          </table:table-cell>
          <table:table-cell office:value-type="float" office:value="39.6667">
            <text:p>39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20T14:00:00">
            <text:p>Fri Jan 20 14:00:00 2017</text:p>
          </table:table-cell>
          <table:table-cell office:value-type="float" office:value="51.1667">
            <text:p>51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1-20T15:00:00">
            <text:p>Fri Jan 20 15:00:00 2017</text:p>
          </table:table-cell>
          <table:table-cell office:value-type="float" office:value="23.3333">
            <text:p>23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7-01-20T19:00:00">
            <text:p>Fri Jan 20 19:00:00 2017</text:p>
          </table:table-cell>
          <table:table-cell office:value-type="float" office:value="33.0">
            <text:p>3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20T20:00:00">
            <text:p>Fri Jan 20 20:00:00 2017</text:p>
          </table:table-cell>
          <table:table-cell office:value-type="float" office:value="40.1667">
            <text:p>40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20T21:00:00">
            <text:p>Fri Jan 20 21:00:00 2017</text:p>
          </table:table-cell>
          <table:table-cell office:value-type="float" office:value="33.5">
            <text:p>33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01-20T22:00:00">
            <text:p>Fri Jan 20 22:00:00 2017</text:p>
          </table:table-cell>
          <table:table-cell office:value-type="float" office:value="38.6667">
            <text:p>38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20T23:00:00">
            <text:p>Fri Jan 20 23:00:00 2017</text:p>
          </table:table-cell>
          <table:table-cell office:value-type="float" office:value="49.1667">
            <text:p>49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1-21T00:00:00">
            <text:p>Sat Jan 21 00:00:00 2017</text:p>
          </table:table-cell>
          <table:table-cell office:value-type="float" office:value="46.3333">
            <text:p>46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01-21T07:00:00">
            <text:p>Sat Jan 21 07:00:00 2017</text:p>
          </table:table-cell>
          <table:table-cell office:value-type="float" office:value="14.1667">
            <text:p>14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21T09:00:00">
            <text:p>Sat Jan 21 09:00:00 2017</text:p>
          </table:table-cell>
          <table:table-cell office:value-type="float" office:value="21.1667">
            <text:p>21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01-21T10:00:00">
            <text:p>Sat Jan 21 10:00:00 2017</text:p>
          </table:table-cell>
          <table:table-cell office:value-type="float" office:value="31.1667">
            <text:p>31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23T13:00:00">
            <text:p>Mon Jan 23 13:00:00 2017</text:p>
          </table:table-cell>
          <table:table-cell office:value-type="float" office:value="1.0">
            <text:p>1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7-01-23T15:00:00">
            <text:p>Mon Jan 23 15:00:00 2017</text:p>
          </table:table-cell>
          <table:table-cell office:value-type="float" office:value="25.1667">
            <text:p>25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7-01-23T20:00:00">
            <text:p>Mon Jan 23 20:00:00 2017</text:p>
          </table:table-cell>
          <table:table-cell office:value-type="float" office:value="25.5">
            <text:p>25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24T00:00:00">
            <text:p>Tue Jan 24 00:00:00 2017</text:p>
          </table:table-cell>
          <table:table-cell office:value-type="float" office:value="55.6667">
            <text:p>55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24T05:00:00">
            <text:p>Tue Jan 24 05:00:00 2017</text:p>
          </table:table-cell>
          <table:table-cell office:value-type="float" office:value="17.0">
            <text:p>17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7-01-24T07:00:00">
            <text:p>Tue Jan 24 07:00:00 2017</text:p>
          </table:table-cell>
          <table:table-cell office:value-type="float" office:value="25.8333">
            <text:p>25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01-24T08:00:00">
            <text:p>Tue Jan 24 08:00:00 2017</text:p>
          </table:table-cell>
          <table:table-cell office:value-type="float" office:value="30.0">
            <text:p>30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24T09:00:00">
            <text:p>Tue Jan 24 09:00:00 2017</text:p>
          </table:table-cell>
          <table:table-cell office:value-type="float" office:value="35.6667">
            <text:p>35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7-01-24T10:00:00">
            <text:p>Tue Jan 24 10:00:00 2017</text:p>
          </table:table-cell>
          <table:table-cell office:value-type="float" office:value="47.8333">
            <text:p>47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01-24T11:00:00">
            <text:p>Tue Jan 24 11:00:00 2017</text:p>
          </table:table-cell>
          <table:table-cell office:value-type="float" office:value="52.5">
            <text:p>52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7-01-24T12:00:00">
            <text:p>Tue Jan 24 12:00:00 2017</text:p>
          </table:table-cell>
          <table:table-cell office:value-type="float" office:value="47.6667">
            <text:p>47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1-24T13:00:00">
            <text:p>Tue Jan 24 13:00:00 2017</text:p>
          </table:table-cell>
          <table:table-cell office:value-type="float" office:value="33.5">
            <text:p>33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01-25T08:00:00">
            <text:p>Wed Jan 25 08:00:00 2017</text:p>
          </table:table-cell>
          <table:table-cell office:value-type="float" office:value="27.6667">
            <text:p>27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7-01-25T09:00:00">
            <text:p>Wed Jan 25 09:00:00 2017</text:p>
          </table:table-cell>
          <table:table-cell office:value-type="float" office:value="40.8333">
            <text:p>40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1-25T10:00:00">
            <text:p>Wed Jan 25 10:00:00 2017</text:p>
          </table:table-cell>
          <table:table-cell office:value-type="float" office:value="47.1667">
            <text:p>47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01-25T11:00:00">
            <text:p>Wed Jan 25 11:00:00 2017</text:p>
          </table:table-cell>
          <table:table-cell office:value-type="float" office:value="48.8333">
            <text:p>48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1-25T12:00:00">
            <text:p>Wed Jan 25 12:00:00 2017</text:p>
          </table:table-cell>
          <table:table-cell office:value-type="float" office:value="61.0">
            <text:p>61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7-01-25T14:00:00">
            <text:p>Wed Jan 25 14:00:00 2017</text:p>
          </table:table-cell>
          <table:table-cell office:value-type="float" office:value="37.6667">
            <text:p>37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1-25T15:00:00">
            <text:p>Wed Jan 25 15:00:00 2017</text:p>
          </table:table-cell>
          <table:table-cell office:value-type="float" office:value="22.8333">
            <text:p>22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7-01-26T07:00:00">
            <text:p>Thu Jan 26 07:00:00 2017</text:p>
          </table:table-cell>
          <table:table-cell office:value-type="float" office:value="18.3333">
            <text:p>18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1-26T08:00:00">
            <text:p>Thu Jan 26 08:00:00 2017</text:p>
          </table:table-cell>
          <table:table-cell office:value-type="float" office:value="13.5">
            <text:p>13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26T09:00:00">
            <text:p>Thu Jan 26 09:00:00 2017</text:p>
          </table:table-cell>
          <table:table-cell office:value-type="float" office:value="23.1667">
            <text:p>23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26T10:00:00">
            <text:p>Thu Jan 26 10:00:00 2017</text:p>
          </table:table-cell>
          <table:table-cell office:value-type="float" office:value="26.5">
            <text:p>2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01-26T11:00:00">
            <text:p>Thu Jan 26 11:00:00 2017</text:p>
          </table:table-cell>
          <table:table-cell office:value-type="float" office:value="25.3333">
            <text:p>25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1-26T12:00:00">
            <text:p>Thu Jan 26 12:00:00 2017</text:p>
          </table:table-cell>
          <table:table-cell office:value-type="float" office:value="25.8333">
            <text:p>25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7-01-26T13:00:00">
            <text:p>Thu Jan 26 13:00:00 2017</text:p>
          </table:table-cell>
          <table:table-cell office:value-type="float" office:value="19.1667">
            <text:p>19.1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01-26T16:00:00">
            <text:p>Thu Jan 26 16:00:00 2017</text:p>
          </table:table-cell>
          <table:table-cell office:value-type="float" office:value="17.1667">
            <text:p>17.1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7-01-29T08:00:00">
            <text:p>Sun Jan 29 08:00:00 2017</text:p>
          </table:table-cell>
          <table:table-cell office:value-type="float" office:value="21.3333">
            <text:p>21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7-01-29T09:00:00">
            <text:p>Sun Jan 29 09:00:00 2017</text:p>
          </table:table-cell>
          <table:table-cell office:value-type="float" office:value="15.3333">
            <text:p>15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1-29T10:00:00">
            <text:p>Sun Jan 29 10:00:00 2017</text:p>
          </table:table-cell>
          <table:table-cell office:value-type="float" office:value="20.0">
            <text:p>20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7-01-30T10:00:00">
            <text:p>Mon Jan 30 10:00:00 2017</text:p>
          </table:table-cell>
          <table:table-cell office:value-type="float" office:value="26.1667">
            <text:p>26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7-01-30T11:00:00">
            <text:p>Mon Jan 30 11:00:00 2017</text:p>
          </table:table-cell>
          <table:table-cell office:value-type="float" office:value="4.1667">
            <text:p>4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1-31T08:00:00">
            <text:p>Tue Jan 31 08:00:00 2017</text:p>
          </table:table-cell>
          <table:table-cell office:value-type="float" office:value="22.8333">
            <text:p>22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01-31T09:00:00">
            <text:p>Tue Jan 31 09:00:00 2017</text:p>
          </table:table-cell>
          <table:table-cell office:value-type="float" office:value="33.6667">
            <text:p>33.6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01-31T10:00:00">
            <text:p>Tue Jan 31 10:00:00 2017</text:p>
          </table:table-cell>
          <table:table-cell office:value-type="float" office:value="39.8333">
            <text:p>39.8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1-31T11:00:00">
            <text:p>Tue Jan 31 11:00:00 2017</text:p>
          </table:table-cell>
          <table:table-cell office:value-type="float" office:value="45.0">
            <text:p>45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01-31T13:00:00">
            <text:p>Tue Jan 31 13:00:00 2017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7-02-01T13:00:00">
            <text:p>Wed Feb  1 13:00:00 2017</text:p>
          </table:table-cell>
          <table:table-cell office:value-type="float" office:value="31.6667">
            <text:p>31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7-02-02T08:00:00">
            <text:p>Thu Feb  2 08:00:00 2017</text:p>
          </table:table-cell>
          <table:table-cell office:value-type="float" office:value="22.1667">
            <text:p>22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02-02T09:00:00">
            <text:p>Thu Feb  2 09:00:00 2017</text:p>
          </table:table-cell>
          <table:table-cell office:value-type="float" office:value="26.0">
            <text:p>26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2-02T10:00:00">
            <text:p>Thu Feb  2 10:00:00 2017</text:p>
          </table:table-cell>
          <table:table-cell office:value-type="float" office:value="26.8333">
            <text:p>26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7-02-06T20:00:00">
            <text:p>Mon Feb  6 20:00:00 2017</text:p>
          </table:table-cell>
          <table:table-cell office:value-type="float" office:value="27.3333">
            <text:p>27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02-06T21:00:00">
            <text:p>Mon Feb  6 21:00:00 2017</text:p>
          </table:table-cell>
          <table:table-cell office:value-type="float" office:value="33.1667">
            <text:p>3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2-06T22:00:00">
            <text:p>Mon Feb  6 22:00:00 2017</text:p>
          </table:table-cell>
          <table:table-cell office:value-type="float" office:value="44.6667">
            <text:p>44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02-06T23:00:00">
            <text:p>Mon Feb  6 23:00:00 2017</text:p>
          </table:table-cell>
          <table:table-cell office:value-type="float" office:value="47.1667">
            <text:p>47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2-07T08:00:00">
            <text:p>Tue Feb  7 08:00:00 2017</text:p>
          </table:table-cell>
          <table:table-cell office:value-type="float" office:value="15.6667">
            <text:p>15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7-02-07T09:00:00">
            <text:p>Tue Feb  7 09:00:00 2017</text:p>
          </table:table-cell>
          <table:table-cell office:value-type="float" office:value="38.1667">
            <text:p>38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02-09T09:00:00">
            <text:p>Thu Feb  9 09:00:00 2017</text:p>
          </table:table-cell>
          <table:table-cell office:value-type="float" office:value="24.5">
            <text:p>24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02-09T10:00:00">
            <text:p>Thu Feb  9 10:00:00 2017</text:p>
          </table:table-cell>
          <table:table-cell office:value-type="float" office:value="35.8333">
            <text:p>35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02-09T11:00:00">
            <text:p>Thu Feb  9 11:00:00 2017</text:p>
          </table:table-cell>
          <table:table-cell office:value-type="float" office:value="34.8333">
            <text:p>34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2-09T12:00:00">
            <text:p>Thu Feb  9 12:00:00 2017</text:p>
          </table:table-cell>
          <table:table-cell office:value-type="float" office:value="9.5">
            <text:p>9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2-10T08:00:00">
            <text:p>Fri Feb 10 08:00:00 2017</text:p>
          </table:table-cell>
          <table:table-cell office:value-type="float" office:value="25.0">
            <text:p>2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2-12T00:00:00">
            <text:p>Sun Feb 12 00:00:00 2017</text:p>
          </table:table-cell>
          <table:table-cell office:value-type="float" office:value="33.6667">
            <text:p>33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7-02-16T23:00:00">
            <text:p>Thu Feb 16 23:00:00 2017</text:p>
          </table:table-cell>
          <table:table-cell office:value-type="float" office:value="63.0">
            <text:p>63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02-17T11:00:00">
            <text:p>Fri Feb 17 11:00:00 2017</text:p>
          </table:table-cell>
          <table:table-cell office:value-type="float" office:value="38.8333">
            <text:p>38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2-19T12:00:00">
            <text:p>Sun Feb 19 12:00:00 2017</text:p>
          </table:table-cell>
          <table:table-cell office:value-type="float" office:value="16.6667">
            <text:p>16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7-02-24T09:00:00">
            <text:p>Fri Feb 24 09:00:00 2017</text:p>
          </table:table-cell>
          <table:table-cell office:value-type="float" office:value="27.3333">
            <text:p>27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02-25T07:00:00">
            <text:p>Sat Feb 25 07:00:00 2017</text:p>
          </table:table-cell>
          <table:table-cell office:value-type="float" office:value="98.8333">
            <text:p>98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02-25T11:00:00">
            <text:p>Sat Feb 25 11:00:00 2017</text:p>
          </table:table-cell>
          <table:table-cell office:value-type="float" office:value="122.5">
            <text:p>122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2-26T09:00:00">
            <text:p>Sun Feb 26 09:00:00 2017</text:p>
          </table:table-cell>
          <table:table-cell office:value-type="float" office:value="96.6667">
            <text:p>96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7-02-26T10:00:00">
            <text:p>Sun Feb 26 10:00:00 2017</text:p>
          </table:table-cell>
          <table:table-cell office:value-type="float" office:value="84.0">
            <text:p>84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7-02-26T13:00:00">
            <text:p>Sun Feb 26 13:00:00 2017</text:p>
          </table:table-cell>
          <table:table-cell office:value-type="float" office:value="78.1667">
            <text:p>78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7-03-01T02:00:00">
            <text:p>Wed Mar  1 02:00:00 2017</text:p>
          </table:table-cell>
          <table:table-cell office:value-type="float" office:value="15.5">
            <text:p>15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03-01T08:00:00">
            <text:p>Wed Mar  1 08:00:00 2017</text:p>
          </table:table-cell>
          <table:table-cell office:value-type="float" office:value="13.0">
            <text:p>13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3-01T09:00:00">
            <text:p>Wed Mar  1 09:00:00 2017</text:p>
          </table:table-cell>
          <table:table-cell office:value-type="float" office:value="13.0">
            <text:p>13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3-01T10:00:00">
            <text:p>Wed Mar  1 10:00:00 2017</text:p>
          </table:table-cell>
          <table:table-cell office:value-type="float" office:value="18.5">
            <text:p>18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03-01T11:00:00">
            <text:p>Wed Mar  1 11:00:00 2017</text:p>
          </table:table-cell>
          <table:table-cell office:value-type="float" office:value="26.1667">
            <text:p>26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7-03-01T12:00:00">
            <text:p>Wed Mar  1 12:00:00 2017</text:p>
          </table:table-cell>
          <table:table-cell office:value-type="float" office:value="12.1667">
            <text:p>12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7-03-01T13:00:00">
            <text:p>Wed Mar  1 13:00:00 2017</text:p>
          </table:table-cell>
          <table:table-cell office:value-type="float" office:value="10.8333">
            <text:p>10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7-03-02T08:00:00">
            <text:p>Thu Mar  2 08:00:00 2017</text:p>
          </table:table-cell>
          <table:table-cell office:value-type="float" office:value="27.0">
            <text:p>27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3-02T09:00:00">
            <text:p>Thu Mar  2 09:00:00 2017</text:p>
          </table:table-cell>
          <table:table-cell office:value-type="float" office:value="37.5">
            <text:p>37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03-02T10:00:00">
            <text:p>Thu Mar  2 10:00:00 2017</text:p>
          </table:table-cell>
          <table:table-cell office:value-type="float" office:value="44.5">
            <text:p>44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7-03-02T11:00:00">
            <text:p>Thu Mar  2 11:00:00 2017</text:p>
          </table:table-cell>
          <table:table-cell office:value-type="float" office:value="38.6667">
            <text:p>38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3-02T12:00:00">
            <text:p>Thu Mar  2 12:00:00 2017</text:p>
          </table:table-cell>
          <table:table-cell office:value-type="float" office:value="32.8333">
            <text:p>32.8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7-03-03T09:00:00">
            <text:p>Fri Mar  3 09:00:00 2017</text:p>
          </table:table-cell>
          <table:table-cell office:value-type="float" office:value="54.8333">
            <text:p>54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03-06T04:00:00">
            <text:p>Mon Mar  6 04:00:00 2017</text:p>
          </table:table-cell>
          <table:table-cell office:value-type="float" office:value="15.8333">
            <text:p>15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03-06T05:00:00">
            <text:p>Mon Mar  6 05:00:00 2017</text:p>
          </table:table-cell>
          <table:table-cell office:value-type="float" office:value="21.1667">
            <text:p>21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03-06T08:00:00">
            <text:p>Mon Mar  6 08:00:00 2017</text:p>
          </table:table-cell>
          <table:table-cell office:value-type="float" office:value="21.8333">
            <text:p>21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7-03-06T09:00:00">
            <text:p>Mon Mar  6 09:00:00 2017</text:p>
          </table:table-cell>
          <table:table-cell office:value-type="float" office:value="21.0">
            <text:p>21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3-06T20:00:00">
            <text:p>Mon Mar  6 20:00:00 2017</text:p>
          </table:table-cell>
          <table:table-cell office:value-type="float" office:value="26.1667">
            <text:p>26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3-07T09:00:00">
            <text:p>Tue Mar  7 09:00:00 2017</text:p>
          </table:table-cell>
          <table:table-cell office:value-type="float" office:value="24.0">
            <text:p>24.0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3-07T10:00:00">
            <text:p>Tue Mar  7 10:00:00 2017</text:p>
          </table:table-cell>
          <table:table-cell office:value-type="float" office:value="20.1667">
            <text:p>20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7-03-07T11:00:00">
            <text:p>Tue Mar  7 11:00:00 2017</text:p>
          </table:table-cell>
          <table:table-cell office:value-type="float" office:value="29.0">
            <text:p>29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7-03-07T12:00:00">
            <text:p>Tue Mar  7 12:00:00 2017</text:p>
          </table:table-cell>
          <table:table-cell office:value-type="float" office:value="14.8333">
            <text:p>14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3-07T13:00:00">
            <text:p>Tue Mar  7 13:00:00 2017</text:p>
          </table:table-cell>
          <table:table-cell office:value-type="float" office:value="21.1667">
            <text:p>21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7-03-07T14:00:00">
            <text:p>Tue Mar  7 14:00:00 2017</text:p>
          </table:table-cell>
          <table:table-cell office:value-type="float" office:value="26.5">
            <text:p>26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7-03-07T15:00:00">
            <text:p>Tue Mar  7 15:00:00 2017</text:p>
          </table:table-cell>
          <table:table-cell office:value-type="float" office:value="20.3333">
            <text:p>20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7-03-07T16:00:00">
            <text:p>Tue Mar  7 16:00:00 2017</text:p>
          </table:table-cell>
          <table:table-cell office:value-type="float" office:value="7.8333">
            <text:p>7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17-03-08T09:00:00">
            <text:p>Wed Mar  8 09:00:00 2017</text:p>
          </table:table-cell>
          <table:table-cell office:value-type="float" office:value="10.8333">
            <text:p>10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3-08T10:00:00">
            <text:p>Wed Mar  8 10:00:00 2017</text:p>
          </table:table-cell>
          <table:table-cell office:value-type="float" office:value="33.8333">
            <text:p>33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03-08T11:00:00">
            <text:p>Wed Mar  8 11:00:00 2017</text:p>
          </table:table-cell>
          <table:table-cell office:value-type="float" office:value="25.6667">
            <text:p>25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7-03-08T12:00:00">
            <text:p>Wed Mar  8 12:00:00 2017</text:p>
          </table:table-cell>
          <table:table-cell office:value-type="float" office:value="28.5">
            <text:p>28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03-08T13:00:00">
            <text:p>Wed Mar  8 13:00:00 2017</text:p>
          </table:table-cell>
          <table:table-cell office:value-type="float" office:value="5.1667">
            <text:p>5.1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17-03-08T14:00:00">
            <text:p>Wed Mar  8 14:00:00 2017</text:p>
          </table:table-cell>
          <table:table-cell office:value-type="float" office:value="12.8333">
            <text:p>12.8333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17-03-11T07:00:00">
            <text:p>Sat Mar 11 07:00:00 2017</text:p>
          </table:table-cell>
          <table:table-cell office:value-type="float" office:value="37.0">
            <text:p>37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7-03-11T08:00:00">
            <text:p>Sat Mar 11 08:00:00 2017</text:p>
          </table:table-cell>
          <table:table-cell office:value-type="float" office:value="35.3333">
            <text:p>35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3-11T09:00:00">
            <text:p>Sat Mar 11 09:00:00 2017</text:p>
          </table:table-cell>
          <table:table-cell office:value-type="float" office:value="35.0">
            <text:p>35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3-11T10:00:00">
            <text:p>Sat Mar 11 10:00:00 2017</text:p>
          </table:table-cell>
          <table:table-cell office:value-type="float" office:value="62.5">
            <text:p>62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3-11T11:00:00">
            <text:p>Sat Mar 11 11:00:00 2017</text:p>
          </table:table-cell>
          <table:table-cell office:value-type="float" office:value="65.3333">
            <text:p>65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3-11T12:00:00">
            <text:p>Sat Mar 11 12:00:00 2017</text:p>
          </table:table-cell>
          <table:table-cell office:value-type="float" office:value="55.6667">
            <text:p>55.6667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7-03-28T09:00:00">
            <text:p>Tue Mar 28 09:00:00 2017</text:p>
          </table:table-cell>
          <table:table-cell office:value-type="float" office:value="8.0">
            <text:p>8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03-28T13:00:00">
            <text:p>Tue Mar 28 13:00:00 2017</text:p>
          </table:table-cell>
          <table:table-cell office:value-type="float" office:value="15.5">
            <text:p>15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7-03-31T13:00:00">
            <text:p>Fri Mar 31 13:00:00 2017</text:p>
          </table:table-cell>
          <table:table-cell office:value-type="float" office:value="40.3333">
            <text:p>40.3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7-04-06T11:00:00">
            <text:p>Thu Apr  6 11:00:00 2017</text:p>
          </table:table-cell>
          <table:table-cell office:value-type="float" office:value="31.3333">
            <text:p>31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7-04-06T12:00:00">
            <text:p>Thu Apr  6 12:00:00 2017</text:p>
          </table:table-cell>
          <table:table-cell office:value-type="float" office:value="24.0">
            <text:p>24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17-05-26T17:00:00">
            <text:p>Fri May 26 17:00:00 2017</text:p>
          </table:table-cell>
          <table:table-cell office:value-type="float" office:value="30.0">
            <text:p>30.0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7-05-30T16:00:00">
            <text:p>Tue May 30 16:00:00 2017</text:p>
          </table:table-cell>
          <table:table-cell office:value-type="float" office:value="2.0">
            <text:p>2.0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7-06-07T16:00:00">
            <text:p>Wed Jun  7 16:00:00 2017</text:p>
          </table:table-cell>
          <table:table-cell office:value-type="float" office:value="21.8333">
            <text:p>21.8333</text:p>
          </table:table-cell>
          <table:table-cell office:value-type="float" office:value="138.3333">
            <text:p>138.3333</text:p>
          </table:table-cell>
        </table:table-row>
        <table:table-row>
          <table:table-cell table:style-name="pd1" office:value-type="date" office:date-value="2017-07-01T12:00:00">
            <text:p>Sat Jul  1 12:00:00 2017</text:p>
          </table:table-cell>
          <table:table-cell office:value-type="float" office:value="9.5">
            <text:p>9.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7-06T14:00:00">
            <text:p>Thu Jul  6 14:00:00 2017</text:p>
          </table:table-cell>
          <table:table-cell office:value-type="float" office:value="23.3333">
            <text:p>23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7-06T15:00:00">
            <text:p>Thu Jul  6 15:00:00 2017</text:p>
          </table:table-cell>
          <table:table-cell office:value-type="float" office:value="27.1667">
            <text:p>27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7-07-06T16:00:00">
            <text:p>Thu Jul  6 16:00:00 2017</text:p>
          </table:table-cell>
          <table:table-cell office:value-type="float" office:value="37.0">
            <text:p>37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7-06T17:00:00">
            <text:p>Thu Jul  6 17:00:00 2017</text:p>
          </table:table-cell>
          <table:table-cell office:value-type="float" office:value="36.3333">
            <text:p>36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7-07-06T18:00:00">
            <text:p>Thu Jul  6 18:00:00 2017</text:p>
          </table:table-cell>
          <table:table-cell office:value-type="float" office:value="30.3333">
            <text:p>30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7-07-08T15:00:00">
            <text:p>Sat Jul  8 15:00:00 2017</text:p>
          </table:table-cell>
          <table:table-cell office:value-type="float" office:value="15.6667">
            <text:p>15.6667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7-07-08T17:00:00">
            <text:p>Sat Jul  8 17:00:00 2017</text:p>
          </table:table-cell>
          <table:table-cell office:value-type="float" office:value="11.8333">
            <text:p>11.8333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7-07-14T18:00:00">
            <text:p>Fri Jul 14 18:00:00 2017</text:p>
          </table:table-cell>
          <table:table-cell office:value-type="float" office:value="35.6667">
            <text:p>35.6667</text:p>
          </table:table-cell>
          <table:table-cell office:value-type="float" office:value="116.0">
            <text:p>116.0</text:p>
          </table:table-cell>
        </table:table-row>
        <table:table-row>
          <table:table-cell table:style-name="pd1" office:value-type="date" office:date-value="2017-07-20T12:00:00">
            <text:p>Thu Jul 20 12:00:00 2017</text:p>
          </table:table-cell>
          <table:table-cell office:value-type="float" office:value="15.8333">
            <text:p>15.8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7-09-13T10:00:00">
            <text:p>Wed Sep 13 10:00:00 2017</text:p>
          </table:table-cell>
          <table:table-cell office:value-type="float" office:value="25.3333">
            <text:p>25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09-19T09:00:00">
            <text:p>Tue Sep 19 09:00:00 2017</text:p>
          </table:table-cell>
          <table:table-cell office:value-type="float" office:value="24.0">
            <text:p>2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7-09-27T10:00:00">
            <text:p>Wed Sep 27 10:00:00 2017</text:p>
          </table:table-cell>
          <table:table-cell office:value-type="float" office:value="38.8333">
            <text:p>38.8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7-09-27T11:00:00">
            <text:p>Wed Sep 27 11:00:00 2017</text:p>
          </table:table-cell>
          <table:table-cell office:value-type="float" office:value="55.6667">
            <text:p>55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10-02T21:00:00">
            <text:p>Mon Oct  2 21:00:00 2017</text:p>
          </table:table-cell>
          <table:table-cell office:value-type="float" office:value="25.6667">
            <text:p>25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0-03T23:00:00">
            <text:p>Tue Oct  3 23:00:00 2017</text:p>
          </table:table-cell>
          <table:table-cell office:value-type="float" office:value="34.8333">
            <text:p>34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7-10-04T09:00:00">
            <text:p>Wed Oct  4 09:00:00 2017</text:p>
          </table:table-cell>
          <table:table-cell office:value-type="float" office:value="21.0">
            <text:p>21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10-04T10:00:00">
            <text:p>Wed Oct  4 10:00:00 2017</text:p>
          </table:table-cell>
          <table:table-cell office:value-type="float" office:value="34.3333">
            <text:p>34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10-06T07:00:00">
            <text:p>Fri Oct  6 07:00:00 2017</text:p>
          </table:table-cell>
          <table:table-cell office:value-type="float" office:value="20.0">
            <text:p>20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7-10-06T08:00:00">
            <text:p>Fri Oct  6 08:00:00 2017</text:p>
          </table:table-cell>
          <table:table-cell office:value-type="float" office:value="26.5">
            <text:p>26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10-06T09:00:00">
            <text:p>Fri Oct  6 09:00:00 2017</text:p>
          </table:table-cell>
          <table:table-cell office:value-type="float" office:value="26.3333">
            <text:p>26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7-10-06T10:00:00">
            <text:p>Fri Oct  6 10:00:00 2017</text:p>
          </table:table-cell>
          <table:table-cell office:value-type="float" office:value="44.8333">
            <text:p>44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0-06T11:00:00">
            <text:p>Fri Oct  6 11:00:00 2017</text:p>
          </table:table-cell>
          <table:table-cell office:value-type="float" office:value="41.6667">
            <text:p>41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7-10-07T07:00:00">
            <text:p>Sat Oct  7 07:00:00 2017</text:p>
          </table:table-cell>
          <table:table-cell office:value-type="float" office:value="23.1667">
            <text:p>23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10-07T10:00:00">
            <text:p>Sat Oct  7 10:00:00 2017</text:p>
          </table:table-cell>
          <table:table-cell office:value-type="float" office:value="23.0">
            <text:p>23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7-10-07T11:00:00">
            <text:p>Sat Oct  7 11:00:00 2017</text:p>
          </table:table-cell>
          <table:table-cell office:value-type="float" office:value="58.8333">
            <text:p>58.8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7-10-09T09:00:00">
            <text:p>Mon Oct  9 09:00:00 2017</text:p>
          </table:table-cell>
          <table:table-cell office:value-type="float" office:value="31.6667">
            <text:p>31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0-09T10:00:00">
            <text:p>Mon Oct  9 10:00:00 2017</text:p>
          </table:table-cell>
          <table:table-cell office:value-type="float" office:value="49.0">
            <text:p>49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10-09T15:00:00">
            <text:p>Mon Oct  9 15:00:00 2017</text:p>
          </table:table-cell>
          <table:table-cell office:value-type="float" office:value="34.1667">
            <text:p>34.1667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17-10-12T22:00:00">
            <text:p>Thu Oct 12 22:00:00 2017</text:p>
          </table:table-cell>
          <table:table-cell office:value-type="float" office:value="84.0">
            <text:p>84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0-13T00:00:00">
            <text:p>Fri Oct 13 00:00:00 2017</text:p>
          </table:table-cell>
          <table:table-cell office:value-type="float" office:value="50.0">
            <text:p>50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10-13T09:00:00">
            <text:p>Fri Oct 13 09:00:00 2017</text:p>
          </table:table-cell>
          <table:table-cell office:value-type="float" office:value="52.8333">
            <text:p>52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7-10-13T10:00:00">
            <text:p>Fri Oct 13 10:00:00 2017</text:p>
          </table:table-cell>
          <table:table-cell office:value-type="float" office:value="75.8333">
            <text:p>75.8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7-10-13T11:00:00">
            <text:p>Fri Oct 13 11:00:00 2017</text:p>
          </table:table-cell>
          <table:table-cell office:value-type="float" office:value="68.1667">
            <text:p>68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10-14T08:00:00">
            <text:p>Sat Oct 14 08:00:00 2017</text:p>
          </table:table-cell>
          <table:table-cell office:value-type="float" office:value="50.8333">
            <text:p>50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10-14T09:00:00">
            <text:p>Sat Oct 14 09:00:00 2017</text:p>
          </table:table-cell>
          <table:table-cell office:value-type="float" office:value="54.5">
            <text:p>54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0-14T10:00:00">
            <text:p>Sat Oct 14 10:00:00 2017</text:p>
          </table:table-cell>
          <table:table-cell office:value-type="float" office:value="56.5">
            <text:p>56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7-10-14T11:00:00">
            <text:p>Sat Oct 14 11:00:00 2017</text:p>
          </table:table-cell>
          <table:table-cell office:value-type="float" office:value="56.1667">
            <text:p>56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7-10-17T10:00:00">
            <text:p>Tue Oct 17 10:00:00 2017</text:p>
          </table:table-cell>
          <table:table-cell office:value-type="float" office:value="47.5">
            <text:p>47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0-17T11:00:00">
            <text:p>Tue Oct 17 11:00:00 2017</text:p>
          </table:table-cell>
          <table:table-cell office:value-type="float" office:value="62.8333">
            <text:p>62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7-10-18T10:00:00">
            <text:p>Wed Oct 18 10:00:00 2017</text:p>
          </table:table-cell>
          <table:table-cell office:value-type="float" office:value="4.1667">
            <text:p>4.1667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10-18T11:00:00">
            <text:p>Wed Oct 18 11:00:00 2017</text:p>
          </table:table-cell>
          <table:table-cell office:value-type="float" office:value="18.1667">
            <text:p>18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10-18T12:00:00">
            <text:p>Wed Oct 18 12:00:00 2017</text:p>
          </table:table-cell>
          <table:table-cell office:value-type="float" office:value="32.5">
            <text:p>32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10-18T13:00:00">
            <text:p>Wed Oct 18 13:00:00 2017</text:p>
          </table:table-cell>
          <table:table-cell office:value-type="float" office:value="7.1667">
            <text:p>7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7-10-20T13:00:00">
            <text:p>Fri Oct 20 13:00:00 2017</text:p>
          </table:table-cell>
          <table:table-cell office:value-type="float" office:value="1.3333">
            <text:p>1.3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10-20T14:00:00">
            <text:p>Fri Oct 20 14:00:00 2017</text:p>
          </table:table-cell>
          <table:table-cell office:value-type="float" office:value="12.6667">
            <text:p>12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7-10-20T15:00:00">
            <text:p>Fri Oct 20 15:00:00 2017</text:p>
          </table:table-cell>
          <table:table-cell office:value-type="float" office:value="4.0">
            <text:p>4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7-10-20T21:00:00">
            <text:p>Fri Oct 20 21:00:00 2017</text:p>
          </table:table-cell>
          <table:table-cell office:value-type="float" office:value="20.5">
            <text:p>20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0-21T05:00:00">
            <text:p>Sat Oct 21 05:00:00 2017</text:p>
          </table:table-cell>
          <table:table-cell office:value-type="float" office:value="11.6667">
            <text:p>11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7-10-21T06:00:00">
            <text:p>Sat Oct 21 06:00:00 2017</text:p>
          </table:table-cell>
          <table:table-cell office:value-type="float" office:value="5.6667">
            <text:p>5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10-21T07:00:00">
            <text:p>Sat Oct 21 07:00:00 2017</text:p>
          </table:table-cell>
          <table:table-cell office:value-type="float" office:value="12.0">
            <text:p>12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7-10-21T08:00:00">
            <text:p>Sat Oct 21 08:00:00 2017</text:p>
          </table:table-cell>
          <table:table-cell office:value-type="float" office:value="6.6667">
            <text:p>6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0-21T09:00:00">
            <text:p>Sat Oct 21 09:00:00 2017</text:p>
          </table:table-cell>
          <table:table-cell office:value-type="float" office:value="16.6667">
            <text:p>16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7-10-21T10:00:00">
            <text:p>Sat Oct 21 10:00:00 2017</text:p>
          </table:table-cell>
          <table:table-cell office:value-type="float" office:value="19.3333">
            <text:p>19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10-21T11:00:00">
            <text:p>Sat Oct 21 11:00:00 2017</text:p>
          </table:table-cell>
          <table:table-cell office:value-type="float" office:value="22.8333">
            <text:p>22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7-10-21T12:00:00">
            <text:p>Sat Oct 21 12:00:00 2017</text:p>
          </table:table-cell>
          <table:table-cell office:value-type="float" office:value="4.3333">
            <text:p>4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10-31T07:00:00">
            <text:p>Tue Oct 31 07:00:00 2017</text:p>
          </table:table-cell>
          <table:table-cell office:value-type="float" office:value="20.5">
            <text:p>20.5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7-10-31T08:00:00">
            <text:p>Tue Oct 31 08:00:00 2017</text:p>
          </table:table-cell>
          <table:table-cell office:value-type="float" office:value="17.1667">
            <text:p>17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7-10-31T09:00:00">
            <text:p>Tue Oct 31 09:00:00 2017</text:p>
          </table:table-cell>
          <table:table-cell office:value-type="float" office:value="16.3333">
            <text:p>16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7-10-31T11:00:00">
            <text:p>Tue Oct 31 11:00:00 2017</text:p>
          </table:table-cell>
          <table:table-cell office:value-type="float" office:value="14.8333">
            <text:p>14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7-10-31T12:00:00">
            <text:p>Tue Oct 31 12:00:00 2017</text:p>
          </table:table-cell>
          <table:table-cell office:value-type="float" office:value="9.1667">
            <text:p>9.1667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7-11-01T04:00:00">
            <text:p>Wed Nov  1 04:00:00 2017</text:p>
          </table:table-cell>
          <table:table-cell office:value-type="float" office:value="18.6667">
            <text:p>18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11-01T05:00:00">
            <text:p>Wed Nov  1 05:00:00 2017</text:p>
          </table:table-cell>
          <table:table-cell office:value-type="float" office:value="19.1667">
            <text:p>19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11-02T10:00:00">
            <text:p>Thu Nov  2 10:00:00 2017</text:p>
          </table:table-cell>
          <table:table-cell office:value-type="float" office:value="36.8333">
            <text:p>36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1-02T11:00:00">
            <text:p>Thu Nov  2 11:00:00 2017</text:p>
          </table:table-cell>
          <table:table-cell office:value-type="float" office:value="46.8333">
            <text:p>46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11-02T12:00:00">
            <text:p>Thu Nov  2 12:00:00 2017</text:p>
          </table:table-cell>
          <table:table-cell office:value-type="float" office:value="40.0">
            <text:p>40.0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11-03T04:00:00">
            <text:p>Fri Nov  3 04:00:00 2017</text:p>
          </table:table-cell>
          <table:table-cell office:value-type="float" office:value="19.8333">
            <text:p>19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7-11-03T06:00:00">
            <text:p>Fri Nov  3 06:00:00 2017</text:p>
          </table:table-cell>
          <table:table-cell office:value-type="float" office:value="26.8333">
            <text:p>26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11-03T13:00:00">
            <text:p>Fri Nov  3 13:00:00 2017</text:p>
          </table:table-cell>
          <table:table-cell office:value-type="float" office:value="28.5">
            <text:p>28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7-11-03T14:00:00">
            <text:p>Fri Nov  3 14:00:00 2017</text:p>
          </table:table-cell>
          <table:table-cell office:value-type="float" office:value="22.6667">
            <text:p>22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7-11-05T11:00:00">
            <text:p>Sun Nov  5 11:00:00 2017</text:p>
          </table:table-cell>
          <table:table-cell office:value-type="float" office:value="1.1667">
            <text:p>1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7-11-08T06:00:00">
            <text:p>Wed Nov  8 06:00:00 2017</text:p>
          </table:table-cell>
          <table:table-cell office:value-type="float" office:value="11.3333">
            <text:p>11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1-08T09:00:00">
            <text:p>Wed Nov  8 09:00:00 2017</text:p>
          </table:table-cell>
          <table:table-cell office:value-type="float" office:value="8.5">
            <text:p>8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1-08T10:00:00">
            <text:p>Wed Nov  8 10:00:00 2017</text:p>
          </table:table-cell>
          <table:table-cell office:value-type="float" office:value="29.8333">
            <text:p>29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7-11-08T12:00:00">
            <text:p>Wed Nov  8 12:00:00 2017</text:p>
          </table:table-cell>
          <table:table-cell office:value-type="float" office:value="4.8333">
            <text:p>4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7-11-09T10:00:00">
            <text:p>Thu Nov  9 10:00:00 2017</text:p>
          </table:table-cell>
          <table:table-cell office:value-type="float" office:value="4.5">
            <text:p>4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7-11-09T11:00:00">
            <text:p>Thu Nov  9 11:00:00 2017</text:p>
          </table:table-cell>
          <table:table-cell office:value-type="float" office:value="2.8333">
            <text:p>2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7-11-11T05:00:00">
            <text:p>Sat Nov 11 05:00:00 2017</text:p>
          </table:table-cell>
          <table:table-cell office:value-type="float" office:value="8.8333">
            <text:p>8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1-11T06:00:00">
            <text:p>Sat Nov 11 06:00:00 2017</text:p>
          </table:table-cell>
          <table:table-cell office:value-type="float" office:value="15.3333">
            <text:p>15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1-11T08:00:00">
            <text:p>Sat Nov 11 08:00:00 2017</text:p>
          </table:table-cell>
          <table:table-cell office:value-type="float" office:value="15.6667">
            <text:p>15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7-11-11T09:00:00">
            <text:p>Sat Nov 11 09:00:00 2017</text:p>
          </table:table-cell>
          <table:table-cell office:value-type="float" office:value="6.8333">
            <text:p>6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1-11T10:00:00">
            <text:p>Sat Nov 11 10:00:00 2017</text:p>
          </table:table-cell>
          <table:table-cell office:value-type="float" office:value="7.8333">
            <text:p>7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7-11-11T11:00:00">
            <text:p>Sat Nov 11 11:00:00 2017</text:p>
          </table:table-cell>
          <table:table-cell office:value-type="float" office:value="3.5">
            <text:p>3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11-12T08:00:00">
            <text:p>Sun Nov 12 08:00:00 2017</text:p>
          </table:table-cell>
          <table:table-cell office:value-type="float" office:value="18.8333">
            <text:p>18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7-11-12T09:00:00">
            <text:p>Sun Nov 12 09:00:00 2017</text:p>
          </table:table-cell>
          <table:table-cell office:value-type="float" office:value="14.8333">
            <text:p>14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1-12T10:00:00">
            <text:p>Sun Nov 12 10:00:00 2017</text:p>
          </table:table-cell>
          <table:table-cell office:value-type="float" office:value="57.6667">
            <text:p>57.6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7-11-12T11:00:00">
            <text:p>Sun Nov 12 11:00:00 2017</text:p>
          </table:table-cell>
          <table:table-cell office:value-type="float" office:value="23.5">
            <text:p>23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11-12T12:00:00">
            <text:p>Sun Nov 12 12:00:00 2017</text:p>
          </table:table-cell>
          <table:table-cell office:value-type="float" office:value="16.1667">
            <text:p>16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11-13T15:00:00">
            <text:p>Mon Nov 13 15:00:00 2017</text:p>
          </table:table-cell>
          <table:table-cell office:value-type="float" office:value="17.3333">
            <text:p>17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11-13T16:00:00">
            <text:p>Mon Nov 13 16:00:00 2017</text:p>
          </table:table-cell>
          <table:table-cell office:value-type="float" office:value="1.6667">
            <text:p>1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7-11-13T17:00:00">
            <text:p>Mon Nov 13 17:00:00 2017</text:p>
          </table:table-cell>
          <table:table-cell office:value-type="float" office:value="6.5">
            <text:p>6.5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7-11-15T09:00:00">
            <text:p>Wed Nov 15 09:00:00 2017</text:p>
          </table:table-cell>
          <table:table-cell office:value-type="float" office:value="30.8333">
            <text:p>30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1-15T11:00:00">
            <text:p>Wed Nov 15 11:00:00 2017</text:p>
          </table:table-cell>
          <table:table-cell office:value-type="float" office:value="35.1667">
            <text:p>35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7-11-16T08:00:00">
            <text:p>Thu Nov 16 08:00:00 2017</text:p>
          </table:table-cell>
          <table:table-cell office:value-type="float" office:value="29.1667">
            <text:p>29.1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16T09:00:00">
            <text:p>Thu Nov 16 09:00:00 2017</text:p>
          </table:table-cell>
          <table:table-cell office:value-type="float" office:value="27.0">
            <text:p>27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7-11-16T11:00:00">
            <text:p>Thu Nov 16 11:00:00 2017</text:p>
          </table:table-cell>
          <table:table-cell office:value-type="float" office:value="15.8333">
            <text:p>15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7-11-17T06:00:00">
            <text:p>Fri Nov 17 06:00:00 2017</text:p>
          </table:table-cell>
          <table:table-cell office:value-type="float" office:value="24.1667">
            <text:p>24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7-11-17T07:00:00">
            <text:p>Fri Nov 17 07:00:00 2017</text:p>
          </table:table-cell>
          <table:table-cell office:value-type="float" office:value="9.0">
            <text:p>9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7-11-17T08:00:00">
            <text:p>Fri Nov 17 08:00:00 2017</text:p>
          </table:table-cell>
          <table:table-cell office:value-type="float" office:value="18.8333">
            <text:p>18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1-17T09:00:00">
            <text:p>Fri Nov 17 09:00:00 2017</text:p>
          </table:table-cell>
          <table:table-cell office:value-type="float" office:value="32.6667">
            <text:p>32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1-17T10:00:00">
            <text:p>Fri Nov 17 10:00:00 2017</text:p>
          </table:table-cell>
          <table:table-cell office:value-type="float" office:value="41.0">
            <text:p>4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11-17T11:00:00">
            <text:p>Fri Nov 17 11:00:00 2017</text:p>
          </table:table-cell>
          <table:table-cell office:value-type="float" office:value="31.3333">
            <text:p>31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11-17T12:00:00">
            <text:p>Fri Nov 17 12:00:00 2017</text:p>
          </table:table-cell>
          <table:table-cell office:value-type="float" office:value="34.6667">
            <text:p>34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7-11-18T04:00:00">
            <text:p>Sat Nov 18 04:00:00 2017</text:p>
          </table:table-cell>
          <table:table-cell office:value-type="float" office:value="20.1667">
            <text:p>20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7-11-18T05:00:00">
            <text:p>Sat Nov 18 05:00:00 2017</text:p>
          </table:table-cell>
          <table:table-cell office:value-type="float" office:value="25.0">
            <text:p>25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7-11-18T07:00:00">
            <text:p>Sat Nov 18 07:00:00 2017</text:p>
          </table:table-cell>
          <table:table-cell office:value-type="float" office:value="20.5">
            <text:p>20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11-18T08:00:00">
            <text:p>Sat Nov 18 08:00:00 2017</text:p>
          </table:table-cell>
          <table:table-cell office:value-type="float" office:value="22.8333">
            <text:p>2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1-18T09:00:00">
            <text:p>Sat Nov 18 09:00:00 2017</text:p>
          </table:table-cell>
          <table:table-cell office:value-type="float" office:value="23.3333">
            <text:p>2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11-18T10:00:00">
            <text:p>Sat Nov 18 10:00:00 2017</text:p>
          </table:table-cell>
          <table:table-cell office:value-type="float" office:value="14.3333">
            <text:p>14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7-11-18T11:00:00">
            <text:p>Sat Nov 18 11:00:00 2017</text:p>
          </table:table-cell>
          <table:table-cell office:value-type="float" office:value="22.3333">
            <text:p>22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1-18T12:00:00">
            <text:p>Sat Nov 18 12:00:00 2017</text:p>
          </table:table-cell>
          <table:table-cell office:value-type="float" office:value="8.8333">
            <text:p>8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11-19T07:00:00">
            <text:p>Sun Nov 19 07:00:00 2017</text:p>
          </table:table-cell>
          <table:table-cell office:value-type="float" office:value="34.5">
            <text:p>34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7-11-19T08:00:00">
            <text:p>Sun Nov 19 08:00:00 2017</text:p>
          </table:table-cell>
          <table:table-cell office:value-type="float" office:value="25.1667">
            <text:p>25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1-19T09:00:00">
            <text:p>Sun Nov 19 09:00:00 2017</text:p>
          </table:table-cell>
          <table:table-cell office:value-type="float" office:value="19.0">
            <text:p>19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7-11-19T10:00:00">
            <text:p>Sun Nov 19 10:00:00 2017</text:p>
          </table:table-cell>
          <table:table-cell office:value-type="float" office:value="15.1667">
            <text:p>15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1-19T12:00:00">
            <text:p>Sun Nov 19 12:00:00 2017</text:p>
          </table:table-cell>
          <table:table-cell office:value-type="float" office:value="27.5">
            <text:p>27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7-11-20T09:00:00">
            <text:p>Mon Nov 20 09:00:00 2017</text:p>
          </table:table-cell>
          <table:table-cell office:value-type="float" office:value="23.3333">
            <text:p>23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7-11-20T10:00:00">
            <text:p>Mon Nov 20 10:00:00 2017</text:p>
          </table:table-cell>
          <table:table-cell office:value-type="float" office:value="34.6667">
            <text:p>34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7-11-21T13:00:00">
            <text:p>Tue Nov 21 13:00:00 2017</text:p>
          </table:table-cell>
          <table:table-cell office:value-type="float" office:value="16.8333">
            <text:p>16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11-21T14:00:00">
            <text:p>Tue Nov 21 14:00:00 2017</text:p>
          </table:table-cell>
          <table:table-cell office:value-type="float" office:value="27.3333">
            <text:p>27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7-11-21T15:00:00">
            <text:p>Tue Nov 21 15:00:00 2017</text:p>
          </table:table-cell>
          <table:table-cell office:value-type="float" office:value="29.6667">
            <text:p>29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7-11-22T09:00:00">
            <text:p>Wed Nov 22 09:00:00 2017</text:p>
          </table:table-cell>
          <table:table-cell office:value-type="float" office:value="25.6667">
            <text:p>25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7-11-22T11:00:00">
            <text:p>Wed Nov 22 11:00:00 2017</text:p>
          </table:table-cell>
          <table:table-cell office:value-type="float" office:value="31.0">
            <text:p>31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1-22T12:00:00">
            <text:p>Wed Nov 22 12:00:00 2017</text:p>
          </table:table-cell>
          <table:table-cell office:value-type="float" office:value="31.0">
            <text:p>31.0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7-11-22T14:00:00">
            <text:p>Wed Nov 22 14:00:00 2017</text:p>
          </table:table-cell>
          <table:table-cell office:value-type="float" office:value="31.8333">
            <text:p>31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7-11-23T09:00:00">
            <text:p>Thu Nov 23 09:00:00 2017</text:p>
          </table:table-cell>
          <table:table-cell office:value-type="float" office:value="21.1667">
            <text:p>21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1-23T12:00:00">
            <text:p>Thu Nov 23 12:00:00 2017</text:p>
          </table:table-cell>
          <table:table-cell office:value-type="float" office:value="43.6667">
            <text:p>43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11-23T13:00:00">
            <text:p>Thu Nov 23 13:00:00 2017</text:p>
          </table:table-cell>
          <table:table-cell office:value-type="float" office:value="35.5">
            <text:p>35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7-11-24T05:00:00">
            <text:p>Fri Nov 24 05:00:00 2017</text:p>
          </table:table-cell>
          <table:table-cell office:value-type="float" office:value="30.0">
            <text:p>30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1-24T06:00:00">
            <text:p>Fri Nov 24 06:00:00 2017</text:p>
          </table:table-cell>
          <table:table-cell office:value-type="float" office:value="28.0">
            <text:p>28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7-11-24T07:00:00">
            <text:p>Fri Nov 24 07:00:00 2017</text:p>
          </table:table-cell>
          <table:table-cell office:value-type="float" office:value="28.0">
            <text:p>2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11-24T08:00:00">
            <text:p>Fri Nov 24 08:00:00 2017</text:p>
          </table:table-cell>
          <table:table-cell office:value-type="float" office:value="37.6667">
            <text:p>37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1-24T11:00:00">
            <text:p>Fri Nov 24 11:00:00 2017</text:p>
          </table:table-cell>
          <table:table-cell office:value-type="float" office:value="66.6667">
            <text:p>66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1-24T12:00:00">
            <text:p>Fri Nov 24 12:00:00 2017</text:p>
          </table:table-cell>
          <table:table-cell office:value-type="float" office:value="48.8333">
            <text:p>48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11-25T08:00:00">
            <text:p>Sat Nov 25 08:00:00 2017</text:p>
          </table:table-cell>
          <table:table-cell office:value-type="float" office:value="30.6667">
            <text:p>30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11-25T09:00:00">
            <text:p>Sat Nov 25 09:00:00 2017</text:p>
          </table:table-cell>
          <table:table-cell office:value-type="float" office:value="24.3333">
            <text:p>24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1-25T10:00:00">
            <text:p>Sat Nov 25 10:00:00 2017</text:p>
          </table:table-cell>
          <table:table-cell office:value-type="float" office:value="33.8333">
            <text:p>33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11-25T11:00:00">
            <text:p>Sat Nov 25 11:00:00 2017</text:p>
          </table:table-cell>
          <table:table-cell office:value-type="float" office:value="40.5">
            <text:p>40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11-25T12:00:00">
            <text:p>Sat Nov 25 12:00:00 2017</text:p>
          </table:table-cell>
          <table:table-cell office:value-type="float" office:value="35.1667">
            <text:p>35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1-25T13:00:00">
            <text:p>Sat Nov 25 13:00:00 2017</text:p>
          </table:table-cell>
          <table:table-cell office:value-type="float" office:value="70.3333">
            <text:p>70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11-26T06:00:00">
            <text:p>Sun Nov 26 06:00:00 2017</text:p>
          </table:table-cell>
          <table:table-cell office:value-type="float" office:value="44.0">
            <text:p>44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1-26T09:00:00">
            <text:p>Sun Nov 26 09:00:00 2017</text:p>
          </table:table-cell>
          <table:table-cell office:value-type="float" office:value="41.8">
            <text:p>41.8</text:p>
          </table:table-cell>
          <table:table-cell office:value-type="float" office:value="6.8">
            <text:p>6.8</text:p>
          </table:table-cell>
        </table:table-row>
        <table:table-row>
          <table:table-cell table:style-name="pd1" office:value-type="date" office:date-value="2017-11-29T19:00:00">
            <text:p>Wed Nov 29 19:00:00 2017</text:p>
          </table:table-cell>
          <table:table-cell office:value-type="float" office:value="1.1667">
            <text:p>1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11-29T20:00:00">
            <text:p>Wed Nov 29 20:00:00 2017</text:p>
          </table:table-cell>
          <table:table-cell office:value-type="float" office:value="5.6667">
            <text:p>5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7-12-01T08:00:00">
            <text:p>Fri Dec  1 08:00:00 2017</text:p>
          </table:table-cell>
          <table:table-cell office:value-type="float" office:value="15.5">
            <text:p>15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12-01T09:00:00">
            <text:p>Fri Dec  1 09:00:00 2017</text:p>
          </table:table-cell>
          <table:table-cell office:value-type="float" office:value="11.0">
            <text:p>11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12-01T10:00:00">
            <text:p>Fri Dec  1 10:00:00 2017</text:p>
          </table:table-cell>
          <table:table-cell office:value-type="float" office:value="15.5">
            <text:p>15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01T11:00:00">
            <text:p>Fri Dec  1 11:00:00 2017</text:p>
          </table:table-cell>
          <table:table-cell office:value-type="float" office:value="26.3333">
            <text:p>26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7-12-01T12:00:00">
            <text:p>Fri Dec  1 12:00:00 2017</text:p>
          </table:table-cell>
          <table:table-cell office:value-type="float" office:value="15.1667">
            <text:p>15.1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7-12-03T08:00:00">
            <text:p>Sun Dec  3 08:00:00 2017</text:p>
          </table:table-cell>
          <table:table-cell office:value-type="float" office:value="10.3333">
            <text:p>10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12-03T09:00:00">
            <text:p>Sun Dec  3 09:00:00 2017</text:p>
          </table:table-cell>
          <table:table-cell office:value-type="float" office:value="3.8333">
            <text:p>3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17-12-03T11:00:00">
            <text:p>Sun Dec  3 11:00:00 2017</text:p>
          </table:table-cell>
          <table:table-cell office:value-type="float" office:value="1.0">
            <text:p>1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7-12-04T09:00:00">
            <text:p>Mon Dec  4 09:00:00 2017</text:p>
          </table:table-cell>
          <table:table-cell office:value-type="float" office:value="13.5">
            <text:p>13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7-12-04T10:00:00">
            <text:p>Mon Dec  4 10:00:00 2017</text:p>
          </table:table-cell>
          <table:table-cell office:value-type="float" office:value="2.8333">
            <text:p>2.8333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7-12-04T11:00:00">
            <text:p>Mon Dec  4 11:00:00 2017</text:p>
          </table:table-cell>
          <table:table-cell office:value-type="float" office:value="14.5">
            <text:p>14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7-12-05T09:00:00">
            <text:p>Tue Dec  5 09:00:00 2017</text:p>
          </table:table-cell>
          <table:table-cell office:value-type="float" office:value="32.0">
            <text:p>32.0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05T11:00:00">
            <text:p>Tue Dec  5 11:00:00 2017</text:p>
          </table:table-cell>
          <table:table-cell office:value-type="float" office:value="35.0">
            <text:p>35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12-05T20:00:00">
            <text:p>Tue Dec  5 20:00:00 2017</text:p>
          </table:table-cell>
          <table:table-cell office:value-type="float" office:value="69.1667">
            <text:p>69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7-12-06T06:00:00">
            <text:p>Wed Dec  6 06:00:00 2017</text:p>
          </table:table-cell>
          <table:table-cell office:value-type="float" office:value="37.0">
            <text:p>37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7-12-06T07:00:00">
            <text:p>Wed Dec  6 07:00:00 2017</text:p>
          </table:table-cell>
          <table:table-cell office:value-type="float" office:value="36.0">
            <text:p>36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2-06T08:00:00">
            <text:p>Wed Dec  6 08:00:00 2017</text:p>
          </table:table-cell>
          <table:table-cell office:value-type="float" office:value="28.0">
            <text:p>28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7-12-06T09:00:00">
            <text:p>Wed Dec  6 09:00:00 2017</text:p>
          </table:table-cell>
          <table:table-cell office:value-type="float" office:value="18.6667">
            <text:p>18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12-06T10:00:00">
            <text:p>Wed Dec  6 10:00:00 2017</text:p>
          </table:table-cell>
          <table:table-cell office:value-type="float" office:value="30.3333">
            <text:p>30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7-12-06T11:00:00">
            <text:p>Wed Dec  6 11:00:00 2017</text:p>
          </table:table-cell>
          <table:table-cell office:value-type="float" office:value="16.8333">
            <text:p>16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7-12-06T12:00:00">
            <text:p>Wed Dec  6 12:00:00 2017</text:p>
          </table:table-cell>
          <table:table-cell office:value-type="float" office:value="5.8333">
            <text:p>5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12-07T05:00:00">
            <text:p>Thu Dec  7 05:00:00 2017</text:p>
          </table:table-cell>
          <table:table-cell office:value-type="float" office:value="33.3333">
            <text:p>33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12-07T06:00:00">
            <text:p>Thu Dec  7 06:00:00 2017</text:p>
          </table:table-cell>
          <table:table-cell office:value-type="float" office:value="28.3333">
            <text:p>28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12-07T07:00:00">
            <text:p>Thu Dec  7 07:00:00 2017</text:p>
          </table:table-cell>
          <table:table-cell office:value-type="float" office:value="19.8333">
            <text:p>19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2-07T08:00:00">
            <text:p>Thu Dec  7 08:00:00 2017</text:p>
          </table:table-cell>
          <table:table-cell office:value-type="float" office:value="21.5">
            <text:p>21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12-07T09:00:00">
            <text:p>Thu Dec  7 09:00:00 2017</text:p>
          </table:table-cell>
          <table:table-cell office:value-type="float" office:value="19.3333">
            <text:p>19.3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7-12-07T10:00:00">
            <text:p>Thu Dec  7 10:00:00 2017</text:p>
          </table:table-cell>
          <table:table-cell office:value-type="float" office:value="29.5">
            <text:p>29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12-07T11:00:00">
            <text:p>Thu Dec  7 11:00:00 2017</text:p>
          </table:table-cell>
          <table:table-cell office:value-type="float" office:value="24.0">
            <text:p>24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12-07T12:00:00">
            <text:p>Thu Dec  7 12:00:00 2017</text:p>
          </table:table-cell>
          <table:table-cell office:value-type="float" office:value="9.3333">
            <text:p>9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7-12-07T14:00:00">
            <text:p>Thu Dec  7 14:00:00 2017</text:p>
          </table:table-cell>
          <table:table-cell office:value-type="float" office:value="30.6667">
            <text:p>30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12-08T05:00:00">
            <text:p>Fri Dec  8 05:00:00 2017</text:p>
          </table:table-cell>
          <table:table-cell office:value-type="float" office:value="17.5">
            <text:p>17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12-08T06:00:00">
            <text:p>Fri Dec  8 06:00:00 2017</text:p>
          </table:table-cell>
          <table:table-cell office:value-type="float" office:value="11.6667">
            <text:p>11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7-12-08T08:00:00">
            <text:p>Fri Dec  8 08:00:00 2017</text:p>
          </table:table-cell>
          <table:table-cell office:value-type="float" office:value="24.5">
            <text:p>24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12-08T09:00:00">
            <text:p>Fri Dec  8 09:00:00 2017</text:p>
          </table:table-cell>
          <table:table-cell office:value-type="float" office:value="23.8333">
            <text:p>2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7-12-08T10:00:00">
            <text:p>Fri Dec  8 10:00:00 2017</text:p>
          </table:table-cell>
          <table:table-cell office:value-type="float" office:value="23.6667">
            <text:p>2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12-08T11:00:00">
            <text:p>Fri Dec  8 11:00:00 2017</text:p>
          </table:table-cell>
          <table:table-cell office:value-type="float" office:value="26.6667">
            <text:p>26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7-12-08T12:00:00">
            <text:p>Fri Dec  8 12:00:00 2017</text:p>
          </table:table-cell>
          <table:table-cell office:value-type="float" office:value="20.0">
            <text:p>20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7-12-09T07:00:00">
            <text:p>Sat Dec  9 07:00:00 2017</text:p>
          </table:table-cell>
          <table:table-cell office:value-type="float" office:value="23.5">
            <text:p>23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12-09T08:00:00">
            <text:p>Sat Dec  9 08:00:00 2017</text:p>
          </table:table-cell>
          <table:table-cell office:value-type="float" office:value="19.1667">
            <text:p>19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12-09T10:00:00">
            <text:p>Sat Dec  9 10:00:00 2017</text:p>
          </table:table-cell>
          <table:table-cell office:value-type="float" office:value="27.6667">
            <text:p>27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09T11:00:00">
            <text:p>Sat Dec  9 11:00:00 2017</text:p>
          </table:table-cell>
          <table:table-cell office:value-type="float" office:value="31.6667">
            <text:p>31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7-12-09T12:00:00">
            <text:p>Sat Dec  9 12:00:00 2017</text:p>
          </table:table-cell>
          <table:table-cell office:value-type="float" office:value="32.1667">
            <text:p>32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12-09T13:00:00">
            <text:p>Sat Dec  9 13:00:00 2017</text:p>
          </table:table-cell>
          <table:table-cell office:value-type="float" office:value="24.8333">
            <text:p>24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7-12-09T14:00:00">
            <text:p>Sat Dec  9 14:00:00 2017</text:p>
          </table:table-cell>
          <table:table-cell office:value-type="float" office:value="29.8333">
            <text:p>29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7-12-09T15:00:00">
            <text:p>Sat Dec  9 15:00:00 2017</text:p>
          </table:table-cell>
          <table:table-cell office:value-type="float" office:value="36.0">
            <text:p>36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7-12-09T23:00:00">
            <text:p>Sat Dec  9 23:00:00 2017</text:p>
          </table:table-cell>
          <table:table-cell office:value-type="float" office:value="50.6667">
            <text:p>50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7-12-10T02:00:00">
            <text:p>Sun Dec 10 02:00:00 2017</text:p>
          </table:table-cell>
          <table:table-cell office:value-type="float" office:value="28.3333">
            <text:p>28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7-12-10T03:00:00">
            <text:p>Sun Dec 10 03:00:00 2017</text:p>
          </table:table-cell>
          <table:table-cell office:value-type="float" office:value="32.0">
            <text:p>32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7-12-11T14:00:00">
            <text:p>Mon Dec 11 14:00:00 2017</text:p>
          </table:table-cell>
          <table:table-cell office:value-type="float" office:value="1.0">
            <text:p>1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12-12T20:00:00">
            <text:p>Tue Dec 12 20:00:00 2017</text:p>
          </table:table-cell>
          <table:table-cell office:value-type="float" office:value="37.6667">
            <text:p>37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12-12T21:00:00">
            <text:p>Tue Dec 12 21:00:00 2017</text:p>
          </table:table-cell>
          <table:table-cell office:value-type="float" office:value="40.6667">
            <text:p>40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7-12-12T22:00:00">
            <text:p>Tue Dec 12 22:00:00 2017</text:p>
          </table:table-cell>
          <table:table-cell office:value-type="float" office:value="38.6667">
            <text:p>38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12-12T23:00:00">
            <text:p>Tue Dec 12 23:00:00 2017</text:p>
          </table:table-cell>
          <table:table-cell office:value-type="float" office:value="44.8333">
            <text:p>44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7-12-13T00:00:00">
            <text:p>Wed Dec 13 00:00:00 2017</text:p>
          </table:table-cell>
          <table:table-cell office:value-type="float" office:value="31.8333">
            <text:p>31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12-13T09:00:00">
            <text:p>Wed Dec 13 09:00:00 2017</text:p>
          </table:table-cell>
          <table:table-cell office:value-type="float" office:value="20.3333">
            <text:p>20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7-12-13T10:00:00">
            <text:p>Wed Dec 13 10:00:00 2017</text:p>
          </table:table-cell>
          <table:table-cell office:value-type="float" office:value="28.3333">
            <text:p>28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7-12-13T11:00:00">
            <text:p>Wed Dec 13 11:00:00 2017</text:p>
          </table:table-cell>
          <table:table-cell office:value-type="float" office:value="21.6667">
            <text:p>21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12-14T08:00:00">
            <text:p>Thu Dec 14 08:00:00 2017</text:p>
          </table:table-cell>
          <table:table-cell office:value-type="float" office:value="15.3333">
            <text:p>15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12-14T09:00:00">
            <text:p>Thu Dec 14 09:00:00 2017</text:p>
          </table:table-cell>
          <table:table-cell office:value-type="float" office:value="10.5">
            <text:p>10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7-12-14T10:00:00">
            <text:p>Thu Dec 14 10:00:00 2017</text:p>
          </table:table-cell>
          <table:table-cell office:value-type="float" office:value="22.3333">
            <text:p>22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7-12-14T11:00:00">
            <text:p>Thu Dec 14 11:00:00 2017</text:p>
          </table:table-cell>
          <table:table-cell office:value-type="float" office:value="25.3333">
            <text:p>25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12-14T12:00:00">
            <text:p>Thu Dec 14 12:00:00 2017</text:p>
          </table:table-cell>
          <table:table-cell office:value-type="float" office:value="32.1667">
            <text:p>32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12-18T09:00:00">
            <text:p>Mon Dec 18 09:00:00 2017</text:p>
          </table:table-cell>
          <table:table-cell office:value-type="float" office:value="23.0">
            <text:p>2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18T10:00:00">
            <text:p>Mon Dec 18 10:00:00 2017</text:p>
          </table:table-cell>
          <table:table-cell office:value-type="float" office:value="20.1667">
            <text:p>20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12-18T11:00:00">
            <text:p>Mon Dec 18 11:00:00 2017</text:p>
          </table:table-cell>
          <table:table-cell office:value-type="float" office:value="9.8333">
            <text:p>9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12-18T12:00:00">
            <text:p>Mon Dec 18 12:00:00 2017</text:p>
          </table:table-cell>
          <table:table-cell office:value-type="float" office:value="2.1667">
            <text:p>2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7-12-19T00:00:00">
            <text:p>Tue Dec 19 00:00:00 2017</text:p>
          </table:table-cell>
          <table:table-cell office:value-type="float" office:value="35.5">
            <text:p>35.5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2-19T08:00:00">
            <text:p>Tue Dec 19 08:00:00 2017</text:p>
          </table:table-cell>
          <table:table-cell office:value-type="float" office:value="9.6667">
            <text:p>9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12-19T10:00:00">
            <text:p>Tue Dec 19 10:00:00 2017</text:p>
          </table:table-cell>
          <table:table-cell office:value-type="float" office:value="59.6667">
            <text:p>5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7-12-19T11:00:00">
            <text:p>Tue Dec 19 11:00:00 2017</text:p>
          </table:table-cell>
          <table:table-cell office:value-type="float" office:value="31.8333">
            <text:p>31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7-12-20T11:00:00">
            <text:p>Wed Dec 20 11:00:00 2017</text:p>
          </table:table-cell>
          <table:table-cell office:value-type="float" office:value="1.0">
            <text:p>1.0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7-12-20T12:00:00">
            <text:p>Wed Dec 20 12:00:00 2017</text:p>
          </table:table-cell>
          <table:table-cell office:value-type="float" office:value="2.0">
            <text:p>2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7-12-20T13:00:00">
            <text:p>Wed Dec 20 13:00:00 2017</text:p>
          </table:table-cell>
          <table:table-cell office:value-type="float" office:value="23.3333">
            <text:p>23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7-12-21T09:00:00">
            <text:p>Thu Dec 21 09:00:00 2017</text:p>
          </table:table-cell>
          <table:table-cell office:value-type="float" office:value="29.5">
            <text:p>29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1T12:00:00">
            <text:p>Thu Dec 21 12:00:00 2017</text:p>
          </table:table-cell>
          <table:table-cell office:value-type="float" office:value="24.5">
            <text:p>24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7-12-21T13:00:00">
            <text:p>Thu Dec 21 13:00:00 2017</text:p>
          </table:table-cell>
          <table:table-cell office:value-type="float" office:value="16.5">
            <text:p>16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12-21T14:00:00">
            <text:p>Thu Dec 21 14:00:00 2017</text:p>
          </table:table-cell>
          <table:table-cell office:value-type="float" office:value="8.6667">
            <text:p>8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12-22T08:00:00">
            <text:p>Fri Dec 22 08:00:00 2017</text:p>
          </table:table-cell>
          <table:table-cell office:value-type="float" office:value="23.3333">
            <text:p>2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22T09:00:00">
            <text:p>Fri Dec 22 09:00:00 2017</text:p>
          </table:table-cell>
          <table:table-cell office:value-type="float" office:value="39.3333">
            <text:p>39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2T10:00:00">
            <text:p>Fri Dec 22 10:00:00 2017</text:p>
          </table:table-cell>
          <table:table-cell office:value-type="float" office:value="52.8333">
            <text:p>52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7-12-22T11:00:00">
            <text:p>Fri Dec 22 11:00:00 2017</text:p>
          </table:table-cell>
          <table:table-cell office:value-type="float" office:value="41.3333">
            <text:p>41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12-22T13:00:00">
            <text:p>Fri Dec 22 13:00:00 2017</text:p>
          </table:table-cell>
          <table:table-cell office:value-type="float" office:value="28.8333">
            <text:p>28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7-12-22T14:00:00">
            <text:p>Fri Dec 22 14:00:00 2017</text:p>
          </table:table-cell>
          <table:table-cell office:value-type="float" office:value="32.6667">
            <text:p>32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7-12-23T07:00:00">
            <text:p>Sat Dec 23 07:00:00 2017</text:p>
          </table:table-cell>
          <table:table-cell office:value-type="float" office:value="17.1667">
            <text:p>17.1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2-23T08:00:00">
            <text:p>Sat Dec 23 08:00:00 2017</text:p>
          </table:table-cell>
          <table:table-cell office:value-type="float" office:value="17.3333">
            <text:p>17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7-12-23T09:00:00">
            <text:p>Sat Dec 23 09:00:00 2017</text:p>
          </table:table-cell>
          <table:table-cell office:value-type="float" office:value="24.1667">
            <text:p>24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7-12-23T11:00:00">
            <text:p>Sat Dec 23 11:00:00 2017</text:p>
          </table:table-cell>
          <table:table-cell office:value-type="float" office:value="17.0">
            <text:p>1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12-23T12:00:00">
            <text:p>Sat Dec 23 12:00:00 2017</text:p>
          </table:table-cell>
          <table:table-cell office:value-type="float" office:value="11.3333">
            <text:p>11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12-25T02:00:00">
            <text:p>Mon Dec 25 02:00:00 2017</text:p>
          </table:table-cell>
          <table:table-cell office:value-type="float" office:value="37.3333">
            <text:p>37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12-25T03:00:00">
            <text:p>Mon Dec 25 03:00:00 2017</text:p>
          </table:table-cell>
          <table:table-cell office:value-type="float" office:value="39.6667">
            <text:p>39.6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7-12-25T04:00:00">
            <text:p>Mon Dec 25 04:00:00 2017</text:p>
          </table:table-cell>
          <table:table-cell office:value-type="float" office:value="46.1667">
            <text:p>46.1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7-12-25T05:00:00">
            <text:p>Mon Dec 25 05:00:00 2017</text:p>
          </table:table-cell>
          <table:table-cell office:value-type="float" office:value="45.1667">
            <text:p>45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7-12-25T06:00:00">
            <text:p>Mon Dec 25 06:00:00 2017</text:p>
          </table:table-cell>
          <table:table-cell office:value-type="float" office:value="47.5">
            <text:p>47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12-25T09:00:00">
            <text:p>Mon Dec 25 09:00:00 2017</text:p>
          </table:table-cell>
          <table:table-cell office:value-type="float" office:value="10.5">
            <text:p>10.5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7-12-25T10:00:00">
            <text:p>Mon Dec 25 10:00:00 2017</text:p>
          </table:table-cell>
          <table:table-cell office:value-type="float" office:value="15.0">
            <text:p>15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12-29T15:00:00">
            <text:p>Fri Dec 29 15:00:00 2017</text:p>
          </table:table-cell>
          <table:table-cell office:value-type="float" office:value="1.0">
            <text:p>1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12-29T16:00:00">
            <text:p>Fri Dec 29 16:00:00 2017</text:p>
          </table:table-cell>
          <table:table-cell office:value-type="float" office:value="4.6667">
            <text:p>4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12-29T17:00:00">
            <text:p>Fri Dec 29 17:00:00 2017</text:p>
          </table:table-cell>
          <table:table-cell office:value-type="float" office:value="2.0">
            <text:p>2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12-29T18:00:00">
            <text:p>Fri Dec 29 18:00:00 2017</text:p>
          </table:table-cell>
          <table:table-cell office:value-type="float" office:value="14.5">
            <text:p>14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12-30T00:00:00">
            <text:p>Sat Dec 30 00:00:00 2017</text:p>
          </table:table-cell>
          <table:table-cell office:value-type="float" office:value="22.6667">
            <text:p>22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7-12-30T09:00:00">
            <text:p>Sat Dec 30 09:00:00 2017</text:p>
          </table:table-cell>
          <table:table-cell office:value-type="float" office:value="10.3333">
            <text:p>10.3333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7-12-31T06:00:00">
            <text:p>Sun Dec 31 06:00:00 2017</text:p>
          </table:table-cell>
          <table:table-cell office:value-type="float" office:value="19.8333">
            <text:p>19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7-12-31T07:00:00">
            <text:p>Sun Dec 31 07:00:00 2017</text:p>
          </table:table-cell>
          <table:table-cell office:value-type="float" office:value="18.5">
            <text:p>18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12-31T08:00:00">
            <text:p>Sun Dec 31 08:00:00 2017</text:p>
          </table:table-cell>
          <table:table-cell office:value-type="float" office:value="13.1667">
            <text:p>13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12-31T09:00:00">
            <text:p>Sun Dec 31 09:00:00 2017</text:p>
          </table:table-cell>
          <table:table-cell office:value-type="float" office:value="15.0">
            <text:p>15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7-12-31T10:00:00">
            <text:p>Sun Dec 31 10:00:00 2017</text:p>
          </table:table-cell>
          <table:table-cell office:value-type="float" office:value="10.8333">
            <text:p>10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12-31T13:00:00">
            <text:p>Sun Dec 31 13:00:00 2017</text:p>
          </table:table-cell>
          <table:table-cell office:value-type="float" office:value="20.1667">
            <text:p>20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8-01-01T20:00:00">
            <text:p>Mon Jan  1 20:00:00 2018</text:p>
          </table:table-cell>
          <table:table-cell office:value-type="float" office:value="31.3333">
            <text:p>31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8-01-02T14:00:00">
            <text:p>Tue Jan  2 14:00:00 2018</text:p>
          </table:table-cell>
          <table:table-cell office:value-type="float" office:value="3.0">
            <text:p>3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8-01-03T05:00:00">
            <text:p>Wed Jan  3 05:00:00 2018</text:p>
          </table:table-cell>
          <table:table-cell office:value-type="float" office:value="26.8333">
            <text:p>26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01-03T07:00:00">
            <text:p>Wed Jan  3 07:00:00 2018</text:p>
          </table:table-cell>
          <table:table-cell office:value-type="float" office:value="14.6667">
            <text:p>14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8-01-03T08:00:00">
            <text:p>Wed Jan  3 08:00:00 2018</text:p>
          </table:table-cell>
          <table:table-cell office:value-type="float" office:value="7.1667">
            <text:p>7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01-03T09:00:00">
            <text:p>Wed Jan  3 09:00:00 2018</text:p>
          </table:table-cell>
          <table:table-cell office:value-type="float" office:value="12.8333">
            <text:p>12.8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01-03T10:00:00">
            <text:p>Wed Jan  3 10:00:00 2018</text:p>
          </table:table-cell>
          <table:table-cell office:value-type="float" office:value="13.5">
            <text:p>13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8-01-03T15:00:00">
            <text:p>Wed Jan  3 15:00:00 2018</text:p>
          </table:table-cell>
          <table:table-cell office:value-type="float" office:value="4.8333">
            <text:p>4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8-01-04T20:00:00">
            <text:p>Thu Jan  4 20:00:00 2018</text:p>
          </table:table-cell>
          <table:table-cell office:value-type="float" office:value="18.6667">
            <text:p>18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01-04T21:00:00">
            <text:p>Thu Jan  4 21:00:00 2018</text:p>
          </table:table-cell>
          <table:table-cell office:value-type="float" office:value="17.6667">
            <text:p>17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1-04T22:00:00">
            <text:p>Thu Jan  4 22:00:00 2018</text:p>
          </table:table-cell>
          <table:table-cell office:value-type="float" office:value="22.0">
            <text:p>22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8-01-04T23:00:00">
            <text:p>Thu Jan  4 23:00:00 2018</text:p>
          </table:table-cell>
          <table:table-cell office:value-type="float" office:value="14.3333">
            <text:p>14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01-05T00:00:00">
            <text:p>Fri Jan  5 00:00:00 2018</text:p>
          </table:table-cell>
          <table:table-cell office:value-type="float" office:value="4.3333">
            <text:p>4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8-01-05T02:00:00">
            <text:p>Fri Jan  5 02:00:00 2018</text:p>
          </table:table-cell>
          <table:table-cell office:value-type="float" office:value="17.1667">
            <text:p>17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8-01-05T04:00:00">
            <text:p>Fri Jan  5 04:00:00 2018</text:p>
          </table:table-cell>
          <table:table-cell office:value-type="float" office:value="10.3333">
            <text:p>10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8-01-05T05:00:00">
            <text:p>Fri Jan  5 05:00:00 2018</text:p>
          </table:table-cell>
          <table:table-cell office:value-type="float" office:value="17.5">
            <text:p>17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01-05T06:00:00">
            <text:p>Fri Jan  5 06:00:00 2018</text:p>
          </table:table-cell>
          <table:table-cell office:value-type="float" office:value="17.1667">
            <text:p>17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01-08T05:00:00">
            <text:p>Mon Jan  8 05:00:00 2018</text:p>
          </table:table-cell>
          <table:table-cell office:value-type="float" office:value="15.3333">
            <text:p>15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8-01-08T07:00:00">
            <text:p>Mon Jan  8 07:00:00 2018</text:p>
          </table:table-cell>
          <table:table-cell office:value-type="float" office:value="14.1667">
            <text:p>14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01-08T08:00:00">
            <text:p>Mon Jan  8 08:00:00 2018</text:p>
          </table:table-cell>
          <table:table-cell office:value-type="float" office:value="16.0">
            <text:p>16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1-08T09:00:00">
            <text:p>Mon Jan  8 09:00:00 2018</text:p>
          </table:table-cell>
          <table:table-cell office:value-type="float" office:value="12.8333">
            <text:p>12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8-01-09T09:00:00">
            <text:p>Tue Jan  9 09:00:00 2018</text:p>
          </table:table-cell>
          <table:table-cell office:value-type="float" office:value="21.6667">
            <text:p>21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09T10:00:00">
            <text:p>Tue Jan  9 10:00:00 2018</text:p>
          </table:table-cell>
          <table:table-cell office:value-type="float" office:value="28.8333">
            <text:p>2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01-09T11:00:00">
            <text:p>Tue Jan  9 11:00:00 2018</text:p>
          </table:table-cell>
          <table:table-cell office:value-type="float" office:value="12.8333">
            <text:p>12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01-09T12:00:00">
            <text:p>Tue Jan  9 12:00:00 2018</text:p>
          </table:table-cell>
          <table:table-cell office:value-type="float" office:value="25.1667">
            <text:p>25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1-12T09:00:00">
            <text:p>Fri Jan 12 09:00:00 2018</text:p>
          </table:table-cell>
          <table:table-cell office:value-type="float" office:value="25.5">
            <text:p>25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01-12T10:00:00">
            <text:p>Fri Jan 12 10:00:00 2018</text:p>
          </table:table-cell>
          <table:table-cell office:value-type="float" office:value="48.1667">
            <text:p>48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01-13T07:00:00">
            <text:p>Sat Jan 13 07:00:00 2018</text:p>
          </table:table-cell>
          <table:table-cell office:value-type="float" office:value="21.5">
            <text:p>21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8-01-13T08:00:00">
            <text:p>Sat Jan 13 08:00:00 2018</text:p>
          </table:table-cell>
          <table:table-cell office:value-type="float" office:value="11.6667">
            <text:p>11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01-13T09:00:00">
            <text:p>Sat Jan 13 09:00:00 2018</text:p>
          </table:table-cell>
          <table:table-cell office:value-type="float" office:value="22.6667">
            <text:p>22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01-13T10:00:00">
            <text:p>Sat Jan 13 10:00:00 2018</text:p>
          </table:table-cell>
          <table:table-cell office:value-type="float" office:value="19.3333">
            <text:p>19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01-13T11:00:00">
            <text:p>Sat Jan 13 11:00:00 2018</text:p>
          </table:table-cell>
          <table:table-cell office:value-type="float" office:value="24.6667">
            <text:p>24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01-13T12:00:00">
            <text:p>Sat Jan 13 12:00:00 2018</text:p>
          </table:table-cell>
          <table:table-cell office:value-type="float" office:value="14.1667">
            <text:p>14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1-15T14:00:00">
            <text:p>Mon Jan 15 14:00:00 2018</text:p>
          </table:table-cell>
          <table:table-cell office:value-type="float" office:value="32.1667">
            <text:p>32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8-01-15T15:00:00">
            <text:p>Mon Jan 15 15:00:00 2018</text:p>
          </table:table-cell>
          <table:table-cell office:value-type="float" office:value="34.0">
            <text:p>34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8-01-15T16:00:00">
            <text:p>Mon Jan 15 16:00:00 2018</text:p>
          </table:table-cell>
          <table:table-cell office:value-type="float" office:value="5.6667">
            <text:p>5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8-01-15T17:00:00">
            <text:p>Mon Jan 15 17:00:00 2018</text:p>
          </table:table-cell>
          <table:table-cell office:value-type="float" office:value="12.1667">
            <text:p>12.1667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8-01-15T18:00:00">
            <text:p>Mon Jan 15 18:00:00 2018</text:p>
          </table:table-cell>
          <table:table-cell office:value-type="float" office:value="32.3333">
            <text:p>32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8-01-15T19:00:00">
            <text:p>Mon Jan 15 19:00:00 2018</text:p>
          </table:table-cell>
          <table:table-cell office:value-type="float" office:value="11.0">
            <text:p>11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01-15T20:00:00">
            <text:p>Mon Jan 15 20:00:00 2018</text:p>
          </table:table-cell>
          <table:table-cell office:value-type="float" office:value="28.8333">
            <text:p>28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01-15T21:00:00">
            <text:p>Mon Jan 15 21:00:00 2018</text:p>
          </table:table-cell>
          <table:table-cell office:value-type="float" office:value="63.1667">
            <text:p>63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01-15T22:00:00">
            <text:p>Mon Jan 15 22:00:00 2018</text:p>
          </table:table-cell>
          <table:table-cell office:value-type="float" office:value="39.1667">
            <text:p>39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01-16T10:00:00">
            <text:p>Tue Jan 16 10:00:00 2018</text:p>
          </table:table-cell>
          <table:table-cell office:value-type="float" office:value="45.0">
            <text:p>4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01-16T12:00:00">
            <text:p>Tue Jan 16 12:00:00 2018</text:p>
          </table:table-cell>
          <table:table-cell office:value-type="float" office:value="9.8333">
            <text:p>9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01-16T13:00:00">
            <text:p>Tue Jan 16 13:00:00 2018</text:p>
          </table:table-cell>
          <table:table-cell office:value-type="float" office:value="17.0">
            <text:p>17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1-17T09:00:00">
            <text:p>Wed Jan 17 09:00:00 2018</text:p>
          </table:table-cell>
          <table:table-cell office:value-type="float" office:value="18.5">
            <text:p>18.5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01-17T10:00:00">
            <text:p>Wed Jan 17 10:00:00 2018</text:p>
          </table:table-cell>
          <table:table-cell office:value-type="float" office:value="27.6667">
            <text:p>27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8-01-17T11:00:00">
            <text:p>Wed Jan 17 11:00:00 2018</text:p>
          </table:table-cell>
          <table:table-cell office:value-type="float" office:value="35.8333">
            <text:p>35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01-17T12:00:00">
            <text:p>Wed Jan 17 12:00:00 2018</text:p>
          </table:table-cell>
          <table:table-cell office:value-type="float" office:value="26.6667">
            <text:p>26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8-01-17T13:00:00">
            <text:p>Wed Jan 17 13:00:00 2018</text:p>
          </table:table-cell>
          <table:table-cell office:value-type="float" office:value="2.8333">
            <text:p>2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8-01-17T14:00:00">
            <text:p>Wed Jan 17 14:00:00 2018</text:p>
          </table:table-cell>
          <table:table-cell office:value-type="float" office:value="14.6667">
            <text:p>14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8-01-17T15:00:00">
            <text:p>Wed Jan 17 15:00:00 2018</text:p>
          </table:table-cell>
          <table:table-cell office:value-type="float" office:value="30.8333">
            <text:p>30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8-01-17T16:00:00">
            <text:p>Wed Jan 17 16:00:00 2018</text:p>
          </table:table-cell>
          <table:table-cell office:value-type="float" office:value="1.0">
            <text:p>1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8-01-19T03:00:00">
            <text:p>Fri Jan 19 03:00:00 2018</text:p>
          </table:table-cell>
          <table:table-cell office:value-type="float" office:value="29.6667">
            <text:p>29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01-19T04:00:00">
            <text:p>Fri Jan 19 04:00:00 2018</text:p>
          </table:table-cell>
          <table:table-cell office:value-type="float" office:value="24.0">
            <text:p>24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8-01-19T08:00:00">
            <text:p>Fri Jan 19 08:00:00 2018</text:p>
          </table:table-cell>
          <table:table-cell office:value-type="float" office:value="12.6667">
            <text:p>12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1-19T09:00:00">
            <text:p>Fri Jan 19 09:00:00 2018</text:p>
          </table:table-cell>
          <table:table-cell office:value-type="float" office:value="28.3333">
            <text:p>28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01-19T10:00:00">
            <text:p>Fri Jan 19 10:00:00 2018</text:p>
          </table:table-cell>
          <table:table-cell office:value-type="float" office:value="35.6667">
            <text:p>35.6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01-19T11:00:00">
            <text:p>Fri Jan 19 11:00:00 2018</text:p>
          </table:table-cell>
          <table:table-cell office:value-type="float" office:value="33.3333">
            <text:p>33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01-19T12:00:00">
            <text:p>Fri Jan 19 12:00:00 2018</text:p>
          </table:table-cell>
          <table:table-cell office:value-type="float" office:value="29.5">
            <text:p>29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8-01-19T13:00:00">
            <text:p>Fri Jan 19 13:00:00 2018</text:p>
          </table:table-cell>
          <table:table-cell office:value-type="float" office:value="27.1667">
            <text:p>27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8-01-19T14:00:00">
            <text:p>Fri Jan 19 14:00:00 2018</text:p>
          </table:table-cell>
          <table:table-cell office:value-type="float" office:value="24.0">
            <text:p>24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8-01-20T07:00:00">
            <text:p>Sat Jan 20 07:00:00 2018</text:p>
          </table:table-cell>
          <table:table-cell office:value-type="float" office:value="23.3333">
            <text:p>23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01-20T08:00:00">
            <text:p>Sat Jan 20 08:00:00 2018</text:p>
          </table:table-cell>
          <table:table-cell office:value-type="float" office:value="26.0">
            <text:p>26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8-01-20T09:00:00">
            <text:p>Sat Jan 20 09:00:00 2018</text:p>
          </table:table-cell>
          <table:table-cell office:value-type="float" office:value="16.1667">
            <text:p>16.1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8-01-20T10:00:00">
            <text:p>Sat Jan 20 10:00:00 2018</text:p>
          </table:table-cell>
          <table:table-cell office:value-type="float" office:value="25.6667">
            <text:p>25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01-20T11:00:00">
            <text:p>Sat Jan 20 11:00:00 2018</text:p>
          </table:table-cell>
          <table:table-cell office:value-type="float" office:value="21.1667">
            <text:p>21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01-20T14:00:00">
            <text:p>Sat Jan 20 14:00:00 2018</text:p>
          </table:table-cell>
          <table:table-cell office:value-type="float" office:value="40.5">
            <text:p>40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8-01-21T08:00:00">
            <text:p>Sun Jan 21 08:00:00 2018</text:p>
          </table:table-cell>
          <table:table-cell office:value-type="float" office:value="17.6667">
            <text:p>17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01-22T13:00:00">
            <text:p>Mon Jan 22 13:00:00 2018</text:p>
          </table:table-cell>
          <table:table-cell office:value-type="float" office:value="10.0">
            <text:p>10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8-01-22T14:00:00">
            <text:p>Mon Jan 22 14:00:00 2018</text:p>
          </table:table-cell>
          <table:table-cell office:value-type="float" office:value="46.0">
            <text:p>46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8-01-23T09:00:00">
            <text:p>Tue Jan 23 09:00:00 2018</text:p>
          </table:table-cell>
          <table:table-cell office:value-type="float" office:value="18.8333">
            <text:p>18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01-23T10:00:00">
            <text:p>Tue Jan 23 10:00:00 2018</text:p>
          </table:table-cell>
          <table:table-cell office:value-type="float" office:value="44.1667">
            <text:p>44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01-25T08:00:00">
            <text:p>Thu Jan 25 08:00:00 2018</text:p>
          </table:table-cell>
          <table:table-cell office:value-type="float" office:value="28.1667">
            <text:p>28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1-25T11:00:00">
            <text:p>Thu Jan 25 11:00:00 2018</text:p>
          </table:table-cell>
          <table:table-cell office:value-type="float" office:value="4.8333">
            <text:p>4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01-25T12:00:00">
            <text:p>Thu Jan 25 12:00:00 2018</text:p>
          </table:table-cell>
          <table:table-cell office:value-type="float" office:value="30.8333">
            <text:p>30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01-25T13:00:00">
            <text:p>Thu Jan 25 13:00:00 2018</text:p>
          </table:table-cell>
          <table:table-cell office:value-type="float" office:value="103.0">
            <text:p>103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8-01-25T14:00:00">
            <text:p>Thu Jan 25 14:00:00 2018</text:p>
          </table:table-cell>
          <table:table-cell office:value-type="float" office:value="63.8333">
            <text:p>63.8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1-25T15:00:00">
            <text:p>Thu Jan 25 15:00:00 2018</text:p>
          </table:table-cell>
          <table:table-cell office:value-type="float" office:value="27.8333">
            <text:p>27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8-01-31T14:00:00">
            <text:p>Wed Jan 31 14:00:00 2018</text:p>
          </table:table-cell>
          <table:table-cell office:value-type="float" office:value="23.0">
            <text:p>23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01-31T15:00:00">
            <text:p>Wed Jan 31 15:00:00 2018</text:p>
          </table:table-cell>
          <table:table-cell office:value-type="float" office:value="12.8333">
            <text:p>12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8-01-31T20:00:00">
            <text:p>Wed Jan 31 20:00:00 2018</text:p>
          </table:table-cell>
          <table:table-cell office:value-type="float" office:value="50.0">
            <text:p>50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01-31T21:00:00">
            <text:p>Wed Jan 31 21:00:00 2018</text:p>
          </table:table-cell>
          <table:table-cell office:value-type="float" office:value="110.5">
            <text:p>110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01-31T22:00:00">
            <text:p>Wed Jan 31 22:00:00 2018</text:p>
          </table:table-cell>
          <table:table-cell office:value-type="float" office:value="69.1667">
            <text:p>69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8-01-31T23:00:00">
            <text:p>Wed Jan 31 23:00:00 2018</text:p>
          </table:table-cell>
          <table:table-cell office:value-type="float" office:value="34.5">
            <text:p>34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02-01T08:00:00">
            <text:p>Thu Feb  1 08:00:00 2018</text:p>
          </table:table-cell>
          <table:table-cell office:value-type="float" office:value="27.8333">
            <text:p>27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8-02-01T10:00:00">
            <text:p>Thu Feb  1 10:00:00 2018</text:p>
          </table:table-cell>
          <table:table-cell office:value-type="float" office:value="43.3333">
            <text:p>43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02-02T21:00:00">
            <text:p>Fri Feb  2 21:00:00 2018</text:p>
          </table:table-cell>
          <table:table-cell office:value-type="float" office:value="14.8333">
            <text:p>14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2-02T22:00:00">
            <text:p>Fri Feb  2 22:00:00 2018</text:p>
          </table:table-cell>
          <table:table-cell office:value-type="float" office:value="21.3333">
            <text:p>21.3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8-02-02T23:00:00">
            <text:p>Fri Feb  2 23:00:00 2018</text:p>
          </table:table-cell>
          <table:table-cell office:value-type="float" office:value="19.1667">
            <text:p>19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8-02-03T00:00:00">
            <text:p>Sat Feb  3 00:00:00 2018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02-03T10:00:00">
            <text:p>Sat Feb  3 10:00:00 2018</text:p>
          </table:table-cell>
          <table:table-cell office:value-type="float" office:value="9.6667">
            <text:p>9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02-03T11:00:00">
            <text:p>Sat Feb  3 11:00:00 2018</text:p>
          </table:table-cell>
          <table:table-cell office:value-type="float" office:value="29.3333">
            <text:p>29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8-02-06T02:00:00">
            <text:p>Tue Feb  6 02:00:00 2018</text:p>
          </table:table-cell>
          <table:table-cell office:value-type="float" office:value="18.3333">
            <text:p>18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02-06T03:00:00">
            <text:p>Tue Feb  6 03:00:00 2018</text:p>
          </table:table-cell>
          <table:table-cell office:value-type="float" office:value="17.0">
            <text:p>17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8-02-06T04:00:00">
            <text:p>Tue Feb  6 04:00:00 2018</text:p>
          </table:table-cell>
          <table:table-cell office:value-type="float" office:value="14.0">
            <text:p>14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8-02-06T05:00:00">
            <text:p>Tue Feb  6 05:00:00 2018</text:p>
          </table:table-cell>
          <table:table-cell office:value-type="float" office:value="7.3333">
            <text:p>7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8-02-06T06:00:00">
            <text:p>Tue Feb  6 06:00:00 2018</text:p>
          </table:table-cell>
          <table:table-cell office:value-type="float" office:value="4.5">
            <text:p>4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8-02-06T08:00:00">
            <text:p>Tue Feb  6 08:00:00 2018</text:p>
          </table:table-cell>
          <table:table-cell office:value-type="float" office:value="6.8333">
            <text:p>6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8-02-06T09:00:00">
            <text:p>Tue Feb  6 09:00:00 2018</text:p>
          </table:table-cell>
          <table:table-cell office:value-type="float" office:value="10.1667">
            <text:p>10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8-02-06T10:00:00">
            <text:p>Tue Feb  6 10:00:00 2018</text:p>
          </table:table-cell>
          <table:table-cell office:value-type="float" office:value="6.8333">
            <text:p>6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02-06T11:00:00">
            <text:p>Tue Feb  6 11:00:00 2018</text:p>
          </table:table-cell>
          <table:table-cell office:value-type="float" office:value="14.3333">
            <text:p>14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02-06T14:00:00">
            <text:p>Tue Feb  6 14:00:00 2018</text:p>
          </table:table-cell>
          <table:table-cell office:value-type="float" office:value="1.0">
            <text:p>1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8-02-06T15:00:00">
            <text:p>Tue Feb  6 15:00:00 2018</text:p>
          </table:table-cell>
          <table:table-cell office:value-type="float" office:value="14.8333">
            <text:p>14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8-02-06T16:00:00">
            <text:p>Tue Feb  6 16:00:00 2018</text:p>
          </table:table-cell>
          <table:table-cell office:value-type="float" office:value="55.1667">
            <text:p>55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8-02-06T17:00:00">
            <text:p>Tue Feb  6 17:00:00 2018</text:p>
          </table:table-cell>
          <table:table-cell office:value-type="float" office:value="26.3333">
            <text:p>26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8-02-20T01:00:00">
            <text:p>Tue Feb 20 01:00:00 2018</text:p>
          </table:table-cell>
          <table:table-cell office:value-type="float" office:value="26.5">
            <text:p>26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8-02-20T02:00:00">
            <text:p>Tue Feb 20 02:00:00 2018</text:p>
          </table:table-cell>
          <table:table-cell office:value-type="float" office:value="27.6667">
            <text:p>27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02-20T03:00:00">
            <text:p>Tue Feb 20 03:00:00 2018</text:p>
          </table:table-cell>
          <table:table-cell office:value-type="float" office:value="22.3333">
            <text:p>22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8-02-20T04:00:00">
            <text:p>Tue Feb 20 04:00:00 2018</text:p>
          </table:table-cell>
          <table:table-cell office:value-type="float" office:value="21.0">
            <text:p>21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02-20T05:00:00">
            <text:p>Tue Feb 20 05:00:00 2018</text:p>
          </table:table-cell>
          <table:table-cell office:value-type="float" office:value="18.0">
            <text:p>18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8-02-20T06:00:00">
            <text:p>Tue Feb 20 06:00:00 2018</text:p>
          </table:table-cell>
          <table:table-cell office:value-type="float" office:value="11.6667">
            <text:p>11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8-02-20T07:00:00">
            <text:p>Tue Feb 20 07:00:00 2018</text:p>
          </table:table-cell>
          <table:table-cell office:value-type="float" office:value="11.5">
            <text:p>11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02-20T08:00:00">
            <text:p>Tue Feb 20 08:00:00 2018</text:p>
          </table:table-cell>
          <table:table-cell office:value-type="float" office:value="17.3333">
            <text:p>17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8-02-20T09:00:00">
            <text:p>Tue Feb 20 09:00:00 2018</text:p>
          </table:table-cell>
          <table:table-cell office:value-type="float" office:value="20.8333">
            <text:p>20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02-20T10:00:00">
            <text:p>Tue Feb 20 10:00:00 2018</text:p>
          </table:table-cell>
          <table:table-cell office:value-type="float" office:value="18.6667">
            <text:p>18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02-20T11:00:00">
            <text:p>Tue Feb 20 11:00:00 2018</text:p>
          </table:table-cell>
          <table:table-cell office:value-type="float" office:value="45.0">
            <text:p>45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8-02-20T12:00:00">
            <text:p>Tue Feb 20 12:00:00 2018</text:p>
          </table:table-cell>
          <table:table-cell office:value-type="float" office:value="9.3333">
            <text:p>9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8-02-20T13:00:00">
            <text:p>Tue Feb 20 13:00:00 2018</text:p>
          </table:table-cell>
          <table:table-cell office:value-type="float" office:value="1.5">
            <text:p>1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2-20T15:00:00">
            <text:p>Tue Feb 20 15:00:00 2018</text:p>
          </table:table-cell>
          <table:table-cell office:value-type="float" office:value="15.0">
            <text:p>15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8-02-21T05:00:00">
            <text:p>Wed Feb 21 05:00:00 2018</text:p>
          </table:table-cell>
          <table:table-cell office:value-type="float" office:value="7.0">
            <text:p>7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02-21T06:00:00">
            <text:p>Wed Feb 21 06:00:00 2018</text:p>
          </table:table-cell>
          <table:table-cell office:value-type="float" office:value="5.0">
            <text:p>5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8-02-21T07:00:00">
            <text:p>Wed Feb 21 07:00:00 2018</text:p>
          </table:table-cell>
          <table:table-cell office:value-type="float" office:value="4.5">
            <text:p>4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02-21T08:00:00">
            <text:p>Wed Feb 21 08:00:00 2018</text:p>
          </table:table-cell>
          <table:table-cell office:value-type="float" office:value="2.5">
            <text:p>2.5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8-02-21T16:00:00">
            <text:p>Wed Feb 21 16:00:00 2018</text:p>
          </table:table-cell>
          <table:table-cell office:value-type="float" office:value="26.1667">
            <text:p>26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8-02-21T17:00:00">
            <text:p>Wed Feb 21 17:00:00 2018</text:p>
          </table:table-cell>
          <table:table-cell office:value-type="float" office:value="23.3333">
            <text:p>23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8-02-21T18:00:00">
            <text:p>Wed Feb 21 18:00:00 2018</text:p>
          </table:table-cell>
          <table:table-cell office:value-type="float" office:value="14.1667">
            <text:p>14.1667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8-02-21T19:00:00">
            <text:p>Wed Feb 21 19:00:00 2018</text:p>
          </table:table-cell>
          <table:table-cell office:value-type="float" office:value="5.5">
            <text:p>5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8-02-22T08:00:00">
            <text:p>Thu Feb 22 08:00:00 2018</text:p>
          </table:table-cell>
          <table:table-cell office:value-type="float" office:value="16.8333">
            <text:p>16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8-02-22T12:00:00">
            <text:p>Thu Feb 22 12:00:00 2018</text:p>
          </table:table-cell>
          <table:table-cell office:value-type="float" office:value="22.3333">
            <text:p>22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8-02-22T13:00:00">
            <text:p>Thu Feb 22 13:00:00 2018</text:p>
          </table:table-cell>
          <table:table-cell office:value-type="float" office:value="11.1667">
            <text:p>11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8-02-22T14:00:00">
            <text:p>Thu Feb 22 14:00:00 2018</text:p>
          </table:table-cell>
          <table:table-cell office:value-type="float" office:value="9.1667">
            <text:p>9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8-02-22T15:00:00">
            <text:p>Thu Feb 22 15:00:00 2018</text:p>
          </table:table-cell>
          <table:table-cell office:value-type="float" office:value="1.6667">
            <text:p>1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8-02-22T16:00:00">
            <text:p>Thu Feb 22 16:00:00 2018</text:p>
          </table:table-cell>
          <table:table-cell office:value-type="float" office:value="11.8333">
            <text:p>11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8-02-22T18:00:00">
            <text:p>Thu Feb 22 18:00:00 2018</text:p>
          </table:table-cell>
          <table:table-cell office:value-type="float" office:value="2.1667">
            <text:p>2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18-02-23T08:00:00">
            <text:p>Fri Feb 23 08:00:00 2018</text:p>
          </table:table-cell>
          <table:table-cell office:value-type="float" office:value="22.1667">
            <text:p>22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8-02-23T09:00:00">
            <text:p>Fri Feb 23 09:00:00 2018</text:p>
          </table:table-cell>
          <table:table-cell office:value-type="float" office:value="24.8333">
            <text:p>24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02-23T10:00:00">
            <text:p>Fri Feb 23 10:00:00 2018</text:p>
          </table:table-cell>
          <table:table-cell office:value-type="float" office:value="29.0">
            <text:p>29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8-02-23T11:00:00">
            <text:p>Fri Feb 23 11:00:00 2018</text:p>
          </table:table-cell>
          <table:table-cell office:value-type="float" office:value="37.6667">
            <text:p>37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8-02-23T12:00:00">
            <text:p>Fri Feb 23 12:00:00 2018</text:p>
          </table:table-cell>
          <table:table-cell office:value-type="float" office:value="19.6667">
            <text:p>19.6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8-02-23T13:00:00">
            <text:p>Fri Feb 23 13:00:00 2018</text:p>
          </table:table-cell>
          <table:table-cell office:value-type="float" office:value="1.0">
            <text:p>1.0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02-23T14:00:00">
            <text:p>Fri Feb 23 14:00:00 2018</text:p>
          </table:table-cell>
          <table:table-cell office:value-type="float" office:value="14.5">
            <text:p>14.5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8-02-23T15:00:00">
            <text:p>Fri Feb 23 15:00:00 2018</text:p>
          </table:table-cell>
          <table:table-cell office:value-type="float" office:value="17.1667">
            <text:p>17.1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8-02-23T16:00:00">
            <text:p>Fri Feb 23 16:00:00 2018</text:p>
          </table:table-cell>
          <table:table-cell office:value-type="float" office:value="8.3333">
            <text:p>8.3333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8-02-23T17:00:00">
            <text:p>Fri Feb 23 17:00:00 2018</text:p>
          </table:table-cell>
          <table:table-cell office:value-type="float" office:value="8.1667">
            <text:p>8.1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8-02-24T09:00:00">
            <text:p>Sat Feb 24 09:00:00 2018</text:p>
          </table:table-cell>
          <table:table-cell office:value-type="float" office:value="11.3333">
            <text:p>1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8-02-24T10:00:00">
            <text:p>Sat Feb 24 10:00:00 2018</text:p>
          </table:table-cell>
          <table:table-cell office:value-type="float" office:value="21.0">
            <text:p>21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8-02-24T11:00:00">
            <text:p>Sat Feb 24 11:00:00 2018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8-02-25T05:00:00">
            <text:p>Sun Feb 25 05:00:00 2018</text:p>
          </table:table-cell>
          <table:table-cell office:value-type="float" office:value="29.5">
            <text:p>29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8-02-25T06:00:00">
            <text:p>Sun Feb 25 06:00:00 2018</text:p>
          </table:table-cell>
          <table:table-cell office:value-type="float" office:value="26.3333">
            <text:p>26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02-25T12:00:00">
            <text:p>Sun Feb 25 12:00:00 2018</text:p>
          </table:table-cell>
          <table:table-cell office:value-type="float" office:value="23.6667">
            <text:p>2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8-02-25T13:00:00">
            <text:p>Sun Feb 25 13:00:00 2018</text:p>
          </table:table-cell>
          <table:table-cell office:value-type="float" office:value="29.6667">
            <text:p>29.6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18-02-26T08:00:00">
            <text:p>Mon Feb 26 08:00:00 2018</text:p>
          </table:table-cell>
          <table:table-cell office:value-type="float" office:value="36.6667">
            <text:p>36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02-26T09:00:00">
            <text:p>Mon Feb 26 09:00:00 2018</text:p>
          </table:table-cell>
          <table:table-cell office:value-type="float" office:value="32.3333">
            <text:p>32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02-26T10:00:00">
            <text:p>Mon Feb 26 10:00:00 2018</text:p>
          </table:table-cell>
          <table:table-cell office:value-type="float" office:value="24.3333">
            <text:p>24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8-02-26T11:00:00">
            <text:p>Mon Feb 26 11:00:00 2018</text:p>
          </table:table-cell>
          <table:table-cell office:value-type="float" office:value="29.8333">
            <text:p>29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8-02-26T12:00:00">
            <text:p>Mon Feb 26 12:00:00 2018</text:p>
          </table:table-cell>
          <table:table-cell office:value-type="float" office:value="37.8333">
            <text:p>37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02-26T13:00:00">
            <text:p>Mon Feb 26 13:00:00 2018</text:p>
          </table:table-cell>
          <table:table-cell office:value-type="float" office:value="25.0">
            <text:p>25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8-02-28T05:00:00">
            <text:p>Wed Feb 28 05:00:00 2018</text:p>
          </table:table-cell>
          <table:table-cell office:value-type="float" office:value="3.8333">
            <text:p>3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8-03-02T10:00:00">
            <text:p>Fri Mar  2 10:00:00 2018</text:p>
          </table:table-cell>
          <table:table-cell office:value-type="float" office:value="4.0">
            <text:p>4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8-03-02T11:00:00">
            <text:p>Fri Mar  2 11:00:00 2018</text:p>
          </table:table-cell>
          <table:table-cell office:value-type="float" office:value="1.6667">
            <text:p>1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8-03-02T12:00:00">
            <text:p>Fri Mar  2 12:00:00 2018</text:p>
          </table:table-cell>
          <table:table-cell office:value-type="float" office:value="1.1667">
            <text:p>1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18-03-02T14:00:00">
            <text:p>Fri Mar  2 14:00:00 2018</text:p>
          </table:table-cell>
          <table:table-cell office:value-type="float" office:value="1.0">
            <text:p>1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8-03-02T15:00:00">
            <text:p>Fri Mar  2 15:00:00 2018</text:p>
          </table:table-cell>
          <table:table-cell office:value-type="float" office:value="1.3333">
            <text:p>1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8-03-02T17:00:00">
            <text:p>Fri Mar  2 17:00:00 2018</text:p>
          </table:table-cell>
          <table:table-cell office:value-type="float" office:value="3.1667">
            <text:p>3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8-03-02T18:00:00">
            <text:p>Fri Mar  2 18:00:00 2018</text:p>
          </table:table-cell>
          <table:table-cell office:value-type="float" office:value="4.8333">
            <text:p>4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3-06T21:00:00">
            <text:p>Tue Mar  6 21:00:00 2018</text:p>
          </table:table-cell>
          <table:table-cell office:value-type="float" office:value="4.6667">
            <text:p>4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8-03-08T18:00:00">
            <text:p>Thu Mar  8 18:00:00 2018</text:p>
          </table:table-cell>
          <table:table-cell office:value-type="float" office:value="10.3333">
            <text:p>10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8-03-14T10:00:00">
            <text:p>Wed Mar 14 10:00:00 2018</text:p>
          </table:table-cell>
          <table:table-cell office:value-type="float" office:value="6.1667">
            <text:p>6.1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8-03-14T11:00:00">
            <text:p>Wed Mar 14 11:00:00 2018</text:p>
          </table:table-cell>
          <table:table-cell office:value-type="float" office:value="4.5">
            <text:p>4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8-03-20T21:00:00">
            <text:p>Tue Mar 20 21:00:00 2018</text:p>
          </table:table-cell>
          <table:table-cell office:value-type="float" office:value="17.5">
            <text:p>17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8-03-22T08:00:00">
            <text:p>Thu Mar 22 08:00:00 2018</text:p>
          </table:table-cell>
          <table:table-cell office:value-type="float" office:value="13.5">
            <text:p>13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8-03-23T17:00:00">
            <text:p>Fri Mar 23 17:00:00 2018</text:p>
          </table:table-cell>
          <table:table-cell office:value-type="float" office:value="17.8333">
            <text:p>17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8-03-23T18:00:00">
            <text:p>Fri Mar 23 18:00:00 2018</text:p>
          </table:table-cell>
          <table:table-cell office:value-type="float" office:value="6.3333">
            <text:p>6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8-03-28T09:00:00">
            <text:p>Wed Mar 28 09:00:00 2018</text:p>
          </table:table-cell>
          <table:table-cell office:value-type="float" office:value="33.0">
            <text:p>33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03-28T10:00:00">
            <text:p>Wed Mar 28 10:00:00 2018</text:p>
          </table:table-cell>
          <table:table-cell office:value-type="float" office:value="6.5">
            <text:p>6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03-28T11:00:00">
            <text:p>Wed Mar 28 11:00:00 2018</text:p>
          </table:table-cell>
          <table:table-cell office:value-type="float" office:value="16.5">
            <text:p>16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03-28T12:00:00">
            <text:p>Wed Mar 28 12:00:00 2018</text:p>
          </table:table-cell>
          <table:table-cell office:value-type="float" office:value="48.5">
            <text:p>48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8-03-28T13:00:00">
            <text:p>Wed Mar 28 13:00:00 2018</text:p>
          </table:table-cell>
          <table:table-cell office:value-type="float" office:value="58.1667">
            <text:p>58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8-03-29T11:00:00">
            <text:p>Thu Mar 29 11:00:00 2018</text:p>
          </table:table-cell>
          <table:table-cell office:value-type="float" office:value="20.5">
            <text:p>20.5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8-04-05T11:00:00">
            <text:p>Thu Apr  5 11:00:00 2018</text:p>
          </table:table-cell>
          <table:table-cell office:value-type="float" office:value="27.3333">
            <text:p>27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8-04-05T12:00:00">
            <text:p>Thu Apr  5 12:00:00 2018</text:p>
          </table:table-cell>
          <table:table-cell office:value-type="float" office:value="80.0">
            <text:p>80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8-04-06T15:00:00">
            <text:p>Fri Apr  6 15:00:00 2018</text:p>
          </table:table-cell>
          <table:table-cell office:value-type="float" office:value="22.5">
            <text:p>22.5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18-04-07T20:00:00">
            <text:p>Sat Apr  7 20:00:00 2018</text:p>
          </table:table-cell>
          <table:table-cell office:value-type="float" office:value="5.8333">
            <text:p>5.8333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18-04-17T10:00:00">
            <text:p>Tue Apr 17 10:00:00 2018</text:p>
          </table:table-cell>
          <table:table-cell office:value-type="float" office:value="10.5">
            <text:p>10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8-04-17T11:00:00">
            <text:p>Tue Apr 17 11:00:00 2018</text:p>
          </table:table-cell>
          <table:table-cell office:value-type="float" office:value="12.6667">
            <text:p>12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4-18T10:00:00">
            <text:p>Wed Apr 18 10:00:00 2018</text:p>
          </table:table-cell>
          <table:table-cell office:value-type="float" office:value="26.5">
            <text:p>26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8-04-18T16:00:00">
            <text:p>Wed Apr 18 16:00:00 2018</text:p>
          </table:table-cell>
          <table:table-cell office:value-type="float" office:value="17.0">
            <text:p>17.0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18-04-23T18:00:00">
            <text:p>Mon Apr 23 18:00:00 2018</text:p>
          </table:table-cell>
          <table:table-cell office:value-type="float" office:value="57.6667">
            <text:p>57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04-24T08:00:00">
            <text:p>Tue Apr 24 08:00:00 2018</text:p>
          </table:table-cell>
          <table:table-cell office:value-type="float" office:value="48.3333">
            <text:p>48.3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8-04-24T09:00:00">
            <text:p>Tue Apr 24 09:00:00 2018</text:p>
          </table:table-cell>
          <table:table-cell office:value-type="float" office:value="29.0">
            <text:p>29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8-04-24T10:00:00">
            <text:p>Tue Apr 24 10:00:00 2018</text:p>
          </table:table-cell>
          <table:table-cell office:value-type="float" office:value="40.3333">
            <text:p>40.3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8-04-24T11:00:00">
            <text:p>Tue Apr 24 11:00:00 2018</text:p>
          </table:table-cell>
          <table:table-cell office:value-type="float" office:value="55.0">
            <text:p>55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18-04-24T12:00:00">
            <text:p>Tue Apr 24 12:00:00 2018</text:p>
          </table:table-cell>
          <table:table-cell office:value-type="float" office:value="30.1667">
            <text:p>30.1667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18-04-25T17:00:00">
            <text:p>Wed Apr 25 17:00:00 2018</text:p>
          </table:table-cell>
          <table:table-cell office:value-type="float" office:value="21.8333">
            <text:p>21.8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8-05-01T17:00:00">
            <text:p>Tue May  1 17:00:00 2018</text:p>
          </table:table-cell>
          <table:table-cell office:value-type="float" office:value="4.8333">
            <text:p>4.8333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18-05-02T12:00:00">
            <text:p>Wed May  2 12:00:00 2018</text:p>
          </table:table-cell>
          <table:table-cell office:value-type="float" office:value="1.5">
            <text:p>1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8-05-04T08:00:00">
            <text:p>Fri May  4 08:00:00 2018</text:p>
          </table:table-cell>
          <table:table-cell office:value-type="float" office:value="6.0">
            <text:p>6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8-05-04T13:00:00">
            <text:p>Fri May  4 13:00:00 2018</text:p>
          </table:table-cell>
          <table:table-cell office:value-type="float" office:value="27.6667">
            <text:p>27.6667</text:p>
          </table:table-cell>
          <table:table-cell office:value-type="float" office:value="75.4">
            <text:p>75.4</text:p>
          </table:table-cell>
        </table:table-row>
        <table:table-row>
          <table:table-cell table:style-name="pd1" office:value-type="date" office:date-value="2018-05-04T14:00:00">
            <text:p>Fri May  4 14:00:00 2018</text:p>
          </table:table-cell>
          <table:table-cell office:value-type="float" office:value="36.0">
            <text:p>36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8-05-05T12:00:00">
            <text:p>Sat May  5 12:00:00 2018</text:p>
          </table:table-cell>
          <table:table-cell office:value-type="float" office:value="1.0">
            <text:p>1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8-05-07T08:00:00">
            <text:p>Mon May  7 08:00:00 2018</text:p>
          </table:table-cell>
          <table:table-cell office:value-type="float" office:value="26.5">
            <text:p>26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05-07T10:00:00">
            <text:p>Mon May  7 10:00:00 2018</text:p>
          </table:table-cell>
          <table:table-cell office:value-type="float" office:value="35.3333">
            <text:p>35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05-09T23:00:00">
            <text:p>Wed May  9 23:00:00 2018</text:p>
          </table:table-cell>
          <table:table-cell office:value-type="float" office:value="28.0">
            <text:p>28.0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8-05-25T14:00:00">
            <text:p>Fri May 25 14:00:00 2018</text:p>
          </table:table-cell>
          <table:table-cell office:value-type="float" office:value="1.0">
            <text:p>1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8-05-27T18:00:00">
            <text:p>Sun May 27 18:00:00 2018</text:p>
          </table:table-cell>
          <table:table-cell office:value-type="float" office:value="5.0">
            <text:p>5.0</text:p>
          </table:table-cell>
          <table:table-cell office:value-type="float" office:value="99.6667">
            <text:p>99.6667</text:p>
          </table:table-cell>
        </table:table-row>
        <table:table-row>
          <table:table-cell table:style-name="pd1" office:value-type="date" office:date-value="2018-05-30T17:00:00">
            <text:p>Wed May 30 17:00:00 2018</text:p>
          </table:table-cell>
          <table:table-cell office:value-type="float" office:value="6.6667">
            <text:p>6.6667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18-06-04T11:00:00">
            <text:p>Mon Jun  4 11:00:00 2018</text:p>
          </table:table-cell>
          <table:table-cell office:value-type="float" office:value="1.3333">
            <text:p>1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8-06-09T15:00:00">
            <text:p>Sat Jun  9 15:00:00 2018</text:p>
          </table:table-cell>
          <table:table-cell office:value-type="float" office:value="1.1667">
            <text:p>1.1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18-06-25T23:00:00">
            <text:p>Mon Jun 25 23:00:00 2018</text:p>
          </table:table-cell>
          <table:table-cell office:value-type="float" office:value="39.3333">
            <text:p>39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8-07-01T10:00:00">
            <text:p>Sun Jul  1 10:00:00 2018</text:p>
          </table:table-cell>
          <table:table-cell office:value-type="float" office:value="1.0">
            <text:p>1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8-07-02T15:00:00">
            <text:p>Mon Jul  2 15:00:00 2018</text:p>
          </table:table-cell>
          <table:table-cell office:value-type="float" office:value="9.5">
            <text:p>9.5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8-07-02T16:00:00">
            <text:p>Mon Jul  2 16:00:00 2018</text:p>
          </table:table-cell>
          <table:table-cell office:value-type="float" office:value="11.6667">
            <text:p>11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18-07-07T15:00:00">
            <text:p>Sat Jul  7 15:00:00 2018</text:p>
          </table:table-cell>
          <table:table-cell office:value-type="float" office:value="11.1667">
            <text:p>11.1667</text:p>
          </table:table-cell>
          <table:table-cell office:value-type="float" office:value="130.5">
            <text:p>130.5</text:p>
          </table:table-cell>
        </table:table-row>
        <table:table-row>
          <table:table-cell table:style-name="pd1" office:value-type="date" office:date-value="2018-07-17T18:00:00">
            <text:p>Tue Jul 17 18:00:00 2018</text:p>
          </table:table-cell>
          <table:table-cell office:value-type="float" office:value="9.5">
            <text:p>9.5</text:p>
          </table:table-cell>
          <table:table-cell office:value-type="float" office:value="138.3333">
            <text:p>138.3333</text:p>
          </table:table-cell>
        </table:table-row>
        <table:table-row>
          <table:table-cell table:style-name="pd1" office:value-type="date" office:date-value="2018-07-19T14:00:00">
            <text:p>Thu Jul 19 14:00:00 2018</text:p>
          </table:table-cell>
          <table:table-cell office:value-type="float" office:value="27.6667">
            <text:p>27.6667</text:p>
          </table:table-cell>
          <table:table-cell office:value-type="float" office:value="139.5">
            <text:p>139.5</text:p>
          </table:table-cell>
        </table:table-row>
        <table:table-row>
          <table:table-cell table:style-name="pd1" office:value-type="date" office:date-value="2018-07-19T15:00:00">
            <text:p>Thu Jul 19 15:00:00 2018</text:p>
          </table:table-cell>
          <table:table-cell office:value-type="float" office:value="21.1667">
            <text:p>21.1667</text:p>
          </table:table-cell>
          <table:table-cell office:value-type="float" office:value="136.0">
            <text:p>136.0</text:p>
          </table:table-cell>
        </table:table-row>
        <table:table-row>
          <table:table-cell table:style-name="pd1" office:value-type="date" office:date-value="2018-07-25T21:00:00">
            <text:p>Wed Jul 25 21:00:00 2018</text:p>
          </table:table-cell>
          <table:table-cell office:value-type="float" office:value="16.3333">
            <text:p>16.3333</text:p>
          </table:table-cell>
          <table:table-cell office:value-type="float" office:value="120.3333">
            <text:p>120.3333</text:p>
          </table:table-cell>
        </table:table-row>
        <table:table-row>
          <table:table-cell table:style-name="pd1" office:value-type="date" office:date-value="2018-07-30T12:00:00">
            <text:p>Mon Jul 30 12:00:00 2018</text:p>
          </table:table-cell>
          <table:table-cell office:value-type="float" office:value="27.6667">
            <text:p>27.6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8-07-31T12:00:00">
            <text:p>Tue Jul 31 12:00:00 2018</text:p>
          </table:table-cell>
          <table:table-cell office:value-type="float" office:value="29.3333">
            <text:p>29.3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8-08-04T12:00:00">
            <text:p>Sat Aug  4 12:00:00 2018</text:p>
          </table:table-cell>
          <table:table-cell office:value-type="float" office:value="44.8333">
            <text:p>44.8333</text:p>
          </table:table-cell>
          <table:table-cell office:value-type="float" office:value="131.8333">
            <text:p>131.8333</text:p>
          </table:table-cell>
        </table:table-row>
        <table:table-row>
          <table:table-cell table:style-name="pd1" office:value-type="date" office:date-value="2018-08-04T13:00:00">
            <text:p>Sat Aug  4 13:00:00 2018</text:p>
          </table:table-cell>
          <table:table-cell office:value-type="float" office:value="53.3333">
            <text:p>53.3333</text:p>
          </table:table-cell>
          <table:table-cell office:value-type="float" office:value="152.8333">
            <text:p>152.8333</text:p>
          </table:table-cell>
        </table:table-row>
        <table:table-row>
          <table:table-cell table:style-name="pd1" office:value-type="date" office:date-value="2018-08-04T14:00:00">
            <text:p>Sat Aug  4 14:00:00 2018</text:p>
          </table:table-cell>
          <table:table-cell office:value-type="float" office:value="51.6667">
            <text:p>51.6667</text:p>
          </table:table-cell>
          <table:table-cell office:value-type="float" office:value="152.3333">
            <text:p>152.3333</text:p>
          </table:table-cell>
        </table:table-row>
        <table:table-row>
          <table:table-cell table:style-name="pd1" office:value-type="date" office:date-value="2018-08-04T15:00:00">
            <text:p>Sat Aug  4 15:00:00 2018</text:p>
          </table:table-cell>
          <table:table-cell office:value-type="float" office:value="32.0">
            <text:p>32.0</text:p>
          </table:table-cell>
          <table:table-cell office:value-type="float" office:value="129.5">
            <text:p>129.5</text:p>
          </table:table-cell>
        </table:table-row>
        <table:table-row>
          <table:table-cell table:style-name="pd1" office:value-type="date" office:date-value="2018-08-04T16:00:00">
            <text:p>Sat Aug  4 16:00:00 2018</text:p>
          </table:table-cell>
          <table:table-cell office:value-type="float" office:value="13.8333">
            <text:p>13.8333</text:p>
          </table:table-cell>
          <table:table-cell office:value-type="float" office:value="135.1667">
            <text:p>135.1667</text:p>
          </table:table-cell>
        </table:table-row>
        <table:table-row>
          <table:table-cell table:style-name="pd1" office:value-type="date" office:date-value="2018-08-04T17:00:00">
            <text:p>Sat Aug  4 17:00:00 2018</text:p>
          </table:table-cell>
          <table:table-cell office:value-type="float" office:value="29.3333">
            <text:p>29.3333</text:p>
          </table:table-cell>
          <table:table-cell office:value-type="float" office:value="139.3333">
            <text:p>139.3333</text:p>
          </table:table-cell>
        </table:table-row>
        <table:table-row>
          <table:table-cell table:style-name="pd1" office:value-type="date" office:date-value="2018-08-04T18:00:00">
            <text:p>Sat Aug  4 18:00:00 2018</text:p>
          </table:table-cell>
          <table:table-cell office:value-type="float" office:value="45.3333">
            <text:p>45.3333</text:p>
          </table:table-cell>
          <table:table-cell office:value-type="float" office:value="135.1667">
            <text:p>135.1667</text:p>
          </table:table-cell>
        </table:table-row>
        <table:table-row>
          <table:table-cell table:style-name="pd1" office:value-type="date" office:date-value="2018-08-05T14:00:00">
            <text:p>Sun Aug  5 14:00:00 2018</text:p>
          </table:table-cell>
          <table:table-cell office:value-type="float" office:value="21.0">
            <text:p>21.0</text:p>
          </table:table-cell>
          <table:table-cell office:value-type="float" office:value="124.8333">
            <text:p>124.8333</text:p>
          </table:table-cell>
        </table:table-row>
        <table:table-row>
          <table:table-cell table:style-name="pd1" office:value-type="date" office:date-value="2018-08-05T16:00:00">
            <text:p>Sun Aug  5 16:00:00 2018</text:p>
          </table:table-cell>
          <table:table-cell office:value-type="float" office:value="27.6667">
            <text:p>27.6667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8-08-05T17:00:00">
            <text:p>Sun Aug  5 17:00:00 2018</text:p>
          </table:table-cell>
          <table:table-cell office:value-type="float" office:value="38.6667">
            <text:p>38.6667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18-08-06T14:00:00">
            <text:p>Mon Aug  6 14:00:00 2018</text:p>
          </table:table-cell>
          <table:table-cell office:value-type="float" office:value="24.0">
            <text:p>24.0</text:p>
          </table:table-cell>
          <table:table-cell office:value-type="float" office:value="134.3333">
            <text:p>134.3333</text:p>
          </table:table-cell>
        </table:table-row>
        <table:table-row>
          <table:table-cell table:style-name="pd1" office:value-type="date" office:date-value="2018-08-06T15:00:00">
            <text:p>Mon Aug  6 15:00:00 2018</text:p>
          </table:table-cell>
          <table:table-cell office:value-type="float" office:value="18.1667">
            <text:p>18.1667</text:p>
          </table:table-cell>
          <table:table-cell office:value-type="float" office:value="124.8333">
            <text:p>124.8333</text:p>
          </table:table-cell>
        </table:table-row>
        <table:table-row>
          <table:table-cell table:style-name="pd1" office:value-type="date" office:date-value="2018-08-06T16:00:00">
            <text:p>Mon Aug  6 16:00:00 2018</text:p>
          </table:table-cell>
          <table:table-cell office:value-type="float" office:value="20.3333">
            <text:p>20.3333</text:p>
          </table:table-cell>
          <table:table-cell office:value-type="float" office:value="123.6667">
            <text:p>123.6667</text:p>
          </table:table-cell>
        </table:table-row>
        <table:table-row>
          <table:table-cell table:style-name="pd1" office:value-type="date" office:date-value="2018-08-06T17:00:00">
            <text:p>Mon Aug  6 17:00:00 2018</text:p>
          </table:table-cell>
          <table:table-cell office:value-type="float" office:value="20.5">
            <text:p>20.5</text:p>
          </table:table-cell>
          <table:table-cell office:value-type="float" office:value="125.1667">
            <text:p>125.1667</text:p>
          </table:table-cell>
        </table:table-row>
        <table:table-row>
          <table:table-cell table:style-name="pd1" office:value-type="date" office:date-value="2018-08-09T22:00:00">
            <text:p>Thu Aug  9 22:00:00 2018</text:p>
          </table:table-cell>
          <table:table-cell office:value-type="float" office:value="22.1667">
            <text:p>22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8-08-10T12:00:00">
            <text:p>Fri Aug 10 12:00:00 2018</text:p>
          </table:table-cell>
          <table:table-cell office:value-type="float" office:value="7.3333">
            <text:p>7.3333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8-08-15T14:00:00">
            <text:p>Wed Aug 15 14:00:00 2018</text:p>
          </table:table-cell>
          <table:table-cell office:value-type="float" office:value="7.1667">
            <text:p>7.1667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8-08-15T15:00:00">
            <text:p>Wed Aug 15 15:00:00 2018</text:p>
          </table:table-cell>
          <table:table-cell office:value-type="float" office:value="9.0">
            <text:p>9.0</text:p>
          </table:table-cell>
          <table:table-cell office:value-type="float" office:value="118.8333">
            <text:p>118.8333</text:p>
          </table:table-cell>
        </table:table-row>
        <table:table-row>
          <table:table-cell table:style-name="pd1" office:value-type="date" office:date-value="2018-08-15T16:00:00">
            <text:p>Wed Aug 15 16:00:00 2018</text:p>
          </table:table-cell>
          <table:table-cell office:value-type="float" office:value="11.3333">
            <text:p>11.3333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18-08-15T17:00:00">
            <text:p>Wed Aug 15 17:00:00 2018</text:p>
          </table:table-cell>
          <table:table-cell office:value-type="float" office:value="8.0">
            <text:p>8.0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8-08-15T18:00:00">
            <text:p>Wed Aug 15 18:00:00 2018</text:p>
          </table:table-cell>
          <table:table-cell office:value-type="float" office:value="18.0">
            <text:p>18.0</text:p>
          </table:table-cell>
          <table:table-cell office:value-type="float" office:value="115.8333">
            <text:p>115.8333</text:p>
          </table:table-cell>
        </table:table-row>
        <table:table-row>
          <table:table-cell table:style-name="pd1" office:value-type="date" office:date-value="2018-08-22T18:00:00">
            <text:p>Wed Aug 22 18:00:00 2018</text:p>
          </table:table-cell>
          <table:table-cell office:value-type="float" office:value="5.3333">
            <text:p>5.3333</text:p>
          </table:table-cell>
          <table:table-cell office:value-type="float" office:value="131.1667">
            <text:p>131.1667</text:p>
          </table:table-cell>
        </table:table-row>
        <table:table-row>
          <table:table-cell table:style-name="pd1" office:value-type="date" office:date-value="2018-08-23T18:00:00">
            <text:p>Thu Aug 23 18:00:00 2018</text:p>
          </table:table-cell>
          <table:table-cell office:value-type="float" office:value="1.0">
            <text:p>1.0</text:p>
          </table:table-cell>
          <table:table-cell office:value-type="float" office:value="130.8333">
            <text:p>130.8333</text:p>
          </table:table-cell>
        </table:table-row>
        <table:table-row>
          <table:table-cell table:style-name="pd1" office:value-type="date" office:date-value="2018-08-30T17:00:00">
            <text:p>Thu Aug 30 17:00:00 2018</text:p>
          </table:table-cell>
          <table:table-cell office:value-type="float" office:value="51.8333">
            <text:p>51.8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18-09-02T14:00:00">
            <text:p>Sun Sep  2 14:00:00 2018</text:p>
          </table:table-cell>
          <table:table-cell office:value-type="float" office:value="59.0">
            <text:p>59.0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18-09-16T19:00:00">
            <text:p>Sun Sep 16 19:00:00 2018</text:p>
          </table:table-cell>
          <table:table-cell office:value-type="float" office:value="4.6">
            <text:p>4.6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18-09-16T23:00:00">
            <text:p>Sun Sep 16 23:00:00 2018</text:p>
          </table:table-cell>
          <table:table-cell office:value-type="float" office:value="48.3333">
            <text:p>48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8-09-17T22:00:00">
            <text:p>Mon Sep 17 22:00:00 2018</text:p>
          </table:table-cell>
          <table:table-cell office:value-type="float" office:value="57.5">
            <text:p>57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09-17T23:00:00">
            <text:p>Mon Sep 17 23:00:00 2018</text:p>
          </table:table-cell>
          <table:table-cell office:value-type="float" office:value="52.6667">
            <text:p>52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8-09-18T00:00:00">
            <text:p>Tue Sep 18 00:00:00 2018</text:p>
          </table:table-cell>
          <table:table-cell office:value-type="float" office:value="9.0">
            <text:p>9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8-09-18T09:00:00">
            <text:p>Tue Sep 18 09:00:00 2018</text:p>
          </table:table-cell>
          <table:table-cell office:value-type="float" office:value="46.3333">
            <text:p>46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09-18T10:00:00">
            <text:p>Tue Sep 18 10:00:00 2018</text:p>
          </table:table-cell>
          <table:table-cell office:value-type="float" office:value="60.0">
            <text:p>60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09-18T15:00:00">
            <text:p>Tue Sep 18 15:00:00 2018</text:p>
          </table:table-cell>
          <table:table-cell office:value-type="float" office:value="45.0">
            <text:p>45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18-09-26T22:00:00">
            <text:p>Wed Sep 26 22:00:00 2018</text:p>
          </table:table-cell>
          <table:table-cell office:value-type="float" office:value="40.5">
            <text:p>40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0-01T21:00:00">
            <text:p>Mon Oct  1 21:00:00 2018</text:p>
          </table:table-cell>
          <table:table-cell office:value-type="float" office:value="41.0">
            <text:p>41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0-02T13:00:00">
            <text:p>Tue Oct  2 13:00:00 2018</text:p>
          </table:table-cell>
          <table:table-cell office:value-type="float" office:value="11.1667">
            <text:p>11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8-10-02T14:00:00">
            <text:p>Tue Oct  2 14:00:00 2018</text:p>
          </table:table-cell>
          <table:table-cell office:value-type="float" office:value="6.6667">
            <text:p>6.6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8-10-03T09:00:00">
            <text:p>Wed Oct  3 09:00:00 2018</text:p>
          </table:table-cell>
          <table:table-cell office:value-type="float" office:value="34.6667">
            <text:p>34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0-03T14:00:00">
            <text:p>Wed Oct  3 14:00:00 2018</text:p>
          </table:table-cell>
          <table:table-cell office:value-type="float" office:value="30.6667">
            <text:p>30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18-10-05T16:00:00">
            <text:p>Fri Oct  5 16:00:00 2018</text:p>
          </table:table-cell>
          <table:table-cell office:value-type="float" office:value="3.6667">
            <text:p>3.6667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18-10-05T17:00:00">
            <text:p>Fri Oct  5 17:00:00 2018</text:p>
          </table:table-cell>
          <table:table-cell office:value-type="float" office:value="8.5">
            <text:p>8.5</text:p>
          </table:table-cell>
          <table:table-cell office:value-type="float" office:value="110.8333">
            <text:p>110.8333</text:p>
          </table:table-cell>
        </table:table-row>
        <table:table-row>
          <table:table-cell table:style-name="pd1" office:value-type="date" office:date-value="2018-10-08T14:00:00">
            <text:p>Mon Oct  8 14:00:00 2018</text:p>
          </table:table-cell>
          <table:table-cell office:value-type="float" office:value="18.3333">
            <text:p>18.3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8-10-08T20:00:00">
            <text:p>Mon Oct  8 20:00:00 2018</text:p>
          </table:table-cell>
          <table:table-cell office:value-type="float" office:value="34.8333">
            <text:p>34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8-10-11T06:00:00">
            <text:p>Thu Oct 11 06:00:00 2018</text:p>
          </table:table-cell>
          <table:table-cell office:value-type="float" office:value="33.0">
            <text:p>3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8-10-11T10:00:00">
            <text:p>Thu Oct 11 10:00:00 2018</text:p>
          </table:table-cell>
          <table:table-cell office:value-type="float" office:value="18.3333">
            <text:p>18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0-11T12:00:00">
            <text:p>Thu Oct 11 12:00:00 2018</text:p>
          </table:table-cell>
          <table:table-cell office:value-type="float" office:value="33.0">
            <text:p>33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0-11T14:00:00">
            <text:p>Thu Oct 11 14:00:00 2018</text:p>
          </table:table-cell>
          <table:table-cell office:value-type="float" office:value="36.8333">
            <text:p>36.8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8-10-11T23:00:00">
            <text:p>Thu Oct 11 23:00:00 2018</text:p>
          </table:table-cell>
          <table:table-cell office:value-type="float" office:value="13.5">
            <text:p>13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8-10-12T13:00:00">
            <text:p>Fri Oct 12 13:00:00 2018</text:p>
          </table:table-cell>
          <table:table-cell office:value-type="float" office:value="2.8333">
            <text:p>2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8-10-12T14:00:00">
            <text:p>Fri Oct 12 14:00:00 2018</text:p>
          </table:table-cell>
          <table:table-cell office:value-type="float" office:value="1.0">
            <text:p>1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8-10-12T15:00:00">
            <text:p>Fri Oct 12 15:00:00 2018</text:p>
          </table:table-cell>
          <table:table-cell office:value-type="float" office:value="11.5">
            <text:p>11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8-10-12T16:00:00">
            <text:p>Fri Oct 12 16:00:00 2018</text:p>
          </table:table-cell>
          <table:table-cell office:value-type="float" office:value="1.1667">
            <text:p>1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8-10-12T17:00:00">
            <text:p>Fri Oct 12 17:00:00 2018</text:p>
          </table:table-cell>
          <table:table-cell office:value-type="float" office:value="1.3333">
            <text:p>1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8-10-13T10:00:00">
            <text:p>Sat Oct 13 10:00:00 2018</text:p>
          </table:table-cell>
          <table:table-cell office:value-type="float" office:value="15.1667">
            <text:p>15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8-10-13T11:00:00">
            <text:p>Sat Oct 13 11:00:00 2018</text:p>
          </table:table-cell>
          <table:table-cell office:value-type="float" office:value="13.8333">
            <text:p>13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8-10-13T12:00:00">
            <text:p>Sat Oct 13 12:00:00 2018</text:p>
          </table:table-cell>
          <table:table-cell office:value-type="float" office:value="24.6667">
            <text:p>24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8-10-16T15:00:00">
            <text:p>Tue Oct 16 15:00:00 2018</text:p>
          </table:table-cell>
          <table:table-cell office:value-type="float" office:value="1.0">
            <text:p>1.0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8-10-16T16:00:00">
            <text:p>Tue Oct 16 16:00:00 2018</text:p>
          </table:table-cell>
          <table:table-cell office:value-type="float" office:value="1.0">
            <text:p>1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8-10-17T08:00:00">
            <text:p>Wed Oct 17 08:00:00 2018</text:p>
          </table:table-cell>
          <table:table-cell office:value-type="float" office:value="9.8333">
            <text:p>9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0-17T09:00:00">
            <text:p>Wed Oct 17 09:00:00 2018</text:p>
          </table:table-cell>
          <table:table-cell office:value-type="float" office:value="24.3333">
            <text:p>24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0-17T10:00:00">
            <text:p>Wed Oct 17 10:00:00 2018</text:p>
          </table:table-cell>
          <table:table-cell office:value-type="float" office:value="24.8333">
            <text:p>24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0-17T11:00:00">
            <text:p>Wed Oct 17 11:00:00 2018</text:p>
          </table:table-cell>
          <table:table-cell office:value-type="float" office:value="16.6667">
            <text:p>16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8-10-17T12:00:00">
            <text:p>Wed Oct 17 12:00:00 2018</text:p>
          </table:table-cell>
          <table:table-cell office:value-type="float" office:value="31.0">
            <text:p>31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8-10-18T11:00:00">
            <text:p>Thu Oct 18 11:00:00 2018</text:p>
          </table:table-cell>
          <table:table-cell office:value-type="float" office:value="22.5">
            <text:p>22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8-10-18T16:00:00">
            <text:p>Thu Oct 18 16:00:00 2018</text:p>
          </table:table-cell>
          <table:table-cell office:value-type="float" office:value="8.1667">
            <text:p>8.1667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18-10-19T11:00:00">
            <text:p>Fri Oct 19 11:00:00 2018</text:p>
          </table:table-cell>
          <table:table-cell office:value-type="float" office:value="5.8333">
            <text:p>5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8-10-22T02:00:00">
            <text:p>Mon Oct 22 02:00:00 2018</text:p>
          </table:table-cell>
          <table:table-cell office:value-type="float" office:value="33.3333">
            <text:p>33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8-10-22T03:00:00">
            <text:p>Mon Oct 22 03:00:00 2018</text:p>
          </table:table-cell>
          <table:table-cell office:value-type="float" office:value="29.8333">
            <text:p>29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8-10-22T04:00:00">
            <text:p>Mon Oct 22 04:00:00 2018</text:p>
          </table:table-cell>
          <table:table-cell office:value-type="float" office:value="32.1667">
            <text:p>32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8-10-22T05:00:00">
            <text:p>Mon Oct 22 05:00:00 2018</text:p>
          </table:table-cell>
          <table:table-cell office:value-type="float" office:value="23.1667">
            <text:p>23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0-22T06:00:00">
            <text:p>Mon Oct 22 06:00:00 2018</text:p>
          </table:table-cell>
          <table:table-cell office:value-type="float" office:value="3.6667">
            <text:p>3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8-10-22T07:00:00">
            <text:p>Mon Oct 22 07:00:00 2018</text:p>
          </table:table-cell>
          <table:table-cell office:value-type="float" office:value="13.6667">
            <text:p>13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0-22T08:00:00">
            <text:p>Mon Oct 22 08:00:00 2018</text:p>
          </table:table-cell>
          <table:table-cell office:value-type="float" office:value="32.1667">
            <text:p>32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8-10-22T09:00:00">
            <text:p>Mon Oct 22 09:00:00 2018</text:p>
          </table:table-cell>
          <table:table-cell office:value-type="float" office:value="45.5">
            <text:p>45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8-10-22T15:00:00">
            <text:p>Mon Oct 22 15:00:00 2018</text:p>
          </table:table-cell>
          <table:table-cell office:value-type="float" office:value="38.5">
            <text:p>38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8-10-22T16:00:00">
            <text:p>Mon Oct 22 16:00:00 2018</text:p>
          </table:table-cell>
          <table:table-cell office:value-type="float" office:value="39.8333">
            <text:p>39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8-10-24T10:00:00">
            <text:p>Wed Oct 24 10:00:00 2018</text:p>
          </table:table-cell>
          <table:table-cell office:value-type="float" office:value="47.6667">
            <text:p>47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0-24T11:00:00">
            <text:p>Wed Oct 24 11:00:00 2018</text:p>
          </table:table-cell>
          <table:table-cell office:value-type="float" office:value="52.8333">
            <text:p>52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0-24T15:00:00">
            <text:p>Wed Oct 24 15:00:00 2018</text:p>
          </table:table-cell>
          <table:table-cell office:value-type="float" office:value="35.0">
            <text:p>35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8-10-25T07:00:00">
            <text:p>Thu Oct 25 07:00:00 2018</text:p>
          </table:table-cell>
          <table:table-cell office:value-type="float" office:value="37.8333">
            <text:p>37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0-25T08:00:00">
            <text:p>Thu Oct 25 08:00:00 2018</text:p>
          </table:table-cell>
          <table:table-cell office:value-type="float" office:value="39.5">
            <text:p>39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0-25T09:00:00">
            <text:p>Thu Oct 25 09:00:00 2018</text:p>
          </table:table-cell>
          <table:table-cell office:value-type="float" office:value="43.6667">
            <text:p>43.6667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0-25T10:00:00">
            <text:p>Thu Oct 25 10:00:00 2018</text:p>
          </table:table-cell>
          <table:table-cell office:value-type="float" office:value="44.3333">
            <text:p>44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0-25T11:00:00">
            <text:p>Thu Oct 25 11:00:00 2018</text:p>
          </table:table-cell>
          <table:table-cell office:value-type="float" office:value="35.8333">
            <text:p>35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8-10-25T12:00:00">
            <text:p>Thu Oct 25 12:00:00 2018</text:p>
          </table:table-cell>
          <table:table-cell office:value-type="float" office:value="48.5">
            <text:p>48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8-10-26T09:00:00">
            <text:p>Fri Oct 26 09:00:00 2018</text:p>
          </table:table-cell>
          <table:table-cell office:value-type="float" office:value="44.0">
            <text:p>44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8-10-26T10:00:00">
            <text:p>Fri Oct 26 10:00:00 2018</text:p>
          </table:table-cell>
          <table:table-cell office:value-type="float" office:value="34.3333">
            <text:p>34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8-10-26T11:00:00">
            <text:p>Fri Oct 26 11:00:00 2018</text:p>
          </table:table-cell>
          <table:table-cell office:value-type="float" office:value="57.1667">
            <text:p>57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8-10-26T12:00:00">
            <text:p>Fri Oct 26 12:00:00 2018</text:p>
          </table:table-cell>
          <table:table-cell office:value-type="float" office:value="59.1667">
            <text:p>59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0-26T13:00:00">
            <text:p>Fri Oct 26 13:00:00 2018</text:p>
          </table:table-cell>
          <table:table-cell office:value-type="float" office:value="63.0">
            <text:p>63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8-10-26T14:00:00">
            <text:p>Fri Oct 26 14:00:00 2018</text:p>
          </table:table-cell>
          <table:table-cell office:value-type="float" office:value="73.1667">
            <text:p>7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8-10-26T15:00:00">
            <text:p>Fri Oct 26 15:00:00 2018</text:p>
          </table:table-cell>
          <table:table-cell office:value-type="float" office:value="69.6667">
            <text:p>69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8-10-26T16:00:00">
            <text:p>Fri Oct 26 16:00:00 2018</text:p>
          </table:table-cell>
          <table:table-cell office:value-type="float" office:value="57.6667">
            <text:p>57.6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10-26T17:00:00">
            <text:p>Fri Oct 26 17:00:00 2018</text:p>
          </table:table-cell>
          <table:table-cell office:value-type="float" office:value="42.1667">
            <text:p>42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8-10-26T18:00:00">
            <text:p>Fri Oct 26 18:00:00 2018</text:p>
          </table:table-cell>
          <table:table-cell office:value-type="float" office:value="30.8333">
            <text:p>30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8-10-26T19:00:00">
            <text:p>Fri Oct 26 19:00:00 2018</text:p>
          </table:table-cell>
          <table:table-cell office:value-type="float" office:value="30.8333">
            <text:p>30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8-10-26T20:00:00">
            <text:p>Fri Oct 26 20:00:00 2018</text:p>
          </table:table-cell>
          <table:table-cell office:value-type="float" office:value="38.6667">
            <text:p>38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8-10-26T21:00:00">
            <text:p>Fri Oct 26 21:00:00 2018</text:p>
          </table:table-cell>
          <table:table-cell office:value-type="float" office:value="46.6667">
            <text:p>46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0-26T22:00:00">
            <text:p>Fri Oct 26 22:00:00 2018</text:p>
          </table:table-cell>
          <table:table-cell office:value-type="float" office:value="47.5">
            <text:p>47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0-26T23:00:00">
            <text:p>Fri Oct 26 23:00:00 2018</text:p>
          </table:table-cell>
          <table:table-cell office:value-type="float" office:value="44.3333">
            <text:p>44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0-27T00:00:00">
            <text:p>Sat Oct 27 00:00:00 2018</text:p>
          </table:table-cell>
          <table:table-cell office:value-type="float" office:value="41.1667">
            <text:p>41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8-10-28T15:00:00">
            <text:p>Sun Oct 28 15:00:00 2018</text:p>
          </table:table-cell>
          <table:table-cell office:value-type="float" office:value="9.8333">
            <text:p>9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8-10-29T10:00:00">
            <text:p>Mon Oct 29 10:00:00 2018</text:p>
          </table:table-cell>
          <table:table-cell office:value-type="float" office:value="1.1667">
            <text:p>1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8-11-01T15:00:00">
            <text:p>Thu Nov  1 15:00:00 2018</text:p>
          </table:table-cell>
          <table:table-cell office:value-type="float" office:value="1.0">
            <text:p>1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18-11-02T04:00:00">
            <text:p>Fri Nov  2 04:00:00 2018</text:p>
          </table:table-cell>
          <table:table-cell office:value-type="float" office:value="16.8333">
            <text:p>16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8-11-02T05:00:00">
            <text:p>Fri Nov  2 05:00:00 2018</text:p>
          </table:table-cell>
          <table:table-cell office:value-type="float" office:value="12.5">
            <text:p>12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8-11-02T06:00:00">
            <text:p>Fri Nov  2 06:00:00 2018</text:p>
          </table:table-cell>
          <table:table-cell office:value-type="float" office:value="8.6667">
            <text:p>8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8-11-02T07:00:00">
            <text:p>Fri Nov  2 07:00:00 2018</text:p>
          </table:table-cell>
          <table:table-cell office:value-type="float" office:value="10.8333">
            <text:p>10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11-02T08:00:00">
            <text:p>Fri Nov  2 08:00:00 2018</text:p>
          </table:table-cell>
          <table:table-cell office:value-type="float" office:value="9.6667">
            <text:p>9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1-02T09:00:00">
            <text:p>Fri Nov  2 09:00:00 2018</text:p>
          </table:table-cell>
          <table:table-cell office:value-type="float" office:value="18.8333">
            <text:p>18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11-02T10:00:00">
            <text:p>Fri Nov  2 10:00:00 2018</text:p>
          </table:table-cell>
          <table:table-cell office:value-type="float" office:value="23.3333">
            <text:p>23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8-11-02T11:00:00">
            <text:p>Fri Nov  2 11:00:00 2018</text:p>
          </table:table-cell>
          <table:table-cell office:value-type="float" office:value="20.1667">
            <text:p>20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02T12:00:00">
            <text:p>Fri Nov  2 12:00:00 2018</text:p>
          </table:table-cell>
          <table:table-cell office:value-type="float" office:value="16.1667">
            <text:p>16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8-11-02T13:00:00">
            <text:p>Fri Nov  2 13:00:00 2018</text:p>
          </table:table-cell>
          <table:table-cell office:value-type="float" office:value="22.5">
            <text:p>22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8-11-02T14:00:00">
            <text:p>Fri Nov  2 14:00:00 2018</text:p>
          </table:table-cell>
          <table:table-cell office:value-type="float" office:value="24.8333">
            <text:p>24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8-11-02T15:00:00">
            <text:p>Fri Nov  2 15:00:00 2018</text:p>
          </table:table-cell>
          <table:table-cell office:value-type="float" office:value="23.3333">
            <text:p>23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8-11-02T16:00:00">
            <text:p>Fri Nov  2 16:00:00 2018</text:p>
          </table:table-cell>
          <table:table-cell office:value-type="float" office:value="27.1667">
            <text:p>27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8-11-03T05:00:00">
            <text:p>Sat Nov  3 05:00:00 2018</text:p>
          </table:table-cell>
          <table:table-cell office:value-type="float" office:value="32.3333">
            <text:p>32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1-03T06:00:00">
            <text:p>Sat Nov  3 06:00:00 2018</text:p>
          </table:table-cell>
          <table:table-cell office:value-type="float" office:value="22.3333">
            <text:p>22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11-03T07:00:00">
            <text:p>Sat Nov  3 07:00:00 2018</text:p>
          </table:table-cell>
          <table:table-cell office:value-type="float" office:value="17.3333">
            <text:p>17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1-03T08:00:00">
            <text:p>Sat Nov  3 08:00:00 2018</text:p>
          </table:table-cell>
          <table:table-cell office:value-type="float" office:value="26.8333">
            <text:p>26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1-03T09:00:00">
            <text:p>Sat Nov  3 09:00:00 2018</text:p>
          </table:table-cell>
          <table:table-cell office:value-type="float" office:value="34.0">
            <text:p>3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8-11-04T07:00:00">
            <text:p>Sun Nov  4 07:00:00 2018</text:p>
          </table:table-cell>
          <table:table-cell office:value-type="float" office:value="22.0">
            <text:p>22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1-04T08:00:00">
            <text:p>Sun Nov  4 08:00:00 2018</text:p>
          </table:table-cell>
          <table:table-cell office:value-type="float" office:value="22.6667">
            <text:p>22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1-04T09:00:00">
            <text:p>Sun Nov  4 09:00:00 2018</text:p>
          </table:table-cell>
          <table:table-cell office:value-type="float" office:value="19.1667">
            <text:p>19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1-04T11:00:00">
            <text:p>Sun Nov  4 11:00:00 2018</text:p>
          </table:table-cell>
          <table:table-cell office:value-type="float" office:value="11.8333">
            <text:p>11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8-11-06T20:00:00">
            <text:p>Tue Nov  6 20:00:00 2018</text:p>
          </table:table-cell>
          <table:table-cell office:value-type="float" office:value="36.0">
            <text:p>36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8-11-06T21:00:00">
            <text:p>Tue Nov  6 21:00:00 2018</text:p>
          </table:table-cell>
          <table:table-cell office:value-type="float" office:value="41.1667">
            <text:p>41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1-06T22:00:00">
            <text:p>Tue Nov  6 22:00:00 2018</text:p>
          </table:table-cell>
          <table:table-cell office:value-type="float" office:value="44.0">
            <text:p>4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8-11-06T23:00:00">
            <text:p>Tue Nov  6 23:00:00 2018</text:p>
          </table:table-cell>
          <table:table-cell office:value-type="float" office:value="37.0">
            <text:p>37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1-07T00:00:00">
            <text:p>Wed Nov  7 00:00:00 2018</text:p>
          </table:table-cell>
          <table:table-cell office:value-type="float" office:value="39.6667">
            <text:p>39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1-07T08:00:00">
            <text:p>Wed Nov  7 08:00:00 2018</text:p>
          </table:table-cell>
          <table:table-cell office:value-type="float" office:value="13.6667">
            <text:p>13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8-11-07T09:00:00">
            <text:p>Wed Nov  7 09:00:00 2018</text:p>
          </table:table-cell>
          <table:table-cell office:value-type="float" office:value="22.6667">
            <text:p>22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8-11-07T10:00:00">
            <text:p>Wed Nov  7 10:00:00 2018</text:p>
          </table:table-cell>
          <table:table-cell office:value-type="float" office:value="14.8333">
            <text:p>14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1-07T11:00:00">
            <text:p>Wed Nov  7 11:00:00 2018</text:p>
          </table:table-cell>
          <table:table-cell office:value-type="float" office:value="17.1667">
            <text:p>17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1-07T12:00:00">
            <text:p>Wed Nov  7 12:00:00 2018</text:p>
          </table:table-cell>
          <table:table-cell office:value-type="float" office:value="28.3333">
            <text:p>28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1-07T13:00:00">
            <text:p>Wed Nov  7 13:00:00 2018</text:p>
          </table:table-cell>
          <table:table-cell office:value-type="float" office:value="21.0">
            <text:p>21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8-11-08T00:00:00">
            <text:p>Thu Nov  8 00:00:00 2018</text:p>
          </table:table-cell>
          <table:table-cell office:value-type="float" office:value="17.3333">
            <text:p>17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1-08T07:00:00">
            <text:p>Thu Nov  8 07:00:00 2018</text:p>
          </table:table-cell>
          <table:table-cell office:value-type="float" office:value="14.8333">
            <text:p>14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8-11-08T09:00:00">
            <text:p>Thu Nov  8 09:00:00 2018</text:p>
          </table:table-cell>
          <table:table-cell office:value-type="float" office:value="7.6667">
            <text:p>7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1-08T10:00:00">
            <text:p>Thu Nov  8 10:00:00 2018</text:p>
          </table:table-cell>
          <table:table-cell office:value-type="float" office:value="12.6667">
            <text:p>12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1-08T11:00:00">
            <text:p>Thu Nov  8 11:00:00 2018</text:p>
          </table:table-cell>
          <table:table-cell office:value-type="float" office:value="8.8333">
            <text:p>8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1-08T12:00:00">
            <text:p>Thu Nov  8 12:00:00 2018</text:p>
          </table:table-cell>
          <table:table-cell office:value-type="float" office:value="1.8333">
            <text:p>1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8-11-08T17:00:00">
            <text:p>Thu Nov  8 17:00:00 2018</text:p>
          </table:table-cell>
          <table:table-cell office:value-type="float" office:value="38.0">
            <text:p>38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1-08T18:00:00">
            <text:p>Thu Nov  8 18:00:00 2018</text:p>
          </table:table-cell>
          <table:table-cell office:value-type="float" office:value="35.3333">
            <text:p>35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8-11-10T00:00:00">
            <text:p>Sat Nov 10 00:00:00 2018</text:p>
          </table:table-cell>
          <table:table-cell office:value-type="float" office:value="24.1667">
            <text:p>24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8-11-10T10:00:00">
            <text:p>Sat Nov 10 10:00:00 2018</text:p>
          </table:table-cell>
          <table:table-cell office:value-type="float" office:value="3.1667">
            <text:p>3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8-11-12T16:00:00">
            <text:p>Mon Nov 12 16:00:00 2018</text:p>
          </table:table-cell>
          <table:table-cell office:value-type="float" office:value="12.5">
            <text:p>12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8-11-13T07:00:00">
            <text:p>Tue Nov 13 07:00:00 2018</text:p>
          </table:table-cell>
          <table:table-cell office:value-type="float" office:value="23.3333">
            <text:p>23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8-11-13T08:00:00">
            <text:p>Tue Nov 13 08:00:00 2018</text:p>
          </table:table-cell>
          <table:table-cell office:value-type="float" office:value="18.8333">
            <text:p>18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1-13T11:00:00">
            <text:p>Tue Nov 13 11:00:00 2018</text:p>
          </table:table-cell>
          <table:table-cell office:value-type="float" office:value="4.8333">
            <text:p>4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8-11-13T12:00:00">
            <text:p>Tue Nov 13 12:00:00 2018</text:p>
          </table:table-cell>
          <table:table-cell office:value-type="float" office:value="52.0">
            <text:p>52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8-11-13T13:00:00">
            <text:p>Tue Nov 13 13:00:00 2018</text:p>
          </table:table-cell>
          <table:table-cell office:value-type="float" office:value="60.5">
            <text:p>60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13T14:00:00">
            <text:p>Tue Nov 13 14:00:00 2018</text:p>
          </table:table-cell>
          <table:table-cell office:value-type="float" office:value="29.1667">
            <text:p>29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8-11-13T15:00:00">
            <text:p>Tue Nov 13 15:00:00 2018</text:p>
          </table:table-cell>
          <table:table-cell office:value-type="float" office:value="27.5">
            <text:p>27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8-11-15T14:00:00">
            <text:p>Thu Nov 15 14:00:00 2018</text:p>
          </table:table-cell>
          <table:table-cell office:value-type="float" office:value="14.1667">
            <text:p>14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8-11-15T16:00:00">
            <text:p>Thu Nov 15 16:00:00 2018</text:p>
          </table:table-cell>
          <table:table-cell office:value-type="float" office:value="21.8333">
            <text:p>21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8-11-16T08:00:00">
            <text:p>Fri Nov 16 08:00:00 2018</text:p>
          </table:table-cell>
          <table:table-cell office:value-type="float" office:value="35.3333">
            <text:p>35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8-11-19T08:00:00">
            <text:p>Mon Nov 19 08:00:00 2018</text:p>
          </table:table-cell>
          <table:table-cell office:value-type="float" office:value="3.5">
            <text:p>3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8-11-19T09:00:00">
            <text:p>Mon Nov 19 09:00:00 2018</text:p>
          </table:table-cell>
          <table:table-cell office:value-type="float" office:value="3.0">
            <text:p>3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8-11-19T10:00:00">
            <text:p>Mon Nov 19 10:00:00 2018</text:p>
          </table:table-cell>
          <table:table-cell office:value-type="float" office:value="7.0">
            <text:p>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19T11:00:00">
            <text:p>Mon Nov 19 11:00:00 2018</text:p>
          </table:table-cell>
          <table:table-cell office:value-type="float" office:value="11.3333">
            <text:p>11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19T12:00:00">
            <text:p>Mon Nov 19 12:00:00 2018</text:p>
          </table:table-cell>
          <table:table-cell office:value-type="float" office:value="13.3333">
            <text:p>13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8-11-19T14:00:00">
            <text:p>Mon Nov 19 14:00:00 2018</text:p>
          </table:table-cell>
          <table:table-cell office:value-type="float" office:value="3.5">
            <text:p>3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8-11-24T09:00:00">
            <text:p>Sat Nov 24 09:00:00 2018</text:p>
          </table:table-cell>
          <table:table-cell office:value-type="float" office:value="12.8333">
            <text:p>12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1-24T10:00:00">
            <text:p>Sat Nov 24 10:00:00 2018</text:p>
          </table:table-cell>
          <table:table-cell office:value-type="float" office:value="22.3333">
            <text:p>22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8-11-24T11:00:00">
            <text:p>Sat Nov 24 11:00:00 2018</text:p>
          </table:table-cell>
          <table:table-cell office:value-type="float" office:value="4.1667">
            <text:p>4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8-11-24T12:00:00">
            <text:p>Sat Nov 24 12:00:00 2018</text:p>
          </table:table-cell>
          <table:table-cell office:value-type="float" office:value="5.1667">
            <text:p>5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8-11-27T08:00:00">
            <text:p>Tue Nov 27 08:00:00 2018</text:p>
          </table:table-cell>
          <table:table-cell office:value-type="float" office:value="6.1667">
            <text:p>6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8-11-27T09:00:00">
            <text:p>Tue Nov 27 09:00:00 2018</text:p>
          </table:table-cell>
          <table:table-cell office:value-type="float" office:value="10.6667">
            <text:p>10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8-11-27T10:00:00">
            <text:p>Tue Nov 27 10:00:00 2018</text:p>
          </table:table-cell>
          <table:table-cell office:value-type="float" office:value="6.3333">
            <text:p>6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1-27T11:00:00">
            <text:p>Tue Nov 27 11:00:00 2018</text:p>
          </table:table-cell>
          <table:table-cell office:value-type="float" office:value="8.1667">
            <text:p>8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8-11-27T12:00:00">
            <text:p>Tue Nov 27 12:00:00 2018</text:p>
          </table:table-cell>
          <table:table-cell office:value-type="float" office:value="11.5">
            <text:p>11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8-11-27T13:00:00">
            <text:p>Tue Nov 27 13:00:00 2018</text:p>
          </table:table-cell>
          <table:table-cell office:value-type="float" office:value="11.6667">
            <text:p>11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8-11-27T16:00:00">
            <text:p>Tue Nov 27 16:00:00 2018</text:p>
          </table:table-cell>
          <table:table-cell office:value-type="float" office:value="5.6667">
            <text:p>5.6667</text:p>
          </table:table-cell>
          <table:table-cell office:value-type="float" office:value="58.4">
            <text:p>58.4</text:p>
          </table:table-cell>
        </table:table-row>
        <table:table-row>
          <table:table-cell table:style-name="pd1" office:value-type="date" office:date-value="2018-11-30T10:00:00">
            <text:p>Fri Nov 30 10:00:00 2018</text:p>
          </table:table-cell>
          <table:table-cell office:value-type="float" office:value="16.1667">
            <text:p>16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2-02T05:00:00">
            <text:p>Sun Dec  2 05:00:00 2018</text:p>
          </table:table-cell>
          <table:table-cell office:value-type="float" office:value="20.3333">
            <text:p>20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8-12-02T06:00:00">
            <text:p>Sun Dec  2 06:00:00 2018</text:p>
          </table:table-cell>
          <table:table-cell office:value-type="float" office:value="27.6667">
            <text:p>27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8-12-02T07:00:00">
            <text:p>Sun Dec  2 07:00:00 2018</text:p>
          </table:table-cell>
          <table:table-cell office:value-type="float" office:value="19.5">
            <text:p>19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2-02T08:00:00">
            <text:p>Sun Dec  2 08:00:00 2018</text:p>
          </table:table-cell>
          <table:table-cell office:value-type="float" office:value="24.6667">
            <text:p>24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8-12-02T09:00:00">
            <text:p>Sun Dec  2 09:00:00 2018</text:p>
          </table:table-cell>
          <table:table-cell office:value-type="float" office:value="22.5">
            <text:p>22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8-12-02T11:00:00">
            <text:p>Sun Dec  2 11:00:00 2018</text:p>
          </table:table-cell>
          <table:table-cell office:value-type="float" office:value="23.1667">
            <text:p>23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8-12-03T07:00:00">
            <text:p>Mon Dec  3 07:00:00 2018</text:p>
          </table:table-cell>
          <table:table-cell office:value-type="float" office:value="16.6667">
            <text:p>16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03T08:00:00">
            <text:p>Mon Dec  3 08:00:00 2018</text:p>
          </table:table-cell>
          <table:table-cell office:value-type="float" office:value="25.0">
            <text:p>25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8-12-03T09:00:00">
            <text:p>Mon Dec  3 09:00:00 2018</text:p>
          </table:table-cell>
          <table:table-cell office:value-type="float" office:value="22.5">
            <text:p>22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03T10:00:00">
            <text:p>Mon Dec  3 10:00:00 2018</text:p>
          </table:table-cell>
          <table:table-cell office:value-type="float" office:value="35.5">
            <text:p>35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03T11:00:00">
            <text:p>Mon Dec  3 11:00:00 2018</text:p>
          </table:table-cell>
          <table:table-cell office:value-type="float" office:value="28.3333">
            <text:p>28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03T12:00:00">
            <text:p>Mon Dec  3 12:00:00 2018</text:p>
          </table:table-cell>
          <table:table-cell office:value-type="float" office:value="57.5">
            <text:p>57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8-12-03T13:00:00">
            <text:p>Mon Dec  3 13:00:00 2018</text:p>
          </table:table-cell>
          <table:table-cell office:value-type="float" office:value="31.1667">
            <text:p>31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8-12-03T14:00:00">
            <text:p>Mon Dec  3 14:00:00 2018</text:p>
          </table:table-cell>
          <table:table-cell office:value-type="float" office:value="38.0">
            <text:p>38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03T15:00:00">
            <text:p>Mon Dec  3 15:00:00 2018</text:p>
          </table:table-cell>
          <table:table-cell office:value-type="float" office:value="24.8333">
            <text:p>24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8-12-04T12:00:00">
            <text:p>Tue Dec  4 12:00:00 2018</text:p>
          </table:table-cell>
          <table:table-cell office:value-type="float" office:value="19.5">
            <text:p>19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04T14:00:00">
            <text:p>Tue Dec  4 14:00:00 2018</text:p>
          </table:table-cell>
          <table:table-cell office:value-type="float" office:value="47.3333">
            <text:p>47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8-12-05T07:00:00">
            <text:p>Wed Dec  5 07:00:00 2018</text:p>
          </table:table-cell>
          <table:table-cell office:value-type="float" office:value="36.3333">
            <text:p>36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5T08:00:00">
            <text:p>Wed Dec  5 08:00:00 2018</text:p>
          </table:table-cell>
          <table:table-cell office:value-type="float" office:value="37.0">
            <text:p>37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8-12-05T11:00:00">
            <text:p>Wed Dec  5 11:00:00 2018</text:p>
          </table:table-cell>
          <table:table-cell office:value-type="float" office:value="44.6667">
            <text:p>44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05T12:00:00">
            <text:p>Wed Dec  5 12:00:00 2018</text:p>
          </table:table-cell>
          <table:table-cell office:value-type="float" office:value="52.8333">
            <text:p>52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8-12-05T13:00:00">
            <text:p>Wed Dec  5 13:00:00 2018</text:p>
          </table:table-cell>
          <table:table-cell office:value-type="float" office:value="41.0">
            <text:p>41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8-12-05T14:00:00">
            <text:p>Wed Dec  5 14:00:00 2018</text:p>
          </table:table-cell>
          <table:table-cell office:value-type="float" office:value="62.3333">
            <text:p>62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8-12-05T15:00:00">
            <text:p>Wed Dec  5 15:00:00 2018</text:p>
          </table:table-cell>
          <table:table-cell office:value-type="float" office:value="40.5">
            <text:p>40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8-12-07T07:00:00">
            <text:p>Fri Dec  7 07:00:00 2018</text:p>
          </table:table-cell>
          <table:table-cell office:value-type="float" office:value="21.1667">
            <text:p>21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8-12-07T09:00:00">
            <text:p>Fri Dec  7 09:00:00 2018</text:p>
          </table:table-cell>
          <table:table-cell office:value-type="float" office:value="25.0">
            <text:p>25.0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07T10:00:00">
            <text:p>Fri Dec  7 10:00:00 2018</text:p>
          </table:table-cell>
          <table:table-cell office:value-type="float" office:value="30.3333">
            <text:p>30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8-12-07T11:00:00">
            <text:p>Fri Dec  7 11:00:00 2018</text:p>
          </table:table-cell>
          <table:table-cell office:value-type="float" office:value="10.0">
            <text:p>10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2-07T12:00:00">
            <text:p>Fri Dec  7 12:00:00 2018</text:p>
          </table:table-cell>
          <table:table-cell office:value-type="float" office:value="13.8333">
            <text:p>13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12-07T14:00:00">
            <text:p>Fri Dec  7 14:00:00 2018</text:p>
          </table:table-cell>
          <table:table-cell office:value-type="float" office:value="41.5">
            <text:p>41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8-12-07T15:00:00">
            <text:p>Fri Dec  7 15:00:00 2018</text:p>
          </table:table-cell>
          <table:table-cell office:value-type="float" office:value="30.5">
            <text:p>30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8-12-08T13:00:00">
            <text:p>Sat Dec  8 13:00:00 2018</text:p>
          </table:table-cell>
          <table:table-cell office:value-type="float" office:value="20.8333">
            <text:p>20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08T14:00:00">
            <text:p>Sat Dec  8 14:00:00 2018</text:p>
          </table:table-cell>
          <table:table-cell office:value-type="float" office:value="19.0">
            <text:p>19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8-12-09T07:00:00">
            <text:p>Sun Dec  9 07:00:00 2018</text:p>
          </table:table-cell>
          <table:table-cell office:value-type="float" office:value="19.5">
            <text:p>19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8-12-09T09:00:00">
            <text:p>Sun Dec  9 09:00:00 2018</text:p>
          </table:table-cell>
          <table:table-cell office:value-type="float" office:value="21.3333">
            <text:p>21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8-12-09T11:00:00">
            <text:p>Sun Dec  9 11:00:00 2018</text:p>
          </table:table-cell>
          <table:table-cell office:value-type="float" office:value="6.5">
            <text:p>6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8-12-09T12:00:00">
            <text:p>Sun Dec  9 12:00:00 2018</text:p>
          </table:table-cell>
          <table:table-cell office:value-type="float" office:value="1.1667">
            <text:p>1.1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8-12-09T14:00:00">
            <text:p>Sun Dec  9 14:00:00 2018</text:p>
          </table:table-cell>
          <table:table-cell office:value-type="float" office:value="24.5">
            <text:p>24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8-12-10T04:00:00">
            <text:p>Mon Dec 10 04:00:00 2018</text:p>
          </table:table-cell>
          <table:table-cell office:value-type="float" office:value="16.6667">
            <text:p>16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8-12-10T05:00:00">
            <text:p>Mon Dec 10 05:00:00 2018</text:p>
          </table:table-cell>
          <table:table-cell office:value-type="float" office:value="13.8333">
            <text:p>13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8-12-10T06:00:00">
            <text:p>Mon Dec 10 06:00:00 2018</text:p>
          </table:table-cell>
          <table:table-cell office:value-type="float" office:value="14.5">
            <text:p>14.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12-10T10:00:00">
            <text:p>Mon Dec 10 10:00:00 2018</text:p>
          </table:table-cell>
          <table:table-cell office:value-type="float" office:value="40.5">
            <text:p>40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10T13:00:00">
            <text:p>Mon Dec 10 13:00:00 2018</text:p>
          </table:table-cell>
          <table:table-cell office:value-type="float" office:value="29.0">
            <text:p>29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8-12-14T20:00:00">
            <text:p>Fri Dec 14 20:00:00 2018</text:p>
          </table:table-cell>
          <table:table-cell office:value-type="float" office:value="21.5">
            <text:p>21.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12-14T21:00:00">
            <text:p>Fri Dec 14 21:00:00 2018</text:p>
          </table:table-cell>
          <table:table-cell office:value-type="float" office:value="33.6667">
            <text:p>33.6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15T02:00:00">
            <text:p>Sat Dec 15 02:00:00 2018</text:p>
          </table:table-cell>
          <table:table-cell office:value-type="float" office:value="21.8333">
            <text:p>21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2-15T04:00:00">
            <text:p>Sat Dec 15 04:00:00 2018</text:p>
          </table:table-cell>
          <table:table-cell office:value-type="float" office:value="21.6667">
            <text:p>21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5T10:00:00">
            <text:p>Sat Dec 15 10:00:00 2018</text:p>
          </table:table-cell>
          <table:table-cell office:value-type="float" office:value="20.1667">
            <text:p>20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8-12-15T11:00:00">
            <text:p>Sat Dec 15 11:00:00 2018</text:p>
          </table:table-cell>
          <table:table-cell office:value-type="float" office:value="21.0">
            <text:p>21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8-12-15T12:00:00">
            <text:p>Sat Dec 15 12:00:00 2018</text:p>
          </table:table-cell>
          <table:table-cell office:value-type="float" office:value="35.1667">
            <text:p>35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8-12-16T06:00:00">
            <text:p>Sun Dec 16 06:00:00 2018</text:p>
          </table:table-cell>
          <table:table-cell office:value-type="float" office:value="32.0">
            <text:p>32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16T07:00:00">
            <text:p>Sun Dec 16 07:00:00 2018</text:p>
          </table:table-cell>
          <table:table-cell office:value-type="float" office:value="34.6667">
            <text:p>34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8-12-16T08:00:00">
            <text:p>Sun Dec 16 08:00:00 2018</text:p>
          </table:table-cell>
          <table:table-cell office:value-type="float" office:value="25.3333">
            <text:p>2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16T09:00:00">
            <text:p>Sun Dec 16 09:00:00 2018</text:p>
          </table:table-cell>
          <table:table-cell office:value-type="float" office:value="24.8333">
            <text:p>24.8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16T10:00:00">
            <text:p>Sun Dec 16 10:00:00 2018</text:p>
          </table:table-cell>
          <table:table-cell office:value-type="float" office:value="22.3333">
            <text:p>22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8-12-16T11:00:00">
            <text:p>Sun Dec 16 11:00:00 2018</text:p>
          </table:table-cell>
          <table:table-cell office:value-type="float" office:value="22.5">
            <text:p>22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8-12-17T04:00:00">
            <text:p>Mon Dec 17 04:00:00 2018</text:p>
          </table:table-cell>
          <table:table-cell office:value-type="float" office:value="12.0">
            <text:p>12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8-12-18T02:00:00">
            <text:p>Tue Dec 18 02:00:00 2018</text:p>
          </table:table-cell>
          <table:table-cell office:value-type="float" office:value="28.3333">
            <text:p>28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8-12-18T03:00:00">
            <text:p>Tue Dec 18 03:00:00 2018</text:p>
          </table:table-cell>
          <table:table-cell office:value-type="float" office:value="26.6667">
            <text:p>26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8-12-18T08:00:00">
            <text:p>Tue Dec 18 08:00:00 2018</text:p>
          </table:table-cell>
          <table:table-cell office:value-type="float" office:value="17.8333">
            <text:p>17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8T09:00:00">
            <text:p>Tue Dec 18 09:00:00 2018</text:p>
          </table:table-cell>
          <table:table-cell office:value-type="float" office:value="25.1667">
            <text:p>25.1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18T10:00:00">
            <text:p>Tue Dec 18 10:00:00 2018</text:p>
          </table:table-cell>
          <table:table-cell office:value-type="float" office:value="25.5">
            <text:p>2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18T11:00:00">
            <text:p>Tue Dec 18 11:00:00 2018</text:p>
          </table:table-cell>
          <table:table-cell office:value-type="float" office:value="43.6667">
            <text:p>43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8-12-18T12:00:00">
            <text:p>Tue Dec 18 12:00:00 2018</text:p>
          </table:table-cell>
          <table:table-cell office:value-type="float" office:value="49.3333">
            <text:p>49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19T09:00:00">
            <text:p>Wed Dec 19 09:00:00 2018</text:p>
          </table:table-cell>
          <table:table-cell office:value-type="float" office:value="22.6667">
            <text:p>22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8-12-19T10:00:00">
            <text:p>Wed Dec 19 10:00:00 2018</text:p>
          </table:table-cell>
          <table:table-cell office:value-type="float" office:value="29.0">
            <text:p>29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19T11:00:00">
            <text:p>Wed Dec 19 11:00:00 2018</text:p>
          </table:table-cell>
          <table:table-cell office:value-type="float" office:value="38.5">
            <text:p>38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8-12-19T12:00:00">
            <text:p>Wed Dec 19 12:00:00 2018</text:p>
          </table:table-cell>
          <table:table-cell office:value-type="float" office:value="32.5">
            <text:p>32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20T10:00:00">
            <text:p>Thu Dec 20 10:00:00 2018</text:p>
          </table:table-cell>
          <table:table-cell office:value-type="float" office:value="16.3333">
            <text:p>16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8-12-20T11:00:00">
            <text:p>Thu Dec 20 11:00:00 2018</text:p>
          </table:table-cell>
          <table:table-cell office:value-type="float" office:value="39.0">
            <text:p>39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21T10:00:00">
            <text:p>Fri Dec 21 10:00:00 2018</text:p>
          </table:table-cell>
          <table:table-cell office:value-type="float" office:value="39.6667">
            <text:p>39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8-12-22T10:00:00">
            <text:p>Sat Dec 22 10:00:00 2018</text:p>
          </table:table-cell>
          <table:table-cell office:value-type="float" office:value="25.0">
            <text:p>25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3T10:00:00">
            <text:p>Sun Dec 23 10:00:00 2018</text:p>
          </table:table-cell>
          <table:table-cell office:value-type="float" office:value="26.1667">
            <text:p>26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27T09:00:00">
            <text:p>Thu Dec 27 09:00:00 2018</text:p>
          </table:table-cell>
          <table:table-cell office:value-type="float" office:value="28.3333">
            <text:p>28.3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8-12-27T11:00:00">
            <text:p>Thu Dec 27 11:00:00 2018</text:p>
          </table:table-cell>
          <table:table-cell office:value-type="float" office:value="37.6667">
            <text:p>37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8-12-27T12:00:00">
            <text:p>Thu Dec 27 12:00:00 2018</text:p>
          </table:table-cell>
          <table:table-cell office:value-type="float" office:value="81.6667">
            <text:p>81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12-29T10:00:00">
            <text:p>Sat Dec 29 10:00:00 2018</text:p>
          </table:table-cell>
          <table:table-cell office:value-type="float" office:value="34.0">
            <text:p>3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8-12-31T20:00:00">
            <text:p>Mon Dec 31 20:00:00 2018</text:p>
          </table:table-cell>
          <table:table-cell office:value-type="float" office:value="56.5">
            <text:p>56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01-02T09:00:00">
            <text:p>Wed Jan  2 09:00:00 2019</text:p>
          </table:table-cell>
          <table:table-cell office:value-type="float" office:value="36.6667">
            <text:p>36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02T10:00:00">
            <text:p>Wed Jan  2 10:00:00 2019</text:p>
          </table:table-cell>
          <table:table-cell office:value-type="float" office:value="32.3333">
            <text:p>32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04T19:00:00">
            <text:p>Fri Jan  4 19:00:00 2019</text:p>
          </table:table-cell>
          <table:table-cell office:value-type="float" office:value="36.8333">
            <text:p>36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04T20:00:00">
            <text:p>Fri Jan  4 20:00:00 2019</text:p>
          </table:table-cell>
          <table:table-cell office:value-type="float" office:value="45.6667">
            <text:p>45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1-08T09:00:00">
            <text:p>Tue Jan  8 09:00:00 2019</text:p>
          </table:table-cell>
          <table:table-cell office:value-type="float" office:value="40.1667">
            <text:p>40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08T13:00:00">
            <text:p>Tue Jan  8 13:00:00 2019</text:p>
          </table:table-cell>
          <table:table-cell office:value-type="float" office:value="48.0">
            <text:p>48.0</text:p>
          </table:table-cell>
          <table:table-cell office:value-type="float" office:value="31.4">
            <text:p>31.4</text:p>
          </table:table-cell>
        </table:table-row>
        <table:table-row>
          <table:table-cell table:style-name="pd1" office:value-type="date" office:date-value="2019-01-08T14:00:00">
            <text:p>Tue Jan  8 14:00:00 2019</text:p>
          </table:table-cell>
          <table:table-cell office:value-type="float" office:value="17.0">
            <text:p>17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01-08T15:00:00">
            <text:p>Tue Jan  8 15:00:00 2019</text:p>
          </table:table-cell>
          <table:table-cell office:value-type="float" office:value="25.1667">
            <text:p>25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1-08T16:00:00">
            <text:p>Tue Jan  8 16:00:00 2019</text:p>
          </table:table-cell>
          <table:table-cell office:value-type="float" office:value="24.6667">
            <text:p>24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1-09T03:00:00">
            <text:p>Wed Jan  9 03:00:00 2019</text:p>
          </table:table-cell>
          <table:table-cell office:value-type="float" office:value="31.8333">
            <text:p>31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1-09T04:00:00">
            <text:p>Wed Jan  9 04:00:00 2019</text:p>
          </table:table-cell>
          <table:table-cell office:value-type="float" office:value="26.6667">
            <text:p>26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01-09T05:00:00">
            <text:p>Wed Jan  9 05:00:00 2019</text:p>
          </table:table-cell>
          <table:table-cell office:value-type="float" office:value="24.5">
            <text:p>24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1-09T06:00:00">
            <text:p>Wed Jan  9 06:00:00 2019</text:p>
          </table:table-cell>
          <table:table-cell office:value-type="float" office:value="15.3333">
            <text:p>15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1-09T07:00:00">
            <text:p>Wed Jan  9 07:00:00 2019</text:p>
          </table:table-cell>
          <table:table-cell office:value-type="float" office:value="27.3333">
            <text:p>27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01-09T08:00:00">
            <text:p>Wed Jan  9 08:00:00 2019</text:p>
          </table:table-cell>
          <table:table-cell office:value-type="float" office:value="22.3333">
            <text:p>22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09T09:00:00">
            <text:p>Wed Jan  9 09:00:00 2019</text:p>
          </table:table-cell>
          <table:table-cell office:value-type="float" office:value="27.3333">
            <text:p>27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1-09T10:00:00">
            <text:p>Wed Jan  9 10:00:00 2019</text:p>
          </table:table-cell>
          <table:table-cell office:value-type="float" office:value="39.3333">
            <text:p>39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1-09T11:00:00">
            <text:p>Wed Jan  9 11:00:00 2019</text:p>
          </table:table-cell>
          <table:table-cell office:value-type="float" office:value="36.3333">
            <text:p>36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09T12:00:00">
            <text:p>Wed Jan  9 12:00:00 2019</text:p>
          </table:table-cell>
          <table:table-cell office:value-type="float" office:value="37.1667">
            <text:p>37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09T13:00:00">
            <text:p>Wed Jan  9 13:00:00 2019</text:p>
          </table:table-cell>
          <table:table-cell office:value-type="float" office:value="14.8333">
            <text:p>14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1-10T04:00:00">
            <text:p>Thu Jan 10 04:00:00 2019</text:p>
          </table:table-cell>
          <table:table-cell office:value-type="float" office:value="21.6667">
            <text:p>21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10T05:00:00">
            <text:p>Thu Jan 10 05:00:00 2019</text:p>
          </table:table-cell>
          <table:table-cell office:value-type="float" office:value="15.5">
            <text:p>15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1-10T08:00:00">
            <text:p>Thu Jan 10 08:00:00 2019</text:p>
          </table:table-cell>
          <table:table-cell office:value-type="float" office:value="9.5">
            <text:p>9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10T09:00:00">
            <text:p>Thu Jan 10 09:00:00 2019</text:p>
          </table:table-cell>
          <table:table-cell office:value-type="float" office:value="28.6667">
            <text:p>28.6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0T10:00:00">
            <text:p>Thu Jan 10 10:00:00 2019</text:p>
          </table:table-cell>
          <table:table-cell office:value-type="float" office:value="35.1667">
            <text:p>35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1-11T09:00:00">
            <text:p>Fri Jan 11 09:00:00 2019</text:p>
          </table:table-cell>
          <table:table-cell office:value-type="float" office:value="29.6667">
            <text:p>29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1-11T10:00:00">
            <text:p>Fri Jan 11 10:00:00 2019</text:p>
          </table:table-cell>
          <table:table-cell office:value-type="float" office:value="63.8333">
            <text:p>6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11T11:00:00">
            <text:p>Fri Jan 11 11:00:00 2019</text:p>
          </table:table-cell>
          <table:table-cell office:value-type="float" office:value="54.0">
            <text:p>54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1-11T12:00:00">
            <text:p>Fri Jan 11 12:00:00 2019</text:p>
          </table:table-cell>
          <table:table-cell office:value-type="float" office:value="22.6667">
            <text:p>22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1-12T06:00:00">
            <text:p>Sat Jan 12 06:00:00 2019</text:p>
          </table:table-cell>
          <table:table-cell office:value-type="float" office:value="20.1667">
            <text:p>2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1-12T07:00:00">
            <text:p>Sat Jan 12 07:00:00 2019</text:p>
          </table:table-cell>
          <table:table-cell office:value-type="float" office:value="20.6667">
            <text:p>20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1-12T08:00:00">
            <text:p>Sat Jan 12 08:00:00 2019</text:p>
          </table:table-cell>
          <table:table-cell office:value-type="float" office:value="22.1667">
            <text:p>22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1-12T09:00:00">
            <text:p>Sat Jan 12 09:00:00 2019</text:p>
          </table:table-cell>
          <table:table-cell office:value-type="float" office:value="29.8333">
            <text:p>29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01-12T10:00:00">
            <text:p>Sat Jan 12 10:00:00 2019</text:p>
          </table:table-cell>
          <table:table-cell office:value-type="float" office:value="34.0">
            <text:p>34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9-01-12T11:00:00">
            <text:p>Sat Jan 12 11:00:00 2019</text:p>
          </table:table-cell>
          <table:table-cell office:value-type="float" office:value="40.0">
            <text:p>40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01-12T12:00:00">
            <text:p>Sat Jan 12 12:00:00 2019</text:p>
          </table:table-cell>
          <table:table-cell office:value-type="float" office:value="36.1667">
            <text:p>36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01-13T08:00:00">
            <text:p>Sun Jan 13 08:00:00 2019</text:p>
          </table:table-cell>
          <table:table-cell office:value-type="float" office:value="15.1667">
            <text:p>15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1-13T09:00:00">
            <text:p>Sun Jan 13 09:00:00 2019</text:p>
          </table:table-cell>
          <table:table-cell office:value-type="float" office:value="18.5">
            <text:p>18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01-13T10:00:00">
            <text:p>Sun Jan 13 10:00:00 2019</text:p>
          </table:table-cell>
          <table:table-cell office:value-type="float" office:value="21.8333">
            <text:p>21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13T11:00:00">
            <text:p>Sun Jan 13 11:00:00 2019</text:p>
          </table:table-cell>
          <table:table-cell office:value-type="float" office:value="26.8333">
            <text:p>2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1-13T12:00:00">
            <text:p>Sun Jan 13 12:00:00 2019</text:p>
          </table:table-cell>
          <table:table-cell office:value-type="float" office:value="26.3333">
            <text:p>26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1-13T13:00:00">
            <text:p>Sun Jan 13 13:00:00 2019</text:p>
          </table:table-cell>
          <table:table-cell office:value-type="float" office:value="28.6667">
            <text:p>28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01-14T05:00:00">
            <text:p>Mon Jan 14 05:00:00 2019</text:p>
          </table:table-cell>
          <table:table-cell office:value-type="float" office:value="21.6667">
            <text:p>21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01-14T06:00:00">
            <text:p>Mon Jan 14 06:00:00 2019</text:p>
          </table:table-cell>
          <table:table-cell office:value-type="float" office:value="16.1667">
            <text:p>16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01-14T07:00:00">
            <text:p>Mon Jan 14 07:00:00 2019</text:p>
          </table:table-cell>
          <table:table-cell office:value-type="float" office:value="17.3333">
            <text:p>17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01-14T08:00:00">
            <text:p>Mon Jan 14 08:00:00 2019</text:p>
          </table:table-cell>
          <table:table-cell office:value-type="float" office:value="16.8333">
            <text:p>16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01-14T09:00:00">
            <text:p>Mon Jan 14 09:00:00 2019</text:p>
          </table:table-cell>
          <table:table-cell office:value-type="float" office:value="29.5">
            <text:p>2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1-14T13:00:00">
            <text:p>Mon Jan 14 13:00:00 2019</text:p>
          </table:table-cell>
          <table:table-cell office:value-type="float" office:value="33.3333">
            <text:p>33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01-14T14:00:00">
            <text:p>Mon Jan 14 14:00:00 2019</text:p>
          </table:table-cell>
          <table:table-cell office:value-type="float" office:value="24.8333">
            <text:p>24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14T15:00:00">
            <text:p>Mon Jan 14 15:00:00 2019</text:p>
          </table:table-cell>
          <table:table-cell office:value-type="float" office:value="13.3333">
            <text:p>13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1-15T04:00:00">
            <text:p>Tue Jan 15 04:00:00 2019</text:p>
          </table:table-cell>
          <table:table-cell office:value-type="float" office:value="26.1667">
            <text:p>26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15T05:00:00">
            <text:p>Tue Jan 15 05:00:00 2019</text:p>
          </table:table-cell>
          <table:table-cell office:value-type="float" office:value="24.3333">
            <text:p>24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01-15T06:00:00">
            <text:p>Tue Jan 15 06:00:00 2019</text:p>
          </table:table-cell>
          <table:table-cell office:value-type="float" office:value="21.5">
            <text:p>21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1-15T07:00:00">
            <text:p>Tue Jan 15 07:00:00 2019</text:p>
          </table:table-cell>
          <table:table-cell office:value-type="float" office:value="24.1667">
            <text:p>24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1-15T08:00:00">
            <text:p>Tue Jan 15 08:00:00 2019</text:p>
          </table:table-cell>
          <table:table-cell office:value-type="float" office:value="42.6667">
            <text:p>42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1-15T11:00:00">
            <text:p>Tue Jan 15 11:00:00 2019</text:p>
          </table:table-cell>
          <table:table-cell office:value-type="float" office:value="79.5">
            <text:p>79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1-15T12:00:00">
            <text:p>Tue Jan 15 12:00:00 2019</text:p>
          </table:table-cell>
          <table:table-cell office:value-type="float" office:value="52.5">
            <text:p>52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01-15T13:00:00">
            <text:p>Tue Jan 15 13:00:00 2019</text:p>
          </table:table-cell>
          <table:table-cell office:value-type="float" office:value="52.8333">
            <text:p>52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01-15T14:00:00">
            <text:p>Tue Jan 15 14:00:00 2019</text:p>
          </table:table-cell>
          <table:table-cell office:value-type="float" office:value="28.3333">
            <text:p>28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16T06:00:00">
            <text:p>Wed Jan 16 06:00:00 2019</text:p>
          </table:table-cell>
          <table:table-cell office:value-type="float" office:value="19.1667">
            <text:p>19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1-16T07:00:00">
            <text:p>Wed Jan 16 07:00:00 2019</text:p>
          </table:table-cell>
          <table:table-cell office:value-type="float" office:value="22.6667">
            <text:p>22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01-16T08:00:00">
            <text:p>Wed Jan 16 08:00:00 2019</text:p>
          </table:table-cell>
          <table:table-cell office:value-type="float" office:value="29.5">
            <text:p>29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1-16T09:00:00">
            <text:p>Wed Jan 16 09:00:00 2019</text:p>
          </table:table-cell>
          <table:table-cell office:value-type="float" office:value="37.1667">
            <text:p>37.1667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6T10:00:00">
            <text:p>Wed Jan 16 10:00:00 2019</text:p>
          </table:table-cell>
          <table:table-cell office:value-type="float" office:value="38.0">
            <text:p>38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1-16T11:00:00">
            <text:p>Wed Jan 16 11:00:00 2019</text:p>
          </table:table-cell>
          <table:table-cell office:value-type="float" office:value="44.0">
            <text:p>44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01-16T12:00:00">
            <text:p>Wed Jan 16 12:00:00 2019</text:p>
          </table:table-cell>
          <table:table-cell office:value-type="float" office:value="54.5">
            <text:p>54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01-16T13:00:00">
            <text:p>Wed Jan 16 13:00:00 2019</text:p>
          </table:table-cell>
          <table:table-cell office:value-type="float" office:value="67.0">
            <text:p>67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1-16T14:00:00">
            <text:p>Wed Jan 16 14:00:00 2019</text:p>
          </table:table-cell>
          <table:table-cell office:value-type="float" office:value="75.3333">
            <text:p>75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16T15:00:00">
            <text:p>Wed Jan 16 15:00:00 2019</text:p>
          </table:table-cell>
          <table:table-cell office:value-type="float" office:value="60.6667">
            <text:p>60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01-17T14:00:00">
            <text:p>Thu Jan 17 14:00:00 2019</text:p>
          </table:table-cell>
          <table:table-cell office:value-type="float" office:value="48.0">
            <text:p>48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1-17T15:00:00">
            <text:p>Thu Jan 17 15:00:00 2019</text:p>
          </table:table-cell>
          <table:table-cell office:value-type="float" office:value="35.8333">
            <text:p>35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1-18T09:00:00">
            <text:p>Fri Jan 18 09:00:00 2019</text:p>
          </table:table-cell>
          <table:table-cell office:value-type="float" office:value="49.3333">
            <text:p>49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01-18T10:00:00">
            <text:p>Fri Jan 18 10:00:00 2019</text:p>
          </table:table-cell>
          <table:table-cell office:value-type="float" office:value="45.8333">
            <text:p>45.8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01-18T11:00:00">
            <text:p>Fri Jan 18 11:00:00 2019</text:p>
          </table:table-cell>
          <table:table-cell office:value-type="float" office:value="40.6667">
            <text:p>40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01-18T12:00:00">
            <text:p>Fri Jan 18 12:00:00 2019</text:p>
          </table:table-cell>
          <table:table-cell office:value-type="float" office:value="31.5">
            <text:p>31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01-18T13:00:00">
            <text:p>Fri Jan 18 13:00:00 2019</text:p>
          </table:table-cell>
          <table:table-cell office:value-type="float" office:value="28.5">
            <text:p>28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18T14:00:00">
            <text:p>Fri Jan 18 14:00:00 2019</text:p>
          </table:table-cell>
          <table:table-cell office:value-type="float" office:value="23.0">
            <text:p>23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1-18T15:00:00">
            <text:p>Fri Jan 18 15:00:00 2019</text:p>
          </table:table-cell>
          <table:table-cell office:value-type="float" office:value="23.5">
            <text:p>23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1-19T10:00:00">
            <text:p>Sat Jan 19 10:00:00 2019</text:p>
          </table:table-cell>
          <table:table-cell office:value-type="float" office:value="28.1667">
            <text:p>28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1-19T11:00:00">
            <text:p>Sat Jan 19 11:00:00 2019</text:p>
          </table:table-cell>
          <table:table-cell office:value-type="float" office:value="28.8333">
            <text:p>28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1-19T12:00:00">
            <text:p>Sat Jan 19 12:00:00 2019</text:p>
          </table:table-cell>
          <table:table-cell office:value-type="float" office:value="32.1667">
            <text:p>3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01-19T13:00:00">
            <text:p>Sat Jan 19 13:00:00 2019</text:p>
          </table:table-cell>
          <table:table-cell office:value-type="float" office:value="24.8333">
            <text:p>24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01-19T14:00:00">
            <text:p>Sat Jan 19 14:00:00 2019</text:p>
          </table:table-cell>
          <table:table-cell office:value-type="float" office:value="18.3333">
            <text:p>18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01-19T15:00:00">
            <text:p>Sat Jan 19 15:00:00 2019</text:p>
          </table:table-cell>
          <table:table-cell office:value-type="float" office:value="22.0">
            <text:p>22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1-19T16:00:00">
            <text:p>Sat Jan 19 16:00:00 2019</text:p>
          </table:table-cell>
          <table:table-cell office:value-type="float" office:value="21.5">
            <text:p>21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19T17:00:00">
            <text:p>Sat Jan 19 17:00:00 2019</text:p>
          </table:table-cell>
          <table:table-cell office:value-type="float" office:value="14.6667">
            <text:p>14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01-19T18:00:00">
            <text:p>Sat Jan 19 18:00:00 2019</text:p>
          </table:table-cell>
          <table:table-cell office:value-type="float" office:value="17.6667">
            <text:p>17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1-21T02:00:00">
            <text:p>Mon Jan 21 02:00:00 2019</text:p>
          </table:table-cell>
          <table:table-cell office:value-type="float" office:value="22.5">
            <text:p>22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9-01-21T03:00:00">
            <text:p>Mon Jan 21 03:00:00 2019</text:p>
          </table:table-cell>
          <table:table-cell office:value-type="float" office:value="15.8333">
            <text:p>15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1-21T05:00:00">
            <text:p>Mon Jan 21 05:00:00 2019</text:p>
          </table:table-cell>
          <table:table-cell office:value-type="float" office:value="11.8333">
            <text:p>11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9-01-21T06:00:00">
            <text:p>Mon Jan 21 06:00:00 2019</text:p>
          </table:table-cell>
          <table:table-cell office:value-type="float" office:value="12.1667">
            <text:p>12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1-21T07:00:00">
            <text:p>Mon Jan 21 07:00:00 2019</text:p>
          </table:table-cell>
          <table:table-cell office:value-type="float" office:value="19.5">
            <text:p>19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01-21T08:00:00">
            <text:p>Mon Jan 21 08:00:00 2019</text:p>
          </table:table-cell>
          <table:table-cell office:value-type="float" office:value="15.8333">
            <text:p>1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1-21T09:00:00">
            <text:p>Mon Jan 21 09:00:00 2019</text:p>
          </table:table-cell>
          <table:table-cell office:value-type="float" office:value="18.5">
            <text:p>18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1-21T13:00:00">
            <text:p>Mon Jan 21 13:00:00 2019</text:p>
          </table:table-cell>
          <table:table-cell office:value-type="float" office:value="18.3333">
            <text:p>18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1-21T14:00:00">
            <text:p>Mon Jan 21 14:00:00 2019</text:p>
          </table:table-cell>
          <table:table-cell office:value-type="float" office:value="1.6667">
            <text:p>1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9-01-21T15:00:00">
            <text:p>Mon Jan 21 15:00:00 2019</text:p>
          </table:table-cell>
          <table:table-cell office:value-type="float" office:value="1.0">
            <text:p>1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1-21T20:00:00">
            <text:p>Mon Jan 21 20:00:00 2019</text:p>
          </table:table-cell>
          <table:table-cell office:value-type="float" office:value="12.1667">
            <text:p>1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01-22T06:00:00">
            <text:p>Tue Jan 22 06:00:00 2019</text:p>
          </table:table-cell>
          <table:table-cell office:value-type="float" office:value="10.1667">
            <text:p>10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1-22T08:00:00">
            <text:p>Tue Jan 22 08:00:00 2019</text:p>
          </table:table-cell>
          <table:table-cell office:value-type="float" office:value="9.5">
            <text:p>9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1-22T09:00:00">
            <text:p>Tue Jan 22 09:00:00 2019</text:p>
          </table:table-cell>
          <table:table-cell office:value-type="float" office:value="21.6667">
            <text:p>21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1-22T10:00:00">
            <text:p>Tue Jan 22 10:00:00 2019</text:p>
          </table:table-cell>
          <table:table-cell office:value-type="float" office:value="36.1667">
            <text:p>36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1-22T11:00:00">
            <text:p>Tue Jan 22 11:00:00 2019</text:p>
          </table:table-cell>
          <table:table-cell office:value-type="float" office:value="25.0">
            <text:p>25.0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1-22T12:00:00">
            <text:p>Tue Jan 22 12:00:00 2019</text:p>
          </table:table-cell>
          <table:table-cell office:value-type="float" office:value="19.8333">
            <text:p>19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24T19:00:00">
            <text:p>Thu Jan 24 19:00:00 2019</text:p>
          </table:table-cell>
          <table:table-cell office:value-type="float" office:value="17.8333">
            <text:p>17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24T20:00:00">
            <text:p>Thu Jan 24 20:00:00 2019</text:p>
          </table:table-cell>
          <table:table-cell office:value-type="float" office:value="30.5">
            <text:p>30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01-24T21:00:00">
            <text:p>Thu Jan 24 21:00:00 2019</text:p>
          </table:table-cell>
          <table:table-cell office:value-type="float" office:value="30.0">
            <text:p>30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24T22:00:00">
            <text:p>Thu Jan 24 22:00:00 2019</text:p>
          </table:table-cell>
          <table:table-cell office:value-type="float" office:value="37.0">
            <text:p>37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24T23:00:00">
            <text:p>Thu Jan 24 23:00:00 2019</text:p>
          </table:table-cell>
          <table:table-cell office:value-type="float" office:value="32.5">
            <text:p>32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25T00:00:00">
            <text:p>Fri Jan 25 00:00:00 2019</text:p>
          </table:table-cell>
          <table:table-cell office:value-type="float" office:value="20.3333">
            <text:p>20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01-25T02:00:00">
            <text:p>Fri Jan 25 02:00:00 2019</text:p>
          </table:table-cell>
          <table:table-cell office:value-type="float" office:value="22.0">
            <text:p>22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01-25T03:00:00">
            <text:p>Fri Jan 25 03:00:00 2019</text:p>
          </table:table-cell>
          <table:table-cell office:value-type="float" office:value="17.8333">
            <text:p>17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25T04:00:00">
            <text:p>Fri Jan 25 04:00:00 2019</text:p>
          </table:table-cell>
          <table:table-cell office:value-type="float" office:value="19.0">
            <text:p>19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01-25T05:00:00">
            <text:p>Fri Jan 25 05:00:00 2019</text:p>
          </table:table-cell>
          <table:table-cell office:value-type="float" office:value="20.1667">
            <text:p>20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1-25T06:00:00">
            <text:p>Fri Jan 25 06:00:00 2019</text:p>
          </table:table-cell>
          <table:table-cell office:value-type="float" office:value="15.8333">
            <text:p>15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1-25T07:00:00">
            <text:p>Fri Jan 25 07:00:00 2019</text:p>
          </table:table-cell>
          <table:table-cell office:value-type="float" office:value="18.6667">
            <text:p>18.6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25T08:00:00">
            <text:p>Fri Jan 25 08:00:00 2019</text:p>
          </table:table-cell>
          <table:table-cell office:value-type="float" office:value="17.8333">
            <text:p>17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25T09:00:00">
            <text:p>Fri Jan 25 09:00:00 2019</text:p>
          </table:table-cell>
          <table:table-cell office:value-type="float" office:value="26.6667">
            <text:p>26.6667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1-25T10:00:00">
            <text:p>Fri Jan 25 10:00:00 2019</text:p>
          </table:table-cell>
          <table:table-cell office:value-type="float" office:value="27.5">
            <text:p>27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1-25T11:00:00">
            <text:p>Fri Jan 25 11:00:00 2019</text:p>
          </table:table-cell>
          <table:table-cell office:value-type="float" office:value="35.1667">
            <text:p>35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01-25T12:00:00">
            <text:p>Fri Jan 25 12:00:00 2019</text:p>
          </table:table-cell>
          <table:table-cell office:value-type="float" office:value="18.0">
            <text:p>18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01-25T13:00:00">
            <text:p>Fri Jan 25 13:00:00 2019</text:p>
          </table:table-cell>
          <table:table-cell office:value-type="float" office:value="8.5">
            <text:p>8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01-26T06:00:00">
            <text:p>Sat Jan 26 06:00:00 2019</text:p>
          </table:table-cell>
          <table:table-cell office:value-type="float" office:value="18.8333">
            <text:p>18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01-26T07:00:00">
            <text:p>Sat Jan 26 07:00:00 2019</text:p>
          </table:table-cell>
          <table:table-cell office:value-type="float" office:value="17.0">
            <text:p>17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01-26T08:00:00">
            <text:p>Sat Jan 26 08:00:00 2019</text:p>
          </table:table-cell>
          <table:table-cell office:value-type="float" office:value="7.1667">
            <text:p>7.1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9-01-26T09:00:00">
            <text:p>Sat Jan 26 09:00:00 2019</text:p>
          </table:table-cell>
          <table:table-cell office:value-type="float" office:value="15.1667">
            <text:p>15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01-26T10:00:00">
            <text:p>Sat Jan 26 10:00:00 2019</text:p>
          </table:table-cell>
          <table:table-cell office:value-type="float" office:value="20.1667">
            <text:p>2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1-26T11:00:00">
            <text:p>Sat Jan 26 11:00:00 2019</text:p>
          </table:table-cell>
          <table:table-cell office:value-type="float" office:value="24.0">
            <text:p>24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9-01-26T12:00:00">
            <text:p>Sat Jan 26 12:00:00 2019</text:p>
          </table:table-cell>
          <table:table-cell office:value-type="float" office:value="19.5">
            <text:p>19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01-27T06:00:00">
            <text:p>Sun Jan 27 06:00:00 2019</text:p>
          </table:table-cell>
          <table:table-cell office:value-type="float" office:value="19.1667">
            <text:p>19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1-27T07:00:00">
            <text:p>Sun Jan 27 07:00:00 2019</text:p>
          </table:table-cell>
          <table:table-cell office:value-type="float" office:value="19.5">
            <text:p>19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01-27T08:00:00">
            <text:p>Sun Jan 27 08:00:00 2019</text:p>
          </table:table-cell>
          <table:table-cell office:value-type="float" office:value="16.3333">
            <text:p>16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01-27T09:00:00">
            <text:p>Sun Jan 27 09:00:00 2019</text:p>
          </table:table-cell>
          <table:table-cell office:value-type="float" office:value="17.1667">
            <text:p>17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01-27T10:00:00">
            <text:p>Sun Jan 27 10:00:00 2019</text:p>
          </table:table-cell>
          <table:table-cell office:value-type="float" office:value="16.8333">
            <text:p>16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02-04T20:00:00">
            <text:p>Mon Feb  4 20:00:00 2019</text:p>
          </table:table-cell>
          <table:table-cell office:value-type="float" office:value="25.8333">
            <text:p>25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2-05T08:00:00">
            <text:p>Tue Feb  5 08:00:00 2019</text:p>
          </table:table-cell>
          <table:table-cell office:value-type="float" office:value="18.5">
            <text:p>18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2-05T09:00:00">
            <text:p>Tue Feb  5 09:00:00 2019</text:p>
          </table:table-cell>
          <table:table-cell office:value-type="float" office:value="23.8333">
            <text:p>23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2-05T10:00:00">
            <text:p>Tue Feb  5 10:00:00 2019</text:p>
          </table:table-cell>
          <table:table-cell office:value-type="float" office:value="29.5">
            <text:p>29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2-05T11:00:00">
            <text:p>Tue Feb  5 11:00:00 2019</text:p>
          </table:table-cell>
          <table:table-cell office:value-type="float" office:value="51.0">
            <text:p>51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2-05T12:00:00">
            <text:p>Tue Feb  5 12:00:00 2019</text:p>
          </table:table-cell>
          <table:table-cell office:value-type="float" office:value="45.5">
            <text:p>4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02-05T13:00:00">
            <text:p>Tue Feb  5 13:00:00 2019</text:p>
          </table:table-cell>
          <table:table-cell office:value-type="float" office:value="27.8333">
            <text:p>27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2-06T08:00:00">
            <text:p>Wed Feb  6 08:00:00 2019</text:p>
          </table:table-cell>
          <table:table-cell office:value-type="float" office:value="23.5">
            <text:p>23.5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19-02-06T09:00:00">
            <text:p>Wed Feb  6 09:00:00 2019</text:p>
          </table:table-cell>
          <table:table-cell office:value-type="float" office:value="29.0">
            <text:p>29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02-06T10:00:00">
            <text:p>Wed Feb  6 10:00:00 2019</text:p>
          </table:table-cell>
          <table:table-cell office:value-type="float" office:value="58.0">
            <text:p>58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2-06T11:00:00">
            <text:p>Wed Feb  6 11:00:00 2019</text:p>
          </table:table-cell>
          <table:table-cell office:value-type="float" office:value="70.3333">
            <text:p>70.3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02-06T12:00:00">
            <text:p>Wed Feb  6 12:00:00 2019</text:p>
          </table:table-cell>
          <table:table-cell office:value-type="float" office:value="58.3333">
            <text:p>58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2-06T13:00:00">
            <text:p>Wed Feb  6 13:00:00 2019</text:p>
          </table:table-cell>
          <table:table-cell office:value-type="float" office:value="36.3333">
            <text:p>36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02-06T14:00:00">
            <text:p>Wed Feb  6 14:00:00 2019</text:p>
          </table:table-cell>
          <table:table-cell office:value-type="float" office:value="13.8333">
            <text:p>13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2-07T07:00:00">
            <text:p>Thu Feb  7 07:00:00 2019</text:p>
          </table:table-cell>
          <table:table-cell office:value-type="float" office:value="23.0">
            <text:p>2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2-07T09:00:00">
            <text:p>Thu Feb  7 09:00:00 2019</text:p>
          </table:table-cell>
          <table:table-cell office:value-type="float" office:value="46.8333">
            <text:p>46.8333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02-07T10:00:00">
            <text:p>Thu Feb  7 10:00:00 2019</text:p>
          </table:table-cell>
          <table:table-cell office:value-type="float" office:value="50.1667">
            <text:p>50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02-07T11:00:00">
            <text:p>Thu Feb  7 11:00:00 2019</text:p>
          </table:table-cell>
          <table:table-cell office:value-type="float" office:value="61.8333">
            <text:p>61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02-07T12:00:00">
            <text:p>Thu Feb  7 12:00:00 2019</text:p>
          </table:table-cell>
          <table:table-cell office:value-type="float" office:value="50.3333">
            <text:p>50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2-07T13:00:00">
            <text:p>Thu Feb  7 13:00:00 2019</text:p>
          </table:table-cell>
          <table:table-cell office:value-type="float" office:value="38.8333">
            <text:p>38.8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19-02-08T08:00:00">
            <text:p>Fri Feb  8 08:00:00 2019</text:p>
          </table:table-cell>
          <table:table-cell office:value-type="float" office:value="21.6667">
            <text:p>21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2-08T09:00:00">
            <text:p>Fri Feb  8 09:00:00 2019</text:p>
          </table:table-cell>
          <table:table-cell office:value-type="float" office:value="26.5">
            <text:p>26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02-08T10:00:00">
            <text:p>Fri Feb  8 10:00:00 2019</text:p>
          </table:table-cell>
          <table:table-cell office:value-type="float" office:value="32.0">
            <text:p>32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2-08T11:00:00">
            <text:p>Fri Feb  8 11:00:00 2019</text:p>
          </table:table-cell>
          <table:table-cell office:value-type="float" office:value="55.8333">
            <text:p>55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2-08T12:00:00">
            <text:p>Fri Feb  8 12:00:00 2019</text:p>
          </table:table-cell>
          <table:table-cell office:value-type="float" office:value="77.6667">
            <text:p>77.6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2-08T13:00:00">
            <text:p>Fri Feb  8 13:00:00 2019</text:p>
          </table:table-cell>
          <table:table-cell office:value-type="float" office:value="58.6667">
            <text:p>58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2-09T08:00:00">
            <text:p>Sat Feb  9 08:00:00 2019</text:p>
          </table:table-cell>
          <table:table-cell office:value-type="float" office:value="24.1667">
            <text:p>24.1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02-09T09:00:00">
            <text:p>Sat Feb  9 09:00:00 2019</text:p>
          </table:table-cell>
          <table:table-cell office:value-type="float" office:value="26.3333">
            <text:p>26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02-09T10:00:00">
            <text:p>Sat Feb  9 10:00:00 2019</text:p>
          </table:table-cell>
          <table:table-cell office:value-type="float" office:value="29.0">
            <text:p>29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2-09T11:00:00">
            <text:p>Sat Feb  9 11:00:00 2019</text:p>
          </table:table-cell>
          <table:table-cell office:value-type="float" office:value="29.8333">
            <text:p>29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2-09T12:00:00">
            <text:p>Sat Feb  9 12:00:00 2019</text:p>
          </table:table-cell>
          <table:table-cell office:value-type="float" office:value="31.1667">
            <text:p>31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2-11T08:00:00">
            <text:p>Mon Feb 11 08:00:00 2019</text:p>
          </table:table-cell>
          <table:table-cell office:value-type="float" office:value="18.0">
            <text:p>18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02-11T09:00:00">
            <text:p>Mon Feb 11 09:00:00 2019</text:p>
          </table:table-cell>
          <table:table-cell office:value-type="float" office:value="25.5">
            <text:p>25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02-11T10:00:00">
            <text:p>Mon Feb 11 10:00:00 2019</text:p>
          </table:table-cell>
          <table:table-cell office:value-type="float" office:value="23.3333">
            <text:p>23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02-11T11:00:00">
            <text:p>Mon Feb 11 11:00:00 2019</text:p>
          </table:table-cell>
          <table:table-cell office:value-type="float" office:value="25.0">
            <text:p>25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2-12T06:00:00">
            <text:p>Tue Feb 12 06:00:00 2019</text:p>
          </table:table-cell>
          <table:table-cell office:value-type="float" office:value="23.5">
            <text:p>23.5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02-12T07:00:00">
            <text:p>Tue Feb 12 07:00:00 2019</text:p>
          </table:table-cell>
          <table:table-cell office:value-type="float" office:value="24.3333">
            <text:p>24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02-12T08:00:00">
            <text:p>Tue Feb 12 08:00:00 2019</text:p>
          </table:table-cell>
          <table:table-cell office:value-type="float" office:value="23.6667">
            <text:p>23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2T09:00:00">
            <text:p>Tue Feb 12 09:00:00 2019</text:p>
          </table:table-cell>
          <table:table-cell office:value-type="float" office:value="36.5">
            <text:p>36.5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02-12T10:00:00">
            <text:p>Tue Feb 12 10:00:00 2019</text:p>
          </table:table-cell>
          <table:table-cell office:value-type="float" office:value="39.1667">
            <text:p>39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02-12T11:00:00">
            <text:p>Tue Feb 12 11:00:00 2019</text:p>
          </table:table-cell>
          <table:table-cell office:value-type="float" office:value="42.5">
            <text:p>42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9-02-12T12:00:00">
            <text:p>Tue Feb 12 12:00:00 2019</text:p>
          </table:table-cell>
          <table:table-cell office:value-type="float" office:value="42.8333">
            <text:p>4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2-13T21:00:00">
            <text:p>Wed Feb 13 21:00:00 2019</text:p>
          </table:table-cell>
          <table:table-cell office:value-type="float" office:value="43.5">
            <text:p>43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02-13T22:00:00">
            <text:p>Wed Feb 13 22:00:00 2019</text:p>
          </table:table-cell>
          <table:table-cell office:value-type="float" office:value="49.1667">
            <text:p>49.1667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02-19T09:00:00">
            <text:p>Tue Feb 19 09:00:00 2019</text:p>
          </table:table-cell>
          <table:table-cell office:value-type="float" office:value="47.5">
            <text:p>47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02-19T10:00:00">
            <text:p>Tue Feb 19 10:00:00 2019</text:p>
          </table:table-cell>
          <table:table-cell office:value-type="float" office:value="70.1667">
            <text:p>70.1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9-02-20T08:00:00">
            <text:p>Wed Feb 20 08:00:00 2019</text:p>
          </table:table-cell>
          <table:table-cell office:value-type="float" office:value="59.3333">
            <text:p>59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2-20T09:00:00">
            <text:p>Wed Feb 20 09:00:00 2019</text:p>
          </table:table-cell>
          <table:table-cell office:value-type="float" office:value="71.3333">
            <text:p>7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2-20T10:00:00">
            <text:p>Wed Feb 20 10:00:00 2019</text:p>
          </table:table-cell>
          <table:table-cell office:value-type="float" office:value="74.5">
            <text:p>74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2-20T11:00:00">
            <text:p>Wed Feb 20 11:00:00 2019</text:p>
          </table:table-cell>
          <table:table-cell office:value-type="float" office:value="88.6667">
            <text:p>88.6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9-02-20T12:00:00">
            <text:p>Wed Feb 20 12:00:00 2019</text:p>
          </table:table-cell>
          <table:table-cell office:value-type="float" office:value="75.3333">
            <text:p>75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02-20T15:00:00">
            <text:p>Wed Feb 20 15:00:00 2019</text:p>
          </table:table-cell>
          <table:table-cell office:value-type="float" office:value="62.8333">
            <text:p>62.8333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9-02-22T10:00:00">
            <text:p>Fri Feb 22 10:00:00 2019</text:p>
          </table:table-cell>
          <table:table-cell office:value-type="float" office:value="91.3333">
            <text:p>91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02-23T11:00:00">
            <text:p>Sat Feb 23 11:00:00 2019</text:p>
          </table:table-cell>
          <table:table-cell office:value-type="float" office:value="92.8333">
            <text:p>92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02-23T12:00:00">
            <text:p>Sat Feb 23 12:00:00 2019</text:p>
          </table:table-cell>
          <table:table-cell office:value-type="float" office:value="100.3333">
            <text:p>100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2-24T09:00:00">
            <text:p>Sun Feb 24 09:00:00 2019</text:p>
          </table:table-cell>
          <table:table-cell office:value-type="float" office:value="103.3333">
            <text:p>103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2-24T10:00:00">
            <text:p>Sun Feb 24 10:00:00 2019</text:p>
          </table:table-cell>
          <table:table-cell office:value-type="float" office:value="191.6667">
            <text:p>191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2-24T11:00:00">
            <text:p>Sun Feb 24 11:00:00 2019</text:p>
          </table:table-cell>
          <table:table-cell office:value-type="float" office:value="107.1667">
            <text:p>107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3-01T10:00:00">
            <text:p>Fri Mar  1 10:00:00 2019</text:p>
          </table:table-cell>
          <table:table-cell office:value-type="float" office:value="51.6667">
            <text:p>51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03-01T11:00:00">
            <text:p>Fri Mar  1 11:00:00 2019</text:p>
          </table:table-cell>
          <table:table-cell office:value-type="float" office:value="68.5">
            <text:p>68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03-02T10:00:00">
            <text:p>Sat Mar  2 10:00:00 2019</text:p>
          </table:table-cell>
          <table:table-cell office:value-type="float" office:value="57.1667">
            <text:p>57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03-02T11:00:00">
            <text:p>Sat Mar  2 11:00:00 2019</text:p>
          </table:table-cell>
          <table:table-cell office:value-type="float" office:value="49.1667">
            <text:p>49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3-03T09:00:00">
            <text:p>Sun Mar  3 09:00:00 2019</text:p>
          </table:table-cell>
          <table:table-cell office:value-type="float" office:value="28.1667">
            <text:p>28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03-03T10:00:00">
            <text:p>Sun Mar  3 10:00:00 2019</text:p>
          </table:table-cell>
          <table:table-cell office:value-type="float" office:value="27.3333">
            <text:p>27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3-03T11:00:00">
            <text:p>Sun Mar  3 11:00:00 2019</text:p>
          </table:table-cell>
          <table:table-cell office:value-type="float" office:value="38.3333">
            <text:p>38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03-05T09:00:00">
            <text:p>Tue Mar  5 09:00:00 2019</text:p>
          </table:table-cell>
          <table:table-cell office:value-type="float" office:value="16.5">
            <text:p>16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03-05T10:00:00">
            <text:p>Tue Mar  5 10:00:00 2019</text:p>
          </table:table-cell>
          <table:table-cell office:value-type="float" office:value="21.8333">
            <text:p>21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3-05T11:00:00">
            <text:p>Tue Mar  5 11:00:00 2019</text:p>
          </table:table-cell>
          <table:table-cell office:value-type="float" office:value="24.5">
            <text:p>24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3-06T06:00:00">
            <text:p>Wed Mar  6 06:00:00 2019</text:p>
          </table:table-cell>
          <table:table-cell office:value-type="float" office:value="6.0">
            <text:p>6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3-09T10:00:00">
            <text:p>Sat Mar  9 10:00:00 2019</text:p>
          </table:table-cell>
          <table:table-cell office:value-type="float" office:value="25.6667">
            <text:p>25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03-10T11:00:00">
            <text:p>Sun Mar 10 11:00:00 2019</text:p>
          </table:table-cell>
          <table:table-cell office:value-type="float" office:value="45.6667">
            <text:p>45.6667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19-03-11T08:00:00">
            <text:p>Mon Mar 11 08:00:00 2019</text:p>
          </table:table-cell>
          <table:table-cell office:value-type="float" office:value="20.6667">
            <text:p>20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03-11T10:00:00">
            <text:p>Mon Mar 11 10:00:00 2019</text:p>
          </table:table-cell>
          <table:table-cell office:value-type="float" office:value="33.8333">
            <text:p>33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03-11T11:00:00">
            <text:p>Mon Mar 11 11:00:00 2019</text:p>
          </table:table-cell>
          <table:table-cell office:value-type="float" office:value="36.1667">
            <text:p>36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9-03-12T07:00:00">
            <text:p>Tue Mar 12 07:00:00 2019</text:p>
          </table:table-cell>
          <table:table-cell office:value-type="float" office:value="21.5">
            <text:p>21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03-12T08:00:00">
            <text:p>Tue Mar 12 08:00:00 2019</text:p>
          </table:table-cell>
          <table:table-cell office:value-type="float" office:value="23.8333">
            <text:p>23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3-12T09:00:00">
            <text:p>Tue Mar 12 09:00:00 2019</text:p>
          </table:table-cell>
          <table:table-cell office:value-type="float" office:value="33.8333">
            <text:p>33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3-12T10:00:00">
            <text:p>Tue Mar 12 10:00:00 2019</text:p>
          </table:table-cell>
          <table:table-cell office:value-type="float" office:value="49.3333">
            <text:p>49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03-12T11:00:00">
            <text:p>Tue Mar 12 11:00:00 2019</text:p>
          </table:table-cell>
          <table:table-cell office:value-type="float" office:value="42.5">
            <text:p>42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03-18T09:00:00">
            <text:p>Mon Mar 18 09:00:00 2019</text:p>
          </table:table-cell>
          <table:table-cell office:value-type="float" office:value="49.5">
            <text:p>49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03-31T12:00:00">
            <text:p>Sun Mar 31 12:00:00 2019</text:p>
          </table:table-cell>
          <table:table-cell office:value-type="float" office:value="8.8333">
            <text:p>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3-31T13:00:00">
            <text:p>Sun Mar 31 13:00:00 2019</text:p>
          </table:table-cell>
          <table:table-cell office:value-type="float" office:value="7.0">
            <text:p>7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3-31T14:00:00">
            <text:p>Sun Mar 31 14:00:00 2019</text:p>
          </table:table-cell>
          <table:table-cell office:value-type="float" office:value="11.8333">
            <text:p>11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3-31T15:00:00">
            <text:p>Sun Mar 31 15:00:00 2019</text:p>
          </table:table-cell>
          <table:table-cell office:value-type="float" office:value="10.6667">
            <text:p>10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03-31T16:00:00">
            <text:p>Sun Mar 31 16:00:00 2019</text:p>
          </table:table-cell>
          <table:table-cell office:value-type="float" office:value="8.3333">
            <text:p>8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19-03-31T17:00:00">
            <text:p>Sun Mar 31 17:00:00 2019</text:p>
          </table:table-cell>
          <table:table-cell office:value-type="float" office:value="6.6667">
            <text:p>6.6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19-03-31T18:00:00">
            <text:p>Sun Mar 31 18:00:00 2019</text:p>
          </table:table-cell>
          <table:table-cell office:value-type="float" office:value="5.6667">
            <text:p>5.6667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19-03-31T19:00:00">
            <text:p>Sun Mar 31 19:00:00 2019</text:p>
          </table:table-cell>
          <table:table-cell office:value-type="float" office:value="3.5">
            <text:p>3.5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19-03-31T20:00:00">
            <text:p>Sun Mar 31 20:00:00 2019</text:p>
          </table:table-cell>
          <table:table-cell office:value-type="float" office:value="4.5">
            <text:p>4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3-31T21:00:00">
            <text:p>Sun Mar 31 21:00:00 2019</text:p>
          </table:table-cell>
          <table:table-cell office:value-type="float" office:value="4.3333">
            <text:p>4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9-03-31T22:00:00">
            <text:p>Sun Mar 31 22:00:00 2019</text:p>
          </table:table-cell>
          <table:table-cell office:value-type="float" office:value="7.0">
            <text:p>7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3-31T23:00:00">
            <text:p>Sun Mar 31 23:00:00 2019</text:p>
          </table:table-cell>
          <table:table-cell office:value-type="float" office:value="18.5">
            <text:p>18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04-01T04:00:00">
            <text:p>Mon Apr  1 04:00:00 2019</text:p>
          </table:table-cell>
          <table:table-cell office:value-type="float" office:value="14.1667">
            <text:p>14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04-01T05:00:00">
            <text:p>Mon Apr  1 05:00:00 2019</text:p>
          </table:table-cell>
          <table:table-cell office:value-type="float" office:value="9.0">
            <text:p>9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04-01T06:00:00">
            <text:p>Mon Apr  1 06:00:00 2019</text:p>
          </table:table-cell>
          <table:table-cell office:value-type="float" office:value="8.8333">
            <text:p>8.8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4-01T07:00:00">
            <text:p>Mon Apr  1 07:00:00 2019</text:p>
          </table:table-cell>
          <table:table-cell office:value-type="float" office:value="13.8333">
            <text:p>13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9-04-01T08:00:00">
            <text:p>Mon Apr  1 08:00:00 2019</text:p>
          </table:table-cell>
          <table:table-cell office:value-type="float" office:value="12.1667">
            <text:p>12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04-01T09:00:00">
            <text:p>Mon Apr  1 09:00:00 2019</text:p>
          </table:table-cell>
          <table:table-cell office:value-type="float" office:value="7.1667">
            <text:p>7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4-01T10:00:00">
            <text:p>Mon Apr  1 10:00:00 2019</text:p>
          </table:table-cell>
          <table:table-cell office:value-type="float" office:value="8.0">
            <text:p>8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4-01T11:00:00">
            <text:p>Mon Apr  1 11:00:00 2019</text:p>
          </table:table-cell>
          <table:table-cell office:value-type="float" office:value="9.5">
            <text:p>9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4-01T12:00:00">
            <text:p>Mon Apr  1 12:00:00 2019</text:p>
          </table:table-cell>
          <table:table-cell office:value-type="float" office:value="10.1667">
            <text:p>10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4-01T15:00:00">
            <text:p>Mon Apr  1 15:00:00 2019</text:p>
          </table:table-cell>
          <table:table-cell office:value-type="float" office:value="10.0">
            <text:p>10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04-01T16:00:00">
            <text:p>Mon Apr  1 16:00:00 2019</text:p>
          </table:table-cell>
          <table:table-cell office:value-type="float" office:value="13.3333">
            <text:p>13.3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9-04-02T09:00:00">
            <text:p>Tue Apr  2 09:00:00 2019</text:p>
          </table:table-cell>
          <table:table-cell office:value-type="float" office:value="24.1667">
            <text:p>24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4-02T13:00:00">
            <text:p>Tue Apr  2 13:00:00 2019</text:p>
          </table:table-cell>
          <table:table-cell office:value-type="float" office:value="14.1667">
            <text:p>14.1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19-04-02T14:00:00">
            <text:p>Tue Apr  2 14:00:00 2019</text:p>
          </table:table-cell>
          <table:table-cell office:value-type="float" office:value="17.0">
            <text:p>17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19-04-03T09:00:00">
            <text:p>Wed Apr  3 09:00:00 2019</text:p>
          </table:table-cell>
          <table:table-cell office:value-type="float" office:value="23.0">
            <text:p>2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04-08T09:00:00">
            <text:p>Mon Apr  8 09:00:00 2019</text:p>
          </table:table-cell>
          <table:table-cell office:value-type="float" office:value="8.6667">
            <text:p>8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4-08T13:00:00">
            <text:p>Mon Apr  8 13:00:00 2019</text:p>
          </table:table-cell>
          <table:table-cell office:value-type="float" office:value="10.5">
            <text:p>10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4-08T14:00:00">
            <text:p>Mon Apr  8 14:00:00 2019</text:p>
          </table:table-cell>
          <table:table-cell office:value-type="float" office:value="6.8333">
            <text:p>6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04-08T15:00:00">
            <text:p>Mon Apr  8 15:00:00 2019</text:p>
          </table:table-cell>
          <table:table-cell office:value-type="float" office:value="7.6667">
            <text:p>7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4-08T16:00:00">
            <text:p>Mon Apr  8 16:00:00 2019</text:p>
          </table:table-cell>
          <table:table-cell office:value-type="float" office:value="6.0">
            <text:p>6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9-04-08T17:00:00">
            <text:p>Mon Apr  8 17:00:00 2019</text:p>
          </table:table-cell>
          <table:table-cell office:value-type="float" office:value="6.1667">
            <text:p>6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4-08T18:00:00">
            <text:p>Mon Apr  8 18:00:00 2019</text:p>
          </table:table-cell>
          <table:table-cell office:value-type="float" office:value="2.0">
            <text:p>2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04-08T19:00:00">
            <text:p>Mon Apr  8 19:00:00 2019</text:p>
          </table:table-cell>
          <table:table-cell office:value-type="float" office:value="1.0">
            <text:p>1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04-08T20:00:00">
            <text:p>Mon Apr  8 20:00:00 2019</text:p>
          </table:table-cell>
          <table:table-cell office:value-type="float" office:value="3.8333">
            <text:p>3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4-11T15:00:00">
            <text:p>Thu Apr 11 15:00:00 2019</text:p>
          </table:table-cell>
          <table:table-cell office:value-type="float" office:value="1.6667">
            <text:p>1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9-04-11T16:00:00">
            <text:p>Thu Apr 11 16:00:00 2019</text:p>
          </table:table-cell>
          <table:table-cell office:value-type="float" office:value="2.3333">
            <text:p>2.3333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19-04-13T10:00:00">
            <text:p>Sat Apr 13 10:00:00 2019</text:p>
          </table:table-cell>
          <table:table-cell office:value-type="float" office:value="29.6667">
            <text:p>29.6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04-13T11:00:00">
            <text:p>Sat Apr 13 11:00:00 2019</text:p>
          </table:table-cell>
          <table:table-cell office:value-type="float" office:value="24.8333">
            <text:p>24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04-13T12:00:00">
            <text:p>Sat Apr 13 12:00:00 2019</text:p>
          </table:table-cell>
          <table:table-cell office:value-type="float" office:value="21.0">
            <text:p>21.0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19-04-13T13:00:00">
            <text:p>Sat Apr 13 13:00:00 2019</text:p>
          </table:table-cell>
          <table:table-cell office:value-type="float" office:value="13.8333">
            <text:p>13.8333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19-04-13T14:00:00">
            <text:p>Sat Apr 13 14:00:00 2019</text:p>
          </table:table-cell>
          <table:table-cell office:value-type="float" office:value="8.0">
            <text:p>8.0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19-04-15T08:00:00">
            <text:p>Mon Apr 15 08:00:00 2019</text:p>
          </table:table-cell>
          <table:table-cell office:value-type="float" office:value="13.8333">
            <text:p>13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04-15T09:00:00">
            <text:p>Mon Apr 15 09:00:00 2019</text:p>
          </table:table-cell>
          <table:table-cell office:value-type="float" office:value="22.0">
            <text:p>22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9-04-15T10:00:00">
            <text:p>Mon Apr 15 10:00:00 2019</text:p>
          </table:table-cell>
          <table:table-cell office:value-type="float" office:value="36.6667">
            <text:p>36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4-30T13:00:00">
            <text:p>Tue Apr 30 13:00:00 2019</text:p>
          </table:table-cell>
          <table:table-cell office:value-type="float" office:value="22.0">
            <text:p>22.0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19-05-05T15:00:00">
            <text:p>Sun May  5 15:00:00 2019</text:p>
          </table:table-cell>
          <table:table-cell office:value-type="float" office:value="25.5">
            <text:p>25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05-05T16:00:00">
            <text:p>Sun May  5 16:00:00 2019</text:p>
          </table:table-cell>
          <table:table-cell office:value-type="float" office:value="19.8333">
            <text:p>19.8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9-05-06T14:00:00">
            <text:p>Mon May  6 14:00:00 2019</text:p>
          </table:table-cell>
          <table:table-cell office:value-type="float" office:value="25.3333">
            <text:p>25.3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19-05-06T15:00:00">
            <text:p>Mon May  6 15:00:00 2019</text:p>
          </table:table-cell>
          <table:table-cell office:value-type="float" office:value="20.0">
            <text:p>20.0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05-07T13:00:00">
            <text:p>Tue May  7 13:00:00 2019</text:p>
          </table:table-cell>
          <table:table-cell office:value-type="float" office:value="25.1667">
            <text:p>25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9-05-07T14:00:00">
            <text:p>Tue May  7 14:00:00 2019</text:p>
          </table:table-cell>
          <table:table-cell office:value-type="float" office:value="24.8333">
            <text:p>24.8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19-05-07T15:00:00">
            <text:p>Tue May  7 15:00:00 2019</text:p>
          </table:table-cell>
          <table:table-cell office:value-type="float" office:value="25.6667">
            <text:p>25.6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9-05-08T13:00:00">
            <text:p>Wed May  8 13:00:00 2019</text:p>
          </table:table-cell>
          <table:table-cell office:value-type="float" office:value="7.1667">
            <text:p>7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05-08T14:00:00">
            <text:p>Wed May  8 14:00:00 2019</text:p>
          </table:table-cell>
          <table:table-cell office:value-type="float" office:value="10.5">
            <text:p>10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05-08T15:00:00">
            <text:p>Wed May  8 15:00:00 2019</text:p>
          </table:table-cell>
          <table:table-cell office:value-type="float" office:value="11.8333">
            <text:p>11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5-08T16:00:00">
            <text:p>Wed May  8 16:00:00 2019</text:p>
          </table:table-cell>
          <table:table-cell office:value-type="float" office:value="9.8333">
            <text:p>9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05-08T17:00:00">
            <text:p>Wed May  8 17:00:00 2019</text:p>
          </table:table-cell>
          <table:table-cell office:value-type="float" office:value="10.3333">
            <text:p>10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5-08T18:00:00">
            <text:p>Wed May  8 18:00:00 2019</text:p>
          </table:table-cell>
          <table:table-cell office:value-type="float" office:value="10.0">
            <text:p>10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5-08T19:00:00">
            <text:p>Wed May  8 19:00:00 2019</text:p>
          </table:table-cell>
          <table:table-cell office:value-type="float" office:value="5.5">
            <text:p>5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5-08T20:00:00">
            <text:p>Wed May  8 20:00:00 2019</text:p>
          </table:table-cell>
          <table:table-cell office:value-type="float" office:value="7.8333">
            <text:p>7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05-08T21:00:00">
            <text:p>Wed May  8 21:00:00 2019</text:p>
          </table:table-cell>
          <table:table-cell office:value-type="float" office:value="11.3333">
            <text:p>11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5-08T22:00:00">
            <text:p>Wed May  8 22:00:00 2019</text:p>
          </table:table-cell>
          <table:table-cell office:value-type="float" office:value="15.5">
            <text:p>15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5-08T23:00:00">
            <text:p>Wed May  8 23:00:00 2019</text:p>
          </table:table-cell>
          <table:table-cell office:value-type="float" office:value="13.0">
            <text:p>13.0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5-09T00:00:00">
            <text:p>Thu May  9 00:00:00 2019</text:p>
          </table:table-cell>
          <table:table-cell office:value-type="float" office:value="14.1667">
            <text:p>14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19-05-09T14:00:00">
            <text:p>Thu May  9 14:00:00 2019</text:p>
          </table:table-cell>
          <table:table-cell office:value-type="float" office:value="2.8333">
            <text:p>2.8333</text:p>
          </table:table-cell>
          <table:table-cell office:value-type="float" office:value="53.6">
            <text:p>53.6</text:p>
          </table:table-cell>
        </table:table-row>
        <table:table-row>
          <table:table-cell table:style-name="pd1" office:value-type="date" office:date-value="2019-05-09T15:00:00">
            <text:p>Thu May  9 15:00:00 2019</text:p>
          </table:table-cell>
          <table:table-cell office:value-type="float" office:value="4.3333">
            <text:p>4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5-09T16:00:00">
            <text:p>Thu May  9 16:00:00 2019</text:p>
          </table:table-cell>
          <table:table-cell office:value-type="float" office:value="5.3333">
            <text:p>5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5-09T17:00:00">
            <text:p>Thu May  9 17:00:00 2019</text:p>
          </table:table-cell>
          <table:table-cell office:value-type="float" office:value="6.6667">
            <text:p>6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5-09T18:00:00">
            <text:p>Thu May  9 18:00:00 2019</text:p>
          </table:table-cell>
          <table:table-cell office:value-type="float" office:value="6.0">
            <text:p>6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5-09T19:00:00">
            <text:p>Thu May  9 19:00:00 2019</text:p>
          </table:table-cell>
          <table:table-cell office:value-type="float" office:value="8.8333">
            <text:p>8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5-09T20:00:00">
            <text:p>Thu May  9 20:00:00 2019</text:p>
          </table:table-cell>
          <table:table-cell office:value-type="float" office:value="8.6667">
            <text:p>8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5-09T21:00:00">
            <text:p>Thu May  9 21:00:00 2019</text:p>
          </table:table-cell>
          <table:table-cell office:value-type="float" office:value="8.3333">
            <text:p>8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05-09T22:00:00">
            <text:p>Thu May  9 22:00:00 2019</text:p>
          </table:table-cell>
          <table:table-cell office:value-type="float" office:value="9.8333">
            <text:p>9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05-09T23:00:00">
            <text:p>Thu May  9 23:00:00 2019</text:p>
          </table:table-cell>
          <table:table-cell office:value-type="float" office:value="11.5">
            <text:p>11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5-10T00:00:00">
            <text:p>Fri May 10 00:00:00 2019</text:p>
          </table:table-cell>
          <table:table-cell office:value-type="float" office:value="11.6667">
            <text:p>11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5-10T01:00:00">
            <text:p>Fri May 10 01:00:00 2019</text:p>
          </table:table-cell>
          <table:table-cell office:value-type="float" office:value="9.3333">
            <text:p>9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05-10T02:00:00">
            <text:p>Fri May 10 02:00:00 2019</text:p>
          </table:table-cell>
          <table:table-cell office:value-type="float" office:value="11.3333">
            <text:p>11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5-10T03:00:00">
            <text:p>Fri May 10 03:00:00 2019</text:p>
          </table:table-cell>
          <table:table-cell office:value-type="float" office:value="14.3333">
            <text:p>14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05-10T04:00:00">
            <text:p>Fri May 10 04:00:00 2019</text:p>
          </table:table-cell>
          <table:table-cell office:value-type="float" office:value="13.1667">
            <text:p>13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5-10T05:00:00">
            <text:p>Fri May 10 05:00:00 2019</text:p>
          </table:table-cell>
          <table:table-cell office:value-type="float" office:value="14.5">
            <text:p>14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05-10T06:00:00">
            <text:p>Fri May 10 06:00:00 2019</text:p>
          </table:table-cell>
          <table:table-cell office:value-type="float" office:value="12.5">
            <text:p>12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9-05-10T07:00:00">
            <text:p>Fri May 10 07:00:00 2019</text:p>
          </table:table-cell>
          <table:table-cell office:value-type="float" office:value="15.3333">
            <text:p>15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05-10T08:00:00">
            <text:p>Fri May 10 08:00:00 2019</text:p>
          </table:table-cell>
          <table:table-cell office:value-type="float" office:value="14.8333">
            <text:p>14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05-10T11:00:00">
            <text:p>Fri May 10 11:00:00 2019</text:p>
          </table:table-cell>
          <table:table-cell office:value-type="float" office:value="18.0">
            <text:p>18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05-10T12:00:00">
            <text:p>Fri May 10 12:00:00 2019</text:p>
          </table:table-cell>
          <table:table-cell office:value-type="float" office:value="16.8333">
            <text:p>16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5-10T13:00:00">
            <text:p>Fri May 10 13:00:00 2019</text:p>
          </table:table-cell>
          <table:table-cell office:value-type="float" office:value="19.3333">
            <text:p>19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05-10T14:00:00">
            <text:p>Fri May 10 14:00:00 2019</text:p>
          </table:table-cell>
          <table:table-cell office:value-type="float" office:value="15.0">
            <text:p>15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5-10T15:00:00">
            <text:p>Fri May 10 15:00:00 2019</text:p>
          </table:table-cell>
          <table:table-cell office:value-type="float" office:value="13.5">
            <text:p>13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5-10T16:00:00">
            <text:p>Fri May 10 16:00:00 2019</text:p>
          </table:table-cell>
          <table:table-cell office:value-type="float" office:value="14.8333">
            <text:p>14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5-10T17:00:00">
            <text:p>Fri May 10 17:00:00 2019</text:p>
          </table:table-cell>
          <table:table-cell office:value-type="float" office:value="7.5">
            <text:p>7.5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19-05-11T08:00:00">
            <text:p>Sat May 11 08:00:00 2019</text:p>
          </table:table-cell>
          <table:table-cell office:value-type="float" office:value="12.3333">
            <text:p>12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05-11T09:00:00">
            <text:p>Sat May 11 09:00:00 2019</text:p>
          </table:table-cell>
          <table:table-cell office:value-type="float" office:value="28.3333">
            <text:p>28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05-11T10:00:00">
            <text:p>Sat May 11 10:00:00 2019</text:p>
          </table:table-cell>
          <table:table-cell office:value-type="float" office:value="25.3333">
            <text:p>25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05-11T11:00:00">
            <text:p>Sat May 11 11:00:00 2019</text:p>
          </table:table-cell>
          <table:table-cell office:value-type="float" office:value="14.3333">
            <text:p>14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5-11T12:00:00">
            <text:p>Sat May 11 12:00:00 2019</text:p>
          </table:table-cell>
          <table:table-cell office:value-type="float" office:value="14.0">
            <text:p>14.0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5-11T13:00:00">
            <text:p>Sat May 11 13:00:00 2019</text:p>
          </table:table-cell>
          <table:table-cell office:value-type="float" office:value="15.1667">
            <text:p>15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19-05-11T14:00:00">
            <text:p>Sat May 11 14:00:00 2019</text:p>
          </table:table-cell>
          <table:table-cell office:value-type="float" office:value="15.6667">
            <text:p>15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19-05-11T15:00:00">
            <text:p>Sat May 11 15:00:00 2019</text:p>
          </table:table-cell>
          <table:table-cell office:value-type="float" office:value="9.1667">
            <text:p>9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19-05-11T16:00:00">
            <text:p>Sat May 11 16:00:00 2019</text:p>
          </table:table-cell>
          <table:table-cell office:value-type="float" office:value="10.1667">
            <text:p>10.1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9-05-13T12:00:00">
            <text:p>Mon May 13 12:00:00 2019</text:p>
          </table:table-cell>
          <table:table-cell office:value-type="float" office:value="19.0">
            <text:p>19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5-13T13:00:00">
            <text:p>Mon May 13 13:00:00 2019</text:p>
          </table:table-cell>
          <table:table-cell office:value-type="float" office:value="18.3333">
            <text:p>18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9-05-13T14:00:00">
            <text:p>Mon May 13 14:00:00 2019</text:p>
          </table:table-cell>
          <table:table-cell office:value-type="float" office:value="7.8333">
            <text:p>7.8333</text:p>
          </table:table-cell>
          <table:table-cell office:value-type="float" office:value="125.1667">
            <text:p>125.1667</text:p>
          </table:table-cell>
        </table:table-row>
        <table:table-row>
          <table:table-cell table:style-name="pd1" office:value-type="date" office:date-value="2019-05-15T15:00:00">
            <text:p>Wed May 15 15:00:00 2019</text:p>
          </table:table-cell>
          <table:table-cell office:value-type="float" office:value="24.5">
            <text:p>24.5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5-15T21:00:00">
            <text:p>Wed May 15 21:00:00 2019</text:p>
          </table:table-cell>
          <table:table-cell office:value-type="float" office:value="20.0">
            <text:p>20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9-05-27T15:00:00">
            <text:p>Mon May 27 15:00:00 2019</text:p>
          </table:table-cell>
          <table:table-cell office:value-type="float" office:value="7.5">
            <text:p>7.5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05-27T16:00:00">
            <text:p>Mon May 27 16:00:00 2019</text:p>
          </table:table-cell>
          <table:table-cell office:value-type="float" office:value="7.6667">
            <text:p>7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19-06-06T13:00:00">
            <text:p>Thu Jun  6 13:00:00 2019</text:p>
          </table:table-cell>
          <table:table-cell office:value-type="float" office:value="13.0">
            <text:p>13.0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6-06T14:00:00">
            <text:p>Thu Jun  6 14:00:00 2019</text:p>
          </table:table-cell>
          <table:table-cell office:value-type="float" office:value="15.8333">
            <text:p>15.8333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19-06-06T15:00:00">
            <text:p>Thu Jun  6 15:00:00 2019</text:p>
          </table:table-cell>
          <table:table-cell office:value-type="float" office:value="20.0">
            <text:p>20.0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9-06-06T16:00:00">
            <text:p>Thu Jun  6 16:00:00 2019</text:p>
          </table:table-cell>
          <table:table-cell office:value-type="float" office:value="19.6667">
            <text:p>19.6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9-06-07T17:00:00">
            <text:p>Fri Jun  7 17:00:00 2019</text:p>
          </table:table-cell>
          <table:table-cell office:value-type="float" office:value="4.8333">
            <text:p>4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19-06-08T13:00:00">
            <text:p>Sat Jun  8 13:00:00 2019</text:p>
          </table:table-cell>
          <table:table-cell office:value-type="float" office:value="28.3333">
            <text:p>28.3333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19-06-08T14:00:00">
            <text:p>Sat Jun  8 14:00:00 2019</text:p>
          </table:table-cell>
          <table:table-cell office:value-type="float" office:value="22.3333">
            <text:p>22.3333</text:p>
          </table:table-cell>
          <table:table-cell office:value-type="float" office:value="117.5">
            <text:p>117.5</text:p>
          </table:table-cell>
        </table:table-row>
        <table:table-row>
          <table:table-cell table:style-name="pd1" office:value-type="date" office:date-value="2019-06-08T15:00:00">
            <text:p>Sat Jun  8 15:00:00 2019</text:p>
          </table:table-cell>
          <table:table-cell office:value-type="float" office:value="20.5">
            <text:p>20.5</text:p>
          </table:table-cell>
          <table:table-cell office:value-type="float" office:value="122.0">
            <text:p>122.0</text:p>
          </table:table-cell>
        </table:table-row>
        <table:table-row>
          <table:table-cell table:style-name="pd1" office:value-type="date" office:date-value="2019-06-19T10:00:00">
            <text:p>Wed Jun 19 10:00:00 2019</text:p>
          </table:table-cell>
          <table:table-cell office:value-type="float" office:value="17.0">
            <text:p>17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06-19T11:00:00">
            <text:p>Wed Jun 19 11:00:00 2019</text:p>
          </table:table-cell>
          <table:table-cell office:value-type="float" office:value="12.3333">
            <text:p>12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6-19T12:00:00">
            <text:p>Wed Jun 19 12:00:00 2019</text:p>
          </table:table-cell>
          <table:table-cell office:value-type="float" office:value="14.1667">
            <text:p>14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6-19T13:00:00">
            <text:p>Wed Jun 19 13:00:00 2019</text:p>
          </table:table-cell>
          <table:table-cell office:value-type="float" office:value="13.3333">
            <text:p>13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6-19T14:00:00">
            <text:p>Wed Jun 19 14:00:00 2019</text:p>
          </table:table-cell>
          <table:table-cell office:value-type="float" office:value="12.6667">
            <text:p>12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06-19T15:00:00">
            <text:p>Wed Jun 19 15:00:00 2019</text:p>
          </table:table-cell>
          <table:table-cell office:value-type="float" office:value="12.6667">
            <text:p>12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6-19T16:00:00">
            <text:p>Wed Jun 19 16:00:00 2019</text:p>
          </table:table-cell>
          <table:table-cell office:value-type="float" office:value="11.0">
            <text:p>11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06-19T17:00:00">
            <text:p>Wed Jun 19 17:00:00 2019</text:p>
          </table:table-cell>
          <table:table-cell office:value-type="float" office:value="10.0">
            <text:p>10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06-20T13:00:00">
            <text:p>Thu Jun 20 13:00:00 2019</text:p>
          </table:table-cell>
          <table:table-cell office:value-type="float" office:value="19.3333">
            <text:p>19.3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06-20T14:00:00">
            <text:p>Thu Jun 20 14:00:00 2019</text:p>
          </table:table-cell>
          <table:table-cell office:value-type="float" office:value="24.3333">
            <text:p>24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6-20T15:00:00">
            <text:p>Thu Jun 20 15:00:00 2019</text:p>
          </table:table-cell>
          <table:table-cell office:value-type="float" office:value="21.5">
            <text:p>21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06-21T13:00:00">
            <text:p>Fri Jun 21 13:00:00 2019</text:p>
          </table:table-cell>
          <table:table-cell office:value-type="float" office:value="15.1667">
            <text:p>15.1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9-06-21T14:00:00">
            <text:p>Fri Jun 21 14:00:00 2019</text:p>
          </table:table-cell>
          <table:table-cell office:value-type="float" office:value="15.6667">
            <text:p>15.6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06-21T15:00:00">
            <text:p>Fri Jun 21 15:00:00 2019</text:p>
          </table:table-cell>
          <table:table-cell office:value-type="float" office:value="21.0">
            <text:p>21.0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06-22T13:00:00">
            <text:p>Sat Jun 22 13:00:00 2019</text:p>
          </table:table-cell>
          <table:table-cell office:value-type="float" office:value="24.1667">
            <text:p>24.1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19-06-22T14:00:00">
            <text:p>Sat Jun 22 14:00:00 2019</text:p>
          </table:table-cell>
          <table:table-cell office:value-type="float" office:value="24.0">
            <text:p>24.0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19-06-27T17:00:00">
            <text:p>Thu Jun 27 17:00:00 2019</text:p>
          </table:table-cell>
          <table:table-cell office:value-type="float" office:value="24.5">
            <text:p>24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19-06-27T18:00:00">
            <text:p>Thu Jun 27 18:00:00 2019</text:p>
          </table:table-cell>
          <table:table-cell office:value-type="float" office:value="19.8333">
            <text:p>19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07-15T14:00:00">
            <text:p>Mon Jul 15 14:00:00 2019</text:p>
          </table:table-cell>
          <table:table-cell office:value-type="float" office:value="32.6667">
            <text:p>32.6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19-07-15T15:00:00">
            <text:p>Mon Jul 15 15:00:00 2019</text:p>
          </table:table-cell>
          <table:table-cell office:value-type="float" office:value="25.8333">
            <text:p>25.8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07-16T14:00:00">
            <text:p>Tue Jul 16 14:00:00 2019</text:p>
          </table:table-cell>
          <table:table-cell office:value-type="float" office:value="36.8333">
            <text:p>36.8333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9-07-16T15:00:00">
            <text:p>Tue Jul 16 15:00:00 2019</text:p>
          </table:table-cell>
          <table:table-cell office:value-type="float" office:value="34.1667">
            <text:p>34.1667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19-07-17T13:00:00">
            <text:p>Wed Jul 17 13:00:00 2019</text:p>
          </table:table-cell>
          <table:table-cell office:value-type="float" office:value="28.0">
            <text:p>28.0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19-07-17T14:00:00">
            <text:p>Wed Jul 17 14:00:00 2019</text:p>
          </table:table-cell>
          <table:table-cell office:value-type="float" office:value="27.6667">
            <text:p>27.6667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07-24T08:00:00">
            <text:p>Wed Jul 24 08:00:00 2019</text:p>
          </table:table-cell>
          <table:table-cell office:value-type="float" office:value="28.5">
            <text:p>28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08-08T12:00:00">
            <text:p>Thu Aug  8 12:00:00 2019</text:p>
          </table:table-cell>
          <table:table-cell office:value-type="float" office:value="20.0">
            <text:p>20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08-08T13:00:00">
            <text:p>Thu Aug  8 13:00:00 2019</text:p>
          </table:table-cell>
          <table:table-cell office:value-type="float" office:value="25.0">
            <text:p>25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9-08-10T11:00:00">
            <text:p>Sat Aug 10 11:00:00 2019</text:p>
          </table:table-cell>
          <table:table-cell office:value-type="float" office:value="23.6667">
            <text:p>23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8-10T12:00:00">
            <text:p>Sat Aug 10 12:00:00 2019</text:p>
          </table:table-cell>
          <table:table-cell office:value-type="float" office:value="18.0">
            <text:p>18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8-10T13:00:00">
            <text:p>Sat Aug 10 13:00:00 2019</text:p>
          </table:table-cell>
          <table:table-cell office:value-type="float" office:value="19.6667">
            <text:p>19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08-10T14:00:00">
            <text:p>Sat Aug 10 14:00:00 2019</text:p>
          </table:table-cell>
          <table:table-cell office:value-type="float" office:value="16.5">
            <text:p>16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08-10T15:00:00">
            <text:p>Sat Aug 10 15:00:00 2019</text:p>
          </table:table-cell>
          <table:table-cell office:value-type="float" office:value="14.3333">
            <text:p>14.3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08-10T16:00:00">
            <text:p>Sat Aug 10 16:00:00 2019</text:p>
          </table:table-cell>
          <table:table-cell office:value-type="float" office:value="11.6667">
            <text:p>11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08-10T17:00:00">
            <text:p>Sat Aug 10 17:00:00 2019</text:p>
          </table:table-cell>
          <table:table-cell office:value-type="float" office:value="8.8333">
            <text:p>8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08-14T13:00:00">
            <text:p>Wed Aug 14 13:00:00 2019</text:p>
          </table:table-cell>
          <table:table-cell office:value-type="float" office:value="32.5">
            <text:p>32.5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19-08-14T14:00:00">
            <text:p>Wed Aug 14 14:00:00 2019</text:p>
          </table:table-cell>
          <table:table-cell office:value-type="float" office:value="31.6667">
            <text:p>31.6667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9-08-19T14:00:00">
            <text:p>Mon Aug 19 14:00:00 2019</text:p>
          </table:table-cell>
          <table:table-cell office:value-type="float" office:value="18.1667">
            <text:p>18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08-19T15:00:00">
            <text:p>Mon Aug 19 15:00:00 2019</text:p>
          </table:table-cell>
          <table:table-cell office:value-type="float" office:value="11.6667">
            <text:p>11.6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8-20T14:00:00">
            <text:p>Tue Aug 20 14:00:00 2019</text:p>
          </table:table-cell>
          <table:table-cell office:value-type="float" office:value="30.1667">
            <text:p>30.1667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9-08-20T15:00:00">
            <text:p>Tue Aug 20 15:00:00 2019</text:p>
          </table:table-cell>
          <table:table-cell office:value-type="float" office:value="22.0">
            <text:p>22.0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19-08-20T16:00:00">
            <text:p>Tue Aug 20 16:00:00 2019</text:p>
          </table:table-cell>
          <table:table-cell office:value-type="float" office:value="22.8333">
            <text:p>22.8333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9-08-21T14:00:00">
            <text:p>Wed Aug 21 14:00:00 2019</text:p>
          </table:table-cell>
          <table:table-cell office:value-type="float" office:value="24.8333">
            <text:p>24.8333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9-08-21T15:00:00">
            <text:p>Wed Aug 21 15:00:00 2019</text:p>
          </table:table-cell>
          <table:table-cell office:value-type="float" office:value="21.6667">
            <text:p>21.6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19-08-21T16:00:00">
            <text:p>Wed Aug 21 16:00:00 2019</text:p>
          </table:table-cell>
          <table:table-cell office:value-type="float" office:value="26.0">
            <text:p>26.0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08-21T17:00:00">
            <text:p>Wed Aug 21 17:00:00 2019</text:p>
          </table:table-cell>
          <table:table-cell office:value-type="float" office:value="26.0">
            <text:p>26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19-08-22T15:00:00">
            <text:p>Thu Aug 22 15:00:00 2019</text:p>
          </table:table-cell>
          <table:table-cell office:value-type="float" office:value="27.5">
            <text:p>27.5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9-06T12:00:00">
            <text:p>Fri Sep  6 12:00:00 2019</text:p>
          </table:table-cell>
          <table:table-cell office:value-type="float" office:value="29.1667">
            <text:p>29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9-06T13:00:00">
            <text:p>Fri Sep  6 13:00:00 2019</text:p>
          </table:table-cell>
          <table:table-cell office:value-type="float" office:value="33.5">
            <text:p>33.5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9-09-06T14:00:00">
            <text:p>Fri Sep  6 14:00:00 2019</text:p>
          </table:table-cell>
          <table:table-cell office:value-type="float" office:value="26.3333">
            <text:p>26.3333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19-09-08T17:00:00">
            <text:p>Sun Sep  8 17:00:00 2019</text:p>
          </table:table-cell>
          <table:table-cell office:value-type="float" office:value="16.6667">
            <text:p>16.6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9-09-09T12:00:00">
            <text:p>Mon Sep  9 12:00:00 2019</text:p>
          </table:table-cell>
          <table:table-cell office:value-type="float" office:value="16.8333">
            <text:p>16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9-09-09T13:00:00">
            <text:p>Mon Sep  9 13:00:00 2019</text:p>
          </table:table-cell>
          <table:table-cell office:value-type="float" office:value="16.0">
            <text:p>16.0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09-09T14:00:00">
            <text:p>Mon Sep  9 14:00:00 2019</text:p>
          </table:table-cell>
          <table:table-cell office:value-type="float" office:value="17.3333">
            <text:p>17.3333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19-09-09T15:00:00">
            <text:p>Mon Sep  9 15:00:00 2019</text:p>
          </table:table-cell>
          <table:table-cell office:value-type="float" office:value="18.6667">
            <text:p>18.6667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19-09-11T13:00:00">
            <text:p>Wed Sep 11 13:00:00 2019</text:p>
          </table:table-cell>
          <table:table-cell office:value-type="float" office:value="11.0">
            <text:p>11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9-09-11T14:00:00">
            <text:p>Wed Sep 11 14:00:00 2019</text:p>
          </table:table-cell>
          <table:table-cell office:value-type="float" office:value="12.0">
            <text:p>12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9-11T15:00:00">
            <text:p>Wed Sep 11 15:00:00 2019</text:p>
          </table:table-cell>
          <table:table-cell office:value-type="float" office:value="13.3333">
            <text:p>13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9-09-11T16:00:00">
            <text:p>Wed Sep 11 16:00:00 2019</text:p>
          </table:table-cell>
          <table:table-cell office:value-type="float" office:value="11.8333">
            <text:p>11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19-09-12T17:00:00">
            <text:p>Thu Sep 12 17:00:00 2019</text:p>
          </table:table-cell>
          <table:table-cell office:value-type="float" office:value="5.6667">
            <text:p>5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19-09-12T18:00:00">
            <text:p>Thu Sep 12 18:00:00 2019</text:p>
          </table:table-cell>
          <table:table-cell office:value-type="float" office:value="7.1667">
            <text:p>7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9-12T19:00:00">
            <text:p>Thu Sep 12 19:00:00 2019</text:p>
          </table:table-cell>
          <table:table-cell office:value-type="float" office:value="8.0">
            <text:p>8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9-09-12T20:00:00">
            <text:p>Thu Sep 12 20:00:00 2019</text:p>
          </table:table-cell>
          <table:table-cell office:value-type="float" office:value="7.8333">
            <text:p>7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09-12T21:00:00">
            <text:p>Thu Sep 12 21:00:00 2019</text:p>
          </table:table-cell>
          <table:table-cell office:value-type="float" office:value="9.8333">
            <text:p>9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9-12T22:00:00">
            <text:p>Thu Sep 12 22:00:00 2019</text:p>
          </table:table-cell>
          <table:table-cell office:value-type="float" office:value="9.1667">
            <text:p>9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9-12T23:00:00">
            <text:p>Thu Sep 12 23:00:00 2019</text:p>
          </table:table-cell>
          <table:table-cell office:value-type="float" office:value="6.6667">
            <text:p>6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09-14T07:00:00">
            <text:p>Sat Sep 14 07:00:00 2019</text:p>
          </table:table-cell>
          <table:table-cell office:value-type="float" office:value="22.5">
            <text:p>22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9-14T08:00:00">
            <text:p>Sat Sep 14 08:00:00 2019</text:p>
          </table:table-cell>
          <table:table-cell office:value-type="float" office:value="20.0">
            <text:p>20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09-14T09:00:00">
            <text:p>Sat Sep 14 09:00:00 2019</text:p>
          </table:table-cell>
          <table:table-cell office:value-type="float" office:value="12.3333">
            <text:p>12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09-14T10:00:00">
            <text:p>Sat Sep 14 10:00:00 2019</text:p>
          </table:table-cell>
          <table:table-cell office:value-type="float" office:value="10.5">
            <text:p>10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9-14T11:00:00">
            <text:p>Sat Sep 14 11:00:00 2019</text:p>
          </table:table-cell>
          <table:table-cell office:value-type="float" office:value="12.6667">
            <text:p>12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09-14T12:00:00">
            <text:p>Sat Sep 14 12:00:00 2019</text:p>
          </table:table-cell>
          <table:table-cell office:value-type="float" office:value="14.1667">
            <text:p>14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09-14T13:00:00">
            <text:p>Sat Sep 14 13:00:00 2019</text:p>
          </table:table-cell>
          <table:table-cell office:value-type="float" office:value="18.8333">
            <text:p>1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9-14T14:00:00">
            <text:p>Sat Sep 14 14:00:00 2019</text:p>
          </table:table-cell>
          <table:table-cell office:value-type="float" office:value="13.8333">
            <text:p>13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9-14T15:00:00">
            <text:p>Sat Sep 14 15:00:00 2019</text:p>
          </table:table-cell>
          <table:table-cell office:value-type="float" office:value="15.8333">
            <text:p>15.8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09-14T16:00:00">
            <text:p>Sat Sep 14 16:00:00 2019</text:p>
          </table:table-cell>
          <table:table-cell office:value-type="float" office:value="10.1667">
            <text:p>10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09-14T17:00:00">
            <text:p>Sat Sep 14 17:00:00 2019</text:p>
          </table:table-cell>
          <table:table-cell office:value-type="float" office:value="13.0">
            <text:p>13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09-14T18:00:00">
            <text:p>Sat Sep 14 18:00:00 2019</text:p>
          </table:table-cell>
          <table:table-cell office:value-type="float" office:value="16.0">
            <text:p>16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19-09-14T19:00:00">
            <text:p>Sat Sep 14 19:00:00 2019</text:p>
          </table:table-cell>
          <table:table-cell office:value-type="float" office:value="17.0">
            <text:p>17.0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09-15T07:00:00">
            <text:p>Sun Sep 15 07:00:00 2019</text:p>
          </table:table-cell>
          <table:table-cell office:value-type="float" office:value="27.6667">
            <text:p>27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9-15T08:00:00">
            <text:p>Sun Sep 15 08:00:00 2019</text:p>
          </table:table-cell>
          <table:table-cell office:value-type="float" office:value="30.0">
            <text:p>30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09-15T09:00:00">
            <text:p>Sun Sep 15 09:00:00 2019</text:p>
          </table:table-cell>
          <table:table-cell office:value-type="float" office:value="28.8333">
            <text:p>28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9-15T10:00:00">
            <text:p>Sun Sep 15 10:00:00 2019</text:p>
          </table:table-cell>
          <table:table-cell office:value-type="float" office:value="27.1667">
            <text:p>27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9-15T11:00:00">
            <text:p>Sun Sep 15 11:00:00 2019</text:p>
          </table:table-cell>
          <table:table-cell office:value-type="float" office:value="20.6667">
            <text:p>20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9-15T12:00:00">
            <text:p>Sun Sep 15 12:00:00 2019</text:p>
          </table:table-cell>
          <table:table-cell office:value-type="float" office:value="21.6667">
            <text:p>21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09-15T13:00:00">
            <text:p>Sun Sep 15 13:00:00 2019</text:p>
          </table:table-cell>
          <table:table-cell office:value-type="float" office:value="26.6667">
            <text:p>26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9-09-15T14:00:00">
            <text:p>Sun Sep 15 14:00:00 2019</text:p>
          </table:table-cell>
          <table:table-cell office:value-type="float" office:value="30.3333">
            <text:p>30.3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9-09-15T15:00:00">
            <text:p>Sun Sep 15 15:00:00 2019</text:p>
          </table:table-cell>
          <table:table-cell office:value-type="float" office:value="42.5">
            <text:p>42.5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9-15T16:00:00">
            <text:p>Sun Sep 15 16:00:00 2019</text:p>
          </table:table-cell>
          <table:table-cell office:value-type="float" office:value="46.3333">
            <text:p>46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5T17:00:00">
            <text:p>Sun Sep 15 17:00:00 2019</text:p>
          </table:table-cell>
          <table:table-cell office:value-type="float" office:value="42.1667">
            <text:p>42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9-09-15T18:00:00">
            <text:p>Sun Sep 15 18:00:00 2019</text:p>
          </table:table-cell>
          <table:table-cell office:value-type="float" office:value="40.3333">
            <text:p>40.3333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9-09-16T08:00:00">
            <text:p>Mon Sep 16 08:00:00 2019</text:p>
          </table:table-cell>
          <table:table-cell office:value-type="float" office:value="30.6667">
            <text:p>30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09-16T09:00:00">
            <text:p>Mon Sep 16 09:00:00 2019</text:p>
          </table:table-cell>
          <table:table-cell office:value-type="float" office:value="33.5">
            <text:p>33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9-16T10:00:00">
            <text:p>Mon Sep 16 10:00:00 2019</text:p>
          </table:table-cell>
          <table:table-cell office:value-type="float" office:value="47.0">
            <text:p>47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09-16T11:00:00">
            <text:p>Mon Sep 16 11:00:00 2019</text:p>
          </table:table-cell>
          <table:table-cell office:value-type="float" office:value="33.8333">
            <text:p>33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9-16T12:00:00">
            <text:p>Mon Sep 16 12:00:00 2019</text:p>
          </table:table-cell>
          <table:table-cell office:value-type="float" office:value="31.1667">
            <text:p>31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09-16T13:00:00">
            <text:p>Mon Sep 16 13:00:00 2019</text:p>
          </table:table-cell>
          <table:table-cell office:value-type="float" office:value="29.3333">
            <text:p>29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9-09-16T14:00:00">
            <text:p>Mon Sep 16 14:00:00 2019</text:p>
          </table:table-cell>
          <table:table-cell office:value-type="float" office:value="29.5">
            <text:p>29.5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9-09-16T15:00:00">
            <text:p>Mon Sep 16 15:00:00 2019</text:p>
          </table:table-cell>
          <table:table-cell office:value-type="float" office:value="28.8333">
            <text:p>28.8333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19-09-16T16:00:00">
            <text:p>Mon Sep 16 16:00:00 2019</text:p>
          </table:table-cell>
          <table:table-cell office:value-type="float" office:value="26.0">
            <text:p>26.0</text:p>
          </table:table-cell>
          <table:table-cell office:value-type="float" office:value="123.0">
            <text:p>123.0</text:p>
          </table:table-cell>
        </table:table-row>
        <table:table-row>
          <table:table-cell table:style-name="pd1" office:value-type="date" office:date-value="2019-09-16T17:00:00">
            <text:p>Mon Sep 16 17:00:00 2019</text:p>
          </table:table-cell>
          <table:table-cell office:value-type="float" office:value="28.1667">
            <text:p>28.1667</text:p>
          </table:table-cell>
          <table:table-cell office:value-type="float" office:value="127.1667">
            <text:p>127.1667</text:p>
          </table:table-cell>
        </table:table-row>
        <table:table-row>
          <table:table-cell table:style-name="pd1" office:value-type="date" office:date-value="2019-09-16T18:00:00">
            <text:p>Mon Sep 16 18:00:00 2019</text:p>
          </table:table-cell>
          <table:table-cell office:value-type="float" office:value="23.8333">
            <text:p>23.8333</text:p>
          </table:table-cell>
          <table:table-cell office:value-type="float" office:value="127.8333">
            <text:p>127.8333</text:p>
          </table:table-cell>
        </table:table-row>
        <table:table-row>
          <table:table-cell table:style-name="pd1" office:value-type="date" office:date-value="2019-09-17T10:00:00">
            <text:p>Tue Sep 17 10:00:00 2019</text:p>
          </table:table-cell>
          <table:table-cell office:value-type="float" office:value="40.1667">
            <text:p>40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09-17T11:00:00">
            <text:p>Tue Sep 17 11:00:00 2019</text:p>
          </table:table-cell>
          <table:table-cell office:value-type="float" office:value="39.3333">
            <text:p>39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09-17T12:00:00">
            <text:p>Tue Sep 17 12:00:00 2019</text:p>
          </table:table-cell>
          <table:table-cell office:value-type="float" office:value="32.3333">
            <text:p>32.3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9-17T13:00:00">
            <text:p>Tue Sep 17 13:00:00 2019</text:p>
          </table:table-cell>
          <table:table-cell office:value-type="float" office:value="26.8333">
            <text:p>26.8333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19-09-17T14:00:00">
            <text:p>Tue Sep 17 14:00:00 2019</text:p>
          </table:table-cell>
          <table:table-cell office:value-type="float" office:value="28.3333">
            <text:p>28.3333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19-09-17T15:00:00">
            <text:p>Tue Sep 17 15:00:00 2019</text:p>
          </table:table-cell>
          <table:table-cell office:value-type="float" office:value="24.1667">
            <text:p>24.1667</text:p>
          </table:table-cell>
          <table:table-cell office:value-type="float" office:value="113.3333">
            <text:p>113.3333</text:p>
          </table:table-cell>
        </table:table-row>
        <table:table-row>
          <table:table-cell table:style-name="pd1" office:value-type="date" office:date-value="2019-09-17T16:00:00">
            <text:p>Tue Sep 17 16:00:00 2019</text:p>
          </table:table-cell>
          <table:table-cell office:value-type="float" office:value="24.6667">
            <text:p>24.6667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9-09-17T17:00:00">
            <text:p>Tue Sep 17 17:00:00 2019</text:p>
          </table:table-cell>
          <table:table-cell office:value-type="float" office:value="27.0">
            <text:p>27.0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19-09-17T18:00:00">
            <text:p>Tue Sep 17 18:00:00 2019</text:p>
          </table:table-cell>
          <table:table-cell office:value-type="float" office:value="26.6667">
            <text:p>26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9-09-18T08:00:00">
            <text:p>Wed Sep 18 08:00:00 2019</text:p>
          </table:table-cell>
          <table:table-cell office:value-type="float" office:value="29.8333">
            <text:p>29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09-18T09:00:00">
            <text:p>Wed Sep 18 09:00:00 2019</text:p>
          </table:table-cell>
          <table:table-cell office:value-type="float" office:value="30.5">
            <text:p>30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9-18T10:00:00">
            <text:p>Wed Sep 18 10:00:00 2019</text:p>
          </table:table-cell>
          <table:table-cell office:value-type="float" office:value="41.8333">
            <text:p>41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09-18T11:00:00">
            <text:p>Wed Sep 18 11:00:00 2019</text:p>
          </table:table-cell>
          <table:table-cell office:value-type="float" office:value="44.6667">
            <text:p>44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09-18T12:00:00">
            <text:p>Wed Sep 18 12:00:00 2019</text:p>
          </table:table-cell>
          <table:table-cell office:value-type="float" office:value="39.5">
            <text:p>39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09-18T13:00:00">
            <text:p>Wed Sep 18 13:00:00 2019</text:p>
          </table:table-cell>
          <table:table-cell office:value-type="float" office:value="41.3333">
            <text:p>41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09-18T14:00:00">
            <text:p>Wed Sep 18 14:00:00 2019</text:p>
          </table:table-cell>
          <table:table-cell office:value-type="float" office:value="39.1667">
            <text:p>39.1667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19-09-18T15:00:00">
            <text:p>Wed Sep 18 15:00:00 2019</text:p>
          </table:table-cell>
          <table:table-cell office:value-type="float" office:value="40.6">
            <text:p>40.6</text:p>
          </table:table-cell>
          <table:table-cell office:value-type="float" office:value="102.2">
            <text:p>102.2</text:p>
          </table:table-cell>
        </table:table-row>
        <table:table-row>
          <table:table-cell table:style-name="pd1" office:value-type="date" office:date-value="2019-09-18T16:00:00">
            <text:p>Wed Sep 18 16:00:00 2019</text:p>
          </table:table-cell>
          <table:table-cell office:value-type="float" office:value="35.1667">
            <text:p>35.1667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19-09-18T17:00:00">
            <text:p>Wed Sep 18 17:00:00 2019</text:p>
          </table:table-cell>
          <table:table-cell office:value-type="float" office:value="32.3333">
            <text:p>32.3333</text:p>
          </table:table-cell>
          <table:table-cell office:value-type="float" office:value="109.3333">
            <text:p>109.3333</text:p>
          </table:table-cell>
        </table:table-row>
        <table:table-row>
          <table:table-cell table:style-name="pd1" office:value-type="date" office:date-value="2019-09-18T18:00:00">
            <text:p>Wed Sep 18 18:00:00 2019</text:p>
          </table:table-cell>
          <table:table-cell office:value-type="float" office:value="32.0">
            <text:p>32.0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19-09-19T09:00:00">
            <text:p>Thu Sep 19 09:00:00 2019</text:p>
          </table:table-cell>
          <table:table-cell office:value-type="float" office:value="43.1667">
            <text:p>43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09-19T10:00:00">
            <text:p>Thu Sep 19 10:00:00 2019</text:p>
          </table:table-cell>
          <table:table-cell office:value-type="float" office:value="52.0">
            <text:p>52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09-19T11:00:00">
            <text:p>Thu Sep 19 11:00:00 2019</text:p>
          </table:table-cell>
          <table:table-cell office:value-type="float" office:value="39.8333">
            <text:p>39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09-19T12:00:00">
            <text:p>Thu Sep 19 12:00:00 2019</text:p>
          </table:table-cell>
          <table:table-cell office:value-type="float" office:value="32.1667">
            <text:p>32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09-19T13:00:00">
            <text:p>Thu Sep 19 13:00:00 2019</text:p>
          </table:table-cell>
          <table:table-cell office:value-type="float" office:value="33.1667">
            <text:p>33.1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19-09-19T14:00:00">
            <text:p>Thu Sep 19 14:00:00 2019</text:p>
          </table:table-cell>
          <table:table-cell office:value-type="float" office:value="35.6667">
            <text:p>35.6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19-09-19T15:00:00">
            <text:p>Thu Sep 19 15:00:00 2019</text:p>
          </table:table-cell>
          <table:table-cell office:value-type="float" office:value="33.6667">
            <text:p>33.6667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19-09-19T16:00:00">
            <text:p>Thu Sep 19 16:00:00 2019</text:p>
          </table:table-cell>
          <table:table-cell office:value-type="float" office:value="31.0">
            <text:p>31.0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19-09-19T17:00:00">
            <text:p>Thu Sep 19 17:00:00 2019</text:p>
          </table:table-cell>
          <table:table-cell office:value-type="float" office:value="27.8333">
            <text:p>27.8333</text:p>
          </table:table-cell>
          <table:table-cell office:value-type="float" office:value="125.1667">
            <text:p>125.1667</text:p>
          </table:table-cell>
        </table:table-row>
        <table:table-row>
          <table:table-cell table:style-name="pd1" office:value-type="date" office:date-value="2019-09-19T18:00:00">
            <text:p>Thu Sep 19 18:00:00 2019</text:p>
          </table:table-cell>
          <table:table-cell office:value-type="float" office:value="29.1667">
            <text:p>29.1667</text:p>
          </table:table-cell>
          <table:table-cell office:value-type="float" office:value="125.6667">
            <text:p>125.6667</text:p>
          </table:table-cell>
        </table:table-row>
        <table:table-row>
          <table:table-cell table:style-name="pd1" office:value-type="date" office:date-value="2019-09-20T08:00:00">
            <text:p>Fri Sep 20 08:00:00 2019</text:p>
          </table:table-cell>
          <table:table-cell office:value-type="float" office:value="36.6667">
            <text:p>36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9-20T09:00:00">
            <text:p>Fri Sep 20 09:00:00 2019</text:p>
          </table:table-cell>
          <table:table-cell office:value-type="float" office:value="39.6667">
            <text:p>39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09-20T10:00:00">
            <text:p>Fri Sep 20 10:00:00 2019</text:p>
          </table:table-cell>
          <table:table-cell office:value-type="float" office:value="39.6667">
            <text:p>39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09-20T11:00:00">
            <text:p>Fri Sep 20 11:00:00 2019</text:p>
          </table:table-cell>
          <table:table-cell office:value-type="float" office:value="40.6667">
            <text:p>40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09-20T12:00:00">
            <text:p>Fri Sep 20 12:00:00 2019</text:p>
          </table:table-cell>
          <table:table-cell office:value-type="float" office:value="34.5">
            <text:p>34.5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19-09-20T13:00:00">
            <text:p>Fri Sep 20 13:00:00 2019</text:p>
          </table:table-cell>
          <table:table-cell office:value-type="float" office:value="29.6667">
            <text:p>29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09-20T14:00:00">
            <text:p>Fri Sep 20 14:00:00 2019</text:p>
          </table:table-cell>
          <table:table-cell office:value-type="float" office:value="32.0">
            <text:p>32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19-09-20T15:00:00">
            <text:p>Fri Sep 20 15:00:00 2019</text:p>
          </table:table-cell>
          <table:table-cell office:value-type="float" office:value="27.5">
            <text:p>27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09-20T16:00:00">
            <text:p>Fri Sep 20 16:00:00 2019</text:p>
          </table:table-cell>
          <table:table-cell office:value-type="float" office:value="25.8333">
            <text:p>25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19-09-20T17:00:00">
            <text:p>Fri Sep 20 17:00:00 2019</text:p>
          </table:table-cell>
          <table:table-cell office:value-type="float" office:value="28.3333">
            <text:p>28.3333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19-09-20T18:00:00">
            <text:p>Fri Sep 20 18:00:00 2019</text:p>
          </table:table-cell>
          <table:table-cell office:value-type="float" office:value="34.1667">
            <text:p>34.1667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19-09-21T08:00:00">
            <text:p>Sat Sep 21 08:00:00 2019</text:p>
          </table:table-cell>
          <table:table-cell office:value-type="float" office:value="36.1667">
            <text:p>36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09-21T09:00:00">
            <text:p>Sat Sep 21 09:00:00 2019</text:p>
          </table:table-cell>
          <table:table-cell office:value-type="float" office:value="39.0">
            <text:p>39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09-21T10:00:00">
            <text:p>Sat Sep 21 10:00:00 2019</text:p>
          </table:table-cell>
          <table:table-cell office:value-type="float" office:value="40.3333">
            <text:p>40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09-21T11:00:00">
            <text:p>Sat Sep 21 11:00:00 2019</text:p>
          </table:table-cell>
          <table:table-cell office:value-type="float" office:value="43.1667">
            <text:p>43.1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09-21T12:00:00">
            <text:p>Sat Sep 21 12:00:00 2019</text:p>
          </table:table-cell>
          <table:table-cell office:value-type="float" office:value="37.3333">
            <text:p>37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9-21T13:00:00">
            <text:p>Sat Sep 21 13:00:00 2019</text:p>
          </table:table-cell>
          <table:table-cell office:value-type="float" office:value="41.1667">
            <text:p>41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9-09-21T14:00:00">
            <text:p>Sat Sep 21 14:00:00 2019</text:p>
          </table:table-cell>
          <table:table-cell office:value-type="float" office:value="38.1667">
            <text:p>38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09-21T15:00:00">
            <text:p>Sat Sep 21 15:00:00 2019</text:p>
          </table:table-cell>
          <table:table-cell office:value-type="float" office:value="38.0">
            <text:p>38.0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9-09-21T16:00:00">
            <text:p>Sat Sep 21 16:00:00 2019</text:p>
          </table:table-cell>
          <table:table-cell office:value-type="float" office:value="35.8333">
            <text:p>35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9-21T17:00:00">
            <text:p>Sat Sep 21 17:00:00 2019</text:p>
          </table:table-cell>
          <table:table-cell office:value-type="float" office:value="31.1667">
            <text:p>31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9-21T18:00:00">
            <text:p>Sat Sep 21 18:00:00 2019</text:p>
          </table:table-cell>
          <table:table-cell office:value-type="float" office:value="31.1667">
            <text:p>31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9-21T19:00:00">
            <text:p>Sat Sep 21 19:00:00 2019</text:p>
          </table:table-cell>
          <table:table-cell office:value-type="float" office:value="35.8333">
            <text:p>35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9-22T07:00:00">
            <text:p>Sun Sep 22 07:00:00 2019</text:p>
          </table:table-cell>
          <table:table-cell office:value-type="float" office:value="13.3333">
            <text:p>13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9-22T08:00:00">
            <text:p>Sun Sep 22 08:00:00 2019</text:p>
          </table:table-cell>
          <table:table-cell office:value-type="float" office:value="13.1667">
            <text:p>13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9-22T09:00:00">
            <text:p>Sun Sep 22 09:00:00 2019</text:p>
          </table:table-cell>
          <table:table-cell office:value-type="float" office:value="17.3333">
            <text:p>17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09-22T10:00:00">
            <text:p>Sun Sep 22 10:00:00 2019</text:p>
          </table:table-cell>
          <table:table-cell office:value-type="float" office:value="12.6667">
            <text:p>12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9-09-22T11:00:00">
            <text:p>Sun Sep 22 11:00:00 2019</text:p>
          </table:table-cell>
          <table:table-cell office:value-type="float" office:value="14.5">
            <text:p>14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09-22T12:00:00">
            <text:p>Sun Sep 22 12:00:00 2019</text:p>
          </table:table-cell>
          <table:table-cell office:value-type="float" office:value="13.0">
            <text:p>13.0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09-22T13:00:00">
            <text:p>Sun Sep 22 13:00:00 2019</text:p>
          </table:table-cell>
          <table:table-cell office:value-type="float" office:value="13.8333">
            <text:p>13.8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09-22T14:00:00">
            <text:p>Sun Sep 22 14:00:00 2019</text:p>
          </table:table-cell>
          <table:table-cell office:value-type="float" office:value="7.5">
            <text:p>7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9-22T15:00:00">
            <text:p>Sun Sep 22 15:00:00 2019</text:p>
          </table:table-cell>
          <table:table-cell office:value-type="float" office:value="5.3333">
            <text:p>5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09-22T16:00:00">
            <text:p>Sun Sep 22 16:00:00 2019</text:p>
          </table:table-cell>
          <table:table-cell office:value-type="float" office:value="4.3333">
            <text:p>4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9-09-22T17:00:00">
            <text:p>Sun Sep 22 17:00:00 2019</text:p>
          </table:table-cell>
          <table:table-cell office:value-type="float" office:value="2.6667">
            <text:p>2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09-22T18:00:00">
            <text:p>Sun Sep 22 18:00:00 2019</text:p>
          </table:table-cell>
          <table:table-cell office:value-type="float" office:value="2.5">
            <text:p>2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9-09-22T19:00:00">
            <text:p>Sun Sep 22 19:00:00 2019</text:p>
          </table:table-cell>
          <table:table-cell office:value-type="float" office:value="4.6667">
            <text:p>4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09-22T20:00:00">
            <text:p>Sun Sep 22 20:00:00 2019</text:p>
          </table:table-cell>
          <table:table-cell office:value-type="float" office:value="3.8333">
            <text:p>3.8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9-09-23T16:00:00">
            <text:p>Mon Sep 23 16:00:00 2019</text:p>
          </table:table-cell>
          <table:table-cell office:value-type="float" office:value="12.5">
            <text:p>12.5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19-09-23T17:00:00">
            <text:p>Mon Sep 23 17:00:00 2019</text:p>
          </table:table-cell>
          <table:table-cell office:value-type="float" office:value="11.3333">
            <text:p>11.3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9-09-23T18:00:00">
            <text:p>Mon Sep 23 18:00:00 2019</text:p>
          </table:table-cell>
          <table:table-cell office:value-type="float" office:value="7.5">
            <text:p>7.5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19-09-24T08:00:00">
            <text:p>Tue Sep 24 08:00:00 2019</text:p>
          </table:table-cell>
          <table:table-cell office:value-type="float" office:value="18.0">
            <text:p>18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09-24T09:00:00">
            <text:p>Tue Sep 24 09:00:00 2019</text:p>
          </table:table-cell>
          <table:table-cell office:value-type="float" office:value="24.0">
            <text:p>2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9-24T12:00:00">
            <text:p>Tue Sep 24 12:00:00 2019</text:p>
          </table:table-cell>
          <table:table-cell office:value-type="float" office:value="13.6667">
            <text:p>13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9-24T13:00:00">
            <text:p>Tue Sep 24 13:00:00 2019</text:p>
          </table:table-cell>
          <table:table-cell office:value-type="float" office:value="20.5">
            <text:p>20.5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09-24T14:00:00">
            <text:p>Tue Sep 24 14:00:00 2019</text:p>
          </table:table-cell>
          <table:table-cell office:value-type="float" office:value="18.0">
            <text:p>18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19-09-25T11:00:00">
            <text:p>Wed Sep 25 11:00:00 2019</text:p>
          </table:table-cell>
          <table:table-cell office:value-type="float" office:value="29.6667">
            <text:p>29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09-25T12:00:00">
            <text:p>Wed Sep 25 12:00:00 2019</text:p>
          </table:table-cell>
          <table:table-cell office:value-type="float" office:value="14.5">
            <text:p>14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09-25T13:00:00">
            <text:p>Wed Sep 25 13:00:00 2019</text:p>
          </table:table-cell>
          <table:table-cell office:value-type="float" office:value="10.8333">
            <text:p>10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9-25T14:00:00">
            <text:p>Wed Sep 25 14:00:00 2019</text:p>
          </table:table-cell>
          <table:table-cell office:value-type="float" office:value="14.1667">
            <text:p>14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9-26T09:00:00">
            <text:p>Thu Sep 26 09:00:00 2019</text:p>
          </table:table-cell>
          <table:table-cell office:value-type="float" office:value="22.5">
            <text:p>22.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09-26T10:00:00">
            <text:p>Thu Sep 26 10:00:00 2019</text:p>
          </table:table-cell>
          <table:table-cell office:value-type="float" office:value="30.5">
            <text:p>30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09-26T11:00:00">
            <text:p>Thu Sep 26 11:00:00 2019</text:p>
          </table:table-cell>
          <table:table-cell office:value-type="float" office:value="27.6667">
            <text:p>27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09-26T12:00:00">
            <text:p>Thu Sep 26 12:00:00 2019</text:p>
          </table:table-cell>
          <table:table-cell office:value-type="float" office:value="28.5">
            <text:p>28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09-26T13:00:00">
            <text:p>Thu Sep 26 13:00:00 2019</text:p>
          </table:table-cell>
          <table:table-cell office:value-type="float" office:value="28.8333">
            <text:p>28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9-26T14:00:00">
            <text:p>Thu Sep 26 14:00:00 2019</text:p>
          </table:table-cell>
          <table:table-cell office:value-type="float" office:value="22.6667">
            <text:p>22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19-09-26T15:00:00">
            <text:p>Thu Sep 26 15:00:00 2019</text:p>
          </table:table-cell>
          <table:table-cell office:value-type="float" office:value="23.6667">
            <text:p>23.6667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19-09-27T11:00:00">
            <text:p>Fri Sep 27 11:00:00 2019</text:p>
          </table:table-cell>
          <table:table-cell office:value-type="float" office:value="42.0">
            <text:p>42.0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09-27T15:00:00">
            <text:p>Fri Sep 27 15:00:00 2019</text:p>
          </table:table-cell>
          <table:table-cell office:value-type="float" office:value="22.0">
            <text:p>22.0</text:p>
          </table:table-cell>
          <table:table-cell office:value-type="float" office:value="121.1667">
            <text:p>121.1667</text:p>
          </table:table-cell>
        </table:table-row>
        <table:table-row>
          <table:table-cell table:style-name="pd1" office:value-type="date" office:date-value="2019-09-28T13:00:00">
            <text:p>Sat Sep 28 13:00:00 2019</text:p>
          </table:table-cell>
          <table:table-cell office:value-type="float" office:value="32.0">
            <text:p>32.0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19-09-29T09:00:00">
            <text:p>Sun Sep 29 09:00:00 2019</text:p>
          </table:table-cell>
          <table:table-cell office:value-type="float" office:value="18.6667">
            <text:p>18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09-29T10:00:00">
            <text:p>Sun Sep 29 10:00:00 2019</text:p>
          </table:table-cell>
          <table:table-cell office:value-type="float" office:value="21.3333">
            <text:p>21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9-29T11:00:00">
            <text:p>Sun Sep 29 11:00:00 2019</text:p>
          </table:table-cell>
          <table:table-cell office:value-type="float" office:value="22.3333">
            <text:p>22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09-29T12:00:00">
            <text:p>Sun Sep 29 12:00:00 2019</text:p>
          </table:table-cell>
          <table:table-cell office:value-type="float" office:value="21.8333">
            <text:p>21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9-09-29T14:00:00">
            <text:p>Sun Sep 29 14:00:00 2019</text:p>
          </table:table-cell>
          <table:table-cell office:value-type="float" office:value="23.0">
            <text:p>23.0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19-09-30T12:00:00">
            <text:p>Mon Sep 30 12:00:00 2019</text:p>
          </table:table-cell>
          <table:table-cell office:value-type="float" office:value="46.8333">
            <text:p>4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09-30T15:00:00">
            <text:p>Mon Sep 30 15:00:00 2019</text:p>
          </table:table-cell>
          <table:table-cell office:value-type="float" office:value="38.6667">
            <text:p>38.6667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19-09-30T21:00:00">
            <text:p>Mon Sep 30 21:00:00 2019</text:p>
          </table:table-cell>
          <table:table-cell office:value-type="float" office:value="33.1667">
            <text:p>33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10-01T08:00:00">
            <text:p>Tue Oct  1 08:00:00 2019</text:p>
          </table:table-cell>
          <table:table-cell office:value-type="float" office:value="23.1667">
            <text:p>23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0-01T09:00:00">
            <text:p>Tue Oct  1 09:00:00 2019</text:p>
          </table:table-cell>
          <table:table-cell office:value-type="float" office:value="40.6667">
            <text:p>40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0-01T10:00:00">
            <text:p>Tue Oct  1 10:00:00 2019</text:p>
          </table:table-cell>
          <table:table-cell office:value-type="float" office:value="42.0">
            <text:p>42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10-01T11:00:00">
            <text:p>Tue Oct  1 11:00:00 2019</text:p>
          </table:table-cell>
          <table:table-cell office:value-type="float" office:value="47.6667">
            <text:p>47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0-01T12:00:00">
            <text:p>Tue Oct  1 12:00:00 2019</text:p>
          </table:table-cell>
          <table:table-cell office:value-type="float" office:value="42.3333">
            <text:p>42.3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9-10-01T13:00:00">
            <text:p>Tue Oct  1 13:00:00 2019</text:p>
          </table:table-cell>
          <table:table-cell office:value-type="float" office:value="34.1667">
            <text:p>34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10-02T09:00:00">
            <text:p>Wed Oct  2 09:00:00 2019</text:p>
          </table:table-cell>
          <table:table-cell office:value-type="float" office:value="25.5">
            <text:p>25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0-02T10:00:00">
            <text:p>Wed Oct  2 10:00:00 2019</text:p>
          </table:table-cell>
          <table:table-cell office:value-type="float" office:value="47.1667">
            <text:p>47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0-02T13:00:00">
            <text:p>Wed Oct  2 13:00:00 2019</text:p>
          </table:table-cell>
          <table:table-cell office:value-type="float" office:value="21.5">
            <text:p>21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10-03T15:00:00">
            <text:p>Thu Oct  3 15:00:00 2019</text:p>
          </table:table-cell>
          <table:table-cell office:value-type="float" office:value="20.0">
            <text:p>20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10-03T21:00:00">
            <text:p>Thu Oct  3 21:00:00 2019</text:p>
          </table:table-cell>
          <table:table-cell office:value-type="float" office:value="21.3333">
            <text:p>21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9-10-03T22:00:00">
            <text:p>Thu Oct  3 22:00:00 2019</text:p>
          </table:table-cell>
          <table:table-cell office:value-type="float" office:value="26.5">
            <text:p>26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10-04T10:00:00">
            <text:p>Fri Oct  4 10:00:00 2019</text:p>
          </table:table-cell>
          <table:table-cell office:value-type="float" office:value="28.8333">
            <text:p>28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10-04T11:00:00">
            <text:p>Fri Oct  4 11:00:00 2019</text:p>
          </table:table-cell>
          <table:table-cell office:value-type="float" office:value="37.0">
            <text:p>37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0-04T12:00:00">
            <text:p>Fri Oct  4 12:00:00 2019</text:p>
          </table:table-cell>
          <table:table-cell office:value-type="float" office:value="29.6667">
            <text:p>29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10-04T13:00:00">
            <text:p>Fri Oct  4 13:00:00 2019</text:p>
          </table:table-cell>
          <table:table-cell office:value-type="float" office:value="34.6667">
            <text:p>34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9-10-04T14:00:00">
            <text:p>Fri Oct  4 14:00:00 2019</text:p>
          </table:table-cell>
          <table:table-cell office:value-type="float" office:value="35.5">
            <text:p>35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9-10-04T15:00:00">
            <text:p>Fri Oct  4 15:00:00 2019</text:p>
          </table:table-cell>
          <table:table-cell office:value-type="float" office:value="29.1667">
            <text:p>29.1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19-10-05T11:00:00">
            <text:p>Sat Oct  5 11:00:00 2019</text:p>
          </table:table-cell>
          <table:table-cell office:value-type="float" office:value="36.3333">
            <text:p>36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0-05T12:00:00">
            <text:p>Sat Oct  5 12:00:00 2019</text:p>
          </table:table-cell>
          <table:table-cell office:value-type="float" office:value="32.6667">
            <text:p>32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10-05T13:00:00">
            <text:p>Sat Oct  5 13:00:00 2019</text:p>
          </table:table-cell>
          <table:table-cell office:value-type="float" office:value="31.0">
            <text:p>31.0</text:p>
          </table:table-cell>
          <table:table-cell office:value-type="float" office:value="90.5">
            <text:p>90.5</text:p>
          </table:table-cell>
        </table:table-row>
        <table:table-row>
          <table:table-cell table:style-name="pd1" office:value-type="date" office:date-value="2019-10-05T14:00:00">
            <text:p>Sat Oct  5 14:00:00 2019</text:p>
          </table:table-cell>
          <table:table-cell office:value-type="float" office:value="32.5">
            <text:p>32.5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19-10-06T08:00:00">
            <text:p>Sun Oct  6 08:00:00 2019</text:p>
          </table:table-cell>
          <table:table-cell office:value-type="float" office:value="19.8333">
            <text:p>19.8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0-06T09:00:00">
            <text:p>Sun Oct  6 09:00:00 2019</text:p>
          </table:table-cell>
          <table:table-cell office:value-type="float" office:value="21.1667">
            <text:p>21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0-06T10:00:00">
            <text:p>Sun Oct  6 10:00:00 2019</text:p>
          </table:table-cell>
          <table:table-cell office:value-type="float" office:value="23.6667">
            <text:p>23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0-06T11:00:00">
            <text:p>Sun Oct  6 11:00:00 2019</text:p>
          </table:table-cell>
          <table:table-cell office:value-type="float" office:value="21.8333">
            <text:p>21.8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10-06T12:00:00">
            <text:p>Sun Oct  6 12:00:00 2019</text:p>
          </table:table-cell>
          <table:table-cell office:value-type="float" office:value="21.5">
            <text:p>21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10-06T13:00:00">
            <text:p>Sun Oct  6 13:00:00 2019</text:p>
          </table:table-cell>
          <table:table-cell office:value-type="float" office:value="25.8333">
            <text:p>25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10-06T14:00:00">
            <text:p>Sun Oct  6 14:00:00 2019</text:p>
          </table:table-cell>
          <table:table-cell office:value-type="float" office:value="22.3333">
            <text:p>22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19-10-07T08:00:00">
            <text:p>Mon Oct  7 08:00:00 2019</text:p>
          </table:table-cell>
          <table:table-cell office:value-type="float" office:value="19.8333">
            <text:p>19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0-07T09:00:00">
            <text:p>Mon Oct  7 09:00:00 2019</text:p>
          </table:table-cell>
          <table:table-cell office:value-type="float" office:value="25.0">
            <text:p>25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10-07T10:00:00">
            <text:p>Mon Oct  7 10:00:00 2019</text:p>
          </table:table-cell>
          <table:table-cell office:value-type="float" office:value="31.1667">
            <text:p>31.1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0-07T11:00:00">
            <text:p>Mon Oct  7 11:00:00 2019</text:p>
          </table:table-cell>
          <table:table-cell office:value-type="float" office:value="35.6667">
            <text:p>35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0-07T12:00:00">
            <text:p>Mon Oct  7 12:00:00 2019</text:p>
          </table:table-cell>
          <table:table-cell office:value-type="float" office:value="26.8333">
            <text:p>26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10-07T13:00:00">
            <text:p>Mon Oct  7 13:00:00 2019</text:p>
          </table:table-cell>
          <table:table-cell office:value-type="float" office:value="28.5">
            <text:p>28.5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9-10-07T14:00:00">
            <text:p>Mon Oct  7 14:00:00 2019</text:p>
          </table:table-cell>
          <table:table-cell office:value-type="float" office:value="27.0">
            <text:p>27.0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19-10-08T07:00:00">
            <text:p>Tue Oct  8 07:00:00 2019</text:p>
          </table:table-cell>
          <table:table-cell office:value-type="float" office:value="24.3333">
            <text:p>24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0-08T08:00:00">
            <text:p>Tue Oct  8 08:00:00 2019</text:p>
          </table:table-cell>
          <table:table-cell office:value-type="float" office:value="26.6667">
            <text:p>26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10-08T09:00:00">
            <text:p>Tue Oct  8 09:00:00 2019</text:p>
          </table:table-cell>
          <table:table-cell office:value-type="float" office:value="18.6667">
            <text:p>18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0-08T10:00:00">
            <text:p>Tue Oct  8 10:00:00 2019</text:p>
          </table:table-cell>
          <table:table-cell office:value-type="float" office:value="26.3333">
            <text:p>26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9-10-08T11:00:00">
            <text:p>Tue Oct  8 11:00:00 2019</text:p>
          </table:table-cell>
          <table:table-cell office:value-type="float" office:value="39.1667">
            <text:p>39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08T12:00:00">
            <text:p>Tue Oct  8 12:00:00 2019</text:p>
          </table:table-cell>
          <table:table-cell office:value-type="float" office:value="36.6667">
            <text:p>36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0-08T13:00:00">
            <text:p>Tue Oct  8 13:00:00 2019</text:p>
          </table:table-cell>
          <table:table-cell office:value-type="float" office:value="30.8333">
            <text:p>30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10-08T14:00:00">
            <text:p>Tue Oct  8 14:00:00 2019</text:p>
          </table:table-cell>
          <table:table-cell office:value-type="float" office:value="23.3333">
            <text:p>23.3333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19-10-08T15:00:00">
            <text:p>Tue Oct  8 15:00:00 2019</text:p>
          </table:table-cell>
          <table:table-cell office:value-type="float" office:value="17.6667">
            <text:p>17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19-10-09T08:00:00">
            <text:p>Wed Oct  9 08:00:00 2019</text:p>
          </table:table-cell>
          <table:table-cell office:value-type="float" office:value="21.6667">
            <text:p>21.6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0-09T12:00:00">
            <text:p>Wed Oct  9 12:00:00 2019</text:p>
          </table:table-cell>
          <table:table-cell office:value-type="float" office:value="52.1667">
            <text:p>52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10-09T13:00:00">
            <text:p>Wed Oct  9 13:00:00 2019</text:p>
          </table:table-cell>
          <table:table-cell office:value-type="float" office:value="34.0">
            <text:p>34.0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19-10-09T14:00:00">
            <text:p>Wed Oct  9 14:00:00 2019</text:p>
          </table:table-cell>
          <table:table-cell office:value-type="float" office:value="32.6667">
            <text:p>32.6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19-10-09T15:00:00">
            <text:p>Wed Oct  9 15:00:00 2019</text:p>
          </table:table-cell>
          <table:table-cell office:value-type="float" office:value="29.0">
            <text:p>29.0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19-10-09T16:00:00">
            <text:p>Wed Oct  9 16:00:00 2019</text:p>
          </table:table-cell>
          <table:table-cell office:value-type="float" office:value="26.3333">
            <text:p>26.3333</text:p>
          </table:table-cell>
          <table:table-cell office:value-type="float" office:value="112.3333">
            <text:p>112.3333</text:p>
          </table:table-cell>
        </table:table-row>
        <table:table-row>
          <table:table-cell table:style-name="pd1" office:value-type="date" office:date-value="2019-10-10T06:00:00">
            <text:p>Thu Oct 10 06:00:00 2019</text:p>
          </table:table-cell>
          <table:table-cell office:value-type="float" office:value="26.5">
            <text:p>26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0-10T07:00:00">
            <text:p>Thu Oct 10 07:00:00 2019</text:p>
          </table:table-cell>
          <table:table-cell office:value-type="float" office:value="30.3333">
            <text:p>30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0-10T08:00:00">
            <text:p>Thu Oct 10 08:00:00 2019</text:p>
          </table:table-cell>
          <table:table-cell office:value-type="float" office:value="26.8333">
            <text:p>26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0-10T09:00:00">
            <text:p>Thu Oct 10 09:00:00 2019</text:p>
          </table:table-cell>
          <table:table-cell office:value-type="float" office:value="35.3333">
            <text:p>35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10T10:00:00">
            <text:p>Thu Oct 10 10:00:00 2019</text:p>
          </table:table-cell>
          <table:table-cell office:value-type="float" office:value="26.1667">
            <text:p>26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0-10T11:00:00">
            <text:p>Thu Oct 10 11:00:00 2019</text:p>
          </table:table-cell>
          <table:table-cell office:value-type="float" office:value="24.8333">
            <text:p>24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0-10T12:00:00">
            <text:p>Thu Oct 10 12:00:00 2019</text:p>
          </table:table-cell>
          <table:table-cell office:value-type="float" office:value="51.5">
            <text:p>51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0-10T13:00:00">
            <text:p>Thu Oct 10 13:00:00 2019</text:p>
          </table:table-cell>
          <table:table-cell office:value-type="float" office:value="47.6667">
            <text:p>47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9-10-10T14:00:00">
            <text:p>Thu Oct 10 14:00:00 2019</text:p>
          </table:table-cell>
          <table:table-cell office:value-type="float" office:value="33.6667">
            <text:p>33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19-10-10T15:00:00">
            <text:p>Thu Oct 10 15:00:00 2019</text:p>
          </table:table-cell>
          <table:table-cell office:value-type="float" office:value="31.3333">
            <text:p>31.3333</text:p>
          </table:table-cell>
          <table:table-cell office:value-type="float" office:value="105.6667">
            <text:p>105.6667</text:p>
          </table:table-cell>
        </table:table-row>
        <table:table-row>
          <table:table-cell table:style-name="pd1" office:value-type="date" office:date-value="2019-10-10T16:00:00">
            <text:p>Thu Oct 10 16:00:00 2019</text:p>
          </table:table-cell>
          <table:table-cell office:value-type="float" office:value="26.8333">
            <text:p>26.8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19-10-11T15:00:00">
            <text:p>Fri Oct 11 15:00:00 2019</text:p>
          </table:table-cell>
          <table:table-cell office:value-type="float" office:value="21.0">
            <text:p>21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9-10-11T16:00:00">
            <text:p>Fri Oct 11 16:00:00 2019</text:p>
          </table:table-cell>
          <table:table-cell office:value-type="float" office:value="17.8333">
            <text:p>17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9-10-11T17:00:00">
            <text:p>Fri Oct 11 17:00:00 2019</text:p>
          </table:table-cell>
          <table:table-cell office:value-type="float" office:value="16.8333">
            <text:p>16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19-10-11T18:00:00">
            <text:p>Fri Oct 11 18:00:00 2019</text:p>
          </table:table-cell>
          <table:table-cell office:value-type="float" office:value="14.3333">
            <text:p>14.3333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19-10-11T19:00:00">
            <text:p>Fri Oct 11 19:00:00 2019</text:p>
          </table:table-cell>
          <table:table-cell office:value-type="float" office:value="12.5">
            <text:p>12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10-11T20:00:00">
            <text:p>Fri Oct 11 20:00:00 2019</text:p>
          </table:table-cell>
          <table:table-cell office:value-type="float" office:value="17.5">
            <text:p>17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0-11T21:00:00">
            <text:p>Fri Oct 11 21:00:00 2019</text:p>
          </table:table-cell>
          <table:table-cell office:value-type="float" office:value="24.5">
            <text:p>24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10-11T22:00:00">
            <text:p>Fri Oct 11 22:00:00 2019</text:p>
          </table:table-cell>
          <table:table-cell office:value-type="float" office:value="32.0">
            <text:p>32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9-10-11T23:00:00">
            <text:p>Fri Oct 11 23:00:00 2019</text:p>
          </table:table-cell>
          <table:table-cell office:value-type="float" office:value="40.8333">
            <text:p>40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10-12T00:00:00">
            <text:p>Sat Oct 12 00:00:00 2019</text:p>
          </table:table-cell>
          <table:table-cell office:value-type="float" office:value="32.0">
            <text:p>32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10-12T01:00:00">
            <text:p>Sat Oct 12 01:00:00 2019</text:p>
          </table:table-cell>
          <table:table-cell office:value-type="float" office:value="24.0">
            <text:p>24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0-12T09:00:00">
            <text:p>Sat Oct 12 09:00:00 2019</text:p>
          </table:table-cell>
          <table:table-cell office:value-type="float" office:value="14.0">
            <text:p>14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9-10-12T10:00:00">
            <text:p>Sat Oct 12 10:00:00 2019</text:p>
          </table:table-cell>
          <table:table-cell office:value-type="float" office:value="16.5">
            <text:p>16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0-12T11:00:00">
            <text:p>Sat Oct 12 11:00:00 2019</text:p>
          </table:table-cell>
          <table:table-cell office:value-type="float" office:value="29.6667">
            <text:p>29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10-12T12:00:00">
            <text:p>Sat Oct 12 12:00:00 2019</text:p>
          </table:table-cell>
          <table:table-cell office:value-type="float" office:value="36.6667">
            <text:p>36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0-12T13:00:00">
            <text:p>Sat Oct 12 13:00:00 2019</text:p>
          </table:table-cell>
          <table:table-cell office:value-type="float" office:value="36.3333">
            <text:p>36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0-12T14:00:00">
            <text:p>Sat Oct 12 14:00:00 2019</text:p>
          </table:table-cell>
          <table:table-cell office:value-type="float" office:value="30.8333">
            <text:p>30.8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10-12T15:00:00">
            <text:p>Sat Oct 12 15:00:00 2019</text:p>
          </table:table-cell>
          <table:table-cell office:value-type="float" office:value="33.3333">
            <text:p>33.3333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19-10-12T16:00:00">
            <text:p>Sat Oct 12 16:00:00 2019</text:p>
          </table:table-cell>
          <table:table-cell office:value-type="float" office:value="29.3333">
            <text:p>29.3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19-10-12T17:00:00">
            <text:p>Sat Oct 12 17:00:00 2019</text:p>
          </table:table-cell>
          <table:table-cell office:value-type="float" office:value="23.0">
            <text:p>23.0</text:p>
          </table:table-cell>
          <table:table-cell office:value-type="float" office:value="108.6667">
            <text:p>108.6667</text:p>
          </table:table-cell>
        </table:table-row>
        <table:table-row>
          <table:table-cell table:style-name="pd1" office:value-type="date" office:date-value="2019-10-13T08:00:00">
            <text:p>Sun Oct 13 08:00:00 2019</text:p>
          </table:table-cell>
          <table:table-cell office:value-type="float" office:value="38.5">
            <text:p>38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0-13T09:00:00">
            <text:p>Sun Oct 13 09:00:00 2019</text:p>
          </table:table-cell>
          <table:table-cell office:value-type="float" office:value="37.8333">
            <text:p>37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0-13T10:00:00">
            <text:p>Sun Oct 13 10:00:00 2019</text:p>
          </table:table-cell>
          <table:table-cell office:value-type="float" office:value="44.8333">
            <text:p>44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0-13T11:00:00">
            <text:p>Sun Oct 13 11:00:00 2019</text:p>
          </table:table-cell>
          <table:table-cell office:value-type="float" office:value="39.8333">
            <text:p>39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0-13T12:00:00">
            <text:p>Sun Oct 13 12:00:00 2019</text:p>
          </table:table-cell>
          <table:table-cell office:value-type="float" office:value="37.5">
            <text:p>37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10-13T13:00:00">
            <text:p>Sun Oct 13 13:00:00 2019</text:p>
          </table:table-cell>
          <table:table-cell office:value-type="float" office:value="40.0">
            <text:p>40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0-13T14:00:00">
            <text:p>Sun Oct 13 14:00:00 2019</text:p>
          </table:table-cell>
          <table:table-cell office:value-type="float" office:value="34.6667">
            <text:p>34.6667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19-10-13T15:00:00">
            <text:p>Sun Oct 13 15:00:00 2019</text:p>
          </table:table-cell>
          <table:table-cell office:value-type="float" office:value="32.5">
            <text:p>32.5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19-10-13T16:00:00">
            <text:p>Sun Oct 13 16:00:00 2019</text:p>
          </table:table-cell>
          <table:table-cell office:value-type="float" office:value="30.8333">
            <text:p>30.8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19-10-13T17:00:00">
            <text:p>Sun Oct 13 17:00:00 2019</text:p>
          </table:table-cell>
          <table:table-cell office:value-type="float" office:value="33.5">
            <text:p>33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19-10-13T18:00:00">
            <text:p>Sun Oct 13 18:00:00 2019</text:p>
          </table:table-cell>
          <table:table-cell office:value-type="float" office:value="29.1667">
            <text:p>29.1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19-10-14T09:00:00">
            <text:p>Mon Oct 14 09:00:00 2019</text:p>
          </table:table-cell>
          <table:table-cell office:value-type="float" office:value="34.1667">
            <text:p>3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0-15T15:00:00">
            <text:p>Tue Oct 15 15:00:00 2019</text:p>
          </table:table-cell>
          <table:table-cell office:value-type="float" office:value="11.5">
            <text:p>11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0-15T22:00:00">
            <text:p>Tue Oct 15 22:00:00 2019</text:p>
          </table:table-cell>
          <table:table-cell office:value-type="float" office:value="18.3333">
            <text:p>18.3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9-10-18T00:00:00">
            <text:p>Fri Oct 18 00:00:00 2019</text:p>
          </table:table-cell>
          <table:table-cell office:value-type="float" office:value="37.1667">
            <text:p>37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0-18T09:00:00">
            <text:p>Fri Oct 18 09:00:00 2019</text:p>
          </table:table-cell>
          <table:table-cell office:value-type="float" office:value="23.6667">
            <text:p>23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0-18T12:00:00">
            <text:p>Fri Oct 18 12:00:00 2019</text:p>
          </table:table-cell>
          <table:table-cell office:value-type="float" office:value="23.0">
            <text:p>23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0-18T13:00:00">
            <text:p>Fri Oct 18 13:00:00 2019</text:p>
          </table:table-cell>
          <table:table-cell office:value-type="float" office:value="25.1667">
            <text:p>25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10-19T11:00:00">
            <text:p>Sat Oct 19 11:00:00 2019</text:p>
          </table:table-cell>
          <table:table-cell office:value-type="float" office:value="21.6667">
            <text:p>21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10-19T12:00:00">
            <text:p>Sat Oct 19 12:00:00 2019</text:p>
          </table:table-cell>
          <table:table-cell office:value-type="float" office:value="16.1667">
            <text:p>16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0-19T13:00:00">
            <text:p>Sat Oct 19 13:00:00 2019</text:p>
          </table:table-cell>
          <table:table-cell office:value-type="float" office:value="10.0">
            <text:p>10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0-19T14:00:00">
            <text:p>Sat Oct 19 14:00:00 2019</text:p>
          </table:table-cell>
          <table:table-cell office:value-type="float" office:value="7.1667">
            <text:p>7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0-22T09:00:00">
            <text:p>Tue Oct 22 09:00:00 2019</text:p>
          </table:table-cell>
          <table:table-cell office:value-type="float" office:value="14.5">
            <text:p>14.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0-22T10:00:00">
            <text:p>Tue Oct 22 10:00:00 2019</text:p>
          </table:table-cell>
          <table:table-cell office:value-type="float" office:value="19.3333">
            <text:p>19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22T11:00:00">
            <text:p>Tue Oct 22 11:00:00 2019</text:p>
          </table:table-cell>
          <table:table-cell office:value-type="float" office:value="25.0">
            <text:p>25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0-22T12:00:00">
            <text:p>Tue Oct 22 12:00:00 2019</text:p>
          </table:table-cell>
          <table:table-cell office:value-type="float" office:value="22.3333">
            <text:p>22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0-22T13:00:00">
            <text:p>Tue Oct 22 13:00:00 2019</text:p>
          </table:table-cell>
          <table:table-cell office:value-type="float" office:value="11.8333">
            <text:p>11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10-25T08:00:00">
            <text:p>Fri Oct 25 08:00:00 2019</text:p>
          </table:table-cell>
          <table:table-cell office:value-type="float" office:value="15.0">
            <text:p>15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0-25T09:00:00">
            <text:p>Fri Oct 25 09:00:00 2019</text:p>
          </table:table-cell>
          <table:table-cell office:value-type="float" office:value="24.0">
            <text:p>24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10-25T10:00:00">
            <text:p>Fri Oct 25 10:00:00 2019</text:p>
          </table:table-cell>
          <table:table-cell office:value-type="float" office:value="25.1667">
            <text:p>25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25T11:00:00">
            <text:p>Fri Oct 25 11:00:00 2019</text:p>
          </table:table-cell>
          <table:table-cell office:value-type="float" office:value="46.0">
            <text:p>46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0-25T12:00:00">
            <text:p>Fri Oct 25 12:00:00 2019</text:p>
          </table:table-cell>
          <table:table-cell office:value-type="float" office:value="41.8333">
            <text:p>41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0-25T13:00:00">
            <text:p>Fri Oct 25 13:00:00 2019</text:p>
          </table:table-cell>
          <table:table-cell office:value-type="float" office:value="27.0">
            <text:p>27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10-25T14:00:00">
            <text:p>Fri Oct 25 14:00:00 2019</text:p>
          </table:table-cell>
          <table:table-cell office:value-type="float" office:value="19.0">
            <text:p>19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0-25T15:00:00">
            <text:p>Fri Oct 25 15:00:00 2019</text:p>
          </table:table-cell>
          <table:table-cell office:value-type="float" office:value="12.5">
            <text:p>12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0-25T16:00:00">
            <text:p>Fri Oct 25 16:00:00 2019</text:p>
          </table:table-cell>
          <table:table-cell office:value-type="float" office:value="8.0">
            <text:p>8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0-25T17:00:00">
            <text:p>Fri Oct 25 17:00:00 2019</text:p>
          </table:table-cell>
          <table:table-cell office:value-type="float" office:value="5.5">
            <text:p>5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10-25T19:00:00">
            <text:p>Fri Oct 25 19:00:00 2019</text:p>
          </table:table-cell>
          <table:table-cell office:value-type="float" office:value="1.6667">
            <text:p>1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0-26T09:00:00">
            <text:p>Sat Oct 26 09:00:00 2019</text:p>
          </table:table-cell>
          <table:table-cell office:value-type="float" office:value="17.5">
            <text:p>17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0-26T10:00:00">
            <text:p>Sat Oct 26 10:00:00 2019</text:p>
          </table:table-cell>
          <table:table-cell office:value-type="float" office:value="25.1667">
            <text:p>25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10-26T11:00:00">
            <text:p>Sat Oct 26 11:00:00 2019</text:p>
          </table:table-cell>
          <table:table-cell office:value-type="float" office:value="27.0">
            <text:p>27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0-26T12:00:00">
            <text:p>Sat Oct 26 12:00:00 2019</text:p>
          </table:table-cell>
          <table:table-cell office:value-type="float" office:value="38.8333">
            <text:p>3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0-26T13:00:00">
            <text:p>Sat Oct 26 13:00:00 2019</text:p>
          </table:table-cell>
          <table:table-cell office:value-type="float" office:value="41.0">
            <text:p>41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0-26T14:00:00">
            <text:p>Sat Oct 26 14:00:00 2019</text:p>
          </table:table-cell>
          <table:table-cell office:value-type="float" office:value="20.1667">
            <text:p>20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0-26T15:00:00">
            <text:p>Sat Oct 26 15:00:00 2019</text:p>
          </table:table-cell>
          <table:table-cell office:value-type="float" office:value="12.0">
            <text:p>12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19-10-26T16:00:00">
            <text:p>Sat Oct 26 16:00:00 2019</text:p>
          </table:table-cell>
          <table:table-cell office:value-type="float" office:value="2.1667">
            <text:p>2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19-10-26T17:00:00">
            <text:p>Sat Oct 26 17:00:00 2019</text:p>
          </table:table-cell>
          <table:table-cell office:value-type="float" office:value="3.1667">
            <text:p>3.1667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19-10-27T09:00:00">
            <text:p>Sun Oct 27 09:00:00 2019</text:p>
          </table:table-cell>
          <table:table-cell office:value-type="float" office:value="17.8333">
            <text:p>17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0-27T10:00:00">
            <text:p>Sun Oct 27 10:00:00 2019</text:p>
          </table:table-cell>
          <table:table-cell office:value-type="float" office:value="23.8333">
            <text:p>23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0-27T11:00:00">
            <text:p>Sun Oct 27 11:00:00 2019</text:p>
          </table:table-cell>
          <table:table-cell office:value-type="float" office:value="22.5">
            <text:p>22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0-27T12:00:00">
            <text:p>Sun Oct 27 12:00:00 2019</text:p>
          </table:table-cell>
          <table:table-cell office:value-type="float" office:value="22.6667">
            <text:p>22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0-27T13:00:00">
            <text:p>Sun Oct 27 13:00:00 2019</text:p>
          </table:table-cell>
          <table:table-cell office:value-type="float" office:value="18.0">
            <text:p>18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10-27T14:00:00">
            <text:p>Sun Oct 27 14:00:00 2019</text:p>
          </table:table-cell>
          <table:table-cell office:value-type="float" office:value="16.3333">
            <text:p>16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10-27T15:00:00">
            <text:p>Sun Oct 27 15:00:00 2019</text:p>
          </table:table-cell>
          <table:table-cell office:value-type="float" office:value="16.6667">
            <text:p>16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10-28T07:00:00">
            <text:p>Mon Oct 28 07:00:00 2019</text:p>
          </table:table-cell>
          <table:table-cell office:value-type="float" office:value="19.1667">
            <text:p>19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28T08:00:00">
            <text:p>Mon Oct 28 08:00:00 2019</text:p>
          </table:table-cell>
          <table:table-cell office:value-type="float" office:value="24.5">
            <text:p>24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10-28T09:00:00">
            <text:p>Mon Oct 28 09:00:00 2019</text:p>
          </table:table-cell>
          <table:table-cell office:value-type="float" office:value="32.5">
            <text:p>32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10-28T10:00:00">
            <text:p>Mon Oct 28 10:00:00 2019</text:p>
          </table:table-cell>
          <table:table-cell office:value-type="float" office:value="47.1667">
            <text:p>47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10-28T11:00:00">
            <text:p>Mon Oct 28 11:00:00 2019</text:p>
          </table:table-cell>
          <table:table-cell office:value-type="float" office:value="51.0">
            <text:p>51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0-28T12:00:00">
            <text:p>Mon Oct 28 12:00:00 2019</text:p>
          </table:table-cell>
          <table:table-cell office:value-type="float" office:value="59.5">
            <text:p>59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0-28T13:00:00">
            <text:p>Mon Oct 28 13:00:00 2019</text:p>
          </table:table-cell>
          <table:table-cell office:value-type="float" office:value="32.5">
            <text:p>32.5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19-10-28T14:00:00">
            <text:p>Mon Oct 28 14:00:00 2019</text:p>
          </table:table-cell>
          <table:table-cell office:value-type="float" office:value="26.1667">
            <text:p>26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10-28T15:00:00">
            <text:p>Mon Oct 28 15:00:00 2019</text:p>
          </table:table-cell>
          <table:table-cell office:value-type="float" office:value="23.5">
            <text:p>23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19-10-29T08:00:00">
            <text:p>Tue Oct 29 08:00:00 2019</text:p>
          </table:table-cell>
          <table:table-cell office:value-type="float" office:value="24.5">
            <text:p>24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0-29T09:00:00">
            <text:p>Tue Oct 29 09:00:00 2019</text:p>
          </table:table-cell>
          <table:table-cell office:value-type="float" office:value="27.1667">
            <text:p>27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0-29T10:00:00">
            <text:p>Tue Oct 29 10:00:00 2019</text:p>
          </table:table-cell>
          <table:table-cell office:value-type="float" office:value="33.0">
            <text:p>33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0-29T11:00:00">
            <text:p>Tue Oct 29 11:00:00 2019</text:p>
          </table:table-cell>
          <table:table-cell office:value-type="float" office:value="36.6667">
            <text:p>3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0-29T12:00:00">
            <text:p>Tue Oct 29 12:00:00 2019</text:p>
          </table:table-cell>
          <table:table-cell office:value-type="float" office:value="33.8333">
            <text:p>33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10-29T13:00:00">
            <text:p>Tue Oct 29 13:00:00 2019</text:p>
          </table:table-cell>
          <table:table-cell office:value-type="float" office:value="24.1667">
            <text:p>24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19-10-29T14:00:00">
            <text:p>Tue Oct 29 14:00:00 2019</text:p>
          </table:table-cell>
          <table:table-cell office:value-type="float" office:value="19.1667">
            <text:p>19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19-10-29T15:00:00">
            <text:p>Tue Oct 29 15:00:00 2019</text:p>
          </table:table-cell>
          <table:table-cell office:value-type="float" office:value="17.8333">
            <text:p>17.8333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19-10-29T16:00:00">
            <text:p>Tue Oct 29 16:00:00 2019</text:p>
          </table:table-cell>
          <table:table-cell office:value-type="float" office:value="14.5">
            <text:p>14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9-10-29T17:00:00">
            <text:p>Tue Oct 29 17:00:00 2019</text:p>
          </table:table-cell>
          <table:table-cell office:value-type="float" office:value="13.8333">
            <text:p>13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19-10-30T05:00:00">
            <text:p>Wed Oct 30 05:00:00 2019</text:p>
          </table:table-cell>
          <table:table-cell office:value-type="float" office:value="18.6667">
            <text:p>18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0-30T06:00:00">
            <text:p>Wed Oct 30 06:00:00 2019</text:p>
          </table:table-cell>
          <table:table-cell office:value-type="float" office:value="21.5">
            <text:p>21.5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0-30T07:00:00">
            <text:p>Wed Oct 30 07:00:00 2019</text:p>
          </table:table-cell>
          <table:table-cell office:value-type="float" office:value="19.6667">
            <text:p>19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30T08:00:00">
            <text:p>Wed Oct 30 08:00:00 2019</text:p>
          </table:table-cell>
          <table:table-cell office:value-type="float" office:value="21.1667">
            <text:p>21.1667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10-30T09:00:00">
            <text:p>Wed Oct 30 09:00:00 2019</text:p>
          </table:table-cell>
          <table:table-cell office:value-type="float" office:value="31.5">
            <text:p>31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30T10:00:00">
            <text:p>Wed Oct 30 10:00:00 2019</text:p>
          </table:table-cell>
          <table:table-cell office:value-type="float" office:value="55.3333">
            <text:p>55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0-30T11:00:00">
            <text:p>Wed Oct 30 11:00:00 2019</text:p>
          </table:table-cell>
          <table:table-cell office:value-type="float" office:value="51.1667">
            <text:p>51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0-30T12:00:00">
            <text:p>Wed Oct 30 12:00:00 2019</text:p>
          </table:table-cell>
          <table:table-cell office:value-type="float" office:value="35.3333">
            <text:p>35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10-30T13:00:00">
            <text:p>Wed Oct 30 13:00:00 2019</text:p>
          </table:table-cell>
          <table:table-cell office:value-type="float" office:value="30.3333">
            <text:p>30.3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10-30T14:00:00">
            <text:p>Wed Oct 30 14:00:00 2019</text:p>
          </table:table-cell>
          <table:table-cell office:value-type="float" office:value="11.5">
            <text:p>11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10-31T08:00:00">
            <text:p>Thu Oct 31 08:00:00 2019</text:p>
          </table:table-cell>
          <table:table-cell office:value-type="float" office:value="24.6667">
            <text:p>24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0-31T09:00:00">
            <text:p>Thu Oct 31 09:00:00 2019</text:p>
          </table:table-cell>
          <table:table-cell office:value-type="float" office:value="28.8333">
            <text:p>2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0-31T10:00:00">
            <text:p>Thu Oct 31 10:00:00 2019</text:p>
          </table:table-cell>
          <table:table-cell office:value-type="float" office:value="32.3333">
            <text:p>32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0-31T11:00:00">
            <text:p>Thu Oct 31 11:00:00 2019</text:p>
          </table:table-cell>
          <table:table-cell office:value-type="float" office:value="32.6667">
            <text:p>32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10-31T12:00:00">
            <text:p>Thu Oct 31 12:00:00 2019</text:p>
          </table:table-cell>
          <table:table-cell office:value-type="float" office:value="17.5">
            <text:p>17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10-31T13:00:00">
            <text:p>Thu Oct 31 13:00:00 2019</text:p>
          </table:table-cell>
          <table:table-cell office:value-type="float" office:value="5.3333">
            <text:p>5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0-31T14:00:00">
            <text:p>Thu Oct 31 14:00:00 2019</text:p>
          </table:table-cell>
          <table:table-cell office:value-type="float" office:value="1.8333">
            <text:p>1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10-31T15:00:00">
            <text:p>Thu Oct 31 15:00:00 2019</text:p>
          </table:table-cell>
          <table:table-cell office:value-type="float" office:value="7.8333">
            <text:p>7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0-31T16:00:00">
            <text:p>Thu Oct 31 16:00:00 2019</text:p>
          </table:table-cell>
          <table:table-cell office:value-type="float" office:value="5.1667">
            <text:p>5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10-31T17:00:00">
            <text:p>Thu Oct 31 17:00:00 2019</text:p>
          </table:table-cell>
          <table:table-cell office:value-type="float" office:value="11.0">
            <text:p>11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10-31T18:00:00">
            <text:p>Thu Oct 31 18:00:00 2019</text:p>
          </table:table-cell>
          <table:table-cell office:value-type="float" office:value="10.0">
            <text:p>10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0-31T19:00:00">
            <text:p>Thu Oct 31 19:00:00 2019</text:p>
          </table:table-cell>
          <table:table-cell office:value-type="float" office:value="13.5">
            <text:p>13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0-31T20:00:00">
            <text:p>Thu Oct 31 20:00:00 2019</text:p>
          </table:table-cell>
          <table:table-cell office:value-type="float" office:value="13.5">
            <text:p>13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31T21:00:00">
            <text:p>Thu Oct 31 21:00:00 2019</text:p>
          </table:table-cell>
          <table:table-cell office:value-type="float" office:value="9.6667">
            <text:p>9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0-31T22:00:00">
            <text:p>Thu Oct 31 22:00:00 2019</text:p>
          </table:table-cell>
          <table:table-cell office:value-type="float" office:value="11.0">
            <text:p>11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9-11-01T09:00:00">
            <text:p>Fri Nov  1 09:00:00 2019</text:p>
          </table:table-cell>
          <table:table-cell office:value-type="float" office:value="4.8333">
            <text:p>4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01T10:00:00">
            <text:p>Fri Nov  1 10:00:00 2019</text:p>
          </table:table-cell>
          <table:table-cell office:value-type="float" office:value="4.8333">
            <text:p>4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1-01T11:00:00">
            <text:p>Fri Nov  1 11:00:00 2019</text:p>
          </table:table-cell>
          <table:table-cell office:value-type="float" office:value="4.0">
            <text:p>4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11-01T12:00:00">
            <text:p>Fri Nov  1 12:00:00 2019</text:p>
          </table:table-cell>
          <table:table-cell office:value-type="float" office:value="5.5">
            <text:p>5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01T13:00:00">
            <text:p>Fri Nov  1 13:00:00 2019</text:p>
          </table:table-cell>
          <table:table-cell office:value-type="float" office:value="2.8333">
            <text:p>2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9-11-01T14:00:00">
            <text:p>Fri Nov  1 14:00:00 2019</text:p>
          </table:table-cell>
          <table:table-cell office:value-type="float" office:value="3.1667">
            <text:p>3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01T15:00:00">
            <text:p>Fri Nov  1 15:00:00 2019</text:p>
          </table:table-cell>
          <table:table-cell office:value-type="float" office:value="4.1667">
            <text:p>4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1-01T16:00:00">
            <text:p>Fri Nov  1 16:00:00 2019</text:p>
          </table:table-cell>
          <table:table-cell office:value-type="float" office:value="7.3333">
            <text:p>7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1-01T17:00:00">
            <text:p>Fri Nov  1 17:00:00 2019</text:p>
          </table:table-cell>
          <table:table-cell office:value-type="float" office:value="7.5">
            <text:p>7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1-01T18:00:00">
            <text:p>Fri Nov  1 18:00:00 2019</text:p>
          </table:table-cell>
          <table:table-cell office:value-type="float" office:value="8.0">
            <text:p>8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1-01T19:00:00">
            <text:p>Fri Nov  1 19:00:00 2019</text:p>
          </table:table-cell>
          <table:table-cell office:value-type="float" office:value="11.8333">
            <text:p>11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1-01T20:00:00">
            <text:p>Fri Nov  1 20:00:00 2019</text:p>
          </table:table-cell>
          <table:table-cell office:value-type="float" office:value="13.8333">
            <text:p>13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11-01T21:00:00">
            <text:p>Fri Nov  1 21:00:00 2019</text:p>
          </table:table-cell>
          <table:table-cell office:value-type="float" office:value="14.1667">
            <text:p>14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01T22:00:00">
            <text:p>Fri Nov  1 22:00:00 2019</text:p>
          </table:table-cell>
          <table:table-cell office:value-type="float" office:value="14.1667">
            <text:p>14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1-01T23:00:00">
            <text:p>Fri Nov  1 23:00:00 2019</text:p>
          </table:table-cell>
          <table:table-cell office:value-type="float" office:value="16.3333">
            <text:p>16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11-02T00:00:00">
            <text:p>Sat Nov  2 00:00:00 2019</text:p>
          </table:table-cell>
          <table:table-cell office:value-type="float" office:value="27.3333">
            <text:p>27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1-02T07:00:00">
            <text:p>Sat Nov  2 07:00:00 2019</text:p>
          </table:table-cell>
          <table:table-cell office:value-type="float" office:value="30.0">
            <text:p>30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1-02T08:00:00">
            <text:p>Sat Nov  2 08:00:00 2019</text:p>
          </table:table-cell>
          <table:table-cell office:value-type="float" office:value="25.0">
            <text:p>25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1-02T09:00:00">
            <text:p>Sat Nov  2 09:00:00 2019</text:p>
          </table:table-cell>
          <table:table-cell office:value-type="float" office:value="28.0">
            <text:p>28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11-02T10:00:00">
            <text:p>Sat Nov  2 10:00:00 2019</text:p>
          </table:table-cell>
          <table:table-cell office:value-type="float" office:value="23.1667">
            <text:p>23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11-02T11:00:00">
            <text:p>Sat Nov  2 11:00:00 2019</text:p>
          </table:table-cell>
          <table:table-cell office:value-type="float" office:value="23.0">
            <text:p>23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1-02T12:00:00">
            <text:p>Sat Nov  2 12:00:00 2019</text:p>
          </table:table-cell>
          <table:table-cell office:value-type="float" office:value="18.3333">
            <text:p>18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02T13:00:00">
            <text:p>Sat Nov  2 13:00:00 2019</text:p>
          </table:table-cell>
          <table:table-cell office:value-type="float" office:value="19.1667">
            <text:p>19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1-02T14:00:00">
            <text:p>Sat Nov  2 14:00:00 2019</text:p>
          </table:table-cell>
          <table:table-cell office:value-type="float" office:value="15.1667">
            <text:p>15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1-02T15:00:00">
            <text:p>Sat Nov  2 15:00:00 2019</text:p>
          </table:table-cell>
          <table:table-cell office:value-type="float" office:value="16.0">
            <text:p>16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11-02T16:00:00">
            <text:p>Sat Nov  2 16:00:00 2019</text:p>
          </table:table-cell>
          <table:table-cell office:value-type="float" office:value="14.6667">
            <text:p>14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11-02T17:00:00">
            <text:p>Sat Nov  2 17:00:00 2019</text:p>
          </table:table-cell>
          <table:table-cell office:value-type="float" office:value="10.8333">
            <text:p>10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11-02T18:00:00">
            <text:p>Sat Nov  2 18:00:00 2019</text:p>
          </table:table-cell>
          <table:table-cell office:value-type="float" office:value="12.8333">
            <text:p>12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11-04T12:00:00">
            <text:p>Mon Nov  4 12:00:00 2019</text:p>
          </table:table-cell>
          <table:table-cell office:value-type="float" office:value="2.0">
            <text:p>2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1-04T13:00:00">
            <text:p>Mon Nov  4 13:00:00 2019</text:p>
          </table:table-cell>
          <table:table-cell office:value-type="float" office:value="5.1667">
            <text:p>5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1-04T14:00:00">
            <text:p>Mon Nov  4 14:00:00 2019</text:p>
          </table:table-cell>
          <table:table-cell office:value-type="float" office:value="7.0">
            <text:p>7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19-11-04T15:00:00">
            <text:p>Mon Nov  4 15:00:00 2019</text:p>
          </table:table-cell>
          <table:table-cell office:value-type="float" office:value="6.1667">
            <text:p>6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04T16:00:00">
            <text:p>Mon Nov  4 16:00:00 2019</text:p>
          </table:table-cell>
          <table:table-cell office:value-type="float" office:value="4.3333">
            <text:p>4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11-06T05:00:00">
            <text:p>Wed Nov  6 05:00:00 2019</text:p>
          </table:table-cell>
          <table:table-cell office:value-type="float" office:value="11.6667">
            <text:p>11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11-06T09:00:00">
            <text:p>Wed Nov  6 09:00:00 2019</text:p>
          </table:table-cell>
          <table:table-cell office:value-type="float" office:value="15.6667">
            <text:p>15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1-06T21:00:00">
            <text:p>Wed Nov  6 21:00:00 2019</text:p>
          </table:table-cell>
          <table:table-cell office:value-type="float" office:value="17.0">
            <text:p>17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1-06T22:00:00">
            <text:p>Wed Nov  6 22:00:00 2019</text:p>
          </table:table-cell>
          <table:table-cell office:value-type="float" office:value="17.6667">
            <text:p>17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11-07T08:00:00">
            <text:p>Thu Nov  7 08:00:00 2019</text:p>
          </table:table-cell>
          <table:table-cell office:value-type="float" office:value="16.5">
            <text:p>16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1-07T09:00:00">
            <text:p>Thu Nov  7 09:00:00 2019</text:p>
          </table:table-cell>
          <table:table-cell office:value-type="float" office:value="20.5">
            <text:p>20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11-07T10:00:00">
            <text:p>Thu Nov  7 10:00:00 2019</text:p>
          </table:table-cell>
          <table:table-cell office:value-type="float" office:value="24.6667">
            <text:p>24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1-07T11:00:00">
            <text:p>Thu Nov  7 11:00:00 2019</text:p>
          </table:table-cell>
          <table:table-cell office:value-type="float" office:value="33.5">
            <text:p>33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1-07T12:00:00">
            <text:p>Thu Nov  7 12:00:00 2019</text:p>
          </table:table-cell>
          <table:table-cell office:value-type="float" office:value="27.0">
            <text:p>27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1-07T13:00:00">
            <text:p>Thu Nov  7 13:00:00 2019</text:p>
          </table:table-cell>
          <table:table-cell office:value-type="float" office:value="18.5">
            <text:p>18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1-09T11:00:00">
            <text:p>Sat Nov  9 11:00:00 2019</text:p>
          </table:table-cell>
          <table:table-cell office:value-type="float" office:value="19.1667">
            <text:p>19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1-11T19:00:00">
            <text:p>Mon Nov 11 19:00:00 2019</text:p>
          </table:table-cell>
          <table:table-cell office:value-type="float" office:value="13.8333">
            <text:p>13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1-11T20:00:00">
            <text:p>Mon Nov 11 20:00:00 2019</text:p>
          </table:table-cell>
          <table:table-cell office:value-type="float" office:value="14.8333">
            <text:p>14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11T21:00:00">
            <text:p>Mon Nov 11 21:00:00 2019</text:p>
          </table:table-cell>
          <table:table-cell office:value-type="float" office:value="16.0">
            <text:p>16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11T22:00:00">
            <text:p>Mon Nov 11 22:00:00 2019</text:p>
          </table:table-cell>
          <table:table-cell office:value-type="float" office:value="17.3333">
            <text:p>17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1-11T23:00:00">
            <text:p>Mon Nov 11 23:00:00 2019</text:p>
          </table:table-cell>
          <table:table-cell office:value-type="float" office:value="19.8333">
            <text:p>19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12T00:00:00">
            <text:p>Tue Nov 12 00:00:00 2019</text:p>
          </table:table-cell>
          <table:table-cell office:value-type="float" office:value="24.6667">
            <text:p>2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1-12T01:00:00">
            <text:p>Tue Nov 12 01:00:00 2019</text:p>
          </table:table-cell>
          <table:table-cell office:value-type="float" office:value="24.0">
            <text:p>24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11-12T02:00:00">
            <text:p>Tue Nov 12 02:00:00 2019</text:p>
          </table:table-cell>
          <table:table-cell office:value-type="float" office:value="22.6667">
            <text:p>22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11-12T03:00:00">
            <text:p>Tue Nov 12 03:00:00 2019</text:p>
          </table:table-cell>
          <table:table-cell office:value-type="float" office:value="17.0">
            <text:p>17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1-12T04:00:00">
            <text:p>Tue Nov 12 04:00:00 2019</text:p>
          </table:table-cell>
          <table:table-cell office:value-type="float" office:value="18.6667">
            <text:p>18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1-12T05:00:00">
            <text:p>Tue Nov 12 05:00:00 2019</text:p>
          </table:table-cell>
          <table:table-cell office:value-type="float" office:value="16.1667">
            <text:p>16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9-11-12T06:00:00">
            <text:p>Tue Nov 12 06:00:00 2019</text:p>
          </table:table-cell>
          <table:table-cell office:value-type="float" office:value="15.6667">
            <text:p>15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9-11-12T07:00:00">
            <text:p>Tue Nov 12 07:00:00 2019</text:p>
          </table:table-cell>
          <table:table-cell office:value-type="float" office:value="11.6667">
            <text:p>11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11-12T08:00:00">
            <text:p>Tue Nov 12 08:00:00 2019</text:p>
          </table:table-cell>
          <table:table-cell office:value-type="float" office:value="13.6667">
            <text:p>13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11-12T09:00:00">
            <text:p>Tue Nov 12 09:00:00 2019</text:p>
          </table:table-cell>
          <table:table-cell office:value-type="float" office:value="12.5">
            <text:p>12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11-12T10:00:00">
            <text:p>Tue Nov 12 10:00:00 2019</text:p>
          </table:table-cell>
          <table:table-cell office:value-type="float" office:value="15.5">
            <text:p>15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11-12T11:00:00">
            <text:p>Tue Nov 12 11:00:00 2019</text:p>
          </table:table-cell>
          <table:table-cell office:value-type="float" office:value="18.5">
            <text:p>18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1-12T12:00:00">
            <text:p>Tue Nov 12 12:00:00 2019</text:p>
          </table:table-cell>
          <table:table-cell office:value-type="float" office:value="14.8333">
            <text:p>14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1-12T13:00:00">
            <text:p>Tue Nov 12 13:00:00 2019</text:p>
          </table:table-cell>
          <table:table-cell office:value-type="float" office:value="6.3333">
            <text:p>6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17T15:00:00">
            <text:p>Sun Nov 17 15:00:00 2019</text:p>
          </table:table-cell>
          <table:table-cell office:value-type="float" office:value="16.8333">
            <text:p>16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17T18:00:00">
            <text:p>Sun Nov 17 18:00:00 2019</text:p>
          </table:table-cell>
          <table:table-cell office:value-type="float" office:value="3.5">
            <text:p>3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17T19:00:00">
            <text:p>Sun Nov 17 19:00:00 2019</text:p>
          </table:table-cell>
          <table:table-cell office:value-type="float" office:value="6.5">
            <text:p>6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1-17T20:00:00">
            <text:p>Sun Nov 17 20:00:00 2019</text:p>
          </table:table-cell>
          <table:table-cell office:value-type="float" office:value="2.1667">
            <text:p>2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1-18T19:00:00">
            <text:p>Mon Nov 18 19:00:00 2019</text:p>
          </table:table-cell>
          <table:table-cell office:value-type="float" office:value="16.3333">
            <text:p>16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1-18T20:00:00">
            <text:p>Mon Nov 18 20:00:00 2019</text:p>
          </table:table-cell>
          <table:table-cell office:value-type="float" office:value="27.3333">
            <text:p>27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9-11-18T21:00:00">
            <text:p>Mon Nov 18 21:00:00 2019</text:p>
          </table:table-cell>
          <table:table-cell office:value-type="float" office:value="24.5">
            <text:p>24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18T22:00:00">
            <text:p>Mon Nov 18 22:00:00 2019</text:p>
          </table:table-cell>
          <table:table-cell office:value-type="float" office:value="35.3333">
            <text:p>35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1-18T23:00:00">
            <text:p>Mon Nov 18 23:00:00 2019</text:p>
          </table:table-cell>
          <table:table-cell office:value-type="float" office:value="38.6667">
            <text:p>38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1-19T00:00:00">
            <text:p>Tue Nov 19 00:00:00 2019</text:p>
          </table:table-cell>
          <table:table-cell office:value-type="float" office:value="16.5">
            <text:p>16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1-19T03:00:00">
            <text:p>Tue Nov 19 03:00:00 2019</text:p>
          </table:table-cell>
          <table:table-cell office:value-type="float" office:value="5.3333">
            <text:p>5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11-19T04:00:00">
            <text:p>Tue Nov 19 04:00:00 2019</text:p>
          </table:table-cell>
          <table:table-cell office:value-type="float" office:value="11.0">
            <text:p>11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1-19T05:00:00">
            <text:p>Tue Nov 19 05:00:00 2019</text:p>
          </table:table-cell>
          <table:table-cell office:value-type="float" office:value="12.6667">
            <text:p>12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19T06:00:00">
            <text:p>Tue Nov 19 06:00:00 2019</text:p>
          </table:table-cell>
          <table:table-cell office:value-type="float" office:value="10.0">
            <text:p>10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19T07:00:00">
            <text:p>Tue Nov 19 07:00:00 2019</text:p>
          </table:table-cell>
          <table:table-cell office:value-type="float" office:value="9.6667">
            <text:p>9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9-11-19T08:00:00">
            <text:p>Tue Nov 19 08:00:00 2019</text:p>
          </table:table-cell>
          <table:table-cell office:value-type="float" office:value="12.6667">
            <text:p>12.6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19-11-19T09:00:00">
            <text:p>Tue Nov 19 09:00:00 2019</text:p>
          </table:table-cell>
          <table:table-cell office:value-type="float" office:value="22.6667">
            <text:p>22.6667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1-19T12:00:00">
            <text:p>Tue Nov 19 12:00:00 2019</text:p>
          </table:table-cell>
          <table:table-cell office:value-type="float" office:value="36.3333">
            <text:p>36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1-19T13:00:00">
            <text:p>Tue Nov 19 13:00:00 2019</text:p>
          </table:table-cell>
          <table:table-cell office:value-type="float" office:value="15.0">
            <text:p>15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1-19T14:00:00">
            <text:p>Tue Nov 19 14:00:00 2019</text:p>
          </table:table-cell>
          <table:table-cell office:value-type="float" office:value="9.8333">
            <text:p>9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11-19T15:00:00">
            <text:p>Tue Nov 19 15:00:00 2019</text:p>
          </table:table-cell>
          <table:table-cell office:value-type="float" office:value="9.5">
            <text:p>9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1-19T16:00:00">
            <text:p>Tue Nov 19 16:00:00 2019</text:p>
          </table:table-cell>
          <table:table-cell office:value-type="float" office:value="7.3333">
            <text:p>7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1-19T17:00:00">
            <text:p>Tue Nov 19 17:00:00 2019</text:p>
          </table:table-cell>
          <table:table-cell office:value-type="float" office:value="13.0">
            <text:p>1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9-11-20T02:00:00">
            <text:p>Wed Nov 20 02:00:00 2019</text:p>
          </table:table-cell>
          <table:table-cell office:value-type="float" office:value="6.0">
            <text:p>6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11-20T04:00:00">
            <text:p>Wed Nov 20 04:00:00 2019</text:p>
          </table:table-cell>
          <table:table-cell office:value-type="float" office:value="18.8333">
            <text:p>18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1-20T05:00:00">
            <text:p>Wed Nov 20 05:00:00 2019</text:p>
          </table:table-cell>
          <table:table-cell office:value-type="float" office:value="19.3333">
            <text:p>19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11-20T07:00:00">
            <text:p>Wed Nov 20 07:00:00 2019</text:p>
          </table:table-cell>
          <table:table-cell office:value-type="float" office:value="18.1667">
            <text:p>18.1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1-20T08:00:00">
            <text:p>Wed Nov 20 08:00:00 2019</text:p>
          </table:table-cell>
          <table:table-cell office:value-type="float" office:value="8.8333">
            <text:p>8.8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1-20T12:00:00">
            <text:p>Wed Nov 20 12:00:00 2019</text:p>
          </table:table-cell>
          <table:table-cell office:value-type="float" office:value="44.0">
            <text:p>44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1-20T13:00:00">
            <text:p>Wed Nov 20 13:00:00 2019</text:p>
          </table:table-cell>
          <table:table-cell office:value-type="float" office:value="29.0">
            <text:p>29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1-20T14:00:00">
            <text:p>Wed Nov 20 14:00:00 2019</text:p>
          </table:table-cell>
          <table:table-cell office:value-type="float" office:value="25.1667">
            <text:p>25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20T15:00:00">
            <text:p>Wed Nov 20 15:00:00 2019</text:p>
          </table:table-cell>
          <table:table-cell office:value-type="float" office:value="17.8333">
            <text:p>17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1-20T16:00:00">
            <text:p>Wed Nov 20 16:00:00 2019</text:p>
          </table:table-cell>
          <table:table-cell office:value-type="float" office:value="13.3333">
            <text:p>13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9-11-21T21:00:00">
            <text:p>Thu Nov 21 21:00:00 2019</text:p>
          </table:table-cell>
          <table:table-cell office:value-type="float" office:value="2.3333">
            <text:p>2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22T12:00:00">
            <text:p>Fri Nov 22 12:00:00 2019</text:p>
          </table:table-cell>
          <table:table-cell office:value-type="float" office:value="1.6667">
            <text:p>1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1-22T13:00:00">
            <text:p>Fri Nov 22 13:00:00 2019</text:p>
          </table:table-cell>
          <table:table-cell office:value-type="float" office:value="1.0">
            <text:p>1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25T00:00:00">
            <text:p>Mon Nov 25 00:00:00 2019</text:p>
          </table:table-cell>
          <table:table-cell office:value-type="float" office:value="23.6667">
            <text:p>23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1-25T08:00:00">
            <text:p>Mon Nov 25 08:00:00 2019</text:p>
          </table:table-cell>
          <table:table-cell office:value-type="float" office:value="15.8333">
            <text:p>15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25T09:00:00">
            <text:p>Mon Nov 25 09:00:00 2019</text:p>
          </table:table-cell>
          <table:table-cell office:value-type="float" office:value="21.0">
            <text:p>21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1-25T13:00:00">
            <text:p>Mon Nov 25 13:00:00 2019</text:p>
          </table:table-cell>
          <table:table-cell office:value-type="float" office:value="6.3333">
            <text:p>6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1-25T14:00:00">
            <text:p>Mon Nov 25 14:00:00 2019</text:p>
          </table:table-cell>
          <table:table-cell office:value-type="float" office:value="1.5">
            <text:p>1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25T20:00:00">
            <text:p>Mon Nov 25 20:00:00 2019</text:p>
          </table:table-cell>
          <table:table-cell office:value-type="float" office:value="2.3333">
            <text:p>2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11-25T21:00:00">
            <text:p>Mon Nov 25 21:00:00 2019</text:p>
          </table:table-cell>
          <table:table-cell office:value-type="float" office:value="5.6667">
            <text:p>5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1-25T22:00:00">
            <text:p>Mon Nov 25 22:00:00 2019</text:p>
          </table:table-cell>
          <table:table-cell office:value-type="float" office:value="14.0">
            <text:p>14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1-25T23:00:00">
            <text:p>Mon Nov 25 23:00:00 2019</text:p>
          </table:table-cell>
          <table:table-cell office:value-type="float" office:value="37.8333">
            <text:p>37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1-26T01:00:00">
            <text:p>Tue Nov 26 01:00:00 2019</text:p>
          </table:table-cell>
          <table:table-cell office:value-type="float" office:value="6.5">
            <text:p>6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1-26T02:00:00">
            <text:p>Tue Nov 26 02:00:00 2019</text:p>
          </table:table-cell>
          <table:table-cell office:value-type="float" office:value="10.6667">
            <text:p>10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1-26T03:00:00">
            <text:p>Tue Nov 26 03:00:00 2019</text:p>
          </table:table-cell>
          <table:table-cell office:value-type="float" office:value="16.1667">
            <text:p>16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11-26T04:00:00">
            <text:p>Tue Nov 26 04:00:00 2019</text:p>
          </table:table-cell>
          <table:table-cell office:value-type="float" office:value="12.1667">
            <text:p>12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26T05:00:00">
            <text:p>Tue Nov 26 05:00:00 2019</text:p>
          </table:table-cell>
          <table:table-cell office:value-type="float" office:value="12.1667">
            <text:p>12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9-11-26T06:00:00">
            <text:p>Tue Nov 26 06:00:00 2019</text:p>
          </table:table-cell>
          <table:table-cell office:value-type="float" office:value="11.6667">
            <text:p>11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1-26T07:00:00">
            <text:p>Tue Nov 26 07:00:00 2019</text:p>
          </table:table-cell>
          <table:table-cell office:value-type="float" office:value="6.3333">
            <text:p>6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1-26T08:00:00">
            <text:p>Tue Nov 26 08:00:00 2019</text:p>
          </table:table-cell>
          <table:table-cell office:value-type="float" office:value="11.0">
            <text:p>11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1-26T09:00:00">
            <text:p>Tue Nov 26 09:00:00 2019</text:p>
          </table:table-cell>
          <table:table-cell office:value-type="float" office:value="8.1667">
            <text:p>8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9-11-28T18:00:00">
            <text:p>Thu Nov 28 18:00:00 2019</text:p>
          </table:table-cell>
          <table:table-cell office:value-type="float" office:value="11.8333">
            <text:p>11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1-28T19:00:00">
            <text:p>Thu Nov 28 19:00:00 2019</text:p>
          </table:table-cell>
          <table:table-cell office:value-type="float" office:value="12.3333">
            <text:p>12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1-28T20:00:00">
            <text:p>Thu Nov 28 20:00:00 2019</text:p>
          </table:table-cell>
          <table:table-cell office:value-type="float" office:value="14.6667">
            <text:p>14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11-28T21:00:00">
            <text:p>Thu Nov 28 21:00:00 2019</text:p>
          </table:table-cell>
          <table:table-cell office:value-type="float" office:value="16.6667">
            <text:p>16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28T22:00:00">
            <text:p>Thu Nov 28 22:00:00 2019</text:p>
          </table:table-cell>
          <table:table-cell office:value-type="float" office:value="45.6667">
            <text:p>45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9-11-28T23:00:00">
            <text:p>Thu Nov 28 23:00:00 2019</text:p>
          </table:table-cell>
          <table:table-cell office:value-type="float" office:value="13.0">
            <text:p>13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9-11-29T01:00:00">
            <text:p>Fri Nov 29 01:00:00 2019</text:p>
          </table:table-cell>
          <table:table-cell office:value-type="float" office:value="3.3333">
            <text:p>3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1-29T14:00:00">
            <text:p>Fri Nov 29 14:00:00 2019</text:p>
          </table:table-cell>
          <table:table-cell office:value-type="float" office:value="1.0">
            <text:p>1.0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1-29T15:00:00">
            <text:p>Fri Nov 29 15:00:00 2019</text:p>
          </table:table-cell>
          <table:table-cell office:value-type="float" office:value="23.8333">
            <text:p>23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29T16:00:00">
            <text:p>Fri Nov 29 16:00:00 2019</text:p>
          </table:table-cell>
          <table:table-cell office:value-type="float" office:value="12.0">
            <text:p>12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9-11-29T17:00:00">
            <text:p>Fri Nov 29 17:00:00 2019</text:p>
          </table:table-cell>
          <table:table-cell office:value-type="float" office:value="3.0">
            <text:p>3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29T18:00:00">
            <text:p>Fri Nov 29 18:00:00 2019</text:p>
          </table:table-cell>
          <table:table-cell office:value-type="float" office:value="10.8333">
            <text:p>10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1-29T19:00:00">
            <text:p>Fri Nov 29 19:00:00 2019</text:p>
          </table:table-cell>
          <table:table-cell office:value-type="float" office:value="14.3333">
            <text:p>14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1-30T01:00:00">
            <text:p>Sat Nov 30 01:00:00 2019</text:p>
          </table:table-cell>
          <table:table-cell office:value-type="float" office:value="19.1667">
            <text:p>19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30T05:00:00">
            <text:p>Sat Nov 30 05:00:00 2019</text:p>
          </table:table-cell>
          <table:table-cell office:value-type="float" office:value="35.8333">
            <text:p>35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1-30T06:00:00">
            <text:p>Sat Nov 30 06:00:00 2019</text:p>
          </table:table-cell>
          <table:table-cell office:value-type="float" office:value="19.6667">
            <text:p>19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1-30T07:00:00">
            <text:p>Sat Nov 30 07:00:00 2019</text:p>
          </table:table-cell>
          <table:table-cell office:value-type="float" office:value="15.0">
            <text:p>15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1-30T08:00:00">
            <text:p>Sat Nov 30 08:00:00 2019</text:p>
          </table:table-cell>
          <table:table-cell office:value-type="float" office:value="12.8333">
            <text:p>12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11-30T09:00:00">
            <text:p>Sat Nov 30 09:00:00 2019</text:p>
          </table:table-cell>
          <table:table-cell office:value-type="float" office:value="17.1667">
            <text:p>17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1-30T10:00:00">
            <text:p>Sat Nov 30 10:00:00 2019</text:p>
          </table:table-cell>
          <table:table-cell office:value-type="float" office:value="18.1667">
            <text:p>18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9-11-30T11:00:00">
            <text:p>Sat Nov 30 11:00:00 2019</text:p>
          </table:table-cell>
          <table:table-cell office:value-type="float" office:value="21.8333">
            <text:p>21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1-30T12:00:00">
            <text:p>Sat Nov 30 12:00:00 2019</text:p>
          </table:table-cell>
          <table:table-cell office:value-type="float" office:value="22.0">
            <text:p>22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1-30T13:00:00">
            <text:p>Sat Nov 30 13:00:00 2019</text:p>
          </table:table-cell>
          <table:table-cell office:value-type="float" office:value="16.6667">
            <text:p>16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11-30T14:00:00">
            <text:p>Sat Nov 30 14:00:00 2019</text:p>
          </table:table-cell>
          <table:table-cell office:value-type="float" office:value="11.8333">
            <text:p>11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11-30T15:00:00">
            <text:p>Sat Nov 30 15:00:00 2019</text:p>
          </table:table-cell>
          <table:table-cell office:value-type="float" office:value="8.8333">
            <text:p>8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2-02T05:00:00">
            <text:p>Mon Dec  2 05:00:00 2019</text:p>
          </table:table-cell>
          <table:table-cell office:value-type="float" office:value="7.1667">
            <text:p>7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2T06:00:00">
            <text:p>Mon Dec  2 06:00:00 2019</text:p>
          </table:table-cell>
          <table:table-cell office:value-type="float" office:value="6.1667">
            <text:p>6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2-02T08:00:00">
            <text:p>Mon Dec  2 08:00:00 2019</text:p>
          </table:table-cell>
          <table:table-cell office:value-type="float" office:value="8.8333">
            <text:p>8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9-12-23T09:00:00">
            <text:p>Mon Dec 23 09:00:00 2019</text:p>
          </table:table-cell>
          <table:table-cell office:value-type="float" office:value="24.1667">
            <text:p>24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12-23T10:00:00">
            <text:p>Mon Dec 23 10:00:00 2019</text:p>
          </table:table-cell>
          <table:table-cell office:value-type="float" office:value="27.5">
            <text:p>27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12-23T14:00:00">
            <text:p>Mon Dec 23 14:00:00 2019</text:p>
          </table:table-cell>
          <table:table-cell office:value-type="float" office:value="11.5">
            <text:p>11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2-23T15:00:00">
            <text:p>Mon Dec 23 15:00:00 2019</text:p>
          </table:table-cell>
          <table:table-cell office:value-type="float" office:value="17.0">
            <text:p>17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12-23T16:00:00">
            <text:p>Mon Dec 23 16:00:00 2019</text:p>
          </table:table-cell>
          <table:table-cell office:value-type="float" office:value="46.3333">
            <text:p>46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2-23T17:00:00">
            <text:p>Mon Dec 23 17:00:00 2019</text:p>
          </table:table-cell>
          <table:table-cell office:value-type="float" office:value="15.1667">
            <text:p>15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12-23T18:00:00">
            <text:p>Mon Dec 23 18:00:00 2019</text:p>
          </table:table-cell>
          <table:table-cell office:value-type="float" office:value="7.0">
            <text:p>7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2-23T19:00:00">
            <text:p>Mon Dec 23 19:00:00 2019</text:p>
          </table:table-cell>
          <table:table-cell office:value-type="float" office:value="16.3333">
            <text:p>16.3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23T20:00:00">
            <text:p>Mon Dec 23 20:00:00 2019</text:p>
          </table:table-cell>
          <table:table-cell office:value-type="float" office:value="34.0">
            <text:p>34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12-24T02:00:00">
            <text:p>Tue Dec 24 02:00:00 2019</text:p>
          </table:table-cell>
          <table:table-cell office:value-type="float" office:value="16.6667">
            <text:p>16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24T03:00:00">
            <text:p>Tue Dec 24 03:00:00 2019</text:p>
          </table:table-cell>
          <table:table-cell office:value-type="float" office:value="11.1667">
            <text:p>11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2-24T04:00:00">
            <text:p>Tue Dec 24 04:00:00 2019</text:p>
          </table:table-cell>
          <table:table-cell office:value-type="float" office:value="13.6667">
            <text:p>13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2-24T05:00:00">
            <text:p>Tue Dec 24 05:00:00 2019</text:p>
          </table:table-cell>
          <table:table-cell office:value-type="float" office:value="24.8333">
            <text:p>24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2-24T06:00:00">
            <text:p>Tue Dec 24 06:00:00 2019</text:p>
          </table:table-cell>
          <table:table-cell office:value-type="float" office:value="6.8333">
            <text:p>6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2-24T07:00:00">
            <text:p>Tue Dec 24 07:00:00 2019</text:p>
          </table:table-cell>
          <table:table-cell office:value-type="float" office:value="6.6667">
            <text:p>6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2-24T08:00:00">
            <text:p>Tue Dec 24 08:00:00 2019</text:p>
          </table:table-cell>
          <table:table-cell office:value-type="float" office:value="10.6667">
            <text:p>10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2-24T09:00:00">
            <text:p>Tue Dec 24 09:00:00 2019</text:p>
          </table:table-cell>
          <table:table-cell office:value-type="float" office:value="10.1667">
            <text:p>10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2-24T10:00:00">
            <text:p>Tue Dec 24 10:00:00 2019</text:p>
          </table:table-cell>
          <table:table-cell office:value-type="float" office:value="22.6667">
            <text:p>2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12-24T11:00:00">
            <text:p>Tue Dec 24 11:00:00 2019</text:p>
          </table:table-cell>
          <table:table-cell office:value-type="float" office:value="30.3333">
            <text:p>30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2-24T12:00:00">
            <text:p>Tue Dec 24 12:00:00 2019</text:p>
          </table:table-cell>
          <table:table-cell office:value-type="float" office:value="23.5">
            <text:p>23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24T13:00:00">
            <text:p>Tue Dec 24 13:00:00 2019</text:p>
          </table:table-cell>
          <table:table-cell office:value-type="float" office:value="27.1667">
            <text:p>2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2-24T14:00:00">
            <text:p>Tue Dec 24 14:00:00 2019</text:p>
          </table:table-cell>
          <table:table-cell office:value-type="float" office:value="25.5">
            <text:p>25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12-24T15:00:00">
            <text:p>Tue Dec 24 15:00:00 2019</text:p>
          </table:table-cell>
          <table:table-cell office:value-type="float" office:value="19.8333">
            <text:p>19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2-24T16:00:00">
            <text:p>Tue Dec 24 16:00:00 2019</text:p>
          </table:table-cell>
          <table:table-cell office:value-type="float" office:value="14.0">
            <text:p>14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2-25T06:00:00">
            <text:p>Wed Dec 25 06:00:00 2019</text:p>
          </table:table-cell>
          <table:table-cell office:value-type="float" office:value="18.0">
            <text:p>18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2-25T07:00:00">
            <text:p>Wed Dec 25 07:00:00 2019</text:p>
          </table:table-cell>
          <table:table-cell office:value-type="float" office:value="12.6667">
            <text:p>12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2-25T08:00:00">
            <text:p>Wed Dec 25 08:00:00 2019</text:p>
          </table:table-cell>
          <table:table-cell office:value-type="float" office:value="13.8333">
            <text:p>13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2-25T09:00:00">
            <text:p>Wed Dec 25 09:00:00 2019</text:p>
          </table:table-cell>
          <table:table-cell office:value-type="float" office:value="12.6667">
            <text:p>12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2-25T10:00:00">
            <text:p>Wed Dec 25 10:00:00 2019</text:p>
          </table:table-cell>
          <table:table-cell office:value-type="float" office:value="13.6667">
            <text:p>1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25T11:00:00">
            <text:p>Wed Dec 25 11:00:00 2019</text:p>
          </table:table-cell>
          <table:table-cell office:value-type="float" office:value="15.6667">
            <text:p>15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2-25T12:00:00">
            <text:p>Wed Dec 25 12:00:00 2019</text:p>
          </table:table-cell>
          <table:table-cell office:value-type="float" office:value="16.6667">
            <text:p>16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12-25T13:00:00">
            <text:p>Wed Dec 25 13:00:00 2019</text:p>
          </table:table-cell>
          <table:table-cell office:value-type="float" office:value="2.3333">
            <text:p>2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12-26T04:00:00">
            <text:p>Thu Dec 26 04:00:00 2019</text:p>
          </table:table-cell>
          <table:table-cell office:value-type="float" office:value="15.6667">
            <text:p>15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26T05:00:00">
            <text:p>Thu Dec 26 05:00:00 2019</text:p>
          </table:table-cell>
          <table:table-cell office:value-type="float" office:value="17.1667">
            <text:p>17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2-26T06:00:00">
            <text:p>Thu Dec 26 06:00:00 2019</text:p>
          </table:table-cell>
          <table:table-cell office:value-type="float" office:value="10.8333">
            <text:p>10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26T07:00:00">
            <text:p>Thu Dec 26 07:00:00 2019</text:p>
          </table:table-cell>
          <table:table-cell office:value-type="float" office:value="12.3333">
            <text:p>12.3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12-26T08:00:00">
            <text:p>Thu Dec 26 08:00:00 2019</text:p>
          </table:table-cell>
          <table:table-cell office:value-type="float" office:value="9.5">
            <text:p>9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26T09:00:00">
            <text:p>Thu Dec 26 09:00:00 2019</text:p>
          </table:table-cell>
          <table:table-cell office:value-type="float" office:value="9.5">
            <text:p>9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9-12-26T13:00:00">
            <text:p>Thu Dec 26 13:00:00 2019</text:p>
          </table:table-cell>
          <table:table-cell office:value-type="float" office:value="37.1667">
            <text:p>37.1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12-26T14:00:00">
            <text:p>Thu Dec 26 14:00:00 2019</text:p>
          </table:table-cell>
          <table:table-cell office:value-type="float" office:value="30.5">
            <text:p>30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26T16:00:00">
            <text:p>Thu Dec 26 16:00:00 2019</text:p>
          </table:table-cell>
          <table:table-cell office:value-type="float" office:value="14.1667">
            <text:p>14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9-12-26T17:00:00">
            <text:p>Thu Dec 26 17:00:00 2019</text:p>
          </table:table-cell>
          <table:table-cell office:value-type="float" office:value="14.8333">
            <text:p>14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9-12-27T03:00:00">
            <text:p>Fri Dec 27 03:00:00 2019</text:p>
          </table:table-cell>
          <table:table-cell office:value-type="float" office:value="12.8333">
            <text:p>12.8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12-27T04:00:00">
            <text:p>Fri Dec 27 04:00:00 2019</text:p>
          </table:table-cell>
          <table:table-cell office:value-type="float" office:value="12.0">
            <text:p>12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27T05:00:00">
            <text:p>Fri Dec 27 05:00:00 2019</text:p>
          </table:table-cell>
          <table:table-cell office:value-type="float" office:value="18.3333">
            <text:p>18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2-27T06:00:00">
            <text:p>Fri Dec 27 06:00:00 2019</text:p>
          </table:table-cell>
          <table:table-cell office:value-type="float" office:value="20.5">
            <text:p>20.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12-28T02:00:00">
            <text:p>Sat Dec 28 02:00:00 2019</text:p>
          </table:table-cell>
          <table:table-cell office:value-type="float" office:value="41.5">
            <text:p>41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2-28T03:00:00">
            <text:p>Sat Dec 28 03:00:00 2019</text:p>
          </table:table-cell>
          <table:table-cell office:value-type="float" office:value="33.1667">
            <text:p>33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28T04:00:00">
            <text:p>Sat Dec 28 04:00:00 2019</text:p>
          </table:table-cell>
          <table:table-cell office:value-type="float" office:value="26.6667">
            <text:p>26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2-28T05:00:00">
            <text:p>Sat Dec 28 05:00:00 2019</text:p>
          </table:table-cell>
          <table:table-cell office:value-type="float" office:value="18.6667">
            <text:p>18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12-28T06:00:00">
            <text:p>Sat Dec 28 06:00:00 2019</text:p>
          </table:table-cell>
          <table:table-cell office:value-type="float" office:value="17.5">
            <text:p>17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2-28T07:00:00">
            <text:p>Sat Dec 28 07:00:00 2019</text:p>
          </table:table-cell>
          <table:table-cell office:value-type="float" office:value="14.3333">
            <text:p>14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12-28T08:00:00">
            <text:p>Sat Dec 28 08:00:00 2019</text:p>
          </table:table-cell>
          <table:table-cell office:value-type="float" office:value="19.1667">
            <text:p>19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12-28T09:00:00">
            <text:p>Sat Dec 28 09:00:00 2019</text:p>
          </table:table-cell>
          <table:table-cell office:value-type="float" office:value="22.3333">
            <text:p>22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28T10:00:00">
            <text:p>Sat Dec 28 10:00:00 2019</text:p>
          </table:table-cell>
          <table:table-cell office:value-type="float" office:value="25.3333">
            <text:p>25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9-12-28T11:00:00">
            <text:p>Sat Dec 28 11:00:00 2019</text:p>
          </table:table-cell>
          <table:table-cell office:value-type="float" office:value="25.5">
            <text:p>25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2-28T12:00:00">
            <text:p>Sat Dec 28 12:00:00 2019</text:p>
          </table:table-cell>
          <table:table-cell office:value-type="float" office:value="20.8333">
            <text:p>20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2-28T13:00:00">
            <text:p>Sat Dec 28 13:00:00 2019</text:p>
          </table:table-cell>
          <table:table-cell office:value-type="float" office:value="23.6667">
            <text:p>23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28T15:00:00">
            <text:p>Sat Dec 28 15:00:00 2019</text:p>
          </table:table-cell>
          <table:table-cell office:value-type="float" office:value="12.1667">
            <text:p>12.1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2-29T07:00:00">
            <text:p>Sun Dec 29 07:00:00 2019</text:p>
          </table:table-cell>
          <table:table-cell office:value-type="float" office:value="19.8333">
            <text:p>19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29T08:00:00">
            <text:p>Sun Dec 29 08:00:00 2019</text:p>
          </table:table-cell>
          <table:table-cell office:value-type="float" office:value="17.1667">
            <text:p>17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2-29T09:00:00">
            <text:p>Sun Dec 29 09:00:00 2019</text:p>
          </table:table-cell>
          <table:table-cell office:value-type="float" office:value="19.1667">
            <text:p>19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2-29T10:00:00">
            <text:p>Sun Dec 29 10:00:00 2019</text:p>
          </table:table-cell>
          <table:table-cell office:value-type="float" office:value="21.8333">
            <text:p>21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9-12-29T11:00:00">
            <text:p>Sun Dec 29 11:00:00 2019</text:p>
          </table:table-cell>
          <table:table-cell office:value-type="float" office:value="19.0">
            <text:p>19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2-29T12:00:00">
            <text:p>Sun Dec 29 12:00:00 2019</text:p>
          </table:table-cell>
          <table:table-cell office:value-type="float" office:value="16.6667">
            <text:p>16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2-29T14:00:00">
            <text:p>Sun Dec 29 14:00:00 2019</text:p>
          </table:table-cell>
          <table:table-cell office:value-type="float" office:value="7.3333">
            <text:p>7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9-12-30T05:00:00">
            <text:p>Mon Dec 30 05:00:00 2019</text:p>
          </table:table-cell>
          <table:table-cell office:value-type="float" office:value="21.5">
            <text:p>21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2-30T06:00:00">
            <text:p>Mon Dec 30 06:00:00 2019</text:p>
          </table:table-cell>
          <table:table-cell office:value-type="float" office:value="21.8333">
            <text:p>21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9-12-30T07:00:00">
            <text:p>Mon Dec 30 07:00:00 2019</text:p>
          </table:table-cell>
          <table:table-cell office:value-type="float" office:value="24.8333">
            <text:p>24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12-30T08:00:00">
            <text:p>Mon Dec 30 08:00:00 2019</text:p>
          </table:table-cell>
          <table:table-cell office:value-type="float" office:value="24.1667">
            <text:p>24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12-30T09:00:00">
            <text:p>Mon Dec 30 09:00:00 2019</text:p>
          </table:table-cell>
          <table:table-cell office:value-type="float" office:value="32.1667">
            <text:p>32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12-30T10:00:00">
            <text:p>Mon Dec 30 10:00:00 2019</text:p>
          </table:table-cell>
          <table:table-cell office:value-type="float" office:value="43.0">
            <text:p>43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30T11:00:00">
            <text:p>Mon Dec 30 11:00:00 2019</text:p>
          </table:table-cell>
          <table:table-cell office:value-type="float" office:value="29.6667">
            <text:p>29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9-12-30T12:00:00">
            <text:p>Mon Dec 30 12:00:00 2019</text:p>
          </table:table-cell>
          <table:table-cell office:value-type="float" office:value="29.0">
            <text:p>29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2-30T13:00:00">
            <text:p>Mon Dec 30 13:00:00 2019</text:p>
          </table:table-cell>
          <table:table-cell office:value-type="float" office:value="21.1667">
            <text:p>21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2-30T14:00:00">
            <text:p>Mon Dec 30 14:00:00 2019</text:p>
          </table:table-cell>
          <table:table-cell office:value-type="float" office:value="17.5">
            <text:p>17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30T15:00:00">
            <text:p>Mon Dec 30 15:00:00 2019</text:p>
          </table:table-cell>
          <table:table-cell office:value-type="float" office:value="14.0">
            <text:p>14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2-31T06:00:00">
            <text:p>Tue Dec 31 06:00:00 2019</text:p>
          </table:table-cell>
          <table:table-cell office:value-type="float" office:value="17.6667">
            <text:p>17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2-31T07:00:00">
            <text:p>Tue Dec 31 07:00:00 2019</text:p>
          </table:table-cell>
          <table:table-cell office:value-type="float" office:value="19.6667">
            <text:p>19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31T08:00:00">
            <text:p>Tue Dec 31 08:00:00 2019</text:p>
          </table:table-cell>
          <table:table-cell office:value-type="float" office:value="22.3333">
            <text:p>22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1T09:00:00">
            <text:p>Tue Dec 31 09:00:00 2019</text:p>
          </table:table-cell>
          <table:table-cell office:value-type="float" office:value="24.1667">
            <text:p>24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31T10:00:00">
            <text:p>Tue Dec 31 10:00:00 2019</text:p>
          </table:table-cell>
          <table:table-cell office:value-type="float" office:value="24.1667">
            <text:p>24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2-31T11:00:00">
            <text:p>Tue Dec 31 11:00:00 2019</text:p>
          </table:table-cell>
          <table:table-cell office:value-type="float" office:value="32.0">
            <text:p>3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2-31T12:00:00">
            <text:p>Tue Dec 31 12:00:00 2019</text:p>
          </table:table-cell>
          <table:table-cell office:value-type="float" office:value="29.0">
            <text:p>29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2-31T13:00:00">
            <text:p>Tue Dec 31 13:00:00 2019</text:p>
          </table:table-cell>
          <table:table-cell office:value-type="float" office:value="23.5">
            <text:p>2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31T14:00:00">
            <text:p>Tue Dec 31 14:00:00 2019</text:p>
          </table:table-cell>
          <table:table-cell office:value-type="float" office:value="17.8333">
            <text:p>17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31T16:00:00">
            <text:p>Tue Dec 31 16:00:00 2019</text:p>
          </table:table-cell>
          <table:table-cell office:value-type="float" office:value="20.3333">
            <text:p>20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1-01T08:00:00">
            <text:p>Wed Jan  1 08:00:00 2020</text:p>
          </table:table-cell>
          <table:table-cell office:value-type="float" office:value="29.1667">
            <text:p>29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1-01T09:00:00">
            <text:p>Wed Jan  1 09:00:00 2020</text:p>
          </table:table-cell>
          <table:table-cell office:value-type="float" office:value="24.5">
            <text:p>24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01T10:00:00">
            <text:p>Wed Jan  1 10:00:00 2020</text:p>
          </table:table-cell>
          <table:table-cell office:value-type="float" office:value="26.1667">
            <text:p>26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01T11:00:00">
            <text:p>Wed Jan  1 11:00:00 2020</text:p>
          </table:table-cell>
          <table:table-cell office:value-type="float" office:value="21.0">
            <text:p>21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01-01T12:00:00">
            <text:p>Wed Jan  1 12:00:00 2020</text:p>
          </table:table-cell>
          <table:table-cell office:value-type="float" office:value="15.3333">
            <text:p>15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01-01T13:00:00">
            <text:p>Wed Jan  1 13:00:00 2020</text:p>
          </table:table-cell>
          <table:table-cell office:value-type="float" office:value="20.6667">
            <text:p>20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01-01T14:00:00">
            <text:p>Wed Jan  1 14:00:00 2020</text:p>
          </table:table-cell>
          <table:table-cell office:value-type="float" office:value="11.8333">
            <text:p>11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1-01T16:00:00">
            <text:p>Wed Jan  1 16:00:00 2020</text:p>
          </table:table-cell>
          <table:table-cell office:value-type="float" office:value="10.3333">
            <text:p>10.3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01-02T06:00:00">
            <text:p>Thu Jan  2 06:00:00 2020</text:p>
          </table:table-cell>
          <table:table-cell office:value-type="float" office:value="19.5">
            <text:p>19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01-02T07:00:00">
            <text:p>Thu Jan  2 07:00:00 2020</text:p>
          </table:table-cell>
          <table:table-cell office:value-type="float" office:value="12.5">
            <text:p>12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01-02T08:00:00">
            <text:p>Thu Jan  2 08:00:00 2020</text:p>
          </table:table-cell>
          <table:table-cell office:value-type="float" office:value="24.0">
            <text:p>24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2T09:00:00">
            <text:p>Thu Jan  2 09:00:00 2020</text:p>
          </table:table-cell>
          <table:table-cell office:value-type="float" office:value="25.0">
            <text:p>25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0-01-02T10:00:00">
            <text:p>Thu Jan  2 10:00:00 2020</text:p>
          </table:table-cell>
          <table:table-cell office:value-type="float" office:value="32.5">
            <text:p>32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2T11:00:00">
            <text:p>Thu Jan  2 11:00:00 2020</text:p>
          </table:table-cell>
          <table:table-cell office:value-type="float" office:value="30.0">
            <text:p>30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0-01-02T12:00:00">
            <text:p>Thu Jan  2 12:00:00 2020</text:p>
          </table:table-cell>
          <table:table-cell office:value-type="float" office:value="20.8333">
            <text:p>20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1-02T13:00:00">
            <text:p>Thu Jan  2 13:00:00 2020</text:p>
          </table:table-cell>
          <table:table-cell office:value-type="float" office:value="33.0">
            <text:p>3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1-02T14:00:00">
            <text:p>Thu Jan  2 14:00:00 2020</text:p>
          </table:table-cell>
          <table:table-cell office:value-type="float" office:value="44.0">
            <text:p>44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1-03T10:00:00">
            <text:p>Fri Jan  3 10:00:00 2020</text:p>
          </table:table-cell>
          <table:table-cell office:value-type="float" office:value="63.6667">
            <text:p>63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1-03T11:00:00">
            <text:p>Fri Jan  3 11:00:00 2020</text:p>
          </table:table-cell>
          <table:table-cell office:value-type="float" office:value="54.3333">
            <text:p>54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03T12:00:00">
            <text:p>Fri Jan  3 12:00:00 2020</text:p>
          </table:table-cell>
          <table:table-cell office:value-type="float" office:value="58.6667">
            <text:p>58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0-01-03T13:00:00">
            <text:p>Fri Jan  3 13:00:00 2020</text:p>
          </table:table-cell>
          <table:table-cell office:value-type="float" office:value="48.6667">
            <text:p>48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1-03T14:00:00">
            <text:p>Fri Jan  3 14:00:00 2020</text:p>
          </table:table-cell>
          <table:table-cell office:value-type="float" office:value="31.1667">
            <text:p>31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1-04T08:00:00">
            <text:p>Sat Jan  4 08:00:00 2020</text:p>
          </table:table-cell>
          <table:table-cell office:value-type="float" office:value="17.3333">
            <text:p>17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1-04T09:00:00">
            <text:p>Sat Jan  4 09:00:00 2020</text:p>
          </table:table-cell>
          <table:table-cell office:value-type="float" office:value="14.3333">
            <text:p>14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01-04T10:00:00">
            <text:p>Sat Jan  4 10:00:00 2020</text:p>
          </table:table-cell>
          <table:table-cell office:value-type="float" office:value="12.1667">
            <text:p>12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01-04T11:00:00">
            <text:p>Sat Jan  4 11:00:00 2020</text:p>
          </table:table-cell>
          <table:table-cell office:value-type="float" office:value="16.1667">
            <text:p>16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1-04T12:00:00">
            <text:p>Sat Jan  4 12:00:00 2020</text:p>
          </table:table-cell>
          <table:table-cell office:value-type="float" office:value="18.6667">
            <text:p>18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05T04:00:00">
            <text:p>Sun Jan  5 04:00:00 2020</text:p>
          </table:table-cell>
          <table:table-cell office:value-type="float" office:value="37.8333">
            <text:p>37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5T05:00:00">
            <text:p>Sun Jan  5 05:00:00 2020</text:p>
          </table:table-cell>
          <table:table-cell office:value-type="float" office:value="37.0">
            <text:p>37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05T06:00:00">
            <text:p>Sun Jan  5 06:00:00 2020</text:p>
          </table:table-cell>
          <table:table-cell office:value-type="float" office:value="28.1667">
            <text:p>28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05T07:00:00">
            <text:p>Sun Jan  5 07:00:00 2020</text:p>
          </table:table-cell>
          <table:table-cell office:value-type="float" office:value="23.0">
            <text:p>23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1-05T08:00:00">
            <text:p>Sun Jan  5 08:00:00 2020</text:p>
          </table:table-cell>
          <table:table-cell office:value-type="float" office:value="23.3333">
            <text:p>23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05T09:00:00">
            <text:p>Sun Jan  5 09:00:00 2020</text:p>
          </table:table-cell>
          <table:table-cell office:value-type="float" office:value="23.1667">
            <text:p>23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01-05T10:00:00">
            <text:p>Sun Jan  5 10:00:00 2020</text:p>
          </table:table-cell>
          <table:table-cell office:value-type="float" office:value="19.5">
            <text:p>19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05T11:00:00">
            <text:p>Sun Jan  5 11:00:00 2020</text:p>
          </table:table-cell>
          <table:table-cell office:value-type="float" office:value="25.6667">
            <text:p>25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1-05T12:00:00">
            <text:p>Sun Jan  5 12:00:00 2020</text:p>
          </table:table-cell>
          <table:table-cell office:value-type="float" office:value="25.8333">
            <text:p>25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1-05T13:00:00">
            <text:p>Sun Jan  5 13:00:00 2020</text:p>
          </table:table-cell>
          <table:table-cell office:value-type="float" office:value="18.8333">
            <text:p>18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1-05T14:00:00">
            <text:p>Sun Jan  5 14:00:00 2020</text:p>
          </table:table-cell>
          <table:table-cell office:value-type="float" office:value="11.5">
            <text:p>11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05T15:00:00">
            <text:p>Sun Jan  5 15:00:00 2020</text:p>
          </table:table-cell>
          <table:table-cell office:value-type="float" office:value="12.5">
            <text:p>12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1-05T16:00:00">
            <text:p>Sun Jan  5 16:00:00 2020</text:p>
          </table:table-cell>
          <table:table-cell office:value-type="float" office:value="11.8333">
            <text:p>11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1-06T07:00:00">
            <text:p>Mon Jan  6 07:00:00 2020</text:p>
          </table:table-cell>
          <table:table-cell office:value-type="float" office:value="16.1667">
            <text:p>16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1-06T08:00:00">
            <text:p>Mon Jan  6 08:00:00 2020</text:p>
          </table:table-cell>
          <table:table-cell office:value-type="float" office:value="15.5">
            <text:p>15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1-06T09:00:00">
            <text:p>Mon Jan  6 09:00:00 2020</text:p>
          </table:table-cell>
          <table:table-cell office:value-type="float" office:value="14.6667">
            <text:p>14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1-06T10:00:00">
            <text:p>Mon Jan  6 10:00:00 2020</text:p>
          </table:table-cell>
          <table:table-cell office:value-type="float" office:value="20.3333">
            <text:p>20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0-01-06T11:00:00">
            <text:p>Mon Jan  6 11:00:00 2020</text:p>
          </table:table-cell>
          <table:table-cell office:value-type="float" office:value="27.1667">
            <text:p>27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1-06T12:00:00">
            <text:p>Mon Jan  6 12:00:00 2020</text:p>
          </table:table-cell>
          <table:table-cell office:value-type="float" office:value="20.1667">
            <text:p>20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1-06T13:00:00">
            <text:p>Mon Jan  6 13:00:00 2020</text:p>
          </table:table-cell>
          <table:table-cell office:value-type="float" office:value="32.8333">
            <text:p>32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06T14:00:00">
            <text:p>Mon Jan  6 14:00:00 2020</text:p>
          </table:table-cell>
          <table:table-cell office:value-type="float" office:value="28.1667">
            <text:p>28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06T15:00:00">
            <text:p>Mon Jan  6 15:00:00 2020</text:p>
          </table:table-cell>
          <table:table-cell office:value-type="float" office:value="18.6667">
            <text:p>18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1-07T06:00:00">
            <text:p>Tue Jan  7 06:00:00 2020</text:p>
          </table:table-cell>
          <table:table-cell office:value-type="float" office:value="18.0">
            <text:p>18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01-07T07:00:00">
            <text:p>Tue Jan  7 07:00:00 2020</text:p>
          </table:table-cell>
          <table:table-cell office:value-type="float" office:value="15.8333">
            <text:p>15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1-07T08:00:00">
            <text:p>Tue Jan  7 08:00:00 2020</text:p>
          </table:table-cell>
          <table:table-cell office:value-type="float" office:value="8.3333">
            <text:p>8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01-07T09:00:00">
            <text:p>Tue Jan  7 09:00:00 2020</text:p>
          </table:table-cell>
          <table:table-cell office:value-type="float" office:value="13.8333">
            <text:p>13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1-07T15:00:00">
            <text:p>Tue Jan  7 15:00:00 2020</text:p>
          </table:table-cell>
          <table:table-cell office:value-type="float" office:value="24.3333">
            <text:p>24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1-07T16:00:00">
            <text:p>Tue Jan  7 16:00:00 2020</text:p>
          </table:table-cell>
          <table:table-cell office:value-type="float" office:value="23.6667">
            <text:p>23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1-07T17:00:00">
            <text:p>Tue Jan  7 17:00:00 2020</text:p>
          </table:table-cell>
          <table:table-cell office:value-type="float" office:value="20.6667">
            <text:p>20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1-07T18:00:00">
            <text:p>Tue Jan  7 18:00:00 2020</text:p>
          </table:table-cell>
          <table:table-cell office:value-type="float" office:value="24.8333">
            <text:p>24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1-08T04:00:00">
            <text:p>Wed Jan  8 04:00:00 2020</text:p>
          </table:table-cell>
          <table:table-cell office:value-type="float" office:value="22.3333">
            <text:p>22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08T05:00:00">
            <text:p>Wed Jan  8 05:00:00 2020</text:p>
          </table:table-cell>
          <table:table-cell office:value-type="float" office:value="28.5">
            <text:p>28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1-08T06:00:00">
            <text:p>Wed Jan  8 06:00:00 2020</text:p>
          </table:table-cell>
          <table:table-cell office:value-type="float" office:value="14.8333">
            <text:p>14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01-08T07:00:00">
            <text:p>Wed Jan  8 07:00:00 2020</text:p>
          </table:table-cell>
          <table:table-cell office:value-type="float" office:value="13.8333">
            <text:p>1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0-01-08T08:00:00">
            <text:p>Wed Jan  8 08:00:00 2020</text:p>
          </table:table-cell>
          <table:table-cell office:value-type="float" office:value="11.3333">
            <text:p>11.3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01-09T02:00:00">
            <text:p>Thu Jan  9 02:00:00 2020</text:p>
          </table:table-cell>
          <table:table-cell office:value-type="float" office:value="8.6667">
            <text:p>8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09T13:00:00">
            <text:p>Thu Jan  9 13:00:00 2020</text:p>
          </table:table-cell>
          <table:table-cell office:value-type="float" office:value="36.1667">
            <text:p>36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1-09T14:00:00">
            <text:p>Thu Jan  9 14:00:00 2020</text:p>
          </table:table-cell>
          <table:table-cell office:value-type="float" office:value="28.5">
            <text:p>28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1-09T15:00:00">
            <text:p>Thu Jan  9 15:00:00 2020</text:p>
          </table:table-cell>
          <table:table-cell office:value-type="float" office:value="24.6667">
            <text:p>24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1-10T08:00:00">
            <text:p>Fri Jan 10 08:00:00 2020</text:p>
          </table:table-cell>
          <table:table-cell office:value-type="float" office:value="18.1667">
            <text:p>18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1-10T10:00:00">
            <text:p>Fri Jan 10 10:00:00 2020</text:p>
          </table:table-cell>
          <table:table-cell office:value-type="float" office:value="39.3333">
            <text:p>39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1-10T11:00:00">
            <text:p>Fri Jan 10 11:00:00 2020</text:p>
          </table:table-cell>
          <table:table-cell office:value-type="float" office:value="45.3333">
            <text:p>45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10T12:00:00">
            <text:p>Fri Jan 10 12:00:00 2020</text:p>
          </table:table-cell>
          <table:table-cell office:value-type="float" office:value="49.1667">
            <text:p>49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01-10T13:00:00">
            <text:p>Fri Jan 10 13:00:00 2020</text:p>
          </table:table-cell>
          <table:table-cell office:value-type="float" office:value="34.8333">
            <text:p>34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1-10T14:00:00">
            <text:p>Fri Jan 10 14:00:00 2020</text:p>
          </table:table-cell>
          <table:table-cell office:value-type="float" office:value="23.1667">
            <text:p>23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01-10T15:00:00">
            <text:p>Fri Jan 10 15:00:00 2020</text:p>
          </table:table-cell>
          <table:table-cell office:value-type="float" office:value="21.1667">
            <text:p>21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1-11T08:00:00">
            <text:p>Sat Jan 11 08:00:00 2020</text:p>
          </table:table-cell>
          <table:table-cell office:value-type="float" office:value="16.5">
            <text:p>16.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0-01-11T09:00:00">
            <text:p>Sat Jan 11 09:00:00 2020</text:p>
          </table:table-cell>
          <table:table-cell office:value-type="float" office:value="23.0">
            <text:p>23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01-11T10:00:00">
            <text:p>Sat Jan 11 10:00:00 2020</text:p>
          </table:table-cell>
          <table:table-cell office:value-type="float" office:value="25.8333">
            <text:p>25.8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01-11T11:00:00">
            <text:p>Sat Jan 11 11:00:00 2020</text:p>
          </table:table-cell>
          <table:table-cell office:value-type="float" office:value="24.8333">
            <text:p>24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1-11T12:00:00">
            <text:p>Sat Jan 11 12:00:00 2020</text:p>
          </table:table-cell>
          <table:table-cell office:value-type="float" office:value="14.0">
            <text:p>14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11T13:00:00">
            <text:p>Sat Jan 11 13:00:00 2020</text:p>
          </table:table-cell>
          <table:table-cell office:value-type="float" office:value="11.3333">
            <text:p>11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1-11T14:00:00">
            <text:p>Sat Jan 11 14:00:00 2020</text:p>
          </table:table-cell>
          <table:table-cell office:value-type="float" office:value="19.1667">
            <text:p>19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12T05:00:00">
            <text:p>Sun Jan 12 05:00:00 2020</text:p>
          </table:table-cell>
          <table:table-cell office:value-type="float" office:value="24.6667">
            <text:p>24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1-12T06:00:00">
            <text:p>Sun Jan 12 06:00:00 2020</text:p>
          </table:table-cell>
          <table:table-cell office:value-type="float" office:value="19.8333">
            <text:p>19.8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01-12T07:00:00">
            <text:p>Sun Jan 12 07:00:00 2020</text:p>
          </table:table-cell>
          <table:table-cell office:value-type="float" office:value="16.5">
            <text:p>16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1-12T08:00:00">
            <text:p>Sun Jan 12 08:00:00 2020</text:p>
          </table:table-cell>
          <table:table-cell office:value-type="float" office:value="19.5">
            <text:p>19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1-12T09:00:00">
            <text:p>Sun Jan 12 09:00:00 2020</text:p>
          </table:table-cell>
          <table:table-cell office:value-type="float" office:value="24.6667">
            <text:p>24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12T10:00:00">
            <text:p>Sun Jan 12 10:00:00 2020</text:p>
          </table:table-cell>
          <table:table-cell office:value-type="float" office:value="23.6667">
            <text:p>23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12T11:00:00">
            <text:p>Sun Jan 12 11:00:00 2020</text:p>
          </table:table-cell>
          <table:table-cell office:value-type="float" office:value="22.6667">
            <text:p>22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01-12T12:00:00">
            <text:p>Sun Jan 12 12:00:00 2020</text:p>
          </table:table-cell>
          <table:table-cell office:value-type="float" office:value="28.0">
            <text:p>28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1-12T13:00:00">
            <text:p>Sun Jan 12 13:00:00 2020</text:p>
          </table:table-cell>
          <table:table-cell office:value-type="float" office:value="23.3333">
            <text:p>23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01-12T14:00:00">
            <text:p>Sun Jan 12 14:00:00 2020</text:p>
          </table:table-cell>
          <table:table-cell office:value-type="float" office:value="13.8333">
            <text:p>13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1-12T15:00:00">
            <text:p>Sun Jan 12 15:00:00 2020</text:p>
          </table:table-cell>
          <table:table-cell office:value-type="float" office:value="14.3333">
            <text:p>14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1-12T16:00:00">
            <text:p>Sun Jan 12 16:00:00 2020</text:p>
          </table:table-cell>
          <table:table-cell office:value-type="float" office:value="8.6667">
            <text:p>8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1-13T11:00:00">
            <text:p>Mon Jan 13 11:00:00 2020</text:p>
          </table:table-cell>
          <table:table-cell office:value-type="float" office:value="41.0">
            <text:p>41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1-13T12:00:00">
            <text:p>Mon Jan 13 12:00:00 2020</text:p>
          </table:table-cell>
          <table:table-cell office:value-type="float" office:value="41.8333">
            <text:p>4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1-13T13:00:00">
            <text:p>Mon Jan 13 13:00:00 2020</text:p>
          </table:table-cell>
          <table:table-cell office:value-type="float" office:value="59.3333">
            <text:p>59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13T14:00:00">
            <text:p>Mon Jan 13 14:00:00 2020</text:p>
          </table:table-cell>
          <table:table-cell office:value-type="float" office:value="36.8333">
            <text:p>36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1-13T15:00:00">
            <text:p>Mon Jan 13 15:00:00 2020</text:p>
          </table:table-cell>
          <table:table-cell office:value-type="float" office:value="25.6667">
            <text:p>25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01-13T16:00:00">
            <text:p>Mon Jan 13 16:00:00 2020</text:p>
          </table:table-cell>
          <table:table-cell office:value-type="float" office:value="15.8333">
            <text:p>15.8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0-01-13T18:00:00">
            <text:p>Mon Jan 13 18:00:00 2020</text:p>
          </table:table-cell>
          <table:table-cell office:value-type="float" office:value="21.8333">
            <text:p>21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13T19:00:00">
            <text:p>Mon Jan 13 19:00:00 2020</text:p>
          </table:table-cell>
          <table:table-cell office:value-type="float" office:value="38.6667">
            <text:p>38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01-13T22:00:00">
            <text:p>Mon Jan 13 22:00:00 2020</text:p>
          </table:table-cell>
          <table:table-cell office:value-type="float" office:value="38.0">
            <text:p>38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4T08:00:00">
            <text:p>Tue Jan 14 08:00:00 2020</text:p>
          </table:table-cell>
          <table:table-cell office:value-type="float" office:value="21.5">
            <text:p>21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14T11:00:00">
            <text:p>Tue Jan 14 11:00:00 2020</text:p>
          </table:table-cell>
          <table:table-cell office:value-type="float" office:value="55.3333">
            <text:p>55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1-14T12:00:00">
            <text:p>Tue Jan 14 12:00:00 2020</text:p>
          </table:table-cell>
          <table:table-cell office:value-type="float" office:value="44.2">
            <text:p>44.2</text:p>
          </table:table-cell>
          <table:table-cell office:value-type="float" office:value="22.8">
            <text:p>22.8</text:p>
          </table:table-cell>
        </table:table-row>
        <table:table-row>
          <table:table-cell table:style-name="pd1" office:value-type="date" office:date-value="2020-01-14T15:00:00">
            <text:p>Tue Jan 14 15:00:00 2020</text:p>
          </table:table-cell>
          <table:table-cell office:value-type="float" office:value="9.3333">
            <text:p>9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0-01-14T16:00:00">
            <text:p>Tue Jan 14 16:00:00 2020</text:p>
          </table:table-cell>
          <table:table-cell office:value-type="float" office:value="9.0">
            <text:p>9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0-01-14T17:00:00">
            <text:p>Tue Jan 14 17:00:00 2020</text:p>
          </table:table-cell>
          <table:table-cell office:value-type="float" office:value="10.6667">
            <text:p>10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0-01-15T12:00:00">
            <text:p>Wed Jan 15 12:00:00 2020</text:p>
          </table:table-cell>
          <table:table-cell office:value-type="float" office:value="40.6667">
            <text:p>40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01-15T13:00:00">
            <text:p>Wed Jan 15 13:00:00 2020</text:p>
          </table:table-cell>
          <table:table-cell office:value-type="float" office:value="31.3333">
            <text:p>31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1-15T14:00:00">
            <text:p>Wed Jan 15 14:00:00 2020</text:p>
          </table:table-cell>
          <table:table-cell office:value-type="float" office:value="28.0">
            <text:p>28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15T15:00:00">
            <text:p>Wed Jan 15 15:00:00 2020</text:p>
          </table:table-cell>
          <table:table-cell office:value-type="float" office:value="29.8333">
            <text:p>29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1-15T16:00:00">
            <text:p>Wed Jan 15 16:00:00 2020</text:p>
          </table:table-cell>
          <table:table-cell office:value-type="float" office:value="25.1667">
            <text:p>25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1-15T17:00:00">
            <text:p>Wed Jan 15 17:00:00 2020</text:p>
          </table:table-cell>
          <table:table-cell office:value-type="float" office:value="22.5">
            <text:p>22.5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1-16T01:00:00">
            <text:p>Thu Jan 16 01:00:00 2020</text:p>
          </table:table-cell>
          <table:table-cell office:value-type="float" office:value="33.8333">
            <text:p>33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01-16T02:00:00">
            <text:p>Thu Jan 16 02:00:00 2020</text:p>
          </table:table-cell>
          <table:table-cell office:value-type="float" office:value="21.6667">
            <text:p>21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1-16T03:00:00">
            <text:p>Thu Jan 16 03:00:00 2020</text:p>
          </table:table-cell>
          <table:table-cell office:value-type="float" office:value="16.6667">
            <text:p>16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1-16T12:00:00">
            <text:p>Thu Jan 16 12:00:00 2020</text:p>
          </table:table-cell>
          <table:table-cell office:value-type="float" office:value="42.3333">
            <text:p>42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1-16T13:00:00">
            <text:p>Thu Jan 16 13:00:00 2020</text:p>
          </table:table-cell>
          <table:table-cell office:value-type="float" office:value="44.0">
            <text:p>44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1-16T14:00:00">
            <text:p>Thu Jan 16 14:00:00 2020</text:p>
          </table:table-cell>
          <table:table-cell office:value-type="float" office:value="59.6667">
            <text:p>59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16T15:00:00">
            <text:p>Thu Jan 16 15:00:00 2020</text:p>
          </table:table-cell>
          <table:table-cell office:value-type="float" office:value="40.1667">
            <text:p>40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1-17T13:00:00">
            <text:p>Fri Jan 17 13:00:00 2020</text:p>
          </table:table-cell>
          <table:table-cell office:value-type="float" office:value="68.5">
            <text:p>68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17T15:00:00">
            <text:p>Fri Jan 17 15:00:00 2020</text:p>
          </table:table-cell>
          <table:table-cell office:value-type="float" office:value="24.0">
            <text:p>24.0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01-17T16:00:00">
            <text:p>Fri Jan 17 16:00:00 2020</text:p>
          </table:table-cell>
          <table:table-cell office:value-type="float" office:value="12.5">
            <text:p>12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0-01-17T17:00:00">
            <text:p>Fri Jan 17 17:00:00 2020</text:p>
          </table:table-cell>
          <table:table-cell office:value-type="float" office:value="9.3333">
            <text:p>9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01-17T18:00:00">
            <text:p>Fri Jan 17 18:00:00 2020</text:p>
          </table:table-cell>
          <table:table-cell office:value-type="float" office:value="11.1667">
            <text:p>11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01-18T01:00:00">
            <text:p>Sat Jan 18 01:00:00 2020</text:p>
          </table:table-cell>
          <table:table-cell office:value-type="float" office:value="26.6667">
            <text:p>26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1-18T02:00:00">
            <text:p>Sat Jan 18 02:00:00 2020</text:p>
          </table:table-cell>
          <table:table-cell office:value-type="float" office:value="18.6667">
            <text:p>18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1-18T03:00:00">
            <text:p>Sat Jan 18 03:00:00 2020</text:p>
          </table:table-cell>
          <table:table-cell office:value-type="float" office:value="18.3333">
            <text:p>18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18T11:00:00">
            <text:p>Sat Jan 18 11:00:00 2020</text:p>
          </table:table-cell>
          <table:table-cell office:value-type="float" office:value="25.1667">
            <text:p>25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1-18T12:00:00">
            <text:p>Sat Jan 18 12:00:00 2020</text:p>
          </table:table-cell>
          <table:table-cell office:value-type="float" office:value="11.5">
            <text:p>11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18T13:00:00">
            <text:p>Sat Jan 18 13:00:00 2020</text:p>
          </table:table-cell>
          <table:table-cell office:value-type="float" office:value="9.5">
            <text:p>9.5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19T00:00:00">
            <text:p>Sun Jan 19 00:00:00 2020</text:p>
          </table:table-cell>
          <table:table-cell office:value-type="float" office:value="9.1667">
            <text:p>9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1-19T01:00:00">
            <text:p>Sun Jan 19 01:00:00 2020</text:p>
          </table:table-cell>
          <table:table-cell office:value-type="float" office:value="10.3333">
            <text:p>10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1-20T22:00:00">
            <text:p>Mon Jan 20 22:00:00 2020</text:p>
          </table:table-cell>
          <table:table-cell office:value-type="float" office:value="4.6667">
            <text:p>4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20T23:00:00">
            <text:p>Mon Jan 20 23:00:00 2020</text:p>
          </table:table-cell>
          <table:table-cell office:value-type="float" office:value="6.8333">
            <text:p>6.8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1-21T00:00:00">
            <text:p>Tue Jan 21 00:00:00 2020</text:p>
          </table:table-cell>
          <table:table-cell office:value-type="float" office:value="7.0">
            <text:p>7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1-21T02:00:00">
            <text:p>Tue Jan 21 02:00:00 2020</text:p>
          </table:table-cell>
          <table:table-cell office:value-type="float" office:value="7.5">
            <text:p>7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21T09:00:00">
            <text:p>Tue Jan 21 09:00:00 2020</text:p>
          </table:table-cell>
          <table:table-cell office:value-type="float" office:value="7.8333">
            <text:p>7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01-21T14:00:00">
            <text:p>Tue Jan 21 14:00:00 2020</text:p>
          </table:table-cell>
          <table:table-cell office:value-type="float" office:value="5.0">
            <text:p>5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1-21T15:00:00">
            <text:p>Tue Jan 21 15:00:00 2020</text:p>
          </table:table-cell>
          <table:table-cell office:value-type="float" office:value="4.5">
            <text:p>4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1-21T17:00:00">
            <text:p>Tue Jan 21 17:00:00 2020</text:p>
          </table:table-cell>
          <table:table-cell office:value-type="float" office:value="4.8333">
            <text:p>4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1-21T20:00:00">
            <text:p>Tue Jan 21 20:00:00 2020</text:p>
          </table:table-cell>
          <table:table-cell office:value-type="float" office:value="13.3333">
            <text:p>13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1-21T21:00:00">
            <text:p>Tue Jan 21 21:00:00 2020</text:p>
          </table:table-cell>
          <table:table-cell office:value-type="float" office:value="10.1667">
            <text:p>10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1-22T01:00:00">
            <text:p>Wed Jan 22 01:00:00 2020</text:p>
          </table:table-cell>
          <table:table-cell office:value-type="float" office:value="9.3333">
            <text:p>9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1-23T07:00:00">
            <text:p>Thu Jan 23 07:00:00 2020</text:p>
          </table:table-cell>
          <table:table-cell office:value-type="float" office:value="17.6667">
            <text:p>17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01-23T09:00:00">
            <text:p>Thu Jan 23 09:00:00 2020</text:p>
          </table:table-cell>
          <table:table-cell office:value-type="float" office:value="20.8333">
            <text:p>20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01-23T12:00:00">
            <text:p>Thu Jan 23 12:00:00 2020</text:p>
          </table:table-cell>
          <table:table-cell office:value-type="float" office:value="42.1667">
            <text:p>42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1-23T13:00:00">
            <text:p>Thu Jan 23 13:00:00 2020</text:p>
          </table:table-cell>
          <table:table-cell office:value-type="float" office:value="52.1667">
            <text:p>52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1-23T14:00:00">
            <text:p>Thu Jan 23 14:00:00 2020</text:p>
          </table:table-cell>
          <table:table-cell office:value-type="float" office:value="55.8333">
            <text:p>55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23T15:00:00">
            <text:p>Thu Jan 23 15:00:00 2020</text:p>
          </table:table-cell>
          <table:table-cell office:value-type="float" office:value="53.8333">
            <text:p>53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23T16:00:00">
            <text:p>Thu Jan 23 16:00:00 2020</text:p>
          </table:table-cell>
          <table:table-cell office:value-type="float" office:value="46.3333">
            <text:p>46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1-23T17:00:00">
            <text:p>Thu Jan 23 17:00:00 2020</text:p>
          </table:table-cell>
          <table:table-cell office:value-type="float" office:value="46.3333">
            <text:p>46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1-23T18:00:00">
            <text:p>Thu Jan 23 18:00:00 2020</text:p>
          </table:table-cell>
          <table:table-cell office:value-type="float" office:value="43.0">
            <text:p>43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23T19:00:00">
            <text:p>Thu Jan 23 19:00:00 2020</text:p>
          </table:table-cell>
          <table:table-cell office:value-type="float" office:value="47.1667">
            <text:p>4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23T20:00:00">
            <text:p>Thu Jan 23 20:00:00 2020</text:p>
          </table:table-cell>
          <table:table-cell office:value-type="float" office:value="58.8333">
            <text:p>58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1-23T21:00:00">
            <text:p>Thu Jan 23 21:00:00 2020</text:p>
          </table:table-cell>
          <table:table-cell office:value-type="float" office:value="65.3333">
            <text:p>65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24T00:00:00">
            <text:p>Fri Jan 24 00:00:00 2020</text:p>
          </table:table-cell>
          <table:table-cell office:value-type="float" office:value="52.6667">
            <text:p>52.6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1-24T01:00:00">
            <text:p>Fri Jan 24 01:00:00 2020</text:p>
          </table:table-cell>
          <table:table-cell office:value-type="float" office:value="38.3333">
            <text:p>38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1-24T02:00:00">
            <text:p>Fri Jan 24 02:00:00 2020</text:p>
          </table:table-cell>
          <table:table-cell office:value-type="float" office:value="41.0">
            <text:p>41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1-24T03:00:00">
            <text:p>Fri Jan 24 03:00:00 2020</text:p>
          </table:table-cell>
          <table:table-cell office:value-type="float" office:value="46.1667">
            <text:p>46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24T04:00:00">
            <text:p>Fri Jan 24 04:00:00 2020</text:p>
          </table:table-cell>
          <table:table-cell office:value-type="float" office:value="43.3333">
            <text:p>43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4T05:00:00">
            <text:p>Fri Jan 24 05:00:00 2020</text:p>
          </table:table-cell>
          <table:table-cell office:value-type="float" office:value="39.1667">
            <text:p>39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1-24T06:00:00">
            <text:p>Fri Jan 24 06:00:00 2020</text:p>
          </table:table-cell>
          <table:table-cell office:value-type="float" office:value="29.8333">
            <text:p>29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1-24T07:00:00">
            <text:p>Fri Jan 24 07:00:00 2020</text:p>
          </table:table-cell>
          <table:table-cell office:value-type="float" office:value="25.6667">
            <text:p>25.6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4T08:00:00">
            <text:p>Fri Jan 24 08:00:00 2020</text:p>
          </table:table-cell>
          <table:table-cell office:value-type="float" office:value="30.0">
            <text:p>30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1-24T09:00:00">
            <text:p>Fri Jan 24 09:00:00 2020</text:p>
          </table:table-cell>
          <table:table-cell office:value-type="float" office:value="31.1667">
            <text:p>31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1-24T10:00:00">
            <text:p>Fri Jan 24 10:00:00 2020</text:p>
          </table:table-cell>
          <table:table-cell office:value-type="float" office:value="29.5">
            <text:p>29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24T11:00:00">
            <text:p>Fri Jan 24 11:00:00 2020</text:p>
          </table:table-cell>
          <table:table-cell office:value-type="float" office:value="26.1667">
            <text:p>26.1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01-24T12:00:00">
            <text:p>Fri Jan 24 12:00:00 2020</text:p>
          </table:table-cell>
          <table:table-cell office:value-type="float" office:value="27.5">
            <text:p>27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0-01-24T13:00:00">
            <text:p>Fri Jan 24 13:00:00 2020</text:p>
          </table:table-cell>
          <table:table-cell office:value-type="float" office:value="17.0">
            <text:p>17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1-24T15:00:00">
            <text:p>Fri Jan 24 15:00:00 2020</text:p>
          </table:table-cell>
          <table:table-cell office:value-type="float" office:value="20.3333">
            <text:p>20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0-01-25T03:00:00">
            <text:p>Sat Jan 25 03:00:00 2020</text:p>
          </table:table-cell>
          <table:table-cell office:value-type="float" office:value="12.8333">
            <text:p>12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01-25T04:00:00">
            <text:p>Sat Jan 25 04:00:00 2020</text:p>
          </table:table-cell>
          <table:table-cell office:value-type="float" office:value="13.8333">
            <text:p>13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1-25T05:00:00">
            <text:p>Sat Jan 25 05:00:00 2020</text:p>
          </table:table-cell>
          <table:table-cell office:value-type="float" office:value="11.3333">
            <text:p>11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01-25T06:00:00">
            <text:p>Sat Jan 25 06:00:00 2020</text:p>
          </table:table-cell>
          <table:table-cell office:value-type="float" office:value="14.0">
            <text:p>14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1-25T07:00:00">
            <text:p>Sat Jan 25 07:00:00 2020</text:p>
          </table:table-cell>
          <table:table-cell office:value-type="float" office:value="18.5">
            <text:p>18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25T08:00:00">
            <text:p>Sat Jan 25 08:00:00 2020</text:p>
          </table:table-cell>
          <table:table-cell office:value-type="float" office:value="18.0">
            <text:p>18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1-25T09:00:00">
            <text:p>Sat Jan 25 09:00:00 2020</text:p>
          </table:table-cell>
          <table:table-cell office:value-type="float" office:value="2.5">
            <text:p>2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0-01-25T10:00:00">
            <text:p>Sat Jan 25 10:00:00 2020</text:p>
          </table:table-cell>
          <table:table-cell office:value-type="float" office:value="1.1667">
            <text:p>1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1-25T11:00:00">
            <text:p>Sat Jan 25 11:00:00 2020</text:p>
          </table:table-cell>
          <table:table-cell office:value-type="float" office:value="1.0">
            <text:p>1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01-26T06:00:00">
            <text:p>Sun Jan 26 06:00:00 2020</text:p>
          </table:table-cell>
          <table:table-cell office:value-type="float" office:value="10.1667">
            <text:p>10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26T07:00:00">
            <text:p>Sun Jan 26 07:00:00 2020</text:p>
          </table:table-cell>
          <table:table-cell office:value-type="float" office:value="6.5">
            <text:p>6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1-26T08:00:00">
            <text:p>Sun Jan 26 08:00:00 2020</text:p>
          </table:table-cell>
          <table:table-cell office:value-type="float" office:value="6.8333">
            <text:p>6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26T09:00:00">
            <text:p>Sun Jan 26 09:00:00 2020</text:p>
          </table:table-cell>
          <table:table-cell office:value-type="float" office:value="9.8333">
            <text:p>9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1-26T10:00:00">
            <text:p>Sun Jan 26 10:00:00 2020</text:p>
          </table:table-cell>
          <table:table-cell office:value-type="float" office:value="7.1667">
            <text:p>7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1-26T11:00:00">
            <text:p>Sun Jan 26 11:00:00 2020</text:p>
          </table:table-cell>
          <table:table-cell office:value-type="float" office:value="8.3333">
            <text:p>8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01-26T12:00:00">
            <text:p>Sun Jan 26 12:00:00 2020</text:p>
          </table:table-cell>
          <table:table-cell office:value-type="float" office:value="7.5">
            <text:p>7.5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1-26T13:00:00">
            <text:p>Sun Jan 26 13:00:00 2020</text:p>
          </table:table-cell>
          <table:table-cell office:value-type="float" office:value="7.3333">
            <text:p>7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1-26T14:00:00">
            <text:p>Sun Jan 26 14:00:00 2020</text:p>
          </table:table-cell>
          <table:table-cell office:value-type="float" office:value="3.1667">
            <text:p>3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01-27T03:00:00">
            <text:p>Mon Jan 27 03:00:00 2020</text:p>
          </table:table-cell>
          <table:table-cell office:value-type="float" office:value="26.3333">
            <text:p>26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1-27T04:00:00">
            <text:p>Mon Jan 27 04:00:00 2020</text:p>
          </table:table-cell>
          <table:table-cell office:value-type="float" office:value="25.1667">
            <text:p>25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27T05:00:00">
            <text:p>Mon Jan 27 05:00:00 2020</text:p>
          </table:table-cell>
          <table:table-cell office:value-type="float" office:value="20.6667">
            <text:p>20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27T06:00:00">
            <text:p>Mon Jan 27 06:00:00 2020</text:p>
          </table:table-cell>
          <table:table-cell office:value-type="float" office:value="14.5">
            <text:p>14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1-27T07:00:00">
            <text:p>Mon Jan 27 07:00:00 2020</text:p>
          </table:table-cell>
          <table:table-cell office:value-type="float" office:value="16.3333">
            <text:p>16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1-27T08:00:00">
            <text:p>Mon Jan 27 08:00:00 2020</text:p>
          </table:table-cell>
          <table:table-cell office:value-type="float" office:value="13.6667">
            <text:p>13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01-27T09:00:00">
            <text:p>Mon Jan 27 09:00:00 2020</text:p>
          </table:table-cell>
          <table:table-cell office:value-type="float" office:value="25.6667">
            <text:p>25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27T10:00:00">
            <text:p>Mon Jan 27 10:00:00 2020</text:p>
          </table:table-cell>
          <table:table-cell office:value-type="float" office:value="20.8333">
            <text:p>20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01-27T11:00:00">
            <text:p>Mon Jan 27 11:00:00 2020</text:p>
          </table:table-cell>
          <table:table-cell office:value-type="float" office:value="28.5">
            <text:p>28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1-27T12:00:00">
            <text:p>Mon Jan 27 12:00:00 2020</text:p>
          </table:table-cell>
          <table:table-cell office:value-type="float" office:value="42.0">
            <text:p>42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1-27T13:00:00">
            <text:p>Mon Jan 27 13:00:00 2020</text:p>
          </table:table-cell>
          <table:table-cell office:value-type="float" office:value="23.3333">
            <text:p>23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1-27T14:00:00">
            <text:p>Mon Jan 27 14:00:00 2020</text:p>
          </table:table-cell>
          <table:table-cell office:value-type="float" office:value="13.1667">
            <text:p>13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1-27T15:00:00">
            <text:p>Mon Jan 27 15:00:00 2020</text:p>
          </table:table-cell>
          <table:table-cell office:value-type="float" office:value="16.8333">
            <text:p>16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1-27T16:00:00">
            <text:p>Mon Jan 27 16:00:00 2020</text:p>
          </table:table-cell>
          <table:table-cell office:value-type="float" office:value="14.8333">
            <text:p>14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01-27T17:00:00">
            <text:p>Mon Jan 27 17:00:00 2020</text:p>
          </table:table-cell>
          <table:table-cell office:value-type="float" office:value="16.8333">
            <text:p>16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0-01-28T06:00:00">
            <text:p>Tue Jan 28 06:00:00 2020</text:p>
          </table:table-cell>
          <table:table-cell office:value-type="float" office:value="17.0">
            <text:p>17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1-28T07:00:00">
            <text:p>Tue Jan 28 07:00:00 2020</text:p>
          </table:table-cell>
          <table:table-cell office:value-type="float" office:value="18.6667">
            <text:p>18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1-28T08:00:00">
            <text:p>Tue Jan 28 08:00:00 2020</text:p>
          </table:table-cell>
          <table:table-cell office:value-type="float" office:value="21.1667">
            <text:p>21.1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28T09:00:00">
            <text:p>Tue Jan 28 09:00:00 2020</text:p>
          </table:table-cell>
          <table:table-cell office:value-type="float" office:value="28.3333">
            <text:p>28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01-28T13:00:00">
            <text:p>Tue Jan 28 13:00:00 2020</text:p>
          </table:table-cell>
          <table:table-cell office:value-type="float" office:value="29.3333">
            <text:p>29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1-28T14:00:00">
            <text:p>Tue Jan 28 14:00:00 2020</text:p>
          </table:table-cell>
          <table:table-cell office:value-type="float" office:value="22.6667">
            <text:p>22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1-28T15:00:00">
            <text:p>Tue Jan 28 15:00:00 2020</text:p>
          </table:table-cell>
          <table:table-cell office:value-type="float" office:value="11.5">
            <text:p>11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01-28T16:00:00">
            <text:p>Tue Jan 28 16:00:00 2020</text:p>
          </table:table-cell>
          <table:table-cell office:value-type="float" office:value="6.1667">
            <text:p>6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1-28T17:00:00">
            <text:p>Tue Jan 28 17:00:00 2020</text:p>
          </table:table-cell>
          <table:table-cell office:value-type="float" office:value="9.3333">
            <text:p>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1-28T18:00:00">
            <text:p>Tue Jan 28 18:00:00 2020</text:p>
          </table:table-cell>
          <table:table-cell office:value-type="float" office:value="18.5">
            <text:p>18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29T11:00:00">
            <text:p>Wed Jan 29 11:00:00 2020</text:p>
          </table:table-cell>
          <table:table-cell office:value-type="float" office:value="28.0">
            <text:p>28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1-29T12:00:00">
            <text:p>Wed Jan 29 12:00:00 2020</text:p>
          </table:table-cell>
          <table:table-cell office:value-type="float" office:value="24.6667">
            <text:p>24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01-29T13:00:00">
            <text:p>Wed Jan 29 13:00:00 2020</text:p>
          </table:table-cell>
          <table:table-cell office:value-type="float" office:value="11.6667">
            <text:p>11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01-29T14:00:00">
            <text:p>Wed Jan 29 14:00:00 2020</text:p>
          </table:table-cell>
          <table:table-cell office:value-type="float" office:value="6.6667">
            <text:p>6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1-29T15:00:00">
            <text:p>Wed Jan 29 15:00:00 2020</text:p>
          </table:table-cell>
          <table:table-cell office:value-type="float" office:value="9.8333">
            <text:p>9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1-29T16:00:00">
            <text:p>Wed Jan 29 16:00:00 2020</text:p>
          </table:table-cell>
          <table:table-cell office:value-type="float" office:value="12.0">
            <text:p>12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1-30T06:00:00">
            <text:p>Thu Jan 30 06:00:00 2020</text:p>
          </table:table-cell>
          <table:table-cell office:value-type="float" office:value="16.6667">
            <text:p>16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1-30T07:00:00">
            <text:p>Thu Jan 30 07:00:00 2020</text:p>
          </table:table-cell>
          <table:table-cell office:value-type="float" office:value="21.6667">
            <text:p>21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01-30T08:00:00">
            <text:p>Thu Jan 30 08:00:00 2020</text:p>
          </table:table-cell>
          <table:table-cell office:value-type="float" office:value="23.5">
            <text:p>23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1-30T09:00:00">
            <text:p>Thu Jan 30 09:00:00 2020</text:p>
          </table:table-cell>
          <table:table-cell office:value-type="float" office:value="21.1667">
            <text:p>21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30T10:00:00">
            <text:p>Thu Jan 30 10:00:00 2020</text:p>
          </table:table-cell>
          <table:table-cell office:value-type="float" office:value="20.8333">
            <text:p>20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01-30T11:00:00">
            <text:p>Thu Jan 30 11:00:00 2020</text:p>
          </table:table-cell>
          <table:table-cell office:value-type="float" office:value="22.8333">
            <text:p>22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1-30T12:00:00">
            <text:p>Thu Jan 30 12:00:00 2020</text:p>
          </table:table-cell>
          <table:table-cell office:value-type="float" office:value="23.3333">
            <text:p>23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1-30T13:00:00">
            <text:p>Thu Jan 30 13:00:00 2020</text:p>
          </table:table-cell>
          <table:table-cell office:value-type="float" office:value="18.1667">
            <text:p>18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1-30T14:00:00">
            <text:p>Thu Jan 30 14:00:00 2020</text:p>
          </table:table-cell>
          <table:table-cell office:value-type="float" office:value="15.1667">
            <text:p>15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01-30T15:00:00">
            <text:p>Thu Jan 30 15:00:00 2020</text:p>
          </table:table-cell>
          <table:table-cell office:value-type="float" office:value="19.1667">
            <text:p>19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0-01-31T08:00:00">
            <text:p>Fri Jan 31 08:00:00 2020</text:p>
          </table:table-cell>
          <table:table-cell office:value-type="float" office:value="24.3333">
            <text:p>24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01-31T09:00:00">
            <text:p>Fri Jan 31 09:00:00 2020</text:p>
          </table:table-cell>
          <table:table-cell office:value-type="float" office:value="27.3333">
            <text:p>2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1-31T10:00:00">
            <text:p>Fri Jan 31 10:00:00 2020</text:p>
          </table:table-cell>
          <table:table-cell office:value-type="float" office:value="32.3333">
            <text:p>32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1-31T11:00:00">
            <text:p>Fri Jan 31 11:00:00 2020</text:p>
          </table:table-cell>
          <table:table-cell office:value-type="float" office:value="31.8333">
            <text:p>31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1-31T12:00:00">
            <text:p>Fri Jan 31 12:00:00 2020</text:p>
          </table:table-cell>
          <table:table-cell office:value-type="float" office:value="27.0">
            <text:p>27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1-31T13:00:00">
            <text:p>Fri Jan 31 13:00:00 2020</text:p>
          </table:table-cell>
          <table:table-cell office:value-type="float" office:value="26.3333">
            <text:p>26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31T14:00:00">
            <text:p>Fri Jan 31 14:00:00 2020</text:p>
          </table:table-cell>
          <table:table-cell office:value-type="float" office:value="24.1667">
            <text:p>24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01-31T15:00:00">
            <text:p>Fri Jan 31 15:00:00 2020</text:p>
          </table:table-cell>
          <table:table-cell office:value-type="float" office:value="22.0">
            <text:p>22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1-31T16:00:00">
            <text:p>Fri Jan 31 16:00:00 2020</text:p>
          </table:table-cell>
          <table:table-cell office:value-type="float" office:value="24.3333">
            <text:p>24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2-01T06:00:00">
            <text:p>Sat Feb  1 06:00:00 2020</text:p>
          </table:table-cell>
          <table:table-cell office:value-type="float" office:value="25.8333">
            <text:p>25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2-01T07:00:00">
            <text:p>Sat Feb  1 07:00:00 2020</text:p>
          </table:table-cell>
          <table:table-cell office:value-type="float" office:value="22.6667">
            <text:p>22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2-01T08:00:00">
            <text:p>Sat Feb  1 08:00:00 2020</text:p>
          </table:table-cell>
          <table:table-cell office:value-type="float" office:value="24.0">
            <text:p>24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2-01T09:00:00">
            <text:p>Sat Feb  1 09:00:00 2020</text:p>
          </table:table-cell>
          <table:table-cell office:value-type="float" office:value="24.8333">
            <text:p>24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2-01T10:00:00">
            <text:p>Sat Feb  1 10:00:00 2020</text:p>
          </table:table-cell>
          <table:table-cell office:value-type="float" office:value="22.0">
            <text:p>22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2-01T11:00:00">
            <text:p>Sat Feb  1 11:00:00 2020</text:p>
          </table:table-cell>
          <table:table-cell office:value-type="float" office:value="19.3333">
            <text:p>19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2-01T12:00:00">
            <text:p>Sat Feb  1 12:00:00 2020</text:p>
          </table:table-cell>
          <table:table-cell office:value-type="float" office:value="23.3333">
            <text:p>23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2-01T13:00:00">
            <text:p>Sat Feb  1 13:00:00 2020</text:p>
          </table:table-cell>
          <table:table-cell office:value-type="float" office:value="10.0">
            <text:p>10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2-01T14:00:00">
            <text:p>Sat Feb  1 14:00:00 2020</text:p>
          </table:table-cell>
          <table:table-cell office:value-type="float" office:value="4.1667">
            <text:p>4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01T15:00:00">
            <text:p>Sat Feb  1 15:00:00 2020</text:p>
          </table:table-cell>
          <table:table-cell office:value-type="float" office:value="7.5">
            <text:p>7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2-02T09:00:00">
            <text:p>Sun Feb  2 09:00:00 2020</text:p>
          </table:table-cell>
          <table:table-cell office:value-type="float" office:value="15.8333">
            <text:p>15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02-02T10:00:00">
            <text:p>Sun Feb  2 10:00:00 2020</text:p>
          </table:table-cell>
          <table:table-cell office:value-type="float" office:value="13.0">
            <text:p>13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02-02T11:00:00">
            <text:p>Sun Feb  2 11:00:00 2020</text:p>
          </table:table-cell>
          <table:table-cell office:value-type="float" office:value="20.0">
            <text:p>20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02T12:00:00">
            <text:p>Sun Feb  2 12:00:00 2020</text:p>
          </table:table-cell>
          <table:table-cell office:value-type="float" office:value="24.3333">
            <text:p>24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2-02T13:00:00">
            <text:p>Sun Feb  2 13:00:00 2020</text:p>
          </table:table-cell>
          <table:table-cell office:value-type="float" office:value="10.8333">
            <text:p>10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02T14:00:00">
            <text:p>Sun Feb  2 14:00:00 2020</text:p>
          </table:table-cell>
          <table:table-cell office:value-type="float" office:value="12.6667">
            <text:p>12.6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2-02T15:00:00">
            <text:p>Sun Feb  2 15:00:00 2020</text:p>
          </table:table-cell>
          <table:table-cell office:value-type="float" office:value="17.0">
            <text:p>17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2-02T16:00:00">
            <text:p>Sun Feb  2 16:00:00 2020</text:p>
          </table:table-cell>
          <table:table-cell office:value-type="float" office:value="15.6667">
            <text:p>15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2-03T06:00:00">
            <text:p>Mon Feb  3 06:00:00 2020</text:p>
          </table:table-cell>
          <table:table-cell office:value-type="float" office:value="11.5">
            <text:p>11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2-03T07:00:00">
            <text:p>Mon Feb  3 07:00:00 2020</text:p>
          </table:table-cell>
          <table:table-cell office:value-type="float" office:value="13.1667">
            <text:p>13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03T08:00:00">
            <text:p>Mon Feb  3 08:00:00 2020</text:p>
          </table:table-cell>
          <table:table-cell office:value-type="float" office:value="14.3333">
            <text:p>14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0-02-03T13:00:00">
            <text:p>Mon Feb  3 13:00:00 2020</text:p>
          </table:table-cell>
          <table:table-cell office:value-type="float" office:value="24.5">
            <text:p>24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2-03T14:00:00">
            <text:p>Mon Feb  3 14:00:00 2020</text:p>
          </table:table-cell>
          <table:table-cell office:value-type="float" office:value="22.5">
            <text:p>22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2-03T15:00:00">
            <text:p>Mon Feb  3 15:00:00 2020</text:p>
          </table:table-cell>
          <table:table-cell office:value-type="float" office:value="22.8333">
            <text:p>22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02-03T16:00:00">
            <text:p>Mon Feb  3 16:00:00 2020</text:p>
          </table:table-cell>
          <table:table-cell office:value-type="float" office:value="15.3333">
            <text:p>15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2-03T17:00:00">
            <text:p>Mon Feb  3 17:00:00 2020</text:p>
          </table:table-cell>
          <table:table-cell office:value-type="float" office:value="16.8333">
            <text:p>16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0-02-04T07:00:00">
            <text:p>Tue Feb  4 07:00:00 2020</text:p>
          </table:table-cell>
          <table:table-cell office:value-type="float" office:value="14.3333">
            <text:p>14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2-04T08:00:00">
            <text:p>Tue Feb  4 08:00:00 2020</text:p>
          </table:table-cell>
          <table:table-cell office:value-type="float" office:value="22.3333">
            <text:p>22.3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02-04T09:00:00">
            <text:p>Tue Feb  4 09:00:00 2020</text:p>
          </table:table-cell>
          <table:table-cell office:value-type="float" office:value="22.5">
            <text:p>2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02-04T10:00:00">
            <text:p>Tue Feb  4 10:00:00 2020</text:p>
          </table:table-cell>
          <table:table-cell office:value-type="float" office:value="32.8333">
            <text:p>32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2-04T11:00:00">
            <text:p>Tue Feb  4 11:00:00 2020</text:p>
          </table:table-cell>
          <table:table-cell office:value-type="float" office:value="29.3333">
            <text:p>29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2-04T12:00:00">
            <text:p>Tue Feb  4 12:00:00 2020</text:p>
          </table:table-cell>
          <table:table-cell office:value-type="float" office:value="24.8333">
            <text:p>24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2-04T13:00:00">
            <text:p>Tue Feb  4 13:00:00 2020</text:p>
          </table:table-cell>
          <table:table-cell office:value-type="float" office:value="21.6667">
            <text:p>21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2-04T14:00:00">
            <text:p>Tue Feb  4 14:00:00 2020</text:p>
          </table:table-cell>
          <table:table-cell office:value-type="float" office:value="18.3333">
            <text:p>18.3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02-04T15:00:00">
            <text:p>Tue Feb  4 15:00:00 2020</text:p>
          </table:table-cell>
          <table:table-cell office:value-type="float" office:value="21.1667">
            <text:p>21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02-05T08:00:00">
            <text:p>Wed Feb  5 08:00:00 2020</text:p>
          </table:table-cell>
          <table:table-cell office:value-type="float" office:value="13.5">
            <text:p>13.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05T09:00:00">
            <text:p>Wed Feb  5 09:00:00 2020</text:p>
          </table:table-cell>
          <table:table-cell office:value-type="float" office:value="34.0">
            <text:p>34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2-05T10:00:00">
            <text:p>Wed Feb  5 10:00:00 2020</text:p>
          </table:table-cell>
          <table:table-cell office:value-type="float" office:value="46.5">
            <text:p>46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2-05T11:00:00">
            <text:p>Wed Feb  5 11:00:00 2020</text:p>
          </table:table-cell>
          <table:table-cell office:value-type="float" office:value="38.6667">
            <text:p>38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02-05T12:00:00">
            <text:p>Wed Feb  5 12:00:00 2020</text:p>
          </table:table-cell>
          <table:table-cell office:value-type="float" office:value="36.5">
            <text:p>36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2-05T13:00:00">
            <text:p>Wed Feb  5 13:00:00 2020</text:p>
          </table:table-cell>
          <table:table-cell office:value-type="float" office:value="25.0">
            <text:p>25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07T06:00:00">
            <text:p>Fri Feb  7 06:00:00 2020</text:p>
          </table:table-cell>
          <table:table-cell office:value-type="float" office:value="25.3333">
            <text:p>25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07T07:00:00">
            <text:p>Fri Feb  7 07:00:00 2020</text:p>
          </table:table-cell>
          <table:table-cell office:value-type="float" office:value="28.3333">
            <text:p>28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2-07T08:00:00">
            <text:p>Fri Feb  7 08:00:00 2020</text:p>
          </table:table-cell>
          <table:table-cell office:value-type="float" office:value="25.6667">
            <text:p>25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2-07T09:00:00">
            <text:p>Fri Feb  7 09:00:00 2020</text:p>
          </table:table-cell>
          <table:table-cell office:value-type="float" office:value="39.1667">
            <text:p>39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2-07T10:00:00">
            <text:p>Fri Feb  7 10:00:00 2020</text:p>
          </table:table-cell>
          <table:table-cell office:value-type="float" office:value="50.0">
            <text:p>50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07T11:00:00">
            <text:p>Fri Feb  7 11:00:00 2020</text:p>
          </table:table-cell>
          <table:table-cell office:value-type="float" office:value="54.3333">
            <text:p>54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02-07T12:00:00">
            <text:p>Fri Feb  7 12:00:00 2020</text:p>
          </table:table-cell>
          <table:table-cell office:value-type="float" office:value="69.6667">
            <text:p>69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02-07T13:00:00">
            <text:p>Fri Feb  7 13:00:00 2020</text:p>
          </table:table-cell>
          <table:table-cell office:value-type="float" office:value="52.1667">
            <text:p>52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2-08T07:00:00">
            <text:p>Sat Feb  8 07:00:00 2020</text:p>
          </table:table-cell>
          <table:table-cell office:value-type="float" office:value="23.1667">
            <text:p>23.1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02-08T08:00:00">
            <text:p>Sat Feb  8 08:00:00 2020</text:p>
          </table:table-cell>
          <table:table-cell office:value-type="float" office:value="21.6667">
            <text:p>21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02-08T09:00:00">
            <text:p>Sat Feb  8 09:00:00 2020</text:p>
          </table:table-cell>
          <table:table-cell office:value-type="float" office:value="25.6667">
            <text:p>25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2-08T10:00:00">
            <text:p>Sat Feb  8 10:00:00 2020</text:p>
          </table:table-cell>
          <table:table-cell office:value-type="float" office:value="31.6667">
            <text:p>31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2-08T11:00:00">
            <text:p>Sat Feb  8 11:00:00 2020</text:p>
          </table:table-cell>
          <table:table-cell office:value-type="float" office:value="36.8333">
            <text:p>36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08T12:00:00">
            <text:p>Sat Feb  8 12:00:00 2020</text:p>
          </table:table-cell>
          <table:table-cell office:value-type="float" office:value="46.8333">
            <text:p>46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02-08T13:00:00">
            <text:p>Sat Feb  8 13:00:00 2020</text:p>
          </table:table-cell>
          <table:table-cell office:value-type="float" office:value="40.1667">
            <text:p>40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0-02-09T07:00:00">
            <text:p>Sun Feb  9 07:00:00 2020</text:p>
          </table:table-cell>
          <table:table-cell office:value-type="float" office:value="31.6667">
            <text:p>31.6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02-09T08:00:00">
            <text:p>Sun Feb  9 08:00:00 2020</text:p>
          </table:table-cell>
          <table:table-cell office:value-type="float" office:value="25.6667">
            <text:p>25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09T09:00:00">
            <text:p>Sun Feb  9 09:00:00 2020</text:p>
          </table:table-cell>
          <table:table-cell office:value-type="float" office:value="29.5">
            <text:p>29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2-09T10:00:00">
            <text:p>Sun Feb  9 10:00:00 2020</text:p>
          </table:table-cell>
          <table:table-cell office:value-type="float" office:value="35.0">
            <text:p>35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02-09T11:00:00">
            <text:p>Sun Feb  9 11:00:00 2020</text:p>
          </table:table-cell>
          <table:table-cell office:value-type="float" office:value="42.6667">
            <text:p>42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09T12:00:00">
            <text:p>Sun Feb  9 12:00:00 2020</text:p>
          </table:table-cell>
          <table:table-cell office:value-type="float" office:value="58.0">
            <text:p>58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2-09T13:00:00">
            <text:p>Sun Feb  9 13:00:00 2020</text:p>
          </table:table-cell>
          <table:table-cell office:value-type="float" office:value="31.3333">
            <text:p>31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2-09T14:00:00">
            <text:p>Sun Feb  9 14:00:00 2020</text:p>
          </table:table-cell>
          <table:table-cell office:value-type="float" office:value="21.8333">
            <text:p>21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02-09T15:00:00">
            <text:p>Sun Feb  9 15:00:00 2020</text:p>
          </table:table-cell>
          <table:table-cell office:value-type="float" office:value="32.6667">
            <text:p>32.6667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0-02-10T07:00:00">
            <text:p>Mon Feb 10 07:00:00 2020</text:p>
          </table:table-cell>
          <table:table-cell office:value-type="float" office:value="18.0">
            <text:p>18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10T08:00:00">
            <text:p>Mon Feb 10 08:00:00 2020</text:p>
          </table:table-cell>
          <table:table-cell office:value-type="float" office:value="21.8333">
            <text:p>21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02-10T09:00:00">
            <text:p>Mon Feb 10 09:00:00 2020</text:p>
          </table:table-cell>
          <table:table-cell office:value-type="float" office:value="34.5">
            <text:p>3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0-02-10T10:00:00">
            <text:p>Mon Feb 10 10:00:00 2020</text:p>
          </table:table-cell>
          <table:table-cell office:value-type="float" office:value="44.3333">
            <text:p>44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2-10T11:00:00">
            <text:p>Mon Feb 10 11:00:00 2020</text:p>
          </table:table-cell>
          <table:table-cell office:value-type="float" office:value="33.5">
            <text:p>33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2-10T12:00:00">
            <text:p>Mon Feb 10 12:00:00 2020</text:p>
          </table:table-cell>
          <table:table-cell office:value-type="float" office:value="30.8333">
            <text:p>30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2-10T13:00:00">
            <text:p>Mon Feb 10 13:00:00 2020</text:p>
          </table:table-cell>
          <table:table-cell office:value-type="float" office:value="29.3333">
            <text:p>29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2-10T14:00:00">
            <text:p>Mon Feb 10 14:00:00 2020</text:p>
          </table:table-cell>
          <table:table-cell office:value-type="float" office:value="26.5">
            <text:p>26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2-10T15:00:00">
            <text:p>Mon Feb 10 15:00:00 2020</text:p>
          </table:table-cell>
          <table:table-cell office:value-type="float" office:value="19.5">
            <text:p>19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2-11T06:00:00">
            <text:p>Tue Feb 11 06:00:00 2020</text:p>
          </table:table-cell>
          <table:table-cell office:value-type="float" office:value="17.3333">
            <text:p>17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02-11T07:00:00">
            <text:p>Tue Feb 11 07:00:00 2020</text:p>
          </table:table-cell>
          <table:table-cell office:value-type="float" office:value="25.0">
            <text:p>25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2-11T08:00:00">
            <text:p>Tue Feb 11 08:00:00 2020</text:p>
          </table:table-cell>
          <table:table-cell office:value-type="float" office:value="35.8333">
            <text:p>35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02-11T09:00:00">
            <text:p>Tue Feb 11 09:00:00 2020</text:p>
          </table:table-cell>
          <table:table-cell office:value-type="float" office:value="37.3333">
            <text:p>37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02-11T10:00:00">
            <text:p>Tue Feb 11 10:00:00 2020</text:p>
          </table:table-cell>
          <table:table-cell office:value-type="float" office:value="43.3333">
            <text:p>43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2-11T11:00:00">
            <text:p>Tue Feb 11 11:00:00 2020</text:p>
          </table:table-cell>
          <table:table-cell office:value-type="float" office:value="55.8333">
            <text:p>55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02-11T12:00:00">
            <text:p>Tue Feb 11 12:00:00 2020</text:p>
          </table:table-cell>
          <table:table-cell office:value-type="float" office:value="60.0">
            <text:p>60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2-11T13:00:00">
            <text:p>Tue Feb 11 13:00:00 2020</text:p>
          </table:table-cell>
          <table:table-cell office:value-type="float" office:value="59.8333">
            <text:p>59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2-11T14:00:00">
            <text:p>Tue Feb 11 14:00:00 2020</text:p>
          </table:table-cell>
          <table:table-cell office:value-type="float" office:value="35.6667">
            <text:p>35.6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2-11T15:00:00">
            <text:p>Tue Feb 11 15:00:00 2020</text:p>
          </table:table-cell>
          <table:table-cell office:value-type="float" office:value="24.5">
            <text:p>24.5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0-02-12T06:00:00">
            <text:p>Wed Feb 12 06:00:00 2020</text:p>
          </table:table-cell>
          <table:table-cell office:value-type="float" office:value="15.1667">
            <text:p>15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0-02-12T07:00:00">
            <text:p>Wed Feb 12 07:00:00 2020</text:p>
          </table:table-cell>
          <table:table-cell office:value-type="float" office:value="16.8333">
            <text:p>1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02-12T08:00:00">
            <text:p>Wed Feb 12 08:00:00 2020</text:p>
          </table:table-cell>
          <table:table-cell office:value-type="float" office:value="19.5">
            <text:p>19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12T09:00:00">
            <text:p>Wed Feb 12 09:00:00 2020</text:p>
          </table:table-cell>
          <table:table-cell office:value-type="float" office:value="23.5">
            <text:p>23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02-12T10:00:00">
            <text:p>Wed Feb 12 10:00:00 2020</text:p>
          </table:table-cell>
          <table:table-cell office:value-type="float" office:value="28.1667">
            <text:p>28.1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2-12T14:00:00">
            <text:p>Wed Feb 12 14:00:00 2020</text:p>
          </table:table-cell>
          <table:table-cell office:value-type="float" office:value="21.6667">
            <text:p>21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2-12T15:00:00">
            <text:p>Wed Feb 12 15:00:00 2020</text:p>
          </table:table-cell>
          <table:table-cell office:value-type="float" office:value="16.3333">
            <text:p>16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2-12T16:00:00">
            <text:p>Wed Feb 12 16:00:00 2020</text:p>
          </table:table-cell>
          <table:table-cell office:value-type="float" office:value="21.5">
            <text:p>21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2-12T17:00:00">
            <text:p>Wed Feb 12 17:00:00 2020</text:p>
          </table:table-cell>
          <table:table-cell office:value-type="float" office:value="21.1667">
            <text:p>21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12T19:00:00">
            <text:p>Wed Feb 12 19:00:00 2020</text:p>
          </table:table-cell>
          <table:table-cell office:value-type="float" office:value="23.5">
            <text:p>23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13T13:00:00">
            <text:p>Thu Feb 13 13:00:00 2020</text:p>
          </table:table-cell>
          <table:table-cell office:value-type="float" office:value="15.6667">
            <text:p>15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2-13T14:00:00">
            <text:p>Thu Feb 13 14:00:00 2020</text:p>
          </table:table-cell>
          <table:table-cell office:value-type="float" office:value="17.5">
            <text:p>1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2-13T15:00:00">
            <text:p>Thu Feb 13 15:00:00 2020</text:p>
          </table:table-cell>
          <table:table-cell office:value-type="float" office:value="10.3333">
            <text:p>10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2-13T16:00:00">
            <text:p>Thu Feb 13 16:00:00 2020</text:p>
          </table:table-cell>
          <table:table-cell office:value-type="float" office:value="11.6667">
            <text:p>11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02-13T17:00:00">
            <text:p>Thu Feb 13 17:00:00 2020</text:p>
          </table:table-cell>
          <table:table-cell office:value-type="float" office:value="12.3333">
            <text:p>12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2-13T18:00:00">
            <text:p>Thu Feb 13 18:00:00 2020</text:p>
          </table:table-cell>
          <table:table-cell office:value-type="float" office:value="6.8333">
            <text:p>6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2-13T19:00:00">
            <text:p>Thu Feb 13 19:00:00 2020</text:p>
          </table:table-cell>
          <table:table-cell office:value-type="float" office:value="11.0">
            <text:p>11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2-13T23:00:00">
            <text:p>Thu Feb 13 23:00:00 2020</text:p>
          </table:table-cell>
          <table:table-cell office:value-type="float" office:value="33.0">
            <text:p>33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2-14T00:00:00">
            <text:p>Fri Feb 14 00:00:00 2020</text:p>
          </table:table-cell>
          <table:table-cell office:value-type="float" office:value="24.8333">
            <text:p>24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2-14T02:00:00">
            <text:p>Fri Feb 14 02:00:00 2020</text:p>
          </table:table-cell>
          <table:table-cell office:value-type="float" office:value="19.5">
            <text:p>19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14T03:00:00">
            <text:p>Fri Feb 14 03:00:00 2020</text:p>
          </table:table-cell>
          <table:table-cell office:value-type="float" office:value="19.1667">
            <text:p>19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2-14T04:00:00">
            <text:p>Fri Feb 14 04:00:00 2020</text:p>
          </table:table-cell>
          <table:table-cell office:value-type="float" office:value="22.6667">
            <text:p>22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2-14T05:00:00">
            <text:p>Fri Feb 14 05:00:00 2020</text:p>
          </table:table-cell>
          <table:table-cell office:value-type="float" office:value="16.1667">
            <text:p>16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2-14T06:00:00">
            <text:p>Fri Feb 14 06:00:00 2020</text:p>
          </table:table-cell>
          <table:table-cell office:value-type="float" office:value="12.3333">
            <text:p>12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02-14T07:00:00">
            <text:p>Fri Feb 14 07:00:00 2020</text:p>
          </table:table-cell>
          <table:table-cell office:value-type="float" office:value="15.8333">
            <text:p>15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02-14T08:00:00">
            <text:p>Fri Feb 14 08:00:00 2020</text:p>
          </table:table-cell>
          <table:table-cell office:value-type="float" office:value="17.1667">
            <text:p>17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2-14T09:00:00">
            <text:p>Fri Feb 14 09:00:00 2020</text:p>
          </table:table-cell>
          <table:table-cell office:value-type="float" office:value="23.8333">
            <text:p>23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14T10:00:00">
            <text:p>Fri Feb 14 10:00:00 2020</text:p>
          </table:table-cell>
          <table:table-cell office:value-type="float" office:value="31.3333">
            <text:p>31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14T11:00:00">
            <text:p>Fri Feb 14 11:00:00 2020</text:p>
          </table:table-cell>
          <table:table-cell office:value-type="float" office:value="43.8333">
            <text:p>43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02-14T12:00:00">
            <text:p>Fri Feb 14 12:00:00 2020</text:p>
          </table:table-cell>
          <table:table-cell office:value-type="float" office:value="34.5">
            <text:p>34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2-14T13:00:00">
            <text:p>Fri Feb 14 13:00:00 2020</text:p>
          </table:table-cell>
          <table:table-cell office:value-type="float" office:value="29.6667">
            <text:p>29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2-14T14:00:00">
            <text:p>Fri Feb 14 14:00:00 2020</text:p>
          </table:table-cell>
          <table:table-cell office:value-type="float" office:value="19.3333">
            <text:p>19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2-14T15:00:00">
            <text:p>Fri Feb 14 15:00:00 2020</text:p>
          </table:table-cell>
          <table:table-cell office:value-type="float" office:value="13.0">
            <text:p>13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2-15T07:00:00">
            <text:p>Sat Feb 15 07:00:00 2020</text:p>
          </table:table-cell>
          <table:table-cell office:value-type="float" office:value="27.3333">
            <text:p>27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02-15T08:00:00">
            <text:p>Sat Feb 15 08:00:00 2020</text:p>
          </table:table-cell>
          <table:table-cell office:value-type="float" office:value="28.0">
            <text:p>28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15T09:00:00">
            <text:p>Sat Feb 15 09:00:00 2020</text:p>
          </table:table-cell>
          <table:table-cell office:value-type="float" office:value="27.3333">
            <text:p>27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02-15T10:00:00">
            <text:p>Sat Feb 15 10:00:00 2020</text:p>
          </table:table-cell>
          <table:table-cell office:value-type="float" office:value="29.3333">
            <text:p>29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2-15T11:00:00">
            <text:p>Sat Feb 15 11:00:00 2020</text:p>
          </table:table-cell>
          <table:table-cell office:value-type="float" office:value="74.0">
            <text:p>74.0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2-15T12:00:00">
            <text:p>Sat Feb 15 12:00:00 2020</text:p>
          </table:table-cell>
          <table:table-cell office:value-type="float" office:value="87.8333">
            <text:p>8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02-15T13:00:00">
            <text:p>Sat Feb 15 13:00:00 2020</text:p>
          </table:table-cell>
          <table:table-cell office:value-type="float" office:value="51.0">
            <text:p>51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2-15T14:00:00">
            <text:p>Sat Feb 15 14:00:00 2020</text:p>
          </table:table-cell>
          <table:table-cell office:value-type="float" office:value="28.6667">
            <text:p>28.6667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0-02-15T15:00:00">
            <text:p>Sat Feb 15 15:00:00 2020</text:p>
          </table:table-cell>
          <table:table-cell office:value-type="float" office:value="28.0">
            <text:p>28.0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0-02-15T16:00:00">
            <text:p>Sat Feb 15 16:00:00 2020</text:p>
          </table:table-cell>
          <table:table-cell office:value-type="float" office:value="29.8333">
            <text:p>29.8333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0-02-16T08:00:00">
            <text:p>Sun Feb 16 08:00:00 2020</text:p>
          </table:table-cell>
          <table:table-cell office:value-type="float" office:value="23.3333">
            <text:p>23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02-16T09:00:00">
            <text:p>Sun Feb 16 09:00:00 2020</text:p>
          </table:table-cell>
          <table:table-cell office:value-type="float" office:value="26.8333">
            <text:p>26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2-16T10:00:00">
            <text:p>Sun Feb 16 10:00:00 2020</text:p>
          </table:table-cell>
          <table:table-cell office:value-type="float" office:value="31.3333">
            <text:p>31.3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2-16T11:00:00">
            <text:p>Sun Feb 16 11:00:00 2020</text:p>
          </table:table-cell>
          <table:table-cell office:value-type="float" office:value="28.6667">
            <text:p>28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2-16T12:00:00">
            <text:p>Sun Feb 16 12:00:00 2020</text:p>
          </table:table-cell>
          <table:table-cell office:value-type="float" office:value="52.8333">
            <text:p>52.8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0-02-16T13:00:00">
            <text:p>Sun Feb 16 13:00:00 2020</text:p>
          </table:table-cell>
          <table:table-cell office:value-type="float" office:value="44.8333">
            <text:p>44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0-02-16T14:00:00">
            <text:p>Sun Feb 16 14:00:00 2020</text:p>
          </table:table-cell>
          <table:table-cell office:value-type="float" office:value="20.6667">
            <text:p>20.6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02-16T15:00:00">
            <text:p>Sun Feb 16 15:00:00 2020</text:p>
          </table:table-cell>
          <table:table-cell office:value-type="float" office:value="22.8333">
            <text:p>22.8333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0-02-16T16:00:00">
            <text:p>Sun Feb 16 16:00:00 2020</text:p>
          </table:table-cell>
          <table:table-cell office:value-type="float" office:value="26.3333">
            <text:p>26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0-02-17T06:00:00">
            <text:p>Mon Feb 17 06:00:00 2020</text:p>
          </table:table-cell>
          <table:table-cell office:value-type="float" office:value="32.8333">
            <text:p>32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2-17T08:00:00">
            <text:p>Mon Feb 17 08:00:00 2020</text:p>
          </table:table-cell>
          <table:table-cell office:value-type="float" office:value="37.3333">
            <text:p>37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2-17T09:00:00">
            <text:p>Mon Feb 17 09:00:00 2020</text:p>
          </table:table-cell>
          <table:table-cell office:value-type="float" office:value="38.8333">
            <text:p>38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02-17T10:00:00">
            <text:p>Mon Feb 17 10:00:00 2020</text:p>
          </table:table-cell>
          <table:table-cell office:value-type="float" office:value="108.3333">
            <text:p>108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2-17T15:00:00">
            <text:p>Mon Feb 17 15:00:00 2020</text:p>
          </table:table-cell>
          <table:table-cell office:value-type="float" office:value="27.6667">
            <text:p>27.6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0-02-17T16:00:00">
            <text:p>Mon Feb 17 16:00:00 2020</text:p>
          </table:table-cell>
          <table:table-cell office:value-type="float" office:value="12.6667">
            <text:p>12.6667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2-18T05:00:00">
            <text:p>Tue Feb 18 05:00:00 2020</text:p>
          </table:table-cell>
          <table:table-cell office:value-type="float" office:value="10.0">
            <text:p>10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2-18T06:00:00">
            <text:p>Tue Feb 18 06:00:00 2020</text:p>
          </table:table-cell>
          <table:table-cell office:value-type="float" office:value="9.0">
            <text:p>9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02-18T07:00:00">
            <text:p>Tue Feb 18 07:00:00 2020</text:p>
          </table:table-cell>
          <table:table-cell office:value-type="float" office:value="11.0">
            <text:p>11.0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02-18T08:00:00">
            <text:p>Tue Feb 18 08:00:00 2020</text:p>
          </table:table-cell>
          <table:table-cell office:value-type="float" office:value="19.8333">
            <text:p>19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2-18T09:00:00">
            <text:p>Tue Feb 18 09:00:00 2020</text:p>
          </table:table-cell>
          <table:table-cell office:value-type="float" office:value="29.8333">
            <text:p>29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02-18T10:00:00">
            <text:p>Tue Feb 18 10:00:00 2020</text:p>
          </table:table-cell>
          <table:table-cell office:value-type="float" office:value="40.0">
            <text:p>40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02-18T11:00:00">
            <text:p>Tue Feb 18 11:00:00 2020</text:p>
          </table:table-cell>
          <table:table-cell office:value-type="float" office:value="29.1667">
            <text:p>29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2-18T12:00:00">
            <text:p>Tue Feb 18 12:00:00 2020</text:p>
          </table:table-cell>
          <table:table-cell office:value-type="float" office:value="21.0">
            <text:p>21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2-18T13:00:00">
            <text:p>Tue Feb 18 13:00:00 2020</text:p>
          </table:table-cell>
          <table:table-cell office:value-type="float" office:value="16.6667">
            <text:p>16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2-18T14:00:00">
            <text:p>Tue Feb 18 14:00:00 2020</text:p>
          </table:table-cell>
          <table:table-cell office:value-type="float" office:value="25.3333">
            <text:p>25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2-18T15:00:00">
            <text:p>Tue Feb 18 15:00:00 2020</text:p>
          </table:table-cell>
          <table:table-cell office:value-type="float" office:value="29.8333">
            <text:p>29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2-19T09:00:00">
            <text:p>Wed Feb 19 09:00:00 2020</text:p>
          </table:table-cell>
          <table:table-cell office:value-type="float" office:value="21.3333">
            <text:p>21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02-19T10:00:00">
            <text:p>Wed Feb 19 10:00:00 2020</text:p>
          </table:table-cell>
          <table:table-cell office:value-type="float" office:value="22.6667">
            <text:p>22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2-19T11:00:00">
            <text:p>Wed Feb 19 11:00:00 2020</text:p>
          </table:table-cell>
          <table:table-cell office:value-type="float" office:value="25.0">
            <text:p>25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02-19T12:00:00">
            <text:p>Wed Feb 19 12:00:00 2020</text:p>
          </table:table-cell>
          <table:table-cell office:value-type="float" office:value="22.3333">
            <text:p>22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2-19T13:00:00">
            <text:p>Wed Feb 19 13:00:00 2020</text:p>
          </table:table-cell>
          <table:table-cell office:value-type="float" office:value="16.5">
            <text:p>16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19T14:00:00">
            <text:p>Wed Feb 19 14:00:00 2020</text:p>
          </table:table-cell>
          <table:table-cell office:value-type="float" office:value="13.5">
            <text:p>13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02-19T15:00:00">
            <text:p>Wed Feb 19 15:00:00 2020</text:p>
          </table:table-cell>
          <table:table-cell office:value-type="float" office:value="11.6667">
            <text:p>11.6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2-19T16:00:00">
            <text:p>Wed Feb 19 16:00:00 2020</text:p>
          </table:table-cell>
          <table:table-cell office:value-type="float" office:value="7.8333">
            <text:p>7.8333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0-02-19T17:00:00">
            <text:p>Wed Feb 19 17:00:00 2020</text:p>
          </table:table-cell>
          <table:table-cell office:value-type="float" office:value="3.1667">
            <text:p>3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02-19T18:00:00">
            <text:p>Wed Feb 19 18:00:00 2020</text:p>
          </table:table-cell>
          <table:table-cell office:value-type="float" office:value="7.3333">
            <text:p>7.3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0-02-19T19:00:00">
            <text:p>Wed Feb 19 19:00:00 2020</text:p>
          </table:table-cell>
          <table:table-cell office:value-type="float" office:value="9.0">
            <text:p>9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2-21T06:00:00">
            <text:p>Fri Feb 21 06:00:00 2020</text:p>
          </table:table-cell>
          <table:table-cell office:value-type="float" office:value="8.6667">
            <text:p>8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2-21T07:00:00">
            <text:p>Fri Feb 21 07:00:00 2020</text:p>
          </table:table-cell>
          <table:table-cell office:value-type="float" office:value="14.1667">
            <text:p>14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21T08:00:00">
            <text:p>Fri Feb 21 08:00:00 2020</text:p>
          </table:table-cell>
          <table:table-cell office:value-type="float" office:value="21.3333">
            <text:p>21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2-21T09:00:00">
            <text:p>Fri Feb 21 09:00:00 2020</text:p>
          </table:table-cell>
          <table:table-cell office:value-type="float" office:value="22.1667">
            <text:p>22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2-21T10:00:00">
            <text:p>Fri Feb 21 10:00:00 2020</text:p>
          </table:table-cell>
          <table:table-cell office:value-type="float" office:value="35.5">
            <text:p>35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2-21T11:00:00">
            <text:p>Fri Feb 21 11:00:00 2020</text:p>
          </table:table-cell>
          <table:table-cell office:value-type="float" office:value="20.3333">
            <text:p>20.3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0-02-21T12:00:00">
            <text:p>Fri Feb 21 12:00:00 2020</text:p>
          </table:table-cell>
          <table:table-cell office:value-type="float" office:value="19.3333">
            <text:p>19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2-21T13:00:00">
            <text:p>Fri Feb 21 13:00:00 2020</text:p>
          </table:table-cell>
          <table:table-cell office:value-type="float" office:value="21.1667">
            <text:p>21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0-02-21T14:00:00">
            <text:p>Fri Feb 21 14:00:00 2020</text:p>
          </table:table-cell>
          <table:table-cell office:value-type="float" office:value="16.0">
            <text:p>16.0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02-21T15:00:00">
            <text:p>Fri Feb 21 15:00:00 2020</text:p>
          </table:table-cell>
          <table:table-cell office:value-type="float" office:value="12.1667">
            <text:p>12.1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02-22T10:00:00">
            <text:p>Sat Feb 22 10:00:00 2020</text:p>
          </table:table-cell>
          <table:table-cell office:value-type="float" office:value="15.0">
            <text:p>15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2-22T11:00:00">
            <text:p>Sat Feb 22 11:00:00 2020</text:p>
          </table:table-cell>
          <table:table-cell office:value-type="float" office:value="20.5">
            <text:p>20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0-02-22T12:00:00">
            <text:p>Sat Feb 22 12:00:00 2020</text:p>
          </table:table-cell>
          <table:table-cell office:value-type="float" office:value="21.5">
            <text:p>21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2-24T08:00:00">
            <text:p>Mon Feb 24 08:00:00 2020</text:p>
          </table:table-cell>
          <table:table-cell office:value-type="float" office:value="23.6667">
            <text:p>23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24T09:00:00">
            <text:p>Mon Feb 24 09:00:00 2020</text:p>
          </table:table-cell>
          <table:table-cell office:value-type="float" office:value="31.1667">
            <text:p>31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0-02-24T10:00:00">
            <text:p>Mon Feb 24 10:00:00 2020</text:p>
          </table:table-cell>
          <table:table-cell office:value-type="float" office:value="34.1667">
            <text:p>34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2-24T11:00:00">
            <text:p>Mon Feb 24 11:00:00 2020</text:p>
          </table:table-cell>
          <table:table-cell office:value-type="float" office:value="37.3333">
            <text:p>37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2-24T12:00:00">
            <text:p>Mon Feb 24 12:00:00 2020</text:p>
          </table:table-cell>
          <table:table-cell office:value-type="float" office:value="35.1667">
            <text:p>35.1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2-24T13:00:00">
            <text:p>Mon Feb 24 13:00:00 2020</text:p>
          </table:table-cell>
          <table:table-cell office:value-type="float" office:value="26.6667">
            <text:p>26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2-25T08:00:00">
            <text:p>Tue Feb 25 08:00:00 2020</text:p>
          </table:table-cell>
          <table:table-cell office:value-type="float" office:value="23.1667">
            <text:p>23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2-25T09:00:00">
            <text:p>Tue Feb 25 09:00:00 2020</text:p>
          </table:table-cell>
          <table:table-cell office:value-type="float" office:value="35.3333">
            <text:p>35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2-25T10:00:00">
            <text:p>Tue Feb 25 10:00:00 2020</text:p>
          </table:table-cell>
          <table:table-cell office:value-type="float" office:value="45.5">
            <text:p>45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2-25T11:00:00">
            <text:p>Tue Feb 25 11:00:00 2020</text:p>
          </table:table-cell>
          <table:table-cell office:value-type="float" office:value="29.6667">
            <text:p>29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2-25T12:00:00">
            <text:p>Tue Feb 25 12:00:00 2020</text:p>
          </table:table-cell>
          <table:table-cell office:value-type="float" office:value="27.3333">
            <text:p>27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0-02-25T13:00:00">
            <text:p>Tue Feb 25 13:00:00 2020</text:p>
          </table:table-cell>
          <table:table-cell office:value-type="float" office:value="32.1667">
            <text:p>32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02-27T09:00:00">
            <text:p>Thu Feb 27 09:00:00 2020</text:p>
          </table:table-cell>
          <table:table-cell office:value-type="float" office:value="28.1667">
            <text:p>28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02-27T10:00:00">
            <text:p>Thu Feb 27 10:00:00 2020</text:p>
          </table:table-cell>
          <table:table-cell office:value-type="float" office:value="52.6667">
            <text:p>52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3-05T15:00:00">
            <text:p>Thu Mar  5 15:00:00 2020</text:p>
          </table:table-cell>
          <table:table-cell office:value-type="float" office:value="12.0">
            <text:p>12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0-03-05T20:00:00">
            <text:p>Thu Mar  5 20:00:00 2020</text:p>
          </table:table-cell>
          <table:table-cell office:value-type="float" office:value="6.5">
            <text:p>6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0-03-07T22:00:00">
            <text:p>Sat Mar  7 22:00:00 2020</text:p>
          </table:table-cell>
          <table:table-cell office:value-type="float" office:value="29.3333">
            <text:p>29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03-07T23:00:00">
            <text:p>Sat Mar  7 23:00:00 2020</text:p>
          </table:table-cell>
          <table:table-cell office:value-type="float" office:value="32.6667">
            <text:p>32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03-08T11:00:00">
            <text:p>Sun Mar  8 11:00:00 2020</text:p>
          </table:table-cell>
          <table:table-cell office:value-type="float" office:value="22.8333">
            <text:p>22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3-08T13:00:00">
            <text:p>Sun Mar  8 13:00:00 2020</text:p>
          </table:table-cell>
          <table:table-cell office:value-type="float" office:value="13.6667">
            <text:p>13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0-03-09T11:00:00">
            <text:p>Mon Mar  9 11:00:00 2020</text:p>
          </table:table-cell>
          <table:table-cell office:value-type="float" office:value="17.3333">
            <text:p>17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03-09T12:00:00">
            <text:p>Mon Mar  9 12:00:00 2020</text:p>
          </table:table-cell>
          <table:table-cell office:value-type="float" office:value="16.5">
            <text:p>16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3-09T14:00:00">
            <text:p>Mon Mar  9 14:00:00 2020</text:p>
          </table:table-cell>
          <table:table-cell office:value-type="float" office:value="16.1667">
            <text:p>16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0-03-10T09:00:00">
            <text:p>Tue Mar 10 09:00:00 2020</text:p>
          </table:table-cell>
          <table:table-cell office:value-type="float" office:value="23.5">
            <text:p>23.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03-10T10:00:00">
            <text:p>Tue Mar 10 10:00:00 2020</text:p>
          </table:table-cell>
          <table:table-cell office:value-type="float" office:value="46.6667">
            <text:p>46.6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03-10T11:00:00">
            <text:p>Tue Mar 10 11:00:00 2020</text:p>
          </table:table-cell>
          <table:table-cell office:value-type="float" office:value="110.3333">
            <text:p>110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03-10T12:00:00">
            <text:p>Tue Mar 10 12:00:00 2020</text:p>
          </table:table-cell>
          <table:table-cell office:value-type="float" office:value="30.5">
            <text:p>30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0-03-10T13:00:00">
            <text:p>Tue Mar 10 13:00:00 2020</text:p>
          </table:table-cell>
          <table:table-cell office:value-type="float" office:value="13.3333">
            <text:p>13.3333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3-10T14:00:00">
            <text:p>Tue Mar 10 14:00:00 2020</text:p>
          </table:table-cell>
          <table:table-cell office:value-type="float" office:value="17.1667">
            <text:p>17.1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0-03-11T14:00:00">
            <text:p>Wed Mar 11 14:00:00 2020</text:p>
          </table:table-cell>
          <table:table-cell office:value-type="float" office:value="21.1667">
            <text:p>21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03-11T15:00:00">
            <text:p>Wed Mar 11 15:00:00 2020</text:p>
          </table:table-cell>
          <table:table-cell office:value-type="float" office:value="15.8333">
            <text:p>15.8333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0-03-11T16:00:00">
            <text:p>Wed Mar 11 16:00:00 2020</text:p>
          </table:table-cell>
          <table:table-cell office:value-type="float" office:value="17.0">
            <text:p>17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0-03-11T20:00:00">
            <text:p>Wed Mar 11 20:00:00 2020</text:p>
          </table:table-cell>
          <table:table-cell office:value-type="float" office:value="19.5">
            <text:p>19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3-12T12:00:00">
            <text:p>Thu Mar 12 12:00:00 2020</text:p>
          </table:table-cell>
          <table:table-cell office:value-type="float" office:value="40.0">
            <text:p>40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3-12T13:00:00">
            <text:p>Thu Mar 12 13:00:00 2020</text:p>
          </table:table-cell>
          <table:table-cell office:value-type="float" office:value="35.5">
            <text:p>35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3-12T15:00:00">
            <text:p>Thu Mar 12 15:00:00 2020</text:p>
          </table:table-cell>
          <table:table-cell office:value-type="float" office:value="14.6667">
            <text:p>14.6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03-12T16:00:00">
            <text:p>Thu Mar 12 16:00:00 2020</text:p>
          </table:table-cell>
          <table:table-cell office:value-type="float" office:value="16.0">
            <text:p>16.0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20-03-13T12:00:00">
            <text:p>Fri Mar 13 12:00:00 2020</text:p>
          </table:table-cell>
          <table:table-cell office:value-type="float" office:value="28.1667">
            <text:p>28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03-13T13:00:00">
            <text:p>Fri Mar 13 13:00:00 2020</text:p>
          </table:table-cell>
          <table:table-cell office:value-type="float" office:value="26.0">
            <text:p>26.0</text:p>
          </table:table-cell>
          <table:table-cell office:value-type="float" office:value="87.6667">
            <text:p>87.6667</text:p>
          </table:table-cell>
        </table:table-row>
        <table:table-row>
          <table:table-cell table:style-name="pd1" office:value-type="date" office:date-value="2020-03-13T14:00:00">
            <text:p>Fri Mar 13 14:00:00 2020</text:p>
          </table:table-cell>
          <table:table-cell office:value-type="float" office:value="24.5">
            <text:p>24.5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0-03-14T10:00:00">
            <text:p>Sat Mar 14 10:00:00 2020</text:p>
          </table:table-cell>
          <table:table-cell office:value-type="float" office:value="28.6667">
            <text:p>28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3-14T11:00:00">
            <text:p>Sat Mar 14 11:00:00 2020</text:p>
          </table:table-cell>
          <table:table-cell office:value-type="float" office:value="25.6667">
            <text:p>25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3-14T12:00:00">
            <text:p>Sat Mar 14 12:00:00 2020</text:p>
          </table:table-cell>
          <table:table-cell office:value-type="float" office:value="20.1667">
            <text:p>20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0-03-14T13:00:00">
            <text:p>Sat Mar 14 13:00:00 2020</text:p>
          </table:table-cell>
          <table:table-cell office:value-type="float" office:value="19.3333">
            <text:p>19.3333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0-03-14T14:00:00">
            <text:p>Sat Mar 14 14:00:00 2020</text:p>
          </table:table-cell>
          <table:table-cell office:value-type="float" office:value="22.5">
            <text:p>22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0-03-14T15:00:00">
            <text:p>Sat Mar 14 15:00:00 2020</text:p>
          </table:table-cell>
          <table:table-cell office:value-type="float" office:value="20.3333">
            <text:p>20.3333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0-03-14T17:00:00">
            <text:p>Sat Mar 14 17:00:00 2020</text:p>
          </table:table-cell>
          <table:table-cell office:value-type="float" office:value="18.3333">
            <text:p>18.3333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0-03-15T12:00:00">
            <text:p>Sun Mar 15 12:00:00 2020</text:p>
          </table:table-cell>
          <table:table-cell office:value-type="float" office:value="19.8333">
            <text:p>19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0-03-15T13:00:00">
            <text:p>Sun Mar 15 13:00:00 2020</text:p>
          </table:table-cell>
          <table:table-cell office:value-type="float" office:value="22.1667">
            <text:p>22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0-03-15T14:00:00">
            <text:p>Sun Mar 15 14:00:00 2020</text:p>
          </table:table-cell>
          <table:table-cell office:value-type="float" office:value="19.3333">
            <text:p>19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03-15T15:00:00">
            <text:p>Sun Mar 15 15:00:00 2020</text:p>
          </table:table-cell>
          <table:table-cell office:value-type="float" office:value="19.3333">
            <text:p>19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0-03-22T21:00:00">
            <text:p>Sun Mar 22 21:00:00 2020</text:p>
          </table:table-cell>
          <table:table-cell office:value-type="float" office:value="3.5">
            <text:p>3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3-23T12:00:00">
            <text:p>Mon Mar 23 12:00:00 2020</text:p>
          </table:table-cell>
          <table:table-cell office:value-type="float" office:value="1.3333">
            <text:p>1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3-23T13:00:00">
            <text:p>Mon Mar 23 13:00:00 2020</text:p>
          </table:table-cell>
          <table:table-cell office:value-type="float" office:value="1.0">
            <text:p>1.0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0-03-23T14:00:00">
            <text:p>Mon Mar 23 14:00:00 2020</text:p>
          </table:table-cell>
          <table:table-cell office:value-type="float" office:value="1.0">
            <text:p>1.0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0-03-23T15:00:00">
            <text:p>Mon Mar 23 15:00:00 2020</text:p>
          </table:table-cell>
          <table:table-cell office:value-type="float" office:value="1.0">
            <text:p>1.0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0-03-23T16:00:00">
            <text:p>Mon Mar 23 16:00:00 2020</text:p>
          </table:table-cell>
          <table:table-cell office:value-type="float" office:value="1.3333">
            <text:p>1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03-24T10:00:00">
            <text:p>Tue Mar 24 10:00:00 2020</text:p>
          </table:table-cell>
          <table:table-cell office:value-type="float" office:value="7.6">
            <text:p>7.6</text:p>
          </table:table-cell>
          <table:table-cell office:value-type="float" office:value="83.6">
            <text:p>83.6</text:p>
          </table:table-cell>
        </table:table-row>
        <table:table-row>
          <table:table-cell table:style-name="pd1" office:value-type="date" office:date-value="2020-03-24T11:00:00">
            <text:p>Tue Mar 24 11:00:00 2020</text:p>
          </table:table-cell>
          <table:table-cell office:value-type="float" office:value="5.8333">
            <text:p>5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0-03-24T12:00:00">
            <text:p>Tue Mar 24 12:00:00 2020</text:p>
          </table:table-cell>
          <table:table-cell office:value-type="float" office:value="10.8333">
            <text:p>10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0-03-25T11:00:00">
            <text:p>Wed Mar 25 11:00:00 2020</text:p>
          </table:table-cell>
          <table:table-cell office:value-type="float" office:value="17.1667">
            <text:p>17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03-28T12:00:00">
            <text:p>Sat Mar 28 12:00:00 2020</text:p>
          </table:table-cell>
          <table:table-cell office:value-type="float" office:value="7.3333">
            <text:p>7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3-28T13:00:00">
            <text:p>Sat Mar 28 13:00:00 2020</text:p>
          </table:table-cell>
          <table:table-cell office:value-type="float" office:value="4.5">
            <text:p>4.5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0-04-06T13:00:00">
            <text:p>Mon Apr  6 13:00:00 2020</text:p>
          </table:table-cell>
          <table:table-cell office:value-type="float" office:value="14.1667">
            <text:p>14.1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4-06T14:00:00">
            <text:p>Mon Apr  6 14:00:00 2020</text:p>
          </table:table-cell>
          <table:table-cell office:value-type="float" office:value="12.6667">
            <text:p>12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04-07T14:00:00">
            <text:p>Tue Apr  7 14:00:00 2020</text:p>
          </table:table-cell>
          <table:table-cell office:value-type="float" office:value="17.3333">
            <text:p>17.3333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0-04-07T15:00:00">
            <text:p>Tue Apr  7 15:00:00 2020</text:p>
          </table:table-cell>
          <table:table-cell office:value-type="float" office:value="13.1667">
            <text:p>13.1667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0-04-07T16:00:00">
            <text:p>Tue Apr  7 16:00:00 2020</text:p>
          </table:table-cell>
          <table:table-cell office:value-type="float" office:value="8.5">
            <text:p>8.5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0-04-07T17:00:00">
            <text:p>Tue Apr  7 17:00:00 2020</text:p>
          </table:table-cell>
          <table:table-cell office:value-type="float" office:value="9.6667">
            <text:p>9.6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0-04-08T17:00:00">
            <text:p>Wed Apr  8 17:00:00 2020</text:p>
          </table:table-cell>
          <table:table-cell office:value-type="float" office:value="7.8333">
            <text:p>7.8333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0-04-10T23:00:00">
            <text:p>Fri Apr 10 23:00:00 2020</text:p>
          </table:table-cell>
          <table:table-cell office:value-type="float" office:value="10.3333">
            <text:p>10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4-11T08:00:00">
            <text:p>Sat Apr 11 08:00:00 2020</text:p>
          </table:table-cell>
          <table:table-cell office:value-type="float" office:value="11.0">
            <text:p>11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4-11T09:00:00">
            <text:p>Sat Apr 11 09:00:00 2020</text:p>
          </table:table-cell>
          <table:table-cell office:value-type="float" office:value="14.5">
            <text:p>14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04-11T10:00:00">
            <text:p>Sat Apr 11 10:00:00 2020</text:p>
          </table:table-cell>
          <table:table-cell office:value-type="float" office:value="18.5">
            <text:p>18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4-11T13:00:00">
            <text:p>Sat Apr 11 13:00:00 2020</text:p>
          </table:table-cell>
          <table:table-cell office:value-type="float" office:value="9.5">
            <text:p>9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0-04-11T14:00:00">
            <text:p>Sat Apr 11 14:00:00 2020</text:p>
          </table:table-cell>
          <table:table-cell office:value-type="float" office:value="12.1667">
            <text:p>12.1667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0-04-11T15:00:00">
            <text:p>Sat Apr 11 15:00:00 2020</text:p>
          </table:table-cell>
          <table:table-cell office:value-type="float" office:value="10.3333">
            <text:p>10.3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0-04-11T16:00:00">
            <text:p>Sat Apr 11 16:00:00 2020</text:p>
          </table:table-cell>
          <table:table-cell office:value-type="float" office:value="23.8333">
            <text:p>23.8333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0-04-18T13:00:00">
            <text:p>Sat Apr 18 13:00:00 2020</text:p>
          </table:table-cell>
          <table:table-cell office:value-type="float" office:value="17.3333">
            <text:p>17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04-18T14:00:00">
            <text:p>Sat Apr 18 14:00:00 2020</text:p>
          </table:table-cell>
          <table:table-cell office:value-type="float" office:value="14.5">
            <text:p>14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0-04-28T12:00:00">
            <text:p>Tue Apr 28 12:00:00 2020</text:p>
          </table:table-cell>
          <table:table-cell office:value-type="float" office:value="7.5">
            <text:p>7.5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05-01T14:00:00">
            <text:p>Fri May  1 14:00:00 2020</text:p>
          </table:table-cell>
          <table:table-cell office:value-type="float" office:value="5.6667">
            <text:p>5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0-05-02T08:00:00">
            <text:p>Sat May  2 08:00:00 2020</text:p>
          </table:table-cell>
          <table:table-cell office:value-type="float" office:value="6.8333">
            <text:p>6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5-02T10:00:00">
            <text:p>Sat May  2 10:00:00 2020</text:p>
          </table:table-cell>
          <table:table-cell office:value-type="float" office:value="11.8333">
            <text:p>11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5-02T11:00:00">
            <text:p>Sat May  2 11:00:00 2020</text:p>
          </table:table-cell>
          <table:table-cell office:value-type="float" office:value="11.1667">
            <text:p>11.1667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5-02T12:00:00">
            <text:p>Sat May  2 12:00:00 2020</text:p>
          </table:table-cell>
          <table:table-cell office:value-type="float" office:value="10.0">
            <text:p>10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05-02T13:00:00">
            <text:p>Sat May  2 13:00:00 2020</text:p>
          </table:table-cell>
          <table:table-cell office:value-type="float" office:value="9.3333">
            <text:p>9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0-05-02T14:00:00">
            <text:p>Sat May  2 14:00:00 2020</text:p>
          </table:table-cell>
          <table:table-cell office:value-type="float" office:value="8.0">
            <text:p>8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05-02T15:00:00">
            <text:p>Sat May  2 15:00:00 2020</text:p>
          </table:table-cell>
          <table:table-cell office:value-type="float" office:value="17.1667">
            <text:p>17.1667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0-05-02T16:00:00">
            <text:p>Sat May  2 16:00:00 2020</text:p>
          </table:table-cell>
          <table:table-cell office:value-type="float" office:value="13.5">
            <text:p>13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5-02T17:00:00">
            <text:p>Sat May  2 17:00:00 2020</text:p>
          </table:table-cell>
          <table:table-cell office:value-type="float" office:value="5.5">
            <text:p>5.5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0-05-03T11:00:00">
            <text:p>Sun May  3 11:00:00 2020</text:p>
          </table:table-cell>
          <table:table-cell office:value-type="float" office:value="11.8333">
            <text:p>11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5-03T12:00:00">
            <text:p>Sun May  3 12:00:00 2020</text:p>
          </table:table-cell>
          <table:table-cell office:value-type="float" office:value="13.8333">
            <text:p>13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5-03T14:00:00">
            <text:p>Sun May  3 14:00:00 2020</text:p>
          </table:table-cell>
          <table:table-cell office:value-type="float" office:value="12.6667">
            <text:p>12.6667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0-05-03T15:00:00">
            <text:p>Sun May  3 15:00:00 2020</text:p>
          </table:table-cell>
          <table:table-cell office:value-type="float" office:value="12.0">
            <text:p>12.0</text:p>
          </table:table-cell>
          <table:table-cell office:value-type="float" office:value="101.5">
            <text:p>101.5</text:p>
          </table:table-cell>
        </table:table-row>
        <table:table-row>
          <table:table-cell table:style-name="pd1" office:value-type="date" office:date-value="2020-05-05T13:00:00">
            <text:p>Tue May  5 13:00:00 2020</text:p>
          </table:table-cell>
          <table:table-cell office:value-type="float" office:value="12.1667">
            <text:p>12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0-05-05T14:00:00">
            <text:p>Tue May  5 14:00:00 2020</text:p>
          </table:table-cell>
          <table:table-cell office:value-type="float" office:value="11.0">
            <text:p>11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05-05T15:00:00">
            <text:p>Tue May  5 15:00:00 2020</text:p>
          </table:table-cell>
          <table:table-cell office:value-type="float" office:value="12.3333">
            <text:p>12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5-06T13:00:00">
            <text:p>Wed May  6 13:00:00 2020</text:p>
          </table:table-cell>
          <table:table-cell office:value-type="float" office:value="16.1667">
            <text:p>16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0-05-06T14:00:00">
            <text:p>Wed May  6 14:00:00 2020</text:p>
          </table:table-cell>
          <table:table-cell office:value-type="float" office:value="15.0">
            <text:p>15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0-05-06T15:00:00">
            <text:p>Wed May  6 15:00:00 2020</text:p>
          </table:table-cell>
          <table:table-cell office:value-type="float" office:value="13.5">
            <text:p>13.5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0-05-06T16:00:00">
            <text:p>Wed May  6 16:00:00 2020</text:p>
          </table:table-cell>
          <table:table-cell office:value-type="float" office:value="13.5">
            <text:p>13.5</text:p>
          </table:table-cell>
          <table:table-cell office:value-type="float" office:value="109.0">
            <text:p>109.0</text:p>
          </table:table-cell>
        </table:table-row>
        <table:table-row>
          <table:table-cell table:style-name="pd1" office:value-type="date" office:date-value="2020-05-06T18:00:00">
            <text:p>Wed May  6 18:00:00 2020</text:p>
          </table:table-cell>
          <table:table-cell office:value-type="float" office:value="12.8333">
            <text:p>12.8333</text:p>
          </table:table-cell>
          <table:table-cell office:value-type="float" office:value="113.8333">
            <text:p>113.8333</text:p>
          </table:table-cell>
        </table:table-row>
        <table:table-row>
          <table:table-cell table:style-name="pd1" office:value-type="date" office:date-value="2020-05-15T15:00:00">
            <text:p>Fri May 15 15:00:00 2020</text:p>
          </table:table-cell>
          <table:table-cell office:value-type="float" office:value="5.1667">
            <text:p>5.1667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5-16T15:00:00">
            <text:p>Sat May 16 15:00:00 2020</text:p>
          </table:table-cell>
          <table:table-cell office:value-type="float" office:value="4.3333">
            <text:p>4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0-05-17T14:00:00">
            <text:p>Sun May 17 14:00:00 2020</text:p>
          </table:table-cell>
          <table:table-cell office:value-type="float" office:value="4.6667">
            <text:p>4.6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0-05-17T15:00:00">
            <text:p>Sun May 17 15:00:00 2020</text:p>
          </table:table-cell>
          <table:table-cell office:value-type="float" office:value="5.1667">
            <text:p>5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0-05-18T13:00:00">
            <text:p>Mon May 18 13:00:00 2020</text:p>
          </table:table-cell>
          <table:table-cell office:value-type="float" office:value="9.0">
            <text:p>9.0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05-18T14:00:00">
            <text:p>Mon May 18 14:00:00 2020</text:p>
          </table:table-cell>
          <table:table-cell office:value-type="float" office:value="9.1667">
            <text:p>9.1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0-05-22T15:00:00">
            <text:p>Fri May 22 15:00:00 2020</text:p>
          </table:table-cell>
          <table:table-cell office:value-type="float" office:value="21.1667">
            <text:p>21.1667</text:p>
          </table:table-cell>
          <table:table-cell office:value-type="float" office:value="134.3333">
            <text:p>134.3333</text:p>
          </table:table-cell>
        </table:table-row>
        <table:table-row>
          <table:table-cell table:style-name="pd1" office:value-type="date" office:date-value="2020-08-01T10:00:00">
            <text:p>Sat Aug  1 10:00:00 2020</text:p>
          </table:table-cell>
          <table:table-cell office:value-type="float" office:value="62.8333">
            <text:p>62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8-01T11:00:00">
            <text:p>Sat Aug  1 11:00:00 2020</text:p>
          </table:table-cell>
          <table:table-cell office:value-type="float" office:value="55.8333">
            <text:p>55.8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0-08-01T12:00:00">
            <text:p>Sat Aug  1 12:00:00 2020</text:p>
          </table:table-cell>
          <table:table-cell office:value-type="float" office:value="54.8333">
            <text:p>54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0-08-01T14:00:00">
            <text:p>Sat Aug  1 14:00:00 2020</text:p>
          </table:table-cell>
          <table:table-cell office:value-type="float" office:value="51.1667">
            <text:p>51.1667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0-08-10T14:00:00">
            <text:p>Mon Aug 10 14:00:00 2020</text:p>
          </table:table-cell>
          <table:table-cell office:value-type="float" office:value="46.6667">
            <text:p>46.6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0-08-11T20:00:00">
            <text:p>Tue Aug 11 20:00:00 2020</text:p>
          </table:table-cell>
          <table:table-cell office:value-type="float" office:value="29.3333">
            <text:p>29.3333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0-08-11T21:00:00">
            <text:p>Tue Aug 11 21:00:00 2020</text:p>
          </table:table-cell>
          <table:table-cell office:value-type="float" office:value="26.8333">
            <text:p>26.8333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0-08-11T22:00:00">
            <text:p>Tue Aug 11 22:00:00 2020</text:p>
          </table:table-cell>
          <table:table-cell office:value-type="float" office:value="27.0">
            <text:p>27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09-09T22:00:00">
            <text:p>Wed Sep  9 22:00:00 2020</text:p>
          </table:table-cell>
          <table:table-cell office:value-type="float" office:value="15.3333">
            <text:p>15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9-09T23:00:00">
            <text:p>Wed Sep  9 23:00:00 2020</text:p>
          </table:table-cell>
          <table:table-cell office:value-type="float" office:value="19.5">
            <text:p>19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9-10T00:00:00">
            <text:p>Thu Sep 10 00:00:00 2020</text:p>
          </table:table-cell>
          <table:table-cell office:value-type="float" office:value="23.5">
            <text:p>23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9-10T12:00:00">
            <text:p>Thu Sep 10 12:00:00 2020</text:p>
          </table:table-cell>
          <table:table-cell office:value-type="float" office:value="33.0">
            <text:p>33.0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0-09-10T13:00:00">
            <text:p>Thu Sep 10 13:00:00 2020</text:p>
          </table:table-cell>
          <table:table-cell office:value-type="float" office:value="32.1667">
            <text:p>32.1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0-09-10T14:00:00">
            <text:p>Thu Sep 10 14:00:00 2020</text:p>
          </table:table-cell>
          <table:table-cell office:value-type="float" office:value="32.3333">
            <text:p>32.3333</text:p>
          </table:table-cell>
          <table:table-cell office:value-type="float" office:value="119.0">
            <text:p>119.0</text:p>
          </table:table-cell>
        </table:table-row>
        <table:table-row>
          <table:table-cell table:style-name="pd1" office:value-type="date" office:date-value="2020-09-10T15:00:00">
            <text:p>Thu Sep 10 15:00:00 2020</text:p>
          </table:table-cell>
          <table:table-cell office:value-type="float" office:value="31.0">
            <text:p>31.0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0-09-18T17:00:00">
            <text:p>Fri Sep 18 17:00:00 2020</text:p>
          </table:table-cell>
          <table:table-cell office:value-type="float" office:value="18.5">
            <text:p>18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0-09-18T18:00:00">
            <text:p>Fri Sep 18 18:00:00 2020</text:p>
          </table:table-cell>
          <table:table-cell office:value-type="float" office:value="19.1667">
            <text:p>19.1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0-09-18T19:00:00">
            <text:p>Fri Sep 18 19:00:00 2020</text:p>
          </table:table-cell>
          <table:table-cell office:value-type="float" office:value="18.8333">
            <text:p>18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0-09-18T20:00:00">
            <text:p>Fri Sep 18 20:00:00 2020</text:p>
          </table:table-cell>
          <table:table-cell office:value-type="float" office:value="18.0">
            <text:p>18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9-18T21:00:00">
            <text:p>Fri Sep 18 21:00:00 2020</text:p>
          </table:table-cell>
          <table:table-cell office:value-type="float" office:value="14.3333">
            <text:p>14.3333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09-18T22:00:00">
            <text:p>Fri Sep 18 22:00:00 2020</text:p>
          </table:table-cell>
          <table:table-cell office:value-type="float" office:value="16.0">
            <text:p>16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9-19T18:00:00">
            <text:p>Sat Sep 19 18:00:00 2020</text:p>
          </table:table-cell>
          <table:table-cell office:value-type="float" office:value="13.0">
            <text:p>13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9-19T19:00:00">
            <text:p>Sat Sep 19 19:00:00 2020</text:p>
          </table:table-cell>
          <table:table-cell office:value-type="float" office:value="18.0">
            <text:p>18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9-19T20:00:00">
            <text:p>Sat Sep 19 20:00:00 2020</text:p>
          </table:table-cell>
          <table:table-cell office:value-type="float" office:value="7.6667">
            <text:p>7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9-19T22:00:00">
            <text:p>Sat Sep 19 22:00:00 2020</text:p>
          </table:table-cell>
          <table:table-cell office:value-type="float" office:value="2.3333">
            <text:p>2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9-19T23:00:00">
            <text:p>Sat Sep 19 23:00:00 2020</text:p>
          </table:table-cell>
          <table:table-cell office:value-type="float" office:value="15.0">
            <text:p>15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09-20T00:00:00">
            <text:p>Sun Sep 20 00:00:00 2020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9-20T07:00:00">
            <text:p>Sun Sep 20 07:00:00 2020</text:p>
          </table:table-cell>
          <table:table-cell office:value-type="float" office:value="10.8333">
            <text:p>10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9-20T08:00:00">
            <text:p>Sun Sep 20 08:00:00 2020</text:p>
          </table:table-cell>
          <table:table-cell office:value-type="float" office:value="10.3333">
            <text:p>10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09-20T09:00:00">
            <text:p>Sun Sep 20 09:00:00 2020</text:p>
          </table:table-cell>
          <table:table-cell office:value-type="float" office:value="10.3333">
            <text:p>10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09-20T10:00:00">
            <text:p>Sun Sep 20 10:00:00 2020</text:p>
          </table:table-cell>
          <table:table-cell office:value-type="float" office:value="12.3333">
            <text:p>12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0-09-20T11:00:00">
            <text:p>Sun Sep 20 11:00:00 2020</text:p>
          </table:table-cell>
          <table:table-cell office:value-type="float" office:value="11.8333">
            <text:p>11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0-09-20T12:00:00">
            <text:p>Sun Sep 20 12:00:00 2020</text:p>
          </table:table-cell>
          <table:table-cell office:value-type="float" office:value="11.1667">
            <text:p>11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9-20T13:00:00">
            <text:p>Sun Sep 20 13:00:00 2020</text:p>
          </table:table-cell>
          <table:table-cell office:value-type="float" office:value="10.1667">
            <text:p>10.1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09-20T14:00:00">
            <text:p>Sun Sep 20 14:00:00 2020</text:p>
          </table:table-cell>
          <table:table-cell office:value-type="float" office:value="11.5">
            <text:p>11.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0-09-20T15:00:00">
            <text:p>Sun Sep 20 15:00:00 2020</text:p>
          </table:table-cell>
          <table:table-cell office:value-type="float" office:value="9.6667">
            <text:p>9.6667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0-09-21T09:00:00">
            <text:p>Mon Sep 21 09:00:00 2020</text:p>
          </table:table-cell>
          <table:table-cell office:value-type="float" office:value="14.3333">
            <text:p>14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9-21T10:00:00">
            <text:p>Mon Sep 21 10:00:00 2020</text:p>
          </table:table-cell>
          <table:table-cell office:value-type="float" office:value="21.8333">
            <text:p>21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09-21T11:00:00">
            <text:p>Mon Sep 21 11:00:00 2020</text:p>
          </table:table-cell>
          <table:table-cell office:value-type="float" office:value="27.1667">
            <text:p>27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9-21T12:00:00">
            <text:p>Mon Sep 21 12:00:00 2020</text:p>
          </table:table-cell>
          <table:table-cell office:value-type="float" office:value="30.5">
            <text:p>30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09-21T13:00:00">
            <text:p>Mon Sep 21 13:00:00 2020</text:p>
          </table:table-cell>
          <table:table-cell office:value-type="float" office:value="27.5">
            <text:p>27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0-09-21T14:00:00">
            <text:p>Mon Sep 21 14:00:00 2020</text:p>
          </table:table-cell>
          <table:table-cell office:value-type="float" office:value="22.8333">
            <text:p>22.8333</text:p>
          </table:table-cell>
          <table:table-cell office:value-type="float" office:value="97.5">
            <text:p>97.5</text:p>
          </table:table-cell>
        </table:table-row>
        <table:table-row>
          <table:table-cell table:style-name="pd1" office:value-type="date" office:date-value="2020-09-21T15:00:00">
            <text:p>Mon Sep 21 15:00:00 2020</text:p>
          </table:table-cell>
          <table:table-cell office:value-type="float" office:value="18.0">
            <text:p>18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0-09-21T16:00:00">
            <text:p>Mon Sep 21 16:00:00 2020</text:p>
          </table:table-cell>
          <table:table-cell office:value-type="float" office:value="14.6667">
            <text:p>14.6667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0-09-22T11:00:00">
            <text:p>Tue Sep 22 11:00:00 2020</text:p>
          </table:table-cell>
          <table:table-cell office:value-type="float" office:value="30.0">
            <text:p>30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9-22T12:00:00">
            <text:p>Tue Sep 22 12:00:00 2020</text:p>
          </table:table-cell>
          <table:table-cell office:value-type="float" office:value="27.5">
            <text:p>27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0-09-22T13:00:00">
            <text:p>Tue Sep 22 13:00:00 2020</text:p>
          </table:table-cell>
          <table:table-cell office:value-type="float" office:value="24.5">
            <text:p>24.5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0-09-22T14:00:00">
            <text:p>Tue Sep 22 14:00:00 2020</text:p>
          </table:table-cell>
          <table:table-cell office:value-type="float" office:value="20.6667">
            <text:p>20.6667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0-09-23T15:00:00">
            <text:p>Wed Sep 23 15:00:00 2020</text:p>
          </table:table-cell>
          <table:table-cell office:value-type="float" office:value="20.6667">
            <text:p>20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09-23T16:00:00">
            <text:p>Wed Sep 23 16:00:00 2020</text:p>
          </table:table-cell>
          <table:table-cell office:value-type="float" office:value="18.3333">
            <text:p>18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09-23T17:00:00">
            <text:p>Wed Sep 23 17:00:00 2020</text:p>
          </table:table-cell>
          <table:table-cell office:value-type="float" office:value="15.5">
            <text:p>15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9-23T18:00:00">
            <text:p>Wed Sep 23 18:00:00 2020</text:p>
          </table:table-cell>
          <table:table-cell office:value-type="float" office:value="12.1667">
            <text:p>12.1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09-23T19:00:00">
            <text:p>Wed Sep 23 19:00:00 2020</text:p>
          </table:table-cell>
          <table:table-cell office:value-type="float" office:value="16.6667">
            <text:p>16.6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09-23T20:00:00">
            <text:p>Wed Sep 23 20:00:00 2020</text:p>
          </table:table-cell>
          <table:table-cell office:value-type="float" office:value="21.8333">
            <text:p>21.8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9-23T21:00:00">
            <text:p>Wed Sep 23 21:00:00 2020</text:p>
          </table:table-cell>
          <table:table-cell office:value-type="float" office:value="16.5">
            <text:p>16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9-23T22:00:00">
            <text:p>Wed Sep 23 22:00:00 2020</text:p>
          </table:table-cell>
          <table:table-cell office:value-type="float" office:value="12.1667">
            <text:p>12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09-23T23:00:00">
            <text:p>Wed Sep 23 23:00:00 2020</text:p>
          </table:table-cell>
          <table:table-cell office:value-type="float" office:value="11.3333">
            <text:p>11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09-24T00:00:00">
            <text:p>Thu Sep 24 00:00:00 2020</text:p>
          </table:table-cell>
          <table:table-cell office:value-type="float" office:value="10.0">
            <text:p>10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0-09-24T09:00:00">
            <text:p>Thu Sep 24 09:00:00 2020</text:p>
          </table:table-cell>
          <table:table-cell office:value-type="float" office:value="18.3333">
            <text:p>18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09-24T10:00:00">
            <text:p>Thu Sep 24 10:00:00 2020</text:p>
          </table:table-cell>
          <table:table-cell office:value-type="float" office:value="23.0">
            <text:p>23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9-24T11:00:00">
            <text:p>Thu Sep 24 11:00:00 2020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9-24T12:00:00">
            <text:p>Thu Sep 24 12:00:00 2020</text:p>
          </table:table-cell>
          <table:table-cell office:value-type="float" office:value="27.8333">
            <text:p>27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9-24T13:00:00">
            <text:p>Thu Sep 24 13:00:00 2020</text:p>
          </table:table-cell>
          <table:table-cell office:value-type="float" office:value="23.6667">
            <text:p>23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0-09-24T14:00:00">
            <text:p>Thu Sep 24 14:00:00 2020</text:p>
          </table:table-cell>
          <table:table-cell office:value-type="float" office:value="19.1667">
            <text:p>19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0-09-24T15:00:00">
            <text:p>Thu Sep 24 15:00:00 2020</text:p>
          </table:table-cell>
          <table:table-cell office:value-type="float" office:value="18.6667">
            <text:p>18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9-24T16:00:00">
            <text:p>Thu Sep 24 16:00:00 2020</text:p>
          </table:table-cell>
          <table:table-cell office:value-type="float" office:value="18.1667">
            <text:p>18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9-24T17:00:00">
            <text:p>Thu Sep 24 17:00:00 2020</text:p>
          </table:table-cell>
          <table:table-cell office:value-type="float" office:value="21.1667">
            <text:p>21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09-24T18:00:00">
            <text:p>Thu Sep 24 18:00:00 2020</text:p>
          </table:table-cell>
          <table:table-cell office:value-type="float" office:value="20.5">
            <text:p>20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9-24T19:00:00">
            <text:p>Thu Sep 24 19:00:00 2020</text:p>
          </table:table-cell>
          <table:table-cell office:value-type="float" office:value="22.1667">
            <text:p>22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9-24T20:00:00">
            <text:p>Thu Sep 24 20:00:00 2020</text:p>
          </table:table-cell>
          <table:table-cell office:value-type="float" office:value="23.1667">
            <text:p>23.1667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09-24T21:00:00">
            <text:p>Thu Sep 24 21:00:00 2020</text:p>
          </table:table-cell>
          <table:table-cell office:value-type="float" office:value="23.0">
            <text:p>23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9-24T22:00:00">
            <text:p>Thu Sep 24 22:00:00 2020</text:p>
          </table:table-cell>
          <table:table-cell office:value-type="float" office:value="24.8333">
            <text:p>24.8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9-24T23:00:00">
            <text:p>Thu Sep 24 23:00:00 2020</text:p>
          </table:table-cell>
          <table:table-cell office:value-type="float" office:value="24.6667">
            <text:p>24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9-25T00:00:00">
            <text:p>Fri Sep 25 00:00:00 2020</text:p>
          </table:table-cell>
          <table:table-cell office:value-type="float" office:value="24.0">
            <text:p>2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9-25T01:00:00">
            <text:p>Fri Sep 25 01:00:00 2020</text:p>
          </table:table-cell>
          <table:table-cell office:value-type="float" office:value="24.1667">
            <text:p>24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9-25T07:00:00">
            <text:p>Fri Sep 25 07:00:00 2020</text:p>
          </table:table-cell>
          <table:table-cell office:value-type="float" office:value="19.8333">
            <text:p>19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9-25T08:00:00">
            <text:p>Fri Sep 25 08:00:00 2020</text:p>
          </table:table-cell>
          <table:table-cell office:value-type="float" office:value="17.3333">
            <text:p>1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09-25T09:00:00">
            <text:p>Fri Sep 25 09:00:00 2020</text:p>
          </table:table-cell>
          <table:table-cell office:value-type="float" office:value="15.6667">
            <text:p>15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09-25T12:00:00">
            <text:p>Fri Sep 25 12:00:00 2020</text:p>
          </table:table-cell>
          <table:table-cell office:value-type="float" office:value="12.1667">
            <text:p>12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0-09-25T13:00:00">
            <text:p>Fri Sep 25 13:00:00 2020</text:p>
          </table:table-cell>
          <table:table-cell office:value-type="float" office:value="10.6667">
            <text:p>10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0-09-25T15:00:00">
            <text:p>Fri Sep 25 15:00:00 2020</text:p>
          </table:table-cell>
          <table:table-cell office:value-type="float" office:value="9.5">
            <text:p>9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0-09-25T16:00:00">
            <text:p>Fri Sep 25 16:00:00 2020</text:p>
          </table:table-cell>
          <table:table-cell office:value-type="float" office:value="9.5">
            <text:p>9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0-09-26T15:00:00">
            <text:p>Sat Sep 26 15:00:00 2020</text:p>
          </table:table-cell>
          <table:table-cell office:value-type="float" office:value="11.8333">
            <text:p>11.8333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0-09-26T16:00:00">
            <text:p>Sat Sep 26 16:00:00 2020</text:p>
          </table:table-cell>
          <table:table-cell office:value-type="float" office:value="10.3333">
            <text:p>10.3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0-09-26T17:00:00">
            <text:p>Sat Sep 26 17:00:00 2020</text:p>
          </table:table-cell>
          <table:table-cell office:value-type="float" office:value="8.3333">
            <text:p>8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0-09-27T16:00:00">
            <text:p>Sun Sep 27 16:00:00 2020</text:p>
          </table:table-cell>
          <table:table-cell office:value-type="float" office:value="6.3333">
            <text:p>6.3333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0-09-27T17:00:00">
            <text:p>Sun Sep 27 17:00:00 2020</text:p>
          </table:table-cell>
          <table:table-cell office:value-type="float" office:value="5.3333">
            <text:p>5.3333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0-09-27T18:00:00">
            <text:p>Sun Sep 27 18:00:00 2020</text:p>
          </table:table-cell>
          <table:table-cell office:value-type="float" office:value="6.5">
            <text:p>6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0-09-27T21:00:00">
            <text:p>Sun Sep 27 21:00:00 2020</text:p>
          </table:table-cell>
          <table:table-cell office:value-type="float" office:value="7.0">
            <text:p>7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9-28T06:00:00">
            <text:p>Mon Sep 28 06:00:00 2020</text:p>
          </table:table-cell>
          <table:table-cell office:value-type="float" office:value="9.8333">
            <text:p>9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9-28T07:00:00">
            <text:p>Mon Sep 28 07:00:00 2020</text:p>
          </table:table-cell>
          <table:table-cell office:value-type="float" office:value="11.6667">
            <text:p>11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9-28T08:00:00">
            <text:p>Mon Sep 28 08:00:00 2020</text:p>
          </table:table-cell>
          <table:table-cell office:value-type="float" office:value="12.0">
            <text:p>12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9-28T09:00:00">
            <text:p>Mon Sep 28 09:00:00 2020</text:p>
          </table:table-cell>
          <table:table-cell office:value-type="float" office:value="12.5">
            <text:p>12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9-28T10:00:00">
            <text:p>Mon Sep 28 10:00:00 2020</text:p>
          </table:table-cell>
          <table:table-cell office:value-type="float" office:value="18.5">
            <text:p>18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09-28T12:00:00">
            <text:p>Mon Sep 28 12:00:00 2020</text:p>
          </table:table-cell>
          <table:table-cell office:value-type="float" office:value="31.3333">
            <text:p>31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09-28T13:00:00">
            <text:p>Mon Sep 28 13:00:00 2020</text:p>
          </table:table-cell>
          <table:table-cell office:value-type="float" office:value="29.6667">
            <text:p>29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9-28T14:00:00">
            <text:p>Mon Sep 28 14:00:00 2020</text:p>
          </table:table-cell>
          <table:table-cell office:value-type="float" office:value="29.1667">
            <text:p>29.1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0-09-28T15:00:00">
            <text:p>Mon Sep 28 15:00:00 2020</text:p>
          </table:table-cell>
          <table:table-cell office:value-type="float" office:value="23.3333">
            <text:p>23.3333</text:p>
          </table:table-cell>
          <table:table-cell office:value-type="float" office:value="98.6667">
            <text:p>98.6667</text:p>
          </table:table-cell>
        </table:table-row>
        <table:table-row>
          <table:table-cell table:style-name="pd1" office:value-type="date" office:date-value="2020-09-28T16:00:00">
            <text:p>Mon Sep 28 16:00:00 2020</text:p>
          </table:table-cell>
          <table:table-cell office:value-type="float" office:value="19.5">
            <text:p>19.5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0-09-28T17:00:00">
            <text:p>Mon Sep 28 17:00:00 2020</text:p>
          </table:table-cell>
          <table:table-cell office:value-type="float" office:value="15.5">
            <text:p>15.5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0-09-28T18:00:00">
            <text:p>Mon Sep 28 18:00:00 2020</text:p>
          </table:table-cell>
          <table:table-cell office:value-type="float" office:value="12.6667">
            <text:p>12.6667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0-09-29T08:00:00">
            <text:p>Tue Sep 29 08:00:00 2020</text:p>
          </table:table-cell>
          <table:table-cell office:value-type="float" office:value="11.0">
            <text:p>11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09-29T09:00:00">
            <text:p>Tue Sep 29 09:00:00 2020</text:p>
          </table:table-cell>
          <table:table-cell office:value-type="float" office:value="28.0">
            <text:p>28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09-29T10:00:00">
            <text:p>Tue Sep 29 10:00:00 2020</text:p>
          </table:table-cell>
          <table:table-cell office:value-type="float" office:value="31.5">
            <text:p>31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9-29T11:00:00">
            <text:p>Tue Sep 29 11:00:00 2020</text:p>
          </table:table-cell>
          <table:table-cell office:value-type="float" office:value="30.6667">
            <text:p>30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9-29T13:00:00">
            <text:p>Tue Sep 29 13:00:00 2020</text:p>
          </table:table-cell>
          <table:table-cell office:value-type="float" office:value="31.6667">
            <text:p>31.6667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0-09-29T14:00:00">
            <text:p>Tue Sep 29 14:00:00 2020</text:p>
          </table:table-cell>
          <table:table-cell office:value-type="float" office:value="30.8333">
            <text:p>30.8333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0-09-29T15:00:00">
            <text:p>Tue Sep 29 15:00:00 2020</text:p>
          </table:table-cell>
          <table:table-cell office:value-type="float" office:value="29.5">
            <text:p>29.5</text:p>
          </table:table-cell>
          <table:table-cell office:value-type="float" office:value="115.1667">
            <text:p>115.1667</text:p>
          </table:table-cell>
        </table:table-row>
        <table:table-row>
          <table:table-cell table:style-name="pd1" office:value-type="date" office:date-value="2020-09-29T16:00:00">
            <text:p>Tue Sep 29 16:00:00 2020</text:p>
          </table:table-cell>
          <table:table-cell office:value-type="float" office:value="26.1667">
            <text:p>26.1667</text:p>
          </table:table-cell>
          <table:table-cell office:value-type="float" office:value="119.1667">
            <text:p>119.1667</text:p>
          </table:table-cell>
        </table:table-row>
        <table:table-row>
          <table:table-cell table:style-name="pd1" office:value-type="date" office:date-value="2020-09-29T17:00:00">
            <text:p>Tue Sep 29 17:00:00 2020</text:p>
          </table:table-cell>
          <table:table-cell office:value-type="float" office:value="21.5">
            <text:p>21.5</text:p>
          </table:table-cell>
          <table:table-cell office:value-type="float" office:value="124.0">
            <text:p>124.0</text:p>
          </table:table-cell>
        </table:table-row>
        <table:table-row>
          <table:table-cell table:style-name="pd1" office:value-type="date" office:date-value="2020-09-30T11:00:00">
            <text:p>Wed Sep 30 11:00:00 2020</text:p>
          </table:table-cell>
          <table:table-cell office:value-type="float" office:value="30.0">
            <text:p>30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30T15:00:00">
            <text:p>Wed Sep 30 15:00:00 2020</text:p>
          </table:table-cell>
          <table:table-cell office:value-type="float" office:value="38.8333">
            <text:p>38.8333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0-09-30T16:00:00">
            <text:p>Wed Sep 30 16:00:00 2020</text:p>
          </table:table-cell>
          <table:table-cell office:value-type="float" office:value="35.3333">
            <text:p>35.3333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20-09-30T21:00:00">
            <text:p>Wed Sep 30 21:00:00 2020</text:p>
          </table:table-cell>
          <table:table-cell office:value-type="float" office:value="25.3333">
            <text:p>25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0-02T14:00:00">
            <text:p>Fri Oct  2 14:00:00 2020</text:p>
          </table:table-cell>
          <table:table-cell office:value-type="float" office:value="14.1667">
            <text:p>14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10-02T15:00:00">
            <text:p>Fri Oct  2 15:00:00 2020</text:p>
          </table:table-cell>
          <table:table-cell office:value-type="float" office:value="14.5">
            <text:p>14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10-02T16:00:00">
            <text:p>Fri Oct  2 16:00:00 2020</text:p>
          </table:table-cell>
          <table:table-cell office:value-type="float" office:value="15.1667">
            <text:p>15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10-02T17:00:00">
            <text:p>Fri Oct  2 17:00:00 2020</text:p>
          </table:table-cell>
          <table:table-cell office:value-type="float" office:value="15.1667">
            <text:p>15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10-02T18:00:00">
            <text:p>Fri Oct  2 18:00:00 2020</text:p>
          </table:table-cell>
          <table:table-cell office:value-type="float" office:value="18.8333">
            <text:p>18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10-02T22:00:00">
            <text:p>Fri Oct  2 22:00:00 2020</text:p>
          </table:table-cell>
          <table:table-cell office:value-type="float" office:value="12.5">
            <text:p>12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0-02T23:00:00">
            <text:p>Fri Oct  2 23:00:00 2020</text:p>
          </table:table-cell>
          <table:table-cell office:value-type="float" office:value="7.6667">
            <text:p>7.6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0-03T00:00:00">
            <text:p>Sat Oct  3 00:00:00 2020</text:p>
          </table:table-cell>
          <table:table-cell office:value-type="float" office:value="13.8333">
            <text:p>13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10-03T01:00:00">
            <text:p>Sat Oct  3 01:00:00 2020</text:p>
          </table:table-cell>
          <table:table-cell office:value-type="float" office:value="17.5">
            <text:p>17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10-04T13:00:00">
            <text:p>Sun Oct  4 13:00:00 2020</text:p>
          </table:table-cell>
          <table:table-cell office:value-type="float" office:value="10.3333">
            <text:p>10.3333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0-10-04T14:00:00">
            <text:p>Sun Oct  4 14:00:00 2020</text:p>
          </table:table-cell>
          <table:table-cell office:value-type="float" office:value="7.1667">
            <text:p>7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0-10-04T15:00:00">
            <text:p>Sun Oct  4 15:00:00 2020</text:p>
          </table:table-cell>
          <table:table-cell office:value-type="float" office:value="7.0">
            <text:p>7.0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0-10-05T13:00:00">
            <text:p>Mon Oct  5 13:00:00 2020</text:p>
          </table:table-cell>
          <table:table-cell office:value-type="float" office:value="19.6667">
            <text:p>19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0-05T14:00:00">
            <text:p>Mon Oct  5 14:00:00 2020</text:p>
          </table:table-cell>
          <table:table-cell office:value-type="float" office:value="15.5">
            <text:p>15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10-05T15:00:00">
            <text:p>Mon Oct  5 15:00:00 2020</text:p>
          </table:table-cell>
          <table:table-cell office:value-type="float" office:value="12.1667">
            <text:p>12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10-05T16:00:00">
            <text:p>Mon Oct  5 16:00:00 2020</text:p>
          </table:table-cell>
          <table:table-cell office:value-type="float" office:value="9.8333">
            <text:p>9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10-05T21:00:00">
            <text:p>Mon Oct  5 21:00:00 2020</text:p>
          </table:table-cell>
          <table:table-cell office:value-type="float" office:value="11.8333">
            <text:p>11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0-05T23:00:00">
            <text:p>Mon Oct  5 23:00:00 2020</text:p>
          </table:table-cell>
          <table:table-cell office:value-type="float" office:value="16.3333">
            <text:p>16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0-10-06T08:00:00">
            <text:p>Tue Oct  6 08:00:00 2020</text:p>
          </table:table-cell>
          <table:table-cell office:value-type="float" office:value="11.1667">
            <text:p>11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0-06T09:00:00">
            <text:p>Tue Oct  6 09:00:00 2020</text:p>
          </table:table-cell>
          <table:table-cell office:value-type="float" office:value="13.8">
            <text:p>13.8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0-06T15:00:00">
            <text:p>Tue Oct  6 15:00:00 2020</text:p>
          </table:table-cell>
          <table:table-cell office:value-type="float" office:value="20.3333">
            <text:p>20.3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10-06T16:00:00">
            <text:p>Tue Oct  6 16:00:00 2020</text:p>
          </table:table-cell>
          <table:table-cell office:value-type="float" office:value="16.0">
            <text:p>16.0</text:p>
          </table:table-cell>
          <table:table-cell office:value-type="float" office:value="96.3333">
            <text:p>96.3333</text:p>
          </table:table-cell>
        </table:table-row>
        <table:table-row>
          <table:table-cell table:style-name="pd1" office:value-type="date" office:date-value="2020-10-06T17:00:00">
            <text:p>Tue Oct  6 17:00:00 2020</text:p>
          </table:table-cell>
          <table:table-cell office:value-type="float" office:value="13.3333">
            <text:p>13.3333</text:p>
          </table:table-cell>
          <table:table-cell office:value-type="float" office:value="95.5">
            <text:p>95.5</text:p>
          </table:table-cell>
        </table:table-row>
        <table:table-row>
          <table:table-cell table:style-name="pd1" office:value-type="date" office:date-value="2020-10-06T18:00:00">
            <text:p>Tue Oct  6 18:00:00 2020</text:p>
          </table:table-cell>
          <table:table-cell office:value-type="float" office:value="10.1667">
            <text:p>10.1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0-10-07T04:00:00">
            <text:p>Wed Oct  7 04:00:00 2020</text:p>
          </table:table-cell>
          <table:table-cell office:value-type="float" office:value="21.0">
            <text:p>21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10-07T05:00:00">
            <text:p>Wed Oct  7 05:00:00 2020</text:p>
          </table:table-cell>
          <table:table-cell office:value-type="float" office:value="17.0">
            <text:p>17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0-07T06:00:00">
            <text:p>Wed Oct  7 06:00:00 2020</text:p>
          </table:table-cell>
          <table:table-cell office:value-type="float" office:value="17.0">
            <text:p>17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0-07T07:00:00">
            <text:p>Wed Oct  7 07:00:00 2020</text:p>
          </table:table-cell>
          <table:table-cell office:value-type="float" office:value="17.5">
            <text:p>17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0-07T08:00:00">
            <text:p>Wed Oct  7 08:00:00 2020</text:p>
          </table:table-cell>
          <table:table-cell office:value-type="float" office:value="19.6667">
            <text:p>19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10-07T09:00:00">
            <text:p>Wed Oct  7 09:00:00 2020</text:p>
          </table:table-cell>
          <table:table-cell office:value-type="float" office:value="21.8333">
            <text:p>21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0-07T10:00:00">
            <text:p>Wed Oct  7 10:00:00 2020</text:p>
          </table:table-cell>
          <table:table-cell office:value-type="float" office:value="26.1667">
            <text:p>26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0-07T11:00:00">
            <text:p>Wed Oct  7 11:00:00 2020</text:p>
          </table:table-cell>
          <table:table-cell office:value-type="float" office:value="29.0">
            <text:p>29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0-07T12:00:00">
            <text:p>Wed Oct  7 12:00:00 2020</text:p>
          </table:table-cell>
          <table:table-cell office:value-type="float" office:value="29.5">
            <text:p>29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0-07T13:00:00">
            <text:p>Wed Oct  7 13:00:00 2020</text:p>
          </table:table-cell>
          <table:table-cell office:value-type="float" office:value="25.5">
            <text:p>25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10-07T14:00:00">
            <text:p>Wed Oct  7 14:00:00 2020</text:p>
          </table:table-cell>
          <table:table-cell office:value-type="float" office:value="21.6667">
            <text:p>21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0-10-07T15:00:00">
            <text:p>Wed Oct  7 15:00:00 2020</text:p>
          </table:table-cell>
          <table:table-cell office:value-type="float" office:value="20.0">
            <text:p>20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0-10-07T16:00:00">
            <text:p>Wed Oct  7 16:00:00 2020</text:p>
          </table:table-cell>
          <table:table-cell office:value-type="float" office:value="15.6667">
            <text:p>15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0-10-08T08:00:00">
            <text:p>Thu Oct  8 08:00:00 2020</text:p>
          </table:table-cell>
          <table:table-cell office:value-type="float" office:value="9.0">
            <text:p>9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0-08T09:00:00">
            <text:p>Thu Oct  8 09:00:00 2020</text:p>
          </table:table-cell>
          <table:table-cell office:value-type="float" office:value="15.3333">
            <text:p>15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0-08T10:00:00">
            <text:p>Thu Oct  8 10:00:00 2020</text:p>
          </table:table-cell>
          <table:table-cell office:value-type="float" office:value="22.8333">
            <text:p>22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0-08T11:00:00">
            <text:p>Thu Oct  8 11:00:00 2020</text:p>
          </table:table-cell>
          <table:table-cell office:value-type="float" office:value="31.8333">
            <text:p>31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0-08T12:00:00">
            <text:p>Thu Oct  8 12:00:00 2020</text:p>
          </table:table-cell>
          <table:table-cell office:value-type="float" office:value="34.1667">
            <text:p>34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0-08T16:00:00">
            <text:p>Thu Oct  8 16:00:00 2020</text:p>
          </table:table-cell>
          <table:table-cell office:value-type="float" office:value="19.0">
            <text:p>19.0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20-10-09T09:00:00">
            <text:p>Fri Oct  9 09:00:00 2020</text:p>
          </table:table-cell>
          <table:table-cell office:value-type="float" office:value="27.6667">
            <text:p>27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0-09T10:00:00">
            <text:p>Fri Oct  9 10:00:00 2020</text:p>
          </table:table-cell>
          <table:table-cell office:value-type="float" office:value="38.1667">
            <text:p>38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0-09T12:00:00">
            <text:p>Fri Oct  9 12:00:00 2020</text:p>
          </table:table-cell>
          <table:table-cell office:value-type="float" office:value="36.6667">
            <text:p>36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10-09T13:00:00">
            <text:p>Fri Oct  9 13:00:00 2020</text:p>
          </table:table-cell>
          <table:table-cell office:value-type="float" office:value="26.3333">
            <text:p>26.3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0-10-09T14:00:00">
            <text:p>Fri Oct  9 14:00:00 2020</text:p>
          </table:table-cell>
          <table:table-cell office:value-type="float" office:value="20.6667">
            <text:p>20.6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0-10-09T15:00:00">
            <text:p>Fri Oct  9 15:00:00 2020</text:p>
          </table:table-cell>
          <table:table-cell office:value-type="float" office:value="18.8333">
            <text:p>18.8333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0-10-09T16:00:00">
            <text:p>Fri Oct  9 16:00:00 2020</text:p>
          </table:table-cell>
          <table:table-cell office:value-type="float" office:value="18.0">
            <text:p>18.0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0-10-09T17:00:00">
            <text:p>Fri Oct  9 17:00:00 2020</text:p>
          </table:table-cell>
          <table:table-cell office:value-type="float" office:value="17.0">
            <text:p>17.0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0-10-10T06:00:00">
            <text:p>Sat Oct 10 06:00:00 2020</text:p>
          </table:table-cell>
          <table:table-cell office:value-type="float" office:value="17.0">
            <text:p>17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10-10T08:00:00">
            <text:p>Sat Oct 10 08:00:00 2020</text:p>
          </table:table-cell>
          <table:table-cell office:value-type="float" office:value="19.1667">
            <text:p>19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0-10T09:00:00">
            <text:p>Sat Oct 10 09:00:00 2020</text:p>
          </table:table-cell>
          <table:table-cell office:value-type="float" office:value="19.3333">
            <text:p>19.3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10-10T10:00:00">
            <text:p>Sat Oct 10 10:00:00 2020</text:p>
          </table:table-cell>
          <table:table-cell office:value-type="float" office:value="22.3333">
            <text:p>22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10-10T11:00:00">
            <text:p>Sat Oct 10 11:00:00 2020</text:p>
          </table:table-cell>
          <table:table-cell office:value-type="float" office:value="27.0">
            <text:p>27.0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10-10T12:00:00">
            <text:p>Sat Oct 10 12:00:00 2020</text:p>
          </table:table-cell>
          <table:table-cell office:value-type="float" office:value="27.0">
            <text:p>27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10-10T13:00:00">
            <text:p>Sat Oct 10 13:00:00 2020</text:p>
          </table:table-cell>
          <table:table-cell office:value-type="float" office:value="30.0">
            <text:p>30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0-10-10T14:00:00">
            <text:p>Sat Oct 10 14:00:00 2020</text:p>
          </table:table-cell>
          <table:table-cell office:value-type="float" office:value="30.1667">
            <text:p>30.1667</text:p>
          </table:table-cell>
          <table:table-cell office:value-type="float" office:value="107.5">
            <text:p>107.5</text:p>
          </table:table-cell>
        </table:table-row>
        <table:table-row>
          <table:table-cell table:style-name="pd1" office:value-type="date" office:date-value="2020-10-11T09:00:00">
            <text:p>Sun Oct 11 09:00:00 2020</text:p>
          </table:table-cell>
          <table:table-cell office:value-type="float" office:value="22.0">
            <text:p>22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0-11T10:00:00">
            <text:p>Sun Oct 11 10:00:00 2020</text:p>
          </table:table-cell>
          <table:table-cell office:value-type="float" office:value="27.0">
            <text:p>27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0-11T11:00:00">
            <text:p>Sun Oct 11 11:00:00 2020</text:p>
          </table:table-cell>
          <table:table-cell office:value-type="float" office:value="37.6667">
            <text:p>37.6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10-11T12:00:00">
            <text:p>Sun Oct 11 12:00:00 2020</text:p>
          </table:table-cell>
          <table:table-cell office:value-type="float" office:value="37.8333">
            <text:p>37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0-10-11T13:00:00">
            <text:p>Sun Oct 11 13:00:00 2020</text:p>
          </table:table-cell>
          <table:table-cell office:value-type="float" office:value="30.8333">
            <text:p>30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0-11T14:00:00">
            <text:p>Sun Oct 11 14:00:00 2020</text:p>
          </table:table-cell>
          <table:table-cell office:value-type="float" office:value="22.8333">
            <text:p>22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0-10-12T22:00:00">
            <text:p>Mon Oct 12 22:00:00 2020</text:p>
          </table:table-cell>
          <table:table-cell office:value-type="float" office:value="23.0">
            <text:p>23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10-12T23:00:00">
            <text:p>Mon Oct 12 23:00:00 2020</text:p>
          </table:table-cell>
          <table:table-cell office:value-type="float" office:value="17.1667">
            <text:p>1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0-13T09:00:00">
            <text:p>Tue Oct 13 09:00:00 2020</text:p>
          </table:table-cell>
          <table:table-cell office:value-type="float" office:value="10.8333">
            <text:p>10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0-13T20:00:00">
            <text:p>Tue Oct 13 20:00:00 2020</text:p>
          </table:table-cell>
          <table:table-cell office:value-type="float" office:value="10.5">
            <text:p>10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10-13T21:00:00">
            <text:p>Tue Oct 13 21:00:00 2020</text:p>
          </table:table-cell>
          <table:table-cell office:value-type="float" office:value="9.0">
            <text:p>9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0-13T22:00:00">
            <text:p>Tue Oct 13 22:00:00 2020</text:p>
          </table:table-cell>
          <table:table-cell office:value-type="float" office:value="13.6667">
            <text:p>13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0-13T23:00:00">
            <text:p>Tue Oct 13 23:00:00 2020</text:p>
          </table:table-cell>
          <table:table-cell office:value-type="float" office:value="18.5">
            <text:p>18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0-16T11:00:00">
            <text:p>Fri Oct 16 11:00:00 2020</text:p>
          </table:table-cell>
          <table:table-cell office:value-type="float" office:value="32.1667">
            <text:p>32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0-17T09:00:00">
            <text:p>Sat Oct 17 09:00:00 2020</text:p>
          </table:table-cell>
          <table:table-cell office:value-type="float" office:value="19.3333">
            <text:p>19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0-17T14:00:00">
            <text:p>Sat Oct 17 14:00:00 2020</text:p>
          </table:table-cell>
          <table:table-cell office:value-type="float" office:value="36.6667">
            <text:p>36.6667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0-10-22T07:00:00">
            <text:p>Thu Oct 22 07:00:00 2020</text:p>
          </table:table-cell>
          <table:table-cell office:value-type="float" office:value="13.1667">
            <text:p>13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0-22T08:00:00">
            <text:p>Thu Oct 22 08:00:00 2020</text:p>
          </table:table-cell>
          <table:table-cell office:value-type="float" office:value="15.5">
            <text:p>15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0-22T09:00:00">
            <text:p>Thu Oct 22 09:00:00 2020</text:p>
          </table:table-cell>
          <table:table-cell office:value-type="float" office:value="18.3333">
            <text:p>18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0-10-22T10:00:00">
            <text:p>Thu Oct 22 10:00:00 2020</text:p>
          </table:table-cell>
          <table:table-cell office:value-type="float" office:value="20.8333">
            <text:p>20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10-22T11:00:00">
            <text:p>Thu Oct 22 11:00:00 2020</text:p>
          </table:table-cell>
          <table:table-cell office:value-type="float" office:value="22.8333">
            <text:p>22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0-22T12:00:00">
            <text:p>Thu Oct 22 12:00:00 2020</text:p>
          </table:table-cell>
          <table:table-cell office:value-type="float" office:value="23.6667">
            <text:p>23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0-22T13:00:00">
            <text:p>Thu Oct 22 13:00:00 2020</text:p>
          </table:table-cell>
          <table:table-cell office:value-type="float" office:value="27.5">
            <text:p>27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0-22T14:00:00">
            <text:p>Thu Oct 22 14:00:00 2020</text:p>
          </table:table-cell>
          <table:table-cell office:value-type="float" office:value="24.3333">
            <text:p>24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0-22T15:00:00">
            <text:p>Thu Oct 22 15:00:00 2020</text:p>
          </table:table-cell>
          <table:table-cell office:value-type="float" office:value="17.5">
            <text:p>17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0-22T16:00:00">
            <text:p>Thu Oct 22 16:00:00 2020</text:p>
          </table:table-cell>
          <table:table-cell office:value-type="float" office:value="11.6667">
            <text:p>11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10-22T17:00:00">
            <text:p>Thu Oct 22 17:00:00 2020</text:p>
          </table:table-cell>
          <table:table-cell office:value-type="float" office:value="8.8333">
            <text:p>8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0-22T18:00:00">
            <text:p>Thu Oct 22 18:00:00 2020</text:p>
          </table:table-cell>
          <table:table-cell office:value-type="float" office:value="7.1667">
            <text:p>7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10-22T19:00:00">
            <text:p>Thu Oct 22 19:00:00 2020</text:p>
          </table:table-cell>
          <table:table-cell office:value-type="float" office:value="6.6667">
            <text:p>6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0-22T20:00:00">
            <text:p>Thu Oct 22 20:00:00 2020</text:p>
          </table:table-cell>
          <table:table-cell office:value-type="float" office:value="6.8333">
            <text:p>6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0-22T21:00:00">
            <text:p>Thu Oct 22 21:00:00 2020</text:p>
          </table:table-cell>
          <table:table-cell office:value-type="float" office:value="8.8333">
            <text:p>8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0-10-22T22:00:00">
            <text:p>Thu Oct 22 22:00:00 2020</text:p>
          </table:table-cell>
          <table:table-cell office:value-type="float" office:value="9.8333">
            <text:p>9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0-22T23:00:00">
            <text:p>Thu Oct 22 23:00:00 2020</text:p>
          </table:table-cell>
          <table:table-cell office:value-type="float" office:value="8.6667">
            <text:p>8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0-23T01:00:00">
            <text:p>Fri Oct 23 01:00:00 2020</text:p>
          </table:table-cell>
          <table:table-cell office:value-type="float" office:value="5.5">
            <text:p>5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0-23T02:00:00">
            <text:p>Fri Oct 23 02:00:00 2020</text:p>
          </table:table-cell>
          <table:table-cell office:value-type="float" office:value="5.0">
            <text:p>5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0-23T12:00:00">
            <text:p>Fri Oct 23 12:00:00 2020</text:p>
          </table:table-cell>
          <table:table-cell office:value-type="float" office:value="14.5">
            <text:p>14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0-23T13:00:00">
            <text:p>Fri Oct 23 13:00:00 2020</text:p>
          </table:table-cell>
          <table:table-cell office:value-type="float" office:value="14.0">
            <text:p>14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0-23T14:00:00">
            <text:p>Fri Oct 23 14:00:00 2020</text:p>
          </table:table-cell>
          <table:table-cell office:value-type="float" office:value="12.1667">
            <text:p>12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10-23T15:00:00">
            <text:p>Fri Oct 23 15:00:00 2020</text:p>
          </table:table-cell>
          <table:table-cell office:value-type="float" office:value="8.8333">
            <text:p>8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10-24T08:00:00">
            <text:p>Sat Oct 24 08:00:00 2020</text:p>
          </table:table-cell>
          <table:table-cell office:value-type="float" office:value="10.1667">
            <text:p>10.1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0-24T09:00:00">
            <text:p>Sat Oct 24 09:00:00 2020</text:p>
          </table:table-cell>
          <table:table-cell office:value-type="float" office:value="10.0">
            <text:p>10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10-24T10:00:00">
            <text:p>Sat Oct 24 10:00:00 2020</text:p>
          </table:table-cell>
          <table:table-cell office:value-type="float" office:value="12.0">
            <text:p>12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0-24T11:00:00">
            <text:p>Sat Oct 24 11:00:00 2020</text:p>
          </table:table-cell>
          <table:table-cell office:value-type="float" office:value="14.0">
            <text:p>14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10-24T12:00:00">
            <text:p>Sat Oct 24 12:00:00 2020</text:p>
          </table:table-cell>
          <table:table-cell office:value-type="float" office:value="12.8333">
            <text:p>12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0-24T13:00:00">
            <text:p>Sat Oct 24 13:00:00 2020</text:p>
          </table:table-cell>
          <table:table-cell office:value-type="float" office:value="12.3333">
            <text:p>12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0-10-24T14:00:00">
            <text:p>Sat Oct 24 14:00:00 2020</text:p>
          </table:table-cell>
          <table:table-cell office:value-type="float" office:value="11.8333">
            <text:p>11.8333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10-24T15:00:00">
            <text:p>Sat Oct 24 15:00:00 2020</text:p>
          </table:table-cell>
          <table:table-cell office:value-type="float" office:value="10.6667">
            <text:p>10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0-10-25T07:00:00">
            <text:p>Sun Oct 25 07:00:00 2020</text:p>
          </table:table-cell>
          <table:table-cell office:value-type="float" office:value="17.6667">
            <text:p>17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0-25T08:00:00">
            <text:p>Sun Oct 25 08:00:00 2020</text:p>
          </table:table-cell>
          <table:table-cell office:value-type="float" office:value="11.5">
            <text:p>11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0-25T09:00:00">
            <text:p>Sun Oct 25 09:00:00 2020</text:p>
          </table:table-cell>
          <table:table-cell office:value-type="float" office:value="8.8333">
            <text:p>8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0-25T10:00:00">
            <text:p>Sun Oct 25 10:00:00 2020</text:p>
          </table:table-cell>
          <table:table-cell office:value-type="float" office:value="13.0">
            <text:p>13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0-25T11:00:00">
            <text:p>Sun Oct 25 11:00:00 2020</text:p>
          </table:table-cell>
          <table:table-cell office:value-type="float" office:value="17.8333">
            <text:p>17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10-25T12:00:00">
            <text:p>Sun Oct 25 12:00:00 2020</text:p>
          </table:table-cell>
          <table:table-cell office:value-type="float" office:value="16.3333">
            <text:p>16.3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0-10-25T13:00:00">
            <text:p>Sun Oct 25 13:00:00 2020</text:p>
          </table:table-cell>
          <table:table-cell office:value-type="float" office:value="10.6667">
            <text:p>10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0-10-27T08:00:00">
            <text:p>Tue Oct 27 08:00:00 2020</text:p>
          </table:table-cell>
          <table:table-cell office:value-type="float" office:value="4.3333">
            <text:p>4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0-27T09:00:00">
            <text:p>Tue Oct 27 09:00:00 2020</text:p>
          </table:table-cell>
          <table:table-cell office:value-type="float" office:value="9.1667">
            <text:p>9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0-27T13:00:00">
            <text:p>Tue Oct 27 13:00:00 2020</text:p>
          </table:table-cell>
          <table:table-cell office:value-type="float" office:value="6.3333">
            <text:p>6.3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0-28T08:00:00">
            <text:p>Wed Oct 28 08:00:00 2020</text:p>
          </table:table-cell>
          <table:table-cell office:value-type="float" office:value="11.0">
            <text:p>11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0-10-28T09:00:00">
            <text:p>Wed Oct 28 09:00:00 2020</text:p>
          </table:table-cell>
          <table:table-cell office:value-type="float" office:value="14.3333">
            <text:p>14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0-28T10:00:00">
            <text:p>Wed Oct 28 10:00:00 2020</text:p>
          </table:table-cell>
          <table:table-cell office:value-type="float" office:value="15.8333">
            <text:p>15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0-28T11:00:00">
            <text:p>Wed Oct 28 11:00:00 2020</text:p>
          </table:table-cell>
          <table:table-cell office:value-type="float" office:value="17.5">
            <text:p>17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0-28T12:00:00">
            <text:p>Wed Oct 28 12:00:00 2020</text:p>
          </table:table-cell>
          <table:table-cell office:value-type="float" office:value="18.8333">
            <text:p>18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0-10-28T13:00:00">
            <text:p>Wed Oct 28 13:00:00 2020</text:p>
          </table:table-cell>
          <table:table-cell office:value-type="float" office:value="17.3333">
            <text:p>17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10-28T14:00:00">
            <text:p>Wed Oct 28 14:00:00 2020</text:p>
          </table:table-cell>
          <table:table-cell office:value-type="float" office:value="15.8333">
            <text:p>15.8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10-28T15:00:00">
            <text:p>Wed Oct 28 15:00:00 2020</text:p>
          </table:table-cell>
          <table:table-cell office:value-type="float" office:value="11.8333">
            <text:p>11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0-10-28T16:00:00">
            <text:p>Wed Oct 28 16:00:00 2020</text:p>
          </table:table-cell>
          <table:table-cell office:value-type="float" office:value="9.1667">
            <text:p>9.1667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0-10-29T05:00:00">
            <text:p>Thu Oct 29 05:00:00 2020</text:p>
          </table:table-cell>
          <table:table-cell office:value-type="float" office:value="15.5">
            <text:p>15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0-29T06:00:00">
            <text:p>Thu Oct 29 06:00:00 2020</text:p>
          </table:table-cell>
          <table:table-cell office:value-type="float" office:value="14.0">
            <text:p>14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0-29T07:00:00">
            <text:p>Thu Oct 29 07:00:00 2020</text:p>
          </table:table-cell>
          <table:table-cell office:value-type="float" office:value="12.5">
            <text:p>12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0-29T08:00:00">
            <text:p>Thu Oct 29 08:00:00 2020</text:p>
          </table:table-cell>
          <table:table-cell office:value-type="float" office:value="11.3333">
            <text:p>11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0-29T09:00:00">
            <text:p>Thu Oct 29 09:00:00 2020</text:p>
          </table:table-cell>
          <table:table-cell office:value-type="float" office:value="15.1667">
            <text:p>15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10-29T10:00:00">
            <text:p>Thu Oct 29 10:00:00 2020</text:p>
          </table:table-cell>
          <table:table-cell office:value-type="float" office:value="23.1667">
            <text:p>23.1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0-29T11:00:00">
            <text:p>Thu Oct 29 11:00:00 2020</text:p>
          </table:table-cell>
          <table:table-cell office:value-type="float" office:value="27.1667">
            <text:p>27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0-29T12:00:00">
            <text:p>Thu Oct 29 12:00:00 2020</text:p>
          </table:table-cell>
          <table:table-cell office:value-type="float" office:value="24.3333">
            <text:p>24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10-29T13:00:00">
            <text:p>Thu Oct 29 13:00:00 2020</text:p>
          </table:table-cell>
          <table:table-cell office:value-type="float" office:value="19.0">
            <text:p>19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10-29T14:00:00">
            <text:p>Thu Oct 29 14:00:00 2020</text:p>
          </table:table-cell>
          <table:table-cell office:value-type="float" office:value="16.5">
            <text:p>16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0-29T15:00:00">
            <text:p>Thu Oct 29 15:00:00 2020</text:p>
          </table:table-cell>
          <table:table-cell office:value-type="float" office:value="15.6667">
            <text:p>15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0-10-29T16:00:00">
            <text:p>Thu Oct 29 16:00:00 2020</text:p>
          </table:table-cell>
          <table:table-cell office:value-type="float" office:value="12.5">
            <text:p>12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10-30T05:00:00">
            <text:p>Fri Oct 30 05:00:00 2020</text:p>
          </table:table-cell>
          <table:table-cell office:value-type="float" office:value="16.8333">
            <text:p>16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10-30T06:00:00">
            <text:p>Fri Oct 30 06:00:00 2020</text:p>
          </table:table-cell>
          <table:table-cell office:value-type="float" office:value="14.3333">
            <text:p>14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10-30T07:00:00">
            <text:p>Fri Oct 30 07:00:00 2020</text:p>
          </table:table-cell>
          <table:table-cell office:value-type="float" office:value="11.3333">
            <text:p>11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10-30T08:00:00">
            <text:p>Fri Oct 30 08:00:00 2020</text:p>
          </table:table-cell>
          <table:table-cell office:value-type="float" office:value="11.5">
            <text:p>11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0-30T09:00:00">
            <text:p>Fri Oct 30 09:00:00 2020</text:p>
          </table:table-cell>
          <table:table-cell office:value-type="float" office:value="14.5">
            <text:p>14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0-10-30T10:00:00">
            <text:p>Fri Oct 30 10:00:00 2020</text:p>
          </table:table-cell>
          <table:table-cell office:value-type="float" office:value="18.8333">
            <text:p>18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0-30T12:00:00">
            <text:p>Fri Oct 30 12:00:00 2020</text:p>
          </table:table-cell>
          <table:table-cell office:value-type="float" office:value="21.6667">
            <text:p>21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0-30T13:00:00">
            <text:p>Fri Oct 30 13:00:00 2020</text:p>
          </table:table-cell>
          <table:table-cell office:value-type="float" office:value="20.1667">
            <text:p>20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0-30T14:00:00">
            <text:p>Fri Oct 30 14:00:00 2020</text:p>
          </table:table-cell>
          <table:table-cell office:value-type="float" office:value="18.8333">
            <text:p>18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0-10-31T03:00:00">
            <text:p>Sat Oct 31 03:00:00 2020</text:p>
          </table:table-cell>
          <table:table-cell office:value-type="float" office:value="22.1667">
            <text:p>22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0-31T04:00:00">
            <text:p>Sat Oct 31 04:00:00 2020</text:p>
          </table:table-cell>
          <table:table-cell office:value-type="float" office:value="19.0">
            <text:p>19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0-31T05:00:00">
            <text:p>Sat Oct 31 05:00:00 2020</text:p>
          </table:table-cell>
          <table:table-cell office:value-type="float" office:value="15.5">
            <text:p>15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0-31T06:00:00">
            <text:p>Sat Oct 31 06:00:00 2020</text:p>
          </table:table-cell>
          <table:table-cell office:value-type="float" office:value="13.0">
            <text:p>1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10-31T07:00:00">
            <text:p>Sat Oct 31 07:00:00 2020</text:p>
          </table:table-cell>
          <table:table-cell office:value-type="float" office:value="12.6667">
            <text:p>12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0-31T08:00:00">
            <text:p>Sat Oct 31 08:00:00 2020</text:p>
          </table:table-cell>
          <table:table-cell office:value-type="float" office:value="13.3333">
            <text:p>13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10-31T09:00:00">
            <text:p>Sat Oct 31 09:00:00 2020</text:p>
          </table:table-cell>
          <table:table-cell office:value-type="float" office:value="15.5">
            <text:p>15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0-31T10:00:00">
            <text:p>Sat Oct 31 10:00:00 2020</text:p>
          </table:table-cell>
          <table:table-cell office:value-type="float" office:value="17.1667">
            <text:p>17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0-31T11:00:00">
            <text:p>Sat Oct 31 11:00:00 2020</text:p>
          </table:table-cell>
          <table:table-cell office:value-type="float" office:value="22.0">
            <text:p>22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10-31T12:00:00">
            <text:p>Sat Oct 31 12:00:00 2020</text:p>
          </table:table-cell>
          <table:table-cell office:value-type="float" office:value="22.0">
            <text:p>22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10-31T13:00:00">
            <text:p>Sat Oct 31 13:00:00 2020</text:p>
          </table:table-cell>
          <table:table-cell office:value-type="float" office:value="17.8333">
            <text:p>17.8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0-11-01T09:00:00">
            <text:p>Sun Nov  1 09:00:00 2020</text:p>
          </table:table-cell>
          <table:table-cell office:value-type="float" office:value="19.6667">
            <text:p>19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01T10:00:00">
            <text:p>Sun Nov  1 10:00:00 2020</text:p>
          </table:table-cell>
          <table:table-cell office:value-type="float" office:value="22.8333">
            <text:p>22.8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1-01T11:00:00">
            <text:p>Sun Nov  1 11:00:00 2020</text:p>
          </table:table-cell>
          <table:table-cell office:value-type="float" office:value="30.3333">
            <text:p>30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11-01T12:00:00">
            <text:p>Sun Nov  1 12:00:00 2020</text:p>
          </table:table-cell>
          <table:table-cell office:value-type="float" office:value="39.6667">
            <text:p>39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11-01T13:00:00">
            <text:p>Sun Nov  1 13:00:00 2020</text:p>
          </table:table-cell>
          <table:table-cell office:value-type="float" office:value="39.1667">
            <text:p>39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0-11-02T06:00:00">
            <text:p>Mon Nov  2 06:00:00 2020</text:p>
          </table:table-cell>
          <table:table-cell office:value-type="float" office:value="24.0">
            <text:p>24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11-02T07:00:00">
            <text:p>Mon Nov  2 07:00:00 2020</text:p>
          </table:table-cell>
          <table:table-cell office:value-type="float" office:value="25.1667">
            <text:p>25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11-02T08:00:00">
            <text:p>Mon Nov  2 08:00:00 2020</text:p>
          </table:table-cell>
          <table:table-cell office:value-type="float" office:value="24.1667">
            <text:p>24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1-02T09:00:00">
            <text:p>Mon Nov  2 09:00:00 2020</text:p>
          </table:table-cell>
          <table:table-cell office:value-type="float" office:value="24.0">
            <text:p>24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1-02T10:00:00">
            <text:p>Mon Nov  2 10:00:00 2020</text:p>
          </table:table-cell>
          <table:table-cell office:value-type="float" office:value="27.1667">
            <text:p>27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1-02T11:00:00">
            <text:p>Mon Nov  2 11:00:00 2020</text:p>
          </table:table-cell>
          <table:table-cell office:value-type="float" office:value="30.0">
            <text:p>30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11-02T12:00:00">
            <text:p>Mon Nov  2 12:00:00 2020</text:p>
          </table:table-cell>
          <table:table-cell office:value-type="float" office:value="30.5">
            <text:p>30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1-02T13:00:00">
            <text:p>Mon Nov  2 13:00:00 2020</text:p>
          </table:table-cell>
          <table:table-cell office:value-type="float" office:value="30.5">
            <text:p>30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0-11-03T04:00:00">
            <text:p>Tue Nov  3 04:00:00 2020</text:p>
          </table:table-cell>
          <table:table-cell office:value-type="float" office:value="22.6667">
            <text:p>22.6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0-11-03T06:00:00">
            <text:p>Tue Nov  3 06:00:00 2020</text:p>
          </table:table-cell>
          <table:table-cell office:value-type="float" office:value="22.8333">
            <text:p>22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11-03T07:00:00">
            <text:p>Tue Nov  3 07:00:00 2020</text:p>
          </table:table-cell>
          <table:table-cell office:value-type="float" office:value="22.1667">
            <text:p>22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1-03T08:00:00">
            <text:p>Tue Nov  3 08:00:00 2020</text:p>
          </table:table-cell>
          <table:table-cell office:value-type="float" office:value="21.3333">
            <text:p>21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1-03T09:00:00">
            <text:p>Tue Nov  3 09:00:00 2020</text:p>
          </table:table-cell>
          <table:table-cell office:value-type="float" office:value="24.5">
            <text:p>24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03T10:00:00">
            <text:p>Tue Nov  3 10:00:00 2020</text:p>
          </table:table-cell>
          <table:table-cell office:value-type="float" office:value="29.0">
            <text:p>29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1-03T11:00:00">
            <text:p>Tue Nov  3 11:00:00 2020</text:p>
          </table:table-cell>
          <table:table-cell office:value-type="float" office:value="36.5">
            <text:p>36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1-03T12:00:00">
            <text:p>Tue Nov  3 12:00:00 2020</text:p>
          </table:table-cell>
          <table:table-cell office:value-type="float" office:value="35.5">
            <text:p>35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1-03T13:00:00">
            <text:p>Tue Nov  3 13:00:00 2020</text:p>
          </table:table-cell>
          <table:table-cell office:value-type="float" office:value="32.6667">
            <text:p>32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11-04T10:00:00">
            <text:p>Wed Nov  4 10:00:00 2020</text:p>
          </table:table-cell>
          <table:table-cell office:value-type="float" office:value="7.5">
            <text:p>7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1-04T11:00:00">
            <text:p>Wed Nov  4 11:00:00 2020</text:p>
          </table:table-cell>
          <table:table-cell office:value-type="float" office:value="5.1667">
            <text:p>5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11-04T20:00:00">
            <text:p>Wed Nov  4 20:00:00 2020</text:p>
          </table:table-cell>
          <table:table-cell office:value-type="float" office:value="9.3333">
            <text:p>9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1-04T21:00:00">
            <text:p>Wed Nov  4 21:00:00 2020</text:p>
          </table:table-cell>
          <table:table-cell office:value-type="float" office:value="10.8333">
            <text:p>1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1-05T19:00:00">
            <text:p>Thu Nov  5 19:00:00 2020</text:p>
          </table:table-cell>
          <table:table-cell office:value-type="float" office:value="19.8333">
            <text:p>19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1-06T21:00:00">
            <text:p>Fri Nov  6 21:00:00 2020</text:p>
          </table:table-cell>
          <table:table-cell office:value-type="float" office:value="111.3333">
            <text:p>111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06T22:00:00">
            <text:p>Fri Nov  6 22:00:00 2020</text:p>
          </table:table-cell>
          <table:table-cell office:value-type="float" office:value="118.0">
            <text:p>118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11-07T00:00:00">
            <text:p>Sat Nov  7 00:00:00 2020</text:p>
          </table:table-cell>
          <table:table-cell office:value-type="float" office:value="98.8333">
            <text:p>98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1-08T09:00:00">
            <text:p>Sun Nov  8 09:00:00 2020</text:p>
          </table:table-cell>
          <table:table-cell office:value-type="float" office:value="4.1667">
            <text:p>4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1-08T10:00:00">
            <text:p>Sun Nov  8 10:00:00 2020</text:p>
          </table:table-cell>
          <table:table-cell office:value-type="float" office:value="5.1667">
            <text:p>5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1-08T11:00:00">
            <text:p>Sun Nov  8 11:00:00 2020</text:p>
          </table:table-cell>
          <table:table-cell office:value-type="float" office:value="8.5">
            <text:p>8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11-08T12:00:00">
            <text:p>Sun Nov  8 12:00:00 2020</text:p>
          </table:table-cell>
          <table:table-cell office:value-type="float" office:value="10.8333">
            <text:p>10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1-08T13:00:00">
            <text:p>Sun Nov  8 13:00:00 2020</text:p>
          </table:table-cell>
          <table:table-cell office:value-type="float" office:value="9.6667">
            <text:p>9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1-08T14:00:00">
            <text:p>Sun Nov  8 14:00:00 2020</text:p>
          </table:table-cell>
          <table:table-cell office:value-type="float" office:value="7.1667">
            <text:p>7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11-08T15:00:00">
            <text:p>Sun Nov  8 15:00:00 2020</text:p>
          </table:table-cell>
          <table:table-cell office:value-type="float" office:value="5.1667">
            <text:p>5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0-11-09T08:00:00">
            <text:p>Mon Nov  9 08:00:00 2020</text:p>
          </table:table-cell>
          <table:table-cell office:value-type="float" office:value="12.1667">
            <text:p>12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1-09T09:00:00">
            <text:p>Mon Nov  9 09:00:00 2020</text:p>
          </table:table-cell>
          <table:table-cell office:value-type="float" office:value="16.5">
            <text:p>16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1-09T14:00:00">
            <text:p>Mon Nov  9 14:00:00 2020</text:p>
          </table:table-cell>
          <table:table-cell office:value-type="float" office:value="16.6667">
            <text:p>16.6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11-09T20:00:00">
            <text:p>Mon Nov  9 20:00:00 2020</text:p>
          </table:table-cell>
          <table:table-cell office:value-type="float" office:value="19.1667">
            <text:p>19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10T01:00:00">
            <text:p>Tue Nov 10 01:00:00 2020</text:p>
          </table:table-cell>
          <table:table-cell office:value-type="float" office:value="26.8333">
            <text:p>26.8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1-10T02:00:00">
            <text:p>Tue Nov 10 02:00:00 2020</text:p>
          </table:table-cell>
          <table:table-cell office:value-type="float" office:value="23.0">
            <text:p>23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1-10T04:00:00">
            <text:p>Tue Nov 10 04:00:00 2020</text:p>
          </table:table-cell>
          <table:table-cell office:value-type="float" office:value="14.8333">
            <text:p>14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10T05:00:00">
            <text:p>Tue Nov 10 05:00:00 2020</text:p>
          </table:table-cell>
          <table:table-cell office:value-type="float" office:value="13.0">
            <text:p>13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11-10T07:00:00">
            <text:p>Tue Nov 10 07:00:00 2020</text:p>
          </table:table-cell>
          <table:table-cell office:value-type="float" office:value="9.8333">
            <text:p>9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1-10T08:00:00">
            <text:p>Tue Nov 10 08:00:00 2020</text:p>
          </table:table-cell>
          <table:table-cell office:value-type="float" office:value="6.8333">
            <text:p>6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1-10T09:00:00">
            <text:p>Tue Nov 10 09:00:00 2020</text:p>
          </table:table-cell>
          <table:table-cell office:value-type="float" office:value="9.0">
            <text:p>9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11-10T10:00:00">
            <text:p>Tue Nov 10 10:00:00 2020</text:p>
          </table:table-cell>
          <table:table-cell office:value-type="float" office:value="11.5">
            <text:p>11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10T11:00:00">
            <text:p>Tue Nov 10 11:00:00 2020</text:p>
          </table:table-cell>
          <table:table-cell office:value-type="float" office:value="13.0">
            <text:p>13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1-10T12:00:00">
            <text:p>Tue Nov 10 12:00:00 2020</text:p>
          </table:table-cell>
          <table:table-cell office:value-type="float" office:value="11.8333">
            <text:p>11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1-10T13:00:00">
            <text:p>Tue Nov 10 13:00:00 2020</text:p>
          </table:table-cell>
          <table:table-cell office:value-type="float" office:value="20.3333">
            <text:p>20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0-11-12T10:00:00">
            <text:p>Thu Nov 12 10:00:00 2020</text:p>
          </table:table-cell>
          <table:table-cell office:value-type="float" office:value="11.1667">
            <text:p>11.1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11-12T11:00:00">
            <text:p>Thu Nov 12 11:00:00 2020</text:p>
          </table:table-cell>
          <table:table-cell office:value-type="float" office:value="14.1667">
            <text:p>14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11-12T23:00:00">
            <text:p>Thu Nov 12 23:00:00 2020</text:p>
          </table:table-cell>
          <table:table-cell office:value-type="float" office:value="34.0">
            <text:p>34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13T00:00:00">
            <text:p>Fri Nov 13 00:00:00 2020</text:p>
          </table:table-cell>
          <table:table-cell office:value-type="float" office:value="33.1667">
            <text:p>33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1-13T01:00:00">
            <text:p>Fri Nov 13 01:00:00 2020</text:p>
          </table:table-cell>
          <table:table-cell office:value-type="float" office:value="30.3333">
            <text:p>30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1-13T02:00:00">
            <text:p>Fri Nov 13 02:00:00 2020</text:p>
          </table:table-cell>
          <table:table-cell office:value-type="float" office:value="30.8333">
            <text:p>30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1-13T03:00:00">
            <text:p>Fri Nov 13 03:00:00 2020</text:p>
          </table:table-cell>
          <table:table-cell office:value-type="float" office:value="28.1667">
            <text:p>28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11-13T04:00:00">
            <text:p>Fri Nov 13 04:00:00 2020</text:p>
          </table:table-cell>
          <table:table-cell office:value-type="float" office:value="25.1667">
            <text:p>25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11-13T05:00:00">
            <text:p>Fri Nov 13 05:00:00 2020</text:p>
          </table:table-cell>
          <table:table-cell office:value-type="float" office:value="21.6667">
            <text:p>21.6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1-13T06:00:00">
            <text:p>Fri Nov 13 06:00:00 2020</text:p>
          </table:table-cell>
          <table:table-cell office:value-type="float" office:value="18.5">
            <text:p>18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1-13T07:00:00">
            <text:p>Fri Nov 13 07:00:00 2020</text:p>
          </table:table-cell>
          <table:table-cell office:value-type="float" office:value="19.3333">
            <text:p>19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1-13T08:00:00">
            <text:p>Fri Nov 13 08:00:00 2020</text:p>
          </table:table-cell>
          <table:table-cell office:value-type="float" office:value="18.6667">
            <text:p>18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1-13T09:00:00">
            <text:p>Fri Nov 13 09:00:00 2020</text:p>
          </table:table-cell>
          <table:table-cell office:value-type="float" office:value="20.8333">
            <text:p>20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13T10:00:00">
            <text:p>Fri Nov 13 10:00:00 2020</text:p>
          </table:table-cell>
          <table:table-cell office:value-type="float" office:value="26.5">
            <text:p>26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0-11-13T11:00:00">
            <text:p>Fri Nov 13 11:00:00 2020</text:p>
          </table:table-cell>
          <table:table-cell office:value-type="float" office:value="33.5">
            <text:p>33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1-13T12:00:00">
            <text:p>Fri Nov 13 12:00:00 2020</text:p>
          </table:table-cell>
          <table:table-cell office:value-type="float" office:value="35.5">
            <text:p>35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1-13T13:00:00">
            <text:p>Fri Nov 13 13:00:00 2020</text:p>
          </table:table-cell>
          <table:table-cell office:value-type="float" office:value="31.6667">
            <text:p>31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1-13T14:00:00">
            <text:p>Fri Nov 13 14:00:00 2020</text:p>
          </table:table-cell>
          <table:table-cell office:value-type="float" office:value="25.6667">
            <text:p>25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11-13T15:00:00">
            <text:p>Fri Nov 13 15:00:00 2020</text:p>
          </table:table-cell>
          <table:table-cell office:value-type="float" office:value="22.1667">
            <text:p>22.1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11-14T05:00:00">
            <text:p>Sat Nov 14 05:00:00 2020</text:p>
          </table:table-cell>
          <table:table-cell office:value-type="float" office:value="35.6667">
            <text:p>35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14T06:00:00">
            <text:p>Sat Nov 14 06:00:00 2020</text:p>
          </table:table-cell>
          <table:table-cell office:value-type="float" office:value="32.0">
            <text:p>32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1-14T07:00:00">
            <text:p>Sat Nov 14 07:00:00 2020</text:p>
          </table:table-cell>
          <table:table-cell office:value-type="float" office:value="29.6667">
            <text:p>29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14T08:00:00">
            <text:p>Sat Nov 14 08:00:00 2020</text:p>
          </table:table-cell>
          <table:table-cell office:value-type="float" office:value="27.6667">
            <text:p>27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0-11-14T09:00:00">
            <text:p>Sat Nov 14 09:00:00 2020</text:p>
          </table:table-cell>
          <table:table-cell office:value-type="float" office:value="26.3333">
            <text:p>26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14T10:00:00">
            <text:p>Sat Nov 14 10:00:00 2020</text:p>
          </table:table-cell>
          <table:table-cell office:value-type="float" office:value="28.5">
            <text:p>28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1-14T11:00:00">
            <text:p>Sat Nov 14 11:00:00 2020</text:p>
          </table:table-cell>
          <table:table-cell office:value-type="float" office:value="31.1667">
            <text:p>31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1-14T12:00:00">
            <text:p>Sat Nov 14 12:00:00 2020</text:p>
          </table:table-cell>
          <table:table-cell office:value-type="float" office:value="27.5">
            <text:p>27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14T13:00:00">
            <text:p>Sat Nov 14 13:00:00 2020</text:p>
          </table:table-cell>
          <table:table-cell office:value-type="float" office:value="28.5">
            <text:p>28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1-14T14:00:00">
            <text:p>Sat Nov 14 14:00:00 2020</text:p>
          </table:table-cell>
          <table:table-cell office:value-type="float" office:value="31.8333">
            <text:p>31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1-14T15:00:00">
            <text:p>Sat Nov 14 15:00:00 2020</text:p>
          </table:table-cell>
          <table:table-cell office:value-type="float" office:value="29.0">
            <text:p>29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11-14T16:00:00">
            <text:p>Sat Nov 14 16:00:00 2020</text:p>
          </table:table-cell>
          <table:table-cell office:value-type="float" office:value="22.8333">
            <text:p>22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1-14T17:00:00">
            <text:p>Sat Nov 14 17:00:00 2020</text:p>
          </table:table-cell>
          <table:table-cell office:value-type="float" office:value="20.6667">
            <text:p>20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11-15T09:00:00">
            <text:p>Sun Nov 15 09:00:00 2020</text:p>
          </table:table-cell>
          <table:table-cell office:value-type="float" office:value="3.8333">
            <text:p>3.8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0-11-15T10:00:00">
            <text:p>Sun Nov 15 10:00:00 2020</text:p>
          </table:table-cell>
          <table:table-cell office:value-type="float" office:value="7.3333">
            <text:p>7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1-15T11:00:00">
            <text:p>Sun Nov 15 11:00:00 2020</text:p>
          </table:table-cell>
          <table:table-cell office:value-type="float" office:value="10.3333">
            <text:p>10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1-15T12:00:00">
            <text:p>Sun Nov 15 12:00:00 2020</text:p>
          </table:table-cell>
          <table:table-cell office:value-type="float" office:value="10.6667">
            <text:p>10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11-15T13:00:00">
            <text:p>Sun Nov 15 13:00:00 2020</text:p>
          </table:table-cell>
          <table:table-cell office:value-type="float" office:value="8.8333">
            <text:p>8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11-16T03:00:00">
            <text:p>Mon Nov 16 03:00:00 2020</text:p>
          </table:table-cell>
          <table:table-cell office:value-type="float" office:value="20.0">
            <text:p>20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1-16T04:00:00">
            <text:p>Mon Nov 16 04:00:00 2020</text:p>
          </table:table-cell>
          <table:table-cell office:value-type="float" office:value="19.1667">
            <text:p>19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1-16T05:00:00">
            <text:p>Mon Nov 16 05:00:00 2020</text:p>
          </table:table-cell>
          <table:table-cell office:value-type="float" office:value="17.5">
            <text:p>17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1-16T06:00:00">
            <text:p>Mon Nov 16 06:00:00 2020</text:p>
          </table:table-cell>
          <table:table-cell office:value-type="float" office:value="17.1667">
            <text:p>17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0-11-16T07:00:00">
            <text:p>Mon Nov 16 07:00:00 2020</text:p>
          </table:table-cell>
          <table:table-cell office:value-type="float" office:value="16.3333">
            <text:p>16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1-16T08:00:00">
            <text:p>Mon Nov 16 08:00:00 2020</text:p>
          </table:table-cell>
          <table:table-cell office:value-type="float" office:value="15.3333">
            <text:p>15.3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11-16T09:00:00">
            <text:p>Mon Nov 16 09:00:00 2020</text:p>
          </table:table-cell>
          <table:table-cell office:value-type="float" office:value="16.6667">
            <text:p>1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16T10:00:00">
            <text:p>Mon Nov 16 10:00:00 2020</text:p>
          </table:table-cell>
          <table:table-cell office:value-type="float" office:value="20.3333">
            <text:p>20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11-16T11:00:00">
            <text:p>Mon Nov 16 11:00:00 2020</text:p>
          </table:table-cell>
          <table:table-cell office:value-type="float" office:value="20.5">
            <text:p>20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11-16T12:00:00">
            <text:p>Mon Nov 16 12:00:00 2020</text:p>
          </table:table-cell>
          <table:table-cell office:value-type="float" office:value="17.8333">
            <text:p>17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11-16T13:00:00">
            <text:p>Mon Nov 16 13:00:00 2020</text:p>
          </table:table-cell>
          <table:table-cell office:value-type="float" office:value="19.8333">
            <text:p>19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1-16T14:00:00">
            <text:p>Mon Nov 16 14:00:00 2020</text:p>
          </table:table-cell>
          <table:table-cell office:value-type="float" office:value="20.3333">
            <text:p>20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1-16T15:00:00">
            <text:p>Mon Nov 16 15:00:00 2020</text:p>
          </table:table-cell>
          <table:table-cell office:value-type="float" office:value="19.6667">
            <text:p>19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11-17T06:00:00">
            <text:p>Tue Nov 17 06:00:00 2020</text:p>
          </table:table-cell>
          <table:table-cell office:value-type="float" office:value="15.6667">
            <text:p>15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1-17T07:00:00">
            <text:p>Tue Nov 17 07:00:00 2020</text:p>
          </table:table-cell>
          <table:table-cell office:value-type="float" office:value="13.8333">
            <text:p>13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11-17T08:00:00">
            <text:p>Tue Nov 17 08:00:00 2020</text:p>
          </table:table-cell>
          <table:table-cell office:value-type="float" office:value="13.8333">
            <text:p>13.8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1-17T09:00:00">
            <text:p>Tue Nov 17 09:00:00 2020</text:p>
          </table:table-cell>
          <table:table-cell office:value-type="float" office:value="16.1667">
            <text:p>16.1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1-17T10:00:00">
            <text:p>Tue Nov 17 10:00:00 2020</text:p>
          </table:table-cell>
          <table:table-cell office:value-type="float" office:value="22.6667">
            <text:p>22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1-17T11:00:00">
            <text:p>Tue Nov 17 11:00:00 2020</text:p>
          </table:table-cell>
          <table:table-cell office:value-type="float" office:value="30.8333">
            <text:p>30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1-17T12:00:00">
            <text:p>Tue Nov 17 12:00:00 2020</text:p>
          </table:table-cell>
          <table:table-cell office:value-type="float" office:value="28.0">
            <text:p>28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1-17T13:00:00">
            <text:p>Tue Nov 17 13:00:00 2020</text:p>
          </table:table-cell>
          <table:table-cell office:value-type="float" office:value="21.5">
            <text:p>21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1-17T14:00:00">
            <text:p>Tue Nov 17 14:00:00 2020</text:p>
          </table:table-cell>
          <table:table-cell office:value-type="float" office:value="19.5">
            <text:p>19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0-11-18T04:00:00">
            <text:p>Wed Nov 18 04:00:00 2020</text:p>
          </table:table-cell>
          <table:table-cell office:value-type="float" office:value="20.3333">
            <text:p>20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18T05:00:00">
            <text:p>Wed Nov 18 05:00:00 2020</text:p>
          </table:table-cell>
          <table:table-cell office:value-type="float" office:value="18.6667">
            <text:p>18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1-18T06:00:00">
            <text:p>Wed Nov 18 06:00:00 2020</text:p>
          </table:table-cell>
          <table:table-cell office:value-type="float" office:value="15.5">
            <text:p>15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1-18T07:00:00">
            <text:p>Wed Nov 18 07:00:00 2020</text:p>
          </table:table-cell>
          <table:table-cell office:value-type="float" office:value="15.1667">
            <text:p>15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1-18T08:00:00">
            <text:p>Wed Nov 18 08:00:00 2020</text:p>
          </table:table-cell>
          <table:table-cell office:value-type="float" office:value="14.1667">
            <text:p>14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1-18T09:00:00">
            <text:p>Wed Nov 18 09:00:00 2020</text:p>
          </table:table-cell>
          <table:table-cell office:value-type="float" office:value="16.1667">
            <text:p>16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1-18T10:00:00">
            <text:p>Wed Nov 18 10:00:00 2020</text:p>
          </table:table-cell>
          <table:table-cell office:value-type="float" office:value="18.1667">
            <text:p>18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1-18T11:00:00">
            <text:p>Wed Nov 18 11:00:00 2020</text:p>
          </table:table-cell>
          <table:table-cell office:value-type="float" office:value="19.3333">
            <text:p>19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11-18T12:00:00">
            <text:p>Wed Nov 18 12:00:00 2020</text:p>
          </table:table-cell>
          <table:table-cell office:value-type="float" office:value="22.1667">
            <text:p>22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1-18T13:00:00">
            <text:p>Wed Nov 18 13:00:00 2020</text:p>
          </table:table-cell>
          <table:table-cell office:value-type="float" office:value="24.0">
            <text:p>24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1-18T16:00:00">
            <text:p>Wed Nov 18 16:00:00 2020</text:p>
          </table:table-cell>
          <table:table-cell office:value-type="float" office:value="18.0">
            <text:p>18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11-19T04:00:00">
            <text:p>Thu Nov 19 04:00:00 2020</text:p>
          </table:table-cell>
          <table:table-cell office:value-type="float" office:value="29.8333">
            <text:p>29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1-19T05:00:00">
            <text:p>Thu Nov 19 05:00:00 2020</text:p>
          </table:table-cell>
          <table:table-cell office:value-type="float" office:value="27.6667">
            <text:p>27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19T06:00:00">
            <text:p>Thu Nov 19 06:00:00 2020</text:p>
          </table:table-cell>
          <table:table-cell office:value-type="float" office:value="27.5">
            <text:p>27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1-19T07:00:00">
            <text:p>Thu Nov 19 07:00:00 2020</text:p>
          </table:table-cell>
          <table:table-cell office:value-type="float" office:value="27.5">
            <text:p>27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1-19T08:00:00">
            <text:p>Thu Nov 19 08:00:00 2020</text:p>
          </table:table-cell>
          <table:table-cell office:value-type="float" office:value="28.6667">
            <text:p>28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19T10:00:00">
            <text:p>Thu Nov 19 10:00:00 2020</text:p>
          </table:table-cell>
          <table:table-cell office:value-type="float" office:value="44.5">
            <text:p>44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19T11:00:00">
            <text:p>Thu Nov 19 11:00:00 2020</text:p>
          </table:table-cell>
          <table:table-cell office:value-type="float" office:value="51.6667">
            <text:p>51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1-19T12:00:00">
            <text:p>Thu Nov 19 12:00:00 2020</text:p>
          </table:table-cell>
          <table:table-cell office:value-type="float" office:value="47.3333">
            <text:p>47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1-19T13:00:00">
            <text:p>Thu Nov 19 13:00:00 2020</text:p>
          </table:table-cell>
          <table:table-cell office:value-type="float" office:value="41.5">
            <text:p>41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1-19T16:00:00">
            <text:p>Thu Nov 19 16:00:00 2020</text:p>
          </table:table-cell>
          <table:table-cell office:value-type="float" office:value="24.6667">
            <text:p>24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11-20T07:00:00">
            <text:p>Fri Nov 20 07:00:00 2020</text:p>
          </table:table-cell>
          <table:table-cell office:value-type="float" office:value="20.0">
            <text:p>20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0-11-20T08:00:00">
            <text:p>Fri Nov 20 08:00:00 2020</text:p>
          </table:table-cell>
          <table:table-cell office:value-type="float" office:value="19.8333">
            <text:p>19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1-20T09:00:00">
            <text:p>Fri Nov 20 09:00:00 2020</text:p>
          </table:table-cell>
          <table:table-cell office:value-type="float" office:value="21.0">
            <text:p>21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20T10:00:00">
            <text:p>Fri Nov 20 10:00:00 2020</text:p>
          </table:table-cell>
          <table:table-cell office:value-type="float" office:value="24.1667">
            <text:p>24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20T11:00:00">
            <text:p>Fri Nov 20 11:00:00 2020</text:p>
          </table:table-cell>
          <table:table-cell office:value-type="float" office:value="24.3333">
            <text:p>24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1-20T12:00:00">
            <text:p>Fri Nov 20 12:00:00 2020</text:p>
          </table:table-cell>
          <table:table-cell office:value-type="float" office:value="18.6667">
            <text:p>18.6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0-11-20T13:00:00">
            <text:p>Fri Nov 20 13:00:00 2020</text:p>
          </table:table-cell>
          <table:table-cell office:value-type="float" office:value="14.0">
            <text:p>14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11-20T14:00:00">
            <text:p>Fri Nov 20 14:00:00 2020</text:p>
          </table:table-cell>
          <table:table-cell office:value-type="float" office:value="13.3333">
            <text:p>13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0-11-21T05:00:00">
            <text:p>Sat Nov 21 05:00:00 2020</text:p>
          </table:table-cell>
          <table:table-cell office:value-type="float" office:value="14.6667">
            <text:p>14.6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1-21T06:00:00">
            <text:p>Sat Nov 21 06:00:00 2020</text:p>
          </table:table-cell>
          <table:table-cell office:value-type="float" office:value="14.1667">
            <text:p>14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11-21T07:00:00">
            <text:p>Sat Nov 21 07:00:00 2020</text:p>
          </table:table-cell>
          <table:table-cell office:value-type="float" office:value="14.5">
            <text:p>14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1-21T08:00:00">
            <text:p>Sat Nov 21 08:00:00 2020</text:p>
          </table:table-cell>
          <table:table-cell office:value-type="float" office:value="14.5">
            <text:p>14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1-21T09:00:00">
            <text:p>Sat Nov 21 09:00:00 2020</text:p>
          </table:table-cell>
          <table:table-cell office:value-type="float" office:value="15.0">
            <text:p>15.0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21T10:00:00">
            <text:p>Sat Nov 21 10:00:00 2020</text:p>
          </table:table-cell>
          <table:table-cell office:value-type="float" office:value="18.0">
            <text:p>18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21T11:00:00">
            <text:p>Sat Nov 21 11:00:00 2020</text:p>
          </table:table-cell>
          <table:table-cell office:value-type="float" office:value="20.3333">
            <text:p>20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1-21T12:00:00">
            <text:p>Sat Nov 21 12:00:00 2020</text:p>
          </table:table-cell>
          <table:table-cell office:value-type="float" office:value="20.0">
            <text:p>20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0-11-21T13:00:00">
            <text:p>Sat Nov 21 13:00:00 2020</text:p>
          </table:table-cell>
          <table:table-cell office:value-type="float" office:value="17.5">
            <text:p>17.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1-21T14:00:00">
            <text:p>Sat Nov 21 14:00:00 2020</text:p>
          </table:table-cell>
          <table:table-cell office:value-type="float" office:value="14.1667">
            <text:p>14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11-21T15:00:00">
            <text:p>Sat Nov 21 15:00:00 2020</text:p>
          </table:table-cell>
          <table:table-cell office:value-type="float" office:value="10.6667">
            <text:p>10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0-11-22T19:00:00">
            <text:p>Sun Nov 22 19:00:00 2020</text:p>
          </table:table-cell>
          <table:table-cell office:value-type="float" office:value="14.0">
            <text:p>14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11-23T07:00:00">
            <text:p>Mon Nov 23 07:00:00 2020</text:p>
          </table:table-cell>
          <table:table-cell office:value-type="float" office:value="15.8333">
            <text:p>15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11-23T08:00:00">
            <text:p>Mon Nov 23 08:00:00 2020</text:p>
          </table:table-cell>
          <table:table-cell office:value-type="float" office:value="15.8333">
            <text:p>15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23T09:00:00">
            <text:p>Mon Nov 23 09:00:00 2020</text:p>
          </table:table-cell>
          <table:table-cell office:value-type="float" office:value="20.1667">
            <text:p>20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1-23T19:00:00">
            <text:p>Mon Nov 23 19:00:00 2020</text:p>
          </table:table-cell>
          <table:table-cell office:value-type="float" office:value="19.6667">
            <text:p>19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11-23T20:00:00">
            <text:p>Mon Nov 23 20:00:00 2020</text:p>
          </table:table-cell>
          <table:table-cell office:value-type="float" office:value="27.1667">
            <text:p>27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23T21:00:00">
            <text:p>Mon Nov 23 21:00:00 2020</text:p>
          </table:table-cell>
          <table:table-cell office:value-type="float" office:value="32.5">
            <text:p>32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11-24T00:00:00">
            <text:p>Tue Nov 24 00:00:00 2020</text:p>
          </table:table-cell>
          <table:table-cell office:value-type="float" office:value="41.5">
            <text:p>41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24T01:00:00">
            <text:p>Tue Nov 24 01:00:00 2020</text:p>
          </table:table-cell>
          <table:table-cell office:value-type="float" office:value="36.6667">
            <text:p>36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1-24T02:00:00">
            <text:p>Tue Nov 24 02:00:00 2020</text:p>
          </table:table-cell>
          <table:table-cell office:value-type="float" office:value="29.0">
            <text:p>29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1-24T03:00:00">
            <text:p>Tue Nov 24 03:00:00 2020</text:p>
          </table:table-cell>
          <table:table-cell office:value-type="float" office:value="28.1667">
            <text:p>2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1-24T09:00:00">
            <text:p>Tue Nov 24 09:00:00 2020</text:p>
          </table:table-cell>
          <table:table-cell office:value-type="float" office:value="19.8333">
            <text:p>19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1-24T10:00:00">
            <text:p>Tue Nov 24 10:00:00 2020</text:p>
          </table:table-cell>
          <table:table-cell office:value-type="float" office:value="26.5">
            <text:p>26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1-24T11:00:00">
            <text:p>Tue Nov 24 11:00:00 2020</text:p>
          </table:table-cell>
          <table:table-cell office:value-type="float" office:value="29.5">
            <text:p>29.5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1-24T12:00:00">
            <text:p>Tue Nov 24 12:00:00 2020</text:p>
          </table:table-cell>
          <table:table-cell office:value-type="float" office:value="32.0">
            <text:p>32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24T13:00:00">
            <text:p>Tue Nov 24 13:00:00 2020</text:p>
          </table:table-cell>
          <table:table-cell office:value-type="float" office:value="35.1667">
            <text:p>35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11-26T10:00:00">
            <text:p>Thu Nov 26 10:00:00 2020</text:p>
          </table:table-cell>
          <table:table-cell office:value-type="float" office:value="12.1667">
            <text:p>12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11-26T22:00:00">
            <text:p>Thu Nov 26 22:00:00 2020</text:p>
          </table:table-cell>
          <table:table-cell office:value-type="float" office:value="9.3333">
            <text:p>9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6T23:00:00">
            <text:p>Thu Nov 26 23:00:00 2020</text:p>
          </table:table-cell>
          <table:table-cell office:value-type="float" office:value="11.3333">
            <text:p>11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27T23:00:00">
            <text:p>Fri Nov 27 23:00:00 2020</text:p>
          </table:table-cell>
          <table:table-cell office:value-type="float" office:value="12.6667">
            <text:p>12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0-11-28T10:00:00">
            <text:p>Sat Nov 28 10:00:00 2020</text:p>
          </table:table-cell>
          <table:table-cell office:value-type="float" office:value="8.1667">
            <text:p>8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1-28T12:00:00">
            <text:p>Sat Nov 28 12:00:00 2020</text:p>
          </table:table-cell>
          <table:table-cell office:value-type="float" office:value="7.6667">
            <text:p>7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1-28T13:00:00">
            <text:p>Sat Nov 28 13:00:00 2020</text:p>
          </table:table-cell>
          <table:table-cell office:value-type="float" office:value="4.8333">
            <text:p>4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11-29T06:00:00">
            <text:p>Sun Nov 29 06:00:00 2020</text:p>
          </table:table-cell>
          <table:table-cell office:value-type="float" office:value="18.3333">
            <text:p>18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29T07:00:00">
            <text:p>Sun Nov 29 07:00:00 2020</text:p>
          </table:table-cell>
          <table:table-cell office:value-type="float" office:value="17.6667">
            <text:p>17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11-29T08:00:00">
            <text:p>Sun Nov 29 08:00:00 2020</text:p>
          </table:table-cell>
          <table:table-cell office:value-type="float" office:value="16.1667">
            <text:p>16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29T09:00:00">
            <text:p>Sun Nov 29 09:00:00 2020</text:p>
          </table:table-cell>
          <table:table-cell office:value-type="float" office:value="16.1667">
            <text:p>16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1-29T10:00:00">
            <text:p>Sun Nov 29 10:00:00 2020</text:p>
          </table:table-cell>
          <table:table-cell office:value-type="float" office:value="16.3333">
            <text:p>16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1-29T11:00:00">
            <text:p>Sun Nov 29 11:00:00 2020</text:p>
          </table:table-cell>
          <table:table-cell office:value-type="float" office:value="17.3333">
            <text:p>17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1-29T12:00:00">
            <text:p>Sun Nov 29 12:00:00 2020</text:p>
          </table:table-cell>
          <table:table-cell office:value-type="float" office:value="18.3333">
            <text:p>18.3333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0-11-29T13:00:00">
            <text:p>Sun Nov 29 13:00:00 2020</text:p>
          </table:table-cell>
          <table:table-cell office:value-type="float" office:value="19.0">
            <text:p>19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2-01T19:00:00">
            <text:p>Tue Dec  1 19:00:00 2020</text:p>
          </table:table-cell>
          <table:table-cell office:value-type="float" office:value="17.8333">
            <text:p>17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12-01T20:00:00">
            <text:p>Tue Dec  1 20:00:00 2020</text:p>
          </table:table-cell>
          <table:table-cell office:value-type="float" office:value="19.8333">
            <text:p>19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01T21:00:00">
            <text:p>Tue Dec  1 21:00:00 2020</text:p>
          </table:table-cell>
          <table:table-cell office:value-type="float" office:value="23.6667">
            <text:p>23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2-01T22:00:00">
            <text:p>Tue Dec  1 22:00:00 2020</text:p>
          </table:table-cell>
          <table:table-cell office:value-type="float" office:value="29.1667">
            <text:p>29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01T23:00:00">
            <text:p>Tue Dec  1 23:00:00 2020</text:p>
          </table:table-cell>
          <table:table-cell office:value-type="float" office:value="36.1667">
            <text:p>36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12-02T00:00:00">
            <text:p>Wed Dec  2 00:00:00 2020</text:p>
          </table:table-cell>
          <table:table-cell office:value-type="float" office:value="33.6667">
            <text:p>3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02T01:00:00">
            <text:p>Wed Dec  2 01:00:00 2020</text:p>
          </table:table-cell>
          <table:table-cell office:value-type="float" office:value="30.3333">
            <text:p>30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2-02T03:00:00">
            <text:p>Wed Dec  2 03:00:00 2020</text:p>
          </table:table-cell>
          <table:table-cell office:value-type="float" office:value="26.5">
            <text:p>26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2-02T06:00:00">
            <text:p>Wed Dec  2 06:00:00 2020</text:p>
          </table:table-cell>
          <table:table-cell office:value-type="float" office:value="17.5">
            <text:p>17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0-12-02T07:00:00">
            <text:p>Wed Dec  2 07:00:00 2020</text:p>
          </table:table-cell>
          <table:table-cell office:value-type="float" office:value="15.3333">
            <text:p>15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12-02T08:00:00">
            <text:p>Wed Dec  2 08:00:00 2020</text:p>
          </table:table-cell>
          <table:table-cell office:value-type="float" office:value="16.0">
            <text:p>16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02T09:00:00">
            <text:p>Wed Dec  2 09:00:00 2020</text:p>
          </table:table-cell>
          <table:table-cell office:value-type="float" office:value="18.6667">
            <text:p>18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2-02T10:00:00">
            <text:p>Wed Dec  2 10:00:00 2020</text:p>
          </table:table-cell>
          <table:table-cell office:value-type="float" office:value="22.3333">
            <text:p>22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12-02T11:00:00">
            <text:p>Wed Dec  2 11:00:00 2020</text:p>
          </table:table-cell>
          <table:table-cell office:value-type="float" office:value="24.0">
            <text:p>24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02T12:00:00">
            <text:p>Wed Dec  2 12:00:00 2020</text:p>
          </table:table-cell>
          <table:table-cell office:value-type="float" office:value="27.5">
            <text:p>27.5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0-12-02T13:00:00">
            <text:p>Wed Dec  2 13:00:00 2020</text:p>
          </table:table-cell>
          <table:table-cell office:value-type="float" office:value="26.0">
            <text:p>26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2-02T14:00:00">
            <text:p>Wed Dec  2 14:00:00 2020</text:p>
          </table:table-cell>
          <table:table-cell office:value-type="float" office:value="21.6667">
            <text:p>21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2-02T15:00:00">
            <text:p>Wed Dec  2 15:00:00 2020</text:p>
          </table:table-cell>
          <table:table-cell office:value-type="float" office:value="18.5">
            <text:p>18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0-12-12T21:00:00">
            <text:p>Sat Dec 12 21:00:00 2020</text:p>
          </table:table-cell>
          <table:table-cell office:value-type="float" office:value="4.3333">
            <text:p>4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2T22:00:00">
            <text:p>Sat Dec 12 22:00:00 2020</text:p>
          </table:table-cell>
          <table:table-cell office:value-type="float" office:value="3.8333">
            <text:p>3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2-12T23:00:00">
            <text:p>Sat Dec 12 23:00:00 2020</text:p>
          </table:table-cell>
          <table:table-cell office:value-type="float" office:value="6.1667">
            <text:p>6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12-13T00:00:00">
            <text:p>Sun Dec 13 00:00:00 2020</text:p>
          </table:table-cell>
          <table:table-cell office:value-type="float" office:value="9.8333">
            <text:p>9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12-13T09:00:00">
            <text:p>Sun Dec 13 09:00:00 2020</text:p>
          </table:table-cell>
          <table:table-cell office:value-type="float" office:value="8.5">
            <text:p>8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12-13T10:00:00">
            <text:p>Sun Dec 13 10:00:00 2020</text:p>
          </table:table-cell>
          <table:table-cell office:value-type="float" office:value="10.0">
            <text:p>10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2-13T11:00:00">
            <text:p>Sun Dec 13 11:00:00 2020</text:p>
          </table:table-cell>
          <table:table-cell office:value-type="float" office:value="10.6667">
            <text:p>10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2-13T12:00:00">
            <text:p>Sun Dec 13 12:00:00 2020</text:p>
          </table:table-cell>
          <table:table-cell office:value-type="float" office:value="10.5">
            <text:p>10.5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12-13T13:00:00">
            <text:p>Sun Dec 13 13:00:00 2020</text:p>
          </table:table-cell>
          <table:table-cell office:value-type="float" office:value="10.3333">
            <text:p>10.3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0-12-13T14:00:00">
            <text:p>Sun Dec 13 14:00:00 2020</text:p>
          </table:table-cell>
          <table:table-cell office:value-type="float" office:value="9.1667">
            <text:p>9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12-13T15:00:00">
            <text:p>Sun Dec 13 15:00:00 2020</text:p>
          </table:table-cell>
          <table:table-cell office:value-type="float" office:value="8.6667">
            <text:p>8.6667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12-13T16:00:00">
            <text:p>Sun Dec 13 16:00:00 2020</text:p>
          </table:table-cell>
          <table:table-cell office:value-type="float" office:value="10.6667">
            <text:p>10.6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12-13T17:00:00">
            <text:p>Sun Dec 13 17:00:00 2020</text:p>
          </table:table-cell>
          <table:table-cell office:value-type="float" office:value="11.6667">
            <text:p>11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12-13T18:00:00">
            <text:p>Sun Dec 13 18:00:00 2020</text:p>
          </table:table-cell>
          <table:table-cell office:value-type="float" office:value="11.0">
            <text:p>11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14T04:00:00">
            <text:p>Mon Dec 14 04:00:00 2020</text:p>
          </table:table-cell>
          <table:table-cell office:value-type="float" office:value="22.6667">
            <text:p>22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12-14T05:00:00">
            <text:p>Mon Dec 14 05:00:00 2020</text:p>
          </table:table-cell>
          <table:table-cell office:value-type="float" office:value="18.1667">
            <text:p>18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2-14T06:00:00">
            <text:p>Mon Dec 14 06:00:00 2020</text:p>
          </table:table-cell>
          <table:table-cell office:value-type="float" office:value="16.3333">
            <text:p>16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2-14T07:00:00">
            <text:p>Mon Dec 14 07:00:00 2020</text:p>
          </table:table-cell>
          <table:table-cell office:value-type="float" office:value="17.1667">
            <text:p>17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14T08:00:00">
            <text:p>Mon Dec 14 08:00:00 2020</text:p>
          </table:table-cell>
          <table:table-cell office:value-type="float" office:value="17.6667">
            <text:p>17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14T09:00:00">
            <text:p>Mon Dec 14 09:00:00 2020</text:p>
          </table:table-cell>
          <table:table-cell office:value-type="float" office:value="23.3333">
            <text:p>23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0-12-14T10:00:00">
            <text:p>Mon Dec 14 10:00:00 2020</text:p>
          </table:table-cell>
          <table:table-cell office:value-type="float" office:value="31.5">
            <text:p>31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2-14T11:00:00">
            <text:p>Mon Dec 14 11:00:00 2020</text:p>
          </table:table-cell>
          <table:table-cell office:value-type="float" office:value="33.1667">
            <text:p>33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2-14T12:00:00">
            <text:p>Mon Dec 14 12:00:00 2020</text:p>
          </table:table-cell>
          <table:table-cell office:value-type="float" office:value="30.6667">
            <text:p>30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14T13:00:00">
            <text:p>Mon Dec 14 13:00:00 2020</text:p>
          </table:table-cell>
          <table:table-cell office:value-type="float" office:value="23.8333">
            <text:p>23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14T16:00:00">
            <text:p>Mon Dec 14 16:00:00 2020</text:p>
          </table:table-cell>
          <table:table-cell office:value-type="float" office:value="14.3333">
            <text:p>14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4T17:00:00">
            <text:p>Mon Dec 14 17:00:00 2020</text:p>
          </table:table-cell>
          <table:table-cell office:value-type="float" office:value="7.6667">
            <text:p>7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2-14T18:00:00">
            <text:p>Mon Dec 14 18:00:00 2020</text:p>
          </table:table-cell>
          <table:table-cell office:value-type="float" office:value="16.3333">
            <text:p>1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2-15T02:00:00">
            <text:p>Tue Dec 15 02:00:00 2020</text:p>
          </table:table-cell>
          <table:table-cell office:value-type="float" office:value="11.3333">
            <text:p>11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2-15T03:00:00">
            <text:p>Tue Dec 15 03:00:00 2020</text:p>
          </table:table-cell>
          <table:table-cell office:value-type="float" office:value="6.6667">
            <text:p>6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16T05:00:00">
            <text:p>Wed Dec 16 05:00:00 2020</text:p>
          </table:table-cell>
          <table:table-cell office:value-type="float" office:value="9.0">
            <text:p>9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12-16T06:00:00">
            <text:p>Wed Dec 16 06:00:00 2020</text:p>
          </table:table-cell>
          <table:table-cell office:value-type="float" office:value="10.3333">
            <text:p>10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6T07:00:00">
            <text:p>Wed Dec 16 07:00:00 2020</text:p>
          </table:table-cell>
          <table:table-cell office:value-type="float" office:value="10.5">
            <text:p>10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16T08:00:00">
            <text:p>Wed Dec 16 08:00:00 2020</text:p>
          </table:table-cell>
          <table:table-cell office:value-type="float" office:value="11.8333">
            <text:p>11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12-16T09:00:00">
            <text:p>Wed Dec 16 09:00:00 2020</text:p>
          </table:table-cell>
          <table:table-cell office:value-type="float" office:value="17.0">
            <text:p>17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16T10:00:00">
            <text:p>Wed Dec 16 10:00:00 2020</text:p>
          </table:table-cell>
          <table:table-cell office:value-type="float" office:value="25.6667">
            <text:p>25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2-16T11:00:00">
            <text:p>Wed Dec 16 11:00:00 2020</text:p>
          </table:table-cell>
          <table:table-cell office:value-type="float" office:value="32.5">
            <text:p>32.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12-16T12:00:00">
            <text:p>Wed Dec 16 12:00:00 2020</text:p>
          </table:table-cell>
          <table:table-cell office:value-type="float" office:value="33.0">
            <text:p>33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16T13:00:00">
            <text:p>Wed Dec 16 13:00:00 2020</text:p>
          </table:table-cell>
          <table:table-cell office:value-type="float" office:value="29.6667">
            <text:p>29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6T14:00:00">
            <text:p>Wed Dec 16 14:00:00 2020</text:p>
          </table:table-cell>
          <table:table-cell office:value-type="float" office:value="22.6667">
            <text:p>22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16T15:00:00">
            <text:p>Wed Dec 16 15:00:00 2020</text:p>
          </table:table-cell>
          <table:table-cell office:value-type="float" office:value="16.6667">
            <text:p>16.6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0-12-16T16:00:00">
            <text:p>Wed Dec 16 16:00:00 2020</text:p>
          </table:table-cell>
          <table:table-cell office:value-type="float" office:value="11.1667">
            <text:p>11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12-16T17:00:00">
            <text:p>Wed Dec 16 17:00:00 2020</text:p>
          </table:table-cell>
          <table:table-cell office:value-type="float" office:value="7.1667">
            <text:p>7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12-17T09:00:00">
            <text:p>Thu Dec 17 09:00:00 2020</text:p>
          </table:table-cell>
          <table:table-cell office:value-type="float" office:value="15.6667">
            <text:p>15.6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0-12-17T12:00:00">
            <text:p>Thu Dec 17 12:00:00 2020</text:p>
          </table:table-cell>
          <table:table-cell office:value-type="float" office:value="22.5">
            <text:p>22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2-17T17:00:00">
            <text:p>Thu Dec 17 17:00:00 2020</text:p>
          </table:table-cell>
          <table:table-cell office:value-type="float" office:value="12.2">
            <text:p>12.2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12-18T03:00:00">
            <text:p>Fri Dec 18 03:00:00 2020</text:p>
          </table:table-cell>
          <table:table-cell office:value-type="float" office:value="25.0">
            <text:p>25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18T04:00:00">
            <text:p>Fri Dec 18 04:00:00 2020</text:p>
          </table:table-cell>
          <table:table-cell office:value-type="float" office:value="23.1667">
            <text:p>23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2-18T05:00:00">
            <text:p>Fri Dec 18 05:00:00 2020</text:p>
          </table:table-cell>
          <table:table-cell office:value-type="float" office:value="23.1667">
            <text:p>23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2-18T15:00:00">
            <text:p>Fri Dec 18 15:00:00 2020</text:p>
          </table:table-cell>
          <table:table-cell office:value-type="float" office:value="19.8333">
            <text:p>19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19T09:00:00">
            <text:p>Sat Dec 19 09:00:00 2020</text:p>
          </table:table-cell>
          <table:table-cell office:value-type="float" office:value="13.0">
            <text:p>1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12-19T10:00:00">
            <text:p>Sat Dec 19 10:00:00 2020</text:p>
          </table:table-cell>
          <table:table-cell office:value-type="float" office:value="12.8333">
            <text:p>12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12-19T11:00:00">
            <text:p>Sat Dec 19 11:00:00 2020</text:p>
          </table:table-cell>
          <table:table-cell office:value-type="float" office:value="13.3333">
            <text:p>13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2-19T12:00:00">
            <text:p>Sat Dec 19 12:00:00 2020</text:p>
          </table:table-cell>
          <table:table-cell office:value-type="float" office:value="15.8333">
            <text:p>15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19T13:00:00">
            <text:p>Sat Dec 19 13:00:00 2020</text:p>
          </table:table-cell>
          <table:table-cell office:value-type="float" office:value="17.8333">
            <text:p>17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19T14:00:00">
            <text:p>Sat Dec 19 14:00:00 2020</text:p>
          </table:table-cell>
          <table:table-cell office:value-type="float" office:value="19.5">
            <text:p>19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2-19T15:00:00">
            <text:p>Sat Dec 19 15:00:00 2020</text:p>
          </table:table-cell>
          <table:table-cell office:value-type="float" office:value="18.1667">
            <text:p>18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12-21T02:00:00">
            <text:p>Mon Dec 21 02:00:00 2020</text:p>
          </table:table-cell>
          <table:table-cell office:value-type="float" office:value="20.8333">
            <text:p>20.8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21T03:00:00">
            <text:p>Mon Dec 21 03:00:00 2020</text:p>
          </table:table-cell>
          <table:table-cell office:value-type="float" office:value="14.3333">
            <text:p>1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21T04:00:00">
            <text:p>Mon Dec 21 04:00:00 2020</text:p>
          </table:table-cell>
          <table:table-cell office:value-type="float" office:value="11.0">
            <text:p>11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21T05:00:00">
            <text:p>Mon Dec 21 05:00:00 2020</text:p>
          </table:table-cell>
          <table:table-cell office:value-type="float" office:value="8.3333">
            <text:p>8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2-21T06:00:00">
            <text:p>Mon Dec 21 06:00:00 2020</text:p>
          </table:table-cell>
          <table:table-cell office:value-type="float" office:value="9.5">
            <text:p>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2-21T07:00:00">
            <text:p>Mon Dec 21 07:00:00 2020</text:p>
          </table:table-cell>
          <table:table-cell office:value-type="float" office:value="11.1667">
            <text:p>11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0-12-21T08:00:00">
            <text:p>Mon Dec 21 08:00:00 2020</text:p>
          </table:table-cell>
          <table:table-cell office:value-type="float" office:value="12.3333">
            <text:p>12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2-21T09:00:00">
            <text:p>Mon Dec 21 09:00:00 2020</text:p>
          </table:table-cell>
          <table:table-cell office:value-type="float" office:value="14.5">
            <text:p>1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12-21T10:00:00">
            <text:p>Mon Dec 21 10:00:00 2020</text:p>
          </table:table-cell>
          <table:table-cell office:value-type="float" office:value="18.5">
            <text:p>18.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12-21T11:00:00">
            <text:p>Mon Dec 21 11:00:00 2020</text:p>
          </table:table-cell>
          <table:table-cell office:value-type="float" office:value="19.5">
            <text:p>19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12-21T12:00:00">
            <text:p>Mon Dec 21 12:00:00 2020</text:p>
          </table:table-cell>
          <table:table-cell office:value-type="float" office:value="20.3333">
            <text:p>20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12-21T13:00:00">
            <text:p>Mon Dec 21 13:00:00 2020</text:p>
          </table:table-cell>
          <table:table-cell office:value-type="float" office:value="16.5">
            <text:p>16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12-21T14:00:00">
            <text:p>Mon Dec 21 14:00:00 2020</text:p>
          </table:table-cell>
          <table:table-cell office:value-type="float" office:value="13.5">
            <text:p>13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21T15:00:00">
            <text:p>Mon Dec 21 15:00:00 2020</text:p>
          </table:table-cell>
          <table:table-cell office:value-type="float" office:value="12.3333">
            <text:p>12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2-22T11:00:00">
            <text:p>Tue Dec 22 11:00:00 2020</text:p>
          </table:table-cell>
          <table:table-cell office:value-type="float" office:value="26.3333">
            <text:p>26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2-22T13:00:00">
            <text:p>Tue Dec 22 13:00:00 2020</text:p>
          </table:table-cell>
          <table:table-cell office:value-type="float" office:value="24.5">
            <text:p>24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2-22T14:00:00">
            <text:p>Tue Dec 22 14:00:00 2020</text:p>
          </table:table-cell>
          <table:table-cell office:value-type="float" office:value="19.5">
            <text:p>19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23T12:00:00">
            <text:p>Wed Dec 23 12:00:00 2020</text:p>
          </table:table-cell>
          <table:table-cell office:value-type="float" office:value="33.3333">
            <text:p>33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12-23T13:00:00">
            <text:p>Wed Dec 23 13:00:00 2020</text:p>
          </table:table-cell>
          <table:table-cell office:value-type="float" office:value="30.8333">
            <text:p>30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12-23T14:00:00">
            <text:p>Wed Dec 23 14:00:00 2020</text:p>
          </table:table-cell>
          <table:table-cell office:value-type="float" office:value="25.5">
            <text:p>25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12-24T09:00:00">
            <text:p>Thu Dec 24 09:00:00 2020</text:p>
          </table:table-cell>
          <table:table-cell office:value-type="float" office:value="16.8333">
            <text:p>16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12-24T10:00:00">
            <text:p>Thu Dec 24 10:00:00 2020</text:p>
          </table:table-cell>
          <table:table-cell office:value-type="float" office:value="17.0">
            <text:p>17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12-24T11:00:00">
            <text:p>Thu Dec 24 11:00:00 2020</text:p>
          </table:table-cell>
          <table:table-cell office:value-type="float" office:value="18.3333">
            <text:p>18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12-24T12:00:00">
            <text:p>Thu Dec 24 12:00:00 2020</text:p>
          </table:table-cell>
          <table:table-cell office:value-type="float" office:value="22.8333">
            <text:p>22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24T13:00:00">
            <text:p>Thu Dec 24 13:00:00 2020</text:p>
          </table:table-cell>
          <table:table-cell office:value-type="float" office:value="23.5">
            <text:p>23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12-24T14:00:00">
            <text:p>Thu Dec 24 14:00:00 2020</text:p>
          </table:table-cell>
          <table:table-cell office:value-type="float" office:value="21.8333">
            <text:p>21.8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0-12-24T15:00:00">
            <text:p>Thu Dec 24 15:00:00 2020</text:p>
          </table:table-cell>
          <table:table-cell office:value-type="float" office:value="19.5">
            <text:p>19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0-12-24T16:00:00">
            <text:p>Thu Dec 24 16:00:00 2020</text:p>
          </table:table-cell>
          <table:table-cell office:value-type="float" office:value="15.8333">
            <text:p>15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12-25T07:00:00">
            <text:p>Fri Dec 25 07:00:00 2020</text:p>
          </table:table-cell>
          <table:table-cell office:value-type="float" office:value="23.1667">
            <text:p>23.1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25T08:00:00">
            <text:p>Fri Dec 25 08:00:00 2020</text:p>
          </table:table-cell>
          <table:table-cell office:value-type="float" office:value="22.0">
            <text:p>22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0-12-25T09:00:00">
            <text:p>Fri Dec 25 09:00:00 2020</text:p>
          </table:table-cell>
          <table:table-cell office:value-type="float" office:value="21.6667">
            <text:p>21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0-12-25T10:00:00">
            <text:p>Fri Dec 25 10:00:00 2020</text:p>
          </table:table-cell>
          <table:table-cell office:value-type="float" office:value="19.6667">
            <text:p>19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12-25T11:00:00">
            <text:p>Fri Dec 25 11:00:00 2020</text:p>
          </table:table-cell>
          <table:table-cell office:value-type="float" office:value="18.5">
            <text:p>18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25T12:00:00">
            <text:p>Fri Dec 25 12:00:00 2020</text:p>
          </table:table-cell>
          <table:table-cell office:value-type="float" office:value="14.8333">
            <text:p>14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12-25T13:00:00">
            <text:p>Fri Dec 25 13:00:00 2020</text:p>
          </table:table-cell>
          <table:table-cell office:value-type="float" office:value="9.5">
            <text:p>9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2-25T14:00:00">
            <text:p>Fri Dec 25 14:00:00 2020</text:p>
          </table:table-cell>
          <table:table-cell office:value-type="float" office:value="4.5">
            <text:p>4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12-25T15:00:00">
            <text:p>Fri Dec 25 15:00:00 2020</text:p>
          </table:table-cell>
          <table:table-cell office:value-type="float" office:value="1.3333">
            <text:p>1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12-25T16:00:00">
            <text:p>Fri Dec 25 16:00:00 2020</text:p>
          </table:table-cell>
          <table:table-cell office:value-type="float" office:value="1.0">
            <text:p>1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0-12-27T02:00:00">
            <text:p>Sun Dec 27 02:00:00 2020</text:p>
          </table:table-cell>
          <table:table-cell office:value-type="float" office:value="14.1667">
            <text:p>14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0-12-27T03:00:00">
            <text:p>Sun Dec 27 03:00:00 2020</text:p>
          </table:table-cell>
          <table:table-cell office:value-type="float" office:value="16.6667">
            <text:p>16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0-12-27T04:00:00">
            <text:p>Sun Dec 27 04:00:00 2020</text:p>
          </table:table-cell>
          <table:table-cell office:value-type="float" office:value="28.3333">
            <text:p>28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27T05:00:00">
            <text:p>Sun Dec 27 05:00:00 2020</text:p>
          </table:table-cell>
          <table:table-cell office:value-type="float" office:value="19.6667">
            <text:p>19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2-27T06:00:00">
            <text:p>Sun Dec 27 06:00:00 2020</text:p>
          </table:table-cell>
          <table:table-cell office:value-type="float" office:value="12.3333">
            <text:p>12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27T07:00:00">
            <text:p>Sun Dec 27 07:00:00 2020</text:p>
          </table:table-cell>
          <table:table-cell office:value-type="float" office:value="9.1667">
            <text:p>9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12-27T08:00:00">
            <text:p>Sun Dec 27 08:00:00 2020</text:p>
          </table:table-cell>
          <table:table-cell office:value-type="float" office:value="8.5">
            <text:p>8.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2-27T09:00:00">
            <text:p>Sun Dec 27 09:00:00 2020</text:p>
          </table:table-cell>
          <table:table-cell office:value-type="float" office:value="10.5">
            <text:p>10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12-27T10:00:00">
            <text:p>Sun Dec 27 10:00:00 2020</text:p>
          </table:table-cell>
          <table:table-cell office:value-type="float" office:value="12.6667">
            <text:p>12.6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27T11:00:00">
            <text:p>Sun Dec 27 11:00:00 2020</text:p>
          </table:table-cell>
          <table:table-cell office:value-type="float" office:value="15.5">
            <text:p>15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27T12:00:00">
            <text:p>Sun Dec 27 12:00:00 2020</text:p>
          </table:table-cell>
          <table:table-cell office:value-type="float" office:value="19.3333">
            <text:p>19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27T13:00:00">
            <text:p>Sun Dec 27 13:00:00 2020</text:p>
          </table:table-cell>
          <table:table-cell office:value-type="float" office:value="19.8333">
            <text:p>19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27T14:00:00">
            <text:p>Sun Dec 27 14:00:00 2020</text:p>
          </table:table-cell>
          <table:table-cell office:value-type="float" office:value="17.3333">
            <text:p>17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2-27T15:00:00">
            <text:p>Sun Dec 27 15:00:00 2020</text:p>
          </table:table-cell>
          <table:table-cell office:value-type="float" office:value="15.1667">
            <text:p>15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0-12-27T16:00:00">
            <text:p>Sun Dec 27 16:00:00 2020</text:p>
          </table:table-cell>
          <table:table-cell office:value-type="float" office:value="13.5">
            <text:p>13.5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12-27T17:00:00">
            <text:p>Sun Dec 27 17:00:00 2020</text:p>
          </table:table-cell>
          <table:table-cell office:value-type="float" office:value="13.0">
            <text:p>13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0-12-30T09:00:00">
            <text:p>Wed Dec 30 09:00:00 2020</text:p>
          </table:table-cell>
          <table:table-cell office:value-type="float" office:value="16.6667">
            <text:p>16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12-30T11:00:00">
            <text:p>Wed Dec 30 11:00:00 2020</text:p>
          </table:table-cell>
          <table:table-cell office:value-type="float" office:value="20.8333">
            <text:p>20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2-30T16:00:00">
            <text:p>Wed Dec 30 16:00:00 2020</text:p>
          </table:table-cell>
          <table:table-cell office:value-type="float" office:value="17.6667">
            <text:p>17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30T19:00:00">
            <text:p>Wed Dec 30 19:00:00 2020</text:p>
          </table:table-cell>
          <table:table-cell office:value-type="float" office:value="31.6667">
            <text:p>31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0-12-30T20:00:00">
            <text:p>Wed Dec 30 20:00:00 2020</text:p>
          </table:table-cell>
          <table:table-cell office:value-type="float" office:value="27.6667">
            <text:p>27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2-30T21:00:00">
            <text:p>Wed Dec 30 21:00:00 2020</text:p>
          </table:table-cell>
          <table:table-cell office:value-type="float" office:value="29.3333">
            <text:p>29.3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30T22:00:00">
            <text:p>Wed Dec 30 22:00:00 2020</text:p>
          </table:table-cell>
          <table:table-cell office:value-type="float" office:value="32.0">
            <text:p>32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2-30T23:00:00">
            <text:p>Wed Dec 30 23:00:00 2020</text:p>
          </table:table-cell>
          <table:table-cell office:value-type="float" office:value="32.5">
            <text:p>32.5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12-31T01:00:00">
            <text:p>Thu Dec 31 01:00:00 2020</text:p>
          </table:table-cell>
          <table:table-cell office:value-type="float" office:value="29.8333">
            <text:p>29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0-12-31T02:00:00">
            <text:p>Thu Dec 31 02:00:00 2020</text:p>
          </table:table-cell>
          <table:table-cell office:value-type="float" office:value="27.1667">
            <text:p>27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12-31T03:00:00">
            <text:p>Thu Dec 31 03:00:00 2020</text:p>
          </table:table-cell>
          <table:table-cell office:value-type="float" office:value="23.1667">
            <text:p>23.1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31T04:00:00">
            <text:p>Thu Dec 31 04:00:00 2020</text:p>
          </table:table-cell>
          <table:table-cell office:value-type="float" office:value="19.5">
            <text:p>19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2-31T05:00:00">
            <text:p>Thu Dec 31 05:00:00 2020</text:p>
          </table:table-cell>
          <table:table-cell office:value-type="float" office:value="18.6667">
            <text:p>18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0-12-31T06:00:00">
            <text:p>Thu Dec 31 06:00:00 2020</text:p>
          </table:table-cell>
          <table:table-cell office:value-type="float" office:value="16.1667">
            <text:p>16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31T07:00:00">
            <text:p>Thu Dec 31 07:00:00 2020</text:p>
          </table:table-cell>
          <table:table-cell office:value-type="float" office:value="14.6667">
            <text:p>14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12-31T08:00:00">
            <text:p>Thu Dec 31 08:00:00 2020</text:p>
          </table:table-cell>
          <table:table-cell office:value-type="float" office:value="14.5">
            <text:p>14.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31T09:00:00">
            <text:p>Thu Dec 31 09:00:00 2020</text:p>
          </table:table-cell>
          <table:table-cell office:value-type="float" office:value="16.1667">
            <text:p>16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12-31T10:00:00">
            <text:p>Thu Dec 31 10:00:00 2020</text:p>
          </table:table-cell>
          <table:table-cell office:value-type="float" office:value="19.5">
            <text:p>19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0-12-31T11:00:00">
            <text:p>Thu Dec 31 11:00:00 2020</text:p>
          </table:table-cell>
          <table:table-cell office:value-type="float" office:value="20.0">
            <text:p>20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2-31T12:00:00">
            <text:p>Thu Dec 31 12:00:00 2020</text:p>
          </table:table-cell>
          <table:table-cell office:value-type="float" office:value="21.8333">
            <text:p>21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2-31T13:00:00">
            <text:p>Thu Dec 31 13:00:00 2020</text:p>
          </table:table-cell>
          <table:table-cell office:value-type="float" office:value="24.5">
            <text:p>24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2-31T15:00:00">
            <text:p>Thu Dec 31 15:00:00 2020</text:p>
          </table:table-cell>
          <table:table-cell office:value-type="float" office:value="19.5">
            <text:p>19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01-03T10:00:00">
            <text:p>Sun Jan  3 10:00:00 2021</text:p>
          </table:table-cell>
          <table:table-cell office:value-type="float" office:value="11.0">
            <text:p>11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01-03T11:00:00">
            <text:p>Sun Jan  3 11:00:00 2021</text:p>
          </table:table-cell>
          <table:table-cell office:value-type="float" office:value="14.1667">
            <text:p>14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1-03T19:00:00">
            <text:p>Sun Jan  3 19:00:00 2021</text:p>
          </table:table-cell>
          <table:table-cell office:value-type="float" office:value="5.8333">
            <text:p>5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04T04:00:00">
            <text:p>Mon Jan  4 04:00:00 2021</text:p>
          </table:table-cell>
          <table:table-cell office:value-type="float" office:value="15.0">
            <text:p>15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01-04T05:00:00">
            <text:p>Mon Jan  4 05:00:00 2021</text:p>
          </table:table-cell>
          <table:table-cell office:value-type="float" office:value="12.8333">
            <text:p>12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1-04T06:00:00">
            <text:p>Mon Jan  4 06:00:00 2021</text:p>
          </table:table-cell>
          <table:table-cell office:value-type="float" office:value="13.0">
            <text:p>13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1-04T07:00:00">
            <text:p>Mon Jan  4 07:00:00 2021</text:p>
          </table:table-cell>
          <table:table-cell office:value-type="float" office:value="12.8333">
            <text:p>12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1-04T08:00:00">
            <text:p>Mon Jan  4 08:00:00 2021</text:p>
          </table:table-cell>
          <table:table-cell office:value-type="float" office:value="13.8333">
            <text:p>13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04T09:00:00">
            <text:p>Mon Jan  4 09:00:00 2021</text:p>
          </table:table-cell>
          <table:table-cell office:value-type="float" office:value="16.0">
            <text:p>16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04T10:00:00">
            <text:p>Mon Jan  4 10:00:00 2021</text:p>
          </table:table-cell>
          <table:table-cell office:value-type="float" office:value="20.5">
            <text:p>20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1-04T11:00:00">
            <text:p>Mon Jan  4 11:00:00 2021</text:p>
          </table:table-cell>
          <table:table-cell office:value-type="float" office:value="28.3333">
            <text:p>28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01-05T10:00:00">
            <text:p>Tue Jan  5 10:00:00 2021</text:p>
          </table:table-cell>
          <table:table-cell office:value-type="float" office:value="18.1667">
            <text:p>18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1-01-05T12:00:00">
            <text:p>Tue Jan  5 12:00:00 2021</text:p>
          </table:table-cell>
          <table:table-cell office:value-type="float" office:value="22.5">
            <text:p>2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1-11T05:00:00">
            <text:p>Mon Jan 11 05:00:00 2021</text:p>
          </table:table-cell>
          <table:table-cell office:value-type="float" office:value="23.6667">
            <text:p>23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1-11T07:00:00">
            <text:p>Mon Jan 11 07:00:00 2021</text:p>
          </table:table-cell>
          <table:table-cell office:value-type="float" office:value="14.0">
            <text:p>14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1-11T08:00:00">
            <text:p>Mon Jan 11 08:00:00 2021</text:p>
          </table:table-cell>
          <table:table-cell office:value-type="float" office:value="13.1667">
            <text:p>13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1-11T09:00:00">
            <text:p>Mon Jan 11 09:00:00 2021</text:p>
          </table:table-cell>
          <table:table-cell office:value-type="float" office:value="19.3333">
            <text:p>1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01-11T10:00:00">
            <text:p>Mon Jan 11 10:00:00 2021</text:p>
          </table:table-cell>
          <table:table-cell office:value-type="float" office:value="28.6667">
            <text:p>28.6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1-01-11T11:00:00">
            <text:p>Mon Jan 11 11:00:00 2021</text:p>
          </table:table-cell>
          <table:table-cell office:value-type="float" office:value="36.3333">
            <text:p>36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01-11T12:00:00">
            <text:p>Mon Jan 11 12:00:00 2021</text:p>
          </table:table-cell>
          <table:table-cell office:value-type="float" office:value="34.5">
            <text:p>34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11T13:00:00">
            <text:p>Mon Jan 11 13:00:00 2021</text:p>
          </table:table-cell>
          <table:table-cell office:value-type="float" office:value="27.0">
            <text:p>27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1-11T15:00:00">
            <text:p>Mon Jan 11 15:00:00 2021</text:p>
          </table:table-cell>
          <table:table-cell office:value-type="float" office:value="19.1667">
            <text:p>19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1-12T09:00:00">
            <text:p>Tue Jan 12 09:00:00 2021</text:p>
          </table:table-cell>
          <table:table-cell office:value-type="float" office:value="21.6667">
            <text:p>21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01-12T10:00:00">
            <text:p>Tue Jan 12 10:00:00 2021</text:p>
          </table:table-cell>
          <table:table-cell office:value-type="float" office:value="27.6667">
            <text:p>27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1-12T11:00:00">
            <text:p>Tue Jan 12 11:00:00 2021</text:p>
          </table:table-cell>
          <table:table-cell office:value-type="float" office:value="31.6667">
            <text:p>31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1-12T12:00:00">
            <text:p>Tue Jan 12 12:00:00 2021</text:p>
          </table:table-cell>
          <table:table-cell office:value-type="float" office:value="34.5">
            <text:p>34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12T13:00:00">
            <text:p>Tue Jan 12 13:00:00 2021</text:p>
          </table:table-cell>
          <table:table-cell office:value-type="float" office:value="32.1667">
            <text:p>32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1-12T14:00:00">
            <text:p>Tue Jan 12 14:00:00 2021</text:p>
          </table:table-cell>
          <table:table-cell office:value-type="float" office:value="24.0">
            <text:p>24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01-13T10:00:00">
            <text:p>Wed Jan 13 10:00:00 2021</text:p>
          </table:table-cell>
          <table:table-cell office:value-type="float" office:value="31.0">
            <text:p>31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1-01-13T11:00:00">
            <text:p>Wed Jan 13 11:00:00 2021</text:p>
          </table:table-cell>
          <table:table-cell office:value-type="float" office:value="34.3333">
            <text:p>34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13T12:00:00">
            <text:p>Wed Jan 13 12:00:00 2021</text:p>
          </table:table-cell>
          <table:table-cell office:value-type="float" office:value="36.1667">
            <text:p>36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1-13T15:00:00">
            <text:p>Wed Jan 13 15:00:00 2021</text:p>
          </table:table-cell>
          <table:table-cell office:value-type="float" office:value="28.0">
            <text:p>28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1-14T01:00:00">
            <text:p>Thu Jan 14 01:00:00 2021</text:p>
          </table:table-cell>
          <table:table-cell office:value-type="float" office:value="47.3333">
            <text:p>47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14T02:00:00">
            <text:p>Thu Jan 14 02:00:00 2021</text:p>
          </table:table-cell>
          <table:table-cell office:value-type="float" office:value="41.8333">
            <text:p>41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1-14T03:00:00">
            <text:p>Thu Jan 14 03:00:00 2021</text:p>
          </table:table-cell>
          <table:table-cell office:value-type="float" office:value="37.3333">
            <text:p>37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1-14T04:00:00">
            <text:p>Thu Jan 14 04:00:00 2021</text:p>
          </table:table-cell>
          <table:table-cell office:value-type="float" office:value="33.1667">
            <text:p>33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14T05:00:00">
            <text:p>Thu Jan 14 05:00:00 2021</text:p>
          </table:table-cell>
          <table:table-cell office:value-type="float" office:value="31.8333">
            <text:p>31.8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1-14T06:00:00">
            <text:p>Thu Jan 14 06:00:00 2021</text:p>
          </table:table-cell>
          <table:table-cell office:value-type="float" office:value="27.3333">
            <text:p>27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1-14T07:00:00">
            <text:p>Thu Jan 14 07:00:00 2021</text:p>
          </table:table-cell>
          <table:table-cell office:value-type="float" office:value="22.8333">
            <text:p>22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1-14T08:00:00">
            <text:p>Thu Jan 14 08:00:00 2021</text:p>
          </table:table-cell>
          <table:table-cell office:value-type="float" office:value="21.0">
            <text:p>21.0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1-14T10:00:00">
            <text:p>Thu Jan 14 10:00:00 2021</text:p>
          </table:table-cell>
          <table:table-cell office:value-type="float" office:value="38.6667">
            <text:p>38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1-01-14T11:00:00">
            <text:p>Thu Jan 14 11:00:00 2021</text:p>
          </table:table-cell>
          <table:table-cell office:value-type="float" office:value="40.8333">
            <text:p>40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1-14T12:00:00">
            <text:p>Thu Jan 14 12:00:00 2021</text:p>
          </table:table-cell>
          <table:table-cell office:value-type="float" office:value="39.5">
            <text:p>39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1-14T13:00:00">
            <text:p>Thu Jan 14 13:00:00 2021</text:p>
          </table:table-cell>
          <table:table-cell office:value-type="float" office:value="36.1667">
            <text:p>36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14T14:00:00">
            <text:p>Thu Jan 14 14:00:00 2021</text:p>
          </table:table-cell>
          <table:table-cell office:value-type="float" office:value="30.8333">
            <text:p>30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15T06:00:00">
            <text:p>Fri Jan 15 06:00:00 2021</text:p>
          </table:table-cell>
          <table:table-cell office:value-type="float" office:value="42.3333">
            <text:p>42.3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1-15T09:00:00">
            <text:p>Fri Jan 15 09:00:00 2021</text:p>
          </table:table-cell>
          <table:table-cell office:value-type="float" office:value="24.6667">
            <text:p>24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01-15T10:00:00">
            <text:p>Fri Jan 15 10:00:00 2021</text:p>
          </table:table-cell>
          <table:table-cell office:value-type="float" office:value="31.5">
            <text:p>31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01-15T11:00:00">
            <text:p>Fri Jan 15 11:00:00 2021</text:p>
          </table:table-cell>
          <table:table-cell office:value-type="float" office:value="32.5">
            <text:p>32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1-01-15T12:00:00">
            <text:p>Fri Jan 15 12:00:00 2021</text:p>
          </table:table-cell>
          <table:table-cell office:value-type="float" office:value="30.6667">
            <text:p>30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1-16T09:00:00">
            <text:p>Sat Jan 16 09:00:00 2021</text:p>
          </table:table-cell>
          <table:table-cell office:value-type="float" office:value="16.8333">
            <text:p>16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1-16T10:00:00">
            <text:p>Sat Jan 16 10:00:00 2021</text:p>
          </table:table-cell>
          <table:table-cell office:value-type="float" office:value="18.3333">
            <text:p>18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16T11:00:00">
            <text:p>Sat Jan 16 11:00:00 2021</text:p>
          </table:table-cell>
          <table:table-cell office:value-type="float" office:value="18.8333">
            <text:p>18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1-16T12:00:00">
            <text:p>Sat Jan 16 12:00:00 2021</text:p>
          </table:table-cell>
          <table:table-cell office:value-type="float" office:value="22.1667">
            <text:p>2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17T08:00:00">
            <text:p>Sun Jan 17 08:00:00 2021</text:p>
          </table:table-cell>
          <table:table-cell office:value-type="float" office:value="25.1667">
            <text:p>25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17T09:00:00">
            <text:p>Sun Jan 17 09:00:00 2021</text:p>
          </table:table-cell>
          <table:table-cell office:value-type="float" office:value="21.8333">
            <text:p>21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1-17T10:00:00">
            <text:p>Sun Jan 17 10:00:00 2021</text:p>
          </table:table-cell>
          <table:table-cell office:value-type="float" office:value="18.6667">
            <text:p>18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1-17T11:00:00">
            <text:p>Sun Jan 17 11:00:00 2021</text:p>
          </table:table-cell>
          <table:table-cell office:value-type="float" office:value="20.1667">
            <text:p>20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1-17T12:00:00">
            <text:p>Sun Jan 17 12:00:00 2021</text:p>
          </table:table-cell>
          <table:table-cell office:value-type="float" office:value="24.3333">
            <text:p>24.3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01-18T06:00:00">
            <text:p>Mon Jan 18 06:00:00 2021</text:p>
          </table:table-cell>
          <table:table-cell office:value-type="float" office:value="19.5">
            <text:p>19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1-18T07:00:00">
            <text:p>Mon Jan 18 07:00:00 2021</text:p>
          </table:table-cell>
          <table:table-cell office:value-type="float" office:value="17.6667">
            <text:p>17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18T08:00:00">
            <text:p>Mon Jan 18 08:00:00 2021</text:p>
          </table:table-cell>
          <table:table-cell office:value-type="float" office:value="19.1667">
            <text:p>19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01-18T09:00:00">
            <text:p>Mon Jan 18 09:00:00 2021</text:p>
          </table:table-cell>
          <table:table-cell office:value-type="float" office:value="23.1667">
            <text:p>23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1-18T14:00:00">
            <text:p>Mon Jan 18 14:00:00 2021</text:p>
          </table:table-cell>
          <table:table-cell office:value-type="float" office:value="36.3333">
            <text:p>36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1-01-18T15:00:00">
            <text:p>Mon Jan 18 15:00:00 2021</text:p>
          </table:table-cell>
          <table:table-cell office:value-type="float" office:value="30.0">
            <text:p>30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1-01-18T18:00:00">
            <text:p>Mon Jan 18 18:00:00 2021</text:p>
          </table:table-cell>
          <table:table-cell office:value-type="float" office:value="19.6667">
            <text:p>19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1-19T02:00:00">
            <text:p>Tue Jan 19 02:00:00 2021</text:p>
          </table:table-cell>
          <table:table-cell office:value-type="float" office:value="38.8333">
            <text:p>38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1-19T03:00:00">
            <text:p>Tue Jan 19 03:00:00 2021</text:p>
          </table:table-cell>
          <table:table-cell office:value-type="float" office:value="34.8333">
            <text:p>34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1-19T04:00:00">
            <text:p>Tue Jan 19 04:00:00 2021</text:p>
          </table:table-cell>
          <table:table-cell office:value-type="float" office:value="30.5">
            <text:p>30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1-19T05:00:00">
            <text:p>Tue Jan 19 05:00:00 2021</text:p>
          </table:table-cell>
          <table:table-cell office:value-type="float" office:value="26.3333">
            <text:p>26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19T06:00:00">
            <text:p>Tue Jan 19 06:00:00 2021</text:p>
          </table:table-cell>
          <table:table-cell office:value-type="float" office:value="22.8333">
            <text:p>22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1-19T07:00:00">
            <text:p>Tue Jan 19 07:00:00 2021</text:p>
          </table:table-cell>
          <table:table-cell office:value-type="float" office:value="21.5">
            <text:p>21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1-19T08:00:00">
            <text:p>Tue Jan 19 08:00:00 2021</text:p>
          </table:table-cell>
          <table:table-cell office:value-type="float" office:value="21.0">
            <text:p>21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01-19T09:00:00">
            <text:p>Tue Jan 19 09:00:00 2021</text:p>
          </table:table-cell>
          <table:table-cell office:value-type="float" office:value="31.6667">
            <text:p>31.6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1-01-19T10:00:00">
            <text:p>Tue Jan 19 10:00:00 2021</text:p>
          </table:table-cell>
          <table:table-cell office:value-type="float" office:value="46.8333">
            <text:p>46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1-19T11:00:00">
            <text:p>Tue Jan 19 11:00:00 2021</text:p>
          </table:table-cell>
          <table:table-cell office:value-type="float" office:value="45.8333">
            <text:p>45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1-19T12:00:00">
            <text:p>Tue Jan 19 12:00:00 2021</text:p>
          </table:table-cell>
          <table:table-cell office:value-type="float" office:value="51.5">
            <text:p>51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1-19T13:00:00">
            <text:p>Tue Jan 19 13:00:00 2021</text:p>
          </table:table-cell>
          <table:table-cell office:value-type="float" office:value="56.6667">
            <text:p>56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19T14:00:00">
            <text:p>Tue Jan 19 14:00:00 2021</text:p>
          </table:table-cell>
          <table:table-cell office:value-type="float" office:value="51.5">
            <text:p>51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1-19T16:00:00">
            <text:p>Tue Jan 19 16:00:00 2021</text:p>
          </table:table-cell>
          <table:table-cell office:value-type="float" office:value="38.8333">
            <text:p>38.8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1-01-20T06:00:00">
            <text:p>Wed Jan 20 06:00:00 2021</text:p>
          </table:table-cell>
          <table:table-cell office:value-type="float" office:value="28.6667">
            <text:p>28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1-20T07:00:00">
            <text:p>Wed Jan 20 07:00:00 2021</text:p>
          </table:table-cell>
          <table:table-cell office:value-type="float" office:value="23.1667">
            <text:p>2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1-20T08:00:00">
            <text:p>Wed Jan 20 08:00:00 2021</text:p>
          </table:table-cell>
          <table:table-cell office:value-type="float" office:value="16.6667">
            <text:p>16.6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1-01-25T12:00:00">
            <text:p>Mon Jan 25 12:00:00 2021</text:p>
          </table:table-cell>
          <table:table-cell office:value-type="float" office:value="1.0">
            <text:p>1.0</text:p>
          </table:table-cell>
          <table:table-cell office:value-type="float" office:value="59.2">
            <text:p>59.2</text:p>
          </table:table-cell>
        </table:table-row>
        <table:table-row>
          <table:table-cell table:style-name="pd1" office:value-type="date" office:date-value="2021-01-25T13:00:00">
            <text:p>Mon Jan 25 13:00:00 2021</text:p>
          </table:table-cell>
          <table:table-cell office:value-type="float" office:value="3.5">
            <text:p>3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01-25T14:00:00">
            <text:p>Mon Jan 25 14:00:00 2021</text:p>
          </table:table-cell>
          <table:table-cell office:value-type="float" office:value="2.5">
            <text:p>2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1-25T15:00:00">
            <text:p>Mon Jan 25 15:00:00 2021</text:p>
          </table:table-cell>
          <table:table-cell office:value-type="float" office:value="3.3333">
            <text:p>3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1-25T16:00:00">
            <text:p>Mon Jan 25 16:00:00 2021</text:p>
          </table:table-cell>
          <table:table-cell office:value-type="float" office:value="5.8333">
            <text:p>5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1-25T17:00:00">
            <text:p>Mon Jan 25 17:00:00 2021</text:p>
          </table:table-cell>
          <table:table-cell office:value-type="float" office:value="16.8333">
            <text:p>16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1-25T18:00:00">
            <text:p>Mon Jan 25 18:00:00 2021</text:p>
          </table:table-cell>
          <table:table-cell office:value-type="float" office:value="17.8333">
            <text:p>17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1-25T19:00:00">
            <text:p>Mon Jan 25 19:00:00 2021</text:p>
          </table:table-cell>
          <table:table-cell office:value-type="float" office:value="11.8333">
            <text:p>11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1-25T20:00:00">
            <text:p>Mon Jan 25 20:00:00 2021</text:p>
          </table:table-cell>
          <table:table-cell office:value-type="float" office:value="7.0">
            <text:p>7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1-25T21:00:00">
            <text:p>Mon Jan 25 21:00:00 2021</text:p>
          </table:table-cell>
          <table:table-cell office:value-type="float" office:value="7.1667">
            <text:p>7.1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1-25T22:00:00">
            <text:p>Mon Jan 25 22:00:00 2021</text:p>
          </table:table-cell>
          <table:table-cell office:value-type="float" office:value="18.0">
            <text:p>18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1-25T23:00:00">
            <text:p>Mon Jan 25 23:00:00 2021</text:p>
          </table:table-cell>
          <table:table-cell office:value-type="float" office:value="13.8333">
            <text:p>13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1-26T15:00:00">
            <text:p>Tue Jan 26 15:00:00 2021</text:p>
          </table:table-cell>
          <table:table-cell office:value-type="float" office:value="7.0">
            <text:p>7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1-26T16:00:00">
            <text:p>Tue Jan 26 16:00:00 2021</text:p>
          </table:table-cell>
          <table:table-cell office:value-type="float" office:value="5.6667">
            <text:p>5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01-26T17:00:00">
            <text:p>Tue Jan 26 17:00:00 2021</text:p>
          </table:table-cell>
          <table:table-cell office:value-type="float" office:value="6.3333">
            <text:p>6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6T18:00:00">
            <text:p>Tue Jan 26 18:00:00 2021</text:p>
          </table:table-cell>
          <table:table-cell office:value-type="float" office:value="6.5">
            <text:p>6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1-26T19:00:00">
            <text:p>Tue Jan 26 19:00:00 2021</text:p>
          </table:table-cell>
          <table:table-cell office:value-type="float" office:value="8.6667">
            <text:p>8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1-26T20:00:00">
            <text:p>Tue Jan 26 20:00:00 2021</text:p>
          </table:table-cell>
          <table:table-cell office:value-type="float" office:value="15.5">
            <text:p>15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1-26T21:00:00">
            <text:p>Tue Jan 26 21:00:00 2021</text:p>
          </table:table-cell>
          <table:table-cell office:value-type="float" office:value="27.8333">
            <text:p>27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1-26T22:00:00">
            <text:p>Tue Jan 26 22:00:00 2021</text:p>
          </table:table-cell>
          <table:table-cell office:value-type="float" office:value="23.3333">
            <text:p>23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1-26T23:00:00">
            <text:p>Tue Jan 26 23:00:00 2021</text:p>
          </table:table-cell>
          <table:table-cell office:value-type="float" office:value="17.5">
            <text:p>17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1-27T00:00:00">
            <text:p>Wed Jan 27 00:00:00 2021</text:p>
          </table:table-cell>
          <table:table-cell office:value-type="float" office:value="15.0">
            <text:p>15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27T01:00:00">
            <text:p>Wed Jan 27 01:00:00 2021</text:p>
          </table:table-cell>
          <table:table-cell office:value-type="float" office:value="14.0">
            <text:p>14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27T02:00:00">
            <text:p>Wed Jan 27 02:00:00 2021</text:p>
          </table:table-cell>
          <table:table-cell office:value-type="float" office:value="15.0">
            <text:p>15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01-27T03:00:00">
            <text:p>Wed Jan 27 03:00:00 2021</text:p>
          </table:table-cell>
          <table:table-cell office:value-type="float" office:value="25.5">
            <text:p>25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27T04:00:00">
            <text:p>Wed Jan 27 04:00:00 2021</text:p>
          </table:table-cell>
          <table:table-cell office:value-type="float" office:value="19.8333">
            <text:p>19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27T05:00:00">
            <text:p>Wed Jan 27 05:00:00 2021</text:p>
          </table:table-cell>
          <table:table-cell office:value-type="float" office:value="13.5">
            <text:p>13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01-27T06:00:00">
            <text:p>Wed Jan 27 06:00:00 2021</text:p>
          </table:table-cell>
          <table:table-cell office:value-type="float" office:value="10.3333">
            <text:p>10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7T07:00:00">
            <text:p>Wed Jan 27 07:00:00 2021</text:p>
          </table:table-cell>
          <table:table-cell office:value-type="float" office:value="8.5">
            <text:p>8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01-27T08:00:00">
            <text:p>Wed Jan 27 08:00:00 2021</text:p>
          </table:table-cell>
          <table:table-cell office:value-type="float" office:value="11.3333">
            <text:p>11.3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01-27T09:00:00">
            <text:p>Wed Jan 27 09:00:00 2021</text:p>
          </table:table-cell>
          <table:table-cell office:value-type="float" office:value="19.3333">
            <text:p>19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1-27T10:00:00">
            <text:p>Wed Jan 27 10:00:00 2021</text:p>
          </table:table-cell>
          <table:table-cell office:value-type="float" office:value="12.0">
            <text:p>12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01-27T11:00:00">
            <text:p>Wed Jan 27 11:00:00 2021</text:p>
          </table:table-cell>
          <table:table-cell office:value-type="float" office:value="8.6667">
            <text:p>8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01-27T12:00:00">
            <text:p>Wed Jan 27 12:00:00 2021</text:p>
          </table:table-cell>
          <table:table-cell office:value-type="float" office:value="10.3333">
            <text:p>10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1-27T13:00:00">
            <text:p>Wed Jan 27 13:00:00 2021</text:p>
          </table:table-cell>
          <table:table-cell office:value-type="float" office:value="16.5">
            <text:p>16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1-01-27T14:00:00">
            <text:p>Wed Jan 27 14:00:00 2021</text:p>
          </table:table-cell>
          <table:table-cell office:value-type="float" office:value="17.3333">
            <text:p>17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1-27T15:00:00">
            <text:p>Wed Jan 27 15:00:00 2021</text:p>
          </table:table-cell>
          <table:table-cell office:value-type="float" office:value="12.8333">
            <text:p>12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7T16:00:00">
            <text:p>Wed Jan 27 16:00:00 2021</text:p>
          </table:table-cell>
          <table:table-cell office:value-type="float" office:value="9.5">
            <text:p>9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1-27T17:00:00">
            <text:p>Wed Jan 27 17:00:00 2021</text:p>
          </table:table-cell>
          <table:table-cell office:value-type="float" office:value="9.1667">
            <text:p>9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1-27T18:00:00">
            <text:p>Wed Jan 27 18:00:00 2021</text:p>
          </table:table-cell>
          <table:table-cell office:value-type="float" office:value="9.5">
            <text:p>9.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28T06:00:00">
            <text:p>Thu Jan 28 06:00:00 2021</text:p>
          </table:table-cell>
          <table:table-cell office:value-type="float" office:value="12.0">
            <text:p>1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1-28T07:00:00">
            <text:p>Thu Jan 28 07:00:00 2021</text:p>
          </table:table-cell>
          <table:table-cell office:value-type="float" office:value="10.3333">
            <text:p>10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1-28T12:00:00">
            <text:p>Thu Jan 28 12:00:00 2021</text:p>
          </table:table-cell>
          <table:table-cell office:value-type="float" office:value="35.6667">
            <text:p>35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01-28T13:00:00">
            <text:p>Thu Jan 28 13:00:00 2021</text:p>
          </table:table-cell>
          <table:table-cell office:value-type="float" office:value="34.3333">
            <text:p>34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1-29T10:00:00">
            <text:p>Fri Jan 29 10:00:00 2021</text:p>
          </table:table-cell>
          <table:table-cell office:value-type="float" office:value="25.5">
            <text:p>25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29T11:00:00">
            <text:p>Fri Jan 29 11:00:00 2021</text:p>
          </table:table-cell>
          <table:table-cell office:value-type="float" office:value="28.5">
            <text:p>28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01-29T12:00:00">
            <text:p>Fri Jan 29 12:00:00 2021</text:p>
          </table:table-cell>
          <table:table-cell office:value-type="float" office:value="31.5">
            <text:p>31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29T13:00:00">
            <text:p>Fri Jan 29 13:00:00 2021</text:p>
          </table:table-cell>
          <table:table-cell office:value-type="float" office:value="27.6667">
            <text:p>27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01-29T14:00:00">
            <text:p>Fri Jan 29 14:00:00 2021</text:p>
          </table:table-cell>
          <table:table-cell office:value-type="float" office:value="25.5">
            <text:p>25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1-29T15:00:00">
            <text:p>Fri Jan 29 15:00:00 2021</text:p>
          </table:table-cell>
          <table:table-cell office:value-type="float" office:value="24.0">
            <text:p>24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01-30T08:00:00">
            <text:p>Sat Jan 30 08:00:00 2021</text:p>
          </table:table-cell>
          <table:table-cell office:value-type="float" office:value="8.8333">
            <text:p>8.8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1-01-30T09:00:00">
            <text:p>Sat Jan 30 09:00:00 2021</text:p>
          </table:table-cell>
          <table:table-cell office:value-type="float" office:value="4.8333">
            <text:p>4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01-30T10:00:00">
            <text:p>Sat Jan 30 10:00:00 2021</text:p>
          </table:table-cell>
          <table:table-cell office:value-type="float" office:value="1.5">
            <text:p>1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1-01-30T11:00:00">
            <text:p>Sat Jan 30 11:00:00 2021</text:p>
          </table:table-cell>
          <table:table-cell office:value-type="float" office:value="1.6667">
            <text:p>1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1-30T12:00:00">
            <text:p>Sat Jan 30 12:00:00 2021</text:p>
          </table:table-cell>
          <table:table-cell office:value-type="float" office:value="6.0">
            <text:p>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1-30T13:00:00">
            <text:p>Sat Jan 30 13:00:00 2021</text:p>
          </table:table-cell>
          <table:table-cell office:value-type="float" office:value="13.8333">
            <text:p>13.8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1-30T14:00:00">
            <text:p>Sat Jan 30 14:00:00 2021</text:p>
          </table:table-cell>
          <table:table-cell office:value-type="float" office:value="5.3333">
            <text:p>5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1-30T15:00:00">
            <text:p>Sat Jan 30 15:00:00 2021</text:p>
          </table:table-cell>
          <table:table-cell office:value-type="float" office:value="1.0">
            <text:p>1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2-01T01:00:00">
            <text:p>Mon Feb  1 01:00:00 2021</text:p>
          </table:table-cell>
          <table:table-cell office:value-type="float" office:value="1.0">
            <text:p>1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2-01T02:00:00">
            <text:p>Mon Feb  1 02:00:00 2021</text:p>
          </table:table-cell>
          <table:table-cell office:value-type="float" office:value="1.0">
            <text:p>1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02-01T03:00:00">
            <text:p>Mon Feb  1 03:00:00 2021</text:p>
          </table:table-cell>
          <table:table-cell office:value-type="float" office:value="1.0">
            <text:p>1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2-01T04:00:00">
            <text:p>Mon Feb  1 04:00:00 2021</text:p>
          </table:table-cell>
          <table:table-cell office:value-type="float" office:value="1.0">
            <text:p>1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2-01T05:00:00">
            <text:p>Mon Feb  1 05:00:00 2021</text:p>
          </table:table-cell>
          <table:table-cell office:value-type="float" office:value="1.8333">
            <text:p>1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2-01T06:00:00">
            <text:p>Mon Feb  1 06:00:00 2021</text:p>
          </table:table-cell>
          <table:table-cell office:value-type="float" office:value="3.1667">
            <text:p>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2-01T07:00:00">
            <text:p>Mon Feb  1 07:00:00 2021</text:p>
          </table:table-cell>
          <table:table-cell office:value-type="float" office:value="2.5">
            <text:p>2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2-01T08:00:00">
            <text:p>Mon Feb  1 08:00:00 2021</text:p>
          </table:table-cell>
          <table:table-cell office:value-type="float" office:value="3.0">
            <text:p>3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2-01T09:00:00">
            <text:p>Mon Feb  1 09:00:00 2021</text:p>
          </table:table-cell>
          <table:table-cell office:value-type="float" office:value="23.3333">
            <text:p>23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2-01T10:00:00">
            <text:p>Mon Feb  1 10:00:00 2021</text:p>
          </table:table-cell>
          <table:table-cell office:value-type="float" office:value="26.5">
            <text:p>26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02-01T11:00:00">
            <text:p>Mon Feb  1 11:00:00 2021</text:p>
          </table:table-cell>
          <table:table-cell office:value-type="float" office:value="12.0">
            <text:p>12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2-01T12:00:00">
            <text:p>Mon Feb  1 12:00:00 2021</text:p>
          </table:table-cell>
          <table:table-cell office:value-type="float" office:value="4.3333">
            <text:p>4.3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2-01T13:00:00">
            <text:p>Mon Feb  1 13:00:00 2021</text:p>
          </table:table-cell>
          <table:table-cell office:value-type="float" office:value="13.1667">
            <text:p>13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02-01T14:00:00">
            <text:p>Mon Feb  1 14:00:00 2021</text:p>
          </table:table-cell>
          <table:table-cell office:value-type="float" office:value="7.5">
            <text:p>7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2-01T15:00:00">
            <text:p>Mon Feb  1 15:00:00 2021</text:p>
          </table:table-cell>
          <table:table-cell office:value-type="float" office:value="1.1667">
            <text:p>1.1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02-01T16:00:00">
            <text:p>Mon Feb  1 16:00:00 2021</text:p>
          </table:table-cell>
          <table:table-cell office:value-type="float" office:value="1.0">
            <text:p>1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2-01T17:00:00">
            <text:p>Mon Feb  1 17:00:00 2021</text:p>
          </table:table-cell>
          <table:table-cell office:value-type="float" office:value="1.0">
            <text:p>1.0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2-01T18:00:00">
            <text:p>Mon Feb  1 18:00:00 2021</text:p>
          </table:table-cell>
          <table:table-cell office:value-type="float" office:value="8.1667">
            <text:p>8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2-01T19:00:00">
            <text:p>Mon Feb  1 19:00:00 2021</text:p>
          </table:table-cell>
          <table:table-cell office:value-type="float" office:value="18.6667">
            <text:p>18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1-02-01T20:00:00">
            <text:p>Mon Feb  1 20:00:00 2021</text:p>
          </table:table-cell>
          <table:table-cell office:value-type="float" office:value="13.5">
            <text:p>13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02-01T21:00:00">
            <text:p>Mon Feb  1 21:00:00 2021</text:p>
          </table:table-cell>
          <table:table-cell office:value-type="float" office:value="10.1667">
            <text:p>10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2-01T22:00:00">
            <text:p>Mon Feb  1 22:00:00 2021</text:p>
          </table:table-cell>
          <table:table-cell office:value-type="float" office:value="15.5">
            <text:p>15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2-01T23:00:00">
            <text:p>Mon Feb  1 23:00:00 2021</text:p>
          </table:table-cell>
          <table:table-cell office:value-type="float" office:value="25.0">
            <text:p>25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2-02T00:00:00">
            <text:p>Tue Feb  2 00:00:00 2021</text:p>
          </table:table-cell>
          <table:table-cell office:value-type="float" office:value="18.6667">
            <text:p>18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02-02T01:00:00">
            <text:p>Tue Feb  2 01:00:00 2021</text:p>
          </table:table-cell>
          <table:table-cell office:value-type="float" office:value="12.6667">
            <text:p>12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2-02T02:00:00">
            <text:p>Tue Feb  2 02:00:00 2021</text:p>
          </table:table-cell>
          <table:table-cell office:value-type="float" office:value="14.1667">
            <text:p>14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2-02T04:00:00">
            <text:p>Tue Feb  2 04:00:00 2021</text:p>
          </table:table-cell>
          <table:table-cell office:value-type="float" office:value="19.1667">
            <text:p>19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2-02T06:00:00">
            <text:p>Tue Feb  2 06:00:00 2021</text:p>
          </table:table-cell>
          <table:table-cell office:value-type="float" office:value="11.1667">
            <text:p>11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2-02T07:00:00">
            <text:p>Tue Feb  2 07:00:00 2021</text:p>
          </table:table-cell>
          <table:table-cell office:value-type="float" office:value="11.5">
            <text:p>11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02T08:00:00">
            <text:p>Tue Feb  2 08:00:00 2021</text:p>
          </table:table-cell>
          <table:table-cell office:value-type="float" office:value="11.6667">
            <text:p>11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2-02T09:00:00">
            <text:p>Tue Feb  2 09:00:00 2021</text:p>
          </table:table-cell>
          <table:table-cell office:value-type="float" office:value="15.3333">
            <text:p>15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2-02T10:00:00">
            <text:p>Tue Feb  2 10:00:00 2021</text:p>
          </table:table-cell>
          <table:table-cell office:value-type="float" office:value="38.3333">
            <text:p>38.3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2-02T11:00:00">
            <text:p>Tue Feb  2 11:00:00 2021</text:p>
          </table:table-cell>
          <table:table-cell office:value-type="float" office:value="38.6667">
            <text:p>38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2-02T12:00:00">
            <text:p>Tue Feb  2 12:00:00 2021</text:p>
          </table:table-cell>
          <table:table-cell office:value-type="float" office:value="26.1667">
            <text:p>26.1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2-02T13:00:00">
            <text:p>Tue Feb  2 13:00:00 2021</text:p>
          </table:table-cell>
          <table:table-cell office:value-type="float" office:value="20.0">
            <text:p>20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2-02T14:00:00">
            <text:p>Tue Feb  2 14:00:00 2021</text:p>
          </table:table-cell>
          <table:table-cell office:value-type="float" office:value="20.3333">
            <text:p>20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1-02-02T15:00:00">
            <text:p>Tue Feb  2 15:00:00 2021</text:p>
          </table:table-cell>
          <table:table-cell office:value-type="float" office:value="18.0">
            <text:p>18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2-02T16:00:00">
            <text:p>Tue Feb  2 16:00:00 2021</text:p>
          </table:table-cell>
          <table:table-cell office:value-type="float" office:value="17.5">
            <text:p>17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02-02T17:00:00">
            <text:p>Tue Feb  2 17:00:00 2021</text:p>
          </table:table-cell>
          <table:table-cell office:value-type="float" office:value="19.0">
            <text:p>19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2-03T07:00:00">
            <text:p>Wed Feb  3 07:00:00 2021</text:p>
          </table:table-cell>
          <table:table-cell office:value-type="float" office:value="20.3333">
            <text:p>20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2-03T08:00:00">
            <text:p>Wed Feb  3 08:00:00 2021</text:p>
          </table:table-cell>
          <table:table-cell office:value-type="float" office:value="13.8333">
            <text:p>13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02-03T09:00:00">
            <text:p>Wed Feb  3 09:00:00 2021</text:p>
          </table:table-cell>
          <table:table-cell office:value-type="float" office:value="14.0">
            <text:p>14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2-04T09:00:00">
            <text:p>Thu Feb  4 09:00:00 2021</text:p>
          </table:table-cell>
          <table:table-cell office:value-type="float" office:value="24.0">
            <text:p>24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2-11T08:00:00">
            <text:p>Thu Feb 11 08:00:00 2021</text:p>
          </table:table-cell>
          <table:table-cell office:value-type="float" office:value="3.8333">
            <text:p>3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02-11T09:00:00">
            <text:p>Thu Feb 11 09:00:00 2021</text:p>
          </table:table-cell>
          <table:table-cell office:value-type="float" office:value="7.6667">
            <text:p>7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02-11T10:00:00">
            <text:p>Thu Feb 11 10:00:00 2021</text:p>
          </table:table-cell>
          <table:table-cell office:value-type="float" office:value="16.8333">
            <text:p>16.8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02-11T11:00:00">
            <text:p>Thu Feb 11 11:00:00 2021</text:p>
          </table:table-cell>
          <table:table-cell office:value-type="float" office:value="30.5">
            <text:p>30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2-11T12:00:00">
            <text:p>Thu Feb 11 12:00:00 2021</text:p>
          </table:table-cell>
          <table:table-cell office:value-type="float" office:value="21.0">
            <text:p>21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13T12:00:00">
            <text:p>Sat Feb 13 12:00:00 2021</text:p>
          </table:table-cell>
          <table:table-cell office:value-type="float" office:value="35.1667">
            <text:p>35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2-14T09:00:00">
            <text:p>Sun Feb 14 09:00:00 2021</text:p>
          </table:table-cell>
          <table:table-cell office:value-type="float" office:value="18.3333">
            <text:p>18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2-14T10:00:00">
            <text:p>Sun Feb 14 10:00:00 2021</text:p>
          </table:table-cell>
          <table:table-cell office:value-type="float" office:value="23.3333">
            <text:p>23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1-02-14T11:00:00">
            <text:p>Sun Feb 14 11:00:00 2021</text:p>
          </table:table-cell>
          <table:table-cell office:value-type="float" office:value="29.8333">
            <text:p>29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1-02-14T12:00:00">
            <text:p>Sun Feb 14 12:00:00 2021</text:p>
          </table:table-cell>
          <table:table-cell office:value-type="float" office:value="33.5">
            <text:p>33.5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1-02-14T13:00:00">
            <text:p>Sun Feb 14 13:00:00 2021</text:p>
          </table:table-cell>
          <table:table-cell office:value-type="float" office:value="28.6667">
            <text:p>28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2-15T20:00:00">
            <text:p>Mon Feb 15 20:00:00 2021</text:p>
          </table:table-cell>
          <table:table-cell office:value-type="float" office:value="17.8333">
            <text:p>17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02-16T08:00:00">
            <text:p>Tue Feb 16 08:00:00 2021</text:p>
          </table:table-cell>
          <table:table-cell office:value-type="float" office:value="17.8333">
            <text:p>17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2-16T09:00:00">
            <text:p>Tue Feb 16 09:00:00 2021</text:p>
          </table:table-cell>
          <table:table-cell office:value-type="float" office:value="21.3333">
            <text:p>21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02-16T10:00:00">
            <text:p>Tue Feb 16 10:00:00 2021</text:p>
          </table:table-cell>
          <table:table-cell office:value-type="float" office:value="23.8333">
            <text:p>23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02-16T11:00:00">
            <text:p>Tue Feb 16 11:00:00 2021</text:p>
          </table:table-cell>
          <table:table-cell office:value-type="float" office:value="32.6667">
            <text:p>32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2-16T12:00:00">
            <text:p>Tue Feb 16 12:00:00 2021</text:p>
          </table:table-cell>
          <table:table-cell office:value-type="float" office:value="40.5">
            <text:p>40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1-02-16T13:00:00">
            <text:p>Tue Feb 16 13:00:00 2021</text:p>
          </table:table-cell>
          <table:table-cell office:value-type="float" office:value="37.8333">
            <text:p>37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2-17T09:00:00">
            <text:p>Wed Feb 17 09:00:00 2021</text:p>
          </table:table-cell>
          <table:table-cell office:value-type="float" office:value="22.6667">
            <text:p>22.6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1-02-17T10:00:00">
            <text:p>Wed Feb 17 10:00:00 2021</text:p>
          </table:table-cell>
          <table:table-cell office:value-type="float" office:value="30.1667">
            <text:p>30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02-17T11:00:00">
            <text:p>Wed Feb 17 11:00:00 2021</text:p>
          </table:table-cell>
          <table:table-cell office:value-type="float" office:value="50.6667">
            <text:p>50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2-17T12:00:00">
            <text:p>Wed Feb 17 12:00:00 2021</text:p>
          </table:table-cell>
          <table:table-cell office:value-type="float" office:value="50.6667">
            <text:p>50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1-02-17T13:00:00">
            <text:p>Wed Feb 17 13:00:00 2021</text:p>
          </table:table-cell>
          <table:table-cell office:value-type="float" office:value="40.6667">
            <text:p>40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02-17T16:00:00">
            <text:p>Wed Feb 17 16:00:00 2021</text:p>
          </table:table-cell>
          <table:table-cell office:value-type="float" office:value="24.6667">
            <text:p>24.6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1-02-17T17:00:00">
            <text:p>Wed Feb 17 17:00:00 2021</text:p>
          </table:table-cell>
          <table:table-cell office:value-type="float" office:value="21.3333">
            <text:p>21.3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1-02-18T08:00:00">
            <text:p>Thu Feb 18 08:00:00 2021</text:p>
          </table:table-cell>
          <table:table-cell office:value-type="float" office:value="18.0">
            <text:p>18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2-18T09:00:00">
            <text:p>Thu Feb 18 09:00:00 2021</text:p>
          </table:table-cell>
          <table:table-cell office:value-type="float" office:value="23.1667">
            <text:p>23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02-18T10:00:00">
            <text:p>Thu Feb 18 10:00:00 2021</text:p>
          </table:table-cell>
          <table:table-cell office:value-type="float" office:value="30.0">
            <text:p>30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2-18T15:00:00">
            <text:p>Thu Feb 18 15:00:00 2021</text:p>
          </table:table-cell>
          <table:table-cell office:value-type="float" office:value="33.6667">
            <text:p>33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1-02-18T16:00:00">
            <text:p>Thu Feb 18 16:00:00 2021</text:p>
          </table:table-cell>
          <table:table-cell office:value-type="float" office:value="33.0">
            <text:p>33.0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1-02-19T08:00:00">
            <text:p>Fri Feb 19 08:00:00 2021</text:p>
          </table:table-cell>
          <table:table-cell office:value-type="float" office:value="20.1667">
            <text:p>20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2-19T12:00:00">
            <text:p>Fri Feb 19 12:00:00 2021</text:p>
          </table:table-cell>
          <table:table-cell office:value-type="float" office:value="44.3333">
            <text:p>44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2-19T13:00:00">
            <text:p>Fri Feb 19 13:00:00 2021</text:p>
          </table:table-cell>
          <table:table-cell office:value-type="float" office:value="36.6667">
            <text:p>36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2-19T14:00:00">
            <text:p>Fri Feb 19 14:00:00 2021</text:p>
          </table:table-cell>
          <table:table-cell office:value-type="float" office:value="31.3333">
            <text:p>31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1-02-19T15:00:00">
            <text:p>Fri Feb 19 15:00:00 2021</text:p>
          </table:table-cell>
          <table:table-cell office:value-type="float" office:value="30.5">
            <text:p>30.5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1-02-20T08:00:00">
            <text:p>Sat Feb 20 08:00:00 2021</text:p>
          </table:table-cell>
          <table:table-cell office:value-type="float" office:value="35.3333">
            <text:p>35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2-20T09:00:00">
            <text:p>Sat Feb 20 09:00:00 2021</text:p>
          </table:table-cell>
          <table:table-cell office:value-type="float" office:value="38.1667">
            <text:p>38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1-02-20T10:00:00">
            <text:p>Sat Feb 20 10:00:00 2021</text:p>
          </table:table-cell>
          <table:table-cell office:value-type="float" office:value="42.1667">
            <text:p>42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2-21T10:00:00">
            <text:p>Sun Feb 21 10:00:00 2021</text:p>
          </table:table-cell>
          <table:table-cell office:value-type="float" office:value="88.6667">
            <text:p>88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2-21T11:00:00">
            <text:p>Sun Feb 21 11:00:00 2021</text:p>
          </table:table-cell>
          <table:table-cell office:value-type="float" office:value="93.1667">
            <text:p>93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2-21T12:00:00">
            <text:p>Sun Feb 21 12:00:00 2021</text:p>
          </table:table-cell>
          <table:table-cell office:value-type="float" office:value="106.0">
            <text:p>106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23T14:00:00">
            <text:p>Tue Feb 23 14:00:00 2021</text:p>
          </table:table-cell>
          <table:table-cell office:value-type="float" office:value="20.1667">
            <text:p>20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1-02-23T15:00:00">
            <text:p>Tue Feb 23 15:00:00 2021</text:p>
          </table:table-cell>
          <table:table-cell office:value-type="float" office:value="17.1667">
            <text:p>17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1-02-25T12:00:00">
            <text:p>Thu Feb 25 12:00:00 2021</text:p>
          </table:table-cell>
          <table:table-cell office:value-type="float" office:value="60.1667">
            <text:p>60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2-25T20:00:00">
            <text:p>Thu Feb 25 20:00:00 2021</text:p>
          </table:table-cell>
          <table:table-cell office:value-type="float" office:value="71.0">
            <text:p>71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2-25T21:00:00">
            <text:p>Thu Feb 25 21:00:00 2021</text:p>
          </table:table-cell>
          <table:table-cell office:value-type="float" office:value="76.8333">
            <text:p>76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02-27T07:00:00">
            <text:p>Sat Feb 27 07:00:00 2021</text:p>
          </table:table-cell>
          <table:table-cell office:value-type="float" office:value="47.3333">
            <text:p>47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2-27T08:00:00">
            <text:p>Sat Feb 27 08:00:00 2021</text:p>
          </table:table-cell>
          <table:table-cell office:value-type="float" office:value="47.8333">
            <text:p>47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2-27T09:00:00">
            <text:p>Sat Feb 27 09:00:00 2021</text:p>
          </table:table-cell>
          <table:table-cell office:value-type="float" office:value="47.8333">
            <text:p>47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2-27T10:00:00">
            <text:p>Sat Feb 27 10:00:00 2021</text:p>
          </table:table-cell>
          <table:table-cell office:value-type="float" office:value="48.6667">
            <text:p>48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27T11:00:00">
            <text:p>Sat Feb 27 11:00:00 2021</text:p>
          </table:table-cell>
          <table:table-cell office:value-type="float" office:value="43.0">
            <text:p>43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2-27T12:00:00">
            <text:p>Sat Feb 27 12:00:00 2021</text:p>
          </table:table-cell>
          <table:table-cell office:value-type="float" office:value="38.1667">
            <text:p>38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27T13:00:00">
            <text:p>Sat Feb 27 13:00:00 2021</text:p>
          </table:table-cell>
          <table:table-cell office:value-type="float" office:value="40.6667">
            <text:p>40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2-27T14:00:00">
            <text:p>Sat Feb 27 14:00:00 2021</text:p>
          </table:table-cell>
          <table:table-cell office:value-type="float" office:value="45.0">
            <text:p>45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2-27T15:00:00">
            <text:p>Sat Feb 27 15:00:00 2021</text:p>
          </table:table-cell>
          <table:table-cell office:value-type="float" office:value="44.5">
            <text:p>44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2-27T16:00:00">
            <text:p>Sat Feb 27 16:00:00 2021</text:p>
          </table:table-cell>
          <table:table-cell office:value-type="float" office:value="42.1667">
            <text:p>42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2-28T04:00:00">
            <text:p>Sun Feb 28 04:00:00 2021</text:p>
          </table:table-cell>
          <table:table-cell office:value-type="float" office:value="58.6667">
            <text:p>58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28T05:00:00">
            <text:p>Sun Feb 28 05:00:00 2021</text:p>
          </table:table-cell>
          <table:table-cell office:value-type="float" office:value="55.6667">
            <text:p>55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2-28T06:00:00">
            <text:p>Sun Feb 28 06:00:00 2021</text:p>
          </table:table-cell>
          <table:table-cell office:value-type="float" office:value="63.8333">
            <text:p>63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2-28T07:00:00">
            <text:p>Sun Feb 28 07:00:00 2021</text:p>
          </table:table-cell>
          <table:table-cell office:value-type="float" office:value="56.6667">
            <text:p>56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2-28T08:00:00">
            <text:p>Sun Feb 28 08:00:00 2021</text:p>
          </table:table-cell>
          <table:table-cell office:value-type="float" office:value="50.8333">
            <text:p>50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2-28T09:00:00">
            <text:p>Sun Feb 28 09:00:00 2021</text:p>
          </table:table-cell>
          <table:table-cell office:value-type="float" office:value="47.8333">
            <text:p>47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2-28T10:00:00">
            <text:p>Sun Feb 28 10:00:00 2021</text:p>
          </table:table-cell>
          <table:table-cell office:value-type="float" office:value="45.1667">
            <text:p>45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2-28T11:00:00">
            <text:p>Sun Feb 28 11:00:00 2021</text:p>
          </table:table-cell>
          <table:table-cell office:value-type="float" office:value="46.0">
            <text:p>46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1-02-28T12:00:00">
            <text:p>Sun Feb 28 12:00:00 2021</text:p>
          </table:table-cell>
          <table:table-cell office:value-type="float" office:value="45.3333">
            <text:p>45.3333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1-03-03T11:00:00">
            <text:p>Wed Mar  3 11:00:00 2021</text:p>
          </table:table-cell>
          <table:table-cell office:value-type="float" office:value="112.0">
            <text:p>112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3-03T12:00:00">
            <text:p>Wed Mar  3 12:00:00 2021</text:p>
          </table:table-cell>
          <table:table-cell office:value-type="float" office:value="119.1667">
            <text:p>119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03-03T14:00:00">
            <text:p>Wed Mar  3 14:00:00 2021</text:p>
          </table:table-cell>
          <table:table-cell office:value-type="float" office:value="115.0">
            <text:p>115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3-03T15:00:00">
            <text:p>Wed Mar  3 15:00:00 2021</text:p>
          </table:table-cell>
          <table:table-cell office:value-type="float" office:value="110.6667">
            <text:p>110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03-03T16:00:00">
            <text:p>Wed Mar  3 16:00:00 2021</text:p>
          </table:table-cell>
          <table:table-cell office:value-type="float" office:value="111.6667">
            <text:p>111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3-03T17:00:00">
            <text:p>Wed Mar  3 17:00:00 2021</text:p>
          </table:table-cell>
          <table:table-cell office:value-type="float" office:value="110.6667">
            <text:p>110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3-03T18:00:00">
            <text:p>Wed Mar  3 18:00:00 2021</text:p>
          </table:table-cell>
          <table:table-cell office:value-type="float" office:value="110.5">
            <text:p>110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3-03T19:00:00">
            <text:p>Wed Mar  3 19:00:00 2021</text:p>
          </table:table-cell>
          <table:table-cell office:value-type="float" office:value="112.0">
            <text:p>112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03-03T20:00:00">
            <text:p>Wed Mar  3 20:00:00 2021</text:p>
          </table:table-cell>
          <table:table-cell office:value-type="float" office:value="118.5">
            <text:p>118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03-03T21:00:00">
            <text:p>Wed Mar  3 21:00:00 2021</text:p>
          </table:table-cell>
          <table:table-cell office:value-type="float" office:value="111.0">
            <text:p>111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1-03-03T22:00:00">
            <text:p>Wed Mar  3 22:00:00 2021</text:p>
          </table:table-cell>
          <table:table-cell office:value-type="float" office:value="97.8333">
            <text:p>97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3-03T23:00:00">
            <text:p>Wed Mar  3 23:00:00 2021</text:p>
          </table:table-cell>
          <table:table-cell office:value-type="float" office:value="81.1667">
            <text:p>81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3-04T00:00:00">
            <text:p>Thu Mar  4 00:00:00 2021</text:p>
          </table:table-cell>
          <table:table-cell office:value-type="float" office:value="68.6667">
            <text:p>68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03-07T21:00:00">
            <text:p>Sun Mar  7 21:00:00 2021</text:p>
          </table:table-cell>
          <table:table-cell office:value-type="float" office:value="34.1667">
            <text:p>34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03-07T22:00:00">
            <text:p>Sun Mar  7 22:00:00 2021</text:p>
          </table:table-cell>
          <table:table-cell office:value-type="float" office:value="36.1667">
            <text:p>36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03-07T23:00:00">
            <text:p>Sun Mar  7 23:00:00 2021</text:p>
          </table:table-cell>
          <table:table-cell office:value-type="float" office:value="39.6667">
            <text:p>39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03-08T00:00:00">
            <text:p>Mon Mar  8 00:00:00 2021</text:p>
          </table:table-cell>
          <table:table-cell office:value-type="float" office:value="38.3333">
            <text:p>38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3-08T01:00:00">
            <text:p>Mon Mar  8 01:00:00 2021</text:p>
          </table:table-cell>
          <table:table-cell office:value-type="float" office:value="42.1667">
            <text:p>42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3-08T02:00:00">
            <text:p>Mon Mar  8 02:00:00 2021</text:p>
          </table:table-cell>
          <table:table-cell office:value-type="float" office:value="44.5">
            <text:p>44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3-08T03:00:00">
            <text:p>Mon Mar  8 03:00:00 2021</text:p>
          </table:table-cell>
          <table:table-cell office:value-type="float" office:value="33.8333">
            <text:p>33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1-03-08T04:00:00">
            <text:p>Mon Mar  8 04:00:00 2021</text:p>
          </table:table-cell>
          <table:table-cell office:value-type="float" office:value="26.1667">
            <text:p>26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3-08T05:00:00">
            <text:p>Mon Mar  8 05:00:00 2021</text:p>
          </table:table-cell>
          <table:table-cell office:value-type="float" office:value="24.1667">
            <text:p>24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3-08T06:00:00">
            <text:p>Mon Mar  8 06:00:00 2021</text:p>
          </table:table-cell>
          <table:table-cell office:value-type="float" office:value="22.8333">
            <text:p>22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3-08T07:00:00">
            <text:p>Mon Mar  8 07:00:00 2021</text:p>
          </table:table-cell>
          <table:table-cell office:value-type="float" office:value="22.1667">
            <text:p>22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3-08T08:00:00">
            <text:p>Mon Mar  8 08:00:00 2021</text:p>
          </table:table-cell>
          <table:table-cell office:value-type="float" office:value="26.0">
            <text:p>26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1-03-08T09:00:00">
            <text:p>Mon Mar  8 09:00:00 2021</text:p>
          </table:table-cell>
          <table:table-cell office:value-type="float" office:value="28.5">
            <text:p>28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3-08T10:00:00">
            <text:p>Mon Mar  8 10:00:00 2021</text:p>
          </table:table-cell>
          <table:table-cell office:value-type="float" office:value="30.8333">
            <text:p>30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3-08T11:00:00">
            <text:p>Mon Mar  8 11:00:00 2021</text:p>
          </table:table-cell>
          <table:table-cell office:value-type="float" office:value="31.8333">
            <text:p>31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1-03-08T12:00:00">
            <text:p>Mon Mar  8 12:00:00 2021</text:p>
          </table:table-cell>
          <table:table-cell office:value-type="float" office:value="35.5">
            <text:p>35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1-03-08T14:00:00">
            <text:p>Mon Mar  8 14:00:00 2021</text:p>
          </table:table-cell>
          <table:table-cell office:value-type="float" office:value="33.8">
            <text:p>33.8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3-08T15:00:00">
            <text:p>Mon Mar  8 15:00:00 2021</text:p>
          </table:table-cell>
          <table:table-cell office:value-type="float" office:value="20.8333">
            <text:p>20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3-08T16:00:00">
            <text:p>Mon Mar  8 16:00:00 2021</text:p>
          </table:table-cell>
          <table:table-cell office:value-type="float" office:value="14.8333">
            <text:p>14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3-08T17:00:00">
            <text:p>Mon Mar  8 17:00:00 2021</text:p>
          </table:table-cell>
          <table:table-cell office:value-type="float" office:value="13.1667">
            <text:p>13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3-08T18:00:00">
            <text:p>Mon Mar  8 18:00:00 2021</text:p>
          </table:table-cell>
          <table:table-cell office:value-type="float" office:value="13.6667">
            <text:p>13.6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03-09T05:00:00">
            <text:p>Tue Mar  9 05:00:00 2021</text:p>
          </table:table-cell>
          <table:table-cell office:value-type="float" office:value="21.1667">
            <text:p>21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3-09T06:00:00">
            <text:p>Tue Mar  9 06:00:00 2021</text:p>
          </table:table-cell>
          <table:table-cell office:value-type="float" office:value="21.0">
            <text:p>21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3-09T07:00:00">
            <text:p>Tue Mar  9 07:00:00 2021</text:p>
          </table:table-cell>
          <table:table-cell office:value-type="float" office:value="20.0">
            <text:p>20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3-09T08:00:00">
            <text:p>Tue Mar  9 08:00:00 2021</text:p>
          </table:table-cell>
          <table:table-cell office:value-type="float" office:value="20.3333">
            <text:p>20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3-09T09:00:00">
            <text:p>Tue Mar  9 09:00:00 2021</text:p>
          </table:table-cell>
          <table:table-cell office:value-type="float" office:value="23.0">
            <text:p>23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1-03-09T10:00:00">
            <text:p>Tue Mar  9 10:00:00 2021</text:p>
          </table:table-cell>
          <table:table-cell office:value-type="float" office:value="32.6667">
            <text:p>32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03-09T11:00:00">
            <text:p>Tue Mar  9 11:00:00 2021</text:p>
          </table:table-cell>
          <table:table-cell office:value-type="float" office:value="38.6667">
            <text:p>38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03-09T12:00:00">
            <text:p>Tue Mar  9 12:00:00 2021</text:p>
          </table:table-cell>
          <table:table-cell office:value-type="float" office:value="43.1667">
            <text:p>43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3-09T13:00:00">
            <text:p>Tue Mar  9 13:00:00 2021</text:p>
          </table:table-cell>
          <table:table-cell office:value-type="float" office:value="35.0">
            <text:p>35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03-09T14:00:00">
            <text:p>Tue Mar  9 14:00:00 2021</text:p>
          </table:table-cell>
          <table:table-cell office:value-type="float" office:value="25.8333">
            <text:p>25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1-03-09T15:00:00">
            <text:p>Tue Mar  9 15:00:00 2021</text:p>
          </table:table-cell>
          <table:table-cell office:value-type="float" office:value="23.6667">
            <text:p>2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3-10T06:00:00">
            <text:p>Wed Mar 10 06:00:00 2021</text:p>
          </table:table-cell>
          <table:table-cell office:value-type="float" office:value="14.1667">
            <text:p>14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3-10T07:00:00">
            <text:p>Wed Mar 10 07:00:00 2021</text:p>
          </table:table-cell>
          <table:table-cell office:value-type="float" office:value="14.0">
            <text:p>14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3-10T08:00:00">
            <text:p>Wed Mar 10 08:00:00 2021</text:p>
          </table:table-cell>
          <table:table-cell office:value-type="float" office:value="15.8333">
            <text:p>15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3-10T09:00:00">
            <text:p>Wed Mar 10 09:00:00 2021</text:p>
          </table:table-cell>
          <table:table-cell office:value-type="float" office:value="19.6667">
            <text:p>19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3-10T10:00:00">
            <text:p>Wed Mar 10 10:00:00 2021</text:p>
          </table:table-cell>
          <table:table-cell office:value-type="float" office:value="23.5">
            <text:p>23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3-10T11:00:00">
            <text:p>Wed Mar 10 11:00:00 2021</text:p>
          </table:table-cell>
          <table:table-cell office:value-type="float" office:value="26.5">
            <text:p>26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3-10T12:00:00">
            <text:p>Wed Mar 10 12:00:00 2021</text:p>
          </table:table-cell>
          <table:table-cell office:value-type="float" office:value="25.0">
            <text:p>25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3-10T13:00:00">
            <text:p>Wed Mar 10 13:00:00 2021</text:p>
          </table:table-cell>
          <table:table-cell office:value-type="float" office:value="21.0">
            <text:p>21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03-11T08:00:00">
            <text:p>Thu Mar 11 08:00:00 2021</text:p>
          </table:table-cell>
          <table:table-cell office:value-type="float" office:value="22.5">
            <text:p>22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03-11T09:00:00">
            <text:p>Thu Mar 11 09:00:00 2021</text:p>
          </table:table-cell>
          <table:table-cell office:value-type="float" office:value="28.8333">
            <text:p>28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3-11T11:00:00">
            <text:p>Thu Mar 11 11:00:00 2021</text:p>
          </table:table-cell>
          <table:table-cell office:value-type="float" office:value="56.4">
            <text:p>56.4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1-03-11T12:00:00">
            <text:p>Thu Mar 11 12:00:00 2021</text:p>
          </table:table-cell>
          <table:table-cell office:value-type="float" office:value="52.6667">
            <text:p>52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03-11T13:00:00">
            <text:p>Thu Mar 11 13:00:00 2021</text:p>
          </table:table-cell>
          <table:table-cell office:value-type="float" office:value="43.3333">
            <text:p>43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1-03-11T14:00:00">
            <text:p>Thu Mar 11 14:00:00 2021</text:p>
          </table:table-cell>
          <table:table-cell office:value-type="float" office:value="34.6667">
            <text:p>34.6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1-03-12T09:00:00">
            <text:p>Fri Mar 12 09:00:00 2021</text:p>
          </table:table-cell>
          <table:table-cell office:value-type="float" office:value="22.5">
            <text:p>22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3-12T10:00:00">
            <text:p>Fri Mar 12 10:00:00 2021</text:p>
          </table:table-cell>
          <table:table-cell office:value-type="float" office:value="28.6667">
            <text:p>28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03-12T11:00:00">
            <text:p>Fri Mar 12 11:00:00 2021</text:p>
          </table:table-cell>
          <table:table-cell office:value-type="float" office:value="29.0">
            <text:p>2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3-12T12:00:00">
            <text:p>Fri Mar 12 12:00:00 2021</text:p>
          </table:table-cell>
          <table:table-cell office:value-type="float" office:value="23.3333">
            <text:p>23.3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3-13T08:00:00">
            <text:p>Sat Mar 13 08:00:00 2021</text:p>
          </table:table-cell>
          <table:table-cell office:value-type="float" office:value="13.0">
            <text:p>13.0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3-13T09:00:00">
            <text:p>Sat Mar 13 09:00:00 2021</text:p>
          </table:table-cell>
          <table:table-cell office:value-type="float" office:value="15.5">
            <text:p>15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3-13T10:00:00">
            <text:p>Sat Mar 13 10:00:00 2021</text:p>
          </table:table-cell>
          <table:table-cell office:value-type="float" office:value="17.8333">
            <text:p>17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3-13T11:00:00">
            <text:p>Sat Mar 13 11:00:00 2021</text:p>
          </table:table-cell>
          <table:table-cell office:value-type="float" office:value="19.5">
            <text:p>19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3-13T12:00:00">
            <text:p>Sat Mar 13 12:00:00 2021</text:p>
          </table:table-cell>
          <table:table-cell office:value-type="float" office:value="23.8333">
            <text:p>23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3-13T13:00:00">
            <text:p>Sat Mar 13 13:00:00 2021</text:p>
          </table:table-cell>
          <table:table-cell office:value-type="float" office:value="28.0">
            <text:p>28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1-03-13T14:00:00">
            <text:p>Sat Mar 13 14:00:00 2021</text:p>
          </table:table-cell>
          <table:table-cell office:value-type="float" office:value="29.6667">
            <text:p>29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1-03-13T15:00:00">
            <text:p>Sat Mar 13 15:00:00 2021</text:p>
          </table:table-cell>
          <table:table-cell office:value-type="float" office:value="24.6667">
            <text:p>24.6667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1-03-14T13:00:00">
            <text:p>Sun Mar 14 13:00:00 2021</text:p>
          </table:table-cell>
          <table:table-cell office:value-type="float" office:value="24.1667">
            <text:p>24.1667</text:p>
          </table:table-cell>
          <table:table-cell office:value-type="float" office:value="90.3333">
            <text:p>90.3333</text:p>
          </table:table-cell>
        </table:table-row>
        <table:table-row>
          <table:table-cell table:style-name="pd1" office:value-type="date" office:date-value="2021-03-14T14:00:00">
            <text:p>Sun Mar 14 14:00:00 2021</text:p>
          </table:table-cell>
          <table:table-cell office:value-type="float" office:value="18.5">
            <text:p>18.5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1-03-14T15:00:00">
            <text:p>Sun Mar 14 15:00:00 2021</text:p>
          </table:table-cell>
          <table:table-cell office:value-type="float" office:value="13.5">
            <text:p>13.5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1-03-15T09:00:00">
            <text:p>Mon Mar 15 09:00:00 2021</text:p>
          </table:table-cell>
          <table:table-cell office:value-type="float" office:value="20.8333">
            <text:p>20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3-15T21:00:00">
            <text:p>Mon Mar 15 21:00:00 2021</text:p>
          </table:table-cell>
          <table:table-cell office:value-type="float" office:value="24.6667">
            <text:p>24.6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3-16T08:00:00">
            <text:p>Tue Mar 16 08:00:00 2021</text:p>
          </table:table-cell>
          <table:table-cell office:value-type="float" office:value="21.6667">
            <text:p>21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1-03-16T10:00:00">
            <text:p>Tue Mar 16 10:00:00 2021</text:p>
          </table:table-cell>
          <table:table-cell office:value-type="float" office:value="32.6667">
            <text:p>32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3-16T12:00:00">
            <text:p>Tue Mar 16 12:00:00 2021</text:p>
          </table:table-cell>
          <table:table-cell office:value-type="float" office:value="32.3333">
            <text:p>32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03-16T13:00:00">
            <text:p>Tue Mar 16 13:00:00 2021</text:p>
          </table:table-cell>
          <table:table-cell office:value-type="float" office:value="30.5">
            <text:p>30.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3-22T12:00:00">
            <text:p>Mon Mar 22 12:00:00 2021</text:p>
          </table:table-cell>
          <table:table-cell office:value-type="float" office:value="13.6667">
            <text:p>13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1-03-22T13:00:00">
            <text:p>Mon Mar 22 13:00:00 2021</text:p>
          </table:table-cell>
          <table:table-cell office:value-type="float" office:value="10.8333">
            <text:p>10.8333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1-03-23T08:00:00">
            <text:p>Tue Mar 23 08:00:00 2021</text:p>
          </table:table-cell>
          <table:table-cell office:value-type="float" office:value="16.1667">
            <text:p>16.1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3-23T09:00:00">
            <text:p>Tue Mar 23 09:00:00 2021</text:p>
          </table:table-cell>
          <table:table-cell office:value-type="float" office:value="25.5">
            <text:p>25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3-23T10:00:00">
            <text:p>Tue Mar 23 10:00:00 2021</text:p>
          </table:table-cell>
          <table:table-cell office:value-type="float" office:value="31.8333">
            <text:p>31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3-23T11:00:00">
            <text:p>Tue Mar 23 11:00:00 2021</text:p>
          </table:table-cell>
          <table:table-cell office:value-type="float" office:value="34.8333">
            <text:p>34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3-23T12:00:00">
            <text:p>Tue Mar 23 12:00:00 2021</text:p>
          </table:table-cell>
          <table:table-cell office:value-type="float" office:value="31.0">
            <text:p>31.0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1-03-23T13:00:00">
            <text:p>Tue Mar 23 13:00:00 2021</text:p>
          </table:table-cell>
          <table:table-cell office:value-type="float" office:value="29.1667">
            <text:p>29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1-03-24T11:00:00">
            <text:p>Wed Mar 24 11:00:00 2021</text:p>
          </table:table-cell>
          <table:table-cell office:value-type="float" office:value="36.1667">
            <text:p>36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3-25T09:00:00">
            <text:p>Thu Mar 25 09:00:00 2021</text:p>
          </table:table-cell>
          <table:table-cell office:value-type="float" office:value="24.4">
            <text:p>24.4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3-25T10:00:00">
            <text:p>Thu Mar 25 10:00:00 2021</text:p>
          </table:table-cell>
          <table:table-cell office:value-type="float" office:value="27.5">
            <text:p>27.5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3-25T11:00:00">
            <text:p>Thu Mar 25 11:00:00 2021</text:p>
          </table:table-cell>
          <table:table-cell office:value-type="float" office:value="26.6667">
            <text:p>26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1-03-25T12:00:00">
            <text:p>Thu Mar 25 12:00:00 2021</text:p>
          </table:table-cell>
          <table:table-cell office:value-type="float" office:value="23.3333">
            <text:p>23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1-03-25T13:00:00">
            <text:p>Thu Mar 25 13:00:00 2021</text:p>
          </table:table-cell>
          <table:table-cell office:value-type="float" office:value="21.5">
            <text:p>21.5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1-03-25T14:00:00">
            <text:p>Thu Mar 25 14:00:00 2021</text:p>
          </table:table-cell>
          <table:table-cell office:value-type="float" office:value="20.1667">
            <text:p>20.1667</text:p>
          </table:table-cell>
          <table:table-cell office:value-type="float" office:value="117.1667">
            <text:p>117.1667</text:p>
          </table:table-cell>
        </table:table-row>
        <table:table-row>
          <table:table-cell table:style-name="pd1" office:value-type="date" office:date-value="2021-03-27T12:00:00">
            <text:p>Sat Mar 27 12:00:00 2021</text:p>
          </table:table-cell>
          <table:table-cell office:value-type="float" office:value="71.0">
            <text:p>71.0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1-04-17T12:00:00">
            <text:p>Sat Apr 17 12:00:00 2021</text:p>
          </table:table-cell>
          <table:table-cell office:value-type="float" office:value="13.0">
            <text:p>13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04-17T13:00:00">
            <text:p>Sat Apr 17 13:00:00 2021</text:p>
          </table:table-cell>
          <table:table-cell office:value-type="float" office:value="14.1667">
            <text:p>14.1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4-26T11:00:00">
            <text:p>Mon Apr 26 11:00:00 2021</text:p>
          </table:table-cell>
          <table:table-cell office:value-type="float" office:value="19.5">
            <text:p>19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4-26T12:00:00">
            <text:p>Mon Apr 26 12:00:00 2021</text:p>
          </table:table-cell>
          <table:table-cell office:value-type="float" office:value="22.5">
            <text:p>22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1-04-27T09:00:00">
            <text:p>Tue Apr 27 09:00:00 2021</text:p>
          </table:table-cell>
          <table:table-cell office:value-type="float" office:value="7.3333">
            <text:p>7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1-04-27T11:00:00">
            <text:p>Tue Apr 27 11:00:00 2021</text:p>
          </table:table-cell>
          <table:table-cell office:value-type="float" office:value="17.8333">
            <text:p>17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04-27T12:00:00">
            <text:p>Tue Apr 27 12:00:00 2021</text:p>
          </table:table-cell>
          <table:table-cell office:value-type="float" office:value="15.0">
            <text:p>15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4-27T13:00:00">
            <text:p>Tue Apr 27 13:00:00 2021</text:p>
          </table:table-cell>
          <table:table-cell office:value-type="float" office:value="11.0">
            <text:p>11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4-27T14:00:00">
            <text:p>Tue Apr 27 14:00:00 2021</text:p>
          </table:table-cell>
          <table:table-cell office:value-type="float" office:value="9.3333">
            <text:p>9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4-27T15:00:00">
            <text:p>Tue Apr 27 15:00:00 2021</text:p>
          </table:table-cell>
          <table:table-cell office:value-type="float" office:value="10.1667">
            <text:p>10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4-27T17:00:00">
            <text:p>Tue Apr 27 17:00:00 2021</text:p>
          </table:table-cell>
          <table:table-cell office:value-type="float" office:value="18.1667">
            <text:p>18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4-27T18:00:00">
            <text:p>Tue Apr 27 18:00:00 2021</text:p>
          </table:table-cell>
          <table:table-cell office:value-type="float" office:value="14.1667">
            <text:p>14.1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1-04-28T14:00:00">
            <text:p>Wed Apr 28 14:00:00 2021</text:p>
          </table:table-cell>
          <table:table-cell office:value-type="float" office:value="23.3333">
            <text:p>23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1-04-28T15:00:00">
            <text:p>Wed Apr 28 15:00:00 2021</text:p>
          </table:table-cell>
          <table:table-cell office:value-type="float" office:value="11.5">
            <text:p>11.5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5-05T14:00:00">
            <text:p>Wed May  5 14:00:00 2021</text:p>
          </table:table-cell>
          <table:table-cell office:value-type="float" office:value="22.8333">
            <text:p>22.8333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1-05-10T08:00:00">
            <text:p>Mon May 10 08:00:00 2021</text:p>
          </table:table-cell>
          <table:table-cell office:value-type="float" office:value="21.1667">
            <text:p>21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5-10T09:00:00">
            <text:p>Mon May 10 09:00:00 2021</text:p>
          </table:table-cell>
          <table:table-cell office:value-type="float" office:value="15.3333">
            <text:p>15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05-17T12:00:00">
            <text:p>Mon May 17 12:00:00 2021</text:p>
          </table:table-cell>
          <table:table-cell office:value-type="float" office:value="14.8333">
            <text:p>14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05-17T13:00:00">
            <text:p>Mon May 17 13:00:00 2021</text:p>
          </table:table-cell>
          <table:table-cell office:value-type="float" office:value="12.6667">
            <text:p>12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05-17T14:00:00">
            <text:p>Mon May 17 14:00:00 2021</text:p>
          </table:table-cell>
          <table:table-cell office:value-type="float" office:value="16.3333">
            <text:p>16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5-17T15:00:00">
            <text:p>Mon May 17 15:00:00 2021</text:p>
          </table:table-cell>
          <table:table-cell office:value-type="float" office:value="19.0">
            <text:p>19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5-18T13:00:00">
            <text:p>Tue May 18 13:00:00 2021</text:p>
          </table:table-cell>
          <table:table-cell office:value-type="float" office:value="48.1667">
            <text:p>48.1667</text:p>
          </table:table-cell>
          <table:table-cell office:value-type="float" office:value="89.6667">
            <text:p>89.6667</text:p>
          </table:table-cell>
        </table:table-row>
        <table:table-row>
          <table:table-cell table:style-name="pd1" office:value-type="date" office:date-value="2021-05-19T13:00:00">
            <text:p>Wed May 19 13:00:00 2021</text:p>
          </table:table-cell>
          <table:table-cell office:value-type="float" office:value="35.0">
            <text:p>35.0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1-05-31T15:00:00">
            <text:p>Mon May 31 15:00:00 2021</text:p>
          </table:table-cell>
          <table:table-cell office:value-type="float" office:value="52.1667">
            <text:p>52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1-06-16T16:00:00">
            <text:p>Wed Jun 16 16:00:00 2021</text:p>
          </table:table-cell>
          <table:table-cell office:value-type="float" office:value="20.3333">
            <text:p>20.3333</text:p>
          </table:table-cell>
          <table:table-cell office:value-type="float" office:value="99.8333">
            <text:p>99.8333</text:p>
          </table:table-cell>
        </table:table-row>
        <table:table-row>
          <table:table-cell table:style-name="pd1" office:value-type="date" office:date-value="2021-06-17T16:00:00">
            <text:p>Thu Jun 17 16:00:00 2021</text:p>
          </table:table-cell>
          <table:table-cell office:value-type="float" office:value="9.1667">
            <text:p>9.1667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1-06-17T17:00:00">
            <text:p>Thu Jun 17 17:00:00 2021</text:p>
          </table:table-cell>
          <table:table-cell office:value-type="float" office:value="9.8333">
            <text:p>9.8333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1-06-17T18:00:00">
            <text:p>Thu Jun 17 18:00:00 2021</text:p>
          </table:table-cell>
          <table:table-cell office:value-type="float" office:value="19.3333">
            <text:p>19.3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1-06-17T19:00:00">
            <text:p>Thu Jun 17 19:00:00 2021</text:p>
          </table:table-cell>
          <table:table-cell office:value-type="float" office:value="17.8333">
            <text:p>17.8333</text:p>
          </table:table-cell>
          <table:table-cell office:value-type="float" office:value="92.6667">
            <text:p>92.6667</text:p>
          </table:table-cell>
        </table:table-row>
        <table:table-row>
          <table:table-cell table:style-name="pd1" office:value-type="date" office:date-value="2021-06-18T14:00:00">
            <text:p>Fri Jun 18 14:00:00 2021</text:p>
          </table:table-cell>
          <table:table-cell office:value-type="float" office:value="5.3333">
            <text:p>5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06-18T15:00:00">
            <text:p>Fri Jun 18 15:00:00 2021</text:p>
          </table:table-cell>
          <table:table-cell office:value-type="float" office:value="16.8333">
            <text:p>16.8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1-06-18T16:00:00">
            <text:p>Fri Jun 18 16:00:00 2021</text:p>
          </table:table-cell>
          <table:table-cell office:value-type="float" office:value="13.8333">
            <text:p>13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06-18T17:00:00">
            <text:p>Fri Jun 18 17:00:00 2021</text:p>
          </table:table-cell>
          <table:table-cell office:value-type="float" office:value="10.8333">
            <text:p>10.8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06-18T18:00:00">
            <text:p>Fri Jun 18 18:00:00 2021</text:p>
          </table:table-cell>
          <table:table-cell office:value-type="float" office:value="18.3333">
            <text:p>18.3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06-18T19:00:00">
            <text:p>Fri Jun 18 19:00:00 2021</text:p>
          </table:table-cell>
          <table:table-cell office:value-type="float" office:value="11.8333">
            <text:p>11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6-18T20:00:00">
            <text:p>Fri Jun 18 20:00:00 2021</text:p>
          </table:table-cell>
          <table:table-cell office:value-type="float" office:value="5.0">
            <text:p>5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6-19T23:00:00">
            <text:p>Sat Jun 19 23:00:00 2021</text:p>
          </table:table-cell>
          <table:table-cell office:value-type="float" office:value="17.5">
            <text:p>17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06-20T00:00:00">
            <text:p>Sun Jun 20 00:00:00 2021</text:p>
          </table:table-cell>
          <table:table-cell office:value-type="float" office:value="16.1667">
            <text:p>16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6-20T11:00:00">
            <text:p>Sun Jun 20 11:00:00 2021</text:p>
          </table:table-cell>
          <table:table-cell office:value-type="float" office:value="5.0">
            <text:p>5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6-20T12:00:00">
            <text:p>Sun Jun 20 12:00:00 2021</text:p>
          </table:table-cell>
          <table:table-cell office:value-type="float" office:value="4.5">
            <text:p>4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06-20T13:00:00">
            <text:p>Sun Jun 20 13:00:00 2021</text:p>
          </table:table-cell>
          <table:table-cell office:value-type="float" office:value="6.0">
            <text:p>6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1-06-20T14:00:00">
            <text:p>Sun Jun 20 14:00:00 2021</text:p>
          </table:table-cell>
          <table:table-cell office:value-type="float" office:value="15.0">
            <text:p>15.0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1-07-11T08:00:00">
            <text:p>Sun Jul 11 08:00:00 2021</text:p>
          </table:table-cell>
          <table:table-cell office:value-type="float" office:value="69.0">
            <text:p>69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07-11T09:00:00">
            <text:p>Sun Jul 11 09:00:00 2021</text:p>
          </table:table-cell>
          <table:table-cell office:value-type="float" office:value="72.3333">
            <text:p>72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7-11T10:00:00">
            <text:p>Sun Jul 11 10:00:00 2021</text:p>
          </table:table-cell>
          <table:table-cell office:value-type="float" office:value="79.1667">
            <text:p>79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7-11T11:00:00">
            <text:p>Sun Jul 11 11:00:00 2021</text:p>
          </table:table-cell>
          <table:table-cell office:value-type="float" office:value="78.3333">
            <text:p>78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1-07-11T14:00:00">
            <text:p>Sun Jul 11 14:00:00 2021</text:p>
          </table:table-cell>
          <table:table-cell office:value-type="float" office:value="74.0">
            <text:p>74.0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1-07-19T14:00:00">
            <text:p>Mon Jul 19 14:00:00 2021</text:p>
          </table:table-cell>
          <table:table-cell office:value-type="float" office:value="33.6667">
            <text:p>33.6667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7-20T13:00:00">
            <text:p>Tue Jul 20 13:00:00 2021</text:p>
          </table:table-cell>
          <table:table-cell office:value-type="float" office:value="41.8333">
            <text:p>41.8333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07-26T13:00:00">
            <text:p>Mon Jul 26 13:00:00 2021</text:p>
          </table:table-cell>
          <table:table-cell office:value-type="float" office:value="22.5">
            <text:p>22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7-26T14:00:00">
            <text:p>Mon Jul 26 14:00:00 2021</text:p>
          </table:table-cell>
          <table:table-cell office:value-type="float" office:value="20.1667">
            <text:p>20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1-07-27T14:00:00">
            <text:p>Tue Jul 27 14:00:00 2021</text:p>
          </table:table-cell>
          <table:table-cell office:value-type="float" office:value="21.1667">
            <text:p>21.1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1-08-05T10:00:00">
            <text:p>Thu Aug  5 10:00:00 2021</text:p>
          </table:table-cell>
          <table:table-cell office:value-type="float" office:value="22.1667">
            <text:p>22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8-05T13:00:00">
            <text:p>Thu Aug  5 13:00:00 2021</text:p>
          </table:table-cell>
          <table:table-cell office:value-type="float" office:value="28.3333">
            <text:p>28.3333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1-08-08T12:00:00">
            <text:p>Sun Aug  8 12:00:00 2021</text:p>
          </table:table-cell>
          <table:table-cell office:value-type="float" office:value="24.0">
            <text:p>24.0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1-08-08T13:00:00">
            <text:p>Sun Aug  8 13:00:00 2021</text:p>
          </table:table-cell>
          <table:table-cell office:value-type="float" office:value="22.0">
            <text:p>22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1-08-08T14:00:00">
            <text:p>Sun Aug  8 14:00:00 2021</text:p>
          </table:table-cell>
          <table:table-cell office:value-type="float" office:value="18.3333">
            <text:p>18.3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1-08-08T15:00:00">
            <text:p>Sun Aug  8 15:00:00 2021</text:p>
          </table:table-cell>
          <table:table-cell office:value-type="float" office:value="14.5">
            <text:p>14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08-09T14:00:00">
            <text:p>Mon Aug  9 14:00:00 2021</text:p>
          </table:table-cell>
          <table:table-cell office:value-type="float" office:value="15.0">
            <text:p>15.0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1-08-09T16:00:00">
            <text:p>Mon Aug  9 16:00:00 2021</text:p>
          </table:table-cell>
          <table:table-cell office:value-type="float" office:value="19.3333">
            <text:p>19.3333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1-08-09T18:00:00">
            <text:p>Mon Aug  9 18:00:00 2021</text:p>
          </table:table-cell>
          <table:table-cell office:value-type="float" office:value="23.1667">
            <text:p>23.1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1-08-10T13:00:00">
            <text:p>Tue Aug 10 13:00:00 2021</text:p>
          </table:table-cell>
          <table:table-cell office:value-type="float" office:value="32.6667">
            <text:p>32.6667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1-08-10T14:00:00">
            <text:p>Tue Aug 10 14:00:00 2021</text:p>
          </table:table-cell>
          <table:table-cell office:value-type="float" office:value="30.8333">
            <text:p>30.8333</text:p>
          </table:table-cell>
          <table:table-cell office:value-type="float" office:value="94.0">
            <text:p>94.0</text:p>
          </table:table-cell>
        </table:table-row>
        <table:table-row>
          <table:table-cell table:style-name="pd1" office:value-type="date" office:date-value="2021-08-10T15:00:00">
            <text:p>Tue Aug 10 15:00:00 2021</text:p>
          </table:table-cell>
          <table:table-cell office:value-type="float" office:value="30.6667">
            <text:p>30.6667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1-08-10T16:00:00">
            <text:p>Tue Aug 10 16:00:00 2021</text:p>
          </table:table-cell>
          <table:table-cell office:value-type="float" office:value="33.1667">
            <text:p>33.1667</text:p>
          </table:table-cell>
          <table:table-cell office:value-type="float" office:value="101.6667">
            <text:p>101.6667</text:p>
          </table:table-cell>
        </table:table-row>
        <table:table-row>
          <table:table-cell table:style-name="pd1" office:value-type="date" office:date-value="2021-08-10T17:00:00">
            <text:p>Tue Aug 10 17:00:00 2021</text:p>
          </table:table-cell>
          <table:table-cell office:value-type="float" office:value="36.1667">
            <text:p>36.1667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1-08-10T18:00:00">
            <text:p>Tue Aug 10 18:00:00 2021</text:p>
          </table:table-cell>
          <table:table-cell office:value-type="float" office:value="39.1667">
            <text:p>39.1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1-08-10T19:00:00">
            <text:p>Tue Aug 10 19:00:00 2021</text:p>
          </table:table-cell>
          <table:table-cell office:value-type="float" office:value="42.3333">
            <text:p>42.3333</text:p>
          </table:table-cell>
          <table:table-cell office:value-type="float" office:value="110.0">
            <text:p>110.0</text:p>
          </table:table-cell>
        </table:table-row>
        <table:table-row>
          <table:table-cell table:style-name="pd1" office:value-type="date" office:date-value="2021-08-10T20:00:00">
            <text:p>Tue Aug 10 20:00:00 2021</text:p>
          </table:table-cell>
          <table:table-cell office:value-type="float" office:value="45.6667">
            <text:p>45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1-08-11T12:00:00">
            <text:p>Wed Aug 11 12:00:00 2021</text:p>
          </table:table-cell>
          <table:table-cell office:value-type="float" office:value="51.3333">
            <text:p>51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1-08-11T13:00:00">
            <text:p>Wed Aug 11 13:00:00 2021</text:p>
          </table:table-cell>
          <table:table-cell office:value-type="float" office:value="57.0">
            <text:p>57.0</text:p>
          </table:table-cell>
          <table:table-cell office:value-type="float" office:value="98.5">
            <text:p>98.5</text:p>
          </table:table-cell>
        </table:table-row>
        <table:table-row>
          <table:table-cell table:style-name="pd1" office:value-type="date" office:date-value="2021-08-11T14:00:00">
            <text:p>Wed Aug 11 14:00:00 2021</text:p>
          </table:table-cell>
          <table:table-cell office:value-type="float" office:value="56.8333">
            <text:p>56.8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1-08-11T15:00:00">
            <text:p>Wed Aug 11 15:00:00 2021</text:p>
          </table:table-cell>
          <table:table-cell office:value-type="float" office:value="53.8333">
            <text:p>53.8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1-08-11T16:00:00">
            <text:p>Wed Aug 11 16:00:00 2021</text:p>
          </table:table-cell>
          <table:table-cell office:value-type="float" office:value="54.8333">
            <text:p>54.8333</text:p>
          </table:table-cell>
          <table:table-cell office:value-type="float" office:value="106.8333">
            <text:p>106.8333</text:p>
          </table:table-cell>
        </table:table-row>
        <table:table-row>
          <table:table-cell table:style-name="pd1" office:value-type="date" office:date-value="2021-08-12T12:00:00">
            <text:p>Thu Aug 12 12:00:00 2021</text:p>
          </table:table-cell>
          <table:table-cell office:value-type="float" office:value="60.6667">
            <text:p>60.6667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1-08-12T13:00:00">
            <text:p>Thu Aug 12 13:00:00 2021</text:p>
          </table:table-cell>
          <table:table-cell office:value-type="float" office:value="61.3333">
            <text:p>61.3333</text:p>
          </table:table-cell>
          <table:table-cell office:value-type="float" office:value="95.8333">
            <text:p>95.8333</text:p>
          </table:table-cell>
        </table:table-row>
        <table:table-row>
          <table:table-cell table:style-name="pd1" office:value-type="date" office:date-value="2021-08-12T14:00:00">
            <text:p>Thu Aug 12 14:00:00 2021</text:p>
          </table:table-cell>
          <table:table-cell office:value-type="float" office:value="62.0">
            <text:p>62.0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08-12T15:00:00">
            <text:p>Thu Aug 12 15:00:00 2021</text:p>
          </table:table-cell>
          <table:table-cell office:value-type="float" office:value="65.6667">
            <text:p>65.6667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1-08-12T16:00:00">
            <text:p>Thu Aug 12 16:00:00 2021</text:p>
          </table:table-cell>
          <table:table-cell office:value-type="float" office:value="66.5">
            <text:p>66.5</text:p>
          </table:table-cell>
          <table:table-cell office:value-type="float" office:value="109.6667">
            <text:p>109.6667</text:p>
          </table:table-cell>
        </table:table-row>
        <table:table-row>
          <table:table-cell table:style-name="pd1" office:value-type="date" office:date-value="2021-08-12T17:00:00">
            <text:p>Thu Aug 12 17:00:00 2021</text:p>
          </table:table-cell>
          <table:table-cell office:value-type="float" office:value="65.0">
            <text:p>65.0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1-08-13T07:00:00">
            <text:p>Fri Aug 13 07:00:00 2021</text:p>
          </table:table-cell>
          <table:table-cell office:value-type="float" office:value="67.6667">
            <text:p>67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8-13T08:00:00">
            <text:p>Fri Aug 13 08:00:00 2021</text:p>
          </table:table-cell>
          <table:table-cell office:value-type="float" office:value="67.5">
            <text:p>67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08-13T09:00:00">
            <text:p>Fri Aug 13 09:00:00 2021</text:p>
          </table:table-cell>
          <table:table-cell office:value-type="float" office:value="71.3333">
            <text:p>71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8-13T10:00:00">
            <text:p>Fri Aug 13 10:00:00 2021</text:p>
          </table:table-cell>
          <table:table-cell office:value-type="float" office:value="78.8333">
            <text:p>78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1-08-13T11:00:00">
            <text:p>Fri Aug 13 11:00:00 2021</text:p>
          </table:table-cell>
          <table:table-cell office:value-type="float" office:value="79.0">
            <text:p>79.0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1-08-13T12:00:00">
            <text:p>Fri Aug 13 12:00:00 2021</text:p>
          </table:table-cell>
          <table:table-cell office:value-type="float" office:value="81.3333">
            <text:p>81.3333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1-08-13T13:00:00">
            <text:p>Fri Aug 13 13:00:00 2021</text:p>
          </table:table-cell>
          <table:table-cell office:value-type="float" office:value="81.3333">
            <text:p>81.3333</text:p>
          </table:table-cell>
          <table:table-cell office:value-type="float" office:value="108.8333">
            <text:p>108.8333</text:p>
          </table:table-cell>
        </table:table-row>
        <table:table-row>
          <table:table-cell table:style-name="pd1" office:value-type="date" office:date-value="2021-08-13T14:00:00">
            <text:p>Fri Aug 13 14:00:00 2021</text:p>
          </table:table-cell>
          <table:table-cell office:value-type="float" office:value="79.0">
            <text:p>79.0</text:p>
          </table:table-cell>
          <table:table-cell office:value-type="float" office:value="119.1667">
            <text:p>119.1667</text:p>
          </table:table-cell>
        </table:table-row>
        <table:table-row>
          <table:table-cell table:style-name="pd1" office:value-type="date" office:date-value="2021-08-13T15:00:00">
            <text:p>Fri Aug 13 15:00:00 2021</text:p>
          </table:table-cell>
          <table:table-cell office:value-type="float" office:value="75.5">
            <text:p>75.5</text:p>
          </table:table-cell>
          <table:table-cell office:value-type="float" office:value="133.5">
            <text:p>133.5</text:p>
          </table:table-cell>
        </table:table-row>
        <table:table-row>
          <table:table-cell table:style-name="pd1" office:value-type="date" office:date-value="2021-08-13T17:00:00">
            <text:p>Fri Aug 13 17:00:00 2021</text:p>
          </table:table-cell>
          <table:table-cell office:value-type="float" office:value="78.6667">
            <text:p>78.6667</text:p>
          </table:table-cell>
          <table:table-cell office:value-type="float" office:value="137.1667">
            <text:p>137.1667</text:p>
          </table:table-cell>
        </table:table-row>
        <table:table-row>
          <table:table-cell table:style-name="pd1" office:value-type="date" office:date-value="2021-08-14T11:00:00">
            <text:p>Sat Aug 14 11:00:00 2021</text:p>
          </table:table-cell>
          <table:table-cell office:value-type="float" office:value="64.6667">
            <text:p>64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1-08-14T12:00:00">
            <text:p>Sat Aug 14 12:00:00 2021</text:p>
          </table:table-cell>
          <table:table-cell office:value-type="float" office:value="65.1667">
            <text:p>65.1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1-08-14T13:00:00">
            <text:p>Sat Aug 14 13:00:00 2021</text:p>
          </table:table-cell>
          <table:table-cell office:value-type="float" office:value="65.1667">
            <text:p>65.1667</text:p>
          </table:table-cell>
          <table:table-cell office:value-type="float" office:value="124.0">
            <text:p>124.0</text:p>
          </table:table-cell>
        </table:table-row>
        <table:table-row>
          <table:table-cell table:style-name="pd1" office:value-type="date" office:date-value="2021-08-14T14:00:00">
            <text:p>Sat Aug 14 14:00:00 2021</text:p>
          </table:table-cell>
          <table:table-cell office:value-type="float" office:value="62.8333">
            <text:p>62.8333</text:p>
          </table:table-cell>
          <table:table-cell office:value-type="float" office:value="131.5">
            <text:p>131.5</text:p>
          </table:table-cell>
        </table:table-row>
        <table:table-row>
          <table:table-cell table:style-name="pd1" office:value-type="date" office:date-value="2021-08-14T15:00:00">
            <text:p>Sat Aug 14 15:00:00 2021</text:p>
          </table:table-cell>
          <table:table-cell office:value-type="float" office:value="62.6667">
            <text:p>62.6667</text:p>
          </table:table-cell>
          <table:table-cell office:value-type="float" office:value="127.3333">
            <text:p>127.3333</text:p>
          </table:table-cell>
        </table:table-row>
        <table:table-row>
          <table:table-cell table:style-name="pd1" office:value-type="date" office:date-value="2021-08-15T12:00:00">
            <text:p>Sun Aug 15 12:00:00 2021</text:p>
          </table:table-cell>
          <table:table-cell office:value-type="float" office:value="63.0">
            <text:p>63.0</text:p>
          </table:table-cell>
          <table:table-cell office:value-type="float" office:value="95.6667">
            <text:p>95.6667</text:p>
          </table:table-cell>
        </table:table-row>
        <table:table-row>
          <table:table-cell table:style-name="pd1" office:value-type="date" office:date-value="2021-08-15T14:00:00">
            <text:p>Sun Aug 15 14:00:00 2021</text:p>
          </table:table-cell>
          <table:table-cell office:value-type="float" office:value="75.3333">
            <text:p>75.3333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1-08-15T15:00:00">
            <text:p>Sun Aug 15 15:00:00 2021</text:p>
          </table:table-cell>
          <table:table-cell office:value-type="float" office:value="71.8333">
            <text:p>71.8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1-08-16T11:00:00">
            <text:p>Mon Aug 16 11:00:00 2021</text:p>
          </table:table-cell>
          <table:table-cell office:value-type="float" office:value="68.8333">
            <text:p>68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08-16T12:00:00">
            <text:p>Mon Aug 16 12:00:00 2021</text:p>
          </table:table-cell>
          <table:table-cell office:value-type="float" office:value="71.0">
            <text:p>71.0</text:p>
          </table:table-cell>
          <table:table-cell office:value-type="float" office:value="107.1667">
            <text:p>107.1667</text:p>
          </table:table-cell>
        </table:table-row>
        <table:table-row>
          <table:table-cell table:style-name="pd1" office:value-type="date" office:date-value="2021-08-16T13:00:00">
            <text:p>Mon Aug 16 13:00:00 2021</text:p>
          </table:table-cell>
          <table:table-cell office:value-type="float" office:value="71.3333">
            <text:p>71.3333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1-08-16T14:00:00">
            <text:p>Mon Aug 16 14:00:00 2021</text:p>
          </table:table-cell>
          <table:table-cell office:value-type="float" office:value="74.0">
            <text:p>74.0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1-08-18T13:00:00">
            <text:p>Wed Aug 18 13:00:00 2021</text:p>
          </table:table-cell>
          <table:table-cell office:value-type="float" office:value="49.0">
            <text:p>49.0</text:p>
          </table:table-cell>
          <table:table-cell office:value-type="float" office:value="108.5">
            <text:p>108.5</text:p>
          </table:table-cell>
        </table:table-row>
        <table:table-row>
          <table:table-cell table:style-name="pd1" office:value-type="date" office:date-value="2021-08-18T14:00:00">
            <text:p>Wed Aug 18 14:00:00 2021</text:p>
          </table:table-cell>
          <table:table-cell office:value-type="float" office:value="47.6667">
            <text:p>47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1-08-18T15:00:00">
            <text:p>Wed Aug 18 15:00:00 2021</text:p>
          </table:table-cell>
          <table:table-cell office:value-type="float" office:value="45.5">
            <text:p>45.5</text:p>
          </table:table-cell>
          <table:table-cell office:value-type="float" office:value="106.1667">
            <text:p>106.1667</text:p>
          </table:table-cell>
        </table:table-row>
        <table:table-row>
          <table:table-cell table:style-name="pd1" office:value-type="date" office:date-value="2021-08-18T16:00:00">
            <text:p>Wed Aug 18 16:00:00 2021</text:p>
          </table:table-cell>
          <table:table-cell office:value-type="float" office:value="41.6667">
            <text:p>41.6667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21-08-18T17:00:00">
            <text:p>Wed Aug 18 17:00:00 2021</text:p>
          </table:table-cell>
          <table:table-cell office:value-type="float" office:value="37.3333">
            <text:p>37.3333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1-08-18T18:00:00">
            <text:p>Wed Aug 18 18:00:00 2021</text:p>
          </table:table-cell>
          <table:table-cell office:value-type="float" office:value="33.1667">
            <text:p>33.1667</text:p>
          </table:table-cell>
          <table:table-cell office:value-type="float" office:value="120.0">
            <text:p>120.0</text:p>
          </table:table-cell>
        </table:table-row>
        <table:table-row>
          <table:table-cell table:style-name="pd1" office:value-type="date" office:date-value="2021-08-18T20:00:00">
            <text:p>Wed Aug 18 20:00:00 2021</text:p>
          </table:table-cell>
          <table:table-cell office:value-type="float" office:value="29.3333">
            <text:p>29.3333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1-08-19T16:00:00">
            <text:p>Thu Aug 19 16:00:00 2021</text:p>
          </table:table-cell>
          <table:table-cell office:value-type="float" office:value="34.3333">
            <text:p>34.3333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1-08-19T17:00:00">
            <text:p>Thu Aug 19 17:00:00 2021</text:p>
          </table:table-cell>
          <table:table-cell office:value-type="float" office:value="33.8333">
            <text:p>33.8333</text:p>
          </table:table-cell>
          <table:table-cell office:value-type="float" office:value="117.3333">
            <text:p>117.3333</text:p>
          </table:table-cell>
        </table:table-row>
        <table:table-row>
          <table:table-cell table:style-name="pd1" office:value-type="date" office:date-value="2021-08-19T18:00:00">
            <text:p>Thu Aug 19 18:00:00 2021</text:p>
          </table:table-cell>
          <table:table-cell office:value-type="float" office:value="39.3333">
            <text:p>39.3333</text:p>
          </table:table-cell>
          <table:table-cell office:value-type="float" office:value="119.8333">
            <text:p>119.8333</text:p>
          </table:table-cell>
        </table:table-row>
        <table:table-row>
          <table:table-cell table:style-name="pd1" office:value-type="date" office:date-value="2021-08-19T19:00:00">
            <text:p>Thu Aug 19 19:00:00 2021</text:p>
          </table:table-cell>
          <table:table-cell office:value-type="float" office:value="38.3333">
            <text:p>38.3333</text:p>
          </table:table-cell>
          <table:table-cell office:value-type="float" office:value="118.0">
            <text:p>118.0</text:p>
          </table:table-cell>
        </table:table-row>
        <table:table-row>
          <table:table-cell table:style-name="pd1" office:value-type="date" office:date-value="2021-08-20T14:00:00">
            <text:p>Fri Aug 20 14:00:00 2021</text:p>
          </table:table-cell>
          <table:table-cell office:value-type="float" office:value="33.8333">
            <text:p>33.8333</text:p>
          </table:table-cell>
          <table:table-cell office:value-type="float" office:value="114.5">
            <text:p>114.5</text:p>
          </table:table-cell>
        </table:table-row>
        <table:table-row>
          <table:table-cell table:style-name="pd1" office:value-type="date" office:date-value="2021-08-20T15:00:00">
            <text:p>Fri Aug 20 15:00:00 2021</text:p>
          </table:table-cell>
          <table:table-cell office:value-type="float" office:value="35.0">
            <text:p>35.0</text:p>
          </table:table-cell>
          <table:table-cell office:value-type="float" office:value="114.0">
            <text:p>114.0</text:p>
          </table:table-cell>
        </table:table-row>
        <table:table-row>
          <table:table-cell table:style-name="pd1" office:value-type="date" office:date-value="2021-08-20T16:00:00">
            <text:p>Fri Aug 20 16:00:00 2021</text:p>
          </table:table-cell>
          <table:table-cell office:value-type="float" office:value="34.0">
            <text:p>34.0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1-08-20T17:00:00">
            <text:p>Fri Aug 20 17:00:00 2021</text:p>
          </table:table-cell>
          <table:table-cell office:value-type="float" office:value="32.5">
            <text:p>32.5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1-08-20T19:00:00">
            <text:p>Fri Aug 20 19:00:00 2021</text:p>
          </table:table-cell>
          <table:table-cell office:value-type="float" office:value="28.8333">
            <text:p>28.8333</text:p>
          </table:table-cell>
          <table:table-cell office:value-type="float" office:value="124.8333">
            <text:p>124.8333</text:p>
          </table:table-cell>
        </table:table-row>
        <table:table-row>
          <table:table-cell table:style-name="pd1" office:value-type="date" office:date-value="2021-08-21T13:00:00">
            <text:p>Sat Aug 21 13:00:00 2021</text:p>
          </table:table-cell>
          <table:table-cell office:value-type="float" office:value="39.3333">
            <text:p>39.3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1-08-21T15:00:00">
            <text:p>Sat Aug 21 15:00:00 2021</text:p>
          </table:table-cell>
          <table:table-cell office:value-type="float" office:value="32.5">
            <text:p>32.5</text:p>
          </table:table-cell>
          <table:table-cell office:value-type="float" office:value="124.0">
            <text:p>124.0</text:p>
          </table:table-cell>
        </table:table-row>
        <table:table-row>
          <table:table-cell table:style-name="pd1" office:value-type="date" office:date-value="2021-08-21T16:00:00">
            <text:p>Sat Aug 21 16:00:00 2021</text:p>
          </table:table-cell>
          <table:table-cell office:value-type="float" office:value="30.0">
            <text:p>30.0</text:p>
          </table:table-cell>
          <table:table-cell office:value-type="float" office:value="121.8333">
            <text:p>121.8333</text:p>
          </table:table-cell>
        </table:table-row>
        <table:table-row>
          <table:table-cell table:style-name="pd1" office:value-type="date" office:date-value="2021-08-21T17:00:00">
            <text:p>Sat Aug 21 17:00:00 2021</text:p>
          </table:table-cell>
          <table:table-cell office:value-type="float" office:value="29.5">
            <text:p>29.5</text:p>
          </table:table-cell>
          <table:table-cell office:value-type="float" office:value="116.6667">
            <text:p>116.6667</text:p>
          </table:table-cell>
        </table:table-row>
        <table:table-row>
          <table:table-cell table:style-name="pd1" office:value-type="date" office:date-value="2021-08-21T18:00:00">
            <text:p>Sat Aug 21 18:00:00 2021</text:p>
          </table:table-cell>
          <table:table-cell office:value-type="float" office:value="40.0">
            <text:p>40.0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1-08-22T09:00:00">
            <text:p>Sun Aug 22 09:00:00 2021</text:p>
          </table:table-cell>
          <table:table-cell office:value-type="float" office:value="31.3333">
            <text:p>31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1-08-22T10:00:00">
            <text:p>Sun Aug 22 10:00:00 2021</text:p>
          </table:table-cell>
          <table:table-cell office:value-type="float" office:value="31.5">
            <text:p>31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1-08-22T11:00:00">
            <text:p>Sun Aug 22 11:00:00 2021</text:p>
          </table:table-cell>
          <table:table-cell office:value-type="float" office:value="31.0">
            <text:p>31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8-22T12:00:00">
            <text:p>Sun Aug 22 12:00:00 2021</text:p>
          </table:table-cell>
          <table:table-cell office:value-type="float" office:value="33.0">
            <text:p>33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8-22T13:00:00">
            <text:p>Sun Aug 22 13:00:00 2021</text:p>
          </table:table-cell>
          <table:table-cell office:value-type="float" office:value="33.0">
            <text:p>33.0</text:p>
          </table:table-cell>
          <table:table-cell office:value-type="float" office:value="93.6667">
            <text:p>93.6667</text:p>
          </table:table-cell>
        </table:table-row>
        <table:table-row>
          <table:table-cell table:style-name="pd1" office:value-type="date" office:date-value="2021-08-22T14:00:00">
            <text:p>Sun Aug 22 14:00:00 2021</text:p>
          </table:table-cell>
          <table:table-cell office:value-type="float" office:value="32.5">
            <text:p>32.5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1-08-22T15:00:00">
            <text:p>Sun Aug 22 15:00:00 2021</text:p>
          </table:table-cell>
          <table:table-cell office:value-type="float" office:value="33.6667">
            <text:p>33.6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1-08-22T16:00:00">
            <text:p>Sun Aug 22 16:00:00 2021</text:p>
          </table:table-cell>
          <table:table-cell office:value-type="float" office:value="36.3333">
            <text:p>36.3333</text:p>
          </table:table-cell>
          <table:table-cell office:value-type="float" office:value="108.0">
            <text:p>108.0</text:p>
          </table:table-cell>
        </table:table-row>
        <table:table-row>
          <table:table-cell table:style-name="pd1" office:value-type="date" office:date-value="2021-08-22T17:00:00">
            <text:p>Sun Aug 22 17:00:00 2021</text:p>
          </table:table-cell>
          <table:table-cell office:value-type="float" office:value="36.5">
            <text:p>36.5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1-08-23T12:00:00">
            <text:p>Mon Aug 23 12:00:00 2021</text:p>
          </table:table-cell>
          <table:table-cell office:value-type="float" office:value="35.8333">
            <text:p>35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1-08-23T13:00:00">
            <text:p>Mon Aug 23 13:00:00 2021</text:p>
          </table:table-cell>
          <table:table-cell office:value-type="float" office:value="37.1667">
            <text:p>37.1667</text:p>
          </table:table-cell>
          <table:table-cell office:value-type="float" office:value="98.1667">
            <text:p>98.1667</text:p>
          </table:table-cell>
        </table:table-row>
        <table:table-row>
          <table:table-cell table:style-name="pd1" office:value-type="date" office:date-value="2021-08-23T14:00:00">
            <text:p>Mon Aug 23 14:00:00 2021</text:p>
          </table:table-cell>
          <table:table-cell office:value-type="float" office:value="38.0">
            <text:p>38.0</text:p>
          </table:table-cell>
          <table:table-cell office:value-type="float" office:value="103.6667">
            <text:p>103.6667</text:p>
          </table:table-cell>
        </table:table-row>
        <table:table-row>
          <table:table-cell table:style-name="pd1" office:value-type="date" office:date-value="2021-08-23T15:00:00">
            <text:p>Mon Aug 23 15:00:00 2021</text:p>
          </table:table-cell>
          <table:table-cell office:value-type="float" office:value="48.0">
            <text:p>48.0</text:p>
          </table:table-cell>
          <table:table-cell office:value-type="float" office:value="101.1667">
            <text:p>101.1667</text:p>
          </table:table-cell>
        </table:table-row>
        <table:table-row>
          <table:table-cell table:style-name="pd1" office:value-type="date" office:date-value="2021-08-23T16:00:00">
            <text:p>Mon Aug 23 16:00:00 2021</text:p>
          </table:table-cell>
          <table:table-cell office:value-type="float" office:value="46.1667">
            <text:p>46.1667</text:p>
          </table:table-cell>
          <table:table-cell office:value-type="float" office:value="105.3333">
            <text:p>105.3333</text:p>
          </table:table-cell>
        </table:table-row>
        <table:table-row>
          <table:table-cell table:style-name="pd1" office:value-type="date" office:date-value="2021-08-23T17:00:00">
            <text:p>Mon Aug 23 17:00:00 2021</text:p>
          </table:table-cell>
          <table:table-cell office:value-type="float" office:value="38.0">
            <text:p>38.0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1-08-23T18:00:00">
            <text:p>Mon Aug 23 18:00:00 2021</text:p>
          </table:table-cell>
          <table:table-cell office:value-type="float" office:value="35.1667">
            <text:p>35.1667</text:p>
          </table:table-cell>
          <table:table-cell office:value-type="float" office:value="109.1667">
            <text:p>109.1667</text:p>
          </table:table-cell>
        </table:table-row>
        <table:table-row>
          <table:table-cell table:style-name="pd1" office:value-type="date" office:date-value="2021-08-23T19:00:00">
            <text:p>Mon Aug 23 19:00:00 2021</text:p>
          </table:table-cell>
          <table:table-cell office:value-type="float" office:value="37.0">
            <text:p>37.0</text:p>
          </table:table-cell>
          <table:table-cell office:value-type="float" office:value="106.3333">
            <text:p>106.3333</text:p>
          </table:table-cell>
        </table:table-row>
        <table:table-row>
          <table:table-cell table:style-name="pd1" office:value-type="date" office:date-value="2021-08-23T20:00:00">
            <text:p>Mon Aug 23 20:00:00 2021</text:p>
          </table:table-cell>
          <table:table-cell office:value-type="float" office:value="38.3333">
            <text:p>38.3333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1-08-23T21:00:00">
            <text:p>Mon Aug 23 21:00:00 2021</text:p>
          </table:table-cell>
          <table:table-cell office:value-type="float" office:value="54.8333">
            <text:p>54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1-08-24T08:00:00">
            <text:p>Tue Aug 24 08:00:00 2021</text:p>
          </table:table-cell>
          <table:table-cell office:value-type="float" office:value="41.0">
            <text:p>41.0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8-24T09:00:00">
            <text:p>Tue Aug 24 09:00:00 2021</text:p>
          </table:table-cell>
          <table:table-cell office:value-type="float" office:value="39.6667">
            <text:p>39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8-24T10:00:00">
            <text:p>Tue Aug 24 10:00:00 2021</text:p>
          </table:table-cell>
          <table:table-cell office:value-type="float" office:value="42.3333">
            <text:p>42.3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08-24T11:00:00">
            <text:p>Tue Aug 24 11:00:00 2021</text:p>
          </table:table-cell>
          <table:table-cell office:value-type="float" office:value="45.3333">
            <text:p>45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08-24T12:00:00">
            <text:p>Tue Aug 24 12:00:00 2021</text:p>
          </table:table-cell>
          <table:table-cell office:value-type="float" office:value="51.6667">
            <text:p>51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1-08-24T13:00:00">
            <text:p>Tue Aug 24 13:00:00 2021</text:p>
          </table:table-cell>
          <table:table-cell office:value-type="float" office:value="42.8333">
            <text:p>42.8333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8-24T14:00:00">
            <text:p>Tue Aug 24 14:00:00 2021</text:p>
          </table:table-cell>
          <table:table-cell office:value-type="float" office:value="37.3333">
            <text:p>37.3333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1-08-24T15:00:00">
            <text:p>Tue Aug 24 15:00:00 2021</text:p>
          </table:table-cell>
          <table:table-cell office:value-type="float" office:value="38.8333">
            <text:p>38.8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1-08-24T16:00:00">
            <text:p>Tue Aug 24 16:00:00 2021</text:p>
          </table:table-cell>
          <table:table-cell office:value-type="float" office:value="40.5">
            <text:p>40.5</text:p>
          </table:table-cell>
          <table:table-cell office:value-type="float" office:value="115.0">
            <text:p>115.0</text:p>
          </table:table-cell>
        </table:table-row>
        <table:table-row>
          <table:table-cell table:style-name="pd1" office:value-type="date" office:date-value="2021-08-24T17:00:00">
            <text:p>Tue Aug 24 17:00:00 2021</text:p>
          </table:table-cell>
          <table:table-cell office:value-type="float" office:value="45.1667">
            <text:p>45.1667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1-08-24T18:00:00">
            <text:p>Tue Aug 24 18:00:00 2021</text:p>
          </table:table-cell>
          <table:table-cell office:value-type="float" office:value="50.5">
            <text:p>50.5</text:p>
          </table:table-cell>
          <table:table-cell office:value-type="float" office:value="114.8333">
            <text:p>114.8333</text:p>
          </table:table-cell>
        </table:table-row>
        <table:table-row>
          <table:table-cell table:style-name="pd1" office:value-type="date" office:date-value="2021-08-25T09:00:00">
            <text:p>Wed Aug 25 09:00:00 2021</text:p>
          </table:table-cell>
          <table:table-cell office:value-type="float" office:value="26.1667">
            <text:p>26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8-25T10:00:00">
            <text:p>Wed Aug 25 10:00:00 2021</text:p>
          </table:table-cell>
          <table:table-cell office:value-type="float" office:value="30.1667">
            <text:p>30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8-25T11:00:00">
            <text:p>Wed Aug 25 11:00:00 2021</text:p>
          </table:table-cell>
          <table:table-cell office:value-type="float" office:value="25.8333">
            <text:p>25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1-08-25T12:00:00">
            <text:p>Wed Aug 25 12:00:00 2021</text:p>
          </table:table-cell>
          <table:table-cell office:value-type="float" office:value="22.6667">
            <text:p>22.6667</text:p>
          </table:table-cell>
          <table:table-cell office:value-type="float" office:value="84.3333">
            <text:p>84.3333</text:p>
          </table:table-cell>
        </table:table-row>
        <table:table-row>
          <table:table-cell table:style-name="pd1" office:value-type="date" office:date-value="2021-08-25T13:00:00">
            <text:p>Wed Aug 25 13:00:00 2021</text:p>
          </table:table-cell>
          <table:table-cell office:value-type="float" office:value="26.0">
            <text:p>26.0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1-08-25T14:00:00">
            <text:p>Wed Aug 25 14:00:00 2021</text:p>
          </table:table-cell>
          <table:table-cell office:value-type="float" office:value="32.5">
            <text:p>32.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1-08-25T15:00:00">
            <text:p>Wed Aug 25 15:00:00 2021</text:p>
          </table:table-cell>
          <table:table-cell office:value-type="float" office:value="31.1667">
            <text:p>31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1-08-25T16:00:00">
            <text:p>Wed Aug 25 16:00:00 2021</text:p>
          </table:table-cell>
          <table:table-cell office:value-type="float" office:value="31.0">
            <text:p>31.0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1-08-25T17:00:00">
            <text:p>Wed Aug 25 17:00:00 2021</text:p>
          </table:table-cell>
          <table:table-cell office:value-type="float" office:value="32.1667">
            <text:p>32.1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8-25T18:00:00">
            <text:p>Wed Aug 25 18:00:00 2021</text:p>
          </table:table-cell>
          <table:table-cell office:value-type="float" office:value="34.8333">
            <text:p>34.8333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1-08-25T19:00:00">
            <text:p>Wed Aug 25 19:00:00 2021</text:p>
          </table:table-cell>
          <table:table-cell office:value-type="float" office:value="29.8333">
            <text:p>29.8333</text:p>
          </table:table-cell>
          <table:table-cell office:value-type="float" office:value="104.5">
            <text:p>104.5</text:p>
          </table:table-cell>
        </table:table-row>
        <table:table-row>
          <table:table-cell table:style-name="pd1" office:value-type="date" office:date-value="2021-08-25T20:00:00">
            <text:p>Wed Aug 25 20:00:00 2021</text:p>
          </table:table-cell>
          <table:table-cell office:value-type="float" office:value="24.5">
            <text:p>24.5</text:p>
          </table:table-cell>
          <table:table-cell office:value-type="float" office:value="106.6667">
            <text:p>106.6667</text:p>
          </table:table-cell>
        </table:table-row>
        <table:table-row>
          <table:table-cell table:style-name="pd1" office:value-type="date" office:date-value="2021-08-25T21:00:00">
            <text:p>Wed Aug 25 21:00:00 2021</text:p>
          </table:table-cell>
          <table:table-cell office:value-type="float" office:value="24.3333">
            <text:p>24.3333</text:p>
          </table:table-cell>
          <table:table-cell office:value-type="float" office:value="107.0">
            <text:p>107.0</text:p>
          </table:table-cell>
        </table:table-row>
        <table:table-row>
          <table:table-cell table:style-name="pd1" office:value-type="date" office:date-value="2021-08-26T13:00:00">
            <text:p>Thu Aug 26 13:00:00 2021</text:p>
          </table:table-cell>
          <table:table-cell office:value-type="float" office:value="39.6667">
            <text:p>39.6667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1-08-26T14:00:00">
            <text:p>Thu Aug 26 14:00:00 2021</text:p>
          </table:table-cell>
          <table:table-cell office:value-type="float" office:value="35.0">
            <text:p>35.0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1-08-26T15:00:00">
            <text:p>Thu Aug 26 15:00:00 2021</text:p>
          </table:table-cell>
          <table:table-cell office:value-type="float" office:value="35.3333">
            <text:p>35.3333</text:p>
          </table:table-cell>
          <table:table-cell office:value-type="float" office:value="111.1667">
            <text:p>111.1667</text:p>
          </table:table-cell>
        </table:table-row>
        <table:table-row>
          <table:table-cell table:style-name="pd1" office:value-type="date" office:date-value="2021-08-26T16:00:00">
            <text:p>Thu Aug 26 16:00:00 2021</text:p>
          </table:table-cell>
          <table:table-cell office:value-type="float" office:value="34.0">
            <text:p>34.0</text:p>
          </table:table-cell>
          <table:table-cell office:value-type="float" office:value="117.0">
            <text:p>117.0</text:p>
          </table:table-cell>
        </table:table-row>
        <table:table-row>
          <table:table-cell table:style-name="pd1" office:value-type="date" office:date-value="2021-08-26T17:00:00">
            <text:p>Thu Aug 26 17:00:00 2021</text:p>
          </table:table-cell>
          <table:table-cell office:value-type="float" office:value="34.6667">
            <text:p>34.6667</text:p>
          </table:table-cell>
          <table:table-cell office:value-type="float" office:value="120.6667">
            <text:p>120.6667</text:p>
          </table:table-cell>
        </table:table-row>
        <table:table-row>
          <table:table-cell table:style-name="pd1" office:value-type="date" office:date-value="2021-08-26T18:00:00">
            <text:p>Thu Aug 26 18:00:00 2021</text:p>
          </table:table-cell>
          <table:table-cell office:value-type="float" office:value="32.5">
            <text:p>32.5</text:p>
          </table:table-cell>
          <table:table-cell office:value-type="float" office:value="119.6667">
            <text:p>119.6667</text:p>
          </table:table-cell>
        </table:table-row>
        <table:table-row>
          <table:table-cell table:style-name="pd1" office:value-type="date" office:date-value="2021-08-26T19:00:00">
            <text:p>Thu Aug 26 19:00:00 2021</text:p>
          </table:table-cell>
          <table:table-cell office:value-type="float" office:value="31.0">
            <text:p>31.0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1-08-27T12:00:00">
            <text:p>Fri Aug 27 12:00:00 2021</text:p>
          </table:table-cell>
          <table:table-cell office:value-type="float" office:value="45.6667">
            <text:p>45.6667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1-08-27T13:00:00">
            <text:p>Fri Aug 27 13:00:00 2021</text:p>
          </table:table-cell>
          <table:table-cell office:value-type="float" office:value="42.8333">
            <text:p>42.8333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1-08-27T14:00:00">
            <text:p>Fri Aug 27 14:00:00 2021</text:p>
          </table:table-cell>
          <table:table-cell office:value-type="float" office:value="42.6667">
            <text:p>42.6667</text:p>
          </table:table-cell>
          <table:table-cell office:value-type="float" office:value="114.3333">
            <text:p>114.3333</text:p>
          </table:table-cell>
        </table:table-row>
        <table:table-row>
          <table:table-cell table:style-name="pd1" office:value-type="date" office:date-value="2021-08-27T15:00:00">
            <text:p>Fri Aug 27 15:00:00 2021</text:p>
          </table:table-cell>
          <table:table-cell office:value-type="float" office:value="40.6667">
            <text:p>40.6667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1-08-28T14:00:00">
            <text:p>Sat Aug 28 14:00:00 2021</text:p>
          </table:table-cell>
          <table:table-cell office:value-type="float" office:value="26.1667">
            <text:p>26.1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1-08-28T15:00:00">
            <text:p>Sat Aug 28 15:00:00 2021</text:p>
          </table:table-cell>
          <table:table-cell office:value-type="float" office:value="25.0">
            <text:p>25.0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1-08-28T20:00:00">
            <text:p>Sat Aug 28 20:00:00 2021</text:p>
          </table:table-cell>
          <table:table-cell office:value-type="float" office:value="13.5">
            <text:p>13.5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1-08-29T11:00:00">
            <text:p>Sun Aug 29 11:00:00 2021</text:p>
          </table:table-cell>
          <table:table-cell office:value-type="float" office:value="17.5">
            <text:p>17.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8-29T12:00:00">
            <text:p>Sun Aug 29 12:00:00 2021</text:p>
          </table:table-cell>
          <table:table-cell office:value-type="float" office:value="8.8333">
            <text:p>8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9T13:00:00">
            <text:p>Sun Aug 29 13:00:00 2021</text:p>
          </table:table-cell>
          <table:table-cell office:value-type="float" office:value="9.0">
            <text:p>9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8-29T14:00:00">
            <text:p>Sun Aug 29 14:00:00 2021</text:p>
          </table:table-cell>
          <table:table-cell office:value-type="float" office:value="9.6667">
            <text:p>9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8-29T15:00:00">
            <text:p>Sun Aug 29 15:00:00 2021</text:p>
          </table:table-cell>
          <table:table-cell office:value-type="float" office:value="11.1667">
            <text:p>11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8-29T16:00:00">
            <text:p>Sun Aug 29 16:00:00 2021</text:p>
          </table:table-cell>
          <table:table-cell office:value-type="float" office:value="11.8333">
            <text:p>11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08-29T17:00:00">
            <text:p>Sun Aug 29 17:00:00 2021</text:p>
          </table:table-cell>
          <table:table-cell office:value-type="float" office:value="18.8333">
            <text:p>18.8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1-08-29T18:00:00">
            <text:p>Sun Aug 29 18:00:00 2021</text:p>
          </table:table-cell>
          <table:table-cell office:value-type="float" office:value="23.3333">
            <text:p>23.3333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1-08-29T19:00:00">
            <text:p>Sun Aug 29 19:00:00 2021</text:p>
          </table:table-cell>
          <table:table-cell office:value-type="float" office:value="18.5">
            <text:p>18.5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08-29T20:00:00">
            <text:p>Sun Aug 29 20:00:00 2021</text:p>
          </table:table-cell>
          <table:table-cell office:value-type="float" office:value="25.6667">
            <text:p>25.6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1-08-29T21:00:00">
            <text:p>Sun Aug 29 21:00:00 2021</text:p>
          </table:table-cell>
          <table:table-cell office:value-type="float" office:value="13.0">
            <text:p>13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1-08-30T13:00:00">
            <text:p>Mon Aug 30 13:00:00 2021</text:p>
          </table:table-cell>
          <table:table-cell office:value-type="float" office:value="21.1667">
            <text:p>21.1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1-08-30T14:00:00">
            <text:p>Mon Aug 30 14:00:00 2021</text:p>
          </table:table-cell>
          <table:table-cell office:value-type="float" office:value="28.5">
            <text:p>28.5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1-08-30T15:00:00">
            <text:p>Mon Aug 30 15:00:00 2021</text:p>
          </table:table-cell>
          <table:table-cell office:value-type="float" office:value="24.3333">
            <text:p>24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1-08-30T16:00:00">
            <text:p>Mon Aug 30 16:00:00 2021</text:p>
          </table:table-cell>
          <table:table-cell office:value-type="float" office:value="14.0">
            <text:p>14.0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8-30T17:00:00">
            <text:p>Mon Aug 30 17:00:00 2021</text:p>
          </table:table-cell>
          <table:table-cell office:value-type="float" office:value="15.5">
            <text:p>15.5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8-30T18:00:00">
            <text:p>Mon Aug 30 18:00:00 2021</text:p>
          </table:table-cell>
          <table:table-cell office:value-type="float" office:value="21.1667">
            <text:p>21.1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1-08-30T19:00:00">
            <text:p>Mon Aug 30 19:00:00 2021</text:p>
          </table:table-cell>
          <table:table-cell office:value-type="float" office:value="10.5">
            <text:p>10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1-08-31T12:00:00">
            <text:p>Tue Aug 31 12:00:00 2021</text:p>
          </table:table-cell>
          <table:table-cell office:value-type="float" office:value="30.0">
            <text:p>30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08-31T13:00:00">
            <text:p>Tue Aug 31 13:00:00 2021</text:p>
          </table:table-cell>
          <table:table-cell office:value-type="float" office:value="30.0">
            <text:p>30.0</text:p>
          </table:table-cell>
          <table:table-cell office:value-type="float" office:value="92.8333">
            <text:p>92.8333</text:p>
          </table:table-cell>
        </table:table-row>
        <table:table-row>
          <table:table-cell table:style-name="pd1" office:value-type="date" office:date-value="2021-08-31T14:00:00">
            <text:p>Tue Aug 31 14:00:00 2021</text:p>
          </table:table-cell>
          <table:table-cell office:value-type="float" office:value="30.0">
            <text:p>30.0</text:p>
          </table:table-cell>
          <table:table-cell office:value-type="float" office:value="102.1667">
            <text:p>102.1667</text:p>
          </table:table-cell>
        </table:table-row>
        <table:table-row>
          <table:table-cell table:style-name="pd1" office:value-type="date" office:date-value="2021-08-31T15:00:00">
            <text:p>Tue Aug 31 15:00:00 2021</text:p>
          </table:table-cell>
          <table:table-cell office:value-type="float" office:value="30.8333">
            <text:p>30.8333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1-08-31T16:00:00">
            <text:p>Tue Aug 31 16:00:00 2021</text:p>
          </table:table-cell>
          <table:table-cell office:value-type="float" office:value="31.1667">
            <text:p>31.1667</text:p>
          </table:table-cell>
          <table:table-cell office:value-type="float" office:value="107.8333">
            <text:p>107.8333</text:p>
          </table:table-cell>
        </table:table-row>
        <table:table-row>
          <table:table-cell table:style-name="pd1" office:value-type="date" office:date-value="2021-08-31T17:00:00">
            <text:p>Tue Aug 31 17:00:00 2021</text:p>
          </table:table-cell>
          <table:table-cell office:value-type="float" office:value="36.1667">
            <text:p>36.1667</text:p>
          </table:table-cell>
          <table:table-cell office:value-type="float" office:value="110.3333">
            <text:p>110.3333</text:p>
          </table:table-cell>
        </table:table-row>
        <table:table-row>
          <table:table-cell table:style-name="pd1" office:value-type="date" office:date-value="2021-09-01T14:00:00">
            <text:p>Wed Sep  1 14:00:00 2021</text:p>
          </table:table-cell>
          <table:table-cell office:value-type="float" office:value="28.6667">
            <text:p>28.6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1-09-01T15:00:00">
            <text:p>Wed Sep  1 15:00:00 2021</text:p>
          </table:table-cell>
          <table:table-cell office:value-type="float" office:value="25.6667">
            <text:p>25.6667</text:p>
          </table:table-cell>
          <table:table-cell office:value-type="float" office:value="98.0">
            <text:p>98.0</text:p>
          </table:table-cell>
        </table:table-row>
        <table:table-row>
          <table:table-cell table:style-name="pd1" office:value-type="date" office:date-value="2021-09-01T16:00:00">
            <text:p>Wed Sep  1 16:00:00 2021</text:p>
          </table:table-cell>
          <table:table-cell office:value-type="float" office:value="26.5">
            <text:p>26.5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1-09-01T17:00:00">
            <text:p>Wed Sep  1 17:00:00 2021</text:p>
          </table:table-cell>
          <table:table-cell office:value-type="float" office:value="26.5">
            <text:p>26.5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1-09-01T18:00:00">
            <text:p>Wed Sep  1 18:00:00 2021</text:p>
          </table:table-cell>
          <table:table-cell office:value-type="float" office:value="25.8333">
            <text:p>25.8333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1-09-01T19:00:00">
            <text:p>Wed Sep  1 19:00:00 2021</text:p>
          </table:table-cell>
          <table:table-cell office:value-type="float" office:value="25.1667">
            <text:p>25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1-09-01T20:00:00">
            <text:p>Wed Sep  1 20:00:00 2021</text:p>
          </table:table-cell>
          <table:table-cell office:value-type="float" office:value="26.6667">
            <text:p>26.6667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1-09-14T03:00:00">
            <text:p>Tue Sep 14 03:00:00 2021</text:p>
          </table:table-cell>
          <table:table-cell office:value-type="float" office:value="30.0">
            <text:p>30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9-14T05:00:00">
            <text:p>Tue Sep 14 05:00:00 2021</text:p>
          </table:table-cell>
          <table:table-cell office:value-type="float" office:value="30.5">
            <text:p>30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9-14T06:00:00">
            <text:p>Tue Sep 14 06:00:00 2021</text:p>
          </table:table-cell>
          <table:table-cell office:value-type="float" office:value="31.5">
            <text:p>31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9-14T07:00:00">
            <text:p>Tue Sep 14 07:00:00 2021</text:p>
          </table:table-cell>
          <table:table-cell office:value-type="float" office:value="31.0">
            <text:p>31.0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09-14T08:00:00">
            <text:p>Tue Sep 14 08:00:00 2021</text:p>
          </table:table-cell>
          <table:table-cell office:value-type="float" office:value="31.0">
            <text:p>31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1-09-14T09:00:00">
            <text:p>Tue Sep 14 09:00:00 2021</text:p>
          </table:table-cell>
          <table:table-cell office:value-type="float" office:value="31.0">
            <text:p>31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9-14T10:00:00">
            <text:p>Tue Sep 14 10:00:00 2021</text:p>
          </table:table-cell>
          <table:table-cell office:value-type="float" office:value="30.3333">
            <text:p>30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9-14T11:00:00">
            <text:p>Tue Sep 14 11:00:00 2021</text:p>
          </table:table-cell>
          <table:table-cell office:value-type="float" office:value="30.1667">
            <text:p>30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9-14T12:00:00">
            <text:p>Tue Sep 14 12:00:00 2021</text:p>
          </table:table-cell>
          <table:table-cell office:value-type="float" office:value="30.0">
            <text:p>30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9-14T13:00:00">
            <text:p>Tue Sep 14 13:00:00 2021</text:p>
          </table:table-cell>
          <table:table-cell office:value-type="float" office:value="28.5">
            <text:p>28.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9-14T14:00:00">
            <text:p>Tue Sep 14 14:00:00 2021</text:p>
          </table:table-cell>
          <table:table-cell office:value-type="float" office:value="26.5">
            <text:p>26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9-14T15:00:00">
            <text:p>Tue Sep 14 15:00:00 2021</text:p>
          </table:table-cell>
          <table:table-cell office:value-type="float" office:value="23.0">
            <text:p>2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9-14T16:00:00">
            <text:p>Tue Sep 14 16:00:00 2021</text:p>
          </table:table-cell>
          <table:table-cell office:value-type="float" office:value="20.0">
            <text:p>20.0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9-14T17:00:00">
            <text:p>Tue Sep 14 17:00:00 2021</text:p>
          </table:table-cell>
          <table:table-cell office:value-type="float" office:value="19.3333">
            <text:p>19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9-14T18:00:00">
            <text:p>Tue Sep 14 18:00:00 2021</text:p>
          </table:table-cell>
          <table:table-cell office:value-type="float" office:value="21.0">
            <text:p>2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09-15T07:00:00">
            <text:p>Wed Sep 15 07:00:00 2021</text:p>
          </table:table-cell>
          <table:table-cell office:value-type="float" office:value="14.0">
            <text:p>14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9-15T08:00:00">
            <text:p>Wed Sep 15 08:00:00 2021</text:p>
          </table:table-cell>
          <table:table-cell office:value-type="float" office:value="17.8333">
            <text:p>17.8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1-09-15T09:00:00">
            <text:p>Wed Sep 15 09:00:00 2021</text:p>
          </table:table-cell>
          <table:table-cell office:value-type="float" office:value="20.3333">
            <text:p>20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09-15T10:00:00">
            <text:p>Wed Sep 15 10:00:00 2021</text:p>
          </table:table-cell>
          <table:table-cell office:value-type="float" office:value="24.5">
            <text:p>24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1-09-15T11:00:00">
            <text:p>Wed Sep 15 11:00:00 2021</text:p>
          </table:table-cell>
          <table:table-cell office:value-type="float" office:value="27.6667">
            <text:p>27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9-15T12:00:00">
            <text:p>Wed Sep 15 12:00:00 2021</text:p>
          </table:table-cell>
          <table:table-cell office:value-type="float" office:value="26.1667">
            <text:p>26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9-15T13:00:00">
            <text:p>Wed Sep 15 13:00:00 2021</text:p>
          </table:table-cell>
          <table:table-cell office:value-type="float" office:value="22.6667">
            <text:p>22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9-15T14:00:00">
            <text:p>Wed Sep 15 14:00:00 2021</text:p>
          </table:table-cell>
          <table:table-cell office:value-type="float" office:value="24.8333">
            <text:p>24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1-09-16T08:00:00">
            <text:p>Thu Sep 16 08:00:00 2021</text:p>
          </table:table-cell>
          <table:table-cell office:value-type="float" office:value="3.6667">
            <text:p>3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9-16T09:00:00">
            <text:p>Thu Sep 16 09:00:00 2021</text:p>
          </table:table-cell>
          <table:table-cell office:value-type="float" office:value="17.8333">
            <text:p>17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09-16T10:00:00">
            <text:p>Thu Sep 16 10:00:00 2021</text:p>
          </table:table-cell>
          <table:table-cell office:value-type="float" office:value="23.0">
            <text:p>23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09-16T11:00:00">
            <text:p>Thu Sep 16 11:00:00 2021</text:p>
          </table:table-cell>
          <table:table-cell office:value-type="float" office:value="17.5">
            <text:p>1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9-16T12:00:00">
            <text:p>Thu Sep 16 12:00:00 2021</text:p>
          </table:table-cell>
          <table:table-cell office:value-type="float" office:value="17.6667">
            <text:p>17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09-16T13:00:00">
            <text:p>Thu Sep 16 13:00:00 2021</text:p>
          </table:table-cell>
          <table:table-cell office:value-type="float" office:value="10.3333">
            <text:p>10.3333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1-09-16T14:00:00">
            <text:p>Thu Sep 16 14:00:00 2021</text:p>
          </table:table-cell>
          <table:table-cell office:value-type="float" office:value="8.6667">
            <text:p>8.6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1-09-16T15:00:00">
            <text:p>Thu Sep 16 15:00:00 2021</text:p>
          </table:table-cell>
          <table:table-cell office:value-type="float" office:value="8.3333">
            <text:p>8.3333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1-09-17T10:00:00">
            <text:p>Fri Sep 17 10:00:00 2021</text:p>
          </table:table-cell>
          <table:table-cell office:value-type="float" office:value="24.5">
            <text:p>24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9-17T11:00:00">
            <text:p>Fri Sep 17 11:00:00 2021</text:p>
          </table:table-cell>
          <table:table-cell office:value-type="float" office:value="30.8333">
            <text:p>30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09-17T12:00:00">
            <text:p>Fri Sep 17 12:00:00 2021</text:p>
          </table:table-cell>
          <table:table-cell office:value-type="float" office:value="31.5">
            <text:p>31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1-09-17T13:00:00">
            <text:p>Fri Sep 17 13:00:00 2021</text:p>
          </table:table-cell>
          <table:table-cell office:value-type="float" office:value="23.0">
            <text:p>23.0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1-09-17T14:00:00">
            <text:p>Fri Sep 17 14:00:00 2021</text:p>
          </table:table-cell>
          <table:table-cell office:value-type="float" office:value="17.8333">
            <text:p>17.8333</text:p>
          </table:table-cell>
          <table:table-cell office:value-type="float" office:value="111.6667">
            <text:p>111.6667</text:p>
          </table:table-cell>
        </table:table-row>
        <table:table-row>
          <table:table-cell table:style-name="pd1" office:value-type="date" office:date-value="2021-09-21T15:00:00">
            <text:p>Tue Sep 21 15:00:00 2021</text:p>
          </table:table-cell>
          <table:table-cell office:value-type="float" office:value="24.0">
            <text:p>24.0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1-09-21T16:00:00">
            <text:p>Tue Sep 21 16:00:00 2021</text:p>
          </table:table-cell>
          <table:table-cell office:value-type="float" office:value="18.5">
            <text:p>18.5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1-09-27T09:00:00">
            <text:p>Mon Sep 27 09:00:00 2021</text:p>
          </table:table-cell>
          <table:table-cell office:value-type="float" office:value="19.0">
            <text:p>19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09-27T15:00:00">
            <text:p>Mon Sep 27 15:00:00 2021</text:p>
          </table:table-cell>
          <table:table-cell office:value-type="float" office:value="22.3333">
            <text:p>22.3333</text:p>
          </table:table-cell>
          <table:table-cell office:value-type="float" office:value="118.6667">
            <text:p>118.6667</text:p>
          </table:table-cell>
        </table:table-row>
        <table:table-row>
          <table:table-cell table:style-name="pd1" office:value-type="date" office:date-value="2021-10-04T18:00:00">
            <text:p>Mon Oct  4 18:00:00 2021</text:p>
          </table:table-cell>
          <table:table-cell office:value-type="float" office:value="3.0">
            <text:p>3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1-10-04T20:00:00">
            <text:p>Mon Oct  4 20:00:00 2021</text:p>
          </table:table-cell>
          <table:table-cell office:value-type="float" office:value="2.8333">
            <text:p>2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0-04T21:00:00">
            <text:p>Mon Oct  4 21:00:00 2021</text:p>
          </table:table-cell>
          <table:table-cell office:value-type="float" office:value="9.3333">
            <text:p>9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10-04T22:00:00">
            <text:p>Mon Oct  4 22:00:00 2021</text:p>
          </table:table-cell>
          <table:table-cell office:value-type="float" office:value="23.3333">
            <text:p>23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10-05T08:00:00">
            <text:p>Tue Oct  5 08:00:00 2021</text:p>
          </table:table-cell>
          <table:table-cell office:value-type="float" office:value="10.8333">
            <text:p>10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10-05T09:00:00">
            <text:p>Tue Oct  5 09:00:00 2021</text:p>
          </table:table-cell>
          <table:table-cell office:value-type="float" office:value="15.5">
            <text:p>15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10-05T10:00:00">
            <text:p>Tue Oct  5 10:00:00 2021</text:p>
          </table:table-cell>
          <table:table-cell office:value-type="float" office:value="19.0">
            <text:p>19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0-05T11:00:00">
            <text:p>Tue Oct  5 11:00:00 2021</text:p>
          </table:table-cell>
          <table:table-cell office:value-type="float" office:value="24.5">
            <text:p>24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10-05T12:00:00">
            <text:p>Tue Oct  5 12:00:00 2021</text:p>
          </table:table-cell>
          <table:table-cell office:value-type="float" office:value="27.0">
            <text:p>27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5T13:00:00">
            <text:p>Tue Oct  5 13:00:00 2021</text:p>
          </table:table-cell>
          <table:table-cell office:value-type="float" office:value="19.6667">
            <text:p>19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10-05T14:00:00">
            <text:p>Tue Oct  5 14:00:00 2021</text:p>
          </table:table-cell>
          <table:table-cell office:value-type="float" office:value="11.8333">
            <text:p>11.8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1-10-05T16:00:00">
            <text:p>Tue Oct  5 16:00:00 2021</text:p>
          </table:table-cell>
          <table:table-cell office:value-type="float" office:value="7.3333">
            <text:p>7.3333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1-10-05T17:00:00">
            <text:p>Tue Oct  5 17:00:00 2021</text:p>
          </table:table-cell>
          <table:table-cell office:value-type="float" office:value="6.6667">
            <text:p>6.6667</text:p>
          </table:table-cell>
          <table:table-cell office:value-type="float" office:value="100.5">
            <text:p>100.5</text:p>
          </table:table-cell>
        </table:table-row>
        <table:table-row>
          <table:table-cell table:style-name="pd1" office:value-type="date" office:date-value="2021-10-06T09:00:00">
            <text:p>Wed Oct  6 09:00:00 2021</text:p>
          </table:table-cell>
          <table:table-cell office:value-type="float" office:value="15.3333">
            <text:p>15.3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1-10-06T10:00:00">
            <text:p>Wed Oct  6 10:00:00 2021</text:p>
          </table:table-cell>
          <table:table-cell office:value-type="float" office:value="23.5">
            <text:p>23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10-06T11:00:00">
            <text:p>Wed Oct  6 11:00:00 2021</text:p>
          </table:table-cell>
          <table:table-cell office:value-type="float" office:value="30.1667">
            <text:p>30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0-06T12:00:00">
            <text:p>Wed Oct  6 12:00:00 2021</text:p>
          </table:table-cell>
          <table:table-cell office:value-type="float" office:value="31.1667">
            <text:p>31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10-06T13:00:00">
            <text:p>Wed Oct  6 13:00:00 2021</text:p>
          </table:table-cell>
          <table:table-cell office:value-type="float" office:value="28.0">
            <text:p>28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10-06T14:00:00">
            <text:p>Wed Oct  6 14:00:00 2021</text:p>
          </table:table-cell>
          <table:table-cell office:value-type="float" office:value="21.5">
            <text:p>21.5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10-06T15:00:00">
            <text:p>Wed Oct  6 15:00:00 2021</text:p>
          </table:table-cell>
          <table:table-cell office:value-type="float" office:value="17.0">
            <text:p>17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10-06T16:00:00">
            <text:p>Wed Oct  6 16:00:00 2021</text:p>
          </table:table-cell>
          <table:table-cell office:value-type="float" office:value="11.1667">
            <text:p>11.1667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1-10-06T17:00:00">
            <text:p>Wed Oct  6 17:00:00 2021</text:p>
          </table:table-cell>
          <table:table-cell office:value-type="float" office:value="5.6667">
            <text:p>5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10-07T05:00:00">
            <text:p>Thu Oct  7 05:00:00 2021</text:p>
          </table:table-cell>
          <table:table-cell office:value-type="float" office:value="17.1667">
            <text:p>17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10-07T06:00:00">
            <text:p>Thu Oct  7 06:00:00 2021</text:p>
          </table:table-cell>
          <table:table-cell office:value-type="float" office:value="13.6667">
            <text:p>13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10-07T07:00:00">
            <text:p>Thu Oct  7 07:00:00 2021</text:p>
          </table:table-cell>
          <table:table-cell office:value-type="float" office:value="14.8333">
            <text:p>14.8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10-07T08:00:00">
            <text:p>Thu Oct  7 08:00:00 2021</text:p>
          </table:table-cell>
          <table:table-cell office:value-type="float" office:value="18.8333">
            <text:p>18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1-10-07T09:00:00">
            <text:p>Thu Oct  7 09:00:00 2021</text:p>
          </table:table-cell>
          <table:table-cell office:value-type="float" office:value="21.6667">
            <text:p>2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0-07T10:00:00">
            <text:p>Thu Oct  7 10:00:00 2021</text:p>
          </table:table-cell>
          <table:table-cell office:value-type="float" office:value="27.0">
            <text:p>27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10-07T11:00:00">
            <text:p>Thu Oct  7 11:00:00 2021</text:p>
          </table:table-cell>
          <table:table-cell office:value-type="float" office:value="31.3333">
            <text:p>31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10-07T12:00:00">
            <text:p>Thu Oct  7 12:00:00 2021</text:p>
          </table:table-cell>
          <table:table-cell office:value-type="float" office:value="29.0">
            <text:p>29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10-07T13:00:00">
            <text:p>Thu Oct  7 13:00:00 2021</text:p>
          </table:table-cell>
          <table:table-cell office:value-type="float" office:value="25.3333">
            <text:p>25.3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0-07T14:00:00">
            <text:p>Thu Oct  7 14:00:00 2021</text:p>
          </table:table-cell>
          <table:table-cell office:value-type="float" office:value="22.6667">
            <text:p>22.6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1-10-07T15:00:00">
            <text:p>Thu Oct  7 15:00:00 2021</text:p>
          </table:table-cell>
          <table:table-cell office:value-type="float" office:value="22.1667">
            <text:p>22.1667</text:p>
          </table:table-cell>
          <table:table-cell office:value-type="float" office:value="88.8333">
            <text:p>88.8333</text:p>
          </table:table-cell>
        </table:table-row>
        <table:table-row>
          <table:table-cell table:style-name="pd1" office:value-type="date" office:date-value="2021-10-07T16:00:00">
            <text:p>Thu Oct  7 16:00:00 2021</text:p>
          </table:table-cell>
          <table:table-cell office:value-type="float" office:value="16.5">
            <text:p>16.5</text:p>
          </table:table-cell>
          <table:table-cell office:value-type="float" office:value="94.6667">
            <text:p>94.6667</text:p>
          </table:table-cell>
        </table:table-row>
        <table:table-row>
          <table:table-cell table:style-name="pd1" office:value-type="date" office:date-value="2021-10-08T06:00:00">
            <text:p>Fri Oct  8 06:00:00 2021</text:p>
          </table:table-cell>
          <table:table-cell office:value-type="float" office:value="18.1667">
            <text:p>18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10-08T07:00:00">
            <text:p>Fri Oct  8 07:00:00 2021</text:p>
          </table:table-cell>
          <table:table-cell office:value-type="float" office:value="17.1667">
            <text:p>17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10-08T08:00:00">
            <text:p>Fri Oct  8 08:00:00 2021</text:p>
          </table:table-cell>
          <table:table-cell office:value-type="float" office:value="19.0">
            <text:p>19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10-08T09:00:00">
            <text:p>Fri Oct  8 09:00:00 2021</text:p>
          </table:table-cell>
          <table:table-cell office:value-type="float" office:value="21.8333">
            <text:p>21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1-10-08T10:00:00">
            <text:p>Fri Oct  8 10:00:00 2021</text:p>
          </table:table-cell>
          <table:table-cell office:value-type="float" office:value="26.5">
            <text:p>26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0-08T11:00:00">
            <text:p>Fri Oct  8 11:00:00 2021</text:p>
          </table:table-cell>
          <table:table-cell office:value-type="float" office:value="28.6667">
            <text:p>28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10-08T12:00:00">
            <text:p>Fri Oct  8 12:00:00 2021</text:p>
          </table:table-cell>
          <table:table-cell office:value-type="float" office:value="30.1667">
            <text:p>30.1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10-08T13:00:00">
            <text:p>Fri Oct  8 13:00:00 2021</text:p>
          </table:table-cell>
          <table:table-cell office:value-type="float" office:value="30.3333">
            <text:p>30.3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0-08T14:00:00">
            <text:p>Fri Oct  8 14:00:00 2021</text:p>
          </table:table-cell>
          <table:table-cell office:value-type="float" office:value="29.5">
            <text:p>29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1-10-08T15:00:00">
            <text:p>Fri Oct  8 15:00:00 2021</text:p>
          </table:table-cell>
          <table:table-cell office:value-type="float" office:value="27.8333">
            <text:p>27.8333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1-10-09T08:00:00">
            <text:p>Sat Oct  9 08:00:00 2021</text:p>
          </table:table-cell>
          <table:table-cell office:value-type="float" office:value="21.3333">
            <text:p>21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1-10-09T09:00:00">
            <text:p>Sat Oct  9 09:00:00 2021</text:p>
          </table:table-cell>
          <table:table-cell office:value-type="float" office:value="24.6667">
            <text:p>24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10-09T10:00:00">
            <text:p>Sat Oct  9 10:00:00 2021</text:p>
          </table:table-cell>
          <table:table-cell office:value-type="float" office:value="26.1667">
            <text:p>26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10-09T11:00:00">
            <text:p>Sat Oct  9 11:00:00 2021</text:p>
          </table:table-cell>
          <table:table-cell office:value-type="float" office:value="28.5">
            <text:p>28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0-09T12:00:00">
            <text:p>Sat Oct  9 12:00:00 2021</text:p>
          </table:table-cell>
          <table:table-cell office:value-type="float" office:value="26.0">
            <text:p>26.0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1-10-09T13:00:00">
            <text:p>Sat Oct  9 13:00:00 2021</text:p>
          </table:table-cell>
          <table:table-cell office:value-type="float" office:value="22.8333">
            <text:p>22.8333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1-10-09T14:00:00">
            <text:p>Sat Oct  9 14:00:00 2021</text:p>
          </table:table-cell>
          <table:table-cell office:value-type="float" office:value="22.6667">
            <text:p>22.6667</text:p>
          </table:table-cell>
          <table:table-cell office:value-type="float" office:value="101.0">
            <text:p>101.0</text:p>
          </table:table-cell>
        </table:table-row>
        <table:table-row>
          <table:table-cell table:style-name="pd1" office:value-type="date" office:date-value="2021-10-09T16:00:00">
            <text:p>Sat Oct  9 16:00:00 2021</text:p>
          </table:table-cell>
          <table:table-cell office:value-type="float" office:value="20.5">
            <text:p>20.5</text:p>
          </table:table-cell>
          <table:table-cell office:value-type="float" office:value="118.5">
            <text:p>118.5</text:p>
          </table:table-cell>
        </table:table-row>
        <table:table-row>
          <table:table-cell table:style-name="pd1" office:value-type="date" office:date-value="2021-10-10T16:00:00">
            <text:p>Sun Oct 10 16:00:00 2021</text:p>
          </table:table-cell>
          <table:table-cell office:value-type="float" office:value="15.0">
            <text:p>15.0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1-10-11T00:00:00">
            <text:p>Mon Oct 11 00:00:00 2021</text:p>
          </table:table-cell>
          <table:table-cell office:value-type="float" office:value="12.6667">
            <text:p>12.6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1-10-11T01:00:00">
            <text:p>Mon Oct 11 01:00:00 2021</text:p>
          </table:table-cell>
          <table:table-cell office:value-type="float" office:value="14.3333">
            <text:p>14.3333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1-10-13T09:00:00">
            <text:p>Wed Oct 13 09:00:00 2021</text:p>
          </table:table-cell>
          <table:table-cell office:value-type="float" office:value="24.3333">
            <text:p>24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10-13T10:00:00">
            <text:p>Wed Oct 13 10:00:00 2021</text:p>
          </table:table-cell>
          <table:table-cell office:value-type="float" office:value="27.8333">
            <text:p>27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10-13T11:00:00">
            <text:p>Wed Oct 13 11:00:00 2021</text:p>
          </table:table-cell>
          <table:table-cell office:value-type="float" office:value="30.6667">
            <text:p>30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0-13T12:00:00">
            <text:p>Wed Oct 13 12:00:00 2021</text:p>
          </table:table-cell>
          <table:table-cell office:value-type="float" office:value="31.0">
            <text:p>31.0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1-10-13T13:00:00">
            <text:p>Wed Oct 13 13:00:00 2021</text:p>
          </table:table-cell>
          <table:table-cell office:value-type="float" office:value="31.0">
            <text:p>31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1-10-14T08:00:00">
            <text:p>Thu Oct 14 08:00:00 2021</text:p>
          </table:table-cell>
          <table:table-cell office:value-type="float" office:value="15.5">
            <text:p>15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0-14T09:00:00">
            <text:p>Thu Oct 14 09:00:00 2021</text:p>
          </table:table-cell>
          <table:table-cell office:value-type="float" office:value="23.8333">
            <text:p>23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0-14T10:00:00">
            <text:p>Thu Oct 14 10:00:00 2021</text:p>
          </table:table-cell>
          <table:table-cell office:value-type="float" office:value="32.0">
            <text:p>32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10-14T11:00:00">
            <text:p>Thu Oct 14 11:00:00 2021</text:p>
          </table:table-cell>
          <table:table-cell office:value-type="float" office:value="51.0">
            <text:p>51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10-14T12:00:00">
            <text:p>Thu Oct 14 12:00:00 2021</text:p>
          </table:table-cell>
          <table:table-cell office:value-type="float" office:value="45.6667">
            <text:p>45.6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0-15T09:00:00">
            <text:p>Fri Oct 15 09:00:00 2021</text:p>
          </table:table-cell>
          <table:table-cell office:value-type="float" office:value="21.5">
            <text:p>21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10-15T10:00:00">
            <text:p>Fri Oct 15 10:00:00 2021</text:p>
          </table:table-cell>
          <table:table-cell office:value-type="float" office:value="35.3333">
            <text:p>3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1-10-15T11:00:00">
            <text:p>Fri Oct 15 11:00:00 2021</text:p>
          </table:table-cell>
          <table:table-cell office:value-type="float" office:value="49.8333">
            <text:p>49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0-15T12:00:00">
            <text:p>Fri Oct 15 12:00:00 2021</text:p>
          </table:table-cell>
          <table:table-cell office:value-type="float" office:value="51.8333">
            <text:p>51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1-10-15T13:00:00">
            <text:p>Fri Oct 15 13:00:00 2021</text:p>
          </table:table-cell>
          <table:table-cell office:value-type="float" office:value="41.5">
            <text:p>41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10-16T09:00:00">
            <text:p>Sat Oct 16 09:00:00 2021</text:p>
          </table:table-cell>
          <table:table-cell office:value-type="float" office:value="26.1667">
            <text:p>26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0-16T11:00:00">
            <text:p>Sat Oct 16 11:00:00 2021</text:p>
          </table:table-cell>
          <table:table-cell office:value-type="float" office:value="32.0">
            <text:p>32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10-16T13:00:00">
            <text:p>Sat Oct 16 13:00:00 2021</text:p>
          </table:table-cell>
          <table:table-cell office:value-type="float" office:value="31.5">
            <text:p>31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1-10-16T14:00:00">
            <text:p>Sat Oct 16 14:00:00 2021</text:p>
          </table:table-cell>
          <table:table-cell office:value-type="float" office:value="30.8333">
            <text:p>30.8333</text:p>
          </table:table-cell>
          <table:table-cell office:value-type="float" office:value="94.3333">
            <text:p>94.3333</text:p>
          </table:table-cell>
        </table:table-row>
        <table:table-row>
          <table:table-cell table:style-name="pd1" office:value-type="date" office:date-value="2021-10-17T11:00:00">
            <text:p>Sun Oct 17 11:00:00 2021</text:p>
          </table:table-cell>
          <table:table-cell office:value-type="float" office:value="31.0">
            <text:p>31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10-18T09:00:00">
            <text:p>Mon Oct 18 09:00:00 2021</text:p>
          </table:table-cell>
          <table:table-cell office:value-type="float" office:value="11.3333">
            <text:p>11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10-18T10:00:00">
            <text:p>Mon Oct 18 10:00:00 2021</text:p>
          </table:table-cell>
          <table:table-cell office:value-type="float" office:value="17.5">
            <text:p>17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1-10-18T11:00:00">
            <text:p>Mon Oct 18 11:00:00 2021</text:p>
          </table:table-cell>
          <table:table-cell office:value-type="float" office:value="20.6667">
            <text:p>20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1-10-18T12:00:00">
            <text:p>Mon Oct 18 12:00:00 2021</text:p>
          </table:table-cell>
          <table:table-cell office:value-type="float" office:value="26.0">
            <text:p>26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0-20T23:00:00">
            <text:p>Wed Oct 20 23:00:00 2021</text:p>
          </table:table-cell>
          <table:table-cell office:value-type="float" office:value="21.8333">
            <text:p>21.8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1-10-21T11:00:00">
            <text:p>Thu Oct 21 11:00:00 2021</text:p>
          </table:table-cell>
          <table:table-cell office:value-type="float" office:value="46.1667">
            <text:p>46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10-21T12:00:00">
            <text:p>Thu Oct 21 12:00:00 2021</text:p>
          </table:table-cell>
          <table:table-cell office:value-type="float" office:value="49.3333">
            <text:p>49.3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10-21T13:00:00">
            <text:p>Thu Oct 21 13:00:00 2021</text:p>
          </table:table-cell>
          <table:table-cell office:value-type="float" office:value="39.8333">
            <text:p>39.8333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1-10-22T15:00:00">
            <text:p>Fri Oct 22 15:00:00 2021</text:p>
          </table:table-cell>
          <table:table-cell office:value-type="float" office:value="21.3333">
            <text:p>21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1-10-24T08:00:00">
            <text:p>Sun Oct 24 08:00:00 2021</text:p>
          </table:table-cell>
          <table:table-cell office:value-type="float" office:value="13.3333">
            <text:p>13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0-24T09:00:00">
            <text:p>Sun Oct 24 09:00:00 2021</text:p>
          </table:table-cell>
          <table:table-cell office:value-type="float" office:value="18.0">
            <text:p>18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10-24T10:00:00">
            <text:p>Sun Oct 24 10:00:00 2021</text:p>
          </table:table-cell>
          <table:table-cell office:value-type="float" office:value="20.0">
            <text:p>20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10-24T11:00:00">
            <text:p>Sun Oct 24 11:00:00 2021</text:p>
          </table:table-cell>
          <table:table-cell office:value-type="float" office:value="29.3333">
            <text:p>29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10-25T20:00:00">
            <text:p>Mon Oct 25 20:00:00 2021</text:p>
          </table:table-cell>
          <table:table-cell office:value-type="float" office:value="17.6667">
            <text:p>17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10-26T09:00:00">
            <text:p>Tue Oct 26 09:00:00 2021</text:p>
          </table:table-cell>
          <table:table-cell office:value-type="float" office:value="19.3333">
            <text:p>19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10-26T10:00:00">
            <text:p>Tue Oct 26 10:00:00 2021</text:p>
          </table:table-cell>
          <table:table-cell office:value-type="float" office:value="31.8333">
            <text:p>31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10-27T21:00:00">
            <text:p>Wed Oct 27 21:00:00 2021</text:p>
          </table:table-cell>
          <table:table-cell office:value-type="float" office:value="23.3333">
            <text:p>23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1-10-27T22:00:00">
            <text:p>Wed Oct 27 22:00:00 2021</text:p>
          </table:table-cell>
          <table:table-cell office:value-type="float" office:value="28.0">
            <text:p>28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10-28T20:00:00">
            <text:p>Thu Oct 28 20:00:00 2021</text:p>
          </table:table-cell>
          <table:table-cell office:value-type="float" office:value="30.0">
            <text:p>30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11-01T17:00:00">
            <text:p>Mon Nov  1 17:00:00 2021</text:p>
          </table:table-cell>
          <table:table-cell office:value-type="float" office:value="6.0">
            <text:p>6.0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11-09T08:00:00">
            <text:p>Tue Nov  9 08:00:00 2021</text:p>
          </table:table-cell>
          <table:table-cell office:value-type="float" office:value="15.3333">
            <text:p>15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11-09T09:00:00">
            <text:p>Tue Nov  9 09:00:00 2021</text:p>
          </table:table-cell>
          <table:table-cell office:value-type="float" office:value="19.6667">
            <text:p>19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1-11-09T10:00:00">
            <text:p>Tue Nov  9 10:00:00 2021</text:p>
          </table:table-cell>
          <table:table-cell office:value-type="float" office:value="26.0">
            <text:p>26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1-10T09:00:00">
            <text:p>Wed Nov 10 09:00:00 2021</text:p>
          </table:table-cell>
          <table:table-cell office:value-type="float" office:value="24.0">
            <text:p>24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11-11T09:00:00">
            <text:p>Thu Nov 11 09:00:00 2021</text:p>
          </table:table-cell>
          <table:table-cell office:value-type="float" office:value="25.8333">
            <text:p>25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11-11T10:00:00">
            <text:p>Thu Nov 11 10:00:00 2021</text:p>
          </table:table-cell>
          <table:table-cell office:value-type="float" office:value="28.6667">
            <text:p>28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11-15T19:00:00">
            <text:p>Mon Nov 15 19:00:00 2021</text:p>
          </table:table-cell>
          <table:table-cell office:value-type="float" office:value="9.5">
            <text:p>9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11-15T20:00:00">
            <text:p>Mon Nov 15 20:00:00 2021</text:p>
          </table:table-cell>
          <table:table-cell office:value-type="float" office:value="14.1667">
            <text:p>14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11-15T21:00:00">
            <text:p>Mon Nov 15 21:00:00 2021</text:p>
          </table:table-cell>
          <table:table-cell office:value-type="float" office:value="17.8333">
            <text:p>17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11-15T22:00:00">
            <text:p>Mon Nov 15 22:00:00 2021</text:p>
          </table:table-cell>
          <table:table-cell office:value-type="float" office:value="22.0">
            <text:p>22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11-15T23:00:00">
            <text:p>Mon Nov 15 23:00:00 2021</text:p>
          </table:table-cell>
          <table:table-cell office:value-type="float" office:value="21.0">
            <text:p>21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1-11-16T00:00:00">
            <text:p>Tue Nov 16 00:00:00 2021</text:p>
          </table:table-cell>
          <table:table-cell office:value-type="float" office:value="18.8333">
            <text:p>18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11-16T01:00:00">
            <text:p>Tue Nov 16 01:00:00 2021</text:p>
          </table:table-cell>
          <table:table-cell office:value-type="float" office:value="17.0">
            <text:p>17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1-16T02:00:00">
            <text:p>Tue Nov 16 02:00:00 2021</text:p>
          </table:table-cell>
          <table:table-cell office:value-type="float" office:value="19.1667">
            <text:p>19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11-16T16:00:00">
            <text:p>Tue Nov 16 16:00:00 2021</text:p>
          </table:table-cell>
          <table:table-cell office:value-type="float" office:value="8.0">
            <text:p>8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1-11-16T19:00:00">
            <text:p>Tue Nov 16 19:00:00 2021</text:p>
          </table:table-cell>
          <table:table-cell office:value-type="float" office:value="13.1667">
            <text:p>13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1-11-17T08:00:00">
            <text:p>Wed Nov 17 08:00:00 2021</text:p>
          </table:table-cell>
          <table:table-cell office:value-type="float" office:value="16.6667">
            <text:p>16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1-17T09:00:00">
            <text:p>Wed Nov 17 09:00:00 2021</text:p>
          </table:table-cell>
          <table:table-cell office:value-type="float" office:value="20.8333">
            <text:p>20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1-17T10:00:00">
            <text:p>Wed Nov 17 10:00:00 2021</text:p>
          </table:table-cell>
          <table:table-cell office:value-type="float" office:value="27.0">
            <text:p>27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11-17T11:00:00">
            <text:p>Wed Nov 17 11:00:00 2021</text:p>
          </table:table-cell>
          <table:table-cell office:value-type="float" office:value="31.6667">
            <text:p>31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11-17T12:00:00">
            <text:p>Wed Nov 17 12:00:00 2021</text:p>
          </table:table-cell>
          <table:table-cell office:value-type="float" office:value="32.3333">
            <text:p>32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11-21T00:00:00">
            <text:p>Sun Nov 21 00:00:00 2021</text:p>
          </table:table-cell>
          <table:table-cell office:value-type="float" office:value="14.3333">
            <text:p>14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11-21T01:00:00">
            <text:p>Sun Nov 21 01:00:00 2021</text:p>
          </table:table-cell>
          <table:table-cell office:value-type="float" office:value="12.5">
            <text:p>12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11-21T02:00:00">
            <text:p>Sun Nov 21 02:00:00 2021</text:p>
          </table:table-cell>
          <table:table-cell office:value-type="float" office:value="19.8333">
            <text:p>19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21T03:00:00">
            <text:p>Sun Nov 21 03:00:00 2021</text:p>
          </table:table-cell>
          <table:table-cell office:value-type="float" office:value="22.1667">
            <text:p>22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11-21T04:00:00">
            <text:p>Sun Nov 21 04:00:00 2021</text:p>
          </table:table-cell>
          <table:table-cell office:value-type="float" office:value="25.3333">
            <text:p>25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11-21T05:00:00">
            <text:p>Sun Nov 21 05:00:00 2021</text:p>
          </table:table-cell>
          <table:table-cell office:value-type="float" office:value="24.1667">
            <text:p>24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1-21T06:00:00">
            <text:p>Sun Nov 21 06:00:00 2021</text:p>
          </table:table-cell>
          <table:table-cell office:value-type="float" office:value="19.6667">
            <text:p>19.6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11-21T07:00:00">
            <text:p>Sun Nov 21 07:00:00 2021</text:p>
          </table:table-cell>
          <table:table-cell office:value-type="float" office:value="17.8333">
            <text:p>17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1-11-21T08:00:00">
            <text:p>Sun Nov 21 08:00:00 2021</text:p>
          </table:table-cell>
          <table:table-cell office:value-type="float" office:value="16.3333">
            <text:p>16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1-21T09:00:00">
            <text:p>Sun Nov 21 09:00:00 2021</text:p>
          </table:table-cell>
          <table:table-cell office:value-type="float" office:value="14.0">
            <text:p>14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1-11-21T10:00:00">
            <text:p>Sun Nov 21 10:00:00 2021</text:p>
          </table:table-cell>
          <table:table-cell office:value-type="float" office:value="13.1667">
            <text:p>13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11-21T11:00:00">
            <text:p>Sun Nov 21 11:00:00 2021</text:p>
          </table:table-cell>
          <table:table-cell office:value-type="float" office:value="15.3333">
            <text:p>15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11-21T12:00:00">
            <text:p>Sun Nov 21 12:00:00 2021</text:p>
          </table:table-cell>
          <table:table-cell office:value-type="float" office:value="15.6667">
            <text:p>15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11-21T13:00:00">
            <text:p>Sun Nov 21 13:00:00 2021</text:p>
          </table:table-cell>
          <table:table-cell office:value-type="float" office:value="16.8333">
            <text:p>16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11-21T14:00:00">
            <text:p>Sun Nov 21 14:00:00 2021</text:p>
          </table:table-cell>
          <table:table-cell office:value-type="float" office:value="14.0">
            <text:p>14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1-11-21T15:00:00">
            <text:p>Sun Nov 21 15:00:00 2021</text:p>
          </table:table-cell>
          <table:table-cell office:value-type="float" office:value="11.3333">
            <text:p>1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11-21T17:00:00">
            <text:p>Sun Nov 21 17:00:00 2021</text:p>
          </table:table-cell>
          <table:table-cell office:value-type="float" office:value="7.6667">
            <text:p>7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1-11-22T08:00:00">
            <text:p>Mon Nov 22 08:00:00 2021</text:p>
          </table:table-cell>
          <table:table-cell office:value-type="float" office:value="9.0">
            <text:p>9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11-22T10:00:00">
            <text:p>Mon Nov 22 10:00:00 2021</text:p>
          </table:table-cell>
          <table:table-cell office:value-type="float" office:value="9.8333">
            <text:p>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1-22T11:00:00">
            <text:p>Mon Nov 22 11:00:00 2021</text:p>
          </table:table-cell>
          <table:table-cell office:value-type="float" office:value="5.6667">
            <text:p>5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11-22T12:00:00">
            <text:p>Mon Nov 22 12:00:00 2021</text:p>
          </table:table-cell>
          <table:table-cell office:value-type="float" office:value="4.0">
            <text:p>4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11-22T13:00:00">
            <text:p>Mon Nov 22 13:00:00 2021</text:p>
          </table:table-cell>
          <table:table-cell office:value-type="float" office:value="4.8333">
            <text:p>4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1-22T14:00:00">
            <text:p>Mon Nov 22 14:00:00 2021</text:p>
          </table:table-cell>
          <table:table-cell office:value-type="float" office:value="5.0">
            <text:p>5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11-23T13:00:00">
            <text:p>Tue Nov 23 13:00:00 2021</text:p>
          </table:table-cell>
          <table:table-cell office:value-type="float" office:value="8.5">
            <text:p>8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1-23T14:00:00">
            <text:p>Tue Nov 23 14:00:00 2021</text:p>
          </table:table-cell>
          <table:table-cell office:value-type="float" office:value="6.0">
            <text:p>6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11-23T15:00:00">
            <text:p>Tue Nov 23 15:00:00 2021</text:p>
          </table:table-cell>
          <table:table-cell office:value-type="float" office:value="9.8333">
            <text:p>9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1-23T16:00:00">
            <text:p>Tue Nov 23 16:00:00 2021</text:p>
          </table:table-cell>
          <table:table-cell office:value-type="float" office:value="9.3333">
            <text:p>9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1-23T17:00:00">
            <text:p>Tue Nov 23 17:00:00 2021</text:p>
          </table:table-cell>
          <table:table-cell office:value-type="float" office:value="10.8333">
            <text:p>10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23T18:00:00">
            <text:p>Tue Nov 23 18:00:00 2021</text:p>
          </table:table-cell>
          <table:table-cell office:value-type="float" office:value="10.0">
            <text:p>10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11-23T19:00:00">
            <text:p>Tue Nov 23 19:00:00 2021</text:p>
          </table:table-cell>
          <table:table-cell office:value-type="float" office:value="8.3333">
            <text:p>8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1-23T20:00:00">
            <text:p>Tue Nov 23 20:00:00 2021</text:p>
          </table:table-cell>
          <table:table-cell office:value-type="float" office:value="8.5">
            <text:p>8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11-23T21:00:00">
            <text:p>Tue Nov 23 21:00:00 2021</text:p>
          </table:table-cell>
          <table:table-cell office:value-type="float" office:value="8.0">
            <text:p>8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11-23T22:00:00">
            <text:p>Tue Nov 23 22:00:00 2021</text:p>
          </table:table-cell>
          <table:table-cell office:value-type="float" office:value="9.3333">
            <text:p>9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11-23T23:00:00">
            <text:p>Tue Nov 23 23:00:00 2021</text:p>
          </table:table-cell>
          <table:table-cell office:value-type="float" office:value="11.0">
            <text:p>11.0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11-24T10:00:00">
            <text:p>Wed Nov 24 10:00:00 2021</text:p>
          </table:table-cell>
          <table:table-cell office:value-type="float" office:value="11.8333">
            <text:p>11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1-11-24T11:00:00">
            <text:p>Wed Nov 24 11:00:00 2021</text:p>
          </table:table-cell>
          <table:table-cell office:value-type="float" office:value="12.8333">
            <text:p>12.8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11-24T12:00:00">
            <text:p>Wed Nov 24 12:00:00 2021</text:p>
          </table:table-cell>
          <table:table-cell office:value-type="float" office:value="11.1667">
            <text:p>11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11-24T13:00:00">
            <text:p>Wed Nov 24 13:00:00 2021</text:p>
          </table:table-cell>
          <table:table-cell office:value-type="float" office:value="9.3333">
            <text:p>9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11-24T14:00:00">
            <text:p>Wed Nov 24 14:00:00 2021</text:p>
          </table:table-cell>
          <table:table-cell office:value-type="float" office:value="7.8333">
            <text:p>7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1-24T15:00:00">
            <text:p>Wed Nov 24 15:00:00 2021</text:p>
          </table:table-cell>
          <table:table-cell office:value-type="float" office:value="7.0">
            <text:p>7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11-24T16:00:00">
            <text:p>Wed Nov 24 16:00:00 2021</text:p>
          </table:table-cell>
          <table:table-cell office:value-type="float" office:value="6.5">
            <text:p>6.5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11-24T17:00:00">
            <text:p>Wed Nov 24 17:00:00 2021</text:p>
          </table:table-cell>
          <table:table-cell office:value-type="float" office:value="6.8333">
            <text:p>6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1-24T18:00:00">
            <text:p>Wed Nov 24 18:00:00 2021</text:p>
          </table:table-cell>
          <table:table-cell office:value-type="float" office:value="7.0">
            <text:p>7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1-24T19:00:00">
            <text:p>Wed Nov 24 19:00:00 2021</text:p>
          </table:table-cell>
          <table:table-cell office:value-type="float" office:value="8.3333">
            <text:p>8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1-24T20:00:00">
            <text:p>Wed Nov 24 20:00:00 2021</text:p>
          </table:table-cell>
          <table:table-cell office:value-type="float" office:value="8.3333">
            <text:p>8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11-24T21:00:00">
            <text:p>Wed Nov 24 21:00:00 2021</text:p>
          </table:table-cell>
          <table:table-cell office:value-type="float" office:value="10.1667">
            <text:p>10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1-24T22:00:00">
            <text:p>Wed Nov 24 22:00:00 2021</text:p>
          </table:table-cell>
          <table:table-cell office:value-type="float" office:value="10.6667">
            <text:p>10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11-24T23:00:00">
            <text:p>Wed Nov 24 23:00:00 2021</text:p>
          </table:table-cell>
          <table:table-cell office:value-type="float" office:value="10.0">
            <text:p>10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11-25T00:00:00">
            <text:p>Thu Nov 25 00:00:00 2021</text:p>
          </table:table-cell>
          <table:table-cell office:value-type="float" office:value="11.8333">
            <text:p>11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25T15:00:00">
            <text:p>Thu Nov 25 15:00:00 2021</text:p>
          </table:table-cell>
          <table:table-cell office:value-type="float" office:value="10.3333">
            <text:p>10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11-25T16:00:00">
            <text:p>Thu Nov 25 16:00:00 2021</text:p>
          </table:table-cell>
          <table:table-cell office:value-type="float" office:value="12.1667">
            <text:p>12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1-25T19:00:00">
            <text:p>Thu Nov 25 19:00:00 2021</text:p>
          </table:table-cell>
          <table:table-cell office:value-type="float" office:value="21.8333">
            <text:p>21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1-11-25T20:00:00">
            <text:p>Thu Nov 25 20:00:00 2021</text:p>
          </table:table-cell>
          <table:table-cell office:value-type="float" office:value="24.3333">
            <text:p>24.3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1-11-25T21:00:00">
            <text:p>Thu Nov 25 21:00:00 2021</text:p>
          </table:table-cell>
          <table:table-cell office:value-type="float" office:value="27.8333">
            <text:p>27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1-25T22:00:00">
            <text:p>Thu Nov 25 22:00:00 2021</text:p>
          </table:table-cell>
          <table:table-cell office:value-type="float" office:value="29.3333">
            <text:p>29.3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11-25T23:00:00">
            <text:p>Thu Nov 25 23:00:00 2021</text:p>
          </table:table-cell>
          <table:table-cell office:value-type="float" office:value="30.0">
            <text:p>30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1-11-26T00:00:00">
            <text:p>Fri Nov 26 00:00:00 2021</text:p>
          </table:table-cell>
          <table:table-cell office:value-type="float" office:value="28.3333">
            <text:p>28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11-26T01:00:00">
            <text:p>Fri Nov 26 01:00:00 2021</text:p>
          </table:table-cell>
          <table:table-cell office:value-type="float" office:value="19.5">
            <text:p>19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1-11-26T02:00:00">
            <text:p>Fri Nov 26 02:00:00 2021</text:p>
          </table:table-cell>
          <table:table-cell office:value-type="float" office:value="19.5">
            <text:p>19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11-26T03:00:00">
            <text:p>Fri Nov 26 03:00:00 2021</text:p>
          </table:table-cell>
          <table:table-cell office:value-type="float" office:value="21.8333">
            <text:p>21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11-26T04:00:00">
            <text:p>Fri Nov 26 04:00:00 2021</text:p>
          </table:table-cell>
          <table:table-cell office:value-type="float" office:value="20.3333">
            <text:p>20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11-26T05:00:00">
            <text:p>Fri Nov 26 05:00:00 2021</text:p>
          </table:table-cell>
          <table:table-cell office:value-type="float" office:value="19.6667">
            <text:p>19.6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11-26T06:00:00">
            <text:p>Fri Nov 26 06:00:00 2021</text:p>
          </table:table-cell>
          <table:table-cell office:value-type="float" office:value="19.5">
            <text:p>19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11-26T07:00:00">
            <text:p>Fri Nov 26 07:00:00 2021</text:p>
          </table:table-cell>
          <table:table-cell office:value-type="float" office:value="22.0">
            <text:p>22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11-26T08:00:00">
            <text:p>Fri Nov 26 08:00:00 2021</text:p>
          </table:table-cell>
          <table:table-cell office:value-type="float" office:value="25.1667">
            <text:p>25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1-26T09:00:00">
            <text:p>Fri Nov 26 09:00:00 2021</text:p>
          </table:table-cell>
          <table:table-cell office:value-type="float" office:value="25.0">
            <text:p>25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11-26T10:00:00">
            <text:p>Fri Nov 26 10:00:00 2021</text:p>
          </table:table-cell>
          <table:table-cell office:value-type="float" office:value="27.1667">
            <text:p>27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1-11-26T11:00:00">
            <text:p>Fri Nov 26 11:00:00 2021</text:p>
          </table:table-cell>
          <table:table-cell office:value-type="float" office:value="26.5">
            <text:p>26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1-26T12:00:00">
            <text:p>Fri Nov 26 12:00:00 2021</text:p>
          </table:table-cell>
          <table:table-cell office:value-type="float" office:value="19.6667">
            <text:p>19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1-11-26T13:00:00">
            <text:p>Fri Nov 26 13:00:00 2021</text:p>
          </table:table-cell>
          <table:table-cell office:value-type="float" office:value="11.0">
            <text:p>11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1-26T14:00:00">
            <text:p>Fri Nov 26 14:00:00 2021</text:p>
          </table:table-cell>
          <table:table-cell office:value-type="float" office:value="6.1667">
            <text:p>6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1-28T09:00:00">
            <text:p>Sun Nov 28 09:00:00 2021</text:p>
          </table:table-cell>
          <table:table-cell office:value-type="float" office:value="14.1667">
            <text:p>14.1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11-28T10:00:00">
            <text:p>Sun Nov 28 10:00:00 2021</text:p>
          </table:table-cell>
          <table:table-cell office:value-type="float" office:value="15.6667">
            <text:p>15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1-28T11:00:00">
            <text:p>Sun Nov 28 11:00:00 2021</text:p>
          </table:table-cell>
          <table:table-cell office:value-type="float" office:value="17.1667">
            <text:p>17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11-28T12:00:00">
            <text:p>Sun Nov 28 12:00:00 2021</text:p>
          </table:table-cell>
          <table:table-cell office:value-type="float" office:value="18.8333">
            <text:p>18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11-28T13:00:00">
            <text:p>Sun Nov 28 13:00:00 2021</text:p>
          </table:table-cell>
          <table:table-cell office:value-type="float" office:value="15.0">
            <text:p>15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1-29T22:00:00">
            <text:p>Mon Nov 29 22:00:00 2021</text:p>
          </table:table-cell>
          <table:table-cell office:value-type="float" office:value="13.1667">
            <text:p>13.1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1-11-29T23:00:00">
            <text:p>Mon Nov 29 23:00:00 2021</text:p>
          </table:table-cell>
          <table:table-cell office:value-type="float" office:value="15.6667">
            <text:p>15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1-11-30T02:00:00">
            <text:p>Tue Nov 30 02:00:00 2021</text:p>
          </table:table-cell>
          <table:table-cell office:value-type="float" office:value="9.3333">
            <text:p>9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1-11-30T04:00:00">
            <text:p>Tue Nov 30 04:00:00 2021</text:p>
          </table:table-cell>
          <table:table-cell office:value-type="float" office:value="19.0">
            <text:p>19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1-30T05:00:00">
            <text:p>Tue Nov 30 05:00:00 2021</text:p>
          </table:table-cell>
          <table:table-cell office:value-type="float" office:value="17.5">
            <text:p>17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11-30T06:00:00">
            <text:p>Tue Nov 30 06:00:00 2021</text:p>
          </table:table-cell>
          <table:table-cell office:value-type="float" office:value="15.3333">
            <text:p>15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11-30T07:00:00">
            <text:p>Tue Nov 30 07:00:00 2021</text:p>
          </table:table-cell>
          <table:table-cell office:value-type="float" office:value="12.5">
            <text:p>12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1-30T08:00:00">
            <text:p>Tue Nov 30 08:00:00 2021</text:p>
          </table:table-cell>
          <table:table-cell office:value-type="float" office:value="10.5">
            <text:p>10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11-30T09:00:00">
            <text:p>Tue Nov 30 09:00:00 2021</text:p>
          </table:table-cell>
          <table:table-cell office:value-type="float" office:value="12.6667">
            <text:p>1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1-30T10:00:00">
            <text:p>Tue Nov 30 10:00:00 2021</text:p>
          </table:table-cell>
          <table:table-cell office:value-type="float" office:value="21.0">
            <text:p>21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1-11-30T11:00:00">
            <text:p>Tue Nov 30 11:00:00 2021</text:p>
          </table:table-cell>
          <table:table-cell office:value-type="float" office:value="23.6667">
            <text:p>23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1-30T12:00:00">
            <text:p>Tue Nov 30 12:00:00 2021</text:p>
          </table:table-cell>
          <table:table-cell office:value-type="float" office:value="14.8333">
            <text:p>14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11-30T13:00:00">
            <text:p>Tue Nov 30 13:00:00 2021</text:p>
          </table:table-cell>
          <table:table-cell office:value-type="float" office:value="12.1667">
            <text:p>12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1-30T14:00:00">
            <text:p>Tue Nov 30 14:00:00 2021</text:p>
          </table:table-cell>
          <table:table-cell office:value-type="float" office:value="12.6667">
            <text:p>12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11-30T15:00:00">
            <text:p>Tue Nov 30 15:00:00 2021</text:p>
          </table:table-cell>
          <table:table-cell office:value-type="float" office:value="10.1667">
            <text:p>10.1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1-11-30T16:00:00">
            <text:p>Tue Nov 30 16:00:00 2021</text:p>
          </table:table-cell>
          <table:table-cell office:value-type="float" office:value="12.6667">
            <text:p>12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1-12-01T05:00:00">
            <text:p>Wed Dec  1 05:00:00 2021</text:p>
          </table:table-cell>
          <table:table-cell office:value-type="float" office:value="25.0">
            <text:p>25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12-01T06:00:00">
            <text:p>Wed Dec  1 06:00:00 2021</text:p>
          </table:table-cell>
          <table:table-cell office:value-type="float" office:value="21.8333">
            <text:p>21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2-01T07:00:00">
            <text:p>Wed Dec  1 07:00:00 2021</text:p>
          </table:table-cell>
          <table:table-cell office:value-type="float" office:value="24.6667">
            <text:p>24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12-01T08:00:00">
            <text:p>Wed Dec  1 08:00:00 2021</text:p>
          </table:table-cell>
          <table:table-cell office:value-type="float" office:value="22.5">
            <text:p>22.5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12-01T09:00:00">
            <text:p>Wed Dec  1 09:00:00 2021</text:p>
          </table:table-cell>
          <table:table-cell office:value-type="float" office:value="23.0">
            <text:p>2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01T10:00:00">
            <text:p>Wed Dec  1 10:00:00 2021</text:p>
          </table:table-cell>
          <table:table-cell office:value-type="float" office:value="24.1667">
            <text:p>24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1-12-01T11:00:00">
            <text:p>Wed Dec  1 11:00:00 2021</text:p>
          </table:table-cell>
          <table:table-cell office:value-type="float" office:value="27.6667">
            <text:p>27.6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12-01T12:00:00">
            <text:p>Wed Dec  1 12:00:00 2021</text:p>
          </table:table-cell>
          <table:table-cell office:value-type="float" office:value="29.0">
            <text:p>29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1-12-01T13:00:00">
            <text:p>Wed Dec  1 13:00:00 2021</text:p>
          </table:table-cell>
          <table:table-cell office:value-type="float" office:value="29.8333">
            <text:p>2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01T14:00:00">
            <text:p>Wed Dec  1 14:00:00 2021</text:p>
          </table:table-cell>
          <table:table-cell office:value-type="float" office:value="28.0">
            <text:p>28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2-02T19:00:00">
            <text:p>Thu Dec  2 19:00:00 2021</text:p>
          </table:table-cell>
          <table:table-cell office:value-type="float" office:value="13.0">
            <text:p>13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2-02T20:00:00">
            <text:p>Thu Dec  2 20:00:00 2021</text:p>
          </table:table-cell>
          <table:table-cell office:value-type="float" office:value="22.6667">
            <text:p>22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1-12-02T21:00:00">
            <text:p>Thu Dec  2 21:00:00 2021</text:p>
          </table:table-cell>
          <table:table-cell office:value-type="float" office:value="27.3333">
            <text:p>27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12-02T22:00:00">
            <text:p>Thu Dec  2 22:00:00 2021</text:p>
          </table:table-cell>
          <table:table-cell office:value-type="float" office:value="27.8333">
            <text:p>27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12-02T23:00:00">
            <text:p>Thu Dec  2 23:00:00 2021</text:p>
          </table:table-cell>
          <table:table-cell office:value-type="float" office:value="22.0">
            <text:p>22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1-12-03T00:00:00">
            <text:p>Fri Dec  3 00:00:00 2021</text:p>
          </table:table-cell>
          <table:table-cell office:value-type="float" office:value="18.5">
            <text:p>18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12-03T01:00:00">
            <text:p>Fri Dec  3 01:00:00 2021</text:p>
          </table:table-cell>
          <table:table-cell office:value-type="float" office:value="17.8333">
            <text:p>17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12-03T02:00:00">
            <text:p>Fri Dec  3 02:00:00 2021</text:p>
          </table:table-cell>
          <table:table-cell office:value-type="float" office:value="15.1667">
            <text:p>15.1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12-03T03:00:00">
            <text:p>Fri Dec  3 03:00:00 2021</text:p>
          </table:table-cell>
          <table:table-cell office:value-type="float" office:value="16.6667">
            <text:p>16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12-03T04:00:00">
            <text:p>Fri Dec  3 04:00:00 2021</text:p>
          </table:table-cell>
          <table:table-cell office:value-type="float" office:value="14.6667">
            <text:p>14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12-03T05:00:00">
            <text:p>Fri Dec  3 05:00:00 2021</text:p>
          </table:table-cell>
          <table:table-cell office:value-type="float" office:value="15.0">
            <text:p>15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12-03T06:00:00">
            <text:p>Fri Dec  3 06:00:00 2021</text:p>
          </table:table-cell>
          <table:table-cell office:value-type="float" office:value="11.6667">
            <text:p>11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1-12-03T07:00:00">
            <text:p>Fri Dec  3 07:00:00 2021</text:p>
          </table:table-cell>
          <table:table-cell office:value-type="float" office:value="9.1667">
            <text:p>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12-03T08:00:00">
            <text:p>Fri Dec  3 08:00:00 2021</text:p>
          </table:table-cell>
          <table:table-cell office:value-type="float" office:value="10.3333">
            <text:p>10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12-03T09:00:00">
            <text:p>Fri Dec  3 09:00:00 2021</text:p>
          </table:table-cell>
          <table:table-cell office:value-type="float" office:value="14.8333">
            <text:p>14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1-12-03T10:00:00">
            <text:p>Fri Dec  3 10:00:00 2021</text:p>
          </table:table-cell>
          <table:table-cell office:value-type="float" office:value="22.8333">
            <text:p>22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12-03T11:00:00">
            <text:p>Fri Dec  3 11:00:00 2021</text:p>
          </table:table-cell>
          <table:table-cell office:value-type="float" office:value="26.1667">
            <text:p>26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03T12:00:00">
            <text:p>Fri Dec  3 12:00:00 2021</text:p>
          </table:table-cell>
          <table:table-cell office:value-type="float" office:value="18.5">
            <text:p>18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12-03T13:00:00">
            <text:p>Fri Dec  3 13:00:00 2021</text:p>
          </table:table-cell>
          <table:table-cell office:value-type="float" office:value="8.5">
            <text:p>8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03T14:00:00">
            <text:p>Fri Dec  3 14:00:00 2021</text:p>
          </table:table-cell>
          <table:table-cell office:value-type="float" office:value="5.8333">
            <text:p>5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12-03T15:00:00">
            <text:p>Fri Dec  3 15:00:00 2021</text:p>
          </table:table-cell>
          <table:table-cell office:value-type="float" office:value="7.3333">
            <text:p>7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12-04T05:00:00">
            <text:p>Sat Dec  4 05:00:00 2021</text:p>
          </table:table-cell>
          <table:table-cell office:value-type="float" office:value="29.3333">
            <text:p>29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2-04T06:00:00">
            <text:p>Sat Dec  4 06:00:00 2021</text:p>
          </table:table-cell>
          <table:table-cell office:value-type="float" office:value="21.6667">
            <text:p>21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2-04T07:00:00">
            <text:p>Sat Dec  4 07:00:00 2021</text:p>
          </table:table-cell>
          <table:table-cell office:value-type="float" office:value="14.6667">
            <text:p>14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2-04T08:00:00">
            <text:p>Sat Dec  4 08:00:00 2021</text:p>
          </table:table-cell>
          <table:table-cell office:value-type="float" office:value="9.6667">
            <text:p>9.6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1-12-04T09:00:00">
            <text:p>Sat Dec  4 09:00:00 2021</text:p>
          </table:table-cell>
          <table:table-cell office:value-type="float" office:value="14.3333">
            <text:p>14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12-04T10:00:00">
            <text:p>Sat Dec  4 10:00:00 2021</text:p>
          </table:table-cell>
          <table:table-cell office:value-type="float" office:value="16.3333">
            <text:p>16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12-04T11:00:00">
            <text:p>Sat Dec  4 11:00:00 2021</text:p>
          </table:table-cell>
          <table:table-cell office:value-type="float" office:value="20.1667">
            <text:p>20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12-04T12:00:00">
            <text:p>Sat Dec  4 12:00:00 2021</text:p>
          </table:table-cell>
          <table:table-cell office:value-type="float" office:value="20.5">
            <text:p>20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12-04T13:00:00">
            <text:p>Sat Dec  4 13:00:00 2021</text:p>
          </table:table-cell>
          <table:table-cell office:value-type="float" office:value="22.6667">
            <text:p>22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12-04T14:00:00">
            <text:p>Sat Dec  4 14:00:00 2021</text:p>
          </table:table-cell>
          <table:table-cell office:value-type="float" office:value="22.1667">
            <text:p>22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12-04T15:00:00">
            <text:p>Sat Dec  4 15:00:00 2021</text:p>
          </table:table-cell>
          <table:table-cell office:value-type="float" office:value="18.1667">
            <text:p>18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12-06T09:00:00">
            <text:p>Mon Dec  6 09:00:00 2021</text:p>
          </table:table-cell>
          <table:table-cell office:value-type="float" office:value="13.0">
            <text:p>13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1-12-06T10:00:00">
            <text:p>Mon Dec  6 10:00:00 2021</text:p>
          </table:table-cell>
          <table:table-cell office:value-type="float" office:value="15.3333">
            <text:p>15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12-06T11:00:00">
            <text:p>Mon Dec  6 11:00:00 2021</text:p>
          </table:table-cell>
          <table:table-cell office:value-type="float" office:value="15.5">
            <text:p>15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1-12-06T12:00:00">
            <text:p>Mon Dec  6 12:00:00 2021</text:p>
          </table:table-cell>
          <table:table-cell office:value-type="float" office:value="14.6667">
            <text:p>14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1-12-06T13:00:00">
            <text:p>Mon Dec  6 13:00:00 2021</text:p>
          </table:table-cell>
          <table:table-cell office:value-type="float" office:value="14.8333">
            <text:p>14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12-06T14:00:00">
            <text:p>Mon Dec  6 14:00:00 2021</text:p>
          </table:table-cell>
          <table:table-cell office:value-type="float" office:value="14.1667">
            <text:p>14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12-06T15:00:00">
            <text:p>Mon Dec  6 15:00:00 2021</text:p>
          </table:table-cell>
          <table:table-cell office:value-type="float" office:value="11.6667">
            <text:p>11.6667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12-06T16:00:00">
            <text:p>Mon Dec  6 16:00:00 2021</text:p>
          </table:table-cell>
          <table:table-cell office:value-type="float" office:value="12.0">
            <text:p>12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12-06T17:00:00">
            <text:p>Mon Dec  6 17:00:00 2021</text:p>
          </table:table-cell>
          <table:table-cell office:value-type="float" office:value="13.5">
            <text:p>13.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06T18:00:00">
            <text:p>Mon Dec  6 18:00:00 2021</text:p>
          </table:table-cell>
          <table:table-cell office:value-type="float" office:value="12.0">
            <text:p>12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2-06T19:00:00">
            <text:p>Mon Dec  6 19:00:00 2021</text:p>
          </table:table-cell>
          <table:table-cell office:value-type="float" office:value="13.3333">
            <text:p>13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12-06T20:00:00">
            <text:p>Mon Dec  6 20:00:00 2021</text:p>
          </table:table-cell>
          <table:table-cell office:value-type="float" office:value="20.1667">
            <text:p>20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12-07T05:00:00">
            <text:p>Tue Dec  7 05:00:00 2021</text:p>
          </table:table-cell>
          <table:table-cell office:value-type="float" office:value="20.6667">
            <text:p>20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2-07T06:00:00">
            <text:p>Tue Dec  7 06:00:00 2021</text:p>
          </table:table-cell>
          <table:table-cell office:value-type="float" office:value="18.6667">
            <text:p>18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12-07T07:00:00">
            <text:p>Tue Dec  7 07:00:00 2021</text:p>
          </table:table-cell>
          <table:table-cell office:value-type="float" office:value="16.6667">
            <text:p>16.6667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12-07T08:00:00">
            <text:p>Tue Dec  7 08:00:00 2021</text:p>
          </table:table-cell>
          <table:table-cell office:value-type="float" office:value="15.8333">
            <text:p>15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1-12-07T09:00:00">
            <text:p>Tue Dec  7 09:00:00 2021</text:p>
          </table:table-cell>
          <table:table-cell office:value-type="float" office:value="16.6667">
            <text:p>16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1-12-07T10:00:00">
            <text:p>Tue Dec  7 10:00:00 2021</text:p>
          </table:table-cell>
          <table:table-cell office:value-type="float" office:value="22.3333">
            <text:p>22.3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1-12-07T11:00:00">
            <text:p>Tue Dec  7 11:00:00 2021</text:p>
          </table:table-cell>
          <table:table-cell office:value-type="float" office:value="27.3333">
            <text:p>27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2-07T12:00:00">
            <text:p>Tue Dec  7 12:00:00 2021</text:p>
          </table:table-cell>
          <table:table-cell office:value-type="float" office:value="28.3333">
            <text:p>28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1-12-07T13:00:00">
            <text:p>Tue Dec  7 13:00:00 2021</text:p>
          </table:table-cell>
          <table:table-cell office:value-type="float" office:value="27.6667">
            <text:p>27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2-07T14:00:00">
            <text:p>Tue Dec  7 14:00:00 2021</text:p>
          </table:table-cell>
          <table:table-cell office:value-type="float" office:value="19.5">
            <text:p>19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1-12-07T15:00:00">
            <text:p>Tue Dec  7 15:00:00 2021</text:p>
          </table:table-cell>
          <table:table-cell office:value-type="float" office:value="14.8333">
            <text:p>14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2-07T16:00:00">
            <text:p>Tue Dec  7 16:00:00 2021</text:p>
          </table:table-cell>
          <table:table-cell office:value-type="float" office:value="14.8333">
            <text:p>14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12-09T00:00:00">
            <text:p>Thu Dec  9 00:00:00 2021</text:p>
          </table:table-cell>
          <table:table-cell office:value-type="float" office:value="18.3333">
            <text:p>18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2-09T01:00:00">
            <text:p>Thu Dec  9 01:00:00 2021</text:p>
          </table:table-cell>
          <table:table-cell office:value-type="float" office:value="19.1667">
            <text:p>19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1-12-09T02:00:00">
            <text:p>Thu Dec  9 02:00:00 2021</text:p>
          </table:table-cell>
          <table:table-cell office:value-type="float" office:value="8.6667">
            <text:p>8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1-12-09T03:00:00">
            <text:p>Thu Dec  9 03:00:00 2021</text:p>
          </table:table-cell>
          <table:table-cell office:value-type="float" office:value="4.6667">
            <text:p>4.6667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1-12-09T04:00:00">
            <text:p>Thu Dec  9 04:00:00 2021</text:p>
          </table:table-cell>
          <table:table-cell office:value-type="float" office:value="5.8333">
            <text:p>5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1-12-09T05:00:00">
            <text:p>Thu Dec  9 05:00:00 2021</text:p>
          </table:table-cell>
          <table:table-cell office:value-type="float" office:value="6.5">
            <text:p>6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1-12-09T06:00:00">
            <text:p>Thu Dec  9 06:00:00 2021</text:p>
          </table:table-cell>
          <table:table-cell office:value-type="float" office:value="6.3333">
            <text:p>6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12-09T08:00:00">
            <text:p>Thu Dec  9 08:00:00 2021</text:p>
          </table:table-cell>
          <table:table-cell office:value-type="float" office:value="7.6667">
            <text:p>7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12-09T09:00:00">
            <text:p>Thu Dec  9 09:00:00 2021</text:p>
          </table:table-cell>
          <table:table-cell office:value-type="float" office:value="13.5">
            <text:p>13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1-12-09T10:00:00">
            <text:p>Thu Dec  9 10:00:00 2021</text:p>
          </table:table-cell>
          <table:table-cell office:value-type="float" office:value="16.5">
            <text:p>16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2-09T11:00:00">
            <text:p>Thu Dec  9 11:00:00 2021</text:p>
          </table:table-cell>
          <table:table-cell office:value-type="float" office:value="20.3333">
            <text:p>20.3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09T12:00:00">
            <text:p>Thu Dec  9 12:00:00 2021</text:p>
          </table:table-cell>
          <table:table-cell office:value-type="float" office:value="24.1667">
            <text:p>24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12-09T13:00:00">
            <text:p>Thu Dec  9 13:00:00 2021</text:p>
          </table:table-cell>
          <table:table-cell office:value-type="float" office:value="15.5">
            <text:p>15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09T14:00:00">
            <text:p>Thu Dec  9 14:00:00 2021</text:p>
          </table:table-cell>
          <table:table-cell office:value-type="float" office:value="9.8333">
            <text:p>9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12-09T15:00:00">
            <text:p>Thu Dec  9 15:00:00 2021</text:p>
          </table:table-cell>
          <table:table-cell office:value-type="float" office:value="6.6667">
            <text:p>6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12-09T16:00:00">
            <text:p>Thu Dec  9 16:00:00 2021</text:p>
          </table:table-cell>
          <table:table-cell office:value-type="float" office:value="5.3333">
            <text:p>5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1-12-09T17:00:00">
            <text:p>Thu Dec  9 17:00:00 2021</text:p>
          </table:table-cell>
          <table:table-cell office:value-type="float" office:value="5.6667">
            <text:p>5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12-09T18:00:00">
            <text:p>Thu Dec  9 18:00:00 2021</text:p>
          </table:table-cell>
          <table:table-cell office:value-type="float" office:value="6.1667">
            <text:p>6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09T19:00:00">
            <text:p>Thu Dec  9 19:00:00 2021</text:p>
          </table:table-cell>
          <table:table-cell office:value-type="float" office:value="7.1667">
            <text:p>7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12-09T20:00:00">
            <text:p>Thu Dec  9 20:00:00 2021</text:p>
          </table:table-cell>
          <table:table-cell office:value-type="float" office:value="8.1667">
            <text:p>8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12-09T21:00:00">
            <text:p>Thu Dec  9 21:00:00 2021</text:p>
          </table:table-cell>
          <table:table-cell office:value-type="float" office:value="7.3333">
            <text:p>7.3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12-09T22:00:00">
            <text:p>Thu Dec  9 22:00:00 2021</text:p>
          </table:table-cell>
          <table:table-cell office:value-type="float" office:value="9.3333">
            <text:p>9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12-09T23:00:00">
            <text:p>Thu Dec  9 23:00:00 2021</text:p>
          </table:table-cell>
          <table:table-cell office:value-type="float" office:value="8.3333">
            <text:p>8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1-12-10T00:00:00">
            <text:p>Fri Dec 10 00:00:00 2021</text:p>
          </table:table-cell>
          <table:table-cell office:value-type="float" office:value="5.8333">
            <text:p>5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2-10T01:00:00">
            <text:p>Fri Dec 10 01:00:00 2021</text:p>
          </table:table-cell>
          <table:table-cell office:value-type="float" office:value="5.3333">
            <text:p>5.3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12-10T02:00:00">
            <text:p>Fri Dec 10 02:00:00 2021</text:p>
          </table:table-cell>
          <table:table-cell office:value-type="float" office:value="5.0">
            <text:p>5.0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1-12-10T03:00:00">
            <text:p>Fri Dec 10 03:00:00 2021</text:p>
          </table:table-cell>
          <table:table-cell office:value-type="float" office:value="6.0">
            <text:p>6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12-10T10:00:00">
            <text:p>Fri Dec 10 10:00:00 2021</text:p>
          </table:table-cell>
          <table:table-cell office:value-type="float" office:value="9.3333">
            <text:p>9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2-10T11:00:00">
            <text:p>Fri Dec 10 11:00:00 2021</text:p>
          </table:table-cell>
          <table:table-cell office:value-type="float" office:value="11.6667">
            <text:p>11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2-10T12:00:00">
            <text:p>Fri Dec 10 12:00:00 2021</text:p>
          </table:table-cell>
          <table:table-cell office:value-type="float" office:value="21.5">
            <text:p>21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10T13:00:00">
            <text:p>Fri Dec 10 13:00:00 2021</text:p>
          </table:table-cell>
          <table:table-cell office:value-type="float" office:value="13.3333">
            <text:p>13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1-12-10T14:00:00">
            <text:p>Fri Dec 10 14:00:00 2021</text:p>
          </table:table-cell>
          <table:table-cell office:value-type="float" office:value="6.3333">
            <text:p>6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10T15:00:00">
            <text:p>Fri Dec 10 15:00:00 2021</text:p>
          </table:table-cell>
          <table:table-cell office:value-type="float" office:value="3.6667">
            <text:p>3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12-10T16:00:00">
            <text:p>Fri Dec 10 16:00:00 2021</text:p>
          </table:table-cell>
          <table:table-cell office:value-type="float" office:value="2.6667">
            <text:p>2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2-10T17:00:00">
            <text:p>Fri Dec 10 17:00:00 2021</text:p>
          </table:table-cell>
          <table:table-cell office:value-type="float" office:value="2.0">
            <text:p>2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12-10T18:00:00">
            <text:p>Fri Dec 10 18:00:00 2021</text:p>
          </table:table-cell>
          <table:table-cell office:value-type="float" office:value="2.6667">
            <text:p>2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1-12-10T19:00:00">
            <text:p>Fri Dec 10 19:00:00 2021</text:p>
          </table:table-cell>
          <table:table-cell office:value-type="float" office:value="3.1667">
            <text:p>3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12-10T20:00:00">
            <text:p>Fri Dec 10 20:00:00 2021</text:p>
          </table:table-cell>
          <table:table-cell office:value-type="float" office:value="6.1667">
            <text:p>6.1667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12-10T21:00:00">
            <text:p>Fri Dec 10 21:00:00 2021</text:p>
          </table:table-cell>
          <table:table-cell office:value-type="float" office:value="6.5">
            <text:p>6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12-10T22:00:00">
            <text:p>Fri Dec 10 22:00:00 2021</text:p>
          </table:table-cell>
          <table:table-cell office:value-type="float" office:value="17.3333">
            <text:p>17.3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12-10T23:00:00">
            <text:p>Fri Dec 10 23:00:00 2021</text:p>
          </table:table-cell>
          <table:table-cell office:value-type="float" office:value="12.5">
            <text:p>12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12-11T00:00:00">
            <text:p>Sat Dec 11 00:00:00 2021</text:p>
          </table:table-cell>
          <table:table-cell office:value-type="float" office:value="6.0">
            <text:p>6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1-12-11T01:00:00">
            <text:p>Sat Dec 11 01:00:00 2021</text:p>
          </table:table-cell>
          <table:table-cell office:value-type="float" office:value="3.8333">
            <text:p>3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12-11T02:00:00">
            <text:p>Sat Dec 11 02:00:00 2021</text:p>
          </table:table-cell>
          <table:table-cell office:value-type="float" office:value="2.8333">
            <text:p>2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1-12-11T04:00:00">
            <text:p>Sat Dec 11 04:00:00 2021</text:p>
          </table:table-cell>
          <table:table-cell office:value-type="float" office:value="6.6667">
            <text:p>6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12-11T05:00:00">
            <text:p>Sat Dec 11 05:00:00 2021</text:p>
          </table:table-cell>
          <table:table-cell office:value-type="float" office:value="11.0">
            <text:p>11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2-11T06:00:00">
            <text:p>Sat Dec 11 06:00:00 2021</text:p>
          </table:table-cell>
          <table:table-cell office:value-type="float" office:value="10.3333">
            <text:p>1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12-11T07:00:00">
            <text:p>Sat Dec 11 07:00:00 2021</text:p>
          </table:table-cell>
          <table:table-cell office:value-type="float" office:value="10.3333">
            <text:p>10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2-11T08:00:00">
            <text:p>Sat Dec 11 08:00:00 2021</text:p>
          </table:table-cell>
          <table:table-cell office:value-type="float" office:value="12.1667">
            <text:p>12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2-11T09:00:00">
            <text:p>Sat Dec 11 09:00:00 2021</text:p>
          </table:table-cell>
          <table:table-cell office:value-type="float" office:value="16.3333">
            <text:p>16.3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1-12-11T10:00:00">
            <text:p>Sat Dec 11 10:00:00 2021</text:p>
          </table:table-cell>
          <table:table-cell office:value-type="float" office:value="19.8333">
            <text:p>19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12-11T11:00:00">
            <text:p>Sat Dec 11 11:00:00 2021</text:p>
          </table:table-cell>
          <table:table-cell office:value-type="float" office:value="24.8333">
            <text:p>24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12-11T12:00:00">
            <text:p>Sat Dec 11 12:00:00 2021</text:p>
          </table:table-cell>
          <table:table-cell office:value-type="float" office:value="27.1667">
            <text:p>27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12-11T13:00:00">
            <text:p>Sat Dec 11 13:00:00 2021</text:p>
          </table:table-cell>
          <table:table-cell office:value-type="float" office:value="19.3333">
            <text:p>19.3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12-11T14:00:00">
            <text:p>Sat Dec 11 14:00:00 2021</text:p>
          </table:table-cell>
          <table:table-cell office:value-type="float" office:value="13.6667">
            <text:p>13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12-11T15:00:00">
            <text:p>Sat Dec 11 15:00:00 2021</text:p>
          </table:table-cell>
          <table:table-cell office:value-type="float" office:value="11.1667">
            <text:p>11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2-11T16:00:00">
            <text:p>Sat Dec 11 16:00:00 2021</text:p>
          </table:table-cell>
          <table:table-cell office:value-type="float" office:value="8.5">
            <text:p>8.5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12-11T17:00:00">
            <text:p>Sat Dec 11 17:00:00 2021</text:p>
          </table:table-cell>
          <table:table-cell office:value-type="float" office:value="6.8333">
            <text:p>6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11T18:00:00">
            <text:p>Sat Dec 11 18:00:00 2021</text:p>
          </table:table-cell>
          <table:table-cell office:value-type="float" office:value="10.1667">
            <text:p>10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1-12-11T19:00:00">
            <text:p>Sat Dec 11 19:00:00 2021</text:p>
          </table:table-cell>
          <table:table-cell office:value-type="float" office:value="13.8333">
            <text:p>13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1-12-11T20:00:00">
            <text:p>Sat Dec 11 20:00:00 2021</text:p>
          </table:table-cell>
          <table:table-cell office:value-type="float" office:value="21.8333">
            <text:p>21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12-11T21:00:00">
            <text:p>Sat Dec 11 21:00:00 2021</text:p>
          </table:table-cell>
          <table:table-cell office:value-type="float" office:value="25.6667">
            <text:p>25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1-12-12T08:00:00">
            <text:p>Sun Dec 12 08:00:00 2021</text:p>
          </table:table-cell>
          <table:table-cell office:value-type="float" office:value="12.8333">
            <text:p>12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12-12T09:00:00">
            <text:p>Sun Dec 12 09:00:00 2021</text:p>
          </table:table-cell>
          <table:table-cell office:value-type="float" office:value="10.5">
            <text:p>10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12-12T10:00:00">
            <text:p>Sun Dec 12 10:00:00 2021</text:p>
          </table:table-cell>
          <table:table-cell office:value-type="float" office:value="11.8333">
            <text:p>11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12-12T11:00:00">
            <text:p>Sun Dec 12 11:00:00 2021</text:p>
          </table:table-cell>
          <table:table-cell office:value-type="float" office:value="13.0">
            <text:p>1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12-12T12:00:00">
            <text:p>Sun Dec 12 12:00:00 2021</text:p>
          </table:table-cell>
          <table:table-cell office:value-type="float" office:value="17.6667">
            <text:p>17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12-12T13:00:00">
            <text:p>Sun Dec 12 13:00:00 2021</text:p>
          </table:table-cell>
          <table:table-cell office:value-type="float" office:value="12.8333">
            <text:p>12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12-12T14:00:00">
            <text:p>Sun Dec 12 14:00:00 2021</text:p>
          </table:table-cell>
          <table:table-cell office:value-type="float" office:value="9.0">
            <text:p>9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12-12T15:00:00">
            <text:p>Sun Dec 12 15:00:00 2021</text:p>
          </table:table-cell>
          <table:table-cell office:value-type="float" office:value="6.8333">
            <text:p>6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2-14T11:00:00">
            <text:p>Tue Dec 14 11:00:00 2021</text:p>
          </table:table-cell>
          <table:table-cell office:value-type="float" office:value="28.1667">
            <text:p>28.1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12-14T23:00:00">
            <text:p>Tue Dec 14 23:00:00 2021</text:p>
          </table:table-cell>
          <table:table-cell office:value-type="float" office:value="54.8333">
            <text:p>54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12-15T00:00:00">
            <text:p>Wed Dec 15 00:00:00 2021</text:p>
          </table:table-cell>
          <table:table-cell office:value-type="float" office:value="42.3333">
            <text:p>42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2-15T01:00:00">
            <text:p>Wed Dec 15 01:00:00 2021</text:p>
          </table:table-cell>
          <table:table-cell office:value-type="float" office:value="35.6667">
            <text:p>35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12-15T02:00:00">
            <text:p>Wed Dec 15 02:00:00 2021</text:p>
          </table:table-cell>
          <table:table-cell office:value-type="float" office:value="31.0">
            <text:p>31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12-15T03:00:00">
            <text:p>Wed Dec 15 03:00:00 2021</text:p>
          </table:table-cell>
          <table:table-cell office:value-type="float" office:value="26.8333">
            <text:p>26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12-15T05:00:00">
            <text:p>Wed Dec 15 05:00:00 2021</text:p>
          </table:table-cell>
          <table:table-cell office:value-type="float" office:value="22.6667">
            <text:p>22.6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12-15T07:00:00">
            <text:p>Wed Dec 15 07:00:00 2021</text:p>
          </table:table-cell>
          <table:table-cell office:value-type="float" office:value="20.5">
            <text:p>20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12-15T08:00:00">
            <text:p>Wed Dec 15 08:00:00 2021</text:p>
          </table:table-cell>
          <table:table-cell office:value-type="float" office:value="20.3333">
            <text:p>20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12-15T10:00:00">
            <text:p>Wed Dec 15 10:00:00 2021</text:p>
          </table:table-cell>
          <table:table-cell office:value-type="float" office:value="28.6667">
            <text:p>28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12-21T01:00:00">
            <text:p>Tue Dec 21 01:00:00 2021</text:p>
          </table:table-cell>
          <table:table-cell office:value-type="float" office:value="72.6667">
            <text:p>72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12-21T02:00:00">
            <text:p>Tue Dec 21 02:00:00 2021</text:p>
          </table:table-cell>
          <table:table-cell office:value-type="float" office:value="60.0">
            <text:p>60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12-21T03:00:00">
            <text:p>Tue Dec 21 03:00:00 2021</text:p>
          </table:table-cell>
          <table:table-cell office:value-type="float" office:value="46.6667">
            <text:p>46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12-21T04:00:00">
            <text:p>Tue Dec 21 04:00:00 2021</text:p>
          </table:table-cell>
          <table:table-cell office:value-type="float" office:value="40.5">
            <text:p>40.5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1-12-21T05:00:00">
            <text:p>Tue Dec 21 05:00:00 2021</text:p>
          </table:table-cell>
          <table:table-cell office:value-type="float" office:value="41.8333">
            <text:p>41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12-21T06:00:00">
            <text:p>Tue Dec 21 06:00:00 2021</text:p>
          </table:table-cell>
          <table:table-cell office:value-type="float" office:value="42.1667">
            <text:p>42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2-21T07:00:00">
            <text:p>Tue Dec 21 07:00:00 2021</text:p>
          </table:table-cell>
          <table:table-cell office:value-type="float" office:value="37.1667">
            <text:p>37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12-21T08:00:00">
            <text:p>Tue Dec 21 08:00:00 2021</text:p>
          </table:table-cell>
          <table:table-cell office:value-type="float" office:value="30.1667">
            <text:p>30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12-21T09:00:00">
            <text:p>Tue Dec 21 09:00:00 2021</text:p>
          </table:table-cell>
          <table:table-cell office:value-type="float" office:value="25.6667">
            <text:p>25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12-21T10:00:00">
            <text:p>Tue Dec 21 10:00:00 2021</text:p>
          </table:table-cell>
          <table:table-cell office:value-type="float" office:value="23.0">
            <text:p>23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12-21T11:00:00">
            <text:p>Tue Dec 21 11:00:00 2021</text:p>
          </table:table-cell>
          <table:table-cell office:value-type="float" office:value="21.5">
            <text:p>21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12-21T12:00:00">
            <text:p>Tue Dec 21 12:00:00 2021</text:p>
          </table:table-cell>
          <table:table-cell office:value-type="float" office:value="20.8333">
            <text:p>20.8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2-21T13:00:00">
            <text:p>Tue Dec 21 13:00:00 2021</text:p>
          </table:table-cell>
          <table:table-cell office:value-type="float" office:value="19.1667">
            <text:p>19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2-21T14:00:00">
            <text:p>Tue Dec 21 14:00:00 2021</text:p>
          </table:table-cell>
          <table:table-cell office:value-type="float" office:value="22.1667">
            <text:p>22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12-21T15:00:00">
            <text:p>Tue Dec 21 15:00:00 2021</text:p>
          </table:table-cell>
          <table:table-cell office:value-type="float" office:value="25.8333">
            <text:p>25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2-22T01:00:00">
            <text:p>Wed Dec 22 01:00:00 2021</text:p>
          </table:table-cell>
          <table:table-cell office:value-type="float" office:value="34.1667">
            <text:p>34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12-22T02:00:00">
            <text:p>Wed Dec 22 02:00:00 2021</text:p>
          </table:table-cell>
          <table:table-cell office:value-type="float" office:value="31.3333">
            <text:p>31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1-12-22T03:00:00">
            <text:p>Wed Dec 22 03:00:00 2021</text:p>
          </table:table-cell>
          <table:table-cell office:value-type="float" office:value="30.8333">
            <text:p>30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12-22T04:00:00">
            <text:p>Wed Dec 22 04:00:00 2021</text:p>
          </table:table-cell>
          <table:table-cell office:value-type="float" office:value="29.5">
            <text:p>29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12-22T05:00:00">
            <text:p>Wed Dec 22 05:00:00 2021</text:p>
          </table:table-cell>
          <table:table-cell office:value-type="float" office:value="26.8333">
            <text:p>26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1-12-22T06:00:00">
            <text:p>Wed Dec 22 06:00:00 2021</text:p>
          </table:table-cell>
          <table:table-cell office:value-type="float" office:value="26.0">
            <text:p>26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12-22T07:00:00">
            <text:p>Wed Dec 22 07:00:00 2021</text:p>
          </table:table-cell>
          <table:table-cell office:value-type="float" office:value="23.6667">
            <text:p>23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2-22T08:00:00">
            <text:p>Wed Dec 22 08:00:00 2021</text:p>
          </table:table-cell>
          <table:table-cell office:value-type="float" office:value="17.8333">
            <text:p>17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12-22T19:00:00">
            <text:p>Wed Dec 22 19:00:00 2021</text:p>
          </table:table-cell>
          <table:table-cell office:value-type="float" office:value="25.6667">
            <text:p>25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12-22T21:00:00">
            <text:p>Wed Dec 22 21:00:00 2021</text:p>
          </table:table-cell>
          <table:table-cell office:value-type="float" office:value="31.1667">
            <text:p>31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12-22T22:00:00">
            <text:p>Wed Dec 22 22:00:00 2021</text:p>
          </table:table-cell>
          <table:table-cell office:value-type="float" office:value="32.3333">
            <text:p>32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1-12-22T23:00:00">
            <text:p>Wed Dec 22 23:00:00 2021</text:p>
          </table:table-cell>
          <table:table-cell office:value-type="float" office:value="27.3333">
            <text:p>27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1-12-23T00:00:00">
            <text:p>Thu Dec 23 00:00:00 2021</text:p>
          </table:table-cell>
          <table:table-cell office:value-type="float" office:value="24.8333">
            <text:p>2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12-23T01:00:00">
            <text:p>Thu Dec 23 01:00:00 2021</text:p>
          </table:table-cell>
          <table:table-cell office:value-type="float" office:value="29.1667">
            <text:p>29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12-23T02:00:00">
            <text:p>Thu Dec 23 02:00:00 2021</text:p>
          </table:table-cell>
          <table:table-cell office:value-type="float" office:value="26.8333">
            <text:p>26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2-23T03:00:00">
            <text:p>Thu Dec 23 03:00:00 2021</text:p>
          </table:table-cell>
          <table:table-cell office:value-type="float" office:value="15.8333">
            <text:p>15.8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1-12-24T12:00:00">
            <text:p>Fri Dec 24 12:00:00 2021</text:p>
          </table:table-cell>
          <table:table-cell office:value-type="float" office:value="8.5">
            <text:p>8.5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12-24T13:00:00">
            <text:p>Fri Dec 24 13:00:00 2021</text:p>
          </table:table-cell>
          <table:table-cell office:value-type="float" office:value="6.5">
            <text:p>6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12-26T21:00:00">
            <text:p>Sun Dec 26 21:00:00 2021</text:p>
          </table:table-cell>
          <table:table-cell office:value-type="float" office:value="7.0">
            <text:p>7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2-26T22:00:00">
            <text:p>Sun Dec 26 22:00:00 2021</text:p>
          </table:table-cell>
          <table:table-cell office:value-type="float" office:value="1.5">
            <text:p>1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12-26T23:00:00">
            <text:p>Sun Dec 26 23:00:00 2021</text:p>
          </table:table-cell>
          <table:table-cell office:value-type="float" office:value="1.0">
            <text:p>1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2-27T00:00:00">
            <text:p>Mon Dec 27 00:00:00 2021</text:p>
          </table:table-cell>
          <table:table-cell office:value-type="float" office:value="1.0">
            <text:p>1.0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12-27T04:00:00">
            <text:p>Mon Dec 27 04:00:00 2021</text:p>
          </table:table-cell>
          <table:table-cell office:value-type="float" office:value="4.6667">
            <text:p>4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2-27T05:00:00">
            <text:p>Mon Dec 27 05:00:00 2021</text:p>
          </table:table-cell>
          <table:table-cell office:value-type="float" office:value="3.6667">
            <text:p>3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27T06:00:00">
            <text:p>Mon Dec 27 06:00:00 2021</text:p>
          </table:table-cell>
          <table:table-cell office:value-type="float" office:value="3.3333">
            <text:p>3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12-27T07:00:00">
            <text:p>Mon Dec 27 07:00:00 2021</text:p>
          </table:table-cell>
          <table:table-cell office:value-type="float" office:value="3.1667">
            <text:p>3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12-27T08:00:00">
            <text:p>Mon Dec 27 08:00:00 2021</text:p>
          </table:table-cell>
          <table:table-cell office:value-type="float" office:value="3.0">
            <text:p>3.0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2-27T09:00:00">
            <text:p>Mon Dec 27 09:00:00 2021</text:p>
          </table:table-cell>
          <table:table-cell office:value-type="float" office:value="3.5">
            <text:p>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12-27T10:00:00">
            <text:p>Mon Dec 27 10:00:00 2021</text:p>
          </table:table-cell>
          <table:table-cell office:value-type="float" office:value="6.5">
            <text:p>6.5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1-12-27T11:00:00">
            <text:p>Mon Dec 27 11:00:00 2021</text:p>
          </table:table-cell>
          <table:table-cell office:value-type="float" office:value="6.8333">
            <text:p>6.8333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12-27T12:00:00">
            <text:p>Mon Dec 27 12:00:00 2021</text:p>
          </table:table-cell>
          <table:table-cell office:value-type="float" office:value="6.0">
            <text:p>6.0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1-12-27T13:00:00">
            <text:p>Mon Dec 27 13:00:00 2021</text:p>
          </table:table-cell>
          <table:table-cell office:value-type="float" office:value="5.0">
            <text:p>5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12-27T14:00:00">
            <text:p>Mon Dec 27 14:00:00 2021</text:p>
          </table:table-cell>
          <table:table-cell office:value-type="float" office:value="5.0">
            <text:p>5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2-27T15:00:00">
            <text:p>Mon Dec 27 15:00:00 2021</text:p>
          </table:table-cell>
          <table:table-cell office:value-type="float" office:value="5.1667">
            <text:p>5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2-27T16:00:00">
            <text:p>Mon Dec 27 16:00:00 2021</text:p>
          </table:table-cell>
          <table:table-cell office:value-type="float" office:value="5.6667">
            <text:p>5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12-27T17:00:00">
            <text:p>Mon Dec 27 17:00:00 2021</text:p>
          </table:table-cell>
          <table:table-cell office:value-type="float" office:value="5.3333">
            <text:p>5.3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1-12-27T18:00:00">
            <text:p>Mon Dec 27 18:00:00 2021</text:p>
          </table:table-cell>
          <table:table-cell office:value-type="float" office:value="8.0">
            <text:p>8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12-27T19:00:00">
            <text:p>Mon Dec 27 19:00:00 2021</text:p>
          </table:table-cell>
          <table:table-cell office:value-type="float" office:value="8.6667">
            <text:p>8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2-27T20:00:00">
            <text:p>Mon Dec 27 20:00:00 2021</text:p>
          </table:table-cell>
          <table:table-cell office:value-type="float" office:value="23.8333">
            <text:p>23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12-27T23:00:00">
            <text:p>Mon Dec 27 23:00:00 2021</text:p>
          </table:table-cell>
          <table:table-cell office:value-type="float" office:value="25.1667">
            <text:p>25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12-28T00:00:00">
            <text:p>Tue Dec 28 00:00:00 2021</text:p>
          </table:table-cell>
          <table:table-cell office:value-type="float" office:value="17.1667">
            <text:p>17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12-28T01:00:00">
            <text:p>Tue Dec 28 01:00:00 2021</text:p>
          </table:table-cell>
          <table:table-cell office:value-type="float" office:value="9.3333">
            <text:p>9.3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12-28T02:00:00">
            <text:p>Tue Dec 28 02:00:00 2021</text:p>
          </table:table-cell>
          <table:table-cell office:value-type="float" office:value="3.1667">
            <text:p>3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12-28T03:00:00">
            <text:p>Tue Dec 28 03:00:00 2021</text:p>
          </table:table-cell>
          <table:table-cell office:value-type="float" office:value="4.0">
            <text:p>4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12-28T04:00:00">
            <text:p>Tue Dec 28 04:00:00 2021</text:p>
          </table:table-cell>
          <table:table-cell office:value-type="float" office:value="16.1667">
            <text:p>16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12-28T05:00:00">
            <text:p>Tue Dec 28 05:00:00 2021</text:p>
          </table:table-cell>
          <table:table-cell office:value-type="float" office:value="11.3333">
            <text:p>11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12-28T06:00:00">
            <text:p>Tue Dec 28 06:00:00 2021</text:p>
          </table:table-cell>
          <table:table-cell office:value-type="float" office:value="3.5">
            <text:p>3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12-28T07:00:00">
            <text:p>Tue Dec 28 07:00:00 2021</text:p>
          </table:table-cell>
          <table:table-cell office:value-type="float" office:value="1.0">
            <text:p>1.0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12-28T08:00:00">
            <text:p>Tue Dec 28 08:00:00 2021</text:p>
          </table:table-cell>
          <table:table-cell office:value-type="float" office:value="1.1667">
            <text:p>1.1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12-30T08:00:00">
            <text:p>Thu Dec 30 08:00:00 2021</text:p>
          </table:table-cell>
          <table:table-cell office:value-type="float" office:value="16.1667">
            <text:p>16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1-12-30T09:00:00">
            <text:p>Thu Dec 30 09:00:00 2021</text:p>
          </table:table-cell>
          <table:table-cell office:value-type="float" office:value="21.1667">
            <text:p>21.1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12-30T10:00:00">
            <text:p>Thu Dec 30 10:00:00 2021</text:p>
          </table:table-cell>
          <table:table-cell office:value-type="float" office:value="25.5">
            <text:p>25.5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1-12-30T11:00:00">
            <text:p>Thu Dec 30 11:00:00 2021</text:p>
          </table:table-cell>
          <table:table-cell office:value-type="float" office:value="27.8333">
            <text:p>27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12-30T12:00:00">
            <text:p>Thu Dec 30 12:00:00 2021</text:p>
          </table:table-cell>
          <table:table-cell office:value-type="float" office:value="32.5">
            <text:p>32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2-30T14:00:00">
            <text:p>Thu Dec 30 14:00:00 2021</text:p>
          </table:table-cell>
          <table:table-cell office:value-type="float" office:value="26.3333">
            <text:p>26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12-30T15:00:00">
            <text:p>Thu Dec 30 15:00:00 2021</text:p>
          </table:table-cell>
          <table:table-cell office:value-type="float" office:value="27.3333">
            <text:p>27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12-30T17:00:00">
            <text:p>Thu Dec 30 17:00:00 2021</text:p>
          </table:table-cell>
          <table:table-cell office:value-type="float" office:value="33.8333">
            <text:p>33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12-31T08:00:00">
            <text:p>Fri Dec 31 08:00:00 2021</text:p>
          </table:table-cell>
          <table:table-cell office:value-type="float" office:value="18.0">
            <text:p>18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12-31T09:00:00">
            <text:p>Fri Dec 31 09:00:00 2021</text:p>
          </table:table-cell>
          <table:table-cell office:value-type="float" office:value="19.6667">
            <text:p>19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1-12-31T11:00:00">
            <text:p>Fri Dec 31 11:00:00 2021</text:p>
          </table:table-cell>
          <table:table-cell office:value-type="float" office:value="27.0">
            <text:p>27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1-12-31T12:00:00">
            <text:p>Fri Dec 31 12:00:00 2021</text:p>
          </table:table-cell>
          <table:table-cell office:value-type="float" office:value="29.0">
            <text:p>29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1-01T05:00:00">
            <text:p>Sat Jan  1 05:00:00 2022</text:p>
          </table:table-cell>
          <table:table-cell office:value-type="float" office:value="50.5">
            <text:p>50.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1-01T06:00:00">
            <text:p>Sat Jan  1 06:00:00 2022</text:p>
          </table:table-cell>
          <table:table-cell office:value-type="float" office:value="37.6667">
            <text:p>37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2-01-01T07:00:00">
            <text:p>Sat Jan  1 07:00:00 2022</text:p>
          </table:table-cell>
          <table:table-cell office:value-type="float" office:value="29.5">
            <text:p>29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1-01T08:00:00">
            <text:p>Sat Jan  1 08:00:00 2022</text:p>
          </table:table-cell>
          <table:table-cell office:value-type="float" office:value="23.5">
            <text:p>23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1-01T09:00:00">
            <text:p>Sat Jan  1 09:00:00 2022</text:p>
          </table:table-cell>
          <table:table-cell office:value-type="float" office:value="20.6667">
            <text:p>20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1-01T10:00:00">
            <text:p>Sat Jan  1 10:00:00 2022</text:p>
          </table:table-cell>
          <table:table-cell office:value-type="float" office:value="18.6667">
            <text:p>18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1-02T05:00:00">
            <text:p>Sun Jan  2 05:00:00 2022</text:p>
          </table:table-cell>
          <table:table-cell office:value-type="float" office:value="19.8333">
            <text:p>19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1-02T06:00:00">
            <text:p>Sun Jan  2 06:00:00 2022</text:p>
          </table:table-cell>
          <table:table-cell office:value-type="float" office:value="19.0">
            <text:p>19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1-02T08:00:00">
            <text:p>Sun Jan  2 08:00:00 2022</text:p>
          </table:table-cell>
          <table:table-cell office:value-type="float" office:value="15.3333">
            <text:p>15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1-02T09:00:00">
            <text:p>Sun Jan  2 09:00:00 2022</text:p>
          </table:table-cell>
          <table:table-cell office:value-type="float" office:value="16.1667">
            <text:p>16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02T10:00:00">
            <text:p>Sun Jan  2 10:00:00 2022</text:p>
          </table:table-cell>
          <table:table-cell office:value-type="float" office:value="17.0">
            <text:p>17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1-02T11:00:00">
            <text:p>Sun Jan  2 11:00:00 2022</text:p>
          </table:table-cell>
          <table:table-cell office:value-type="float" office:value="20.5">
            <text:p>20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01-02T12:00:00">
            <text:p>Sun Jan  2 12:00:00 2022</text:p>
          </table:table-cell>
          <table:table-cell office:value-type="float" office:value="24.8333">
            <text:p>24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1-02T13:00:00">
            <text:p>Sun Jan  2 13:00:00 2022</text:p>
          </table:table-cell>
          <table:table-cell office:value-type="float" office:value="21.6667">
            <text:p>21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1-02T14:00:00">
            <text:p>Sun Jan  2 14:00:00 2022</text:p>
          </table:table-cell>
          <table:table-cell office:value-type="float" office:value="20.3333">
            <text:p>20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1-03T04:00:00">
            <text:p>Mon Jan  3 04:00:00 2022</text:p>
          </table:table-cell>
          <table:table-cell office:value-type="float" office:value="26.0">
            <text:p>26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1-03T05:00:00">
            <text:p>Mon Jan  3 05:00:00 2022</text:p>
          </table:table-cell>
          <table:table-cell office:value-type="float" office:value="21.1667">
            <text:p>21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1-03T06:00:00">
            <text:p>Mon Jan  3 06:00:00 2022</text:p>
          </table:table-cell>
          <table:table-cell office:value-type="float" office:value="16.6667">
            <text:p>16.6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1-03T08:00:00">
            <text:p>Mon Jan  3 08:00:00 2022</text:p>
          </table:table-cell>
          <table:table-cell office:value-type="float" office:value="14.8333">
            <text:p>14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01-03T09:00:00">
            <text:p>Mon Jan  3 09:00:00 2022</text:p>
          </table:table-cell>
          <table:table-cell office:value-type="float" office:value="15.0">
            <text:p>15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03T10:00:00">
            <text:p>Mon Jan  3 10:00:00 2022</text:p>
          </table:table-cell>
          <table:table-cell office:value-type="float" office:value="20.0">
            <text:p>20.0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1-03T11:00:00">
            <text:p>Mon Jan  3 11:00:00 2022</text:p>
          </table:table-cell>
          <table:table-cell office:value-type="float" office:value="30.5">
            <text:p>30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01-03T12:00:00">
            <text:p>Mon Jan  3 12:00:00 2022</text:p>
          </table:table-cell>
          <table:table-cell office:value-type="float" office:value="34.0">
            <text:p>34.0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1-03T13:00:00">
            <text:p>Mon Jan  3 13:00:00 2022</text:p>
          </table:table-cell>
          <table:table-cell office:value-type="float" office:value="32.1667">
            <text:p>32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1-03T14:00:00">
            <text:p>Mon Jan  3 14:00:00 2022</text:p>
          </table:table-cell>
          <table:table-cell office:value-type="float" office:value="30.1667">
            <text:p>30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1-03T15:00:00">
            <text:p>Mon Jan  3 15:00:00 2022</text:p>
          </table:table-cell>
          <table:table-cell office:value-type="float" office:value="28.1667">
            <text:p>28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1-04T05:00:00">
            <text:p>Tue Jan  4 05:00:00 2022</text:p>
          </table:table-cell>
          <table:table-cell office:value-type="float" office:value="28.8333">
            <text:p>28.8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1-04T06:00:00">
            <text:p>Tue Jan  4 06:00:00 2022</text:p>
          </table:table-cell>
          <table:table-cell office:value-type="float" office:value="27.0">
            <text:p>27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1-04T07:00:00">
            <text:p>Tue Jan  4 07:00:00 2022</text:p>
          </table:table-cell>
          <table:table-cell office:value-type="float" office:value="21.8333">
            <text:p>21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1-04T08:00:00">
            <text:p>Tue Jan  4 08:00:00 2022</text:p>
          </table:table-cell>
          <table:table-cell office:value-type="float" office:value="20.0">
            <text:p>20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04T09:00:00">
            <text:p>Tue Jan  4 09:00:00 2022</text:p>
          </table:table-cell>
          <table:table-cell office:value-type="float" office:value="22.5">
            <text:p>22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01-04T10:00:00">
            <text:p>Tue Jan  4 10:00:00 2022</text:p>
          </table:table-cell>
          <table:table-cell office:value-type="float" office:value="33.3333">
            <text:p>33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1-04T11:00:00">
            <text:p>Tue Jan  4 11:00:00 2022</text:p>
          </table:table-cell>
          <table:table-cell office:value-type="float" office:value="51.6667">
            <text:p>51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1-04T12:00:00">
            <text:p>Tue Jan  4 12:00:00 2022</text:p>
          </table:table-cell>
          <table:table-cell office:value-type="float" office:value="47.8333">
            <text:p>47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1-04T13:00:00">
            <text:p>Tue Jan  4 13:00:00 2022</text:p>
          </table:table-cell>
          <table:table-cell office:value-type="float" office:value="39.1667">
            <text:p>39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1-10T09:00:00">
            <text:p>Mon Jan 10 09:00:00 2022</text:p>
          </table:table-cell>
          <table:table-cell office:value-type="float" office:value="17.6667">
            <text:p>17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1-11T09:00:00">
            <text:p>Tue Jan 11 09:00:00 2022</text:p>
          </table:table-cell>
          <table:table-cell office:value-type="float" office:value="7.5">
            <text:p>7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1-11T10:00:00">
            <text:p>Tue Jan 11 10:00:00 2022</text:p>
          </table:table-cell>
          <table:table-cell office:value-type="float" office:value="12.5">
            <text:p>12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2T08:00:00">
            <text:p>Wed Jan 12 08:00:00 2022</text:p>
          </table:table-cell>
          <table:table-cell office:value-type="float" office:value="15.3333">
            <text:p>15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01-12T09:00:00">
            <text:p>Wed Jan 12 09:00:00 2022</text:p>
          </table:table-cell>
          <table:table-cell office:value-type="float" office:value="17.1667">
            <text:p>17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1-12T10:00:00">
            <text:p>Wed Jan 12 10:00:00 2022</text:p>
          </table:table-cell>
          <table:table-cell office:value-type="float" office:value="21.6667">
            <text:p>21.6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1-16T04:00:00">
            <text:p>Sun Jan 16 04:00:00 2022</text:p>
          </table:table-cell>
          <table:table-cell office:value-type="float" office:value="37.1667">
            <text:p>37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1-16T06:00:00">
            <text:p>Sun Jan 16 06:00:00 2022</text:p>
          </table:table-cell>
          <table:table-cell office:value-type="float" office:value="34.0">
            <text:p>34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2-01-16T08:00:00">
            <text:p>Sun Jan 16 08:00:00 2022</text:p>
          </table:table-cell>
          <table:table-cell office:value-type="float" office:value="28.6667">
            <text:p>28.6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1-17T08:00:00">
            <text:p>Mon Jan 17 08:00:00 2022</text:p>
          </table:table-cell>
          <table:table-cell office:value-type="float" office:value="24.8333">
            <text:p>24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1-17T09:00:00">
            <text:p>Mon Jan 17 09:00:00 2022</text:p>
          </table:table-cell>
          <table:table-cell office:value-type="float" office:value="26.0">
            <text:p>26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17T13:00:00">
            <text:p>Mon Jan 17 13:00:00 2022</text:p>
          </table:table-cell>
          <table:table-cell office:value-type="float" office:value="43.6667">
            <text:p>43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1-17T14:00:00">
            <text:p>Mon Jan 17 14:00:00 2022</text:p>
          </table:table-cell>
          <table:table-cell office:value-type="float" office:value="37.0">
            <text:p>37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2-01-18T02:00:00">
            <text:p>Tue Jan 18 02:00:00 2022</text:p>
          </table:table-cell>
          <table:table-cell office:value-type="float" office:value="44.5">
            <text:p>44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1-18T09:00:00">
            <text:p>Tue Jan 18 09:00:00 2022</text:p>
          </table:table-cell>
          <table:table-cell office:value-type="float" office:value="30.1667">
            <text:p>30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2-01-18T10:00:00">
            <text:p>Tue Jan 18 10:00:00 2022</text:p>
          </table:table-cell>
          <table:table-cell office:value-type="float" office:value="39.3333">
            <text:p>39.3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18T11:00:00">
            <text:p>Tue Jan 18 11:00:00 2022</text:p>
          </table:table-cell>
          <table:table-cell office:value-type="float" office:value="47.3333">
            <text:p>47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01-18T12:00:00">
            <text:p>Tue Jan 18 12:00:00 2022</text:p>
          </table:table-cell>
          <table:table-cell office:value-type="float" office:value="59.8333">
            <text:p>59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01-18T13:00:00">
            <text:p>Tue Jan 18 13:00:00 2022</text:p>
          </table:table-cell>
          <table:table-cell office:value-type="float" office:value="66.0">
            <text:p>66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01-18T14:00:00">
            <text:p>Tue Jan 18 14:00:00 2022</text:p>
          </table:table-cell>
          <table:table-cell office:value-type="float" office:value="52.0">
            <text:p>52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1-18T15:00:00">
            <text:p>Tue Jan 18 15:00:00 2022</text:p>
          </table:table-cell>
          <table:table-cell office:value-type="float" office:value="36.0">
            <text:p>36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1-19T03:00:00">
            <text:p>Wed Jan 19 03:00:00 2022</text:p>
          </table:table-cell>
          <table:table-cell office:value-type="float" office:value="48.0">
            <text:p>48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1-19T04:00:00">
            <text:p>Wed Jan 19 04:00:00 2022</text:p>
          </table:table-cell>
          <table:table-cell office:value-type="float" office:value="40.5">
            <text:p>40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1-19T05:00:00">
            <text:p>Wed Jan 19 05:00:00 2022</text:p>
          </table:table-cell>
          <table:table-cell office:value-type="float" office:value="33.8333">
            <text:p>33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1-19T06:00:00">
            <text:p>Wed Jan 19 06:00:00 2022</text:p>
          </table:table-cell>
          <table:table-cell office:value-type="float" office:value="32.3333">
            <text:p>32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1-19T07:00:00">
            <text:p>Wed Jan 19 07:00:00 2022</text:p>
          </table:table-cell>
          <table:table-cell office:value-type="float" office:value="31.1667">
            <text:p>3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01-19T08:00:00">
            <text:p>Wed Jan 19 08:00:00 2022</text:p>
          </table:table-cell>
          <table:table-cell office:value-type="float" office:value="30.8333">
            <text:p>30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2-01-19T09:00:00">
            <text:p>Wed Jan 19 09:00:00 2022</text:p>
          </table:table-cell>
          <table:table-cell office:value-type="float" office:value="40.5">
            <text:p>40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01-19T10:00:00">
            <text:p>Wed Jan 19 10:00:00 2022</text:p>
          </table:table-cell>
          <table:table-cell office:value-type="float" office:value="38.3333">
            <text:p>38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2-01-19T11:00:00">
            <text:p>Wed Jan 19 11:00:00 2022</text:p>
          </table:table-cell>
          <table:table-cell office:value-type="float" office:value="30.8333">
            <text:p>30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1-19T12:00:00">
            <text:p>Wed Jan 19 12:00:00 2022</text:p>
          </table:table-cell>
          <table:table-cell office:value-type="float" office:value="33.1667">
            <text:p>33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01-20T08:00:00">
            <text:p>Thu Jan 20 08:00:00 2022</text:p>
          </table:table-cell>
          <table:table-cell office:value-type="float" office:value="24.0">
            <text:p>24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2-01-20T09:00:00">
            <text:p>Thu Jan 20 09:00:00 2022</text:p>
          </table:table-cell>
          <table:table-cell office:value-type="float" office:value="29.3333">
            <text:p>29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1-20T10:00:00">
            <text:p>Thu Jan 20 10:00:00 2022</text:p>
          </table:table-cell>
          <table:table-cell office:value-type="float" office:value="38.1667">
            <text:p>38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2-01-20T11:00:00">
            <text:p>Thu Jan 20 11:00:00 2022</text:p>
          </table:table-cell>
          <table:table-cell office:value-type="float" office:value="46.0">
            <text:p>46.0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1-20T12:00:00">
            <text:p>Thu Jan 20 12:00:00 2022</text:p>
          </table:table-cell>
          <table:table-cell office:value-type="float" office:value="53.1667">
            <text:p>53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1-21T10:00:00">
            <text:p>Fri Jan 21 10:00:00 2022</text:p>
          </table:table-cell>
          <table:table-cell office:value-type="float" office:value="36.5">
            <text:p>36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1-21T11:00:00">
            <text:p>Fri Jan 21 11:00:00 2022</text:p>
          </table:table-cell>
          <table:table-cell office:value-type="float" office:value="44.8333">
            <text:p>44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1-25T09:00:00">
            <text:p>Tue Jan 25 09:00:00 2022</text:p>
          </table:table-cell>
          <table:table-cell office:value-type="float" office:value="17.0">
            <text:p>17.0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2-01-30T20:00:00">
            <text:p>Sun Jan 30 20:00:00 2022</text:p>
          </table:table-cell>
          <table:table-cell office:value-type="float" office:value="28.8333">
            <text:p>28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1-30T21:00:00">
            <text:p>Sun Jan 30 21:00:00 2022</text:p>
          </table:table-cell>
          <table:table-cell office:value-type="float" office:value="39.5">
            <text:p>39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1-30T23:00:00">
            <text:p>Sun Jan 30 23:00:00 2022</text:p>
          </table:table-cell>
          <table:table-cell office:value-type="float" office:value="61.8333">
            <text:p>6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01-31T00:00:00">
            <text:p>Mon Jan 31 00:00:00 2022</text:p>
          </table:table-cell>
          <table:table-cell office:value-type="float" office:value="65.8333">
            <text:p>65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1-31T01:00:00">
            <text:p>Mon Jan 31 01:00:00 2022</text:p>
          </table:table-cell>
          <table:table-cell office:value-type="float" office:value="66.5">
            <text:p>66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1-31T05:00:00">
            <text:p>Mon Jan 31 05:00:00 2022</text:p>
          </table:table-cell>
          <table:table-cell office:value-type="float" office:value="35.6667">
            <text:p>35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1-31T06:00:00">
            <text:p>Mon Jan 31 06:00:00 2022</text:p>
          </table:table-cell>
          <table:table-cell office:value-type="float" office:value="33.1667">
            <text:p>33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1-31T08:00:00">
            <text:p>Mon Jan 31 08:00:00 2022</text:p>
          </table:table-cell>
          <table:table-cell office:value-type="float" office:value="36.3333">
            <text:p>36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31T09:00:00">
            <text:p>Mon Jan 31 09:00:00 2022</text:p>
          </table:table-cell>
          <table:table-cell office:value-type="float" office:value="43.0">
            <text:p>43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01-31T10:00:00">
            <text:p>Mon Jan 31 10:00:00 2022</text:p>
          </table:table-cell>
          <table:table-cell office:value-type="float" office:value="61.1667">
            <text:p>61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1-31T11:00:00">
            <text:p>Mon Jan 31 11:00:00 2022</text:p>
          </table:table-cell>
          <table:table-cell office:value-type="float" office:value="57.8333">
            <text:p>57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1-31T12:00:00">
            <text:p>Mon Jan 31 12:00:00 2022</text:p>
          </table:table-cell>
          <table:table-cell office:value-type="float" office:value="53.5">
            <text:p>53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1-31T13:00:00">
            <text:p>Mon Jan 31 13:00:00 2022</text:p>
          </table:table-cell>
          <table:table-cell office:value-type="float" office:value="56.3333">
            <text:p>56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1-31T14:00:00">
            <text:p>Mon Jan 31 14:00:00 2022</text:p>
          </table:table-cell>
          <table:table-cell office:value-type="float" office:value="54.0">
            <text:p>54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2-01T07:00:00">
            <text:p>Tue Feb  1 07:00:00 2022</text:p>
          </table:table-cell>
          <table:table-cell office:value-type="float" office:value="18.0">
            <text:p>18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01T08:00:00">
            <text:p>Tue Feb  1 08:00:00 2022</text:p>
          </table:table-cell>
          <table:table-cell office:value-type="float" office:value="14.3333">
            <text:p>14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02-01T09:00:00">
            <text:p>Tue Feb  1 09:00:00 2022</text:p>
          </table:table-cell>
          <table:table-cell office:value-type="float" office:value="11.8333">
            <text:p>11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2-01T10:00:00">
            <text:p>Tue Feb  1 10:00:00 2022</text:p>
          </table:table-cell>
          <table:table-cell office:value-type="float" office:value="14.5">
            <text:p>14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2-02T07:00:00">
            <text:p>Wed Feb  2 07:00:00 2022</text:p>
          </table:table-cell>
          <table:table-cell office:value-type="float" office:value="19.6667">
            <text:p>19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02T11:00:00">
            <text:p>Wed Feb  2 11:00:00 2022</text:p>
          </table:table-cell>
          <table:table-cell office:value-type="float" office:value="42.3333">
            <text:p>42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2-02T12:00:00">
            <text:p>Wed Feb  2 12:00:00 2022</text:p>
          </table:table-cell>
          <table:table-cell office:value-type="float" office:value="45.5">
            <text:p>45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2-02T19:00:00">
            <text:p>Wed Feb  2 19:00:00 2022</text:p>
          </table:table-cell>
          <table:table-cell office:value-type="float" office:value="22.0">
            <text:p>22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2-02T20:00:00">
            <text:p>Wed Feb  2 20:00:00 2022</text:p>
          </table:table-cell>
          <table:table-cell office:value-type="float" office:value="26.1667">
            <text:p>26.1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2-02T21:00:00">
            <text:p>Wed Feb  2 21:00:00 2022</text:p>
          </table:table-cell>
          <table:table-cell office:value-type="float" office:value="27.6667">
            <text:p>27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02-02T22:00:00">
            <text:p>Wed Feb  2 22:00:00 2022</text:p>
          </table:table-cell>
          <table:table-cell office:value-type="float" office:value="29.5">
            <text:p>29.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02-03T03:00:00">
            <text:p>Thu Feb  3 03:00:00 2022</text:p>
          </table:table-cell>
          <table:table-cell office:value-type="float" office:value="29.5">
            <text:p>29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2-03T04:00:00">
            <text:p>Thu Feb  3 04:00:00 2022</text:p>
          </table:table-cell>
          <table:table-cell office:value-type="float" office:value="28.5">
            <text:p>28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2-03T05:00:00">
            <text:p>Thu Feb  3 05:00:00 2022</text:p>
          </table:table-cell>
          <table:table-cell office:value-type="float" office:value="28.0">
            <text:p>28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2-02-03T06:00:00">
            <text:p>Thu Feb  3 06:00:00 2022</text:p>
          </table:table-cell>
          <table:table-cell office:value-type="float" office:value="24.3333">
            <text:p>24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2-03T07:00:00">
            <text:p>Thu Feb  3 07:00:00 2022</text:p>
          </table:table-cell>
          <table:table-cell office:value-type="float" office:value="24.6667">
            <text:p>24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2-03T08:00:00">
            <text:p>Thu Feb  3 08:00:00 2022</text:p>
          </table:table-cell>
          <table:table-cell office:value-type="float" office:value="26.6667">
            <text:p>26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02-03T09:00:00">
            <text:p>Thu Feb  3 09:00:00 2022</text:p>
          </table:table-cell>
          <table:table-cell office:value-type="float" office:value="33.0">
            <text:p>3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2-03T10:00:00">
            <text:p>Thu Feb  3 10:00:00 2022</text:p>
          </table:table-cell>
          <table:table-cell office:value-type="float" office:value="39.8333">
            <text:p>39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02-03T11:00:00">
            <text:p>Thu Feb  3 11:00:00 2022</text:p>
          </table:table-cell>
          <table:table-cell office:value-type="float" office:value="42.8333">
            <text:p>42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2-03T12:00:00">
            <text:p>Thu Feb  3 12:00:00 2022</text:p>
          </table:table-cell>
          <table:table-cell office:value-type="float" office:value="47.0">
            <text:p>47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2-03T13:00:00">
            <text:p>Thu Feb  3 13:00:00 2022</text:p>
          </table:table-cell>
          <table:table-cell office:value-type="float" office:value="51.1667">
            <text:p>51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03T14:00:00">
            <text:p>Thu Feb  3 14:00:00 2022</text:p>
          </table:table-cell>
          <table:table-cell office:value-type="float" office:value="48.0">
            <text:p>48.0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2-03T15:00:00">
            <text:p>Thu Feb  3 15:00:00 2022</text:p>
          </table:table-cell>
          <table:table-cell office:value-type="float" office:value="39.6667">
            <text:p>39.6667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2-04T10:00:00">
            <text:p>Fri Feb  4 10:00:00 2022</text:p>
          </table:table-cell>
          <table:table-cell office:value-type="float" office:value="43.6667">
            <text:p>4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02-04T11:00:00">
            <text:p>Fri Feb  4 11:00:00 2022</text:p>
          </table:table-cell>
          <table:table-cell office:value-type="float" office:value="51.6667">
            <text:p>51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2-04T12:00:00">
            <text:p>Fri Feb  4 12:00:00 2022</text:p>
          </table:table-cell>
          <table:table-cell office:value-type="float" office:value="52.5">
            <text:p>52.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2-04T13:00:00">
            <text:p>Fri Feb  4 13:00:00 2022</text:p>
          </table:table-cell>
          <table:table-cell office:value-type="float" office:value="52.6667">
            <text:p>52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02-04T14:00:00">
            <text:p>Fri Feb  4 14:00:00 2022</text:p>
          </table:table-cell>
          <table:table-cell office:value-type="float" office:value="52.5">
            <text:p>52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2-04T15:00:00">
            <text:p>Fri Feb  4 15:00:00 2022</text:p>
          </table:table-cell>
          <table:table-cell office:value-type="float" office:value="52.8333">
            <text:p>52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04T16:00:00">
            <text:p>Fri Feb  4 16:00:00 2022</text:p>
          </table:table-cell>
          <table:table-cell office:value-type="float" office:value="52.1667">
            <text:p>52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2-04T17:00:00">
            <text:p>Fri Feb  4 17:00:00 2022</text:p>
          </table:table-cell>
          <table:table-cell office:value-type="float" office:value="46.6667">
            <text:p>46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2-05T06:00:00">
            <text:p>Sat Feb  5 06:00:00 2022</text:p>
          </table:table-cell>
          <table:table-cell office:value-type="float" office:value="39.5">
            <text:p>39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2-05T07:00:00">
            <text:p>Sat Feb  5 07:00:00 2022</text:p>
          </table:table-cell>
          <table:table-cell office:value-type="float" office:value="36.5">
            <text:p>36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05T08:00:00">
            <text:p>Sat Feb  5 08:00:00 2022</text:p>
          </table:table-cell>
          <table:table-cell office:value-type="float" office:value="34.3333">
            <text:p>34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2-05T09:00:00">
            <text:p>Sat Feb  5 09:00:00 2022</text:p>
          </table:table-cell>
          <table:table-cell office:value-type="float" office:value="32.8333">
            <text:p>32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2-05T10:00:00">
            <text:p>Sat Feb  5 10:00:00 2022</text:p>
          </table:table-cell>
          <table:table-cell office:value-type="float" office:value="35.1667">
            <text:p>35.1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02-05T11:00:00">
            <text:p>Sat Feb  5 11:00:00 2022</text:p>
          </table:table-cell>
          <table:table-cell office:value-type="float" office:value="38.1667">
            <text:p>38.1667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2-05T12:00:00">
            <text:p>Sat Feb  5 12:00:00 2022</text:p>
          </table:table-cell>
          <table:table-cell office:value-type="float" office:value="37.8333">
            <text:p>37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2-02-05T13:00:00">
            <text:p>Sat Feb  5 13:00:00 2022</text:p>
          </table:table-cell>
          <table:table-cell office:value-type="float" office:value="38.3333">
            <text:p>38.3333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2-02-05T14:00:00">
            <text:p>Sat Feb  5 14:00:00 2022</text:p>
          </table:table-cell>
          <table:table-cell office:value-type="float" office:value="38.1667">
            <text:p>38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2-05T15:00:00">
            <text:p>Sat Feb  5 15:00:00 2022</text:p>
          </table:table-cell>
          <table:table-cell office:value-type="float" office:value="39.0">
            <text:p>39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2-05T16:00:00">
            <text:p>Sat Feb  5 16:00:00 2022</text:p>
          </table:table-cell>
          <table:table-cell office:value-type="float" office:value="40.8333">
            <text:p>40.8333</text:p>
          </table:table-cell>
          <table:table-cell office:value-type="float" office:value="87.3333">
            <text:p>87.3333</text:p>
          </table:table-cell>
        </table:table-row>
        <table:table-row>
          <table:table-cell table:style-name="pd1" office:value-type="date" office:date-value="2022-02-06T06:00:00">
            <text:p>Sun Feb  6 06:00:00 2022</text:p>
          </table:table-cell>
          <table:table-cell office:value-type="float" office:value="41.3333">
            <text:p>41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2-06T07:00:00">
            <text:p>Sun Feb  6 07:00:00 2022</text:p>
          </table:table-cell>
          <table:table-cell office:value-type="float" office:value="39.0">
            <text:p>39.0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02-06T08:00:00">
            <text:p>Sun Feb  6 08:00:00 2022</text:p>
          </table:table-cell>
          <table:table-cell office:value-type="float" office:value="40.5">
            <text:p>40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2-06T09:00:00">
            <text:p>Sun Feb  6 09:00:00 2022</text:p>
          </table:table-cell>
          <table:table-cell office:value-type="float" office:value="39.8333">
            <text:p>39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06T10:00:00">
            <text:p>Sun Feb  6 10:00:00 2022</text:p>
          </table:table-cell>
          <table:table-cell office:value-type="float" office:value="35.1667">
            <text:p>35.1667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2-02-06T11:00:00">
            <text:p>Sun Feb  6 11:00:00 2022</text:p>
          </table:table-cell>
          <table:table-cell office:value-type="float" office:value="29.3333">
            <text:p>29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22-02-06T12:00:00">
            <text:p>Sun Feb  6 12:00:00 2022</text:p>
          </table:table-cell>
          <table:table-cell office:value-type="float" office:value="25.3333">
            <text:p>25.3333</text:p>
          </table:table-cell>
          <table:table-cell office:value-type="float" office:value="80.6667">
            <text:p>80.6667</text:p>
          </table:table-cell>
        </table:table-row>
        <table:table-row>
          <table:table-cell table:style-name="pd1" office:value-type="date" office:date-value="2022-02-06T13:00:00">
            <text:p>Sun Feb  6 13:00:00 2022</text:p>
          </table:table-cell>
          <table:table-cell office:value-type="float" office:value="24.5">
            <text:p>24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2-02-06T14:00:00">
            <text:p>Sun Feb  6 14:00:00 2022</text:p>
          </table:table-cell>
          <table:table-cell office:value-type="float" office:value="26.5">
            <text:p>26.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2-07T04:00:00">
            <text:p>Mon Feb  7 04:00:00 2022</text:p>
          </table:table-cell>
          <table:table-cell office:value-type="float" office:value="47.5">
            <text:p>47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2-07T05:00:00">
            <text:p>Mon Feb  7 05:00:00 2022</text:p>
          </table:table-cell>
          <table:table-cell office:value-type="float" office:value="44.0">
            <text:p>44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2-02-07T06:00:00">
            <text:p>Mon Feb  7 06:00:00 2022</text:p>
          </table:table-cell>
          <table:table-cell office:value-type="float" office:value="41.3333">
            <text:p>41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2-07T07:00:00">
            <text:p>Mon Feb  7 07:00:00 2022</text:p>
          </table:table-cell>
          <table:table-cell office:value-type="float" office:value="38.3333">
            <text:p>38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2-07T08:00:00">
            <text:p>Mon Feb  7 08:00:00 2022</text:p>
          </table:table-cell>
          <table:table-cell office:value-type="float" office:value="37.1667">
            <text:p>37.1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2-07T09:00:00">
            <text:p>Mon Feb  7 09:00:00 2022</text:p>
          </table:table-cell>
          <table:table-cell office:value-type="float" office:value="40.3333">
            <text:p>40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02-07T10:00:00">
            <text:p>Mon Feb  7 10:00:00 2022</text:p>
          </table:table-cell>
          <table:table-cell office:value-type="float" office:value="42.5">
            <text:p>42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2-07T11:00:00">
            <text:p>Mon Feb  7 11:00:00 2022</text:p>
          </table:table-cell>
          <table:table-cell office:value-type="float" office:value="40.8333">
            <text:p>40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2-07T12:00:00">
            <text:p>Mon Feb  7 12:00:00 2022</text:p>
          </table:table-cell>
          <table:table-cell office:value-type="float" office:value="41.0">
            <text:p>41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2-07T13:00:00">
            <text:p>Mon Feb  7 13:00:00 2022</text:p>
          </table:table-cell>
          <table:table-cell office:value-type="float" office:value="37.1667">
            <text:p>37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2-07T14:00:00">
            <text:p>Mon Feb  7 14:00:00 2022</text:p>
          </table:table-cell>
          <table:table-cell office:value-type="float" office:value="31.5">
            <text:p>31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2-07T15:00:00">
            <text:p>Mon Feb  7 15:00:00 2022</text:p>
          </table:table-cell>
          <table:table-cell office:value-type="float" office:value="27.8333">
            <text:p>27.8333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2-02-07T17:00:00">
            <text:p>Mon Feb  7 17:00:00 2022</text:p>
          </table:table-cell>
          <table:table-cell office:value-type="float" office:value="16.6667">
            <text:p>16.6667</text:p>
          </table:table-cell>
          <table:table-cell office:value-type="float" office:value="97.6667">
            <text:p>97.6667</text:p>
          </table:table-cell>
        </table:table-row>
        <table:table-row>
          <table:table-cell table:style-name="pd1" office:value-type="date" office:date-value="2022-02-09T09:00:00">
            <text:p>Wed Feb  9 09:00:00 2022</text:p>
          </table:table-cell>
          <table:table-cell office:value-type="float" office:value="20.5">
            <text:p>20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02-09T20:00:00">
            <text:p>Wed Feb  9 20:00:00 2022</text:p>
          </table:table-cell>
          <table:table-cell office:value-type="float" office:value="15.6667">
            <text:p>15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02-09T21:00:00">
            <text:p>Wed Feb  9 21:00:00 2022</text:p>
          </table:table-cell>
          <table:table-cell office:value-type="float" office:value="24.5">
            <text:p>24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2-10T09:00:00">
            <text:p>Thu Feb 10 09:00:00 2022</text:p>
          </table:table-cell>
          <table:table-cell office:value-type="float" office:value="24.6667">
            <text:p>24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02-10T10:00:00">
            <text:p>Thu Feb 10 10:00:00 2022</text:p>
          </table:table-cell>
          <table:table-cell office:value-type="float" office:value="30.5">
            <text:p>30.5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2-10T11:00:00">
            <text:p>Thu Feb 10 11:00:00 2022</text:p>
          </table:table-cell>
          <table:table-cell office:value-type="float" office:value="37.5">
            <text:p>37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2-10T12:00:00">
            <text:p>Thu Feb 10 12:00:00 2022</text:p>
          </table:table-cell>
          <table:table-cell office:value-type="float" office:value="39.6667">
            <text:p>39.6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2-02-11T08:00:00">
            <text:p>Fri Feb 11 08:00:00 2022</text:p>
          </table:table-cell>
          <table:table-cell office:value-type="float" office:value="26.0">
            <text:p>26.0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2-11T09:00:00">
            <text:p>Fri Feb 11 09:00:00 2022</text:p>
          </table:table-cell>
          <table:table-cell office:value-type="float" office:value="26.6667">
            <text:p>26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11T10:00:00">
            <text:p>Fri Feb 11 10:00:00 2022</text:p>
          </table:table-cell>
          <table:table-cell office:value-type="float" office:value="30.8333">
            <text:p>30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2-02-11T11:00:00">
            <text:p>Fri Feb 11 11:00:00 2022</text:p>
          </table:table-cell>
          <table:table-cell office:value-type="float" office:value="40.0">
            <text:p>40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2-11T12:00:00">
            <text:p>Fri Feb 11 12:00:00 2022</text:p>
          </table:table-cell>
          <table:table-cell office:value-type="float" office:value="51.5">
            <text:p>51.5</text:p>
          </table:table-cell>
          <table:table-cell office:value-type="float" office:value="68.2">
            <text:p>68.2</text:p>
          </table:table-cell>
        </table:table-row>
        <table:table-row>
          <table:table-cell table:style-name="pd1" office:value-type="date" office:date-value="2022-02-11T13:00:00">
            <text:p>Fri Feb 11 13:00:00 2022</text:p>
          </table:table-cell>
          <table:table-cell office:value-type="float" office:value="50.0">
            <text:p>50.0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22-02-11T14:00:00">
            <text:p>Fri Feb 11 14:00:00 2022</text:p>
          </table:table-cell>
          <table:table-cell office:value-type="float" office:value="43.1667">
            <text:p>43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2-12T04:00:00">
            <text:p>Sat Feb 12 04:00:00 2022</text:p>
          </table:table-cell>
          <table:table-cell office:value-type="float" office:value="62.0">
            <text:p>62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02-12T05:00:00">
            <text:p>Sat Feb 12 05:00:00 2022</text:p>
          </table:table-cell>
          <table:table-cell office:value-type="float" office:value="57.6667">
            <text:p>57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02-12T06:00:00">
            <text:p>Sat Feb 12 06:00:00 2022</text:p>
          </table:table-cell>
          <table:table-cell office:value-type="float" office:value="53.5">
            <text:p>53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12T07:00:00">
            <text:p>Sat Feb 12 07:00:00 2022</text:p>
          </table:table-cell>
          <table:table-cell office:value-type="float" office:value="49.8333">
            <text:p>49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2-12T08:00:00">
            <text:p>Sat Feb 12 08:00:00 2022</text:p>
          </table:table-cell>
          <table:table-cell office:value-type="float" office:value="47.1667">
            <text:p>47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2-12T09:00:00">
            <text:p>Sat Feb 12 09:00:00 2022</text:p>
          </table:table-cell>
          <table:table-cell office:value-type="float" office:value="47.8333">
            <text:p>47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12T10:00:00">
            <text:p>Sat Feb 12 10:00:00 2022</text:p>
          </table:table-cell>
          <table:table-cell office:value-type="float" office:value="51.5">
            <text:p>51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02-12T11:00:00">
            <text:p>Sat Feb 12 11:00:00 2022</text:p>
          </table:table-cell>
          <table:table-cell office:value-type="float" office:value="53.1667">
            <text:p>53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2-12T12:00:00">
            <text:p>Sat Feb 12 12:00:00 2022</text:p>
          </table:table-cell>
          <table:table-cell office:value-type="float" office:value="53.3333">
            <text:p>53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2-12T13:00:00">
            <text:p>Sat Feb 12 13:00:00 2022</text:p>
          </table:table-cell>
          <table:table-cell office:value-type="float" office:value="52.0">
            <text:p>52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2-12T15:00:00">
            <text:p>Sat Feb 12 15:00:00 2022</text:p>
          </table:table-cell>
          <table:table-cell office:value-type="float" office:value="53.1667">
            <text:p>53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2-13T08:00:00">
            <text:p>Sun Feb 13 08:00:00 2022</text:p>
          </table:table-cell>
          <table:table-cell office:value-type="float" office:value="38.3333">
            <text:p>38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2-13T09:00:00">
            <text:p>Sun Feb 13 09:00:00 2022</text:p>
          </table:table-cell>
          <table:table-cell office:value-type="float" office:value="38.3333">
            <text:p>38.3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2-02-13T10:00:00">
            <text:p>Sun Feb 13 10:00:00 2022</text:p>
          </table:table-cell>
          <table:table-cell office:value-type="float" office:value="41.3333">
            <text:p>41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2-13T11:00:00">
            <text:p>Sun Feb 13 11:00:00 2022</text:p>
          </table:table-cell>
          <table:table-cell office:value-type="float" office:value="43.3333">
            <text:p>43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02-13T12:00:00">
            <text:p>Sun Feb 13 12:00:00 2022</text:p>
          </table:table-cell>
          <table:table-cell office:value-type="float" office:value="44.6667">
            <text:p>44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2-15T14:00:00">
            <text:p>Tue Feb 15 14:00:00 2022</text:p>
          </table:table-cell>
          <table:table-cell office:value-type="float" office:value="15.3333">
            <text:p>15.3333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15T15:00:00">
            <text:p>Tue Feb 15 15:00:00 2022</text:p>
          </table:table-cell>
          <table:table-cell office:value-type="float" office:value="13.6667">
            <text:p>13.6667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2-15T20:00:00">
            <text:p>Tue Feb 15 20:00:00 2022</text:p>
          </table:table-cell>
          <table:table-cell office:value-type="float" office:value="11.1667">
            <text:p>11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2-02-15T21:00:00">
            <text:p>Tue Feb 15 21:00:00 2022</text:p>
          </table:table-cell>
          <table:table-cell office:value-type="float" office:value="17.0">
            <text:p>17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2-15T22:00:00">
            <text:p>Tue Feb 15 22:00:00 2022</text:p>
          </table:table-cell>
          <table:table-cell office:value-type="float" office:value="20.5">
            <text:p>20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02-15T23:00:00">
            <text:p>Tue Feb 15 23:00:00 2022</text:p>
          </table:table-cell>
          <table:table-cell office:value-type="float" office:value="20.8333">
            <text:p>20.8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2-16T00:00:00">
            <text:p>Wed Feb 16 00:00:00 2022</text:p>
          </table:table-cell>
          <table:table-cell office:value-type="float" office:value="22.5">
            <text:p>22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2-16T08:00:00">
            <text:p>Wed Feb 16 08:00:00 2022</text:p>
          </table:table-cell>
          <table:table-cell office:value-type="float" office:value="13.5">
            <text:p>13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02-16T09:00:00">
            <text:p>Wed Feb 16 09:00:00 2022</text:p>
          </table:table-cell>
          <table:table-cell office:value-type="float" office:value="16.6667">
            <text:p>16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02-16T10:00:00">
            <text:p>Wed Feb 16 10:00:00 2022</text:p>
          </table:table-cell>
          <table:table-cell office:value-type="float" office:value="24.0">
            <text:p>24.0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2-16T11:00:00">
            <text:p>Wed Feb 16 11:00:00 2022</text:p>
          </table:table-cell>
          <table:table-cell office:value-type="float" office:value="31.0">
            <text:p>31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02-16T12:00:00">
            <text:p>Wed Feb 16 12:00:00 2022</text:p>
          </table:table-cell>
          <table:table-cell office:value-type="float" office:value="35.8333">
            <text:p>35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2-16T13:00:00">
            <text:p>Wed Feb 16 13:00:00 2022</text:p>
          </table:table-cell>
          <table:table-cell office:value-type="float" office:value="37.0">
            <text:p>37.0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2-16T14:00:00">
            <text:p>Wed Feb 16 14:00:00 2022</text:p>
          </table:table-cell>
          <table:table-cell office:value-type="float" office:value="31.6667">
            <text:p>31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2-16T15:00:00">
            <text:p>Wed Feb 16 15:00:00 2022</text:p>
          </table:table-cell>
          <table:table-cell office:value-type="float" office:value="26.0">
            <text:p>26.0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2-16T16:00:00">
            <text:p>Wed Feb 16 16:00:00 2022</text:p>
          </table:table-cell>
          <table:table-cell office:value-type="float" office:value="21.1667">
            <text:p>21.1667</text:p>
          </table:table-cell>
          <table:table-cell office:value-type="float" office:value="94.1667">
            <text:p>94.1667</text:p>
          </table:table-cell>
        </table:table-row>
        <table:table-row>
          <table:table-cell table:style-name="pd1" office:value-type="date" office:date-value="2022-02-17T09:00:00">
            <text:p>Thu Feb 17 09:00:00 2022</text:p>
          </table:table-cell>
          <table:table-cell office:value-type="float" office:value="19.5">
            <text:p>19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02-17T10:00:00">
            <text:p>Thu Feb 17 10:00:00 2022</text:p>
          </table:table-cell>
          <table:table-cell office:value-type="float" office:value="21.3333">
            <text:p>21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2-17T11:00:00">
            <text:p>Thu Feb 17 11:00:00 2022</text:p>
          </table:table-cell>
          <table:table-cell office:value-type="float" office:value="30.6667">
            <text:p>30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2-17T12:00:00">
            <text:p>Thu Feb 17 12:00:00 2022</text:p>
          </table:table-cell>
          <table:table-cell office:value-type="float" office:value="30.0">
            <text:p>30.0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2-02-17T13:00:00">
            <text:p>Thu Feb 17 13:00:00 2022</text:p>
          </table:table-cell>
          <table:table-cell office:value-type="float" office:value="25.0">
            <text:p>25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2-02-17T14:00:00">
            <text:p>Thu Feb 17 14:00:00 2022</text:p>
          </table:table-cell>
          <table:table-cell office:value-type="float" office:value="23.3333">
            <text:p>23.3333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2-17T15:00:00">
            <text:p>Thu Feb 17 15:00:00 2022</text:p>
          </table:table-cell>
          <table:table-cell office:value-type="float" office:value="23.1667">
            <text:p>23.1667</text:p>
          </table:table-cell>
          <table:table-cell office:value-type="float" office:value="93.5">
            <text:p>93.5</text:p>
          </table:table-cell>
        </table:table-row>
        <table:table-row>
          <table:table-cell table:style-name="pd1" office:value-type="date" office:date-value="2022-02-17T16:00:00">
            <text:p>Thu Feb 17 16:00:00 2022</text:p>
          </table:table-cell>
          <table:table-cell office:value-type="float" office:value="22.6667">
            <text:p>22.6667</text:p>
          </table:table-cell>
          <table:table-cell office:value-type="float" office:value="101.3333">
            <text:p>101.3333</text:p>
          </table:table-cell>
        </table:table-row>
        <table:table-row>
          <table:table-cell table:style-name="pd1" office:value-type="date" office:date-value="2022-02-17T17:00:00">
            <text:p>Thu Feb 17 17:00:00 2022</text:p>
          </table:table-cell>
          <table:table-cell office:value-type="float" office:value="21.8333">
            <text:p>21.8333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2-18T05:00:00">
            <text:p>Fri Feb 18 05:00:00 2022</text:p>
          </table:table-cell>
          <table:table-cell office:value-type="float" office:value="27.0">
            <text:p>27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2-02-18T06:00:00">
            <text:p>Fri Feb 18 06:00:00 2022</text:p>
          </table:table-cell>
          <table:table-cell office:value-type="float" office:value="24.6667">
            <text:p>24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2-18T07:00:00">
            <text:p>Fri Feb 18 07:00:00 2022</text:p>
          </table:table-cell>
          <table:table-cell office:value-type="float" office:value="25.6667">
            <text:p>25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2-18T08:00:00">
            <text:p>Fri Feb 18 08:00:00 2022</text:p>
          </table:table-cell>
          <table:table-cell office:value-type="float" office:value="25.8333">
            <text:p>25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02-18T09:00:00">
            <text:p>Fri Feb 18 09:00:00 2022</text:p>
          </table:table-cell>
          <table:table-cell office:value-type="float" office:value="27.5">
            <text:p>27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02-18T10:00:00">
            <text:p>Fri Feb 18 10:00:00 2022</text:p>
          </table:table-cell>
          <table:table-cell office:value-type="float" office:value="35.3333">
            <text:p>35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2-02-18T11:00:00">
            <text:p>Fri Feb 18 11:00:00 2022</text:p>
          </table:table-cell>
          <table:table-cell office:value-type="float" office:value="46.0">
            <text:p>46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02-18T12:00:00">
            <text:p>Fri Feb 18 12:00:00 2022</text:p>
          </table:table-cell>
          <table:table-cell office:value-type="float" office:value="52.8333">
            <text:p>52.8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2-18T13:00:00">
            <text:p>Fri Feb 18 13:00:00 2022</text:p>
          </table:table-cell>
          <table:table-cell office:value-type="float" office:value="51.5">
            <text:p>51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2-18T14:00:00">
            <text:p>Fri Feb 18 14:00:00 2022</text:p>
          </table:table-cell>
          <table:table-cell office:value-type="float" office:value="43.6667">
            <text:p>43.6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22-02-18T15:00:00">
            <text:p>Fri Feb 18 15:00:00 2022</text:p>
          </table:table-cell>
          <table:table-cell office:value-type="float" office:value="34.8333">
            <text:p>34.8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2-19T11:00:00">
            <text:p>Sat Feb 19 11:00:00 2022</text:p>
          </table:table-cell>
          <table:table-cell office:value-type="float" office:value="22.5">
            <text:p>22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19T12:00:00">
            <text:p>Sat Feb 19 12:00:00 2022</text:p>
          </table:table-cell>
          <table:table-cell office:value-type="float" office:value="25.0">
            <text:p>25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24.8333">
            <text:p>24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21.5">
            <text:p>21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19.8333">
            <text:p>19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19.3333">
            <text:p>19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2-19T17:00:00">
            <text:p>Sat Feb 19 17:00:00 2022</text:p>
          </table:table-cell>
          <table:table-cell office:value-type="float" office:value="18.1667">
            <text:p>18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2-19T18:00:00">
            <text:p>Sat Feb 19 18:00:00 2022</text:p>
          </table:table-cell>
          <table:table-cell office:value-type="float" office:value="16.5">
            <text:p>16.5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2-02-19T19:00:00">
            <text:p>Sat Feb 19 19:00:00 2022</text:p>
          </table:table-cell>
          <table:table-cell office:value-type="float" office:value="15.3333">
            <text:p>15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2-19T20:00:00">
            <text:p>Sat Feb 19 20:00:00 2022</text:p>
          </table:table-cell>
          <table:table-cell office:value-type="float" office:value="20.6667">
            <text:p>20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2-19T21:00:00">
            <text:p>Sat Feb 19 21:00:00 2022</text:p>
          </table:table-cell>
          <table:table-cell office:value-type="float" office:value="21.8333">
            <text:p>21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2-19T22:00:00">
            <text:p>Sat Feb 19 22:00:00 2022</text:p>
          </table:table-cell>
          <table:table-cell office:value-type="float" office:value="20.3333">
            <text:p>20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2-20T07:00:00">
            <text:p>Sun Feb 20 07:00:00 2022</text:p>
          </table:table-cell>
          <table:table-cell office:value-type="float" office:value="14.6667">
            <text:p>14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2-20T08:00:00">
            <text:p>Sun Feb 20 08:00:00 2022</text:p>
          </table:table-cell>
          <table:table-cell office:value-type="float" office:value="12.5">
            <text:p>12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2-20T09:00:00">
            <text:p>Sun Feb 20 09:00:00 2022</text:p>
          </table:table-cell>
          <table:table-cell office:value-type="float" office:value="13.1667">
            <text:p>13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02-20T10:00:00">
            <text:p>Sun Feb 20 10:00:00 2022</text:p>
          </table:table-cell>
          <table:table-cell office:value-type="float" office:value="13.1667">
            <text:p>13.1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2-20T11:00:00">
            <text:p>Sun Feb 20 11:00:00 2022</text:p>
          </table:table-cell>
          <table:table-cell office:value-type="float" office:value="14.0">
            <text:p>14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2-20T12:00:00">
            <text:p>Sun Feb 20 12:00:00 2022</text:p>
          </table:table-cell>
          <table:table-cell office:value-type="float" office:value="15.6667">
            <text:p>15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2-20T13:00:00">
            <text:p>Sun Feb 20 13:00:00 2022</text:p>
          </table:table-cell>
          <table:table-cell office:value-type="float" office:value="14.3333">
            <text:p>14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02-20T14:00:00">
            <text:p>Sun Feb 20 14:00:00 2022</text:p>
          </table:table-cell>
          <table:table-cell office:value-type="float" office:value="13.6667">
            <text:p>13.6667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2-20T15:00:00">
            <text:p>Sun Feb 20 15:00:00 2022</text:p>
          </table:table-cell>
          <table:table-cell office:value-type="float" office:value="10.8333">
            <text:p>10.8333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2-20T16:00:00">
            <text:p>Sun Feb 20 16:00:00 2022</text:p>
          </table:table-cell>
          <table:table-cell office:value-type="float" office:value="8.5">
            <text:p>8.5</text:p>
          </table:table-cell>
          <table:table-cell office:value-type="float" office:value="86.8333">
            <text:p>86.8333</text:p>
          </table:table-cell>
        </table:table-row>
        <table:table-row>
          <table:table-cell table:style-name="pd1" office:value-type="date" office:date-value="2022-02-20T17:00:00">
            <text:p>Sun Feb 20 17:00:00 2022</text:p>
          </table:table-cell>
          <table:table-cell office:value-type="float" office:value="7.3333">
            <text:p>7.3333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2-02-21T06:00:00">
            <text:p>Mon Feb 21 06:00:00 2022</text:p>
          </table:table-cell>
          <table:table-cell office:value-type="float" office:value="13.0">
            <text:p>13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2-21T07:00:00">
            <text:p>Mon Feb 21 07:00:00 2022</text:p>
          </table:table-cell>
          <table:table-cell office:value-type="float" office:value="14.8333">
            <text:p>14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21T08:00:00">
            <text:p>Mon Feb 21 08:00:00 2022</text:p>
          </table:table-cell>
          <table:table-cell office:value-type="float" office:value="17.1667">
            <text:p>17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02-21T09:00:00">
            <text:p>Mon Feb 21 09:00:00 2022</text:p>
          </table:table-cell>
          <table:table-cell office:value-type="float" office:value="18.8333">
            <text:p>18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2-21T10:00:00">
            <text:p>Mon Feb 21 10:00:00 2022</text:p>
          </table:table-cell>
          <table:table-cell office:value-type="float" office:value="21.0">
            <text:p>21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2-21T11:00:00">
            <text:p>Mon Feb 21 11:00:00 2022</text:p>
          </table:table-cell>
          <table:table-cell office:value-type="float" office:value="26.6667">
            <text:p>26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2-21T12:00:00">
            <text:p>Mon Feb 21 12:00:00 2022</text:p>
          </table:table-cell>
          <table:table-cell office:value-type="float" office:value="29.6667">
            <text:p>29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21T13:00:00">
            <text:p>Mon Feb 21 13:00:00 2022</text:p>
          </table:table-cell>
          <table:table-cell office:value-type="float" office:value="28.6667">
            <text:p>28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2-02-21T14:00:00">
            <text:p>Mon Feb 21 14:00:00 2022</text:p>
          </table:table-cell>
          <table:table-cell office:value-type="float" office:value="25.3333">
            <text:p>25.3333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2-21T15:00:00">
            <text:p>Mon Feb 21 15:00:00 2022</text:p>
          </table:table-cell>
          <table:table-cell office:value-type="float" office:value="19.6667">
            <text:p>19.6667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2-02-21T16:00:00">
            <text:p>Mon Feb 21 16:00:00 2022</text:p>
          </table:table-cell>
          <table:table-cell office:value-type="float" office:value="15.1667">
            <text:p>15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2-21T17:00:00">
            <text:p>Mon Feb 21 17:00:00 2022</text:p>
          </table:table-cell>
          <table:table-cell office:value-type="float" office:value="14.6667">
            <text:p>14.6667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2-02-22T08:00:00">
            <text:p>Tue Feb 22 08:00:00 2022</text:p>
          </table:table-cell>
          <table:table-cell office:value-type="float" office:value="15.6667">
            <text:p>15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2-22T09:00:00">
            <text:p>Tue Feb 22 09:00:00 2022</text:p>
          </table:table-cell>
          <table:table-cell office:value-type="float" office:value="29.1667">
            <text:p>29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02-22T10:00:00">
            <text:p>Tue Feb 22 10:00:00 2022</text:p>
          </table:table-cell>
          <table:table-cell office:value-type="float" office:value="53.3333">
            <text:p>53.3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2-02-22T11:00:00">
            <text:p>Tue Feb 22 11:00:00 2022</text:p>
          </table:table-cell>
          <table:table-cell office:value-type="float" office:value="51.8333">
            <text:p>51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2-22T12:00:00">
            <text:p>Tue Feb 22 12:00:00 2022</text:p>
          </table:table-cell>
          <table:table-cell office:value-type="float" office:value="40.1667">
            <text:p>40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22T13:00:00">
            <text:p>Tue Feb 22 13:00:00 2022</text:p>
          </table:table-cell>
          <table:table-cell office:value-type="float" office:value="29.1667">
            <text:p>29.1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2-22T14:00:00">
            <text:p>Tue Feb 22 14:00:00 2022</text:p>
          </table:table-cell>
          <table:table-cell office:value-type="float" office:value="23.5">
            <text:p>23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2-22T15:00:00">
            <text:p>Tue Feb 22 15:00:00 2022</text:p>
          </table:table-cell>
          <table:table-cell office:value-type="float" office:value="20.6667">
            <text:p>20.6667</text:p>
          </table:table-cell>
          <table:table-cell office:value-type="float" office:value="96.1667">
            <text:p>96.1667</text:p>
          </table:table-cell>
        </table:table-row>
        <table:table-row>
          <table:table-cell table:style-name="pd1" office:value-type="date" office:date-value="2022-02-23T08:00:00">
            <text:p>Wed Feb 23 08:00:00 2022</text:p>
          </table:table-cell>
          <table:table-cell office:value-type="float" office:value="19.5">
            <text:p>19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2-24T06:00:00">
            <text:p>Thu Feb 24 06:00:00 2022</text:p>
          </table:table-cell>
          <table:table-cell office:value-type="float" office:value="25.0">
            <text:p>2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02-24T07:00:00">
            <text:p>Thu Feb 24 07:00:00 2022</text:p>
          </table:table-cell>
          <table:table-cell office:value-type="float" office:value="25.5">
            <text:p>25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2-24T08:00:00">
            <text:p>Thu Feb 24 08:00:00 2022</text:p>
          </table:table-cell>
          <table:table-cell office:value-type="float" office:value="28.6667">
            <text:p>28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02-24T09:00:00">
            <text:p>Thu Feb 24 09:00:00 2022</text:p>
          </table:table-cell>
          <table:table-cell office:value-type="float" office:value="33.1667">
            <text:p>33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02-24T10:00:00">
            <text:p>Thu Feb 24 10:00:00 2022</text:p>
          </table:table-cell>
          <table:table-cell office:value-type="float" office:value="39.3333">
            <text:p>39.3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2-24T11:00:00">
            <text:p>Thu Feb 24 11:00:00 2022</text:p>
          </table:table-cell>
          <table:table-cell office:value-type="float" office:value="44.0">
            <text:p>44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24T12:00:00">
            <text:p>Thu Feb 24 12:00:00 2022</text:p>
          </table:table-cell>
          <table:table-cell office:value-type="float" office:value="46.8333">
            <text:p>46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24T13:00:00">
            <text:p>Thu Feb 24 13:00:00 2022</text:p>
          </table:table-cell>
          <table:table-cell office:value-type="float" office:value="48.6667">
            <text:p>48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2-02-24T14:00:00">
            <text:p>Thu Feb 24 14:00:00 2022</text:p>
          </table:table-cell>
          <table:table-cell office:value-type="float" office:value="45.6667">
            <text:p>45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2-02-24T15:00:00">
            <text:p>Thu Feb 24 15:00:00 2022</text:p>
          </table:table-cell>
          <table:table-cell office:value-type="float" office:value="40.6667">
            <text:p>40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2-24T16:00:00">
            <text:p>Thu Feb 24 16:00:00 2022</text:p>
          </table:table-cell>
          <table:table-cell office:value-type="float" office:value="37.0">
            <text:p>37.0</text:p>
          </table:table-cell>
          <table:table-cell office:value-type="float" office:value="92.1667">
            <text:p>92.1667</text:p>
          </table:table-cell>
        </table:table-row>
        <table:table-row>
          <table:table-cell table:style-name="pd1" office:value-type="date" office:date-value="2022-02-27T23:00:00">
            <text:p>Sun Feb 27 23:00:00 2022</text:p>
          </table:table-cell>
          <table:table-cell office:value-type="float" office:value="36.3333">
            <text:p>36.3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02-28T00:00:00">
            <text:p>Mon Feb 28 00:00:00 2022</text:p>
          </table:table-cell>
          <table:table-cell office:value-type="float" office:value="37.5">
            <text:p>37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2-28T03:00:00">
            <text:p>Mon Feb 28 03:00:00 2022</text:p>
          </table:table-cell>
          <table:table-cell office:value-type="float" office:value="32.6667">
            <text:p>32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02-28T04:00:00">
            <text:p>Mon Feb 28 04:00:00 2022</text:p>
          </table:table-cell>
          <table:table-cell office:value-type="float" office:value="33.8333">
            <text:p>33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02-28T05:00:00">
            <text:p>Mon Feb 28 05:00:00 2022</text:p>
          </table:table-cell>
          <table:table-cell office:value-type="float" office:value="32.3333">
            <text:p>32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2-28T06:00:00">
            <text:p>Mon Feb 28 06:00:00 2022</text:p>
          </table:table-cell>
          <table:table-cell office:value-type="float" office:value="31.1667">
            <text:p>31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2-28T07:00:00">
            <text:p>Mon Feb 28 07:00:00 2022</text:p>
          </table:table-cell>
          <table:table-cell office:value-type="float" office:value="29.6667">
            <text:p>29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02-28T08:00:00">
            <text:p>Mon Feb 28 08:00:00 2022</text:p>
          </table:table-cell>
          <table:table-cell office:value-type="float" office:value="29.6667">
            <text:p>29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02-28T09:00:00">
            <text:p>Mon Feb 28 09:00:00 2022</text:p>
          </table:table-cell>
          <table:table-cell office:value-type="float" office:value="28.1667">
            <text:p>28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28T10:00:00">
            <text:p>Mon Feb 28 10:00:00 2022</text:p>
          </table:table-cell>
          <table:table-cell office:value-type="float" office:value="28.8333">
            <text:p>28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2-28T11:00:00">
            <text:p>Mon Feb 28 11:00:00 2022</text:p>
          </table:table-cell>
          <table:table-cell office:value-type="float" office:value="28.5">
            <text:p>28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2-28T12:00:00">
            <text:p>Mon Feb 28 12:00:00 2022</text:p>
          </table:table-cell>
          <table:table-cell office:value-type="float" office:value="27.0">
            <text:p>27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02-28T13:00:00">
            <text:p>Mon Feb 28 13:00:00 2022</text:p>
          </table:table-cell>
          <table:table-cell office:value-type="float" office:value="25.6667">
            <text:p>25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2-02-28T14:00:00">
            <text:p>Mon Feb 28 14:00:00 2022</text:p>
          </table:table-cell>
          <table:table-cell office:value-type="float" office:value="24.6667">
            <text:p>24.6667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2-28T15:00:00">
            <text:p>Mon Feb 28 15:00:00 2022</text:p>
          </table:table-cell>
          <table:table-cell office:value-type="float" office:value="22.1667">
            <text:p>22.1667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2-28T16:00:00">
            <text:p>Mon Feb 28 16:00:00 2022</text:p>
          </table:table-cell>
          <table:table-cell office:value-type="float" office:value="19.6667">
            <text:p>19.6667</text:p>
          </table:table-cell>
          <table:table-cell office:value-type="float" office:value="97.0">
            <text:p>97.0</text:p>
          </table:table-cell>
        </table:table-row>
        <table:table-row>
          <table:table-cell table:style-name="pd1" office:value-type="date" office:date-value="2022-02-28T17:00:00">
            <text:p>Mon Feb 28 17:00:00 2022</text:p>
          </table:table-cell>
          <table:table-cell office:value-type="float" office:value="19.1667">
            <text:p>19.1667</text:p>
          </table:table-cell>
          <table:table-cell office:value-type="float" office:value="95.1667">
            <text:p>95.1667</text:p>
          </table:table-cell>
        </table:table-row>
        <table:table-row>
          <table:table-cell table:style-name="pd1" office:value-type="date" office:date-value="2022-03-01T09:00:00">
            <text:p>Tue Mar  1 09:00:00 2022</text:p>
          </table:table-cell>
          <table:table-cell office:value-type="float" office:value="23.6667">
            <text:p>23.6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3-01T10:00:00">
            <text:p>Tue Mar  1 10:00:00 2022</text:p>
          </table:table-cell>
          <table:table-cell office:value-type="float" office:value="28.0">
            <text:p>28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3-01T11:00:00">
            <text:p>Tue Mar  1 11:00:00 2022</text:p>
          </table:table-cell>
          <table:table-cell office:value-type="float" office:value="30.8333">
            <text:p>30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03-01T12:00:00">
            <text:p>Tue Mar  1 12:00:00 2022</text:p>
          </table:table-cell>
          <table:table-cell office:value-type="float" office:value="30.8333">
            <text:p>30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01T13:00:00">
            <text:p>Tue Mar  1 13:00:00 2022</text:p>
          </table:table-cell>
          <table:table-cell office:value-type="float" office:value="29.3333">
            <text:p>29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3-01T14:00:00">
            <text:p>Tue Mar  1 14:00:00 2022</text:p>
          </table:table-cell>
          <table:table-cell office:value-type="float" office:value="26.8333">
            <text:p>26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01T15:00:00">
            <text:p>Tue Mar  1 15:00:00 2022</text:p>
          </table:table-cell>
          <table:table-cell office:value-type="float" office:value="23.5">
            <text:p>23.5</text:p>
          </table:table-cell>
          <table:table-cell office:value-type="float" office:value="93.3333">
            <text:p>93.3333</text:p>
          </table:table-cell>
        </table:table-row>
        <table:table-row>
          <table:table-cell table:style-name="pd1" office:value-type="date" office:date-value="2022-03-01T16:00:00">
            <text:p>Tue Mar  1 16:00:00 2022</text:p>
          </table:table-cell>
          <table:table-cell office:value-type="float" office:value="20.6667">
            <text:p>20.6667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3-01T17:00:00">
            <text:p>Tue Mar  1 17:00:00 2022</text:p>
          </table:table-cell>
          <table:table-cell office:value-type="float" office:value="18.1667">
            <text:p>18.1667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3-02T07:00:00">
            <text:p>Wed Mar  2 07:00:00 2022</text:p>
          </table:table-cell>
          <table:table-cell office:value-type="float" office:value="25.5">
            <text:p>25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02T08:00:00">
            <text:p>Wed Mar  2 08:00:00 2022</text:p>
          </table:table-cell>
          <table:table-cell office:value-type="float" office:value="26.0">
            <text:p>26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3-02T09:00:00">
            <text:p>Wed Mar  2 09:00:00 2022</text:p>
          </table:table-cell>
          <table:table-cell office:value-type="float" office:value="26.6667">
            <text:p>2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3-02T10:00:00">
            <text:p>Wed Mar  2 10:00:00 2022</text:p>
          </table:table-cell>
          <table:table-cell office:value-type="float" office:value="28.5">
            <text:p>28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3-02T11:00:00">
            <text:p>Wed Mar  2 11:00:00 2022</text:p>
          </table:table-cell>
          <table:table-cell office:value-type="float" office:value="30.8333">
            <text:p>30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3-02T12:00:00">
            <text:p>Wed Mar  2 12:00:00 2022</text:p>
          </table:table-cell>
          <table:table-cell office:value-type="float" office:value="30.6667">
            <text:p>30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3-02T13:00:00">
            <text:p>Wed Mar  2 13:00:00 2022</text:p>
          </table:table-cell>
          <table:table-cell office:value-type="float" office:value="30.6667">
            <text:p>30.6667</text:p>
          </table:table-cell>
          <table:table-cell office:value-type="float" office:value="89.5">
            <text:p>89.5</text:p>
          </table:table-cell>
        </table:table-row>
        <table:table-row>
          <table:table-cell table:style-name="pd1" office:value-type="date" office:date-value="2022-03-02T14:00:00">
            <text:p>Wed Mar  2 14:00:00 2022</text:p>
          </table:table-cell>
          <table:table-cell office:value-type="float" office:value="28.1667">
            <text:p>28.1667</text:p>
          </table:table-cell>
          <table:table-cell office:value-type="float" office:value="99.5">
            <text:p>99.5</text:p>
          </table:table-cell>
        </table:table-row>
        <table:table-row>
          <table:table-cell table:style-name="pd1" office:value-type="date" office:date-value="2022-03-03T09:00:00">
            <text:p>Thu Mar  3 09:00:00 2022</text:p>
          </table:table-cell>
          <table:table-cell office:value-type="float" office:value="16.0">
            <text:p>16.0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3-03T10:00:00">
            <text:p>Thu Mar  3 10:00:00 2022</text:p>
          </table:table-cell>
          <table:table-cell office:value-type="float" office:value="24.8333">
            <text:p>24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03-03T11:00:00">
            <text:p>Thu Mar  3 11:00:00 2022</text:p>
          </table:table-cell>
          <table:table-cell office:value-type="float" office:value="28.1667">
            <text:p>28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3-03T12:00:00">
            <text:p>Thu Mar  3 12:00:00 2022</text:p>
          </table:table-cell>
          <table:table-cell office:value-type="float" office:value="32.8333">
            <text:p>32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3-03T13:00:00">
            <text:p>Thu Mar  3 13:00:00 2022</text:p>
          </table:table-cell>
          <table:table-cell office:value-type="float" office:value="35.8333">
            <text:p>35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03-03T14:00:00">
            <text:p>Thu Mar  3 14:00:00 2022</text:p>
          </table:table-cell>
          <table:table-cell office:value-type="float" office:value="33.0">
            <text:p>33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3-03T15:00:00">
            <text:p>Thu Mar  3 15:00:00 2022</text:p>
          </table:table-cell>
          <table:table-cell office:value-type="float" office:value="30.5">
            <text:p>30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3-03T16:00:00">
            <text:p>Thu Mar  3 16:00:00 2022</text:p>
          </table:table-cell>
          <table:table-cell office:value-type="float" office:value="25.1667">
            <text:p>25.1667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2-03-03T17:00:00">
            <text:p>Thu Mar  3 17:00:00 2022</text:p>
          </table:table-cell>
          <table:table-cell office:value-type="float" office:value="19.5">
            <text:p>19.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15.6667">
            <text:p>15.6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14.5">
            <text:p>14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10.1667">
            <text:p>10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05T03:00:00">
            <text:p>Sat Mar  5 03:00:00 2022</text:p>
          </table:table-cell>
          <table:table-cell office:value-type="float" office:value="16.5">
            <text:p>16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2-03-05T04:00:00">
            <text:p>Sat Mar  5 04:00:00 2022</text:p>
          </table:table-cell>
          <table:table-cell office:value-type="float" office:value="27.1667">
            <text:p>27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03-05T05:00:00">
            <text:p>Sat Mar  5 05:00:00 2022</text:p>
          </table:table-cell>
          <table:table-cell office:value-type="float" office:value="24.0">
            <text:p>24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3-05T06:00:00">
            <text:p>Sat Mar  5 06:00:00 2022</text:p>
          </table:table-cell>
          <table:table-cell office:value-type="float" office:value="20.1667">
            <text:p>20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2-03-05T07:00:00">
            <text:p>Sat Mar  5 07:00:00 2022</text:p>
          </table:table-cell>
          <table:table-cell office:value-type="float" office:value="16.8333">
            <text:p>16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3-05T09:00:00">
            <text:p>Sat Mar  5 09:00:00 2022</text:p>
          </table:table-cell>
          <table:table-cell office:value-type="float" office:value="11.6667">
            <text:p>11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03-07T15:00:00">
            <text:p>Mon Mar  7 15:00:00 2022</text:p>
          </table:table-cell>
          <table:table-cell office:value-type="float" office:value="14.8333">
            <text:p>14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3-08T23:00:00">
            <text:p>Tue Mar  8 23:00:00 2022</text:p>
          </table:table-cell>
          <table:table-cell office:value-type="float" office:value="25.0">
            <text:p>25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2-03-09T08:00:00">
            <text:p>Wed Mar  9 08:00:00 2022</text:p>
          </table:table-cell>
          <table:table-cell office:value-type="float" office:value="7.3333">
            <text:p>7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3-09T10:00:00">
            <text:p>Wed Mar  9 10:00:00 2022</text:p>
          </table:table-cell>
          <table:table-cell office:value-type="float" office:value="19.0">
            <text:p>19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3-09T11:00:00">
            <text:p>Wed Mar  9 11:00:00 2022</text:p>
          </table:table-cell>
          <table:table-cell office:value-type="float" office:value="23.8333">
            <text:p>23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3-10T08:00:00">
            <text:p>Thu Mar 10 08:00:00 2022</text:p>
          </table:table-cell>
          <table:table-cell office:value-type="float" office:value="17.3333">
            <text:p>17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2-03-15T13:00:00">
            <text:p>Tue Mar 15 13:00:00 2022</text:p>
          </table:table-cell>
          <table:table-cell office:value-type="float" office:value="1000.0">
            <text:p>1000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3-15T14:00:00">
            <text:p>Tue Mar 15 14:00:00 2022</text:p>
          </table:table-cell>
          <table:table-cell office:value-type="float" office:value="1000.0">
            <text:p>1000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15T15:00:00">
            <text:p>Tue Mar 15 15:00:00 2022</text:p>
          </table:table-cell>
          <table:table-cell office:value-type="float" office:value="1000.0">
            <text:p>1000.0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2-03-15T16:00:00">
            <text:p>Tue Mar 15 16:00:00 2022</text:p>
          </table:table-cell>
          <table:table-cell office:value-type="float" office:value="1000.0">
            <text:p>1000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15T17:00:00">
            <text:p>Tue Mar 15 17:00:00 2022</text:p>
          </table:table-cell>
          <table:table-cell office:value-type="float" office:value="1000.0">
            <text:p>1000.0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2-03-15T18:00:00">
            <text:p>Tue Mar 15 18:00:00 2022</text:p>
          </table:table-cell>
          <table:table-cell office:value-type="float" office:value="996.0">
            <text:p>996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5T19:00:00">
            <text:p>Tue Mar 15 19:00:00 2022</text:p>
          </table:table-cell>
          <table:table-cell office:value-type="float" office:value="984.8333">
            <text:p>984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3-15T20:00:00">
            <text:p>Tue Mar 15 20:00:00 2022</text:p>
          </table:table-cell>
          <table:table-cell office:value-type="float" office:value="1000.0">
            <text:p>1000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3-16T13:00:00">
            <text:p>Wed Mar 16 13:00:00 2022</text:p>
          </table:table-cell>
          <table:table-cell office:value-type="float" office:value="553.8333">
            <text:p>553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3-16T15:00:00">
            <text:p>Wed Mar 16 15:00:00 2022</text:p>
          </table:table-cell>
          <table:table-cell office:value-type="float" office:value="360.3333">
            <text:p>360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2-03-16T16:00:00">
            <text:p>Wed Mar 16 16:00:00 2022</text:p>
          </table:table-cell>
          <table:table-cell office:value-type="float" office:value="342.6667">
            <text:p>342.6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3-16T17:00:00">
            <text:p>Wed Mar 16 17:00:00 2022</text:p>
          </table:table-cell>
          <table:table-cell office:value-type="float" office:value="334.8333">
            <text:p>334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332.3333">
            <text:p>332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3-16T19:00:00">
            <text:p>Wed Mar 16 19:00:00 2022</text:p>
          </table:table-cell>
          <table:table-cell office:value-type="float" office:value="327.1667">
            <text:p>327.1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297.3333">
            <text:p>297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3-16T21:00:00">
            <text:p>Wed Mar 16 21:00:00 2022</text:p>
          </table:table-cell>
          <table:table-cell office:value-type="float" office:value="272.6667">
            <text:p>272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03-16T22:00:00">
            <text:p>Wed Mar 16 22:00:00 2022</text:p>
          </table:table-cell>
          <table:table-cell office:value-type="float" office:value="243.1667">
            <text:p>243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225.8333">
            <text:p>225.8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139.3333">
            <text:p>139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116.6667">
            <text:p>11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3-17T04:00:00">
            <text:p>Thu Mar 17 04:00:00 2022</text:p>
          </table:table-cell>
          <table:table-cell office:value-type="float" office:value="114.6667">
            <text:p>114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3-17T05:00:00">
            <text:p>Thu Mar 17 05:00:00 2022</text:p>
          </table:table-cell>
          <table:table-cell office:value-type="float" office:value="100.1667">
            <text:p>100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77.1667">
            <text:p>77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3-17T07:00:00">
            <text:p>Thu Mar 17 07:00:00 2022</text:p>
          </table:table-cell>
          <table:table-cell office:value-type="float" office:value="55.8333">
            <text:p>55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3-17T08:00:00">
            <text:p>Thu Mar 17 08:00:00 2022</text:p>
          </table:table-cell>
          <table:table-cell office:value-type="float" office:value="42.0">
            <text:p>42.0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35.0">
            <text:p>35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30.8333">
            <text:p>30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25.1667">
            <text:p>25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3-17T12:00:00">
            <text:p>Thu Mar 17 12:00:00 2022</text:p>
          </table:table-cell>
          <table:table-cell office:value-type="float" office:value="24.1667">
            <text:p>24.1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03-17T13:00:00">
            <text:p>Thu Mar 17 13:00:00 2022</text:p>
          </table:table-cell>
          <table:table-cell office:value-type="float" office:value="20.0">
            <text:p>20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3-17T14:00:00">
            <text:p>Thu Mar 17 14:00:00 2022</text:p>
          </table:table-cell>
          <table:table-cell office:value-type="float" office:value="16.5">
            <text:p>16.5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3-17T15:00:00">
            <text:p>Thu Mar 17 15:00:00 2022</text:p>
          </table:table-cell>
          <table:table-cell office:value-type="float" office:value="12.6667">
            <text:p>12.6667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2-03-17T16:00:00">
            <text:p>Thu Mar 17 16:00:00 2022</text:p>
          </table:table-cell>
          <table:table-cell office:value-type="float" office:value="12.0">
            <text:p>12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3-18T08:00:00">
            <text:p>Fri Mar 18 08:00:00 2022</text:p>
          </table:table-cell>
          <table:table-cell office:value-type="float" office:value="13.5">
            <text:p>13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3-18T11:00:00">
            <text:p>Fri Mar 18 11:00:00 2022</text:p>
          </table:table-cell>
          <table:table-cell office:value-type="float" office:value="23.5">
            <text:p>23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3-18T12:00:00">
            <text:p>Fri Mar 18 12:00:00 2022</text:p>
          </table:table-cell>
          <table:table-cell office:value-type="float" office:value="31.1667">
            <text:p>31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03-18T13:00:00">
            <text:p>Fri Mar 18 13:00:00 2022</text:p>
          </table:table-cell>
          <table:table-cell office:value-type="float" office:value="31.6667">
            <text:p>31.6667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18T14:00:00">
            <text:p>Fri Mar 18 14:00:00 2022</text:p>
          </table:table-cell>
          <table:table-cell office:value-type="float" office:value="22.6667">
            <text:p>22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3-18T15:00:00">
            <text:p>Fri Mar 18 15:00:00 2022</text:p>
          </table:table-cell>
          <table:table-cell office:value-type="float" office:value="11.6667">
            <text:p>11.6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3-18T16:00:00">
            <text:p>Fri Mar 18 16:00:00 2022</text:p>
          </table:table-cell>
          <table:table-cell office:value-type="float" office:value="10.8333">
            <text:p>10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18T17:00:00">
            <text:p>Fri Mar 18 17:00:00 2022</text:p>
          </table:table-cell>
          <table:table-cell office:value-type="float" office:value="13.5">
            <text:p>13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3-18T18:00:00">
            <text:p>Fri Mar 18 18:00:00 2022</text:p>
          </table:table-cell>
          <table:table-cell office:value-type="float" office:value="16.8333">
            <text:p>16.8333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18T19:00:00">
            <text:p>Fri Mar 18 19:00:00 2022</text:p>
          </table:table-cell>
          <table:table-cell office:value-type="float" office:value="20.5">
            <text:p>20.5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03-18T20:00:00">
            <text:p>Fri Mar 18 20:00:00 2022</text:p>
          </table:table-cell>
          <table:table-cell office:value-type="float" office:value="19.6667">
            <text:p>19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3-18T21:00:00">
            <text:p>Fri Mar 18 21:00:00 2022</text:p>
          </table:table-cell>
          <table:table-cell office:value-type="float" office:value="15.6667">
            <text:p>15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03-19T10:00:00">
            <text:p>Sat Mar 19 10:00:00 2022</text:p>
          </table:table-cell>
          <table:table-cell office:value-type="float" office:value="16.8333">
            <text:p>16.8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03-22T09:00:00">
            <text:p>Tue Mar 22 09:00:00 2022</text:p>
          </table:table-cell>
          <table:table-cell office:value-type="float" office:value="11.3333">
            <text:p>11.3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03-22T10:00:00">
            <text:p>Tue Mar 22 10:00:00 2022</text:p>
          </table:table-cell>
          <table:table-cell office:value-type="float" office:value="19.5">
            <text:p>19.5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3-22T11:00:00">
            <text:p>Tue Mar 22 11:00:00 2022</text:p>
          </table:table-cell>
          <table:table-cell office:value-type="float" office:value="24.0">
            <text:p>24.0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3-22T12:00:00">
            <text:p>Tue Mar 22 12:00:00 2022</text:p>
          </table:table-cell>
          <table:table-cell office:value-type="float" office:value="20.8333">
            <text:p>20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3-22T15:00:00">
            <text:p>Tue Mar 22 15:00:00 2022</text:p>
          </table:table-cell>
          <table:table-cell office:value-type="float" office:value="11.3333">
            <text:p>11.3333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2-03-26T11:00:00">
            <text:p>Sat Mar 26 11:00:00 2022</text:p>
          </table:table-cell>
          <table:table-cell office:value-type="float" office:value="25.3333">
            <text:p>25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3-26T14:00:00">
            <text:p>Sat Mar 26 14:00:00 2022</text:p>
          </table:table-cell>
          <table:table-cell office:value-type="float" office:value="52.1667">
            <text:p>52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3-26T15:00:00">
            <text:p>Sat Mar 26 15:00:00 2022</text:p>
          </table:table-cell>
          <table:table-cell office:value-type="float" office:value="71.5">
            <text:p>71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3-26T16:00:00">
            <text:p>Sat Mar 26 16:00:00 2022</text:p>
          </table:table-cell>
          <table:table-cell office:value-type="float" office:value="87.8333">
            <text:p>87.8333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2-03-26T17:00:00">
            <text:p>Sat Mar 26 17:00:00 2022</text:p>
          </table:table-cell>
          <table:table-cell office:value-type="float" office:value="104.5">
            <text:p>104.5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2-03-26T19:00:00">
            <text:p>Sat Mar 26 19:00:00 2022</text:p>
          </table:table-cell>
          <table:table-cell office:value-type="float" office:value="112.0">
            <text:p>112.0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2-03-29T12:00:00">
            <text:p>Tue Mar 29 12:00:00 2022</text:p>
          </table:table-cell>
          <table:table-cell office:value-type="float" office:value="61.5">
            <text:p>61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2-03-29T13:00:00">
            <text:p>Tue Mar 29 13:00:00 2022</text:p>
          </table:table-cell>
          <table:table-cell office:value-type="float" office:value="60.0">
            <text:p>60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03-29T14:00:00">
            <text:p>Tue Mar 29 14:00:00 2022</text:p>
          </table:table-cell>
          <table:table-cell office:value-type="float" office:value="59.0">
            <text:p>59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3-29T17:00:00">
            <text:p>Tue Mar 29 17:00:00 2022</text:p>
          </table:table-cell>
          <table:table-cell office:value-type="float" office:value="41.1667">
            <text:p>41.1667</text:p>
          </table:table-cell>
          <table:table-cell office:value-type="float" office:value="81.6667">
            <text:p>81.6667</text:p>
          </table:table-cell>
        </table:table-row>
        <table:table-row>
          <table:table-cell table:style-name="pd1" office:value-type="date" office:date-value="2022-03-30T14:00:00">
            <text:p>Wed Mar 30 14:00:00 2022</text:p>
          </table:table-cell>
          <table:table-cell office:value-type="float" office:value="27.3333">
            <text:p>27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29.0">
            <text:p>29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3-30T17:00:00">
            <text:p>Wed Mar 30 17:00:00 2022</text:p>
          </table:table-cell>
          <table:table-cell office:value-type="float" office:value="32.3333">
            <text:p>32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3-30T18:00:00">
            <text:p>Wed Mar 30 18:00:00 2022</text:p>
          </table:table-cell>
          <table:table-cell office:value-type="float" office:value="33.3333">
            <text:p>33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2-03-30T20:00:00">
            <text:p>Wed Mar 30 20:00:00 2022</text:p>
          </table:table-cell>
          <table:table-cell office:value-type="float" office:value="33.1667">
            <text:p>33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2-03-30T21:00:00">
            <text:p>Wed Mar 30 21:00:00 2022</text:p>
          </table:table-cell>
          <table:table-cell office:value-type="float" office:value="31.3333">
            <text:p>31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3-30T22:00:00">
            <text:p>Wed Mar 30 22:00:00 2022</text:p>
          </table:table-cell>
          <table:table-cell office:value-type="float" office:value="29.5">
            <text:p>29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2-03-30T23:00:00">
            <text:p>Wed Mar 30 23:00:00 2022</text:p>
          </table:table-cell>
          <table:table-cell office:value-type="float" office:value="27.3333">
            <text:p>27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3-31T00:00:00">
            <text:p>Thu Mar 31 00:00:00 2022</text:p>
          </table:table-cell>
          <table:table-cell office:value-type="float" office:value="27.5">
            <text:p>27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4-05T23:00:00">
            <text:p>Tue Apr  5 23:00:00 2022</text:p>
          </table:table-cell>
          <table:table-cell office:value-type="float" office:value="6.3333">
            <text:p>6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04-06T01:00:00">
            <text:p>Wed Apr  6 01:00:00 2022</text:p>
          </table:table-cell>
          <table:table-cell office:value-type="float" office:value="6.0">
            <text:p>6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4-06T08:00:00">
            <text:p>Wed Apr  6 08:00:00 2022</text:p>
          </table:table-cell>
          <table:table-cell office:value-type="float" office:value="9.0">
            <text:p>9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4-06T09:00:00">
            <text:p>Wed Apr  6 09:00:00 2022</text:p>
          </table:table-cell>
          <table:table-cell office:value-type="float" office:value="12.1667">
            <text:p>12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04-06T10:00:00">
            <text:p>Wed Apr  6 10:00:00 2022</text:p>
          </table:table-cell>
          <table:table-cell office:value-type="float" office:value="16.8333">
            <text:p>16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2-04-06T11:00:00">
            <text:p>Wed Apr  6 11:00:00 2022</text:p>
          </table:table-cell>
          <table:table-cell office:value-type="float" office:value="19.6667">
            <text:p>19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4-06T12:00:00">
            <text:p>Wed Apr  6 12:00:00 2022</text:p>
          </table:table-cell>
          <table:table-cell office:value-type="float" office:value="17.1667">
            <text:p>17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4-06T13:00:00">
            <text:p>Wed Apr  6 13:00:00 2022</text:p>
          </table:table-cell>
          <table:table-cell office:value-type="float" office:value="11.8333">
            <text:p>11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04-06T14:00:00">
            <text:p>Wed Apr  6 14:00:00 2022</text:p>
          </table:table-cell>
          <table:table-cell office:value-type="float" office:value="10.6667">
            <text:p>10.6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04-06T15:00:00">
            <text:p>Wed Apr  6 15:00:00 2022</text:p>
          </table:table-cell>
          <table:table-cell office:value-type="float" office:value="12.5">
            <text:p>12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06T16:00:00">
            <text:p>Wed Apr  6 16:00:00 2022</text:p>
          </table:table-cell>
          <table:table-cell office:value-type="float" office:value="7.0">
            <text:p>7.0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2-04-06T17:00:00">
            <text:p>Wed Apr  6 17:00:00 2022</text:p>
          </table:table-cell>
          <table:table-cell office:value-type="float" office:value="4.1667">
            <text:p>4.1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2-04-06T18:00:00">
            <text:p>Wed Apr  6 18:00:00 2022</text:p>
          </table:table-cell>
          <table:table-cell office:value-type="float" office:value="3.3333">
            <text:p>3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22-04-06T20:00:00">
            <text:p>Wed Apr  6 20:00:00 2022</text:p>
          </table:table-cell>
          <table:table-cell office:value-type="float" office:value="3.8333">
            <text:p>3.8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04-06T21:00:00">
            <text:p>Wed Apr  6 21:00:00 2022</text:p>
          </table:table-cell>
          <table:table-cell office:value-type="float" office:value="5.3333">
            <text:p>5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4-06T22:00:00">
            <text:p>Wed Apr  6 22:00:00 2022</text:p>
          </table:table-cell>
          <table:table-cell office:value-type="float" office:value="13.1667">
            <text:p>13.1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04-07T12:00:00">
            <text:p>Thu Apr  7 12:00:00 2022</text:p>
          </table:table-cell>
          <table:table-cell office:value-type="float" office:value="24.5">
            <text:p>24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4-07T13:00:00">
            <text:p>Thu Apr  7 13:00:00 2022</text:p>
          </table:table-cell>
          <table:table-cell office:value-type="float" office:value="18.5">
            <text:p>18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4-07T14:00:00">
            <text:p>Thu Apr  7 14:00:00 2022</text:p>
          </table:table-cell>
          <table:table-cell office:value-type="float" office:value="22.5">
            <text:p>22.5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4-07T15:00:00">
            <text:p>Thu Apr  7 15:00:00 2022</text:p>
          </table:table-cell>
          <table:table-cell office:value-type="float" office:value="13.5">
            <text:p>13.5</text:p>
          </table:table-cell>
          <table:table-cell office:value-type="float" office:value="99.0">
            <text:p>99.0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7.3333">
            <text:p>7.3333</text:p>
          </table:table-cell>
          <table:table-cell office:value-type="float" office:value="96.0">
            <text:p>96.0</text:p>
          </table:table-cell>
        </table:table-row>
        <table:table-row>
          <table:table-cell table:style-name="pd1" office:value-type="date" office:date-value="2022-04-08T08:00:00">
            <text:p>Fri Apr  8 08:00:00 2022</text:p>
          </table:table-cell>
          <table:table-cell office:value-type="float" office:value="16.5">
            <text:p>16.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04-08T09:00:00">
            <text:p>Fri Apr  8 09:00:00 2022</text:p>
          </table:table-cell>
          <table:table-cell office:value-type="float" office:value="18.5">
            <text:p>18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2-04-08T10:00:00">
            <text:p>Fri Apr  8 10:00:00 2022</text:p>
          </table:table-cell>
          <table:table-cell office:value-type="float" office:value="24.5">
            <text:p>24.5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04-08T11:00:00">
            <text:p>Fri Apr  8 11:00:00 2022</text:p>
          </table:table-cell>
          <table:table-cell office:value-type="float" office:value="28.1667">
            <text:p>28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04-08T12:00:00">
            <text:p>Fri Apr  8 12:00:00 2022</text:p>
          </table:table-cell>
          <table:table-cell office:value-type="float" office:value="25.3333">
            <text:p>25.3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4-08T13:00:00">
            <text:p>Fri Apr  8 13:00:00 2022</text:p>
          </table:table-cell>
          <table:table-cell office:value-type="float" office:value="15.1667">
            <text:p>15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4-08T14:00:00">
            <text:p>Fri Apr  8 14:00:00 2022</text:p>
          </table:table-cell>
          <table:table-cell office:value-type="float" office:value="8.5">
            <text:p>8.5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2-04-08T15:00:00">
            <text:p>Fri Apr  8 15:00:00 2022</text:p>
          </table:table-cell>
          <table:table-cell office:value-type="float" office:value="10.5">
            <text:p>10.5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4-09T09:00:00">
            <text:p>Sat Apr  9 09:00:00 2022</text:p>
          </table:table-cell>
          <table:table-cell office:value-type="float" office:value="22.1667">
            <text:p>22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4-09T12:00:00">
            <text:p>Sat Apr  9 12:00:00 2022</text:p>
          </table:table-cell>
          <table:table-cell office:value-type="float" office:value="12.5">
            <text:p>12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04-09T13:00:00">
            <text:p>Sat Apr  9 13:00:00 2022</text:p>
          </table:table-cell>
          <table:table-cell office:value-type="float" office:value="12.0">
            <text:p>12.0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4-09T14:00:00">
            <text:p>Sat Apr  9 14:00:00 2022</text:p>
          </table:table-cell>
          <table:table-cell office:value-type="float" office:value="12.1667">
            <text:p>12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04-09T15:00:00">
            <text:p>Sat Apr  9 15:00:00 2022</text:p>
          </table:table-cell>
          <table:table-cell office:value-type="float" office:value="14.1667">
            <text:p>14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2-04-09T16:00:00">
            <text:p>Sat Apr  9 16:00:00 2022</text:p>
          </table:table-cell>
          <table:table-cell office:value-type="float" office:value="12.1667">
            <text:p>12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10T09:00:00">
            <text:p>Sun Apr 10 09:00:00 2022</text:p>
          </table:table-cell>
          <table:table-cell office:value-type="float" office:value="12.0">
            <text:p>12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2-04-10T10:00:00">
            <text:p>Sun Apr 10 10:00:00 2022</text:p>
          </table:table-cell>
          <table:table-cell office:value-type="float" office:value="13.0">
            <text:p>13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04-10T11:00:00">
            <text:p>Sun Apr 10 11:00:00 2022</text:p>
          </table:table-cell>
          <table:table-cell office:value-type="float" office:value="9.6667">
            <text:p>9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04-10T12:00:00">
            <text:p>Sun Apr 10 12:00:00 2022</text:p>
          </table:table-cell>
          <table:table-cell office:value-type="float" office:value="7.3333">
            <text:p>7.3333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0T13:00:00">
            <text:p>Sun Apr 10 13:00:00 2022</text:p>
          </table:table-cell>
          <table:table-cell office:value-type="float" office:value="7.6667">
            <text:p>7.6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2-04-10T14:00:00">
            <text:p>Sun Apr 10 14:00:00 2022</text:p>
          </table:table-cell>
          <table:table-cell office:value-type="float" office:value="5.5">
            <text:p>5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4-10T15:00:00">
            <text:p>Sun Apr 10 15:00:00 2022</text:p>
          </table:table-cell>
          <table:table-cell office:value-type="float" office:value="5.0">
            <text:p>5.0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2-04-11T14:00:00">
            <text:p>Mon Apr 11 14:00:00 2022</text:p>
          </table:table-cell>
          <table:table-cell office:value-type="float" office:value="24.6667">
            <text:p>24.6667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4-11T15:00:00">
            <text:p>Mon Apr 11 15:00:00 2022</text:p>
          </table:table-cell>
          <table:table-cell office:value-type="float" office:value="21.0">
            <text:p>21.0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2-04-11T17:00:00">
            <text:p>Mon Apr 11 17:00:00 2022</text:p>
          </table:table-cell>
          <table:table-cell office:value-type="float" office:value="25.5">
            <text:p>25.5</text:p>
          </table:table-cell>
          <table:table-cell office:value-type="float" office:value="107.6667">
            <text:p>107.6667</text:p>
          </table:table-cell>
        </table:table-row>
        <table:table-row>
          <table:table-cell table:style-name="pd1" office:value-type="date" office:date-value="2022-04-11T18:00:00">
            <text:p>Mon Apr 11 18:00:00 2022</text:p>
          </table:table-cell>
          <table:table-cell office:value-type="float" office:value="27.5">
            <text:p>27.5</text:p>
          </table:table-cell>
          <table:table-cell office:value-type="float" office:value="102.0">
            <text:p>102.0</text:p>
          </table:table-cell>
        </table:table-row>
        <table:table-row>
          <table:table-cell table:style-name="pd1" office:value-type="date" office:date-value="2022-04-13T11:00:00">
            <text:p>Wed Apr 13 11:00:00 2022</text:p>
          </table:table-cell>
          <table:table-cell office:value-type="float" office:value="3.0">
            <text:p>3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04-13T12:00:00">
            <text:p>Wed Apr 13 12:00:00 2022</text:p>
          </table:table-cell>
          <table:table-cell office:value-type="float" office:value="2.0">
            <text:p>2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4-13T15:00:00">
            <text:p>Wed Apr 13 15:00:00 2022</text:p>
          </table:table-cell>
          <table:table-cell office:value-type="float" office:value="6.8333">
            <text:p>6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3.8333">
            <text:p>3.8333</text:p>
          </table:table-cell>
          <table:table-cell office:value-type="float" office:value="90.1667">
            <text:p>90.1667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3.0">
            <text:p>3.0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15.8333">
            <text:p>15.8333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4-14T09:00:00">
            <text:p>Thu Apr 14 09:00:00 2022</text:p>
          </table:table-cell>
          <table:table-cell office:value-type="float" office:value="12.5">
            <text:p>12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4-14T10:00:00">
            <text:p>Thu Apr 14 10:00:00 2022</text:p>
          </table:table-cell>
          <table:table-cell office:value-type="float" office:value="11.1667">
            <text:p>11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4-14T11:00:00">
            <text:p>Thu Apr 14 11:00:00 2022</text:p>
          </table:table-cell>
          <table:table-cell office:value-type="float" office:value="7.1667">
            <text:p>7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14T12:00:00">
            <text:p>Thu Apr 14 12:00:00 2022</text:p>
          </table:table-cell>
          <table:table-cell office:value-type="float" office:value="4.0">
            <text:p>4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4-14T13:00:00">
            <text:p>Thu Apr 14 13:00:00 2022</text:p>
          </table:table-cell>
          <table:table-cell office:value-type="float" office:value="3.1667">
            <text:p>3.1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4-14T14:00:00">
            <text:p>Thu Apr 14 14:00:00 2022</text:p>
          </table:table-cell>
          <table:table-cell office:value-type="float" office:value="6.8333">
            <text:p>6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4-14T15:00:00">
            <text:p>Thu Apr 14 15:00:00 2022</text:p>
          </table:table-cell>
          <table:table-cell office:value-type="float" office:value="11.1667">
            <text:p>11.1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4-14T16:00:00">
            <text:p>Thu Apr 14 16:00:00 2022</text:p>
          </table:table-cell>
          <table:table-cell office:value-type="float" office:value="6.1667">
            <text:p>6.1667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4-14T17:00:00">
            <text:p>Thu Apr 14 17:00:00 2022</text:p>
          </table:table-cell>
          <table:table-cell office:value-type="float" office:value="3.5">
            <text:p>3.5</text:p>
          </table:table-cell>
          <table:table-cell office:value-type="float" office:value="93.0">
            <text:p>93.0</text:p>
          </table:table-cell>
        </table:table-row>
        <table:table-row>
          <table:table-cell table:style-name="pd1" office:value-type="date" office:date-value="2022-04-14T18:00:00">
            <text:p>Thu Apr 14 18:00:00 2022</text:p>
          </table:table-cell>
          <table:table-cell office:value-type="float" office:value="2.6667">
            <text:p>2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4-14T19:00:00">
            <text:p>Thu Apr 14 19:00:00 2022</text:p>
          </table:table-cell>
          <table:table-cell office:value-type="float" office:value="3.5">
            <text:p>3.5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4-15T09:00:00">
            <text:p>Fri Apr 15 09:00:00 2022</text:p>
          </table:table-cell>
          <table:table-cell office:value-type="float" office:value="20.8333">
            <text:p>20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04-15T10:00:00">
            <text:p>Fri Apr 15 10:00:00 2022</text:p>
          </table:table-cell>
          <table:table-cell office:value-type="float" office:value="20.6667">
            <text:p>20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04-15T11:00:00">
            <text:p>Fri Apr 15 11:00:00 2022</text:p>
          </table:table-cell>
          <table:table-cell office:value-type="float" office:value="23.5">
            <text:p>23.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04-15T12:00:00">
            <text:p>Fri Apr 15 12:00:00 2022</text:p>
          </table:table-cell>
          <table:table-cell office:value-type="float" office:value="23.6667">
            <text:p>23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04-15T13:00:00">
            <text:p>Fri Apr 15 13:00:00 2022</text:p>
          </table:table-cell>
          <table:table-cell office:value-type="float" office:value="20.6667">
            <text:p>20.6667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2-04-15T14:00:00">
            <text:p>Fri Apr 15 14:00:00 2022</text:p>
          </table:table-cell>
          <table:table-cell office:value-type="float" office:value="16.3333">
            <text:p>16.3333</text:p>
          </table:table-cell>
          <table:table-cell office:value-type="float" office:value="102.3333">
            <text:p>102.3333</text:p>
          </table:table-cell>
        </table:table-row>
        <table:table-row>
          <table:table-cell table:style-name="pd1" office:value-type="date" office:date-value="2022-04-15T15:00:00">
            <text:p>Fri Apr 15 15:00:00 2022</text:p>
          </table:table-cell>
          <table:table-cell office:value-type="float" office:value="16.3333">
            <text:p>16.3333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4-15T16:00:00">
            <text:p>Fri Apr 15 16:00:00 2022</text:p>
          </table:table-cell>
          <table:table-cell office:value-type="float" office:value="18.8333">
            <text:p>18.8333</text:p>
          </table:table-cell>
          <table:table-cell office:value-type="float" office:value="103.3333">
            <text:p>103.3333</text:p>
          </table:table-cell>
        </table:table-row>
        <table:table-row>
          <table:table-cell table:style-name="pd1" office:value-type="date" office:date-value="2022-04-15T17:00:00">
            <text:p>Fri Apr 15 17:00:00 2022</text:p>
          </table:table-cell>
          <table:table-cell office:value-type="float" office:value="19.1667">
            <text:p>19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2-04-15T18:00:00">
            <text:p>Fri Apr 15 18:00:00 2022</text:p>
          </table:table-cell>
          <table:table-cell office:value-type="float" office:value="19.3333">
            <text:p>19.3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04-15T19:00:00">
            <text:p>Fri Apr 15 19:00:00 2022</text:p>
          </table:table-cell>
          <table:table-cell office:value-type="float" office:value="25.5">
            <text:p>25.5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4-16T09:00:00">
            <text:p>Sat Apr 16 09:00:00 2022</text:p>
          </table:table-cell>
          <table:table-cell office:value-type="float" office:value="54.1667">
            <text:p>54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2-04-16T10:00:00">
            <text:p>Sat Apr 16 10:00:00 2022</text:p>
          </table:table-cell>
          <table:table-cell office:value-type="float" office:value="62.8333">
            <text:p>62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2-04-16T11:00:00">
            <text:p>Sat Apr 16 11:00:00 2022</text:p>
          </table:table-cell>
          <table:table-cell office:value-type="float" office:value="65.5">
            <text:p>65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4-16T12:00:00">
            <text:p>Sat Apr 16 12:00:00 2022</text:p>
          </table:table-cell>
          <table:table-cell office:value-type="float" office:value="61.0">
            <text:p>61.0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2-04-16T13:00:00">
            <text:p>Sat Apr 16 13:00:00 2022</text:p>
          </table:table-cell>
          <table:table-cell office:value-type="float" office:value="55.3333">
            <text:p>55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4-16T14:00:00">
            <text:p>Sat Apr 16 14:00:00 2022</text:p>
          </table:table-cell>
          <table:table-cell office:value-type="float" office:value="49.1667">
            <text:p>49.1667</text:p>
          </table:table-cell>
          <table:table-cell office:value-type="float" office:value="100.0">
            <text:p>100.0</text:p>
          </table:table-cell>
        </table:table-row>
        <table:table-row>
          <table:table-cell table:style-name="pd1" office:value-type="date" office:date-value="2022-04-16T15:00:00">
            <text:p>Sat Apr 16 15:00:00 2022</text:p>
          </table:table-cell>
          <table:table-cell office:value-type="float" office:value="40.5">
            <text:p>40.5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4-16T16:00:00">
            <text:p>Sat Apr 16 16:00:00 2022</text:p>
          </table:table-cell>
          <table:table-cell office:value-type="float" office:value="34.3333">
            <text:p>34.3333</text:p>
          </table:table-cell>
          <table:table-cell office:value-type="float" office:value="103.0">
            <text:p>103.0</text:p>
          </table:table-cell>
        </table:table-row>
        <table:table-row>
          <table:table-cell table:style-name="pd1" office:value-type="date" office:date-value="2022-04-16T17:00:00">
            <text:p>Sat Apr 16 17:00:00 2022</text:p>
          </table:table-cell>
          <table:table-cell office:value-type="float" office:value="31.6667">
            <text:p>31.6667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4-16T18:00:00">
            <text:p>Sat Apr 16 18:00:00 2022</text:p>
          </table:table-cell>
          <table:table-cell office:value-type="float" office:value="30.8333">
            <text:p>30.8333</text:p>
          </table:table-cell>
          <table:table-cell office:value-type="float" office:value="106.0">
            <text:p>106.0</text:p>
          </table:table-cell>
        </table:table-row>
        <table:table-row>
          <table:table-cell table:style-name="pd1" office:value-type="date" office:date-value="2022-04-17T13:00:00">
            <text:p>Sun Apr 17 13:00:00 2022</text:p>
          </table:table-cell>
          <table:table-cell office:value-type="float" office:value="29.6667">
            <text:p>29.6667</text:p>
          </table:table-cell>
          <table:table-cell office:value-type="float" office:value="98.3333">
            <text:p>98.3333</text:p>
          </table:table-cell>
        </table:table-row>
        <table:table-row>
          <table:table-cell table:style-name="pd1" office:value-type="date" office:date-value="2022-04-17T14:00:00">
            <text:p>Sun Apr 17 14:00:00 2022</text:p>
          </table:table-cell>
          <table:table-cell office:value-type="float" office:value="30.0">
            <text:p>30.0</text:p>
          </table:table-cell>
          <table:table-cell office:value-type="float" office:value="106.5">
            <text:p>106.5</text:p>
          </table:table-cell>
        </table:table-row>
        <table:table-row>
          <table:table-cell table:style-name="pd1" office:value-type="date" office:date-value="2022-04-17T15:00:00">
            <text:p>Sun Apr 17 15:00:00 2022</text:p>
          </table:table-cell>
          <table:table-cell office:value-type="float" office:value="25.6667">
            <text:p>25.6667</text:p>
          </table:table-cell>
          <table:table-cell office:value-type="float" office:value="109.5">
            <text:p>109.5</text:p>
          </table:table-cell>
        </table:table-row>
        <table:table-row>
          <table:table-cell table:style-name="pd1" office:value-type="date" office:date-value="2022-04-17T16:00:00">
            <text:p>Sun Apr 17 16:00:00 2022</text:p>
          </table:table-cell>
          <table:table-cell office:value-type="float" office:value="18.1667">
            <text:p>18.1667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4-17T17:00:00">
            <text:p>Sun Apr 17 17:00:00 2022</text:p>
          </table:table-cell>
          <table:table-cell office:value-type="float" office:value="20.5">
            <text:p>20.5</text:p>
          </table:table-cell>
          <table:table-cell office:value-type="float" office:value="115.3333">
            <text:p>115.3333</text:p>
          </table:table-cell>
        </table:table-row>
        <table:table-row>
          <table:table-cell table:style-name="pd1" office:value-type="date" office:date-value="2022-04-17T18:00:00">
            <text:p>Sun Apr 17 18:00:00 2022</text:p>
          </table:table-cell>
          <table:table-cell office:value-type="float" office:value="20.3333">
            <text:p>20.3333</text:p>
          </table:table-cell>
          <table:table-cell office:value-type="float" office:value="115.5">
            <text:p>115.5</text:p>
          </table:table-cell>
        </table:table-row>
        <table:table-row>
          <table:table-cell table:style-name="pd1" office:value-type="date" office:date-value="2022-04-17T19:00:00">
            <text:p>Sun Apr 17 19:00:00 2022</text:p>
          </table:table-cell>
          <table:table-cell office:value-type="float" office:value="10.1667">
            <text:p>10.1667</text:p>
          </table:table-cell>
          <table:table-cell office:value-type="float" office:value="112.0">
            <text:p>112.0</text:p>
          </table:table-cell>
        </table:table-row>
        <table:table-row>
          <table:table-cell table:style-name="pd1" office:value-type="date" office:date-value="2022-04-17T20:00:00">
            <text:p>Sun Apr 17 20:00:00 2022</text:p>
          </table:table-cell>
          <table:table-cell office:value-type="float" office:value="7.0">
            <text:p>7.0</text:p>
          </table:table-cell>
          <table:table-cell office:value-type="float" office:value="111.8333">
            <text:p>111.8333</text:p>
          </table:table-cell>
        </table:table-row>
        <table:table-row>
          <table:table-cell table:style-name="pd1" office:value-type="date" office:date-value="2022-04-18T09:00:00">
            <text:p>Mon Apr 18 09:00:00 2022</text:p>
          </table:table-cell>
          <table:table-cell office:value-type="float" office:value="24.8333">
            <text:p>24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2-04-18T12:00:00">
            <text:p>Mon Apr 18 12:00:00 2022</text:p>
          </table:table-cell>
          <table:table-cell office:value-type="float" office:value="34.8333">
            <text:p>34.8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5-05T14:00:00">
            <text:p>Thu May  5 14:00:00 2022</text:p>
          </table:table-cell>
          <table:table-cell office:value-type="float" office:value="11.3333">
            <text:p>11.3333</text:p>
          </table:table-cell>
          <table:table-cell office:value-type="float" office:value="105.8333">
            <text:p>105.8333</text:p>
          </table:table-cell>
        </table:table-row>
        <table:table-row>
          <table:table-cell table:style-name="pd1" office:value-type="date" office:date-value="2022-05-06T12:00:00">
            <text:p>Fri May  6 12:00:00 2022</text:p>
          </table:table-cell>
          <table:table-cell office:value-type="float" office:value="23.3333">
            <text:p>23.3333</text:p>
          </table:table-cell>
          <table:table-cell office:value-type="float" office:value="85.8333">
            <text:p>85.8333</text:p>
          </table:table-cell>
        </table:table-row>
        <table:table-row>
          <table:table-cell table:style-name="pd1" office:value-type="date" office:date-value="2022-05-13T15:00:00">
            <text:p>Fri May 13 15:00:00 2022</text:p>
          </table:table-cell>
          <table:table-cell office:value-type="float" office:value="30.0">
            <text:p>30.0</text:p>
          </table:table-cell>
          <table:table-cell office:value-type="float" office:value="113.1667">
            <text:p>113.1667</text:p>
          </table:table-cell>
        </table:table-row>
        <table:table-row>
          <table:table-cell table:style-name="pd1" office:value-type="date" office:date-value="2022-05-13T16:00:00">
            <text:p>Fri May 13 16:00:00 2022</text:p>
          </table:table-cell>
          <table:table-cell office:value-type="float" office:value="29.8333">
            <text:p>29.8333</text:p>
          </table:table-cell>
          <table:table-cell office:value-type="float" office:value="116.3333">
            <text:p>116.3333</text:p>
          </table:table-cell>
        </table:table-row>
        <table:table-row>
          <table:table-cell table:style-name="pd1" office:value-type="date" office:date-value="2022-05-14T14:00:00">
            <text:p>Sat May 14 14:00:00 2022</text:p>
          </table:table-cell>
          <table:table-cell office:value-type="float" office:value="30.0">
            <text:p>30.0</text:p>
          </table:table-cell>
          <table:table-cell office:value-type="float" office:value="105.0">
            <text:p>105.0</text:p>
          </table:table-cell>
        </table:table-row>
        <table:table-row>
          <table:table-cell table:style-name="pd1" office:value-type="date" office:date-value="2022-05-14T15:00:00">
            <text:p>Sat May 14 15:00:00 2022</text:p>
          </table:table-cell>
          <table:table-cell office:value-type="float" office:value="33.3333">
            <text:p>33.3333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14T16:00:00">
            <text:p>Sat May 14 16:00:00 2022</text:p>
          </table:table-cell>
          <table:table-cell office:value-type="float" office:value="40.6667">
            <text:p>40.6667</text:p>
          </table:table-cell>
          <table:table-cell office:value-type="float" office:value="104.8333">
            <text:p>104.8333</text:p>
          </table:table-cell>
        </table:table-row>
        <table:table-row>
          <table:table-cell table:style-name="pd1" office:value-type="date" office:date-value="2022-05-14T17:00:00">
            <text:p>Sat May 14 17:00:00 2022</text:p>
          </table:table-cell>
          <table:table-cell office:value-type="float" office:value="46.1667">
            <text:p>46.1667</text:p>
          </table:table-cell>
          <table:table-cell office:value-type="float" office:value="107.3333">
            <text:p>107.3333</text:p>
          </table:table-cell>
        </table:table-row>
        <table:table-row>
          <table:table-cell table:style-name="pd1" office:value-type="date" office:date-value="2022-05-14T18:00:00">
            <text:p>Sat May 14 18:00:00 2022</text:p>
          </table:table-cell>
          <table:table-cell office:value-type="float" office:value="49.5">
            <text:p>49.5</text:p>
          </table:table-cell>
          <table:table-cell office:value-type="float" office:value="104.1667">
            <text:p>104.1667</text:p>
          </table:table-cell>
        </table:table-row>
        <table:table-row>
          <table:table-cell table:style-name="pd1" office:value-type="date" office:date-value="2022-05-15T14:00:00">
            <text:p>Sun May 15 14:00:00 2022</text:p>
          </table:table-cell>
          <table:table-cell office:value-type="float" office:value="37.0">
            <text:p>37.0</text:p>
          </table:table-cell>
          <table:table-cell office:value-type="float" office:value="86.3333">
            <text:p>86.3333</text:p>
          </table:table-cell>
        </table:table-row>
        <table:table-row>
          <table:table-cell table:style-name="pd1" office:value-type="date" office:date-value="2022-05-15T15:00:00">
            <text:p>Sun May 15 15:00:00 2022</text:p>
          </table:table-cell>
          <table:table-cell office:value-type="float" office:value="36.1667">
            <text:p>36.1667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15T16:00:00">
            <text:p>Sun May 15 16:00:00 2022</text:p>
          </table:table-cell>
          <table:table-cell office:value-type="float" office:value="42.8333">
            <text:p>42.8333</text:p>
          </table:table-cell>
          <table:table-cell office:value-type="float" office:value="91.0">
            <text:p>91.0</text:p>
          </table:table-cell>
        </table:table-row>
        <table:table-row>
          <table:table-cell table:style-name="pd1" office:value-type="date" office:date-value="2022-05-15T17:00:00">
            <text:p>Sun May 15 17:00:00 2022</text:p>
          </table:table-cell>
          <table:table-cell office:value-type="float" office:value="48.6667">
            <text:p>48.6667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5-15T18:00:00">
            <text:p>Sun May 15 18:00:00 2022</text:p>
          </table:table-cell>
          <table:table-cell office:value-type="float" office:value="37.8333">
            <text:p>37.8333</text:p>
          </table:table-cell>
          <table:table-cell office:value-type="float" office:value="89.3333">
            <text:p>89.3333</text:p>
          </table:table-cell>
        </table:table-row>
        <table:table-row>
          <table:table-cell table:style-name="pd1" office:value-type="date" office:date-value="2022-05-15T19:00:00">
            <text:p>Sun May 15 19:00:00 2022</text:p>
          </table:table-cell>
          <table:table-cell office:value-type="float" office:value="31.0">
            <text:p>31.0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5-15T20:00:00">
            <text:p>Sun May 15 20:00:00 2022</text:p>
          </table:table-cell>
          <table:table-cell office:value-type="float" office:value="23.3333">
            <text:p>23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5-15T21:00:00">
            <text:p>Sun May 15 21:00:00 2022</text:p>
          </table:table-cell>
          <table:table-cell office:value-type="float" office:value="21.0">
            <text:p>21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2-05-15T22:00:00">
            <text:p>Sun May 15 22:00:00 2022</text:p>
          </table:table-cell>
          <table:table-cell office:value-type="float" office:value="20.0">
            <text:p>20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28.5">
            <text:p>28.5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29.5">
            <text:p>29.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29.6667">
            <text:p>29.6667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27.8333">
            <text:p>27.8333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5-16T18:00:00">
            <text:p>Mon May 16 18:00:00 2022</text:p>
          </table:table-cell>
          <table:table-cell office:value-type="float" office:value="24.1667">
            <text:p>24.1667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2-05-16T19:00:00">
            <text:p>Mon May 16 19:00:00 2022</text:p>
          </table:table-cell>
          <table:table-cell office:value-type="float" office:value="22.6667">
            <text:p>22.6667</text:p>
          </table:table-cell>
          <table:table-cell office:value-type="float" office:value="87.1667">
            <text:p>87.1667</text:p>
          </table:table-cell>
        </table:table-row>
        <table:table-row>
          <table:table-cell table:style-name="pd1" office:value-type="date" office:date-value="2022-05-16T20:00:00">
            <text:p>Mon May 16 20:00:00 2022</text:p>
          </table:table-cell>
          <table:table-cell office:value-type="float" office:value="19.3333">
            <text:p>19.3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22-05-17T13:00:00">
            <text:p>Tue May 17 13:00:00 2022</text:p>
          </table:table-cell>
          <table:table-cell office:value-type="float" office:value="24.8333">
            <text:p>24.8333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22-05-17T14:00:00">
            <text:p>Tue May 17 14:00:00 2022</text:p>
          </table:table-cell>
          <table:table-cell office:value-type="float" office:value="23.3333">
            <text:p>23.3333</text:p>
          </table:table-cell>
          <table:table-cell office:value-type="float" office:value="99.3333">
            <text:p>99.3333</text:p>
          </table:table-cell>
        </table:table-row>
        <table:table-row>
          <table:table-cell table:style-name="pd1" office:value-type="date" office:date-value="2022-05-17T15:00:00">
            <text:p>Tue May 17 15:00:00 2022</text:p>
          </table:table-cell>
          <table:table-cell office:value-type="float" office:value="24.3333">
            <text:p>24.3333</text:p>
          </table:table-cell>
          <table:table-cell office:value-type="float" office:value="108.3333">
            <text:p>108.3333</text:p>
          </table:table-cell>
        </table:table-row>
        <table:table-row>
          <table:table-cell table:style-name="pd1" office:value-type="date" office:date-value="2022-05-17T16:00:00">
            <text:p>Tue May 17 16:00:00 2022</text:p>
          </table:table-cell>
          <table:table-cell office:value-type="float" office:value="22.1667">
            <text:p>22.1667</text:p>
          </table:table-cell>
          <table:table-cell office:value-type="float" office:value="116.5">
            <text:p>116.5</text:p>
          </table:table-cell>
        </table:table-row>
        <table:table-row>
          <table:table-cell table:style-name="pd1" office:value-type="date" office:date-value="2022-05-18T11:00:00">
            <text:p>Wed May 18 11:00:00 2022</text:p>
          </table:table-cell>
          <table:table-cell office:value-type="float" office:value="50.3333">
            <text:p>50.3333</text:p>
          </table:table-cell>
          <table:table-cell office:value-type="float" office:value="90.0">
            <text:p>90.0</text:p>
          </table:table-cell>
        </table:table-row>
        <table:table-row>
          <table:table-cell table:style-name="pd1" office:value-type="date" office:date-value="2022-05-18T13:00:00">
            <text:p>Wed May 18 13:00:00 2022</text:p>
          </table:table-cell>
          <table:table-cell office:value-type="float" office:value="54.6667">
            <text:p>54.6667</text:p>
          </table:table-cell>
          <table:table-cell office:value-type="float" office:value="118.3333">
            <text:p>118.3333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44.3333">
            <text:p>44.3333</text:p>
          </table:table-cell>
          <table:table-cell office:value-type="float" office:value="125.8333">
            <text:p>125.8333</text:p>
          </table:table-cell>
        </table:table-row>
        <table:table-row>
          <table:table-cell table:style-name="pd1" office:value-type="date" office:date-value="2022-05-23T13:00:00">
            <text:p>Mon May 23 13:00:00 2022</text:p>
          </table:table-cell>
          <table:table-cell office:value-type="float" office:value="27.6667">
            <text:p>27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5-23T14:00:00">
            <text:p>Mon May 23 14:00:00 2022</text:p>
          </table:table-cell>
          <table:table-cell office:value-type="float" office:value="21.1667">
            <text:p>21.1667</text:p>
          </table:table-cell>
          <table:table-cell office:value-type="float" office:value="95.0">
            <text:p>95.0</text:p>
          </table:table-cell>
        </table:table-row>
        <table:table-row>
          <table:table-cell table:style-name="pd1" office:value-type="date" office:date-value="2022-05-23T15:00:00">
            <text:p>Mon May 23 15:00:00 2022</text:p>
          </table:table-cell>
          <table:table-cell office:value-type="float" office:value="18.5">
            <text:p>18.5</text:p>
          </table:table-cell>
          <table:table-cell office:value-type="float" office:value="93.8333">
            <text:p>93.8333</text:p>
          </table:table-cell>
        </table:table-row>
        <table:table-row>
          <table:table-cell table:style-name="pd1" office:value-type="date" office:date-value="2022-05-23T16:00:00">
            <text:p>Mon May 23 16:00:00 2022</text:p>
          </table:table-cell>
          <table:table-cell office:value-type="float" office:value="20.1667">
            <text:p>20.1667</text:p>
          </table:table-cell>
          <table:table-cell office:value-type="float" office:value="94.8333">
            <text:p>94.8333</text:p>
          </table:table-cell>
        </table:table-row>
        <table:table-row>
          <table:table-cell table:style-name="pd1" office:value-type="date" office:date-value="2022-06-09T08:00:00">
            <text:p>Thu Jun  9 08:00:00 2022</text:p>
          </table:table-cell>
          <table:table-cell office:value-type="float" office:value="17.0">
            <text:p>17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06-09T09:00:00">
            <text:p>Thu Jun  9 09:00:00 2022</text:p>
          </table:table-cell>
          <table:table-cell office:value-type="float" office:value="23.8333">
            <text:p>23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2-06-09T10:00:00">
            <text:p>Thu Jun  9 10:00:00 2022</text:p>
          </table:table-cell>
          <table:table-cell office:value-type="float" office:value="36.6667">
            <text:p>36.6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06-09T11:00:00">
            <text:p>Thu Jun  9 11:00:00 2022</text:p>
          </table:table-cell>
          <table:table-cell office:value-type="float" office:value="34.3333">
            <text:p>34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6-09T12:00:00">
            <text:p>Thu Jun  9 12:00:00 2022</text:p>
          </table:table-cell>
          <table:table-cell office:value-type="float" office:value="31.6667">
            <text:p>31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06-09T13:00:00">
            <text:p>Thu Jun  9 13:00:00 2022</text:p>
          </table:table-cell>
          <table:table-cell office:value-type="float" office:value="30.8333">
            <text:p>30.8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06-09T14:00:00">
            <text:p>Thu Jun  9 14:00:00 2022</text:p>
          </table:table-cell>
          <table:table-cell office:value-type="float" office:value="31.5">
            <text:p>31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2-06-09T15:00:00">
            <text:p>Thu Jun  9 15:00:00 2022</text:p>
          </table:table-cell>
          <table:table-cell office:value-type="float" office:value="31.5">
            <text:p>31.5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06-09T16:00:00">
            <text:p>Thu Jun  9 16:00:00 2022</text:p>
          </table:table-cell>
          <table:table-cell office:value-type="float" office:value="22.6667">
            <text:p>22.6667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2-06-09T17:00:00">
            <text:p>Thu Jun  9 17:00:00 2022</text:p>
          </table:table-cell>
          <table:table-cell office:value-type="float" office:value="15.5">
            <text:p>15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6-09T18:00:00">
            <text:p>Thu Jun  9 18:00:00 2022</text:p>
          </table:table-cell>
          <table:table-cell office:value-type="float" office:value="10.8333">
            <text:p>10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6-10T14:00:00">
            <text:p>Fri Jun 10 14:00:00 2022</text:p>
          </table:table-cell>
          <table:table-cell office:value-type="float" office:value="37.0">
            <text:p>37.0</text:p>
          </table:table-cell>
          <table:table-cell office:value-type="float" office:value="100.3333">
            <text:p>100.3333</text:p>
          </table:table-cell>
        </table:table-row>
        <table:table-row>
          <table:table-cell table:style-name="pd1" office:value-type="date" office:date-value="2022-06-10T15:00:00">
            <text:p>Fri Jun 10 15:00:00 2022</text:p>
          </table:table-cell>
          <table:table-cell office:value-type="float" office:value="32.0">
            <text:p>32.0</text:p>
          </table:table-cell>
          <table:table-cell office:value-type="float" office:value="94.5">
            <text:p>94.5</text:p>
          </table:table-cell>
        </table:table-row>
        <table:table-row>
          <table:table-cell table:style-name="pd1" office:value-type="date" office:date-value="2022-06-10T17:00:00">
            <text:p>Fri Jun 10 17:00:00 2022</text:p>
          </table:table-cell>
          <table:table-cell office:value-type="float" office:value="25.8333">
            <text:p>25.8333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10T18:00:00">
            <text:p>Fri Jun 10 18:00:00 2022</text:p>
          </table:table-cell>
          <table:table-cell office:value-type="float" office:value="19.1667">
            <text:p>19.1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2-06-15T12:00:00">
            <text:p>Wed Jun 15 12:00:00 2022</text:p>
          </table:table-cell>
          <table:table-cell office:value-type="float" office:value="115.5">
            <text:p>115.5</text:p>
          </table:table-cell>
          <table:table-cell office:value-type="float" office:value="91.6667">
            <text:p>91.6667</text:p>
          </table:table-cell>
        </table:table-row>
        <table:table-row>
          <table:table-cell table:style-name="pd1" office:value-type="date" office:date-value="2022-06-15T13:00:00">
            <text:p>Wed Jun 15 13:00:00 2022</text:p>
          </table:table-cell>
          <table:table-cell office:value-type="float" office:value="120.6667">
            <text:p>120.6667</text:p>
          </table:table-cell>
          <table:table-cell office:value-type="float" office:value="110.1667">
            <text:p>110.1667</text:p>
          </table:table-cell>
        </table:table-row>
        <table:table-row>
          <table:table-cell table:style-name="pd1" office:value-type="date" office:date-value="2022-06-15T14:00:00">
            <text:p>Wed Jun 15 14:00:00 2022</text:p>
          </table:table-cell>
          <table:table-cell office:value-type="float" office:value="115.6667">
            <text:p>115.6667</text:p>
          </table:table-cell>
          <table:table-cell office:value-type="float" office:value="119.5">
            <text:p>119.5</text:p>
          </table:table-cell>
        </table:table-row>
        <table:table-row>
          <table:table-cell table:style-name="pd1" office:value-type="date" office:date-value="2022-06-15T15:00:00">
            <text:p>Wed Jun 15 15:00:00 2022</text:p>
          </table:table-cell>
          <table:table-cell office:value-type="float" office:value="102.5">
            <text:p>102.5</text:p>
          </table:table-cell>
          <table:table-cell office:value-type="float" office:value="112.6667">
            <text:p>112.6667</text:p>
          </table:table-cell>
        </table:table-row>
        <table:table-row>
          <table:table-cell table:style-name="pd1" office:value-type="date" office:date-value="2022-06-15T16:00:00">
            <text:p>Wed Jun 15 16:00:00 2022</text:p>
          </table:table-cell>
          <table:table-cell office:value-type="float" office:value="98.5">
            <text:p>98.5</text:p>
          </table:table-cell>
          <table:table-cell office:value-type="float" office:value="117.8333">
            <text:p>117.8333</text:p>
          </table:table-cell>
        </table:table-row>
        <table:table-row>
          <table:table-cell table:style-name="pd1" office:value-type="date" office:date-value="2022-06-15T17:00:00">
            <text:p>Wed Jun 15 17:00:00 2022</text:p>
          </table:table-cell>
          <table:table-cell office:value-type="float" office:value="95.0">
            <text:p>95.0</text:p>
          </table:table-cell>
          <table:table-cell office:value-type="float" office:value="121.6667">
            <text:p>121.6667</text:p>
          </table:table-cell>
        </table:table-row>
        <table:table-row>
          <table:table-cell table:style-name="pd1" office:value-type="date" office:date-value="2022-06-16T22:00:00">
            <text:p>Thu Jun 16 22:00:00 2022</text:p>
          </table:table-cell>
          <table:table-cell office:value-type="float" office:value="59.8333">
            <text:p>59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7-25T12:00:00">
            <text:p>Mon Jul 25 12:00:00 2022</text:p>
          </table:table-cell>
          <table:table-cell office:value-type="float" office:value="69.0">
            <text:p>69.0</text:p>
          </table:table-cell>
          <table:table-cell office:value-type="float" office:value="102.8333">
            <text:p>102.8333</text:p>
          </table:table-cell>
        </table:table-row>
        <table:table-row>
          <table:table-cell table:style-name="pd1" office:value-type="date" office:date-value="2022-07-26T09:00:00">
            <text:p>Tue Jul 26 09:00:00 2022</text:p>
          </table:table-cell>
          <table:table-cell office:value-type="float" office:value="46.1667">
            <text:p>46.1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8-11T13:00:00">
            <text:p>Thu Aug 11 13:00:00 2022</text:p>
          </table:table-cell>
          <table:table-cell office:value-type="float" office:value="38.5">
            <text:p>38.5</text:p>
          </table:table-cell>
          <table:table-cell office:value-type="float" office:value="100.8333">
            <text:p>100.8333</text:p>
          </table:table-cell>
        </table:table-row>
        <table:table-row>
          <table:table-cell table:style-name="pd1" office:value-type="date" office:date-value="2022-08-30T13:00:00">
            <text:p>Tue Aug 30 13:00:00 2022</text:p>
          </table:table-cell>
          <table:table-cell office:value-type="float" office:value="58.5">
            <text:p>58.5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2-08-30T14:00:00">
            <text:p>Tue Aug 30 14:00:00 2022</text:p>
          </table:table-cell>
          <table:table-cell office:value-type="float" office:value="57.6667">
            <text:p>57.6667</text:p>
          </table:table-cell>
          <table:table-cell office:value-type="float" office:value="88.5">
            <text:p>88.5</text:p>
          </table:table-cell>
        </table:table-row>
        <table:table-row>
          <table:table-cell table:style-name="pd1" office:value-type="date" office:date-value="2022-08-30T19:00:00">
            <text:p>Tue Aug 30 19:00:00 2022</text:p>
          </table:table-cell>
          <table:table-cell office:value-type="float" office:value="100.8333">
            <text:p>100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09-07T12:00:00">
            <text:p>Wed Sep  7 12:00:00 2022</text:p>
          </table:table-cell>
          <table:table-cell office:value-type="float" office:value="31.1667">
            <text:p>31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9-08T10:00:00">
            <text:p>Thu Sep  8 10:00:00 2022</text:p>
          </table:table-cell>
          <table:table-cell office:value-type="float" office:value="33.8333">
            <text:p>33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9-08T13:00:00">
            <text:p>Thu Sep  8 13:00:00 2022</text:p>
          </table:table-cell>
          <table:table-cell office:value-type="float" office:value="33.1667">
            <text:p>33.1667</text:p>
          </table:table-cell>
          <table:table-cell office:value-type="float" office:value="81.8333">
            <text:p>81.8333</text:p>
          </table:table-cell>
        </table:table-row>
        <table:table-row>
          <table:table-cell table:style-name="pd1" office:value-type="date" office:date-value="2022-09-09T13:00:00">
            <text:p>Fri Sep  9 13:00:00 2022</text:p>
          </table:table-cell>
          <table:table-cell office:value-type="float" office:value="37.6667">
            <text:p>37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2-09-09T14:00:00">
            <text:p>Fri Sep  9 14:00:00 2022</text:p>
          </table:table-cell>
          <table:table-cell office:value-type="float" office:value="31.1667">
            <text:p>31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9-10T13:00:00">
            <text:p>Sat Sep 10 13:00:00 2022</text:p>
          </table:table-cell>
          <table:table-cell office:value-type="float" office:value="31.5">
            <text:p>31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9-12T13:00:00">
            <text:p>Mon Sep 12 13:00:00 2022</text:p>
          </table:table-cell>
          <table:table-cell office:value-type="float" office:value="56.6667">
            <text:p>56.6667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2-09-16T14:00:00">
            <text:p>Fri Sep 16 14:00:00 2022</text:p>
          </table:table-cell>
          <table:table-cell office:value-type="float" office:value="18.0">
            <text:p>18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2-09-21T10:00:00">
            <text:p>Wed Sep 21 10:00:00 2022</text:p>
          </table:table-cell>
          <table:table-cell office:value-type="float" office:value="35.6667">
            <text:p>35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09-21T15:00:00">
            <text:p>Wed Sep 21 15:00:00 2022</text:p>
          </table:table-cell>
          <table:table-cell office:value-type="float" office:value="16.0">
            <text:p>16.0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9-21T17:00:00">
            <text:p>Wed Sep 21 17:00:00 2022</text:p>
          </table:table-cell>
          <table:table-cell office:value-type="float" office:value="17.0">
            <text:p>17.0</text:p>
          </table:table-cell>
          <table:table-cell office:value-type="float" office:value="103.1667">
            <text:p>103.1667</text:p>
          </table:table-cell>
        </table:table-row>
        <table:table-row>
          <table:table-cell table:style-name="pd1" office:value-type="date" office:date-value="2022-09-22T14:00:00">
            <text:p>Thu Sep 22 14:00:00 2022</text:p>
          </table:table-cell>
          <table:table-cell office:value-type="float" office:value="20.1667">
            <text:p>20.1667</text:p>
          </table:table-cell>
          <table:table-cell office:value-type="float" office:value="105.5">
            <text:p>105.5</text:p>
          </table:table-cell>
        </table:table-row>
        <table:table-row>
          <table:table-cell table:style-name="pd1" office:value-type="date" office:date-value="2022-09-23T12:00:00">
            <text:p>Fri Sep 23 12:00:00 2022</text:p>
          </table:table-cell>
          <table:table-cell office:value-type="float" office:value="35.3333">
            <text:p>35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29.5">
            <text:p>29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2-09-23T14:00:00">
            <text:p>Fri Sep 23 14:00:00 2022</text:p>
          </table:table-cell>
          <table:table-cell office:value-type="float" office:value="28.8333">
            <text:p>28.8333</text:p>
          </table:table-cell>
          <table:table-cell office:value-type="float" office:value="103.5">
            <text:p>103.5</text:p>
          </table:table-cell>
        </table:table-row>
        <table:table-row>
          <table:table-cell table:style-name="pd1" office:value-type="date" office:date-value="2022-10-03T08:00:00">
            <text:p>Mon Oct  3 08:00:00 2022</text:p>
          </table:table-cell>
          <table:table-cell office:value-type="float" office:value="61.8333">
            <text:p>6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0-03T09:00:00">
            <text:p>Mon Oct  3 09:00:00 2022</text:p>
          </table:table-cell>
          <table:table-cell office:value-type="float" office:value="75.0">
            <text:p>75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0-03T10:00:00">
            <text:p>Mon Oct  3 10:00:00 2022</text:p>
          </table:table-cell>
          <table:table-cell office:value-type="float" office:value="87.8333">
            <text:p>87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0-03T12:00:00">
            <text:p>Mon Oct  3 12:00:00 2022</text:p>
          </table:table-cell>
          <table:table-cell office:value-type="float" office:value="97.8333">
            <text:p>97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0-05T08:00:00">
            <text:p>Wed Oct  5 08:00:00 2022</text:p>
          </table:table-cell>
          <table:table-cell office:value-type="float" office:value="98.1667">
            <text:p>98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10-05T09:00:00">
            <text:p>Wed Oct  5 09:00:00 2022</text:p>
          </table:table-cell>
          <table:table-cell office:value-type="float" office:value="101.1667">
            <text:p>101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10-05T10:00:00">
            <text:p>Wed Oct  5 10:00:00 2022</text:p>
          </table:table-cell>
          <table:table-cell office:value-type="float" office:value="113.8333">
            <text:p>113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05T11:00:00">
            <text:p>Wed Oct  5 11:00:00 2022</text:p>
          </table:table-cell>
          <table:table-cell office:value-type="float" office:value="124.3333">
            <text:p>124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0-05T12:00:00">
            <text:p>Wed Oct  5 12:00:00 2022</text:p>
          </table:table-cell>
          <table:table-cell office:value-type="float" office:value="128.6667">
            <text:p>128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2-10-05T13:00:00">
            <text:p>Wed Oct  5 13:00:00 2022</text:p>
          </table:table-cell>
          <table:table-cell office:value-type="float" office:value="125.1667">
            <text:p>125.1667</text:p>
          </table:table-cell>
          <table:table-cell office:value-type="float" office:value="86.5">
            <text:p>86.5</text:p>
          </table:table-cell>
        </table:table-row>
        <table:table-row>
          <table:table-cell table:style-name="pd1" office:value-type="date" office:date-value="2022-10-05T14:00:00">
            <text:p>Wed Oct  5 14:00:00 2022</text:p>
          </table:table-cell>
          <table:table-cell office:value-type="float" office:value="118.8333">
            <text:p>118.8333</text:p>
          </table:table-cell>
          <table:table-cell office:value-type="float" office:value="99.1667">
            <text:p>99.1667</text:p>
          </table:table-cell>
        </table:table-row>
        <table:table-row>
          <table:table-cell table:style-name="pd1" office:value-type="date" office:date-value="2022-10-07T22:00:00">
            <text:p>Fri Oct  7 22:00:00 2022</text:p>
          </table:table-cell>
          <table:table-cell office:value-type="float" office:value="41.1667">
            <text:p>41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0-11T13:00:00">
            <text:p>Tue Oct 11 13:00:00 2022</text:p>
          </table:table-cell>
          <table:table-cell office:value-type="float" office:value="21.1667">
            <text:p>21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2-10-11T14:00:00">
            <text:p>Tue Oct 11 14:00:00 2022</text:p>
          </table:table-cell>
          <table:table-cell office:value-type="float" office:value="23.8333">
            <text:p>23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2-10-11T15:00:00">
            <text:p>Tue Oct 11 15:00:00 2022</text:p>
          </table:table-cell>
          <table:table-cell office:value-type="float" office:value="23.5">
            <text:p>23.5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12T14:00:00">
            <text:p>Wed Oct 12 14:00:00 2022</text:p>
          </table:table-cell>
          <table:table-cell office:value-type="float" office:value="23.0">
            <text:p>23.0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2-10-13T21:00:00">
            <text:p>Thu Oct 13 21:00:00 2022</text:p>
          </table:table-cell>
          <table:table-cell office:value-type="float" office:value="15.3333">
            <text:p>15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0-13T22:00:00">
            <text:p>Thu Oct 13 22:00:00 2022</text:p>
          </table:table-cell>
          <table:table-cell office:value-type="float" office:value="22.3333">
            <text:p>22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0-14T09:00:00">
            <text:p>Fri Oct 14 09:00:00 2022</text:p>
          </table:table-cell>
          <table:table-cell office:value-type="float" office:value="19.0">
            <text:p>19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0-14T10:00:00">
            <text:p>Fri Oct 14 10:00:00 2022</text:p>
          </table:table-cell>
          <table:table-cell office:value-type="float" office:value="23.5">
            <text:p>23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0-14T11:00:00">
            <text:p>Fri Oct 14 11:00:00 2022</text:p>
          </table:table-cell>
          <table:table-cell office:value-type="float" office:value="25.6667">
            <text:p>25.6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0-14T12:00:00">
            <text:p>Fri Oct 14 12:00:00 2022</text:p>
          </table:table-cell>
          <table:table-cell office:value-type="float" office:value="22.6667">
            <text:p>22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2-10-14T13:00:00">
            <text:p>Fri Oct 14 13:00:00 2022</text:p>
          </table:table-cell>
          <table:table-cell office:value-type="float" office:value="22.3333">
            <text:p>22.3333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10-15T14:00:00">
            <text:p>Sat Oct 15 14:00:00 2022</text:p>
          </table:table-cell>
          <table:table-cell office:value-type="float" office:value="34.6667">
            <text:p>34.6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2-10-15T15:00:00">
            <text:p>Sat Oct 15 15:00:00 2022</text:p>
          </table:table-cell>
          <table:table-cell office:value-type="float" office:value="32.5">
            <text:p>32.5</text:p>
          </table:table-cell>
          <table:table-cell office:value-type="float" office:value="90.6667">
            <text:p>90.6667</text:p>
          </table:table-cell>
        </table:table-row>
        <table:table-row>
          <table:table-cell table:style-name="pd1" office:value-type="date" office:date-value="2022-10-16T12:00:00">
            <text:p>Sun Oct 16 12:00:00 2022</text:p>
          </table:table-cell>
          <table:table-cell office:value-type="float" office:value="34.5">
            <text:p>34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2-10-16T13:00:00">
            <text:p>Sun Oct 16 13:00:00 2022</text:p>
          </table:table-cell>
          <table:table-cell office:value-type="float" office:value="33.3333">
            <text:p>33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10-16T14:00:00">
            <text:p>Sun Oct 16 14:00:00 2022</text:p>
          </table:table-cell>
          <table:table-cell office:value-type="float" office:value="32.3333">
            <text:p>32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16T15:00:00">
            <text:p>Sun Oct 16 15:00:00 2022</text:p>
          </table:table-cell>
          <table:table-cell office:value-type="float" office:value="34.5">
            <text:p>34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2-10-16T17:00:00">
            <text:p>Sun Oct 16 17:00:00 2022</text:p>
          </table:table-cell>
          <table:table-cell office:value-type="float" office:value="30.1667">
            <text:p>30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0-16T18:00:00">
            <text:p>Sun Oct 16 18:00:00 2022</text:p>
          </table:table-cell>
          <table:table-cell office:value-type="float" office:value="28.3333">
            <text:p>28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10-16T19:00:00">
            <text:p>Sun Oct 16 19:00:00 2022</text:p>
          </table:table-cell>
          <table:table-cell office:value-type="float" office:value="27.6667">
            <text:p>27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10-16T20:00:00">
            <text:p>Sun Oct 16 20:00:00 2022</text:p>
          </table:table-cell>
          <table:table-cell office:value-type="float" office:value="27.5">
            <text:p>27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2-10-17T15:00:00">
            <text:p>Mon Oct 17 15:00:00 2022</text:p>
          </table:table-cell>
          <table:table-cell office:value-type="float" office:value="33.0">
            <text:p>33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17T16:00:00">
            <text:p>Mon Oct 17 16:00:00 2022</text:p>
          </table:table-cell>
          <table:table-cell office:value-type="float" office:value="31.3333">
            <text:p>31.3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10-17T17:00:00">
            <text:p>Mon Oct 17 17:00:00 2022</text:p>
          </table:table-cell>
          <table:table-cell office:value-type="float" office:value="31.0">
            <text:p>31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10-17T18:00:00">
            <text:p>Mon Oct 17 18:00:00 2022</text:p>
          </table:table-cell>
          <table:table-cell office:value-type="float" office:value="30.1667">
            <text:p>30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2-10-17T19:00:00">
            <text:p>Mon Oct 17 19:00:00 2022</text:p>
          </table:table-cell>
          <table:table-cell office:value-type="float" office:value="35.3333">
            <text:p>35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0-17T20:00:00">
            <text:p>Mon Oct 17 20:00:00 2022</text:p>
          </table:table-cell>
          <table:table-cell office:value-type="float" office:value="42.8333">
            <text:p>42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0-17T21:00:00">
            <text:p>Mon Oct 17 21:00:00 2022</text:p>
          </table:table-cell>
          <table:table-cell office:value-type="float" office:value="48.1667">
            <text:p>48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0-17T22:00:00">
            <text:p>Mon Oct 17 22:00:00 2022</text:p>
          </table:table-cell>
          <table:table-cell office:value-type="float" office:value="50.1667">
            <text:p>50.1667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0-17T23:00:00">
            <text:p>Mon Oct 17 23:00:00 2022</text:p>
          </table:table-cell>
          <table:table-cell office:value-type="float" office:value="47.8333">
            <text:p>47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18T00:00:00">
            <text:p>Tue Oct 18 00:00:00 2022</text:p>
          </table:table-cell>
          <table:table-cell office:value-type="float" office:value="43.3333">
            <text:p>43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8T01:00:00">
            <text:p>Tue Oct 18 01:00:00 2022</text:p>
          </table:table-cell>
          <table:table-cell office:value-type="float" office:value="41.5">
            <text:p>41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2-10-18T02:00:00">
            <text:p>Tue Oct 18 02:00:00 2022</text:p>
          </table:table-cell>
          <table:table-cell office:value-type="float" office:value="44.6667">
            <text:p>4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10-18T03:00:00">
            <text:p>Tue Oct 18 03:00:00 2022</text:p>
          </table:table-cell>
          <table:table-cell office:value-type="float" office:value="50.6667">
            <text:p>50.6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0-18T04:00:00">
            <text:p>Tue Oct 18 04:00:00 2022</text:p>
          </table:table-cell>
          <table:table-cell office:value-type="float" office:value="42.8333">
            <text:p>4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0-18T08:00:00">
            <text:p>Tue Oct 18 08:00:00 2022</text:p>
          </table:table-cell>
          <table:table-cell office:value-type="float" office:value="44.8333">
            <text:p>44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18T09:00:00">
            <text:p>Tue Oct 18 09:00:00 2022</text:p>
          </table:table-cell>
          <table:table-cell office:value-type="float" office:value="45.3333">
            <text:p>45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0-18T10:00:00">
            <text:p>Tue Oct 18 10:00:00 2022</text:p>
          </table:table-cell>
          <table:table-cell office:value-type="float" office:value="48.5">
            <text:p>48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0-18T11:00:00">
            <text:p>Tue Oct 18 11:00:00 2022</text:p>
          </table:table-cell>
          <table:table-cell office:value-type="float" office:value="49.1667">
            <text:p>49.1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0-18T12:00:00">
            <text:p>Tue Oct 18 12:00:00 2022</text:p>
          </table:table-cell>
          <table:table-cell office:value-type="float" office:value="51.6667">
            <text:p>51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0-18T13:00:00">
            <text:p>Tue Oct 18 13:00:00 2022</text:p>
          </table:table-cell>
          <table:table-cell office:value-type="float" office:value="50.0">
            <text:p>50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0-18T14:00:00">
            <text:p>Tue Oct 18 14:00:00 2022</text:p>
          </table:table-cell>
          <table:table-cell office:value-type="float" office:value="53.3333">
            <text:p>53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0-18T15:00:00">
            <text:p>Tue Oct 18 15:00:00 2022</text:p>
          </table:table-cell>
          <table:table-cell office:value-type="float" office:value="56.5">
            <text:p>56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10-19T09:00:00">
            <text:p>Wed Oct 19 09:00:00 2022</text:p>
          </table:table-cell>
          <table:table-cell office:value-type="float" office:value="43.1667">
            <text:p>43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0-19T10:00:00">
            <text:p>Wed Oct 19 10:00:00 2022</text:p>
          </table:table-cell>
          <table:table-cell office:value-type="float" office:value="49.6667">
            <text:p>49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2-10-19T11:00:00">
            <text:p>Wed Oct 19 11:00:00 2022</text:p>
          </table:table-cell>
          <table:table-cell office:value-type="float" office:value="57.5">
            <text:p>5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0-19T12:00:00">
            <text:p>Wed Oct 19 12:00:00 2022</text:p>
          </table:table-cell>
          <table:table-cell office:value-type="float" office:value="60.5">
            <text:p>60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0-19T13:00:00">
            <text:p>Wed Oct 19 13:00:00 2022</text:p>
          </table:table-cell>
          <table:table-cell office:value-type="float" office:value="62.5">
            <text:p>62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0-19T14:00:00">
            <text:p>Wed Oct 19 14:00:00 2022</text:p>
          </table:table-cell>
          <table:table-cell office:value-type="float" office:value="60.6667">
            <text:p>60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0-19T15:00:00">
            <text:p>Wed Oct 19 15:00:00 2022</text:p>
          </table:table-cell>
          <table:table-cell office:value-type="float" office:value="59.6667">
            <text:p>59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2-10-19T16:00:00">
            <text:p>Wed Oct 19 16:00:00 2022</text:p>
          </table:table-cell>
          <table:table-cell office:value-type="float" office:value="60.3333">
            <text:p>60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10-19T17:00:00">
            <text:p>Wed Oct 19 17:00:00 2022</text:p>
          </table:table-cell>
          <table:table-cell office:value-type="float" office:value="60.3333">
            <text:p>60.3333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2-10-19T18:00:00">
            <text:p>Wed Oct 19 18:00:00 2022</text:p>
          </table:table-cell>
          <table:table-cell office:value-type="float" office:value="59.1667">
            <text:p>59.1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2-10-19T19:00:00">
            <text:p>Wed Oct 19 19:00:00 2022</text:p>
          </table:table-cell>
          <table:table-cell office:value-type="float" office:value="59.1667">
            <text:p>59.1667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2-10-19T20:00:00">
            <text:p>Wed Oct 19 20:00:00 2022</text:p>
          </table:table-cell>
          <table:table-cell office:value-type="float" office:value="63.6667">
            <text:p>63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0-19T21:00:00">
            <text:p>Wed Oct 19 21:00:00 2022</text:p>
          </table:table-cell>
          <table:table-cell office:value-type="float" office:value="70.8333">
            <text:p>70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0-19T22:00:00">
            <text:p>Wed Oct 19 22:00:00 2022</text:p>
          </table:table-cell>
          <table:table-cell office:value-type="float" office:value="77.3333">
            <text:p>77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0-20T13:00:00">
            <text:p>Thu Oct 20 13:00:00 2022</text:p>
          </table:table-cell>
          <table:table-cell office:value-type="float" office:value="41.6667">
            <text:p>41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10-20T14:00:00">
            <text:p>Thu Oct 20 14:00:00 2022</text:p>
          </table:table-cell>
          <table:table-cell office:value-type="float" office:value="42.8333">
            <text:p>42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10-20T15:00:00">
            <text:p>Thu Oct 20 15:00:00 2022</text:p>
          </table:table-cell>
          <table:table-cell office:value-type="float" office:value="45.5">
            <text:p>45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2-10-20T16:00:00">
            <text:p>Thu Oct 20 16:00:00 2022</text:p>
          </table:table-cell>
          <table:table-cell office:value-type="float" office:value="45.8333">
            <text:p>45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0-20T17:00:00">
            <text:p>Thu Oct 20 17:00:00 2022</text:p>
          </table:table-cell>
          <table:table-cell office:value-type="float" office:value="39.8333">
            <text:p>39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0-20T18:00:00">
            <text:p>Thu Oct 20 18:00:00 2022</text:p>
          </table:table-cell>
          <table:table-cell office:value-type="float" office:value="42.0">
            <text:p>42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20T19:00:00">
            <text:p>Thu Oct 20 19:00:00 2022</text:p>
          </table:table-cell>
          <table:table-cell office:value-type="float" office:value="44.8333">
            <text:p>44.8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10-20T21:00:00">
            <text:p>Thu Oct 20 21:00:00 2022</text:p>
          </table:table-cell>
          <table:table-cell office:value-type="float" office:value="52.3333">
            <text:p>52.3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0-20T23:00:00">
            <text:p>Thu Oct 20 23:00:00 2022</text:p>
          </table:table-cell>
          <table:table-cell office:value-type="float" office:value="45.0">
            <text:p>45.0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10-21T08:00:00">
            <text:p>Fri Oct 21 08:00:00 2022</text:p>
          </table:table-cell>
          <table:table-cell office:value-type="float" office:value="10.1667">
            <text:p>10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10-21T09:00:00">
            <text:p>Fri Oct 21 09:00:00 2022</text:p>
          </table:table-cell>
          <table:table-cell office:value-type="float" office:value="16.0">
            <text:p>16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2-10-21T10:00:00">
            <text:p>Fri Oct 21 10:00:00 2022</text:p>
          </table:table-cell>
          <table:table-cell office:value-type="float" office:value="18.8333">
            <text:p>18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0-21T11:00:00">
            <text:p>Fri Oct 21 11:00:00 2022</text:p>
          </table:table-cell>
          <table:table-cell office:value-type="float" office:value="23.8333">
            <text:p>23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21T12:00:00">
            <text:p>Fri Oct 21 12:00:00 2022</text:p>
          </table:table-cell>
          <table:table-cell office:value-type="float" office:value="23.1667">
            <text:p>23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2-10-21T13:00:00">
            <text:p>Fri Oct 21 13:00:00 2022</text:p>
          </table:table-cell>
          <table:table-cell office:value-type="float" office:value="22.6667">
            <text:p>22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10-21T14:00:00">
            <text:p>Fri Oct 21 14:00:00 2022</text:p>
          </table:table-cell>
          <table:table-cell office:value-type="float" office:value="24.6667">
            <text:p>24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10-21T15:00:00">
            <text:p>Fri Oct 21 15:00:00 2022</text:p>
          </table:table-cell>
          <table:table-cell office:value-type="float" office:value="24.5">
            <text:p>24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10-21T16:00:00">
            <text:p>Fri Oct 21 16:00:00 2022</text:p>
          </table:table-cell>
          <table:table-cell office:value-type="float" office:value="22.5">
            <text:p>22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0-21T17:00:00">
            <text:p>Fri Oct 21 17:00:00 2022</text:p>
          </table:table-cell>
          <table:table-cell office:value-type="float" office:value="20.1667">
            <text:p>20.1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21T18:00:00">
            <text:p>Fri Oct 21 18:00:00 2022</text:p>
          </table:table-cell>
          <table:table-cell office:value-type="float" office:value="9.8333">
            <text:p>9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0-21T19:00:00">
            <text:p>Fri Oct 21 19:00:00 2022</text:p>
          </table:table-cell>
          <table:table-cell office:value-type="float" office:value="5.0">
            <text:p>5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2-10-21T20:00:00">
            <text:p>Fri Oct 21 20:00:00 2022</text:p>
          </table:table-cell>
          <table:table-cell office:value-type="float" office:value="6.5">
            <text:p>6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0-21T21:00:00">
            <text:p>Fri Oct 21 21:00:00 2022</text:p>
          </table:table-cell>
          <table:table-cell office:value-type="float" office:value="8.1667">
            <text:p>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2-10-21T22:00:00">
            <text:p>Fri Oct 21 22:00:00 2022</text:p>
          </table:table-cell>
          <table:table-cell office:value-type="float" office:value="8.1667">
            <text:p>8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21T23:00:00">
            <text:p>Fri Oct 21 23:00:00 2022</text:p>
          </table:table-cell>
          <table:table-cell office:value-type="float" office:value="6.1667">
            <text:p>6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10-22T00:00:00">
            <text:p>Sat Oct 22 00:00:00 2022</text:p>
          </table:table-cell>
          <table:table-cell office:value-type="float" office:value="4.1667">
            <text:p>4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0-22T10:00:00">
            <text:p>Sat Oct 22 10:00:00 2022</text:p>
          </table:table-cell>
          <table:table-cell office:value-type="float" office:value="17.1667">
            <text:p>17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22T11:00:00">
            <text:p>Sat Oct 22 11:00:00 2022</text:p>
          </table:table-cell>
          <table:table-cell office:value-type="float" office:value="21.5">
            <text:p>21.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10-22T12:00:00">
            <text:p>Sat Oct 22 12:00:00 2022</text:p>
          </table:table-cell>
          <table:table-cell office:value-type="float" office:value="22.6667">
            <text:p>2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10-22T13:00:00">
            <text:p>Sat Oct 22 13:00:00 2022</text:p>
          </table:table-cell>
          <table:table-cell office:value-type="float" office:value="17.5">
            <text:p>17.5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0-22T14:00:00">
            <text:p>Sat Oct 22 14:00:00 2022</text:p>
          </table:table-cell>
          <table:table-cell office:value-type="float" office:value="12.5">
            <text:p>12.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10-22T15:00:00">
            <text:p>Sat Oct 22 15:00:00 2022</text:p>
          </table:table-cell>
          <table:table-cell office:value-type="float" office:value="12.6667">
            <text:p>12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0-22T16:00:00">
            <text:p>Sat Oct 22 16:00:00 2022</text:p>
          </table:table-cell>
          <table:table-cell office:value-type="float" office:value="17.3333">
            <text:p>17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10-22T17:00:00">
            <text:p>Sat Oct 22 17:00:00 2022</text:p>
          </table:table-cell>
          <table:table-cell office:value-type="float" office:value="30.3333">
            <text:p>30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10-22T18:00:00">
            <text:p>Sat Oct 22 18:00:00 2022</text:p>
          </table:table-cell>
          <table:table-cell office:value-type="float" office:value="47.0">
            <text:p>47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0-22T19:00:00">
            <text:p>Sat Oct 22 19:00:00 2022</text:p>
          </table:table-cell>
          <table:table-cell office:value-type="float" office:value="54.6667">
            <text:p>54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23T13:00:00">
            <text:p>Sun Oct 23 13:00:00 2022</text:p>
          </table:table-cell>
          <table:table-cell office:value-type="float" office:value="27.5">
            <text:p>27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2-10-23T14:00:00">
            <text:p>Sun Oct 23 14:00:00 2022</text:p>
          </table:table-cell>
          <table:table-cell office:value-type="float" office:value="24.8333">
            <text:p>24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10-23T15:00:00">
            <text:p>Sun Oct 23 15:00:00 2022</text:p>
          </table:table-cell>
          <table:table-cell office:value-type="float" office:value="19.1667">
            <text:p>19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10-23T16:00:00">
            <text:p>Sun Oct 23 16:00:00 2022</text:p>
          </table:table-cell>
          <table:table-cell office:value-type="float" office:value="17.5">
            <text:p>17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10-23T17:00:00">
            <text:p>Sun Oct 23 17:00:00 2022</text:p>
          </table:table-cell>
          <table:table-cell office:value-type="float" office:value="21.5">
            <text:p>21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10-23T18:00:00">
            <text:p>Sun Oct 23 18:00:00 2022</text:p>
          </table:table-cell>
          <table:table-cell office:value-type="float" office:value="20.8333">
            <text:p>20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10-23T19:00:00">
            <text:p>Sun Oct 23 19:00:00 2022</text:p>
          </table:table-cell>
          <table:table-cell office:value-type="float" office:value="21.1667">
            <text:p>2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2-10-24T09:00:00">
            <text:p>Mon Oct 24 09:00:00 2022</text:p>
          </table:table-cell>
          <table:table-cell office:value-type="float" office:value="22.0">
            <text:p>22.0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0-24T15:00:00">
            <text:p>Mon Oct 24 15:00:00 2022</text:p>
          </table:table-cell>
          <table:table-cell office:value-type="float" office:value="21.3333">
            <text:p>21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10-24T16:00:00">
            <text:p>Mon Oct 24 16:00:00 2022</text:p>
          </table:table-cell>
          <table:table-cell office:value-type="float" office:value="20.8333">
            <text:p>20.8333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2-10-24T18:00:00">
            <text:p>Mon Oct 24 18:00:00 2022</text:p>
          </table:table-cell>
          <table:table-cell office:value-type="float" office:value="30.0">
            <text:p>30.0</text:p>
          </table:table-cell>
          <table:table-cell office:value-type="float" office:value="89.1667">
            <text:p>89.1667</text:p>
          </table:table-cell>
        </table:table-row>
        <table:table-row>
          <table:table-cell table:style-name="pd1" office:value-type="date" office:date-value="2022-10-24T19:00:00">
            <text:p>Mon Oct 24 19:00:00 2022</text:p>
          </table:table-cell>
          <table:table-cell office:value-type="float" office:value="30.8333">
            <text:p>30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10-24T21:00:00">
            <text:p>Mon Oct 24 21:00:00 2022</text:p>
          </table:table-cell>
          <table:table-cell office:value-type="float" office:value="35.8333">
            <text:p>35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10-25T10:00:00">
            <text:p>Tue Oct 25 10:00:00 2022</text:p>
          </table:table-cell>
          <table:table-cell office:value-type="float" office:value="30.0">
            <text:p>30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10-25T12:00:00">
            <text:p>Tue Oct 25 12:00:00 2022</text:p>
          </table:table-cell>
          <table:table-cell office:value-type="float" office:value="31.5">
            <text:p>31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0-25T13:00:00">
            <text:p>Tue Oct 25 13:00:00 2022</text:p>
          </table:table-cell>
          <table:table-cell office:value-type="float" office:value="39.0">
            <text:p>39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0-26T08:00:00">
            <text:p>Wed Oct 26 08:00:00 2022</text:p>
          </table:table-cell>
          <table:table-cell office:value-type="float" office:value="35.6667">
            <text:p>35.6667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10-26T09:00:00">
            <text:p>Wed Oct 26 09:00:00 2022</text:p>
          </table:table-cell>
          <table:table-cell office:value-type="float" office:value="42.3333">
            <text:p>42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10-26T10:00:00">
            <text:p>Wed Oct 26 10:00:00 2022</text:p>
          </table:table-cell>
          <table:table-cell office:value-type="float" office:value="50.1667">
            <text:p>50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2-10-26T11:00:00">
            <text:p>Wed Oct 26 11:00:00 2022</text:p>
          </table:table-cell>
          <table:table-cell office:value-type="float" office:value="55.3333">
            <text:p>55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0-26T12:00:00">
            <text:p>Wed Oct 26 12:00:00 2022</text:p>
          </table:table-cell>
          <table:table-cell office:value-type="float" office:value="57.0">
            <text:p>57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0-26T13:00:00">
            <text:p>Wed Oct 26 13:00:00 2022</text:p>
          </table:table-cell>
          <table:table-cell office:value-type="float" office:value="57.8333">
            <text:p>57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0-26T14:00:00">
            <text:p>Wed Oct 26 14:00:00 2022</text:p>
          </table:table-cell>
          <table:table-cell office:value-type="float" office:value="58.0">
            <text:p>58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10-26T15:00:00">
            <text:p>Wed Oct 26 15:00:00 2022</text:p>
          </table:table-cell>
          <table:table-cell office:value-type="float" office:value="58.0">
            <text:p>58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0-26T16:00:00">
            <text:p>Wed Oct 26 16:00:00 2022</text:p>
          </table:table-cell>
          <table:table-cell office:value-type="float" office:value="58.0">
            <text:p>58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0-26T17:00:00">
            <text:p>Wed Oct 26 17:00:00 2022</text:p>
          </table:table-cell>
          <table:table-cell office:value-type="float" office:value="58.0">
            <text:p>58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0-26T18:00:00">
            <text:p>Wed Oct 26 18:00:00 2022</text:p>
          </table:table-cell>
          <table:table-cell office:value-type="float" office:value="56.3333">
            <text:p>56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2-10-26T19:00:00">
            <text:p>Wed Oct 26 19:00:00 2022</text:p>
          </table:table-cell>
          <table:table-cell office:value-type="float" office:value="54.1667">
            <text:p>54.1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10-26T23:00:00">
            <text:p>Wed Oct 26 23:00:00 2022</text:p>
          </table:table-cell>
          <table:table-cell office:value-type="float" office:value="63.6667">
            <text:p>63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0-28T01:00:00">
            <text:p>Fri Oct 28 01:00:00 2022</text:p>
          </table:table-cell>
          <table:table-cell office:value-type="float" office:value="55.6667">
            <text:p>55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2-10-28T08:00:00">
            <text:p>Fri Oct 28 08:00:00 2022</text:p>
          </table:table-cell>
          <table:table-cell office:value-type="float" office:value="30.3333">
            <text:p>30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10-28T09:00:00">
            <text:p>Fri Oct 28 09:00:00 2022</text:p>
          </table:table-cell>
          <table:table-cell office:value-type="float" office:value="30.0">
            <text:p>30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2-10-28T10:00:00">
            <text:p>Fri Oct 28 10:00:00 2022</text:p>
          </table:table-cell>
          <table:table-cell office:value-type="float" office:value="39.3333">
            <text:p>39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0-28T11:00:00">
            <text:p>Fri Oct 28 11:00:00 2022</text:p>
          </table:table-cell>
          <table:table-cell office:value-type="float" office:value="55.5">
            <text:p>55.5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0-28T12:00:00">
            <text:p>Fri Oct 28 12:00:00 2022</text:p>
          </table:table-cell>
          <table:table-cell office:value-type="float" office:value="59.6667">
            <text:p>59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0-28T13:00:00">
            <text:p>Fri Oct 28 13:00:00 2022</text:p>
          </table:table-cell>
          <table:table-cell office:value-type="float" office:value="61.6667">
            <text:p>61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2-10-28T14:00:00">
            <text:p>Fri Oct 28 14:00:00 2022</text:p>
          </table:table-cell>
          <table:table-cell office:value-type="float" office:value="62.0">
            <text:p>62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2-10-29T23:00:00">
            <text:p>Sat Oct 29 23:00:00 2022</text:p>
          </table:table-cell>
          <table:table-cell office:value-type="float" office:value="53.6667">
            <text:p>53.6667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2-10-30T01:00:00">
            <text:p>Sun Oct 30 01:00:00 2022</text:p>
          </table:table-cell>
          <table:table-cell office:value-type="float" office:value="44.0">
            <text:p>44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0-30T02:00:00">
            <text:p>Sun Oct 30 02:00:00 2022</text:p>
          </table:table-cell>
          <table:table-cell office:value-type="float" office:value="40.0">
            <text:p>40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0-30T03:00:00">
            <text:p>Sun Oct 30 03:00:00 2022</text:p>
          </table:table-cell>
          <table:table-cell office:value-type="float" office:value="39.8333">
            <text:p>39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0-30T10:00:00">
            <text:p>Sun Oct 30 10:00:00 2022</text:p>
          </table:table-cell>
          <table:table-cell office:value-type="float" office:value="43.0">
            <text:p>43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0-30T11:00:00">
            <text:p>Sun Oct 30 11:00:00 2022</text:p>
          </table:table-cell>
          <table:table-cell office:value-type="float" office:value="42.0">
            <text:p>42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2-10-30T12:00:00">
            <text:p>Sun Oct 30 12:00:00 2022</text:p>
          </table:table-cell>
          <table:table-cell office:value-type="float" office:value="38.1667">
            <text:p>38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2-10-30T13:00:00">
            <text:p>Sun Oct 30 13:00:00 2022</text:p>
          </table:table-cell>
          <table:table-cell office:value-type="float" office:value="37.0">
            <text:p>37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2-10-31T07:00:00">
            <text:p>Mon Oct 31 07:00:00 2022</text:p>
          </table:table-cell>
          <table:table-cell office:value-type="float" office:value="44.3333">
            <text:p>44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10-31T08:00:00">
            <text:p>Mon Oct 31 08:00:00 2022</text:p>
          </table:table-cell>
          <table:table-cell office:value-type="float" office:value="47.0">
            <text:p>47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0-31T09:00:00">
            <text:p>Mon Oct 31 09:00:00 2022</text:p>
          </table:table-cell>
          <table:table-cell office:value-type="float" office:value="51.5">
            <text:p>51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0-31T10:00:00">
            <text:p>Mon Oct 31 10:00:00 2022</text:p>
          </table:table-cell>
          <table:table-cell office:value-type="float" office:value="54.6667">
            <text:p>54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2-10-31T11:00:00">
            <text:p>Mon Oct 31 11:00:00 2022</text:p>
          </table:table-cell>
          <table:table-cell office:value-type="float" office:value="56.5">
            <text:p>56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0-31T12:00:00">
            <text:p>Mon Oct 31 12:00:00 2022</text:p>
          </table:table-cell>
          <table:table-cell office:value-type="float" office:value="53.0">
            <text:p>53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0-31T13:00:00">
            <text:p>Mon Oct 31 13:00:00 2022</text:p>
          </table:table-cell>
          <table:table-cell office:value-type="float" office:value="49.0">
            <text:p>49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2-10-31T14:00:00">
            <text:p>Mon Oct 31 14:00:00 2022</text:p>
          </table:table-cell>
          <table:table-cell office:value-type="float" office:value="51.3333">
            <text:p>51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2-10-31T15:00:00">
            <text:p>Mon Oct 31 15:00:00 2022</text:p>
          </table:table-cell>
          <table:table-cell office:value-type="float" office:value="53.6667">
            <text:p>53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2-10-31T17:00:00">
            <text:p>Mon Oct 31 17:00:00 2022</text:p>
          </table:table-cell>
          <table:table-cell office:value-type="float" office:value="49.1667">
            <text:p>49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2-11-01T04:00:00">
            <text:p>Tue Nov  1 04:00:00 2022</text:p>
          </table:table-cell>
          <table:table-cell office:value-type="float" office:value="50.5">
            <text:p>50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01T05:00:00">
            <text:p>Tue Nov  1 05:00:00 2022</text:p>
          </table:table-cell>
          <table:table-cell office:value-type="float" office:value="46.8333">
            <text:p>46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11-01T06:00:00">
            <text:p>Tue Nov  1 06:00:00 2022</text:p>
          </table:table-cell>
          <table:table-cell office:value-type="float" office:value="42.1667">
            <text:p>42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11-01T07:00:00">
            <text:p>Tue Nov  1 07:00:00 2022</text:p>
          </table:table-cell>
          <table:table-cell office:value-type="float" office:value="38.8333">
            <text:p>38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01T08:00:00">
            <text:p>Tue Nov  1 08:00:00 2022</text:p>
          </table:table-cell>
          <table:table-cell office:value-type="float" office:value="36.8333">
            <text:p>36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11-01T09:00:00">
            <text:p>Tue Nov  1 09:00:00 2022</text:p>
          </table:table-cell>
          <table:table-cell office:value-type="float" office:value="37.0">
            <text:p>37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01T10:00:00">
            <text:p>Tue Nov  1 10:00:00 2022</text:p>
          </table:table-cell>
          <table:table-cell office:value-type="float" office:value="37.5">
            <text:p>37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11-01T11:00:00">
            <text:p>Tue Nov  1 11:00:00 2022</text:p>
          </table:table-cell>
          <table:table-cell office:value-type="float" office:value="40.3333">
            <text:p>40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2-11-01T12:00:00">
            <text:p>Tue Nov  1 12:00:00 2022</text:p>
          </table:table-cell>
          <table:table-cell office:value-type="float" office:value="41.5">
            <text:p>41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11-03T08:00:00">
            <text:p>Thu Nov  3 08:00:00 2022</text:p>
          </table:table-cell>
          <table:table-cell office:value-type="float" office:value="27.3333">
            <text:p>2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1-03T09:00:00">
            <text:p>Thu Nov  3 09:00:00 2022</text:p>
          </table:table-cell>
          <table:table-cell office:value-type="float" office:value="28.8333">
            <text:p>28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1-03T10:00:00">
            <text:p>Thu Nov  3 10:00:00 2022</text:p>
          </table:table-cell>
          <table:table-cell office:value-type="float" office:value="29.0">
            <text:p>29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1-03T11:00:00">
            <text:p>Thu Nov  3 11:00:00 2022</text:p>
          </table:table-cell>
          <table:table-cell office:value-type="float" office:value="27.6667">
            <text:p>27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2-11-03T12:00:00">
            <text:p>Thu Nov  3 12:00:00 2022</text:p>
          </table:table-cell>
          <table:table-cell office:value-type="float" office:value="27.1667">
            <text:p>27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11-04T12:00:00">
            <text:p>Fri Nov  4 12:00:00 2022</text:p>
          </table:table-cell>
          <table:table-cell office:value-type="float" office:value="14.8333">
            <text:p>14.8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11-04T19:00:00">
            <text:p>Fri Nov  4 19:00:00 2022</text:p>
          </table:table-cell>
          <table:table-cell office:value-type="float" office:value="7.0">
            <text:p>7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1-04T20:00:00">
            <text:p>Fri Nov  4 20:00:00 2022</text:p>
          </table:table-cell>
          <table:table-cell office:value-type="float" office:value="17.3333">
            <text:p>17.3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2-11-04T21:00:00">
            <text:p>Fri Nov  4 21:00:00 2022</text:p>
          </table:table-cell>
          <table:table-cell office:value-type="float" office:value="26.8333">
            <text:p>26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2-11-04T22:00:00">
            <text:p>Fri Nov  4 22:00:00 2022</text:p>
          </table:table-cell>
          <table:table-cell office:value-type="float" office:value="28.1667">
            <text:p>28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04T23:00:00">
            <text:p>Fri Nov  4 23:00:00 2022</text:p>
          </table:table-cell>
          <table:table-cell office:value-type="float" office:value="25.5">
            <text:p>25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1-05T00:00:00">
            <text:p>Sat Nov  5 00:00:00 2022</text:p>
          </table:table-cell>
          <table:table-cell office:value-type="float" office:value="24.1667">
            <text:p>24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05T01:00:00">
            <text:p>Sat Nov  5 01:00:00 2022</text:p>
          </table:table-cell>
          <table:table-cell office:value-type="float" office:value="19.0">
            <text:p>19.0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11-05T02:00:00">
            <text:p>Sat Nov  5 02:00:00 2022</text:p>
          </table:table-cell>
          <table:table-cell office:value-type="float" office:value="13.5">
            <text:p>13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1-05T03:00:00">
            <text:p>Sat Nov  5 03:00:00 2022</text:p>
          </table:table-cell>
          <table:table-cell office:value-type="float" office:value="13.8333">
            <text:p>13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1-05T04:00:00">
            <text:p>Sat Nov  5 04:00:00 2022</text:p>
          </table:table-cell>
          <table:table-cell office:value-type="float" office:value="14.3333">
            <text:p>14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11-05T05:00:00">
            <text:p>Sat Nov  5 05:00:00 2022</text:p>
          </table:table-cell>
          <table:table-cell office:value-type="float" office:value="13.3333">
            <text:p>13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11-05T06:00:00">
            <text:p>Sat Nov  5 06:00:00 2022</text:p>
          </table:table-cell>
          <table:table-cell office:value-type="float" office:value="12.3333">
            <text:p>12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11-05T07:00:00">
            <text:p>Sat Nov  5 07:00:00 2022</text:p>
          </table:table-cell>
          <table:table-cell office:value-type="float" office:value="12.0">
            <text:p>12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2-11-05T08:00:00">
            <text:p>Sat Nov  5 08:00:00 2022</text:p>
          </table:table-cell>
          <table:table-cell office:value-type="float" office:value="11.1667">
            <text:p>11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1-05T09:00:00">
            <text:p>Sat Nov  5 09:00:00 2022</text:p>
          </table:table-cell>
          <table:table-cell office:value-type="float" office:value="10.0">
            <text:p>10.0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1-05T10:00:00">
            <text:p>Sat Nov  5 10:00:00 2022</text:p>
          </table:table-cell>
          <table:table-cell office:value-type="float" office:value="10.5">
            <text:p>10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05T11:00:00">
            <text:p>Sat Nov  5 11:00:00 2022</text:p>
          </table:table-cell>
          <table:table-cell office:value-type="float" office:value="10.3333">
            <text:p>10.3333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2-11-05T12:00:00">
            <text:p>Sat Nov  5 12:00:00 2022</text:p>
          </table:table-cell>
          <table:table-cell office:value-type="float" office:value="10.8333">
            <text:p>10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05T13:00:00">
            <text:p>Sat Nov  5 13:00:00 2022</text:p>
          </table:table-cell>
          <table:table-cell office:value-type="float" office:value="10.6667">
            <text:p>10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1-05T14:00:00">
            <text:p>Sat Nov  5 14:00:00 2022</text:p>
          </table:table-cell>
          <table:table-cell office:value-type="float" office:value="11.5">
            <text:p>11.5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11-06T05:00:00">
            <text:p>Sun Nov  6 05:00:00 2022</text:p>
          </table:table-cell>
          <table:table-cell office:value-type="float" office:value="23.3333">
            <text:p>23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1-06T06:00:00">
            <text:p>Sun Nov  6 06:00:00 2022</text:p>
          </table:table-cell>
          <table:table-cell office:value-type="float" office:value="22.0">
            <text:p>22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11-06T07:00:00">
            <text:p>Sun Nov  6 07:00:00 2022</text:p>
          </table:table-cell>
          <table:table-cell office:value-type="float" office:value="20.6667">
            <text:p>20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2-11-06T08:00:00">
            <text:p>Sun Nov  6 08:00:00 2022</text:p>
          </table:table-cell>
          <table:table-cell office:value-type="float" office:value="18.8333">
            <text:p>18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1-06T09:00:00">
            <text:p>Sun Nov  6 09:00:00 2022</text:p>
          </table:table-cell>
          <table:table-cell office:value-type="float" office:value="16.8333">
            <text:p>16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11-06T10:00:00">
            <text:p>Sun Nov  6 10:00:00 2022</text:p>
          </table:table-cell>
          <table:table-cell office:value-type="float" office:value="16.8333">
            <text:p>16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1-06T11:00:00">
            <text:p>Sun Nov  6 11:00:00 2022</text:p>
          </table:table-cell>
          <table:table-cell office:value-type="float" office:value="16.6667">
            <text:p>16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11-06T12:00:00">
            <text:p>Sun Nov  6 12:00:00 2022</text:p>
          </table:table-cell>
          <table:table-cell office:value-type="float" office:value="18.0">
            <text:p>18.0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11-06T13:00:00">
            <text:p>Sun Nov  6 13:00:00 2022</text:p>
          </table:table-cell>
          <table:table-cell office:value-type="float" office:value="16.5">
            <text:p>16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11-07T08:00:00">
            <text:p>Mon Nov  7 08:00:00 2022</text:p>
          </table:table-cell>
          <table:table-cell office:value-type="float" office:value="13.8333">
            <text:p>13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07T09:00:00">
            <text:p>Mon Nov  7 09:00:00 2022</text:p>
          </table:table-cell>
          <table:table-cell office:value-type="float" office:value="15.6667">
            <text:p>15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08T10:00:00">
            <text:p>Tue Nov  8 10:00:00 2022</text:p>
          </table:table-cell>
          <table:table-cell office:value-type="float" office:value="34.0">
            <text:p>34.0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1-08T11:00:00">
            <text:p>Tue Nov  8 11:00:00 2022</text:p>
          </table:table-cell>
          <table:table-cell office:value-type="float" office:value="40.5">
            <text:p>40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1-08T13:00:00">
            <text:p>Tue Nov  8 13:00:00 2022</text:p>
          </table:table-cell>
          <table:table-cell office:value-type="float" office:value="41.8333">
            <text:p>41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11-08T14:00:00">
            <text:p>Tue Nov  8 14:00:00 2022</text:p>
          </table:table-cell>
          <table:table-cell office:value-type="float" office:value="35.8333">
            <text:p>35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11-08T15:00:00">
            <text:p>Tue Nov  8 15:00:00 2022</text:p>
          </table:table-cell>
          <table:table-cell office:value-type="float" office:value="29.8333">
            <text:p>29.8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11-09T09:00:00">
            <text:p>Wed Nov  9 09:00:00 2022</text:p>
          </table:table-cell>
          <table:table-cell office:value-type="float" office:value="15.1667">
            <text:p>15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2-11-09T10:00:00">
            <text:p>Wed Nov  9 10:00:00 2022</text:p>
          </table:table-cell>
          <table:table-cell office:value-type="float" office:value="20.5">
            <text:p>20.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1-09T11:00:00">
            <text:p>Wed Nov  9 11:00:00 2022</text:p>
          </table:table-cell>
          <table:table-cell office:value-type="float" office:value="28.5">
            <text:p>28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11-09T12:00:00">
            <text:p>Wed Nov  9 12:00:00 2022</text:p>
          </table:table-cell>
          <table:table-cell office:value-type="float" office:value="30.8333">
            <text:p>30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1-09T13:00:00">
            <text:p>Wed Nov  9 13:00:00 2022</text:p>
          </table:table-cell>
          <table:table-cell office:value-type="float" office:value="29.6667">
            <text:p>29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1-09T14:00:00">
            <text:p>Wed Nov  9 14:00:00 2022</text:p>
          </table:table-cell>
          <table:table-cell office:value-type="float" office:value="26.8333">
            <text:p>26.8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1-09T15:00:00">
            <text:p>Wed Nov  9 15:00:00 2022</text:p>
          </table:table-cell>
          <table:table-cell office:value-type="float" office:value="18.1667">
            <text:p>18.1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11-09T16:00:00">
            <text:p>Wed Nov  9 16:00:00 2022</text:p>
          </table:table-cell>
          <table:table-cell office:value-type="float" office:value="12.1667">
            <text:p>12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1-09T17:00:00">
            <text:p>Wed Nov  9 17:00:00 2022</text:p>
          </table:table-cell>
          <table:table-cell office:value-type="float" office:value="8.3333">
            <text:p>8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1-09T18:00:00">
            <text:p>Wed Nov  9 18:00:00 2022</text:p>
          </table:table-cell>
          <table:table-cell office:value-type="float" office:value="6.8333">
            <text:p>6.8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2-11-09T19:00:00">
            <text:p>Wed Nov  9 19:00:00 2022</text:p>
          </table:table-cell>
          <table:table-cell office:value-type="float" office:value="7.6667">
            <text:p>7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1-09T20:00:00">
            <text:p>Wed Nov  9 20:00:00 2022</text:p>
          </table:table-cell>
          <table:table-cell office:value-type="float" office:value="10.0">
            <text:p>10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1-10T02:00:00">
            <text:p>Thu Nov 10 02:00:00 2022</text:p>
          </table:table-cell>
          <table:table-cell office:value-type="float" office:value="21.8333">
            <text:p>21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10T03:00:00">
            <text:p>Thu Nov 10 03:00:00 2022</text:p>
          </table:table-cell>
          <table:table-cell office:value-type="float" office:value="16.0">
            <text:p>16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1-10T04:00:00">
            <text:p>Thu Nov 10 04:00:00 2022</text:p>
          </table:table-cell>
          <table:table-cell office:value-type="float" office:value="13.1667">
            <text:p>13.1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11-10T05:00:00">
            <text:p>Thu Nov 10 05:00:00 2022</text:p>
          </table:table-cell>
          <table:table-cell office:value-type="float" office:value="12.6667">
            <text:p>12.6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2-11-10T06:00:00">
            <text:p>Thu Nov 10 06:00:00 2022</text:p>
          </table:table-cell>
          <table:table-cell office:value-type="float" office:value="12.0">
            <text:p>12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11-10T07:00:00">
            <text:p>Thu Nov 10 07:00:00 2022</text:p>
          </table:table-cell>
          <table:table-cell office:value-type="float" office:value="11.3333">
            <text:p>11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11-10T08:00:00">
            <text:p>Thu Nov 10 08:00:00 2022</text:p>
          </table:table-cell>
          <table:table-cell office:value-type="float" office:value="11.8333">
            <text:p>11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2-11-10T09:00:00">
            <text:p>Thu Nov 10 09:00:00 2022</text:p>
          </table:table-cell>
          <table:table-cell office:value-type="float" office:value="12.0">
            <text:p>1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11-10T10:00:00">
            <text:p>Thu Nov 10 10:00:00 2022</text:p>
          </table:table-cell>
          <table:table-cell office:value-type="float" office:value="15.8333">
            <text:p>15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11-10T11:00:00">
            <text:p>Thu Nov 10 11:00:00 2022</text:p>
          </table:table-cell>
          <table:table-cell office:value-type="float" office:value="16.8333">
            <text:p>16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1-10T12:00:00">
            <text:p>Thu Nov 10 12:00:00 2022</text:p>
          </table:table-cell>
          <table:table-cell office:value-type="float" office:value="14.8333">
            <text:p>14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10T13:00:00">
            <text:p>Thu Nov 10 13:00:00 2022</text:p>
          </table:table-cell>
          <table:table-cell office:value-type="float" office:value="15.1667">
            <text:p>15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2-11-10T14:00:00">
            <text:p>Thu Nov 10 14:00:00 2022</text:p>
          </table:table-cell>
          <table:table-cell office:value-type="float" office:value="11.0">
            <text:p>11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1-10T15:00:00">
            <text:p>Thu Nov 10 15:00:00 2022</text:p>
          </table:table-cell>
          <table:table-cell office:value-type="float" office:value="7.0">
            <text:p>7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2-11-14T08:00:00">
            <text:p>Mon Nov 14 08:00:00 2022</text:p>
          </table:table-cell>
          <table:table-cell office:value-type="float" office:value="28.5">
            <text:p>28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1-14T09:00:00">
            <text:p>Mon Nov 14 09:00:00 2022</text:p>
          </table:table-cell>
          <table:table-cell office:value-type="float" office:value="27.3333">
            <text:p>27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2-11-14T10:00:00">
            <text:p>Mon Nov 14 10:00:00 2022</text:p>
          </table:table-cell>
          <table:table-cell office:value-type="float" office:value="29.3333">
            <text:p>29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1-14T11:00:00">
            <text:p>Mon Nov 14 11:00:00 2022</text:p>
          </table:table-cell>
          <table:table-cell office:value-type="float" office:value="37.0">
            <text:p>37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2-11-14T13:00:00">
            <text:p>Mon Nov 14 13:00:00 2022</text:p>
          </table:table-cell>
          <table:table-cell office:value-type="float" office:value="28.8333">
            <text:p>28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11-14T14:00:00">
            <text:p>Mon Nov 14 14:00:00 2022</text:p>
          </table:table-cell>
          <table:table-cell office:value-type="float" office:value="25.1667">
            <text:p>25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11-20T21:00:00">
            <text:p>Sun Nov 20 21:00:00 2022</text:p>
          </table:table-cell>
          <table:table-cell office:value-type="float" office:value="8.6667">
            <text:p>8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11-20T22:00:00">
            <text:p>Sun Nov 20 22:00:00 2022</text:p>
          </table:table-cell>
          <table:table-cell office:value-type="float" office:value="10.8333">
            <text:p>10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1-21T08:00:00">
            <text:p>Mon Nov 21 08:00:00 2022</text:p>
          </table:table-cell>
          <table:table-cell office:value-type="float" office:value="10.5">
            <text:p>10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1-21T10:00:00">
            <text:p>Mon Nov 21 10:00:00 2022</text:p>
          </table:table-cell>
          <table:table-cell office:value-type="float" office:value="14.5">
            <text:p>14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1-23T21:00:00">
            <text:p>Wed Nov 23 21:00:00 2022</text:p>
          </table:table-cell>
          <table:table-cell office:value-type="float" office:value="19.5">
            <text:p>19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1-23T22:00:00">
            <text:p>Wed Nov 23 22:00:00 2022</text:p>
          </table:table-cell>
          <table:table-cell office:value-type="float" office:value="24.0">
            <text:p>24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1-23T23:00:00">
            <text:p>Wed Nov 23 23:00:00 2022</text:p>
          </table:table-cell>
          <table:table-cell office:value-type="float" office:value="27.6667">
            <text:p>27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1-24T01:00:00">
            <text:p>Thu Nov 24 01:00:00 2022</text:p>
          </table:table-cell>
          <table:table-cell office:value-type="float" office:value="24.6667">
            <text:p>24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2-11-24T03:00:00">
            <text:p>Thu Nov 24 03:00:00 2022</text:p>
          </table:table-cell>
          <table:table-cell office:value-type="float" office:value="23.8333">
            <text:p>23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2-11-24T04:00:00">
            <text:p>Thu Nov 24 04:00:00 2022</text:p>
          </table:table-cell>
          <table:table-cell office:value-type="float" office:value="22.3333">
            <text:p>22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1-24T05:00:00">
            <text:p>Thu Nov 24 05:00:00 2022</text:p>
          </table:table-cell>
          <table:table-cell office:value-type="float" office:value="21.1667">
            <text:p>21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24T06:00:00">
            <text:p>Thu Nov 24 06:00:00 2022</text:p>
          </table:table-cell>
          <table:table-cell office:value-type="float" office:value="20.0">
            <text:p>20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1-24T07:00:00">
            <text:p>Thu Nov 24 07:00:00 2022</text:p>
          </table:table-cell>
          <table:table-cell office:value-type="float" office:value="19.1667">
            <text:p>19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24T08:00:00">
            <text:p>Thu Nov 24 08:00:00 2022</text:p>
          </table:table-cell>
          <table:table-cell office:value-type="float" office:value="18.0">
            <text:p>18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1-24T09:00:00">
            <text:p>Thu Nov 24 09:00:00 2022</text:p>
          </table:table-cell>
          <table:table-cell office:value-type="float" office:value="17.3333">
            <text:p>17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11-24T10:00:00">
            <text:p>Thu Nov 24 10:00:00 2022</text:p>
          </table:table-cell>
          <table:table-cell office:value-type="float" office:value="19.1667">
            <text:p>19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11-24T11:00:00">
            <text:p>Thu Nov 24 11:00:00 2022</text:p>
          </table:table-cell>
          <table:table-cell office:value-type="float" office:value="22.6667">
            <text:p>22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1-24T12:00:00">
            <text:p>Thu Nov 24 12:00:00 2022</text:p>
          </table:table-cell>
          <table:table-cell office:value-type="float" office:value="26.3333">
            <text:p>26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11-24T13:00:00">
            <text:p>Thu Nov 24 13:00:00 2022</text:p>
          </table:table-cell>
          <table:table-cell office:value-type="float" office:value="24.1667">
            <text:p>24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11-24T14:00:00">
            <text:p>Thu Nov 24 14:00:00 2022</text:p>
          </table:table-cell>
          <table:table-cell office:value-type="float" office:value="19.6667">
            <text:p>19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2-11-25T08:00:00">
            <text:p>Fri Nov 25 08:00:00 2022</text:p>
          </table:table-cell>
          <table:table-cell office:value-type="float" office:value="18.8333">
            <text:p>18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1-25T09:00:00">
            <text:p>Fri Nov 25 09:00:00 2022</text:p>
          </table:table-cell>
          <table:table-cell office:value-type="float" office:value="20.6667">
            <text:p>20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11-25T10:00:00">
            <text:p>Fri Nov 25 10:00:00 2022</text:p>
          </table:table-cell>
          <table:table-cell office:value-type="float" office:value="23.1667">
            <text:p>23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11-25T11:00:00">
            <text:p>Fri Nov 25 11:00:00 2022</text:p>
          </table:table-cell>
          <table:table-cell office:value-type="float" office:value="22.3333">
            <text:p>22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2-11-25T12:00:00">
            <text:p>Fri Nov 25 12:00:00 2022</text:p>
          </table:table-cell>
          <table:table-cell office:value-type="float" office:value="23.1667">
            <text:p>23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1-25T13:00:00">
            <text:p>Fri Nov 25 13:00:00 2022</text:p>
          </table:table-cell>
          <table:table-cell office:value-type="float" office:value="22.6667">
            <text:p>22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2-11-25T16:00:00">
            <text:p>Fri Nov 25 16:00:00 2022</text:p>
          </table:table-cell>
          <table:table-cell office:value-type="float" office:value="8.6667">
            <text:p>8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11-25T17:00:00">
            <text:p>Fri Nov 25 17:00:00 2022</text:p>
          </table:table-cell>
          <table:table-cell office:value-type="float" office:value="6.0">
            <text:p>6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2-11-26T09:00:00">
            <text:p>Sat Nov 26 09:00:00 2022</text:p>
          </table:table-cell>
          <table:table-cell office:value-type="float" office:value="10.3333">
            <text:p>10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2-11-26T10:00:00">
            <text:p>Sat Nov 26 10:00:00 2022</text:p>
          </table:table-cell>
          <table:table-cell office:value-type="float" office:value="11.8333">
            <text:p>11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2-11-26T12:00:00">
            <text:p>Sat Nov 26 12:00:00 2022</text:p>
          </table:table-cell>
          <table:table-cell office:value-type="float" office:value="12.5">
            <text:p>12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1-26T13:00:00">
            <text:p>Sat Nov 26 13:00:00 2022</text:p>
          </table:table-cell>
          <table:table-cell office:value-type="float" office:value="13.0">
            <text:p>13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11-26T16:00:00">
            <text:p>Sat Nov 26 16:00:00 2022</text:p>
          </table:table-cell>
          <table:table-cell office:value-type="float" office:value="11.3333">
            <text:p>11.3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2-11-27T04:00:00">
            <text:p>Sun Nov 27 04:00:00 2022</text:p>
          </table:table-cell>
          <table:table-cell office:value-type="float" office:value="43.8333">
            <text:p>43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2-11-27T05:00:00">
            <text:p>Sun Nov 27 05:00:00 2022</text:p>
          </table:table-cell>
          <table:table-cell office:value-type="float" office:value="36.6667">
            <text:p>36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11-27T06:00:00">
            <text:p>Sun Nov 27 06:00:00 2022</text:p>
          </table:table-cell>
          <table:table-cell office:value-type="float" office:value="27.0">
            <text:p>27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1-27T07:00:00">
            <text:p>Sun Nov 27 07:00:00 2022</text:p>
          </table:table-cell>
          <table:table-cell office:value-type="float" office:value="18.8333">
            <text:p>18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11-27T08:00:00">
            <text:p>Sun Nov 27 08:00:00 2022</text:p>
          </table:table-cell>
          <table:table-cell office:value-type="float" office:value="15.6667">
            <text:p>15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11-27T09:00:00">
            <text:p>Sun Nov 27 09:00:00 2022</text:p>
          </table:table-cell>
          <table:table-cell office:value-type="float" office:value="13.8333">
            <text:p>13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1-27T10:00:00">
            <text:p>Sun Nov 27 10:00:00 2022</text:p>
          </table:table-cell>
          <table:table-cell office:value-type="float" office:value="14.5">
            <text:p>14.5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2-11-27T11:00:00">
            <text:p>Sun Nov 27 11:00:00 2022</text:p>
          </table:table-cell>
          <table:table-cell office:value-type="float" office:value="15.1667">
            <text:p>15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11-27T12:00:00">
            <text:p>Sun Nov 27 12:00:00 2022</text:p>
          </table:table-cell>
          <table:table-cell office:value-type="float" office:value="15.0">
            <text:p>15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2-11-29T03:00:00">
            <text:p>Tue Nov 29 03:00:00 2022</text:p>
          </table:table-cell>
          <table:table-cell office:value-type="float" office:value="15.1667">
            <text:p>15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2-11-29T04:00:00">
            <text:p>Tue Nov 29 04:00:00 2022</text:p>
          </table:table-cell>
          <table:table-cell office:value-type="float" office:value="17.5">
            <text:p>17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2-11-29T05:00:00">
            <text:p>Tue Nov 29 05:00:00 2022</text:p>
          </table:table-cell>
          <table:table-cell office:value-type="float" office:value="18.0">
            <text:p>18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1-29T06:00:00">
            <text:p>Tue Nov 29 06:00:00 2022</text:p>
          </table:table-cell>
          <table:table-cell office:value-type="float" office:value="16.8333">
            <text:p>16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1-29T07:00:00">
            <text:p>Tue Nov 29 07:00:00 2022</text:p>
          </table:table-cell>
          <table:table-cell office:value-type="float" office:value="15.8333">
            <text:p>15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2-11-29T08:00:00">
            <text:p>Tue Nov 29 08:00:00 2022</text:p>
          </table:table-cell>
          <table:table-cell office:value-type="float" office:value="14.0">
            <text:p>14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1-29T09:00:00">
            <text:p>Tue Nov 29 09:00:00 2022</text:p>
          </table:table-cell>
          <table:table-cell office:value-type="float" office:value="14.3333">
            <text:p>14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2-11-29T10:00:00">
            <text:p>Tue Nov 29 10:00:00 2022</text:p>
          </table:table-cell>
          <table:table-cell office:value-type="float" office:value="19.6667">
            <text:p>19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2-11-29T11:00:00">
            <text:p>Tue Nov 29 11:00:00 2022</text:p>
          </table:table-cell>
          <table:table-cell office:value-type="float" office:value="26.1667">
            <text:p>26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1-29T12:00:00">
            <text:p>Tue Nov 29 12:00:00 2022</text:p>
          </table:table-cell>
          <table:table-cell office:value-type="float" office:value="23.6667">
            <text:p>23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2-11-29T13:00:00">
            <text:p>Tue Nov 29 13:00:00 2022</text:p>
          </table:table-cell>
          <table:table-cell office:value-type="float" office:value="19.0">
            <text:p>19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1-29T14:00:00">
            <text:p>Tue Nov 29 14:00:00 2022</text:p>
          </table:table-cell>
          <table:table-cell office:value-type="float" office:value="15.6667">
            <text:p>15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11-30T05:00:00">
            <text:p>Wed Nov 30 05:00:00 2022</text:p>
          </table:table-cell>
          <table:table-cell office:value-type="float" office:value="15.8333">
            <text:p>15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1-30T06:00:00">
            <text:p>Wed Nov 30 06:00:00 2022</text:p>
          </table:table-cell>
          <table:table-cell office:value-type="float" office:value="13.6667">
            <text:p>13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1-30T07:00:00">
            <text:p>Wed Nov 30 07:00:00 2022</text:p>
          </table:table-cell>
          <table:table-cell office:value-type="float" office:value="12.8333">
            <text:p>12.8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2-11-30T08:00:00">
            <text:p>Wed Nov 30 08:00:00 2022</text:p>
          </table:table-cell>
          <table:table-cell office:value-type="float" office:value="13.0">
            <text:p>13.0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1-30T09:00:00">
            <text:p>Wed Nov 30 09:00:00 2022</text:p>
          </table:table-cell>
          <table:table-cell office:value-type="float" office:value="15.3333">
            <text:p>15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11-30T10:00:00">
            <text:p>Wed Nov 30 10:00:00 2022</text:p>
          </table:table-cell>
          <table:table-cell office:value-type="float" office:value="28.3333">
            <text:p>28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11-30T11:00:00">
            <text:p>Wed Nov 30 11:00:00 2022</text:p>
          </table:table-cell>
          <table:table-cell office:value-type="float" office:value="50.8333">
            <text:p>50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1-30T12:00:00">
            <text:p>Wed Nov 30 12:00:00 2022</text:p>
          </table:table-cell>
          <table:table-cell office:value-type="float" office:value="48.5">
            <text:p>4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1-30T13:00:00">
            <text:p>Wed Nov 30 13:00:00 2022</text:p>
          </table:table-cell>
          <table:table-cell office:value-type="float" office:value="35.8333">
            <text:p>35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1-30T14:00:00">
            <text:p>Wed Nov 30 14:00:00 2022</text:p>
          </table:table-cell>
          <table:table-cell office:value-type="float" office:value="27.3333">
            <text:p>27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1-30T15:00:00">
            <text:p>Wed Nov 30 15:00:00 2022</text:p>
          </table:table-cell>
          <table:table-cell office:value-type="float" office:value="22.1667">
            <text:p>22.1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2-11-30T16:00:00">
            <text:p>Wed Nov 30 16:00:00 2022</text:p>
          </table:table-cell>
          <table:table-cell office:value-type="float" office:value="16.8333">
            <text:p>16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12-01T04:00:00">
            <text:p>Thu Dec  1 04:00:00 2022</text:p>
          </table:table-cell>
          <table:table-cell office:value-type="float" office:value="24.0">
            <text:p>24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1T05:00:00">
            <text:p>Thu Dec  1 05:00:00 2022</text:p>
          </table:table-cell>
          <table:table-cell office:value-type="float" office:value="23.6667">
            <text:p>23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01T06:00:00">
            <text:p>Thu Dec  1 06:00:00 2022</text:p>
          </table:table-cell>
          <table:table-cell office:value-type="float" office:value="21.3333">
            <text:p>21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01T07:00:00">
            <text:p>Thu Dec  1 07:00:00 2022</text:p>
          </table:table-cell>
          <table:table-cell office:value-type="float" office:value="19.8333">
            <text:p>19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12-01T08:00:00">
            <text:p>Thu Dec  1 08:00:00 2022</text:p>
          </table:table-cell>
          <table:table-cell office:value-type="float" office:value="17.6667">
            <text:p>17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01T09:00:00">
            <text:p>Thu Dec  1 09:00:00 2022</text:p>
          </table:table-cell>
          <table:table-cell office:value-type="float" office:value="22.0">
            <text:p>22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12-01T10:00:00">
            <text:p>Thu Dec  1 10:00:00 2022</text:p>
          </table:table-cell>
          <table:table-cell office:value-type="float" office:value="31.0">
            <text:p>31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01T11:00:00">
            <text:p>Thu Dec  1 11:00:00 2022</text:p>
          </table:table-cell>
          <table:table-cell office:value-type="float" office:value="34.1667">
            <text:p>34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2-01T12:00:00">
            <text:p>Thu Dec  1 12:00:00 2022</text:p>
          </table:table-cell>
          <table:table-cell office:value-type="float" office:value="30.8333">
            <text:p>30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12-01T13:00:00">
            <text:p>Thu Dec  1 13:00:00 2022</text:p>
          </table:table-cell>
          <table:table-cell office:value-type="float" office:value="27.3333">
            <text:p>27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2-12-02T10:00:00">
            <text:p>Fri Dec  2 10:00:00 2022</text:p>
          </table:table-cell>
          <table:table-cell office:value-type="float" office:value="26.6667">
            <text:p>26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2T11:00:00">
            <text:p>Fri Dec  2 11:00:00 2022</text:p>
          </table:table-cell>
          <table:table-cell office:value-type="float" office:value="33.8333">
            <text:p>33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12-02T12:00:00">
            <text:p>Fri Dec  2 12:00:00 2022</text:p>
          </table:table-cell>
          <table:table-cell office:value-type="float" office:value="41.5">
            <text:p>41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2-12-02T13:00:00">
            <text:p>Fri Dec  2 13:00:00 2022</text:p>
          </table:table-cell>
          <table:table-cell office:value-type="float" office:value="38.5">
            <text:p>38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02T14:00:00">
            <text:p>Fri Dec  2 14:00:00 2022</text:p>
          </table:table-cell>
          <table:table-cell office:value-type="float" office:value="26.1667">
            <text:p>26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12-02T15:00:00">
            <text:p>Fri Dec  2 15:00:00 2022</text:p>
          </table:table-cell>
          <table:table-cell office:value-type="float" office:value="16.8333">
            <text:p>16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12-02T18:00:00">
            <text:p>Fri Dec  2 18:00:00 2022</text:p>
          </table:table-cell>
          <table:table-cell office:value-type="float" office:value="10.0">
            <text:p>10.0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02T19:00:00">
            <text:p>Fri Dec  2 19:00:00 2022</text:p>
          </table:table-cell>
          <table:table-cell office:value-type="float" office:value="18.0">
            <text:p>1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12-02T20:00:00">
            <text:p>Fri Dec  2 20:00:00 2022</text:p>
          </table:table-cell>
          <table:table-cell office:value-type="float" office:value="24.6667">
            <text:p>24.6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2-12-02T21:00:00">
            <text:p>Fri Dec  2 21:00:00 2022</text:p>
          </table:table-cell>
          <table:table-cell office:value-type="float" office:value="23.3333">
            <text:p>23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12-03T19:00:00">
            <text:p>Sat Dec  3 19:00:00 2022</text:p>
          </table:table-cell>
          <table:table-cell office:value-type="float" office:value="15.0">
            <text:p>15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12-03T20:00:00">
            <text:p>Sat Dec  3 20:00:00 2022</text:p>
          </table:table-cell>
          <table:table-cell office:value-type="float" office:value="19.1667">
            <text:p>19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03T21:00:00">
            <text:p>Sat Dec  3 21:00:00 2022</text:p>
          </table:table-cell>
          <table:table-cell office:value-type="float" office:value="23.1667">
            <text:p>23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12-03T22:00:00">
            <text:p>Sat Dec  3 22:00:00 2022</text:p>
          </table:table-cell>
          <table:table-cell office:value-type="float" office:value="24.1667">
            <text:p>24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2-12-04T18:00:00">
            <text:p>Sun Dec  4 18:00:00 2022</text:p>
          </table:table-cell>
          <table:table-cell office:value-type="float" office:value="9.5">
            <text:p>9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04T19:00:00">
            <text:p>Sun Dec  4 19:00:00 2022</text:p>
          </table:table-cell>
          <table:table-cell office:value-type="float" office:value="12.8333">
            <text:p>12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04T20:00:00">
            <text:p>Sun Dec  4 20:00:00 2022</text:p>
          </table:table-cell>
          <table:table-cell office:value-type="float" office:value="15.6667">
            <text:p>15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2-12-05T02:00:00">
            <text:p>Mon Dec  5 02:00:00 2022</text:p>
          </table:table-cell>
          <table:table-cell office:value-type="float" office:value="30.8333">
            <text:p>30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2-12-05T03:00:00">
            <text:p>Mon Dec  5 03:00:00 2022</text:p>
          </table:table-cell>
          <table:table-cell office:value-type="float" office:value="29.3333">
            <text:p>29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2-12-05T04:00:00">
            <text:p>Mon Dec  5 04:00:00 2022</text:p>
          </table:table-cell>
          <table:table-cell office:value-type="float" office:value="27.5">
            <text:p>27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12-05T05:00:00">
            <text:p>Mon Dec  5 05:00:00 2022</text:p>
          </table:table-cell>
          <table:table-cell office:value-type="float" office:value="26.8333">
            <text:p>26.8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2-05T06:00:00">
            <text:p>Mon Dec  5 06:00:00 2022</text:p>
          </table:table-cell>
          <table:table-cell office:value-type="float" office:value="23.5">
            <text:p>23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05T07:00:00">
            <text:p>Mon Dec  5 07:00:00 2022</text:p>
          </table:table-cell>
          <table:table-cell office:value-type="float" office:value="18.8333">
            <text:p>18.8333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2-12-05T08:00:00">
            <text:p>Mon Dec  5 08:00:00 2022</text:p>
          </table:table-cell>
          <table:table-cell office:value-type="float" office:value="16.0">
            <text:p>16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12-05T09:00:00">
            <text:p>Mon Dec  5 09:00:00 2022</text:p>
          </table:table-cell>
          <table:table-cell office:value-type="float" office:value="12.8333">
            <text:p>12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05T10:00:00">
            <text:p>Mon Dec  5 10:00:00 2022</text:p>
          </table:table-cell>
          <table:table-cell office:value-type="float" office:value="9.3333">
            <text:p>9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2-12-05T11:00:00">
            <text:p>Mon Dec  5 11:00:00 2022</text:p>
          </table:table-cell>
          <table:table-cell office:value-type="float" office:value="8.6667">
            <text:p>8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12-05T12:00:00">
            <text:p>Mon Dec  5 12:00:00 2022</text:p>
          </table:table-cell>
          <table:table-cell office:value-type="float" office:value="7.1667">
            <text:p>7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12-05T15:00:00">
            <text:p>Mon Dec  5 15:00:00 2022</text:p>
          </table:table-cell>
          <table:table-cell office:value-type="float" office:value="17.0">
            <text:p>17.0</text:p>
          </table:table-cell>
          <table:table-cell office:value-type="float" office:value="44.8">
            <text:p>44.8</text:p>
          </table:table-cell>
        </table:table-row>
        <table:table-row>
          <table:table-cell table:style-name="pd1" office:value-type="date" office:date-value="2022-12-05T16:00:00">
            <text:p>Mon Dec  5 16:00:00 2022</text:p>
          </table:table-cell>
          <table:table-cell office:value-type="float" office:value="19.0">
            <text:p>19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12-06T05:00:00">
            <text:p>Tue Dec  6 05:00:00 2022</text:p>
          </table:table-cell>
          <table:table-cell office:value-type="float" office:value="15.6667">
            <text:p>15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12-06T08:00:00">
            <text:p>Tue Dec  6 08:00:00 2022</text:p>
          </table:table-cell>
          <table:table-cell office:value-type="float" office:value="15.1667">
            <text:p>15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12-06T09:00:00">
            <text:p>Tue Dec  6 09:00:00 2022</text:p>
          </table:table-cell>
          <table:table-cell office:value-type="float" office:value="16.1667">
            <text:p>16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12-06T10:00:00">
            <text:p>Tue Dec  6 10:00:00 2022</text:p>
          </table:table-cell>
          <table:table-cell office:value-type="float" office:value="17.1667">
            <text:p>17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2-12-07T08:00:00">
            <text:p>Wed Dec  7 08:00:00 2022</text:p>
          </table:table-cell>
          <table:table-cell office:value-type="float" office:value="10.3333">
            <text:p>10.3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07T09:00:00">
            <text:p>Wed Dec  7 09:00:00 2022</text:p>
          </table:table-cell>
          <table:table-cell office:value-type="float" office:value="11.0">
            <text:p>11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2-12-07T10:00:00">
            <text:p>Wed Dec  7 10:00:00 2022</text:p>
          </table:table-cell>
          <table:table-cell office:value-type="float" office:value="10.6667">
            <text:p>10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2-12-07T11:00:00">
            <text:p>Wed Dec  7 11:00:00 2022</text:p>
          </table:table-cell>
          <table:table-cell office:value-type="float" office:value="9.0">
            <text:p>9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12-07T14:00:00">
            <text:p>Wed Dec  7 14:00:00 2022</text:p>
          </table:table-cell>
          <table:table-cell office:value-type="float" office:value="8.5">
            <text:p>8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07T20:00:00">
            <text:p>Wed Dec  7 20:00:00 2022</text:p>
          </table:table-cell>
          <table:table-cell office:value-type="float" office:value="10.5">
            <text:p>10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2-12-08T04:00:00">
            <text:p>Thu Dec  8 04:00:00 2022</text:p>
          </table:table-cell>
          <table:table-cell office:value-type="float" office:value="25.6667">
            <text:p>25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12-08T05:00:00">
            <text:p>Thu Dec  8 05:00:00 2022</text:p>
          </table:table-cell>
          <table:table-cell office:value-type="float" office:value="22.0">
            <text:p>22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12-08T06:00:00">
            <text:p>Thu Dec  8 06:00:00 2022</text:p>
          </table:table-cell>
          <table:table-cell office:value-type="float" office:value="16.8333">
            <text:p>16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2-12-08T07:00:00">
            <text:p>Thu Dec  8 07:00:00 2022</text:p>
          </table:table-cell>
          <table:table-cell office:value-type="float" office:value="16.0">
            <text:p>16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08T08:00:00">
            <text:p>Thu Dec  8 08:00:00 2022</text:p>
          </table:table-cell>
          <table:table-cell office:value-type="float" office:value="16.6667">
            <text:p>16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12-08T09:00:00">
            <text:p>Thu Dec  8 09:00:00 2022</text:p>
          </table:table-cell>
          <table:table-cell office:value-type="float" office:value="14.3333">
            <text:p>14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16T16:00:00">
            <text:p>Fri Dec 16 16:00:00 2022</text:p>
          </table:table-cell>
          <table:table-cell office:value-type="float" office:value="6.1667">
            <text:p>6.1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2-12-16T17:00:00">
            <text:p>Fri Dec 16 17:00:00 2022</text:p>
          </table:table-cell>
          <table:table-cell office:value-type="float" office:value="3.5">
            <text:p>3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2-12-16T18:00:00">
            <text:p>Fri Dec 16 18:00:00 2022</text:p>
          </table:table-cell>
          <table:table-cell office:value-type="float" office:value="3.3333">
            <text:p>3.3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2-12-16T19:00:00">
            <text:p>Fri Dec 16 19:00:00 2022</text:p>
          </table:table-cell>
          <table:table-cell office:value-type="float" office:value="7.1667">
            <text:p>7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12-16T20:00:00">
            <text:p>Fri Dec 16 20:00:00 2022</text:p>
          </table:table-cell>
          <table:table-cell office:value-type="float" office:value="22.3333">
            <text:p>22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16T21:00:00">
            <text:p>Fri Dec 16 21:00:00 2022</text:p>
          </table:table-cell>
          <table:table-cell office:value-type="float" office:value="18.8333">
            <text:p>18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16T22:00:00">
            <text:p>Fri Dec 16 22:00:00 2022</text:p>
          </table:table-cell>
          <table:table-cell office:value-type="float" office:value="13.3333">
            <text:p>13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2-12-16T23:00:00">
            <text:p>Fri Dec 16 23:00:00 2022</text:p>
          </table:table-cell>
          <table:table-cell office:value-type="float" office:value="9.6667">
            <text:p>9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12-17T00:00:00">
            <text:p>Sat Dec 17 00:00:00 2022</text:p>
          </table:table-cell>
          <table:table-cell office:value-type="float" office:value="6.6667">
            <text:p>6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2-12-17T01:00:00">
            <text:p>Sat Dec 17 01:00:00 2022</text:p>
          </table:table-cell>
          <table:table-cell office:value-type="float" office:value="6.3333">
            <text:p>6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2-17T02:00:00">
            <text:p>Sat Dec 17 02:00:00 2022</text:p>
          </table:table-cell>
          <table:table-cell office:value-type="float" office:value="7.1667">
            <text:p>7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12-17T03:00:00">
            <text:p>Sat Dec 17 03:00:00 2022</text:p>
          </table:table-cell>
          <table:table-cell office:value-type="float" office:value="7.6667">
            <text:p>7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2-12-17T04:00:00">
            <text:p>Sat Dec 17 04:00:00 2022</text:p>
          </table:table-cell>
          <table:table-cell office:value-type="float" office:value="7.0">
            <text:p>7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12-18T01:00:00">
            <text:p>Sun Dec 18 01:00:00 2022</text:p>
          </table:table-cell>
          <table:table-cell office:value-type="float" office:value="33.1667">
            <text:p>33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2-12-18T02:00:00">
            <text:p>Sun Dec 18 02:00:00 2022</text:p>
          </table:table-cell>
          <table:table-cell office:value-type="float" office:value="24.1667">
            <text:p>24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8T03:00:00">
            <text:p>Sun Dec 18 03:00:00 2022</text:p>
          </table:table-cell>
          <table:table-cell office:value-type="float" office:value="18.0">
            <text:p>18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12-18T04:00:00">
            <text:p>Sun Dec 18 04:00:00 2022</text:p>
          </table:table-cell>
          <table:table-cell office:value-type="float" office:value="13.0">
            <text:p>13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2-12-18T05:00:00">
            <text:p>Sun Dec 18 05:00:00 2022</text:p>
          </table:table-cell>
          <table:table-cell office:value-type="float" office:value="11.0">
            <text:p>11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12-18T06:00:00">
            <text:p>Sun Dec 18 06:00:00 2022</text:p>
          </table:table-cell>
          <table:table-cell office:value-type="float" office:value="9.0">
            <text:p>9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12-18T07:00:00">
            <text:p>Sun Dec 18 07:00:00 2022</text:p>
          </table:table-cell>
          <table:table-cell office:value-type="float" office:value="7.6667">
            <text:p>7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2-12-18T08:00:00">
            <text:p>Sun Dec 18 08:00:00 2022</text:p>
          </table:table-cell>
          <table:table-cell office:value-type="float" office:value="7.6667">
            <text:p>7.6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2-12-18T09:00:00">
            <text:p>Sun Dec 18 09:00:00 2022</text:p>
          </table:table-cell>
          <table:table-cell office:value-type="float" office:value="11.5">
            <text:p>11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8T10:00:00">
            <text:p>Sun Dec 18 10:00:00 2022</text:p>
          </table:table-cell>
          <table:table-cell office:value-type="float" office:value="16.1667">
            <text:p>16.1667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2-12-18T11:00:00">
            <text:p>Sun Dec 18 11:00:00 2022</text:p>
          </table:table-cell>
          <table:table-cell office:value-type="float" office:value="16.8333">
            <text:p>16.8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2-12-18T12:00:00">
            <text:p>Sun Dec 18 12:00:00 2022</text:p>
          </table:table-cell>
          <table:table-cell office:value-type="float" office:value="16.1667">
            <text:p>16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12-18T13:00:00">
            <text:p>Sun Dec 18 13:00:00 2022</text:p>
          </table:table-cell>
          <table:table-cell office:value-type="float" office:value="13.5">
            <text:p>13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12-18T15:00:00">
            <text:p>Sun Dec 18 15:00:00 2022</text:p>
          </table:table-cell>
          <table:table-cell office:value-type="float" office:value="9.3333">
            <text:p>9.3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12-19T01:00:00">
            <text:p>Mon Dec 19 01:00:00 2022</text:p>
          </table:table-cell>
          <table:table-cell office:value-type="float" office:value="33.1667">
            <text:p>33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12-19T02:00:00">
            <text:p>Mon Dec 19 02:00:00 2022</text:p>
          </table:table-cell>
          <table:table-cell office:value-type="float" office:value="23.5">
            <text:p>23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19T03:00:00">
            <text:p>Mon Dec 19 03:00:00 2022</text:p>
          </table:table-cell>
          <table:table-cell office:value-type="float" office:value="16.5">
            <text:p>16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12-19T04:00:00">
            <text:p>Mon Dec 19 04:00:00 2022</text:p>
          </table:table-cell>
          <table:table-cell office:value-type="float" office:value="13.6667">
            <text:p>13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12-19T05:00:00">
            <text:p>Mon Dec 19 05:00:00 2022</text:p>
          </table:table-cell>
          <table:table-cell office:value-type="float" office:value="14.1667">
            <text:p>14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19T06:00:00">
            <text:p>Mon Dec 19 06:00:00 2022</text:p>
          </table:table-cell>
          <table:table-cell office:value-type="float" office:value="14.5">
            <text:p>14.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12-19T07:00:00">
            <text:p>Mon Dec 19 07:00:00 2022</text:p>
          </table:table-cell>
          <table:table-cell office:value-type="float" office:value="13.5">
            <text:p>13.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19T08:00:00">
            <text:p>Mon Dec 19 08:00:00 2022</text:p>
          </table:table-cell>
          <table:table-cell office:value-type="float" office:value="16.1667">
            <text:p>16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12-19T09:00:00">
            <text:p>Mon Dec 19 09:00:00 2022</text:p>
          </table:table-cell>
          <table:table-cell office:value-type="float" office:value="20.3333">
            <text:p>20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2-12-19T10:00:00">
            <text:p>Mon Dec 19 10:00:00 2022</text:p>
          </table:table-cell>
          <table:table-cell office:value-type="float" office:value="19.8333">
            <text:p>19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12-19T11:00:00">
            <text:p>Mon Dec 19 11:00:00 2022</text:p>
          </table:table-cell>
          <table:table-cell office:value-type="float" office:value="21.3333">
            <text:p>21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12-19T12:00:00">
            <text:p>Mon Dec 19 12:00:00 2022</text:p>
          </table:table-cell>
          <table:table-cell office:value-type="float" office:value="22.8333">
            <text:p>22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2-12-19T13:00:00">
            <text:p>Mon Dec 19 13:00:00 2022</text:p>
          </table:table-cell>
          <table:table-cell office:value-type="float" office:value="22.0">
            <text:p>22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2-12-19T14:00:00">
            <text:p>Mon Dec 19 14:00:00 2022</text:p>
          </table:table-cell>
          <table:table-cell office:value-type="float" office:value="21.5">
            <text:p>21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2-20T11:00:00">
            <text:p>Tue Dec 20 11:00:00 2022</text:p>
          </table:table-cell>
          <table:table-cell office:value-type="float" office:value="53.6667">
            <text:p>53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2-12-20T12:00:00">
            <text:p>Tue Dec 20 12:00:00 2022</text:p>
          </table:table-cell>
          <table:table-cell office:value-type="float" office:value="56.1667">
            <text:p>56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2-12-20T13:00:00">
            <text:p>Tue Dec 20 13:00:00 2022</text:p>
          </table:table-cell>
          <table:table-cell office:value-type="float" office:value="52.5">
            <text:p>52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12-20T14:00:00">
            <text:p>Tue Dec 20 14:00:00 2022</text:p>
          </table:table-cell>
          <table:table-cell office:value-type="float" office:value="46.5">
            <text:p>46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2-20T15:00:00">
            <text:p>Tue Dec 20 15:00:00 2022</text:p>
          </table:table-cell>
          <table:table-cell office:value-type="float" office:value="40.8333">
            <text:p>40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2-12-20T16:00:00">
            <text:p>Tue Dec 20 16:00:00 2022</text:p>
          </table:table-cell>
          <table:table-cell office:value-type="float" office:value="35.0">
            <text:p>35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2-12-20T17:00:00">
            <text:p>Tue Dec 20 17:00:00 2022</text:p>
          </table:table-cell>
          <table:table-cell office:value-type="float" office:value="33.5">
            <text:p>33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12-22T01:00:00">
            <text:p>Thu Dec 22 01:00:00 2022</text:p>
          </table:table-cell>
          <table:table-cell office:value-type="float" office:value="25.0">
            <text:p>25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2-12-22T08:00:00">
            <text:p>Thu Dec 22 08:00:00 2022</text:p>
          </table:table-cell>
          <table:table-cell office:value-type="float" office:value="15.3333">
            <text:p>15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22T09:00:00">
            <text:p>Thu Dec 22 09:00:00 2022</text:p>
          </table:table-cell>
          <table:table-cell office:value-type="float" office:value="17.3333">
            <text:p>17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12-22T10:00:00">
            <text:p>Thu Dec 22 10:00:00 2022</text:p>
          </table:table-cell>
          <table:table-cell office:value-type="float" office:value="20.6667">
            <text:p>20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2T11:00:00">
            <text:p>Thu Dec 22 11:00:00 2022</text:p>
          </table:table-cell>
          <table:table-cell office:value-type="float" office:value="25.0">
            <text:p>25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2-12-22T12:00:00">
            <text:p>Thu Dec 22 12:00:00 2022</text:p>
          </table:table-cell>
          <table:table-cell office:value-type="float" office:value="26.1667">
            <text:p>26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2-12-22T13:00:00">
            <text:p>Thu Dec 22 13:00:00 2022</text:p>
          </table:table-cell>
          <table:table-cell office:value-type="float" office:value="24.8333">
            <text:p>24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12-22T14:00:00">
            <text:p>Thu Dec 22 14:00:00 2022</text:p>
          </table:table-cell>
          <table:table-cell office:value-type="float" office:value="23.1667">
            <text:p>23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12-22T15:00:00">
            <text:p>Thu Dec 22 15:00:00 2022</text:p>
          </table:table-cell>
          <table:table-cell office:value-type="float" office:value="18.3333">
            <text:p>18.3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12-22T16:00:00">
            <text:p>Thu Dec 22 16:00:00 2022</text:p>
          </table:table-cell>
          <table:table-cell office:value-type="float" office:value="13.1667">
            <text:p>13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2-12-23T01:00:00">
            <text:p>Fri Dec 23 01:00:00 2022</text:p>
          </table:table-cell>
          <table:table-cell office:value-type="float" office:value="33.5">
            <text:p>33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2-12-23T02:00:00">
            <text:p>Fri Dec 23 02:00:00 2022</text:p>
          </table:table-cell>
          <table:table-cell office:value-type="float" office:value="24.6667">
            <text:p>24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2-23T03:00:00">
            <text:p>Fri Dec 23 03:00:00 2022</text:p>
          </table:table-cell>
          <table:table-cell office:value-type="float" office:value="19.5">
            <text:p>19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12-23T04:00:00">
            <text:p>Fri Dec 23 04:00:00 2022</text:p>
          </table:table-cell>
          <table:table-cell office:value-type="float" office:value="16.8333">
            <text:p>16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12-23T05:00:00">
            <text:p>Fri Dec 23 05:00:00 2022</text:p>
          </table:table-cell>
          <table:table-cell office:value-type="float" office:value="16.3333">
            <text:p>16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12-23T06:00:00">
            <text:p>Fri Dec 23 06:00:00 2022</text:p>
          </table:table-cell>
          <table:table-cell office:value-type="float" office:value="17.1667">
            <text:p>17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3T07:00:00">
            <text:p>Fri Dec 23 07:00:00 2022</text:p>
          </table:table-cell>
          <table:table-cell office:value-type="float" office:value="18.3333">
            <text:p>18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2-12-23T08:00:00">
            <text:p>Fri Dec 23 08:00:00 2022</text:p>
          </table:table-cell>
          <table:table-cell office:value-type="float" office:value="19.0">
            <text:p>19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2-12-23T10:00:00">
            <text:p>Fri Dec 23 10:00:00 2022</text:p>
          </table:table-cell>
          <table:table-cell office:value-type="float" office:value="26.6667">
            <text:p>26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2-12-23T11:00:00">
            <text:p>Fri Dec 23 11:00:00 2022</text:p>
          </table:table-cell>
          <table:table-cell office:value-type="float" office:value="28.0">
            <text:p>28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2-12-23T12:00:00">
            <text:p>Fri Dec 23 12:00:00 2022</text:p>
          </table:table-cell>
          <table:table-cell office:value-type="float" office:value="29.0">
            <text:p>29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2-12-23T13:00:00">
            <text:p>Fri Dec 23 13:00:00 2022</text:p>
          </table:table-cell>
          <table:table-cell office:value-type="float" office:value="25.6667">
            <text:p>25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2-23T14:00:00">
            <text:p>Fri Dec 23 14:00:00 2022</text:p>
          </table:table-cell>
          <table:table-cell office:value-type="float" office:value="23.1667">
            <text:p>23.1667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2-12-23T15:00:00">
            <text:p>Fri Dec 23 15:00:00 2022</text:p>
          </table:table-cell>
          <table:table-cell office:value-type="float" office:value="20.3333">
            <text:p>20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2-12-23T16:00:00">
            <text:p>Fri Dec 23 16:00:00 2022</text:p>
          </table:table-cell>
          <table:table-cell office:value-type="float" office:value="17.0">
            <text:p>17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12-24T08:00:00">
            <text:p>Sat Dec 24 08:00:00 2022</text:p>
          </table:table-cell>
          <table:table-cell office:value-type="float" office:value="21.1667">
            <text:p>21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2-12-24T09:00:00">
            <text:p>Sat Dec 24 09:00:00 2022</text:p>
          </table:table-cell>
          <table:table-cell office:value-type="float" office:value="19.6667">
            <text:p>19.6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2-12-24T10:00:00">
            <text:p>Sat Dec 24 10:00:00 2022</text:p>
          </table:table-cell>
          <table:table-cell office:value-type="float" office:value="17.6667">
            <text:p>17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12-24T11:00:00">
            <text:p>Sat Dec 24 11:00:00 2022</text:p>
          </table:table-cell>
          <table:table-cell office:value-type="float" office:value="17.1667">
            <text:p>17.1667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12-24T12:00:00">
            <text:p>Sat Dec 24 12:00:00 2022</text:p>
          </table:table-cell>
          <table:table-cell office:value-type="float" office:value="16.1667">
            <text:p>16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2-12-24T13:00:00">
            <text:p>Sat Dec 24 13:00:00 2022</text:p>
          </table:table-cell>
          <table:table-cell office:value-type="float" office:value="15.3333">
            <text:p>15.3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2-12-24T15:00:00">
            <text:p>Sat Dec 24 15:00:00 2022</text:p>
          </table:table-cell>
          <table:table-cell office:value-type="float" office:value="16.8333">
            <text:p>16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12-24T16:00:00">
            <text:p>Sat Dec 24 16:00:00 2022</text:p>
          </table:table-cell>
          <table:table-cell office:value-type="float" office:value="13.0">
            <text:p>13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12-25T08:00:00">
            <text:p>Sun Dec 25 08:00:00 2022</text:p>
          </table:table-cell>
          <table:table-cell office:value-type="float" office:value="22.0">
            <text:p>22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2-25T09:00:00">
            <text:p>Sun Dec 25 09:00:00 2022</text:p>
          </table:table-cell>
          <table:table-cell office:value-type="float" office:value="20.3333">
            <text:p>20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2-12-25T10:00:00">
            <text:p>Sun Dec 25 10:00:00 2022</text:p>
          </table:table-cell>
          <table:table-cell office:value-type="float" office:value="20.1667">
            <text:p>20.1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12-25T11:00:00">
            <text:p>Sun Dec 25 11:00:00 2022</text:p>
          </table:table-cell>
          <table:table-cell office:value-type="float" office:value="20.1667">
            <text:p>20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12-25T12:00:00">
            <text:p>Sun Dec 25 12:00:00 2022</text:p>
          </table:table-cell>
          <table:table-cell office:value-type="float" office:value="18.5">
            <text:p>18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12-25T13:00:00">
            <text:p>Sun Dec 25 13:00:00 2022</text:p>
          </table:table-cell>
          <table:table-cell office:value-type="float" office:value="16.5">
            <text:p>16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25T14:00:00">
            <text:p>Sun Dec 25 14:00:00 2022</text:p>
          </table:table-cell>
          <table:table-cell office:value-type="float" office:value="14.8333">
            <text:p>1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5T15:00:00">
            <text:p>Sun Dec 25 15:00:00 2022</text:p>
          </table:table-cell>
          <table:table-cell office:value-type="float" office:value="13.8333">
            <text:p>13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12-26T08:00:00">
            <text:p>Mon Dec 26 08:00:00 2022</text:p>
          </table:table-cell>
          <table:table-cell office:value-type="float" office:value="19.6667">
            <text:p>19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2-12-26T09:00:00">
            <text:p>Mon Dec 26 09:00:00 2022</text:p>
          </table:table-cell>
          <table:table-cell office:value-type="float" office:value="17.6667">
            <text:p>17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2-12-26T10:00:00">
            <text:p>Mon Dec 26 10:00:00 2022</text:p>
          </table:table-cell>
          <table:table-cell office:value-type="float" office:value="18.8333">
            <text:p>18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2-12-26T11:00:00">
            <text:p>Mon Dec 26 11:00:00 2022</text:p>
          </table:table-cell>
          <table:table-cell office:value-type="float" office:value="20.3333">
            <text:p>20.3333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2-12-26T12:00:00">
            <text:p>Mon Dec 26 12:00:00 2022</text:p>
          </table:table-cell>
          <table:table-cell office:value-type="float" office:value="22.0">
            <text:p>22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2-12-26T13:00:00">
            <text:p>Mon Dec 26 13:00:00 2022</text:p>
          </table:table-cell>
          <table:table-cell office:value-type="float" office:value="23.3333">
            <text:p>23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2-12-26T14:00:00">
            <text:p>Mon Dec 26 14:00:00 2022</text:p>
          </table:table-cell>
          <table:table-cell office:value-type="float" office:value="25.0">
            <text:p>25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2-12-26T18:00:00">
            <text:p>Mon Dec 26 18:00:00 2022</text:p>
          </table:table-cell>
          <table:table-cell office:value-type="float" office:value="20.8333">
            <text:p>20.8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2-12-27T05:00:00">
            <text:p>Tue Dec 27 05:00:00 2022</text:p>
          </table:table-cell>
          <table:table-cell office:value-type="float" office:value="29.3333">
            <text:p>29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27T06:00:00">
            <text:p>Tue Dec 27 06:00:00 2022</text:p>
          </table:table-cell>
          <table:table-cell office:value-type="float" office:value="25.0">
            <text:p>25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27T07:00:00">
            <text:p>Tue Dec 27 07:00:00 2022</text:p>
          </table:table-cell>
          <table:table-cell office:value-type="float" office:value="22.1667">
            <text:p>22.1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2-12-27T08:00:00">
            <text:p>Tue Dec 27 08:00:00 2022</text:p>
          </table:table-cell>
          <table:table-cell office:value-type="float" office:value="20.5">
            <text:p>20.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12-27T09:00:00">
            <text:p>Tue Dec 27 09:00:00 2022</text:p>
          </table:table-cell>
          <table:table-cell office:value-type="float" office:value="21.8333">
            <text:p>21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2-12-27T10:00:00">
            <text:p>Tue Dec 27 10:00:00 2022</text:p>
          </table:table-cell>
          <table:table-cell office:value-type="float" office:value="25.6667">
            <text:p>25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27T11:00:00">
            <text:p>Tue Dec 27 11:00:00 2022</text:p>
          </table:table-cell>
          <table:table-cell office:value-type="float" office:value="30.0">
            <text:p>30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2-12-27T12:00:00">
            <text:p>Tue Dec 27 12:00:00 2022</text:p>
          </table:table-cell>
          <table:table-cell office:value-type="float" office:value="28.8333">
            <text:p>28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12-28T07:00:00">
            <text:p>Wed Dec 28 07:00:00 2022</text:p>
          </table:table-cell>
          <table:table-cell office:value-type="float" office:value="12.0">
            <text:p>12.0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2-12-29T02:00:00">
            <text:p>Thu Dec 29 02:00:00 2022</text:p>
          </table:table-cell>
          <table:table-cell office:value-type="float" office:value="37.8333">
            <text:p>37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2-12-29T03:00:00">
            <text:p>Thu Dec 29 03:00:00 2022</text:p>
          </table:table-cell>
          <table:table-cell office:value-type="float" office:value="30.3333">
            <text:p>30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12-29T04:00:00">
            <text:p>Thu Dec 29 04:00:00 2022</text:p>
          </table:table-cell>
          <table:table-cell office:value-type="float" office:value="26.3333">
            <text:p>26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12-29T05:00:00">
            <text:p>Thu Dec 29 05:00:00 2022</text:p>
          </table:table-cell>
          <table:table-cell office:value-type="float" office:value="24.3333">
            <text:p>24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2-12-29T06:00:00">
            <text:p>Thu Dec 29 06:00:00 2022</text:p>
          </table:table-cell>
          <table:table-cell office:value-type="float" office:value="21.0">
            <text:p>21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12-29T07:00:00">
            <text:p>Thu Dec 29 07:00:00 2022</text:p>
          </table:table-cell>
          <table:table-cell office:value-type="float" office:value="19.8333">
            <text:p>19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12-29T08:00:00">
            <text:p>Thu Dec 29 08:00:00 2022</text:p>
          </table:table-cell>
          <table:table-cell office:value-type="float" office:value="20.1667">
            <text:p>20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12-29T09:00:00">
            <text:p>Thu Dec 29 09:00:00 2022</text:p>
          </table:table-cell>
          <table:table-cell office:value-type="float" office:value="24.6667">
            <text:p>24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12-29T10:00:00">
            <text:p>Thu Dec 29 10:00:00 2022</text:p>
          </table:table-cell>
          <table:table-cell office:value-type="float" office:value="31.8333">
            <text:p>31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2-12-29T11:00:00">
            <text:p>Thu Dec 29 11:00:00 2022</text:p>
          </table:table-cell>
          <table:table-cell office:value-type="float" office:value="39.6667">
            <text:p>39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12-29T12:00:00">
            <text:p>Thu Dec 29 12:00:00 2022</text:p>
          </table:table-cell>
          <table:table-cell office:value-type="float" office:value="41.3333">
            <text:p>41.3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12-29T13:00:00">
            <text:p>Thu Dec 29 13:00:00 2022</text:p>
          </table:table-cell>
          <table:table-cell office:value-type="float" office:value="37.1667">
            <text:p>37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2-12-29T14:00:00">
            <text:p>Thu Dec 29 14:00:00 2022</text:p>
          </table:table-cell>
          <table:table-cell office:value-type="float" office:value="32.1667">
            <text:p>32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12-29T15:00:00">
            <text:p>Thu Dec 29 15:00:00 2022</text:p>
          </table:table-cell>
          <table:table-cell office:value-type="float" office:value="31.5">
            <text:p>31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12-30T12:00:00">
            <text:p>Fri Dec 30 12:00:00 2022</text:p>
          </table:table-cell>
          <table:table-cell office:value-type="float" office:value="45.0">
            <text:p>45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12-30T13:00:00">
            <text:p>Fri Dec 30 13:00:00 2022</text:p>
          </table:table-cell>
          <table:table-cell office:value-type="float" office:value="42.0">
            <text:p>42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12-30T14:00:00">
            <text:p>Fri Dec 30 14:00:00 2022</text:p>
          </table:table-cell>
          <table:table-cell office:value-type="float" office:value="37.5">
            <text:p>37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12-30T15:00:00">
            <text:p>Fri Dec 30 15:00:00 2022</text:p>
          </table:table-cell>
          <table:table-cell office:value-type="float" office:value="31.8333">
            <text:p>31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12-30T18:00:00">
            <text:p>Fri Dec 30 18:00:00 2022</text:p>
          </table:table-cell>
          <table:table-cell office:value-type="float" office:value="21.5">
            <text:p>21.5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2-12-31T10:00:00">
            <text:p>Sat Dec 31 10:00:00 2022</text:p>
          </table:table-cell>
          <table:table-cell office:value-type="float" office:value="33.3333">
            <text:p>33.3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12-31T11:00:00">
            <text:p>Sat Dec 31 11:00:00 2022</text:p>
          </table:table-cell>
          <table:table-cell office:value-type="float" office:value="34.0">
            <text:p>34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2-12-31T12:00:00">
            <text:p>Sat Dec 31 12:00:00 2022</text:p>
          </table:table-cell>
          <table:table-cell office:value-type="float" office:value="31.3333">
            <text:p>31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2-12-31T13:00:00">
            <text:p>Sat Dec 31 13:00:00 2022</text:p>
          </table:table-cell>
          <table:table-cell office:value-type="float" office:value="29.8333">
            <text:p>29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12-31T14:00:00">
            <text:p>Sat Dec 31 14:00:00 2022</text:p>
          </table:table-cell>
          <table:table-cell office:value-type="float" office:value="36.1667">
            <text:p>36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2-12-31T15:00:00">
            <text:p>Sat Dec 31 15:00:00 2022</text:p>
          </table:table-cell>
          <table:table-cell office:value-type="float" office:value="38.1667">
            <text:p>38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12-31T16:00:00">
            <text:p>Sat Dec 31 16:00:00 2022</text:p>
          </table:table-cell>
          <table:table-cell office:value-type="float" office:value="33.6667">
            <text:p>33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01-01T01:00:00">
            <text:p>Sun Jan  1 01:00:00 2023</text:p>
          </table:table-cell>
          <table:table-cell office:value-type="float" office:value="32.8333">
            <text:p>32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1-01T04:00:00">
            <text:p>Sun Jan  1 04:00:00 2023</text:p>
          </table:table-cell>
          <table:table-cell office:value-type="float" office:value="27.1667">
            <text:p>27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01-01T05:00:00">
            <text:p>Sun Jan  1 05:00:00 2023</text:p>
          </table:table-cell>
          <table:table-cell office:value-type="float" office:value="29.3333">
            <text:p>29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01-01T06:00:00">
            <text:p>Sun Jan  1 06:00:00 2023</text:p>
          </table:table-cell>
          <table:table-cell office:value-type="float" office:value="29.3333">
            <text:p>29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01-01T07:00:00">
            <text:p>Sun Jan  1 07:00:00 2023</text:p>
          </table:table-cell>
          <table:table-cell office:value-type="float" office:value="28.8333">
            <text:p>28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01T08:00:00">
            <text:p>Sun Jan  1 08:00:00 2023</text:p>
          </table:table-cell>
          <table:table-cell office:value-type="float" office:value="26.6667">
            <text:p>26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1-01T09:00:00">
            <text:p>Sun Jan  1 09:00:00 2023</text:p>
          </table:table-cell>
          <table:table-cell office:value-type="float" office:value="26.6667">
            <text:p>26.6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01-01T10:00:00">
            <text:p>Sun Jan  1 10:00:00 2023</text:p>
          </table:table-cell>
          <table:table-cell office:value-type="float" office:value="25.6667">
            <text:p>25.6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3-01-01T11:00:00">
            <text:p>Sun Jan  1 11:00:00 2023</text:p>
          </table:table-cell>
          <table:table-cell office:value-type="float" office:value="24.0">
            <text:p>24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01T13:00:00">
            <text:p>Sun Jan  1 13:00:00 2023</text:p>
          </table:table-cell>
          <table:table-cell office:value-type="float" office:value="22.0">
            <text:p>22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01-02T06:00:00">
            <text:p>Mon Jan  2 06:00:00 2023</text:p>
          </table:table-cell>
          <table:table-cell office:value-type="float" office:value="23.1667">
            <text:p>23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02T07:00:00">
            <text:p>Mon Jan  2 07:00:00 2023</text:p>
          </table:table-cell>
          <table:table-cell office:value-type="float" office:value="21.0">
            <text:p>21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01-02T08:00:00">
            <text:p>Mon Jan  2 08:00:00 2023</text:p>
          </table:table-cell>
          <table:table-cell office:value-type="float" office:value="18.3333">
            <text:p>18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1-02T09:00:00">
            <text:p>Mon Jan  2 09:00:00 2023</text:p>
          </table:table-cell>
          <table:table-cell office:value-type="float" office:value="17.5">
            <text:p>17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01-02T10:00:00">
            <text:p>Mon Jan  2 10:00:00 2023</text:p>
          </table:table-cell>
          <table:table-cell office:value-type="float" office:value="17.3333">
            <text:p>17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01-02T13:00:00">
            <text:p>Mon Jan  2 13:00:00 2023</text:p>
          </table:table-cell>
          <table:table-cell office:value-type="float" office:value="20.6667">
            <text:p>20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1-02T14:00:00">
            <text:p>Mon Jan  2 14:00:00 2023</text:p>
          </table:table-cell>
          <table:table-cell office:value-type="float" office:value="20.1667">
            <text:p>20.1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02T15:00:00">
            <text:p>Mon Jan  2 15:00:00 2023</text:p>
          </table:table-cell>
          <table:table-cell office:value-type="float" office:value="21.1667">
            <text:p>21.1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01-03T03:00:00">
            <text:p>Tue Jan  3 03:00:00 2023</text:p>
          </table:table-cell>
          <table:table-cell office:value-type="float" office:value="40.1667">
            <text:p>40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01-03T04:00:00">
            <text:p>Tue Jan  3 04:00:00 2023</text:p>
          </table:table-cell>
          <table:table-cell office:value-type="float" office:value="37.5">
            <text:p>37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01-03T05:00:00">
            <text:p>Tue Jan  3 05:00:00 2023</text:p>
          </table:table-cell>
          <table:table-cell office:value-type="float" office:value="35.8333">
            <text:p>35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1-03T06:00:00">
            <text:p>Tue Jan  3 06:00:00 2023</text:p>
          </table:table-cell>
          <table:table-cell office:value-type="float" office:value="31.0">
            <text:p>31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03T07:00:00">
            <text:p>Tue Jan  3 07:00:00 2023</text:p>
          </table:table-cell>
          <table:table-cell office:value-type="float" office:value="29.6667">
            <text:p>29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3-01-03T08:00:00">
            <text:p>Tue Jan  3 08:00:00 2023</text:p>
          </table:table-cell>
          <table:table-cell office:value-type="float" office:value="28.0">
            <text:p>2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3T09:00:00">
            <text:p>Tue Jan  3 09:00:00 2023</text:p>
          </table:table-cell>
          <table:table-cell office:value-type="float" office:value="26.0">
            <text:p>26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1-03T10:00:00">
            <text:p>Tue Jan  3 10:00:00 2023</text:p>
          </table:table-cell>
          <table:table-cell office:value-type="float" office:value="25.5">
            <text:p>25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03T11:00:00">
            <text:p>Tue Jan  3 11:00:00 2023</text:p>
          </table:table-cell>
          <table:table-cell office:value-type="float" office:value="31.3333">
            <text:p>31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01-03T12:00:00">
            <text:p>Tue Jan  3 12:00:00 2023</text:p>
          </table:table-cell>
          <table:table-cell office:value-type="float" office:value="35.1667">
            <text:p>35.1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1-03T13:00:00">
            <text:p>Tue Jan  3 13:00:00 2023</text:p>
          </table:table-cell>
          <table:table-cell office:value-type="float" office:value="33.0">
            <text:p>33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1-03T14:00:00">
            <text:p>Tue Jan  3 14:00:00 2023</text:p>
          </table:table-cell>
          <table:table-cell office:value-type="float" office:value="27.5">
            <text:p>27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1-04T10:00:00">
            <text:p>Wed Jan  4 10:00:00 2023</text:p>
          </table:table-cell>
          <table:table-cell office:value-type="float" office:value="25.3333">
            <text:p>25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01-04T11:00:00">
            <text:p>Wed Jan  4 11:00:00 2023</text:p>
          </table:table-cell>
          <table:table-cell office:value-type="float" office:value="27.5">
            <text:p>27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4T12:00:00">
            <text:p>Wed Jan  4 12:00:00 2023</text:p>
          </table:table-cell>
          <table:table-cell office:value-type="float" office:value="29.8333">
            <text:p>29.8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1-04T13:00:00">
            <text:p>Wed Jan  4 13:00:00 2023</text:p>
          </table:table-cell>
          <table:table-cell office:value-type="float" office:value="31.3333">
            <text:p>31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4T14:00:00">
            <text:p>Wed Jan  4 14:00:00 2023</text:p>
          </table:table-cell>
          <table:table-cell office:value-type="float" office:value="32.5">
            <text:p>32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1-04T15:00:00">
            <text:p>Wed Jan  4 15:00:00 2023</text:p>
          </table:table-cell>
          <table:table-cell office:value-type="float" office:value="29.8333">
            <text:p>29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1-05T07:00:00">
            <text:p>Thu Jan  5 07:00:00 2023</text:p>
          </table:table-cell>
          <table:table-cell office:value-type="float" office:value="25.0">
            <text:p>25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05T08:00:00">
            <text:p>Thu Jan  5 08:00:00 2023</text:p>
          </table:table-cell>
          <table:table-cell office:value-type="float" office:value="23.8333">
            <text:p>2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01-05T10:00:00">
            <text:p>Thu Jan  5 10:00:00 2023</text:p>
          </table:table-cell>
          <table:table-cell office:value-type="float" office:value="32.1667">
            <text:p>32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01-05T11:00:00">
            <text:p>Thu Jan  5 11:00:00 2023</text:p>
          </table:table-cell>
          <table:table-cell office:value-type="float" office:value="33.5">
            <text:p>33.5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1-05T12:00:00">
            <text:p>Thu Jan  5 12:00:00 2023</text:p>
          </table:table-cell>
          <table:table-cell office:value-type="float" office:value="31.1667">
            <text:p>31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05T13:00:00">
            <text:p>Thu Jan  5 13:00:00 2023</text:p>
          </table:table-cell>
          <table:table-cell office:value-type="float" office:value="27.8333">
            <text:p>27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1-05T14:00:00">
            <text:p>Thu Jan  5 14:00:00 2023</text:p>
          </table:table-cell>
          <table:table-cell office:value-type="float" office:value="26.0">
            <text:p>26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05T15:00:00">
            <text:p>Thu Jan  5 15:00:00 2023</text:p>
          </table:table-cell>
          <table:table-cell office:value-type="float" office:value="24.3333">
            <text:p>24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1-05T16:00:00">
            <text:p>Thu Jan  5 16:00:00 2023</text:p>
          </table:table-cell>
          <table:table-cell office:value-type="float" office:value="24.0">
            <text:p>24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1-06T07:00:00">
            <text:p>Fri Jan  6 07:00:00 2023</text:p>
          </table:table-cell>
          <table:table-cell office:value-type="float" office:value="23.5">
            <text:p>23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01-06T08:00:00">
            <text:p>Fri Jan  6 08:00:00 2023</text:p>
          </table:table-cell>
          <table:table-cell office:value-type="float" office:value="22.5">
            <text:p>22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06T09:00:00">
            <text:p>Fri Jan  6 09:00:00 2023</text:p>
          </table:table-cell>
          <table:table-cell office:value-type="float" office:value="23.1667">
            <text:p>23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3-01-06T10:00:00">
            <text:p>Fri Jan  6 10:00:00 2023</text:p>
          </table:table-cell>
          <table:table-cell office:value-type="float" office:value="25.1667">
            <text:p>25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01-06T11:00:00">
            <text:p>Fri Jan  6 11:00:00 2023</text:p>
          </table:table-cell>
          <table:table-cell office:value-type="float" office:value="25.0">
            <text:p>25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1-06T12:00:00">
            <text:p>Fri Jan  6 12:00:00 2023</text:p>
          </table:table-cell>
          <table:table-cell office:value-type="float" office:value="25.0">
            <text:p>25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01-06T13:00:00">
            <text:p>Fri Jan  6 13:00:00 2023</text:p>
          </table:table-cell>
          <table:table-cell office:value-type="float" office:value="26.1667">
            <text:p>26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01-06T16:00:00">
            <text:p>Fri Jan  6 16:00:00 2023</text:p>
          </table:table-cell>
          <table:table-cell office:value-type="float" office:value="20.5">
            <text:p>20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1-07T06:00:00">
            <text:p>Sat Jan  7 06:00:00 2023</text:p>
          </table:table-cell>
          <table:table-cell office:value-type="float" office:value="24.5">
            <text:p>24.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07T07:00:00">
            <text:p>Sat Jan  7 07:00:00 2023</text:p>
          </table:table-cell>
          <table:table-cell office:value-type="float" office:value="24.6667">
            <text:p>24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07T08:00:00">
            <text:p>Sat Jan  7 08:00:00 2023</text:p>
          </table:table-cell>
          <table:table-cell office:value-type="float" office:value="24.0">
            <text:p>24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01-07T09:00:00">
            <text:p>Sat Jan  7 09:00:00 2023</text:p>
          </table:table-cell>
          <table:table-cell office:value-type="float" office:value="25.3333">
            <text:p>25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01-07T10:00:00">
            <text:p>Sat Jan  7 10:00:00 2023</text:p>
          </table:table-cell>
          <table:table-cell office:value-type="float" office:value="23.5">
            <text:p>23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1-07T11:00:00">
            <text:p>Sat Jan  7 11:00:00 2023</text:p>
          </table:table-cell>
          <table:table-cell office:value-type="float" office:value="20.0">
            <text:p>20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1-07T12:00:00">
            <text:p>Sat Jan  7 12:00:00 2023</text:p>
          </table:table-cell>
          <table:table-cell office:value-type="float" office:value="17.1667">
            <text:p>17.1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01-09T14:00:00">
            <text:p>Mon Jan  9 14:00:00 2023</text:p>
          </table:table-cell>
          <table:table-cell office:value-type="float" office:value="9.1667">
            <text:p>9.1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1-09T15:00:00">
            <text:p>Mon Jan  9 15:00:00 2023</text:p>
          </table:table-cell>
          <table:table-cell office:value-type="float" office:value="16.8333">
            <text:p>16.8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1-09T16:00:00">
            <text:p>Mon Jan  9 16:00:00 2023</text:p>
          </table:table-cell>
          <table:table-cell office:value-type="float" office:value="19.5">
            <text:p>19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09T17:00:00">
            <text:p>Mon Jan  9 17:00:00 2023</text:p>
          </table:table-cell>
          <table:table-cell office:value-type="float" office:value="12.1667">
            <text:p>12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3-01-09T18:00:00">
            <text:p>Mon Jan  9 18:00:00 2023</text:p>
          </table:table-cell>
          <table:table-cell office:value-type="float" office:value="6.5">
            <text:p>6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1-09T19:00:00">
            <text:p>Mon Jan  9 19:00:00 2023</text:p>
          </table:table-cell>
          <table:table-cell office:value-type="float" office:value="4.8333">
            <text:p>4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01-09T20:00:00">
            <text:p>Mon Jan  9 20:00:00 2023</text:p>
          </table:table-cell>
          <table:table-cell office:value-type="float" office:value="6.1667">
            <text:p>6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01-09T21:00:00">
            <text:p>Mon Jan  9 21:00:00 2023</text:p>
          </table:table-cell>
          <table:table-cell office:value-type="float" office:value="7.5">
            <text:p>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09T22:00:00">
            <text:p>Mon Jan  9 22:00:00 2023</text:p>
          </table:table-cell>
          <table:table-cell office:value-type="float" office:value="9.3333">
            <text:p>9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01-09T23:00:00">
            <text:p>Mon Jan  9 23:00:00 2023</text:p>
          </table:table-cell>
          <table:table-cell office:value-type="float" office:value="11.6667">
            <text:p>11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01-10T00:00:00">
            <text:p>Tue Jan 10 00:00:00 2023</text:p>
          </table:table-cell>
          <table:table-cell office:value-type="float" office:value="13.3333">
            <text:p>13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1-10T01:00:00">
            <text:p>Tue Jan 10 01:00:00 2023</text:p>
          </table:table-cell>
          <table:table-cell office:value-type="float" office:value="13.5">
            <text:p>13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1-10T02:00:00">
            <text:p>Tue Jan 10 02:00:00 2023</text:p>
          </table:table-cell>
          <table:table-cell office:value-type="float" office:value="20.0">
            <text:p>20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3-01-10T03:00:00">
            <text:p>Tue Jan 10 03:00:00 2023</text:p>
          </table:table-cell>
          <table:table-cell office:value-type="float" office:value="21.0">
            <text:p>21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01-10T04:00:00">
            <text:p>Tue Jan 10 04:00:00 2023</text:p>
          </table:table-cell>
          <table:table-cell office:value-type="float" office:value="14.8333">
            <text:p>14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1-10T05:00:00">
            <text:p>Tue Jan 10 05:00:00 2023</text:p>
          </table:table-cell>
          <table:table-cell office:value-type="float" office:value="11.3333">
            <text:p>11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01-10T06:00:00">
            <text:p>Tue Jan 10 06:00:00 2023</text:p>
          </table:table-cell>
          <table:table-cell office:value-type="float" office:value="11.0">
            <text:p>11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01-10T07:00:00">
            <text:p>Tue Jan 10 07:00:00 2023</text:p>
          </table:table-cell>
          <table:table-cell office:value-type="float" office:value="11.5">
            <text:p>11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01-10T08:00:00">
            <text:p>Tue Jan 10 08:00:00 2023</text:p>
          </table:table-cell>
          <table:table-cell office:value-type="float" office:value="12.0">
            <text:p>12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1-10T09:00:00">
            <text:p>Tue Jan 10 09:00:00 2023</text:p>
          </table:table-cell>
          <table:table-cell office:value-type="float" office:value="12.6667">
            <text:p>12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1-10T10:00:00">
            <text:p>Tue Jan 10 10:00:00 2023</text:p>
          </table:table-cell>
          <table:table-cell office:value-type="float" office:value="25.3333">
            <text:p>25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01-10T11:00:00">
            <text:p>Tue Jan 10 11:00:00 2023</text:p>
          </table:table-cell>
          <table:table-cell office:value-type="float" office:value="23.0">
            <text:p>23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10T12:00:00">
            <text:p>Tue Jan 10 12:00:00 2023</text:p>
          </table:table-cell>
          <table:table-cell office:value-type="float" office:value="14.5">
            <text:p>14.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3-01-10T13:00:00">
            <text:p>Tue Jan 10 13:00:00 2023</text:p>
          </table:table-cell>
          <table:table-cell office:value-type="float" office:value="9.1667">
            <text:p>9.1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01-10T14:00:00">
            <text:p>Tue Jan 10 14:00:00 2023</text:p>
          </table:table-cell>
          <table:table-cell office:value-type="float" office:value="7.5">
            <text:p>7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01-10T15:00:00">
            <text:p>Tue Jan 10 15:00:00 2023</text:p>
          </table:table-cell>
          <table:table-cell office:value-type="float" office:value="9.6667">
            <text:p>9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01-10T16:00:00">
            <text:p>Tue Jan 10 16:00:00 2023</text:p>
          </table:table-cell>
          <table:table-cell office:value-type="float" office:value="8.6667">
            <text:p>8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01-10T17:00:00">
            <text:p>Tue Jan 10 17:00:00 2023</text:p>
          </table:table-cell>
          <table:table-cell office:value-type="float" office:value="8.5">
            <text:p>8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01-10T18:00:00">
            <text:p>Tue Jan 10 18:00:00 2023</text:p>
          </table:table-cell>
          <table:table-cell office:value-type="float" office:value="7.6667">
            <text:p>7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10T19:00:00">
            <text:p>Tue Jan 10 19:00:00 2023</text:p>
          </table:table-cell>
          <table:table-cell office:value-type="float" office:value="8.3333">
            <text:p>8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01-11T10:00:00">
            <text:p>Wed Jan 11 10:00:00 2023</text:p>
          </table:table-cell>
          <table:table-cell office:value-type="float" office:value="10.3333">
            <text:p>1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1-11T12:00:00">
            <text:p>Wed Jan 11 12:00:00 2023</text:p>
          </table:table-cell>
          <table:table-cell office:value-type="float" office:value="16.0">
            <text:p>16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01-11T13:00:00">
            <text:p>Wed Jan 11 13:00:00 2023</text:p>
          </table:table-cell>
          <table:table-cell office:value-type="float" office:value="13.3333">
            <text:p>13.3333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3-01-11T14:00:00">
            <text:p>Wed Jan 11 14:00:00 2023</text:p>
          </table:table-cell>
          <table:table-cell office:value-type="float" office:value="8.1667">
            <text:p>8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1-12T04:00:00">
            <text:p>Thu Jan 12 04:00:00 2023</text:p>
          </table:table-cell>
          <table:table-cell office:value-type="float" office:value="9.8333">
            <text:p>9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1-12T05:00:00">
            <text:p>Thu Jan 12 05:00:00 2023</text:p>
          </table:table-cell>
          <table:table-cell office:value-type="float" office:value="9.8333">
            <text:p>9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1-12T06:00:00">
            <text:p>Thu Jan 12 06:00:00 2023</text:p>
          </table:table-cell>
          <table:table-cell office:value-type="float" office:value="10.0">
            <text:p>10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1-12T07:00:00">
            <text:p>Thu Jan 12 07:00:00 2023</text:p>
          </table:table-cell>
          <table:table-cell office:value-type="float" office:value="10.8333">
            <text:p>10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12T08:00:00">
            <text:p>Thu Jan 12 08:00:00 2023</text:p>
          </table:table-cell>
          <table:table-cell office:value-type="float" office:value="11.6667">
            <text:p>11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12T09:00:00">
            <text:p>Thu Jan 12 09:00:00 2023</text:p>
          </table:table-cell>
          <table:table-cell office:value-type="float" office:value="12.5">
            <text:p>12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1-12T10:00:00">
            <text:p>Thu Jan 12 10:00:00 2023</text:p>
          </table:table-cell>
          <table:table-cell office:value-type="float" office:value="14.1667">
            <text:p>14.1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01-12T11:00:00">
            <text:p>Thu Jan 12 11:00:00 2023</text:p>
          </table:table-cell>
          <table:table-cell office:value-type="float" office:value="15.6667">
            <text:p>15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01-12T12:00:00">
            <text:p>Thu Jan 12 12:00:00 2023</text:p>
          </table:table-cell>
          <table:table-cell office:value-type="float" office:value="16.3333">
            <text:p>16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12T13:00:00">
            <text:p>Thu Jan 12 13:00:00 2023</text:p>
          </table:table-cell>
          <table:table-cell office:value-type="float" office:value="15.1667">
            <text:p>15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01-12T14:00:00">
            <text:p>Thu Jan 12 14:00:00 2023</text:p>
          </table:table-cell>
          <table:table-cell office:value-type="float" office:value="12.3333">
            <text:p>12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01-12T15:00:00">
            <text:p>Thu Jan 12 15:00:00 2023</text:p>
          </table:table-cell>
          <table:table-cell office:value-type="float" office:value="9.0">
            <text:p>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01-12T16:00:00">
            <text:p>Thu Jan 12 16:00:00 2023</text:p>
          </table:table-cell>
          <table:table-cell office:value-type="float" office:value="8.8333">
            <text:p>8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01-12T17:00:00">
            <text:p>Thu Jan 12 17:00:00 2023</text:p>
          </table:table-cell>
          <table:table-cell office:value-type="float" office:value="10.0">
            <text:p>10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1-12T18:00:00">
            <text:p>Thu Jan 12 18:00:00 2023</text:p>
          </table:table-cell>
          <table:table-cell office:value-type="float" office:value="10.1667">
            <text:p>10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1-13T07:00:00">
            <text:p>Fri Jan 13 07:00:00 2023</text:p>
          </table:table-cell>
          <table:table-cell office:value-type="float" office:value="10.5">
            <text:p>10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01-13T10:00:00">
            <text:p>Fri Jan 13 10:00:00 2023</text:p>
          </table:table-cell>
          <table:table-cell office:value-type="float" office:value="22.5">
            <text:p>2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01-13T11:00:00">
            <text:p>Fri Jan 13 11:00:00 2023</text:p>
          </table:table-cell>
          <table:table-cell office:value-type="float" office:value="27.1667">
            <text:p>27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1-13T12:00:00">
            <text:p>Fri Jan 13 12:00:00 2023</text:p>
          </table:table-cell>
          <table:table-cell office:value-type="float" office:value="29.6667">
            <text:p>29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01-13T13:00:00">
            <text:p>Fri Jan 13 13:00:00 2023</text:p>
          </table:table-cell>
          <table:table-cell office:value-type="float" office:value="24.5">
            <text:p>24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1-13T14:00:00">
            <text:p>Fri Jan 13 14:00:00 2023</text:p>
          </table:table-cell>
          <table:table-cell office:value-type="float" office:value="23.5">
            <text:p>23.5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01-13T15:00:00">
            <text:p>Fri Jan 13 15:00:00 2023</text:p>
          </table:table-cell>
          <table:table-cell office:value-type="float" office:value="20.6667">
            <text:p>20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01-13T16:00:00">
            <text:p>Fri Jan 13 16:00:00 2023</text:p>
          </table:table-cell>
          <table:table-cell office:value-type="float" office:value="17.5">
            <text:p>17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1-14T08:00:00">
            <text:p>Sat Jan 14 08:00:00 2023</text:p>
          </table:table-cell>
          <table:table-cell office:value-type="float" office:value="14.0">
            <text:p>14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1-14T09:00:00">
            <text:p>Sat Jan 14 09:00:00 2023</text:p>
          </table:table-cell>
          <table:table-cell office:value-type="float" office:value="14.8333">
            <text:p>14.8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14T10:00:00">
            <text:p>Sat Jan 14 10:00:00 2023</text:p>
          </table:table-cell>
          <table:table-cell office:value-type="float" office:value="19.1667">
            <text:p>19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01-14T11:00:00">
            <text:p>Sat Jan 14 11:00:00 2023</text:p>
          </table:table-cell>
          <table:table-cell office:value-type="float" office:value="24.8333">
            <text:p>24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1-14T12:00:00">
            <text:p>Sat Jan 14 12:00:00 2023</text:p>
          </table:table-cell>
          <table:table-cell office:value-type="float" office:value="27.8333">
            <text:p>27.8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14T13:00:00">
            <text:p>Sat Jan 14 13:00:00 2023</text:p>
          </table:table-cell>
          <table:table-cell office:value-type="float" office:value="29.8333">
            <text:p>29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1-14T14:00:00">
            <text:p>Sat Jan 14 14:00:00 2023</text:p>
          </table:table-cell>
          <table:table-cell office:value-type="float" office:value="28.5">
            <text:p>28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3-01-14T15:00:00">
            <text:p>Sat Jan 14 15:00:00 2023</text:p>
          </table:table-cell>
          <table:table-cell office:value-type="float" office:value="24.8333">
            <text:p>24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1-14T16:00:00">
            <text:p>Sat Jan 14 16:00:00 2023</text:p>
          </table:table-cell>
          <table:table-cell office:value-type="float" office:value="20.5">
            <text:p>20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3-01-15T08:00:00">
            <text:p>Sun Jan 15 08:00:00 2023</text:p>
          </table:table-cell>
          <table:table-cell office:value-type="float" office:value="40.8333">
            <text:p>40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1-15T09:00:00">
            <text:p>Sun Jan 15 09:00:00 2023</text:p>
          </table:table-cell>
          <table:table-cell office:value-type="float" office:value="35.3333">
            <text:p>35.3333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01-15T10:00:00">
            <text:p>Sun Jan 15 10:00:00 2023</text:p>
          </table:table-cell>
          <table:table-cell office:value-type="float" office:value="34.6667">
            <text:p>34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15T11:00:00">
            <text:p>Sun Jan 15 11:00:00 2023</text:p>
          </table:table-cell>
          <table:table-cell office:value-type="float" office:value="30.5">
            <text:p>30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01-15T12:00:00">
            <text:p>Sun Jan 15 12:00:00 2023</text:p>
          </table:table-cell>
          <table:table-cell office:value-type="float" office:value="27.1667">
            <text:p>27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1-15T13:00:00">
            <text:p>Sun Jan 15 13:00:00 2023</text:p>
          </table:table-cell>
          <table:table-cell office:value-type="float" office:value="24.0">
            <text:p>24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1-15T14:00:00">
            <text:p>Sun Jan 15 14:00:00 2023</text:p>
          </table:table-cell>
          <table:table-cell office:value-type="float" office:value="23.8333">
            <text:p>23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1-15T15:00:00">
            <text:p>Sun Jan 15 15:00:00 2023</text:p>
          </table:table-cell>
          <table:table-cell office:value-type="float" office:value="22.0">
            <text:p>22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01-16T12:00:00">
            <text:p>Mon Jan 16 12:00:00 2023</text:p>
          </table:table-cell>
          <table:table-cell office:value-type="float" office:value="16.0">
            <text:p>16.0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01-16T13:00:00">
            <text:p>Mon Jan 16 13:00:00 2023</text:p>
          </table:table-cell>
          <table:table-cell office:value-type="float" office:value="16.5">
            <text:p>16.5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1-16T14:00:00">
            <text:p>Mon Jan 16 14:00:00 2023</text:p>
          </table:table-cell>
          <table:table-cell office:value-type="float" office:value="9.5">
            <text:p>9.5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23-01-16T15:00:00">
            <text:p>Mon Jan 16 15:00:00 2023</text:p>
          </table:table-cell>
          <table:table-cell office:value-type="float" office:value="5.8333">
            <text:p>5.8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3-01-16T22:00:00">
            <text:p>Mon Jan 16 22:00:00 2023</text:p>
          </table:table-cell>
          <table:table-cell office:value-type="float" office:value="5.6667">
            <text:p>5.6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3-01-20T20:00:00">
            <text:p>Fri Jan 20 20:00:00 2023</text:p>
          </table:table-cell>
          <table:table-cell office:value-type="float" office:value="9.8333">
            <text:p>9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01-21T00:00:00">
            <text:p>Sat Jan 21 00:00:00 2023</text:p>
          </table:table-cell>
          <table:table-cell office:value-type="float" office:value="17.3333">
            <text:p>17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01-21T01:00:00">
            <text:p>Sat Jan 21 01:00:00 2023</text:p>
          </table:table-cell>
          <table:table-cell office:value-type="float" office:value="18.1667">
            <text:p>18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1-21T02:00:00">
            <text:p>Sat Jan 21 02:00:00 2023</text:p>
          </table:table-cell>
          <table:table-cell office:value-type="float" office:value="19.0">
            <text:p>19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01-21T03:00:00">
            <text:p>Sat Jan 21 03:00:00 2023</text:p>
          </table:table-cell>
          <table:table-cell office:value-type="float" office:value="18.8333">
            <text:p>18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01-21T04:00:00">
            <text:p>Sat Jan 21 04:00:00 2023</text:p>
          </table:table-cell>
          <table:table-cell office:value-type="float" office:value="18.5">
            <text:p>18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1T05:00:00">
            <text:p>Sat Jan 21 05:00:00 2023</text:p>
          </table:table-cell>
          <table:table-cell office:value-type="float" office:value="15.6667">
            <text:p>15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01-21T06:00:00">
            <text:p>Sat Jan 21 06:00:00 2023</text:p>
          </table:table-cell>
          <table:table-cell office:value-type="float" office:value="15.0">
            <text:p>15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1-21T07:00:00">
            <text:p>Sat Jan 21 07:00:00 2023</text:p>
          </table:table-cell>
          <table:table-cell office:value-type="float" office:value="14.1667">
            <text:p>14.1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01-21T08:00:00">
            <text:p>Sat Jan 21 08:00:00 2023</text:p>
          </table:table-cell>
          <table:table-cell office:value-type="float" office:value="13.1667">
            <text:p>13.1667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01-21T09:00:00">
            <text:p>Sat Jan 21 09:00:00 2023</text:p>
          </table:table-cell>
          <table:table-cell office:value-type="float" office:value="13.1667">
            <text:p>13.1667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1T10:00:00">
            <text:p>Sat Jan 21 10:00:00 2023</text:p>
          </table:table-cell>
          <table:table-cell office:value-type="float" office:value="15.0">
            <text:p>15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01-21T11:00:00">
            <text:p>Sat Jan 21 11:00:00 2023</text:p>
          </table:table-cell>
          <table:table-cell office:value-type="float" office:value="14.5">
            <text:p>14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01-25T09:00:00">
            <text:p>Wed Jan 25 09:00:00 2023</text:p>
          </table:table-cell>
          <table:table-cell office:value-type="float" office:value="20.0">
            <text:p>20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01-25T10:00:00">
            <text:p>Wed Jan 25 10:00:00 2023</text:p>
          </table:table-cell>
          <table:table-cell office:value-type="float" office:value="23.8333">
            <text:p>23.8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01-25T11:00:00">
            <text:p>Wed Jan 25 11:00:00 2023</text:p>
          </table:table-cell>
          <table:table-cell office:value-type="float" office:value="27.5">
            <text:p>27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1-25T12:00:00">
            <text:p>Wed Jan 25 12:00:00 2023</text:p>
          </table:table-cell>
          <table:table-cell office:value-type="float" office:value="34.1667">
            <text:p>34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01-25T13:00:00">
            <text:p>Wed Jan 25 13:00:00 2023</text:p>
          </table:table-cell>
          <table:table-cell office:value-type="float" office:value="34.5">
            <text:p>34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1-25T14:00:00">
            <text:p>Wed Jan 25 14:00:00 2023</text:p>
          </table:table-cell>
          <table:table-cell office:value-type="float" office:value="28.6667">
            <text:p>28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1-26T06:00:00">
            <text:p>Thu Jan 26 06:00:00 2023</text:p>
          </table:table-cell>
          <table:table-cell office:value-type="float" office:value="26.6667">
            <text:p>26.6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01-26T07:00:00">
            <text:p>Thu Jan 26 07:00:00 2023</text:p>
          </table:table-cell>
          <table:table-cell office:value-type="float" office:value="22.6667">
            <text:p>22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1-26T08:00:00">
            <text:p>Thu Jan 26 08:00:00 2023</text:p>
          </table:table-cell>
          <table:table-cell office:value-type="float" office:value="18.5">
            <text:p>18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01-26T09:00:00">
            <text:p>Thu Jan 26 09:00:00 2023</text:p>
          </table:table-cell>
          <table:table-cell office:value-type="float" office:value="20.8333">
            <text:p>20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6T10:00:00">
            <text:p>Thu Jan 26 10:00:00 2023</text:p>
          </table:table-cell>
          <table:table-cell office:value-type="float" office:value="29.8333">
            <text:p>29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1-26T11:00:00">
            <text:p>Thu Jan 26 11:00:00 2023</text:p>
          </table:table-cell>
          <table:table-cell office:value-type="float" office:value="40.8333">
            <text:p>40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1-26T12:00:00">
            <text:p>Thu Jan 26 12:00:00 2023</text:p>
          </table:table-cell>
          <table:table-cell office:value-type="float" office:value="42.1667">
            <text:p>42.1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1-26T13:00:00">
            <text:p>Thu Jan 26 13:00:00 2023</text:p>
          </table:table-cell>
          <table:table-cell office:value-type="float" office:value="34.6667">
            <text:p>34.6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01-27T08:00:00">
            <text:p>Fri Jan 27 08:00:00 2023</text:p>
          </table:table-cell>
          <table:table-cell office:value-type="float" office:value="26.0">
            <text:p>26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3-01-27T09:00:00">
            <text:p>Fri Jan 27 09:00:00 2023</text:p>
          </table:table-cell>
          <table:table-cell office:value-type="float" office:value="34.5">
            <text:p>34.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01-29T10:00:00">
            <text:p>Sun Jan 29 10:00:00 2023</text:p>
          </table:table-cell>
          <table:table-cell office:value-type="float" office:value="16.3333">
            <text:p>16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1-29T11:00:00">
            <text:p>Sun Jan 29 11:00:00 2023</text:p>
          </table:table-cell>
          <table:table-cell office:value-type="float" office:value="18.8333">
            <text:p>18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1-29T12:00:00">
            <text:p>Sun Jan 29 12:00:00 2023</text:p>
          </table:table-cell>
          <table:table-cell office:value-type="float" office:value="23.8333">
            <text:p>23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01-31T00:00:00">
            <text:p>Tue Jan 31 00:00:00 2023</text:p>
          </table:table-cell>
          <table:table-cell office:value-type="float" office:value="22.6667">
            <text:p>22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1-31T04:00:00">
            <text:p>Tue Jan 31 04:00:00 2023</text:p>
          </table:table-cell>
          <table:table-cell office:value-type="float" office:value="21.6667">
            <text:p>21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1-31T05:00:00">
            <text:p>Tue Jan 31 05:00:00 2023</text:p>
          </table:table-cell>
          <table:table-cell office:value-type="float" office:value="18.5">
            <text:p>18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3-01-31T07:00:00">
            <text:p>Tue Jan 31 07:00:00 2023</text:p>
          </table:table-cell>
          <table:table-cell office:value-type="float" office:value="19.3333">
            <text:p>19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1-31T08:00:00">
            <text:p>Tue Jan 31 08:00:00 2023</text:p>
          </table:table-cell>
          <table:table-cell office:value-type="float" office:value="17.5">
            <text:p>17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1-31T09:00:00">
            <text:p>Tue Jan 31 09:00:00 2023</text:p>
          </table:table-cell>
          <table:table-cell office:value-type="float" office:value="19.6667">
            <text:p>19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01-31T13:00:00">
            <text:p>Tue Jan 31 13:00:00 2023</text:p>
          </table:table-cell>
          <table:table-cell office:value-type="float" office:value="31.3333">
            <text:p>31.3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2-01T08:00:00">
            <text:p>Wed Feb  1 08:00:00 2023</text:p>
          </table:table-cell>
          <table:table-cell office:value-type="float" office:value="23.5">
            <text:p>23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02-01T10:00:00">
            <text:p>Wed Feb  1 10:00:00 2023</text:p>
          </table:table-cell>
          <table:table-cell office:value-type="float" office:value="38.8333">
            <text:p>38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02-01T11:00:00">
            <text:p>Wed Feb  1 11:00:00 2023</text:p>
          </table:table-cell>
          <table:table-cell office:value-type="float" office:value="43.3333">
            <text:p>43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3-02-01T12:00:00">
            <text:p>Wed Feb  1 12:00:00 2023</text:p>
          </table:table-cell>
          <table:table-cell office:value-type="float" office:value="39.1667">
            <text:p>39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1T13:00:00">
            <text:p>Wed Feb  1 13:00:00 2023</text:p>
          </table:table-cell>
          <table:table-cell office:value-type="float" office:value="35.0">
            <text:p>35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02-02T07:00:00">
            <text:p>Thu Feb  2 07:00:00 2023</text:p>
          </table:table-cell>
          <table:table-cell office:value-type="float" office:value="25.0">
            <text:p>25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2-02T08:00:00">
            <text:p>Thu Feb  2 08:00:00 2023</text:p>
          </table:table-cell>
          <table:table-cell office:value-type="float" office:value="24.8333">
            <text:p>24.8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3-02-02T09:00:00">
            <text:p>Thu Feb  2 09:00:00 2023</text:p>
          </table:table-cell>
          <table:table-cell office:value-type="float" office:value="27.5">
            <text:p>27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02-02T10:00:00">
            <text:p>Thu Feb  2 10:00:00 2023</text:p>
          </table:table-cell>
          <table:table-cell office:value-type="float" office:value="37.0">
            <text:p>37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2-02T11:00:00">
            <text:p>Thu Feb  2 11:00:00 2023</text:p>
          </table:table-cell>
          <table:table-cell office:value-type="float" office:value="48.3333">
            <text:p>48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02-02T12:00:00">
            <text:p>Thu Feb  2 12:00:00 2023</text:p>
          </table:table-cell>
          <table:table-cell office:value-type="float" office:value="52.1667">
            <text:p>52.1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03T10:00:00">
            <text:p>Fri Feb  3 10:00:00 2023</text:p>
          </table:table-cell>
          <table:table-cell office:value-type="float" office:value="37.0">
            <text:p>37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2-03T12:00:00">
            <text:p>Fri Feb  3 12:00:00 2023</text:p>
          </table:table-cell>
          <table:table-cell office:value-type="float" office:value="41.6667">
            <text:p>41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2-04T10:00:00">
            <text:p>Sat Feb  4 10:00:00 2023</text:p>
          </table:table-cell>
          <table:table-cell office:value-type="float" office:value="24.5">
            <text:p>24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02-04T11:00:00">
            <text:p>Sat Feb  4 11:00:00 2023</text:p>
          </table:table-cell>
          <table:table-cell office:value-type="float" office:value="27.6667">
            <text:p>27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02-05T05:00:00">
            <text:p>Sun Feb  5 05:00:00 2023</text:p>
          </table:table-cell>
          <table:table-cell office:value-type="float" office:value="36.8333">
            <text:p>36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02-05T07:00:00">
            <text:p>Sun Feb  5 07:00:00 2023</text:p>
          </table:table-cell>
          <table:table-cell office:value-type="float" office:value="25.1667">
            <text:p>25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2-05T08:00:00">
            <text:p>Sun Feb  5 08:00:00 2023</text:p>
          </table:table-cell>
          <table:table-cell office:value-type="float" office:value="20.5">
            <text:p>20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2-05T09:00:00">
            <text:p>Sun Feb  5 09:00:00 2023</text:p>
          </table:table-cell>
          <table:table-cell office:value-type="float" office:value="18.6667">
            <text:p>18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02-05T10:00:00">
            <text:p>Sun Feb  5 10:00:00 2023</text:p>
          </table:table-cell>
          <table:table-cell office:value-type="float" office:value="21.5">
            <text:p>21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2-05T11:00:00">
            <text:p>Sun Feb  5 11:00:00 2023</text:p>
          </table:table-cell>
          <table:table-cell office:value-type="float" office:value="25.1667">
            <text:p>25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02-06T07:00:00">
            <text:p>Mon Feb  6 07:00:00 2023</text:p>
          </table:table-cell>
          <table:table-cell office:value-type="float" office:value="18.8333">
            <text:p>18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02-06T08:00:00">
            <text:p>Mon Feb  6 08:00:00 2023</text:p>
          </table:table-cell>
          <table:table-cell office:value-type="float" office:value="21.3333">
            <text:p>21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2-06T09:00:00">
            <text:p>Mon Feb  6 09:00:00 2023</text:p>
          </table:table-cell>
          <table:table-cell office:value-type="float" office:value="28.8333">
            <text:p>28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3-02-06T10:00:00">
            <text:p>Mon Feb  6 10:00:00 2023</text:p>
          </table:table-cell>
          <table:table-cell office:value-type="float" office:value="38.0">
            <text:p>38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02-06T11:00:00">
            <text:p>Mon Feb  6 11:00:00 2023</text:p>
          </table:table-cell>
          <table:table-cell office:value-type="float" office:value="41.5">
            <text:p>41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2-06T12:00:00">
            <text:p>Mon Feb  6 12:00:00 2023</text:p>
          </table:table-cell>
          <table:table-cell office:value-type="float" office:value="42.5">
            <text:p>42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2-07T09:00:00">
            <text:p>Tue Feb  7 09:00:00 2023</text:p>
          </table:table-cell>
          <table:table-cell office:value-type="float" office:value="7.5">
            <text:p>7.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2-07T10:00:00">
            <text:p>Tue Feb  7 10:00:00 2023</text:p>
          </table:table-cell>
          <table:table-cell office:value-type="float" office:value="10.6667">
            <text:p>10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2-07T11:00:00">
            <text:p>Tue Feb  7 11:00:00 2023</text:p>
          </table:table-cell>
          <table:table-cell office:value-type="float" office:value="11.3333">
            <text:p>11.3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2-07T13:00:00">
            <text:p>Tue Feb  7 13:00:00 2023</text:p>
          </table:table-cell>
          <table:table-cell office:value-type="float" office:value="10.6667">
            <text:p>10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2-21T12:00:00">
            <text:p>Tue Feb 21 12:00:00 2023</text:p>
          </table:table-cell>
          <table:table-cell office:value-type="float" office:value="98.3333">
            <text:p>98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3-02-21T15:00:00">
            <text:p>Tue Feb 21 15:00:00 2023</text:p>
          </table:table-cell>
          <table:table-cell office:value-type="float" office:value="61.0">
            <text:p>61.0</text:p>
          </table:table-cell>
          <table:table-cell office:value-type="float" office:value="88.3333">
            <text:p>88.3333</text:p>
          </table:table-cell>
        </table:table-row>
        <table:table-row>
          <table:table-cell table:style-name="pd1" office:value-type="date" office:date-value="2023-02-22T11:00:00">
            <text:p>Wed Feb 22 11:00:00 2023</text:p>
          </table:table-cell>
          <table:table-cell office:value-type="float" office:value="114.8">
            <text:p>114.8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3-02-22T12:00:00">
            <text:p>Wed Feb 22 12:00:00 2023</text:p>
          </table:table-cell>
          <table:table-cell office:value-type="float" office:value="108.5">
            <text:p>108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2-22T13:00:00">
            <text:p>Wed Feb 22 13:00:00 2023</text:p>
          </table:table-cell>
          <table:table-cell office:value-type="float" office:value="104.8333">
            <text:p>104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02-22T14:00:00">
            <text:p>Wed Feb 22 14:00:00 2023</text:p>
          </table:table-cell>
          <table:table-cell office:value-type="float" office:value="99.3333">
            <text:p>99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02-22T21:00:00">
            <text:p>Wed Feb 22 21:00:00 2023</text:p>
          </table:table-cell>
          <table:table-cell office:value-type="float" office:value="122.8333">
            <text:p>122.8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02-23T08:00:00">
            <text:p>Thu Feb 23 08:00:00 2023</text:p>
          </table:table-cell>
          <table:table-cell office:value-type="float" office:value="96.1667">
            <text:p>96.1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02-23T09:00:00">
            <text:p>Thu Feb 23 09:00:00 2023</text:p>
          </table:table-cell>
          <table:table-cell office:value-type="float" office:value="101.8333">
            <text:p>101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02-23T11:00:00">
            <text:p>Thu Feb 23 11:00:00 2023</text:p>
          </table:table-cell>
          <table:table-cell office:value-type="float" office:value="106.8333">
            <text:p>106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02-23T12:00:00">
            <text:p>Thu Feb 23 12:00:00 2023</text:p>
          </table:table-cell>
          <table:table-cell office:value-type="float" office:value="105.5">
            <text:p>105.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2-23T13:00:00">
            <text:p>Thu Feb 23 13:00:00 2023</text:p>
          </table:table-cell>
          <table:table-cell office:value-type="float" office:value="100.5">
            <text:p>100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02-24T13:00:00">
            <text:p>Fri Feb 24 13:00:00 2023</text:p>
          </table:table-cell>
          <table:table-cell office:value-type="float" office:value="30.1667">
            <text:p>30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02-24T14:00:00">
            <text:p>Fri Feb 24 14:00:00 2023</text:p>
          </table:table-cell>
          <table:table-cell office:value-type="float" office:value="22.1667">
            <text:p>22.1667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02-26T11:00:00">
            <text:p>Sun Feb 26 11:00:00 2023</text:p>
          </table:table-cell>
          <table:table-cell office:value-type="float" office:value="3.8333">
            <text:p>3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3-01T08:00:00">
            <text:p>Wed Mar  1 08:00:00 2023</text:p>
          </table:table-cell>
          <table:table-cell office:value-type="float" office:value="15.3333">
            <text:p>15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03-01T09:00:00">
            <text:p>Wed Mar  1 09:00:00 2023</text:p>
          </table:table-cell>
          <table:table-cell office:value-type="float" office:value="18.0">
            <text:p>18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03-01T10:00:00">
            <text:p>Wed Mar  1 10:00:00 2023</text:p>
          </table:table-cell>
          <table:table-cell office:value-type="float" office:value="21.8333">
            <text:p>21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3-01T11:00:00">
            <text:p>Wed Mar  1 11:00:00 2023</text:p>
          </table:table-cell>
          <table:table-cell office:value-type="float" office:value="24.8333">
            <text:p>24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3-03-03T08:00:00">
            <text:p>Fri Mar  3 08:00:00 2023</text:p>
          </table:table-cell>
          <table:table-cell office:value-type="float" office:value="18.3333">
            <text:p>18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03-03T09:00:00">
            <text:p>Fri Mar  3 09:00:00 2023</text:p>
          </table:table-cell>
          <table:table-cell office:value-type="float" office:value="26.6667">
            <text:p>26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3-03-03T13:00:00">
            <text:p>Fri Mar  3 13:00:00 2023</text:p>
          </table:table-cell>
          <table:table-cell office:value-type="float" office:value="25.3333">
            <text:p>25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03-04T10:00:00">
            <text:p>Sat Mar  4 10:00:00 2023</text:p>
          </table:table-cell>
          <table:table-cell office:value-type="float" office:value="18.6667">
            <text:p>18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23-03-04T11:00:00">
            <text:p>Sat Mar  4 11:00:00 2023</text:p>
          </table:table-cell>
          <table:table-cell office:value-type="float" office:value="17.5">
            <text:p>17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3-05T11:00:00">
            <text:p>Sun Mar  5 11:00:00 2023</text:p>
          </table:table-cell>
          <table:table-cell office:value-type="float" office:value="26.0">
            <text:p>26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3-05T12:00:00">
            <text:p>Sun Mar  5 12:00:00 2023</text:p>
          </table:table-cell>
          <table:table-cell office:value-type="float" office:value="32.6667">
            <text:p>32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03-05T13:00:00">
            <text:p>Sun Mar  5 13:00:00 2023</text:p>
          </table:table-cell>
          <table:table-cell office:value-type="float" office:value="35.0">
            <text:p>35.0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03-05T14:00:00">
            <text:p>Sun Mar  5 14:00:00 2023</text:p>
          </table:table-cell>
          <table:table-cell office:value-type="float" office:value="32.0">
            <text:p>32.0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23-03-05T19:00:00">
            <text:p>Sun Mar  5 19:00:00 2023</text:p>
          </table:table-cell>
          <table:table-cell office:value-type="float" office:value="24.1667">
            <text:p>24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3-03-07T09:00:00">
            <text:p>Tue Mar  7 09:00:00 2023</text:p>
          </table:table-cell>
          <table:table-cell office:value-type="float" office:value="10.3333">
            <text:p>10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08T07:00:00">
            <text:p>Wed Mar  8 07:00:00 2023</text:p>
          </table:table-cell>
          <table:table-cell office:value-type="float" office:value="16.1667">
            <text:p>16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03-08T09:00:00">
            <text:p>Wed Mar  8 09:00:00 2023</text:p>
          </table:table-cell>
          <table:table-cell office:value-type="float" office:value="15.6667">
            <text:p>15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3-08T10:00:00">
            <text:p>Wed Mar  8 10:00:00 2023</text:p>
          </table:table-cell>
          <table:table-cell office:value-type="float" office:value="15.5">
            <text:p>15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03-08T11:00:00">
            <text:p>Wed Mar  8 11:00:00 2023</text:p>
          </table:table-cell>
          <table:table-cell office:value-type="float" office:value="11.0">
            <text:p>11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03-08T12:00:00">
            <text:p>Wed Mar  8 12:00:00 2023</text:p>
          </table:table-cell>
          <table:table-cell office:value-type="float" office:value="7.5">
            <text:p>7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03-08T13:00:00">
            <text:p>Wed Mar  8 13:00:00 2023</text:p>
          </table:table-cell>
          <table:table-cell office:value-type="float" office:value="4.8333">
            <text:p>4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03-08T14:00:00">
            <text:p>Wed Mar  8 14:00:00 2023</text:p>
          </table:table-cell>
          <table:table-cell office:value-type="float" office:value="7.1667">
            <text:p>7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03-08T15:00:00">
            <text:p>Wed Mar  8 15:00:00 2023</text:p>
          </table:table-cell>
          <table:table-cell office:value-type="float" office:value="5.8333">
            <text:p>5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03-08T16:00:00">
            <text:p>Wed Mar  8 16:00:00 2023</text:p>
          </table:table-cell>
          <table:table-cell office:value-type="float" office:value="4.3333">
            <text:p>4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08T17:00:00">
            <text:p>Wed Mar  8 17:00:00 2023</text:p>
          </table:table-cell>
          <table:table-cell office:value-type="float" office:value="4.6667">
            <text:p>4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3-08T18:00:00">
            <text:p>Wed Mar  8 18:00:00 2023</text:p>
          </table:table-cell>
          <table:table-cell office:value-type="float" office:value="6.3333">
            <text:p>6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03-08T19:00:00">
            <text:p>Wed Mar  8 19:00:00 2023</text:p>
          </table:table-cell>
          <table:table-cell office:value-type="float" office:value="7.3333">
            <text:p>7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03-08T20:00:00">
            <text:p>Wed Mar  8 20:00:00 2023</text:p>
          </table:table-cell>
          <table:table-cell office:value-type="float" office:value="15.3333">
            <text:p>1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03-08T21:00:00">
            <text:p>Wed Mar  8 21:00:00 2023</text:p>
          </table:table-cell>
          <table:table-cell office:value-type="float" office:value="14.6667">
            <text:p>14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8T22:00:00">
            <text:p>Wed Mar  8 22:00:00 2023</text:p>
          </table:table-cell>
          <table:table-cell office:value-type="float" office:value="9.3333">
            <text:p>9.3333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03-08T23:00:00">
            <text:p>Wed Mar  8 23:00:00 2023</text:p>
          </table:table-cell>
          <table:table-cell office:value-type="float" office:value="9.0">
            <text:p>9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3-09T00:00:00">
            <text:p>Thu Mar  9 00:00:00 2023</text:p>
          </table:table-cell>
          <table:table-cell office:value-type="float" office:value="9.0">
            <text:p>9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03-09T01:00:00">
            <text:p>Thu Mar  9 01:00:00 2023</text:p>
          </table:table-cell>
          <table:table-cell office:value-type="float" office:value="11.1667">
            <text:p>11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3-09T02:00:00">
            <text:p>Thu Mar  9 02:00:00 2023</text:p>
          </table:table-cell>
          <table:table-cell office:value-type="float" office:value="13.5">
            <text:p>13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3-03-09T03:00:00">
            <text:p>Thu Mar  9 03:00:00 2023</text:p>
          </table:table-cell>
          <table:table-cell office:value-type="float" office:value="14.0">
            <text:p>14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09T04:00:00">
            <text:p>Thu Mar  9 04:00:00 2023</text:p>
          </table:table-cell>
          <table:table-cell office:value-type="float" office:value="13.5">
            <text:p>13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03-09T05:00:00">
            <text:p>Thu Mar  9 05:00:00 2023</text:p>
          </table:table-cell>
          <table:table-cell office:value-type="float" office:value="13.5">
            <text:p>13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03-09T06:00:00">
            <text:p>Thu Mar  9 06:00:00 2023</text:p>
          </table:table-cell>
          <table:table-cell office:value-type="float" office:value="10.3333">
            <text:p>10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3-09T07:00:00">
            <text:p>Thu Mar  9 07:00:00 2023</text:p>
          </table:table-cell>
          <table:table-cell office:value-type="float" office:value="7.6667">
            <text:p>7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09T08:00:00">
            <text:p>Thu Mar  9 08:00:00 2023</text:p>
          </table:table-cell>
          <table:table-cell office:value-type="float" office:value="9.1667">
            <text:p>9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03-09T09:00:00">
            <text:p>Thu Mar  9 09:00:00 2023</text:p>
          </table:table-cell>
          <table:table-cell office:value-type="float" office:value="15.5">
            <text:p>15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3-09T10:00:00">
            <text:p>Thu Mar  9 10:00:00 2023</text:p>
          </table:table-cell>
          <table:table-cell office:value-type="float" office:value="19.0">
            <text:p>19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3-09T11:00:00">
            <text:p>Thu Mar  9 11:00:00 2023</text:p>
          </table:table-cell>
          <table:table-cell office:value-type="float" office:value="13.8333">
            <text:p>13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10.3333">
            <text:p>10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6.1667">
            <text:p>6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10.5">
            <text:p>10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19.8333">
            <text:p>19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13.0">
            <text:p>13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6.3333">
            <text:p>6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4.6667">
            <text:p>4.6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03-11T05:00:00">
            <text:p>Sat Mar 11 05:00:00 2023</text:p>
          </table:table-cell>
          <table:table-cell office:value-type="float" office:value="19.3333">
            <text:p>19.3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03-11T06:00:00">
            <text:p>Sat Mar 11 06:00:00 2023</text:p>
          </table:table-cell>
          <table:table-cell office:value-type="float" office:value="18.3333">
            <text:p>18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11T07:00:00">
            <text:p>Sat Mar 11 07:00:00 2023</text:p>
          </table:table-cell>
          <table:table-cell office:value-type="float" office:value="19.5">
            <text:p>19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03-11T08:00:00">
            <text:p>Sat Mar 11 08:00:00 2023</text:p>
          </table:table-cell>
          <table:table-cell office:value-type="float" office:value="19.1667">
            <text:p>19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11T09:00:00">
            <text:p>Sat Mar 11 09:00:00 2023</text:p>
          </table:table-cell>
          <table:table-cell office:value-type="float" office:value="21.5">
            <text:p>21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11T10:00:00">
            <text:p>Sat Mar 11 10:00:00 2023</text:p>
          </table:table-cell>
          <table:table-cell office:value-type="float" office:value="21.8333">
            <text:p>21.8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03-11T11:00:00">
            <text:p>Sat Mar 11 11:00:00 2023</text:p>
          </table:table-cell>
          <table:table-cell office:value-type="float" office:value="24.6667">
            <text:p>24.6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3-11T12:00:00">
            <text:p>Sat Mar 11 12:00:00 2023</text:p>
          </table:table-cell>
          <table:table-cell office:value-type="float" office:value="24.8333">
            <text:p>24.8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3-03-11T13:00:00">
            <text:p>Sat Mar 11 13:00:00 2023</text:p>
          </table:table-cell>
          <table:table-cell office:value-type="float" office:value="22.8333">
            <text:p>22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3-12T03:00:00">
            <text:p>Sun Mar 12 03:00:00 2023</text:p>
          </table:table-cell>
          <table:table-cell office:value-type="float" office:value="19.8333">
            <text:p>19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03-12T04:00:00">
            <text:p>Sun Mar 12 04:00:00 2023</text:p>
          </table:table-cell>
          <table:table-cell office:value-type="float" office:value="18.1667">
            <text:p>18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03-12T05:00:00">
            <text:p>Sun Mar 12 05:00:00 2023</text:p>
          </table:table-cell>
          <table:table-cell office:value-type="float" office:value="17.1667">
            <text:p>17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03-12T06:00:00">
            <text:p>Sun Mar 12 06:00:00 2023</text:p>
          </table:table-cell>
          <table:table-cell office:value-type="float" office:value="15.0">
            <text:p>15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03-12T07:00:00">
            <text:p>Sun Mar 12 07:00:00 2023</text:p>
          </table:table-cell>
          <table:table-cell office:value-type="float" office:value="12.8333">
            <text:p>12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03-12T08:00:00">
            <text:p>Sun Mar 12 08:00:00 2023</text:p>
          </table:table-cell>
          <table:table-cell office:value-type="float" office:value="10.6667">
            <text:p>10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3-12T09:00:00">
            <text:p>Sun Mar 12 09:00:00 2023</text:p>
          </table:table-cell>
          <table:table-cell office:value-type="float" office:value="9.0">
            <text:p>9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03-12T10:00:00">
            <text:p>Sun Mar 12 10:00:00 2023</text:p>
          </table:table-cell>
          <table:table-cell office:value-type="float" office:value="10.3333">
            <text:p>10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3-12T11:00:00">
            <text:p>Sun Mar 12 11:00:00 2023</text:p>
          </table:table-cell>
          <table:table-cell office:value-type="float" office:value="13.3333">
            <text:p>13.3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3-03-12T12:00:00">
            <text:p>Sun Mar 12 12:00:00 2023</text:p>
          </table:table-cell>
          <table:table-cell office:value-type="float" office:value="15.1667">
            <text:p>15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3-03-12T13:00:00">
            <text:p>Sun Mar 12 13:00:00 2023</text:p>
          </table:table-cell>
          <table:table-cell office:value-type="float" office:value="18.0">
            <text:p>18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03-12T14:00:00">
            <text:p>Sun Mar 12 14:00:00 2023</text:p>
          </table:table-cell>
          <table:table-cell office:value-type="float" office:value="19.0">
            <text:p>19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03-12T15:00:00">
            <text:p>Sun Mar 12 15:00:00 2023</text:p>
          </table:table-cell>
          <table:table-cell office:value-type="float" office:value="16.8333">
            <text:p>16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3-12T16:00:00">
            <text:p>Sun Mar 12 16:00:00 2023</text:p>
          </table:table-cell>
          <table:table-cell office:value-type="float" office:value="12.5">
            <text:p>12.5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3-13T06:00:00">
            <text:p>Mon Mar 13 06:00:00 2023</text:p>
          </table:table-cell>
          <table:table-cell office:value-type="float" office:value="22.5">
            <text:p>22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03-13T07:00:00">
            <text:p>Mon Mar 13 07:00:00 2023</text:p>
          </table:table-cell>
          <table:table-cell office:value-type="float" office:value="20.1667">
            <text:p>20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3-03-13T08:00:00">
            <text:p>Mon Mar 13 08:00:00 2023</text:p>
          </table:table-cell>
          <table:table-cell office:value-type="float" office:value="18.8333">
            <text:p>18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03-13T09:00:00">
            <text:p>Mon Mar 13 09:00:00 2023</text:p>
          </table:table-cell>
          <table:table-cell office:value-type="float" office:value="22.3333">
            <text:p>22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03-15T09:00:00">
            <text:p>Wed Mar 15 09:00:00 2023</text:p>
          </table:table-cell>
          <table:table-cell office:value-type="float" office:value="21.1667">
            <text:p>21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03-15T10:00:00">
            <text:p>Wed Mar 15 10:00:00 2023</text:p>
          </table:table-cell>
          <table:table-cell office:value-type="float" office:value="25.8333">
            <text:p>25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3-03-15T13:00:00">
            <text:p>Wed Mar 15 13:00:00 2023</text:p>
          </table:table-cell>
          <table:table-cell office:value-type="float" office:value="30.1667">
            <text:p>30.1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3-21T09:00:00">
            <text:p>Tue Mar 21 09:00:00 2023</text:p>
          </table:table-cell>
          <table:table-cell office:value-type="float" office:value="16.8333">
            <text:p>16.8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03-21T11:00:00">
            <text:p>Tue Mar 21 11:00:00 2023</text:p>
          </table:table-cell>
          <table:table-cell office:value-type="float" office:value="21.1667">
            <text:p>21.1667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03-25T12:00:00">
            <text:p>Sat Mar 25 12:00:00 2023</text:p>
          </table:table-cell>
          <table:table-cell office:value-type="float" office:value="21.0">
            <text:p>21.0</text:p>
          </table:table-cell>
          <table:table-cell office:value-type="float" office:value="77.3333">
            <text:p>77.3333</text:p>
          </table:table-cell>
        </table:table-row>
        <table:table-row>
          <table:table-cell table:style-name="pd1" office:value-type="date" office:date-value="2023-03-25T13:00:00">
            <text:p>Sat Mar 25 13:00:00 2023</text:p>
          </table:table-cell>
          <table:table-cell office:value-type="float" office:value="21.5">
            <text:p>21.5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23-03-25T14:00:00">
            <text:p>Sat Mar 25 14:00:00 2023</text:p>
          </table:table-cell>
          <table:table-cell office:value-type="float" office:value="36.3333">
            <text:p>36.3333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3-03-25T15:00:00">
            <text:p>Sat Mar 25 15:00:00 2023</text:p>
          </table:table-cell>
          <table:table-cell office:value-type="float" office:value="37.0">
            <text:p>37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3-26T12:00:00">
            <text:p>Sun Mar 26 12:00:00 2023</text:p>
          </table:table-cell>
          <table:table-cell office:value-type="float" office:value="15.6667">
            <text:p>15.6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3-03-26T13:00:00">
            <text:p>Sun Mar 26 13:00:00 2023</text:p>
          </table:table-cell>
          <table:table-cell office:value-type="float" office:value="14.8333">
            <text:p>14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3-26T14:00:00">
            <text:p>Sun Mar 26 14:00:00 2023</text:p>
          </table:table-cell>
          <table:table-cell office:value-type="float" office:value="12.3333">
            <text:p>12.3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3-03-27T14:00:00">
            <text:p>Mon Mar 27 14:00:00 2023</text:p>
          </table:table-cell>
          <table:table-cell office:value-type="float" office:value="62.0">
            <text:p>62.0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3-03-27T15:00:00">
            <text:p>Mon Mar 27 15:00:00 2023</text:p>
          </table:table-cell>
          <table:table-cell office:value-type="float" office:value="72.6667">
            <text:p>72.6667</text:p>
          </table:table-cell>
          <table:table-cell office:value-type="float" office:value="96.8333">
            <text:p>96.8333</text:p>
          </table:table-cell>
        </table:table-row>
        <table:table-row>
          <table:table-cell table:style-name="pd1" office:value-type="date" office:date-value="2023-03-28T09:00:00">
            <text:p>Tue Mar 28 09:00:00 2023</text:p>
          </table:table-cell>
          <table:table-cell office:value-type="float" office:value="22.3333">
            <text:p>22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3-28T15:00:00">
            <text:p>Tue Mar 28 15:00:00 2023</text:p>
          </table:table-cell>
          <table:table-cell office:value-type="float" office:value="27.8333">
            <text:p>27.8333</text:p>
          </table:table-cell>
          <table:table-cell office:value-type="float" office:value="104.0">
            <text:p>104.0</text:p>
          </table:table-cell>
        </table:table-row>
        <table:table-row>
          <table:table-cell table:style-name="pd1" office:value-type="date" office:date-value="2023-04-26T13:00:00">
            <text:p>Wed Apr 26 13:00:00 2023</text:p>
          </table:table-cell>
          <table:table-cell office:value-type="float" office:value="28.5">
            <text:p>28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04-28T09:00:00">
            <text:p>Fri Apr 28 09:00:00 2023</text:p>
          </table:table-cell>
          <table:table-cell office:value-type="float" office:value="33.1667">
            <text:p>33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04-28T10:00:00">
            <text:p>Fri Apr 28 10:00:00 2023</text:p>
          </table:table-cell>
          <table:table-cell office:value-type="float" office:value="47.3333">
            <text:p>47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04-28T11:00:00">
            <text:p>Fri Apr 28 11:00:00 2023</text:p>
          </table:table-cell>
          <table:table-cell office:value-type="float" office:value="50.1667">
            <text:p>50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04-28T12:00:00">
            <text:p>Fri Apr 28 12:00:00 2023</text:p>
          </table:table-cell>
          <table:table-cell office:value-type="float" office:value="47.8333">
            <text:p>47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3-04-28T13:00:00">
            <text:p>Fri Apr 28 13:00:00 2023</text:p>
          </table:table-cell>
          <table:table-cell office:value-type="float" office:value="47.1667">
            <text:p>47.1667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23-04-28T14:00:00">
            <text:p>Fri Apr 28 14:00:00 2023</text:p>
          </table:table-cell>
          <table:table-cell office:value-type="float" office:value="50.6667">
            <text:p>50.6667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04-30T11:00:00">
            <text:p>Sun Apr 30 11:00:00 2023</text:p>
          </table:table-cell>
          <table:table-cell office:value-type="float" office:value="15.5">
            <text:p>15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3-04-30T12:00:00">
            <text:p>Sun Apr 30 12:00:00 2023</text:p>
          </table:table-cell>
          <table:table-cell office:value-type="float" office:value="13.5">
            <text:p>13.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13:00:00">
            <text:p>Sun Apr 30 13:00:00 2023</text:p>
          </table:table-cell>
          <table:table-cell office:value-type="float" office:value="10.6667">
            <text:p>10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3-04-30T14:00:00">
            <text:p>Sun Apr 30 14:00:00 2023</text:p>
          </table:table-cell>
          <table:table-cell office:value-type="float" office:value="12.0">
            <text:p>12.0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30T15:00:00">
            <text:p>Sun Apr 30 15:00:00 2023</text:p>
          </table:table-cell>
          <table:table-cell office:value-type="float" office:value="12.6667">
            <text:p>12.6667</text:p>
          </table:table-cell>
          <table:table-cell office:value-type="float" office:value="83.5">
            <text:p>83.5</text:p>
          </table:table-cell>
        </table:table-row>
        <table:table-row>
          <table:table-cell table:style-name="pd1" office:value-type="date" office:date-value="2023-04-30T16:00:00">
            <text:p>Sun Apr 30 16:00:00 2023</text:p>
          </table:table-cell>
          <table:table-cell office:value-type="float" office:value="10.1667">
            <text:p>10.1667</text:p>
          </table:table-cell>
          <table:table-cell office:value-type="float" office:value="86.1667">
            <text:p>86.1667</text:p>
          </table:table-cell>
        </table:table-row>
        <table:table-row>
          <table:table-cell table:style-name="pd1" office:value-type="date" office:date-value="2023-05-02T09:00:00">
            <text:p>Tue May  2 09:00:00 2023</text:p>
          </table:table-cell>
          <table:table-cell office:value-type="float" office:value="18.6667">
            <text:p>18.6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05-02T11:00:00">
            <text:p>Tue May  2 11:00:00 2023</text:p>
          </table:table-cell>
          <table:table-cell office:value-type="float" office:value="24.6667">
            <text:p>24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3-05-02T12:00:00">
            <text:p>Tue May  2 12:00:00 2023</text:p>
          </table:table-cell>
          <table:table-cell office:value-type="float" office:value="21.6667">
            <text:p>21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06-03T11:00:00">
            <text:p>Sat Jun  3 11:00:00 2023</text:p>
          </table:table-cell>
          <table:table-cell office:value-type="float" office:value="13.1667">
            <text:p>13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3-06-08T10:00:00">
            <text:p>Thu Jun  8 10:00:00 2023</text:p>
          </table:table-cell>
          <table:table-cell office:value-type="float" office:value="23.6667">
            <text:p>23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6-08T11:00:00">
            <text:p>Thu Jun  8 11:00:00 2023</text:p>
          </table:table-cell>
          <table:table-cell office:value-type="float" office:value="27.0">
            <text:p>27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6-08T12:00:00">
            <text:p>Thu Jun  8 12:00:00 2023</text:p>
          </table:table-cell>
          <table:table-cell office:value-type="float" office:value="23.0">
            <text:p>23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3-06-08T13:00:00">
            <text:p>Thu Jun  8 13:00:00 2023</text:p>
          </table:table-cell>
          <table:table-cell office:value-type="float" office:value="22.5">
            <text:p>22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6-08T14:00:00">
            <text:p>Thu Jun  8 14:00:00 2023</text:p>
          </table:table-cell>
          <table:table-cell office:value-type="float" office:value="19.3333">
            <text:p>19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3-06-08T15:00:00">
            <text:p>Thu Jun  8 15:00:00 2023</text:p>
          </table:table-cell>
          <table:table-cell office:value-type="float" office:value="21.3333">
            <text:p>21.3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06-08T16:00:00">
            <text:p>Thu Jun  8 16:00:00 2023</text:p>
          </table:table-cell>
          <table:table-cell office:value-type="float" office:value="21.1667">
            <text:p>21.1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06-08T17:00:00">
            <text:p>Thu Jun  8 17:00:00 2023</text:p>
          </table:table-cell>
          <table:table-cell office:value-type="float" office:value="22.0">
            <text:p>22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08-09T13:00:00">
            <text:p>Wed Aug  9 13:00:00 2023</text:p>
          </table:table-cell>
          <table:table-cell office:value-type="float" office:value="46.5">
            <text:p>46.5</text:p>
          </table:table-cell>
          <table:table-cell office:value-type="float" office:value="96.5">
            <text:p>96.5</text:p>
          </table:table-cell>
        </table:table-row>
        <table:table-row>
          <table:table-cell table:style-name="pd1" office:value-type="date" office:date-value="2023-08-10T13:00:00">
            <text:p>Thu Aug 10 13:00:00 2023</text:p>
          </table:table-cell>
          <table:table-cell office:value-type="float" office:value="82.1667">
            <text:p>82.1667</text:p>
          </table:table-cell>
          <table:table-cell office:value-type="float" office:value="103.8333">
            <text:p>103.8333</text:p>
          </table:table-cell>
        </table:table-row>
        <table:table-row>
          <table:table-cell table:style-name="pd1" office:value-type="date" office:date-value="2023-08-14T12:00:00">
            <text:p>Mon Aug 14 12:00:00 2023</text:p>
          </table:table-cell>
          <table:table-cell office:value-type="float" office:value="23.1667">
            <text:p>23.1667</text:p>
          </table:table-cell>
          <table:table-cell office:value-type="float" office:value="88.0">
            <text:p>88.0</text:p>
          </table:table-cell>
        </table:table-row>
        <table:table-row>
          <table:table-cell table:style-name="pd1" office:value-type="date" office:date-value="2023-08-14T13:00:00">
            <text:p>Mon Aug 14 13:00:00 2023</text:p>
          </table:table-cell>
          <table:table-cell office:value-type="float" office:value="21.8333">
            <text:p>21.8333</text:p>
          </table:table-cell>
          <table:table-cell office:value-type="float" office:value="98.8333">
            <text:p>98.8333</text:p>
          </table:table-cell>
        </table:table-row>
        <table:table-row>
          <table:table-cell table:style-name="pd1" office:value-type="date" office:date-value="2023-08-14T14:00:00">
            <text:p>Mon Aug 14 14:00:00 2023</text:p>
          </table:table-cell>
          <table:table-cell office:value-type="float" office:value="23.6667">
            <text:p>23.6667</text:p>
          </table:table-cell>
          <table:table-cell office:value-type="float" office:value="104.6667">
            <text:p>104.6667</text:p>
          </table:table-cell>
        </table:table-row>
        <table:table-row>
          <table:table-cell table:style-name="pd1" office:value-type="date" office:date-value="2023-08-20T11:00:00">
            <text:p>Sun Aug 20 11:00:00 2023</text:p>
          </table:table-cell>
          <table:table-cell office:value-type="float" office:value="22.3333">
            <text:p>22.3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08-20T12:00:00">
            <text:p>Sun Aug 20 12:00:00 2023</text:p>
          </table:table-cell>
          <table:table-cell office:value-type="float" office:value="19.8333">
            <text:p>19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08-20T14:00:00">
            <text:p>Sun Aug 20 14:00:00 2023</text:p>
          </table:table-cell>
          <table:table-cell office:value-type="float" office:value="19.0">
            <text:p>19.0</text:p>
          </table:table-cell>
          <table:table-cell office:value-type="float" office:value="97.8333">
            <text:p>97.8333</text:p>
          </table:table-cell>
        </table:table-row>
        <table:table-row>
          <table:table-cell table:style-name="pd1" office:value-type="date" office:date-value="2023-09-04T09:00:00">
            <text:p>Mon Sep  4 09:00:00 2023</text:p>
          </table:table-cell>
          <table:table-cell office:value-type="float" office:value="21.3333">
            <text:p>21.3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09-22T09:00:00">
            <text:p>Fri Sep 22 09:00:00 2023</text:p>
          </table:table-cell>
          <table:table-cell office:value-type="float" office:value="9.1667">
            <text:p>9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09-22T10:00:00">
            <text:p>Fri Sep 22 10:00:00 2023</text:p>
          </table:table-cell>
          <table:table-cell office:value-type="float" office:value="19.5">
            <text:p>19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09-23T14:00:00">
            <text:p>Sat Sep 23 14:00:00 2023</text:p>
          </table:table-cell>
          <table:table-cell office:value-type="float" office:value="9.6667">
            <text:p>9.6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23-09-25T09:00:00">
            <text:p>Mon Sep 25 09:00:00 2023</text:p>
          </table:table-cell>
          <table:table-cell office:value-type="float" office:value="14.0">
            <text:p>14.0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09-25T10:00:00">
            <text:p>Mon Sep 25 10:00:00 2023</text:p>
          </table:table-cell>
          <table:table-cell office:value-type="float" office:value="18.0">
            <text:p>18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9-25T11:00:00">
            <text:p>Mon Sep 25 11:00:00 2023</text:p>
          </table:table-cell>
          <table:table-cell office:value-type="float" office:value="20.3333">
            <text:p>20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25T12:00:00">
            <text:p>Mon Sep 25 12:00:00 2023</text:p>
          </table:table-cell>
          <table:table-cell office:value-type="float" office:value="21.0">
            <text:p>21.0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09-25T13:00:00">
            <text:p>Mon Sep 25 13:00:00 2023</text:p>
          </table:table-cell>
          <table:table-cell office:value-type="float" office:value="20.0">
            <text:p>20.0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09-25T15:00:00">
            <text:p>Mon Sep 25 15:00:00 2023</text:p>
          </table:table-cell>
          <table:table-cell office:value-type="float" office:value="16.5">
            <text:p>16.5</text:p>
          </table:table-cell>
          <table:table-cell office:value-type="float" office:value="101.8333">
            <text:p>101.8333</text:p>
          </table:table-cell>
        </table:table-row>
        <table:table-row>
          <table:table-cell table:style-name="pd1" office:value-type="date" office:date-value="2023-09-26T15:00:00">
            <text:p>Tue Sep 26 15:00:00 2023</text:p>
          </table:table-cell>
          <table:table-cell office:value-type="float" office:value="15.1667">
            <text:p>15.1667</text:p>
          </table:table-cell>
          <table:table-cell office:value-type="float" office:value="100.1667">
            <text:p>100.1667</text:p>
          </table:table-cell>
        </table:table-row>
        <table:table-row>
          <table:table-cell table:style-name="pd1" office:value-type="date" office:date-value="2023-09-28T09:00:00">
            <text:p>Thu Sep 28 09:00:00 2023</text:p>
          </table:table-cell>
          <table:table-cell office:value-type="float" office:value="17.3333">
            <text:p>17.3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23-09-29T13:00:00">
            <text:p>Fri Sep 29 13:00:00 2023</text:p>
          </table:table-cell>
          <table:table-cell office:value-type="float" office:value="28.3333">
            <text:p>28.3333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3-10-11T10:00:00">
            <text:p>Wed Oct 11 10:00:00 2023</text:p>
          </table:table-cell>
          <table:table-cell office:value-type="float" office:value="26.5">
            <text:p>26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0-11T11:00:00">
            <text:p>Wed Oct 11 11:00:00 2023</text:p>
          </table:table-cell>
          <table:table-cell office:value-type="float" office:value="36.3333">
            <text:p>36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0-12T09:00:00">
            <text:p>Thu Oct 12 09:00:00 2023</text:p>
          </table:table-cell>
          <table:table-cell office:value-type="float" office:value="18.3333">
            <text:p>18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10-12T12:00:00">
            <text:p>Thu Oct 12 12:00:00 2023</text:p>
          </table:table-cell>
          <table:table-cell office:value-type="float" office:value="25.6667">
            <text:p>25.6667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10-14T22:00:00">
            <text:p>Sat Oct 14 22:00:00 2023</text:p>
          </table:table-cell>
          <table:table-cell office:value-type="float" office:value="27.6667">
            <text:p>27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3-10-14T23:00:00">
            <text:p>Sat Oct 14 23:00:00 2023</text:p>
          </table:table-cell>
          <table:table-cell office:value-type="float" office:value="34.1667">
            <text:p>34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0-15T00:00:00">
            <text:p>Sun Oct 15 00:00:00 2023</text:p>
          </table:table-cell>
          <table:table-cell office:value-type="float" office:value="44.8333">
            <text:p>44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0-15T02:00:00">
            <text:p>Sun Oct 15 02:00:00 2023</text:p>
          </table:table-cell>
          <table:table-cell office:value-type="float" office:value="39.0">
            <text:p>39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0-15T05:00:00">
            <text:p>Sun Oct 15 05:00:00 2023</text:p>
          </table:table-cell>
          <table:table-cell office:value-type="float" office:value="29.0">
            <text:p>29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0-15T06:00:00">
            <text:p>Sun Oct 15 06:00:00 2023</text:p>
          </table:table-cell>
          <table:table-cell office:value-type="float" office:value="29.6667">
            <text:p>29.6667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3-10-15T07:00:00">
            <text:p>Sun Oct 15 07:00:00 2023</text:p>
          </table:table-cell>
          <table:table-cell office:value-type="float" office:value="28.6667">
            <text:p>28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0-15T08:00:00">
            <text:p>Sun Oct 15 08:00:00 2023</text:p>
          </table:table-cell>
          <table:table-cell office:value-type="float" office:value="26.6667">
            <text:p>26.6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15T09:00:00">
            <text:p>Sun Oct 15 09:00:00 2023</text:p>
          </table:table-cell>
          <table:table-cell office:value-type="float" office:value="25.3333">
            <text:p>25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0-15T10:00:00">
            <text:p>Sun Oct 15 10:00:00 2023</text:p>
          </table:table-cell>
          <table:table-cell office:value-type="float" office:value="24.8333">
            <text:p>24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0-15T11:00:00">
            <text:p>Sun Oct 15 11:00:00 2023</text:p>
          </table:table-cell>
          <table:table-cell office:value-type="float" office:value="26.8333">
            <text:p>26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0-15T12:00:00">
            <text:p>Sun Oct 15 12:00:00 2023</text:p>
          </table:table-cell>
          <table:table-cell office:value-type="float" office:value="28.0">
            <text:p>28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0-15T13:00:00">
            <text:p>Sun Oct 15 13:00:00 2023</text:p>
          </table:table-cell>
          <table:table-cell office:value-type="float" office:value="25.5">
            <text:p>25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3-10-15T14:00:00">
            <text:p>Sun Oct 15 14:00:00 2023</text:p>
          </table:table-cell>
          <table:table-cell office:value-type="float" office:value="23.6667">
            <text:p>23.6667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3-10-15T15:00:00">
            <text:p>Sun Oct 15 15:00:00 2023</text:p>
          </table:table-cell>
          <table:table-cell office:value-type="float" office:value="22.5">
            <text:p>22.5</text:p>
          </table:table-cell>
          <table:table-cell office:value-type="float" office:value="93.1667">
            <text:p>93.1667</text:p>
          </table:table-cell>
        </table:table-row>
        <table:table-row>
          <table:table-cell table:style-name="pd1" office:value-type="date" office:date-value="2023-10-16T15:00:00">
            <text:p>Mon Oct 16 15:00:00 2023</text:p>
          </table:table-cell>
          <table:table-cell office:value-type="float" office:value="19.5">
            <text:p>19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3-10-16T16:00:00">
            <text:p>Mon Oct 16 16:00:00 2023</text:p>
          </table:table-cell>
          <table:table-cell office:value-type="float" office:value="18.6667">
            <text:p>18.6667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10-16T17:00:00">
            <text:p>Mon Oct 16 17:00:00 2023</text:p>
          </table:table-cell>
          <table:table-cell office:value-type="float" office:value="19.0">
            <text:p>19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16T18:00:00">
            <text:p>Mon Oct 16 18:00:00 2023</text:p>
          </table:table-cell>
          <table:table-cell office:value-type="float" office:value="18.8333">
            <text:p>18.8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3-10-16T21:00:00">
            <text:p>Mon Oct 16 21:00:00 2023</text:p>
          </table:table-cell>
          <table:table-cell office:value-type="float" office:value="22.8333">
            <text:p>22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0-16T22:00:00">
            <text:p>Mon Oct 16 22:00:00 2023</text:p>
          </table:table-cell>
          <table:table-cell office:value-type="float" office:value="28.3333">
            <text:p>28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10-16T23:00:00">
            <text:p>Mon Oct 16 23:00:00 2023</text:p>
          </table:table-cell>
          <table:table-cell office:value-type="float" office:value="23.5">
            <text:p>23.5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0-17T00:00:00">
            <text:p>Tue Oct 17 00:00:00 2023</text:p>
          </table:table-cell>
          <table:table-cell office:value-type="float" office:value="20.3333">
            <text:p>20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0-17T08:00:00">
            <text:p>Tue Oct 17 08:00:00 2023</text:p>
          </table:table-cell>
          <table:table-cell office:value-type="float" office:value="19.8333">
            <text:p>19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0-17T09:00:00">
            <text:p>Tue Oct 17 09:00:00 2023</text:p>
          </table:table-cell>
          <table:table-cell office:value-type="float" office:value="22.0">
            <text:p>22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0-17T10:00:00">
            <text:p>Tue Oct 17 10:00:00 2023</text:p>
          </table:table-cell>
          <table:table-cell office:value-type="float" office:value="27.6667">
            <text:p>27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0-17T11:00:00">
            <text:p>Tue Oct 17 11:00:00 2023</text:p>
          </table:table-cell>
          <table:table-cell office:value-type="float" office:value="32.5">
            <text:p>32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0-17T12:00:00">
            <text:p>Tue Oct 17 12:00:00 2023</text:p>
          </table:table-cell>
          <table:table-cell office:value-type="float" office:value="32.1667">
            <text:p>32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0-17T13:00:00">
            <text:p>Tue Oct 17 13:00:00 2023</text:p>
          </table:table-cell>
          <table:table-cell office:value-type="float" office:value="28.0">
            <text:p>28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0-17T14:00:00">
            <text:p>Tue Oct 17 14:00:00 2023</text:p>
          </table:table-cell>
          <table:table-cell office:value-type="float" office:value="27.8333">
            <text:p>27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0-17T15:00:00">
            <text:p>Tue Oct 17 15:00:00 2023</text:p>
          </table:table-cell>
          <table:table-cell office:value-type="float" office:value="29.0">
            <text:p>29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0-17T16:00:00">
            <text:p>Tue Oct 17 16:00:00 2023</text:p>
          </table:table-cell>
          <table:table-cell office:value-type="float" office:value="30.8333">
            <text:p>30.8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0-17T17:00:00">
            <text:p>Tue Oct 17 17:00:00 2023</text:p>
          </table:table-cell>
          <table:table-cell office:value-type="float" office:value="34.3333">
            <text:p>34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0-17T18:00:00">
            <text:p>Tue Oct 17 18:00:00 2023</text:p>
          </table:table-cell>
          <table:table-cell office:value-type="float" office:value="40.3333">
            <text:p>40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0-17T19:00:00">
            <text:p>Tue Oct 17 19:00:00 2023</text:p>
          </table:table-cell>
          <table:table-cell office:value-type="float" office:value="52.1667">
            <text:p>52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3-10-21T16:00:00">
            <text:p>Sat Oct 21 16:00:00 2023</text:p>
          </table:table-cell>
          <table:table-cell office:value-type="float" office:value="8.5">
            <text:p>8.5</text:p>
          </table:table-cell>
          <table:table-cell office:value-type="float" office:value="89.8333">
            <text:p>89.8333</text:p>
          </table:table-cell>
        </table:table-row>
        <table:table-row>
          <table:table-cell table:style-name="pd1" office:value-type="date" office:date-value="2023-10-21T17:00:00">
            <text:p>Sat Oct 21 17:00:00 2023</text:p>
          </table:table-cell>
          <table:table-cell office:value-type="float" office:value="6.8333">
            <text:p>6.8333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23-10-21T18:00:00">
            <text:p>Sat Oct 21 18:00:00 2023</text:p>
          </table:table-cell>
          <table:table-cell office:value-type="float" office:value="6.6667">
            <text:p>6.6667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23-10-21T21:00:00">
            <text:p>Sat Oct 21 21:00:00 2023</text:p>
          </table:table-cell>
          <table:table-cell office:value-type="float" office:value="8.8333">
            <text:p>8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0-22T13:00:00">
            <text:p>Sun Oct 22 13:00:00 2023</text:p>
          </table:table-cell>
          <table:table-cell office:value-type="float" office:value="10.5">
            <text:p>10.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3-10-22T14:00:00">
            <text:p>Sun Oct 22 14:00:00 2023</text:p>
          </table:table-cell>
          <table:table-cell office:value-type="float" office:value="17.6667">
            <text:p>17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0-22T15:00:00">
            <text:p>Sun Oct 22 15:00:00 2023</text:p>
          </table:table-cell>
          <table:table-cell office:value-type="float" office:value="12.0">
            <text:p>12.0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10.0">
            <text:p>10.0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7.1667">
            <text:p>7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0-28T10:00:00">
            <text:p>Sat Oct 28 10:00:00 2023</text:p>
          </table:table-cell>
          <table:table-cell office:value-type="float" office:value="19.3333">
            <text:p>19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0-28T11:00:00">
            <text:p>Sat Oct 28 11:00:00 2023</text:p>
          </table:table-cell>
          <table:table-cell office:value-type="float" office:value="24.3333">
            <text:p>24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3-10-28T12:00:00">
            <text:p>Sat Oct 28 12:00:00 2023</text:p>
          </table:table-cell>
          <table:table-cell office:value-type="float" office:value="25.8333">
            <text:p>25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10-29T08:00:00">
            <text:p>Sun Oct 29 08:00:00 2023</text:p>
          </table:table-cell>
          <table:table-cell office:value-type="float" office:value="10.1667">
            <text:p>10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0-29T09:00:00">
            <text:p>Sun Oct 29 09:00:00 2023</text:p>
          </table:table-cell>
          <table:table-cell office:value-type="float" office:value="10.3333">
            <text:p>10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0-29T10:00:00">
            <text:p>Sun Oct 29 10:00:00 2023</text:p>
          </table:table-cell>
          <table:table-cell office:value-type="float" office:value="13.5">
            <text:p>13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3-10-29T11:00:00">
            <text:p>Sun Oct 29 11:00:00 2023</text:p>
          </table:table-cell>
          <table:table-cell office:value-type="float" office:value="16.5">
            <text:p>16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0-29T12:00:00">
            <text:p>Sun Oct 29 12:00:00 2023</text:p>
          </table:table-cell>
          <table:table-cell office:value-type="float" office:value="13.5">
            <text:p>13.5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3-10-31T01:00:00">
            <text:p>Tue Oct 31 01:00:00 2023</text:p>
          </table:table-cell>
          <table:table-cell office:value-type="float" office:value="17.8333">
            <text:p>17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0-31T04:00:00">
            <text:p>Tue Oct 31 04:00:00 2023</text:p>
          </table:table-cell>
          <table:table-cell office:value-type="float" office:value="9.0">
            <text:p>9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10-31T05:00:00">
            <text:p>Tue Oct 31 05:00:00 2023</text:p>
          </table:table-cell>
          <table:table-cell office:value-type="float" office:value="5.3333">
            <text:p>5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0-31T06:00:00">
            <text:p>Tue Oct 31 06:00:00 2023</text:p>
          </table:table-cell>
          <table:table-cell office:value-type="float" office:value="4.5">
            <text:p>4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10-31T08:00:00">
            <text:p>Tue Oct 31 08:00:00 2023</text:p>
          </table:table-cell>
          <table:table-cell office:value-type="float" office:value="11.8333">
            <text:p>11.8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0-31T09:00:00">
            <text:p>Tue Oct 31 09:00:00 2023</text:p>
          </table:table-cell>
          <table:table-cell office:value-type="float" office:value="14.0">
            <text:p>14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0-31T10:00:00">
            <text:p>Tue Oct 31 10:00:00 2023</text:p>
          </table:table-cell>
          <table:table-cell office:value-type="float" office:value="15.3333">
            <text:p>15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3-10-31T11:00:00">
            <text:p>Tue Oct 31 11:00:00 2023</text:p>
          </table:table-cell>
          <table:table-cell office:value-type="float" office:value="17.8333">
            <text:p>17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0-31T12:00:00">
            <text:p>Tue Oct 31 12:00:00 2023</text:p>
          </table:table-cell>
          <table:table-cell office:value-type="float" office:value="23.8333">
            <text:p>23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0-31T13:00:00">
            <text:p>Tue Oct 31 13:00:00 2023</text:p>
          </table:table-cell>
          <table:table-cell office:value-type="float" office:value="22.5">
            <text:p>22.5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0-31T14:00:00">
            <text:p>Tue Oct 31 14:00:00 2023</text:p>
          </table:table-cell>
          <table:table-cell office:value-type="float" office:value="18.6667">
            <text:p>18.6667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3-10-31T15:00:00">
            <text:p>Tue Oct 31 15:00:00 2023</text:p>
          </table:table-cell>
          <table:table-cell office:value-type="float" office:value="17.6667">
            <text:p>17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0-31T16:00:00">
            <text:p>Tue Oct 31 16:00:00 2023</text:p>
          </table:table-cell>
          <table:table-cell office:value-type="float" office:value="18.6667">
            <text:p>18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31T17:00:00">
            <text:p>Tue Oct 31 17:00:00 2023</text:p>
          </table:table-cell>
          <table:table-cell office:value-type="float" office:value="17.1667">
            <text:p>17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0-31T18:00:00">
            <text:p>Tue Oct 31 18:00:00 2023</text:p>
          </table:table-cell>
          <table:table-cell office:value-type="float" office:value="15.6667">
            <text:p>15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0-31T19:00:00">
            <text:p>Tue Oct 31 19:00:00 2023</text:p>
          </table:table-cell>
          <table:table-cell office:value-type="float" office:value="15.5">
            <text:p>15.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3-10-31T20:00:00">
            <text:p>Tue Oct 31 20:00:00 2023</text:p>
          </table:table-cell>
          <table:table-cell office:value-type="float" office:value="18.1667">
            <text:p>18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0-31T21:00:00">
            <text:p>Tue Oct 31 21:00:00 2023</text:p>
          </table:table-cell>
          <table:table-cell office:value-type="float" office:value="19.8333">
            <text:p>19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0-31T22:00:00">
            <text:p>Tue Oct 31 22:00:00 2023</text:p>
          </table:table-cell>
          <table:table-cell office:value-type="float" office:value="21.6667">
            <text:p>21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0-31T23:00:00">
            <text:p>Tue Oct 31 23:00:00 2023</text:p>
          </table:table-cell>
          <table:table-cell office:value-type="float" office:value="23.6667">
            <text:p>23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1-01T00:00:00">
            <text:p>Wed Nov  1 00:00:00 2023</text:p>
          </table:table-cell>
          <table:table-cell office:value-type="float" office:value="24.3333">
            <text:p>24.3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25.5">
            <text:p>25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22.1667">
            <text:p>22.1667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21.6667">
            <text:p>21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20.0">
            <text:p>20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1-01T05:00:00">
            <text:p>Wed Nov  1 05:00:00 2023</text:p>
          </table:table-cell>
          <table:table-cell office:value-type="float" office:value="17.8333">
            <text:p>17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17.1667">
            <text:p>17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13.3333">
            <text:p>13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01T10:00:00">
            <text:p>Wed Nov  1 10:00:00 2023</text:p>
          </table:table-cell>
          <table:table-cell office:value-type="float" office:value="12.5">
            <text:p>12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1-01T11:00:00">
            <text:p>Wed Nov  1 11:00:00 2023</text:p>
          </table:table-cell>
          <table:table-cell office:value-type="float" office:value="9.8333">
            <text:p>9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1-06T08:00:00">
            <text:p>Mon Nov  6 08:00:00 2023</text:p>
          </table:table-cell>
          <table:table-cell office:value-type="float" office:value="14.3333">
            <text:p>14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1-06T09:00:00">
            <text:p>Mon Nov  6 09:00:00 2023</text:p>
          </table:table-cell>
          <table:table-cell office:value-type="float" office:value="17.6667">
            <text:p>17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3-11-08T09:00:00">
            <text:p>Wed Nov  8 09:00:00 2023</text:p>
          </table:table-cell>
          <table:table-cell office:value-type="float" office:value="12.6667">
            <text:p>12.6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08T10:00:00">
            <text:p>Wed Nov  8 10:00:00 2023</text:p>
          </table:table-cell>
          <table:table-cell office:value-type="float" office:value="21.0">
            <text:p>21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1-09T07:00:00">
            <text:p>Thu Nov  9 07:00:00 2023</text:p>
          </table:table-cell>
          <table:table-cell office:value-type="float" office:value="13.8333">
            <text:p>13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09T08:00:00">
            <text:p>Thu Nov  9 08:00:00 2023</text:p>
          </table:table-cell>
          <table:table-cell office:value-type="float" office:value="14.0">
            <text:p>14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14.8333">
            <text:p>14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16.6667">
            <text:p>16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19.1667">
            <text:p>19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20.1667">
            <text:p>20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10T03:00:00">
            <text:p>Fri Nov 10 03:00:00 2023</text:p>
          </table:table-cell>
          <table:table-cell office:value-type="float" office:value="30.0">
            <text:p>30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10T04:00:00">
            <text:p>Fri Nov 10 04:00:00 2023</text:p>
          </table:table-cell>
          <table:table-cell office:value-type="float" office:value="29.3333">
            <text:p>29.3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1-10T05:00:00">
            <text:p>Fri Nov 10 05:00:00 2023</text:p>
          </table:table-cell>
          <table:table-cell office:value-type="float" office:value="25.3333">
            <text:p>25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1-10T06:00:00">
            <text:p>Fri Nov 10 06:00:00 2023</text:p>
          </table:table-cell>
          <table:table-cell office:value-type="float" office:value="18.8333">
            <text:p>18.8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1-10T07:00:00">
            <text:p>Fri Nov 10 07:00:00 2023</text:p>
          </table:table-cell>
          <table:table-cell office:value-type="float" office:value="12.5">
            <text:p>12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3-11-10T08:00:00">
            <text:p>Fri Nov 10 08:00:00 2023</text:p>
          </table:table-cell>
          <table:table-cell office:value-type="float" office:value="10.6667">
            <text:p>10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3-11-10T09:00:00">
            <text:p>Fri Nov 10 09:00:00 2023</text:p>
          </table:table-cell>
          <table:table-cell office:value-type="float" office:value="12.0">
            <text:p>12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3-11-11T08:00:00">
            <text:p>Sat Nov 11 08:00:00 2023</text:p>
          </table:table-cell>
          <table:table-cell office:value-type="float" office:value="16.3333">
            <text:p>16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1-11T09:00:00">
            <text:p>Sat Nov 11 09:00:00 2023</text:p>
          </table:table-cell>
          <table:table-cell office:value-type="float" office:value="15.1667">
            <text:p>15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1-11T10:00:00">
            <text:p>Sat Nov 11 10:00:00 2023</text:p>
          </table:table-cell>
          <table:table-cell office:value-type="float" office:value="16.3333">
            <text:p>16.3333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1-11T11:00:00">
            <text:p>Sat Nov 11 11:00:00 2023</text:p>
          </table:table-cell>
          <table:table-cell office:value-type="float" office:value="17.6667">
            <text:p>17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12T02:00:00">
            <text:p>Sun Nov 12 02:00:00 2023</text:p>
          </table:table-cell>
          <table:table-cell office:value-type="float" office:value="19.3333">
            <text:p>19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12T06:00:00">
            <text:p>Sun Nov 12 06:00:00 2023</text:p>
          </table:table-cell>
          <table:table-cell office:value-type="float" office:value="10.8333">
            <text:p>10.8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1-12T07:00:00">
            <text:p>Sun Nov 12 07:00:00 2023</text:p>
          </table:table-cell>
          <table:table-cell office:value-type="float" office:value="8.6667">
            <text:p>8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1-12T08:00:00">
            <text:p>Sun Nov 12 08:00:00 2023</text:p>
          </table:table-cell>
          <table:table-cell office:value-type="float" office:value="8.3333">
            <text:p>8.3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2T09:00:00">
            <text:p>Sun Nov 12 09:00:00 2023</text:p>
          </table:table-cell>
          <table:table-cell office:value-type="float" office:value="8.1667">
            <text:p>8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2T10:00:00">
            <text:p>Sun Nov 12 10:00:00 2023</text:p>
          </table:table-cell>
          <table:table-cell office:value-type="float" office:value="8.8333">
            <text:p>8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12T11:00:00">
            <text:p>Sun Nov 12 11:00:00 2023</text:p>
          </table:table-cell>
          <table:table-cell office:value-type="float" office:value="9.0">
            <text:p>9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13T05:00:00">
            <text:p>Mon Nov 13 05:00:00 2023</text:p>
          </table:table-cell>
          <table:table-cell office:value-type="float" office:value="8.0">
            <text:p>8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3-11-13T06:00:00">
            <text:p>Mon Nov 13 06:00:00 2023</text:p>
          </table:table-cell>
          <table:table-cell office:value-type="float" office:value="7.1667">
            <text:p>7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1-13T07:00:00">
            <text:p>Mon Nov 13 07:00:00 2023</text:p>
          </table:table-cell>
          <table:table-cell office:value-type="float" office:value="6.1667">
            <text:p>6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1-13T08:00:00">
            <text:p>Mon Nov 13 08:00:00 2023</text:p>
          </table:table-cell>
          <table:table-cell office:value-type="float" office:value="6.0">
            <text:p>6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3-11-13T09:00:00">
            <text:p>Mon Nov 13 09:00:00 2023</text:p>
          </table:table-cell>
          <table:table-cell office:value-type="float" office:value="10.6667">
            <text:p>10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1-13T10:00:00">
            <text:p>Mon Nov 13 10:00:00 2023</text:p>
          </table:table-cell>
          <table:table-cell office:value-type="float" office:value="17.5">
            <text:p>17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3T11:00:00">
            <text:p>Mon Nov 13 11:00:00 2023</text:p>
          </table:table-cell>
          <table:table-cell office:value-type="float" office:value="17.6667">
            <text:p>17.6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1-13T12:00:00">
            <text:p>Mon Nov 13 12:00:00 2023</text:p>
          </table:table-cell>
          <table:table-cell office:value-type="float" office:value="15.6667">
            <text:p>15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1-13T13:00:00">
            <text:p>Mon Nov 13 13:00:00 2023</text:p>
          </table:table-cell>
          <table:table-cell office:value-type="float" office:value="11.0">
            <text:p>11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3-11-13T15:00:00">
            <text:p>Mon Nov 13 15:00:00 2023</text:p>
          </table:table-cell>
          <table:table-cell office:value-type="float" office:value="10.5">
            <text:p>10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11-14T03:00:00">
            <text:p>Tue Nov 14 03:00:00 2023</text:p>
          </table:table-cell>
          <table:table-cell office:value-type="float" office:value="17.6667">
            <text:p>17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4T04:00:00">
            <text:p>Tue Nov 14 04:00:00 2023</text:p>
          </table:table-cell>
          <table:table-cell office:value-type="float" office:value="13.6667">
            <text:p>13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1-14T05:00:00">
            <text:p>Tue Nov 14 05:00:00 2023</text:p>
          </table:table-cell>
          <table:table-cell office:value-type="float" office:value="11.5">
            <text:p>11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4T06:00:00">
            <text:p>Tue Nov 14 06:00:00 2023</text:p>
          </table:table-cell>
          <table:table-cell office:value-type="float" office:value="11.5">
            <text:p>11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3-11-14T07:00:00">
            <text:p>Tue Nov 14 07:00:00 2023</text:p>
          </table:table-cell>
          <table:table-cell office:value-type="float" office:value="8.5">
            <text:p>8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1-14T08:00:00">
            <text:p>Tue Nov 14 08:00:00 2023</text:p>
          </table:table-cell>
          <table:table-cell office:value-type="float" office:value="7.8333">
            <text:p>7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4T12:00:00">
            <text:p>Tue Nov 14 12:00:00 2023</text:p>
          </table:table-cell>
          <table:table-cell office:value-type="float" office:value="25.3333">
            <text:p>25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14T13:00:00">
            <text:p>Tue Nov 14 13:00:00 2023</text:p>
          </table:table-cell>
          <table:table-cell office:value-type="float" office:value="22.5">
            <text:p>22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3-11-14T14:00:00">
            <text:p>Tue Nov 14 14:00:00 2023</text:p>
          </table:table-cell>
          <table:table-cell office:value-type="float" office:value="13.1667">
            <text:p>13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14T15:00:00">
            <text:p>Tue Nov 14 15:00:00 2023</text:p>
          </table:table-cell>
          <table:table-cell office:value-type="float" office:value="10.0">
            <text:p>10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3-11-15T03:00:00">
            <text:p>Wed Nov 15 03:00:00 2023</text:p>
          </table:table-cell>
          <table:table-cell office:value-type="float" office:value="22.5">
            <text:p>22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15T04:00:00">
            <text:p>Wed Nov 15 04:00:00 2023</text:p>
          </table:table-cell>
          <table:table-cell office:value-type="float" office:value="20.3333">
            <text:p>20.3333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1-15T05:00:00">
            <text:p>Wed Nov 15 05:00:00 2023</text:p>
          </table:table-cell>
          <table:table-cell office:value-type="float" office:value="17.3333">
            <text:p>17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1-15T06:00:00">
            <text:p>Wed Nov 15 06:00:00 2023</text:p>
          </table:table-cell>
          <table:table-cell office:value-type="float" office:value="15.8333">
            <text:p>15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1-15T07:00:00">
            <text:p>Wed Nov 15 07:00:00 2023</text:p>
          </table:table-cell>
          <table:table-cell office:value-type="float" office:value="15.8333">
            <text:p>15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1-15T08:00:00">
            <text:p>Wed Nov 15 08:00:00 2023</text:p>
          </table:table-cell>
          <table:table-cell office:value-type="float" office:value="13.5">
            <text:p>13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1-15T09:00:00">
            <text:p>Wed Nov 15 09:00:00 2023</text:p>
          </table:table-cell>
          <table:table-cell office:value-type="float" office:value="18.3333">
            <text:p>18.3333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3-11-15T10:00:00">
            <text:p>Wed Nov 15 10:00:00 2023</text:p>
          </table:table-cell>
          <table:table-cell office:value-type="float" office:value="25.6667">
            <text:p>25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1-15T11:00:00">
            <text:p>Wed Nov 15 11:00:00 2023</text:p>
          </table:table-cell>
          <table:table-cell office:value-type="float" office:value="27.6667">
            <text:p>27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1-15T12:00:00">
            <text:p>Wed Nov 15 12:00:00 2023</text:p>
          </table:table-cell>
          <table:table-cell office:value-type="float" office:value="26.6667">
            <text:p>26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1-15T13:00:00">
            <text:p>Wed Nov 15 13:00:00 2023</text:p>
          </table:table-cell>
          <table:table-cell office:value-type="float" office:value="20.8333">
            <text:p>20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15T14:00:00">
            <text:p>Wed Nov 15 14:00:00 2023</text:p>
          </table:table-cell>
          <table:table-cell office:value-type="float" office:value="19.0">
            <text:p>19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1-15T16:00:00">
            <text:p>Wed Nov 15 16:00:00 2023</text:p>
          </table:table-cell>
          <table:table-cell office:value-type="float" office:value="14.5">
            <text:p>14.5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6T06:00:00">
            <text:p>Thu Nov 16 06:00:00 2023</text:p>
          </table:table-cell>
          <table:table-cell office:value-type="float" office:value="17.6667">
            <text:p>17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1-16T07:00:00">
            <text:p>Thu Nov 16 07:00:00 2023</text:p>
          </table:table-cell>
          <table:table-cell office:value-type="float" office:value="19.1667">
            <text:p>19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16T08:00:00">
            <text:p>Thu Nov 16 08:00:00 2023</text:p>
          </table:table-cell>
          <table:table-cell office:value-type="float" office:value="21.0">
            <text:p>21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1-16T09:00:00">
            <text:p>Thu Nov 16 09:00:00 2023</text:p>
          </table:table-cell>
          <table:table-cell office:value-type="float" office:value="24.1667">
            <text:p>24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6T10:00:00">
            <text:p>Thu Nov 16 10:00:00 2023</text:p>
          </table:table-cell>
          <table:table-cell office:value-type="float" office:value="30.6667">
            <text:p>30.6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1-16T11:00:00">
            <text:p>Thu Nov 16 11:00:00 2023</text:p>
          </table:table-cell>
          <table:table-cell office:value-type="float" office:value="35.8333">
            <text:p>35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1-16T12:00:00">
            <text:p>Thu Nov 16 12:00:00 2023</text:p>
          </table:table-cell>
          <table:table-cell office:value-type="float" office:value="38.6667">
            <text:p>38.6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11-16T13:00:00">
            <text:p>Thu Nov 16 13:00:00 2023</text:p>
          </table:table-cell>
          <table:table-cell office:value-type="float" office:value="42.1667">
            <text:p>42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1-16T14:00:00">
            <text:p>Thu Nov 16 14:00:00 2023</text:p>
          </table:table-cell>
          <table:table-cell office:value-type="float" office:value="40.0">
            <text:p>40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1-17T08:00:00">
            <text:p>Fri Nov 17 08:00:00 2023</text:p>
          </table:table-cell>
          <table:table-cell office:value-type="float" office:value="17.3333">
            <text:p>17.3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1-17T09:00:00">
            <text:p>Fri Nov 17 09:00:00 2023</text:p>
          </table:table-cell>
          <table:table-cell office:value-type="float" office:value="17.5">
            <text:p>17.5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17T10:00:00">
            <text:p>Fri Nov 17 10:00:00 2023</text:p>
          </table:table-cell>
          <table:table-cell office:value-type="float" office:value="21.8333">
            <text:p>21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1-17T11:00:00">
            <text:p>Fri Nov 17 11:00:00 2023</text:p>
          </table:table-cell>
          <table:table-cell office:value-type="float" office:value="30.1667">
            <text:p>30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17T12:00:00">
            <text:p>Fri Nov 17 12:00:00 2023</text:p>
          </table:table-cell>
          <table:table-cell office:value-type="float" office:value="32.1667">
            <text:p>32.1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1-17T13:00:00">
            <text:p>Fri Nov 17 13:00:00 2023</text:p>
          </table:table-cell>
          <table:table-cell office:value-type="float" office:value="30.8333">
            <text:p>30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1-17T14:00:00">
            <text:p>Fri Nov 17 14:00:00 2023</text:p>
          </table:table-cell>
          <table:table-cell office:value-type="float" office:value="25.0">
            <text:p>25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1-18T05:00:00">
            <text:p>Sat Nov 18 05:00:00 2023</text:p>
          </table:table-cell>
          <table:table-cell office:value-type="float" office:value="16.3333">
            <text:p>16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18T06:00:00">
            <text:p>Sat Nov 18 06:00:00 2023</text:p>
          </table:table-cell>
          <table:table-cell office:value-type="float" office:value="13.8333">
            <text:p>13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1-18T07:00:00">
            <text:p>Sat Nov 18 07:00:00 2023</text:p>
          </table:table-cell>
          <table:table-cell office:value-type="float" office:value="12.0">
            <text:p>12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3-11-18T08:00:00">
            <text:p>Sat Nov 18 08:00:00 2023</text:p>
          </table:table-cell>
          <table:table-cell office:value-type="float" office:value="10.3333">
            <text:p>10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1-18T09:00:00">
            <text:p>Sat Nov 18 09:00:00 2023</text:p>
          </table:table-cell>
          <table:table-cell office:value-type="float" office:value="13.8333">
            <text:p>13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8T10:00:00">
            <text:p>Sat Nov 18 10:00:00 2023</text:p>
          </table:table-cell>
          <table:table-cell office:value-type="float" office:value="14.5">
            <text:p>14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18T11:00:00">
            <text:p>Sat Nov 18 11:00:00 2023</text:p>
          </table:table-cell>
          <table:table-cell office:value-type="float" office:value="18.6667">
            <text:p>18.6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1-19T04:00:00">
            <text:p>Sun Nov 19 04:00:00 2023</text:p>
          </table:table-cell>
          <table:table-cell office:value-type="float" office:value="28.8333">
            <text:p>28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1-19T05:00:00">
            <text:p>Sun Nov 19 05:00:00 2023</text:p>
          </table:table-cell>
          <table:table-cell office:value-type="float" office:value="25.0">
            <text:p>25.0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19T06:00:00">
            <text:p>Sun Nov 19 06:00:00 2023</text:p>
          </table:table-cell>
          <table:table-cell office:value-type="float" office:value="22.5">
            <text:p>22.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11-19T07:00:00">
            <text:p>Sun Nov 19 07:00:00 2023</text:p>
          </table:table-cell>
          <table:table-cell office:value-type="float" office:value="21.5">
            <text:p>21.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9T08:00:00">
            <text:p>Sun Nov 19 08:00:00 2023</text:p>
          </table:table-cell>
          <table:table-cell office:value-type="float" office:value="20.0">
            <text:p>20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19T09:00:00">
            <text:p>Sun Nov 19 09:00:00 2023</text:p>
          </table:table-cell>
          <table:table-cell office:value-type="float" office:value="18.5">
            <text:p>18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19T10:00:00">
            <text:p>Sun Nov 19 10:00:00 2023</text:p>
          </table:table-cell>
          <table:table-cell office:value-type="float" office:value="19.1667">
            <text:p>19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1-19T11:00:00">
            <text:p>Sun Nov 19 11:00:00 2023</text:p>
          </table:table-cell>
          <table:table-cell office:value-type="float" office:value="19.3333">
            <text:p>19.3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3-11-19T12:00:00">
            <text:p>Sun Nov 19 12:00:00 2023</text:p>
          </table:table-cell>
          <table:table-cell office:value-type="float" office:value="20.0">
            <text:p>20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3-11-19T13:00:00">
            <text:p>Sun Nov 19 13:00:00 2023</text:p>
          </table:table-cell>
          <table:table-cell office:value-type="float" office:value="18.8333">
            <text:p>18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3-11-20T04:00:00">
            <text:p>Mon Nov 20 04:00:00 2023</text:p>
          </table:table-cell>
          <table:table-cell office:value-type="float" office:value="21.8333">
            <text:p>21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1-20T05:00:00">
            <text:p>Mon Nov 20 05:00:00 2023</text:p>
          </table:table-cell>
          <table:table-cell office:value-type="float" office:value="20.3333">
            <text:p>20.3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1-20T06:00:00">
            <text:p>Mon Nov 20 06:00:00 2023</text:p>
          </table:table-cell>
          <table:table-cell office:value-type="float" office:value="18.1667">
            <text:p>1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0T07:00:00">
            <text:p>Mon Nov 20 07:00:00 2023</text:p>
          </table:table-cell>
          <table:table-cell office:value-type="float" office:value="16.5">
            <text:p>16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1-20T08:00:00">
            <text:p>Mon Nov 20 08:00:00 2023</text:p>
          </table:table-cell>
          <table:table-cell office:value-type="float" office:value="17.1667">
            <text:p>17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1-20T09:00:00">
            <text:p>Mon Nov 20 09:00:00 2023</text:p>
          </table:table-cell>
          <table:table-cell office:value-type="float" office:value="20.3333">
            <text:p>20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20T10:00:00">
            <text:p>Mon Nov 20 10:00:00 2023</text:p>
          </table:table-cell>
          <table:table-cell office:value-type="float" office:value="29.5">
            <text:p>29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26.0">
            <text:p>26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27.3333">
            <text:p>27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1-21T12:00:00">
            <text:p>Tue Nov 21 12:00:00 2023</text:p>
          </table:table-cell>
          <table:table-cell office:value-type="float" office:value="40.3333">
            <text:p>40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1-24T01:00:00">
            <text:p>Fri Nov 24 01:00:00 2023</text:p>
          </table:table-cell>
          <table:table-cell office:value-type="float" office:value="31.3333">
            <text:p>31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1-24T08:00:00">
            <text:p>Fri Nov 24 08:00:00 2023</text:p>
          </table:table-cell>
          <table:table-cell office:value-type="float" office:value="15.0">
            <text:p>15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4T09:00:00">
            <text:p>Fri Nov 24 09:00:00 2023</text:p>
          </table:table-cell>
          <table:table-cell office:value-type="float" office:value="18.3333">
            <text:p>18.3333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1-24T10:00:00">
            <text:p>Fri Nov 24 10:00:00 2023</text:p>
          </table:table-cell>
          <table:table-cell office:value-type="float" office:value="20.0">
            <text:p>20.0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3-11-24T11:00:00">
            <text:p>Fri Nov 24 11:00:00 2023</text:p>
          </table:table-cell>
          <table:table-cell office:value-type="float" office:value="26.0">
            <text:p>26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4T12:00:00">
            <text:p>Fri Nov 24 12:00:00 2023</text:p>
          </table:table-cell>
          <table:table-cell office:value-type="float" office:value="30.5">
            <text:p>30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1-24T13:00:00">
            <text:p>Fri Nov 24 13:00:00 2023</text:p>
          </table:table-cell>
          <table:table-cell office:value-type="float" office:value="30.6667">
            <text:p>30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3-11-24T14:00:00">
            <text:p>Fri Nov 24 14:00:00 2023</text:p>
          </table:table-cell>
          <table:table-cell office:value-type="float" office:value="27.8333">
            <text:p>27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3-11-25T04:00:00">
            <text:p>Sat Nov 25 04:00:00 2023</text:p>
          </table:table-cell>
          <table:table-cell office:value-type="float" office:value="27.6667">
            <text:p>27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1-25T07:00:00">
            <text:p>Sat Nov 25 07:00:00 2023</text:p>
          </table:table-cell>
          <table:table-cell office:value-type="float" office:value="17.8333">
            <text:p>17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08:00:00">
            <text:p>Sat Nov 25 08:00:00 2023</text:p>
          </table:table-cell>
          <table:table-cell office:value-type="float" office:value="17.5">
            <text:p>17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1-25T10:00:00">
            <text:p>Sat Nov 25 10:00:00 2023</text:p>
          </table:table-cell>
          <table:table-cell office:value-type="float" office:value="15.8333">
            <text:p>15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1-25T11:00:00">
            <text:p>Sat Nov 25 11:00:00 2023</text:p>
          </table:table-cell>
          <table:table-cell office:value-type="float" office:value="17.1667">
            <text:p>17.1667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25T12:00:00">
            <text:p>Sat Nov 25 12:00:00 2023</text:p>
          </table:table-cell>
          <table:table-cell office:value-type="float" office:value="21.5">
            <text:p>21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3-11-26T04:00:00">
            <text:p>Sun Nov 26 04:00:00 2023</text:p>
          </table:table-cell>
          <table:table-cell office:value-type="float" office:value="34.1667">
            <text:p>34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26T05:00:00">
            <text:p>Sun Nov 26 05:00:00 2023</text:p>
          </table:table-cell>
          <table:table-cell office:value-type="float" office:value="29.1667">
            <text:p>29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1-26T07:00:00">
            <text:p>Sun Nov 26 07:00:00 2023</text:p>
          </table:table-cell>
          <table:table-cell office:value-type="float" office:value="23.6667">
            <text:p>23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1-26T09:00:00">
            <text:p>Sun Nov 26 09:00:00 2023</text:p>
          </table:table-cell>
          <table:table-cell office:value-type="float" office:value="24.1667">
            <text:p>24.1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1-26T10:00:00">
            <text:p>Sun Nov 26 10:00:00 2023</text:p>
          </table:table-cell>
          <table:table-cell office:value-type="float" office:value="24.8333">
            <text:p>24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3-11-26T11:00:00">
            <text:p>Sun Nov 26 11:00:00 2023</text:p>
          </table:table-cell>
          <table:table-cell office:value-type="float" office:value="28.1667">
            <text:p>28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1-26T12:00:00">
            <text:p>Sun Nov 26 12:00:00 2023</text:p>
          </table:table-cell>
          <table:table-cell office:value-type="float" office:value="28.3333">
            <text:p>28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1-26T13:00:00">
            <text:p>Sun Nov 26 13:00:00 2023</text:p>
          </table:table-cell>
          <table:table-cell office:value-type="float" office:value="27.0">
            <text:p>27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3-11-27T06:00:00">
            <text:p>Mon Nov 27 06:00:00 2023</text:p>
          </table:table-cell>
          <table:table-cell office:value-type="float" office:value="25.1667">
            <text:p>25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1-27T07:00:00">
            <text:p>Mon Nov 27 07:00:00 2023</text:p>
          </table:table-cell>
          <table:table-cell office:value-type="float" office:value="23.6667">
            <text:p>23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27T08:00:00">
            <text:p>Mon Nov 27 08:00:00 2023</text:p>
          </table:table-cell>
          <table:table-cell office:value-type="float" office:value="23.8333">
            <text:p>23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7T09:00:00">
            <text:p>Mon Nov 27 09:00:00 2023</text:p>
          </table:table-cell>
          <table:table-cell office:value-type="float" office:value="28.0">
            <text:p>28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1-27T10:00:00">
            <text:p>Mon Nov 27 10:00:00 2023</text:p>
          </table:table-cell>
          <table:table-cell office:value-type="float" office:value="30.3333">
            <text:p>30.3333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23-11-27T11:00:00">
            <text:p>Mon Nov 27 11:00:00 2023</text:p>
          </table:table-cell>
          <table:table-cell office:value-type="float" office:value="32.0">
            <text:p>32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27T12:00:00">
            <text:p>Mon Nov 27 12:00:00 2023</text:p>
          </table:table-cell>
          <table:table-cell office:value-type="float" office:value="28.0">
            <text:p>28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1-28T07:00:00">
            <text:p>Tue Nov 28 07:00:00 2023</text:p>
          </table:table-cell>
          <table:table-cell office:value-type="float" office:value="26.0">
            <text:p>26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28T08:00:00">
            <text:p>Tue Nov 28 08:00:00 2023</text:p>
          </table:table-cell>
          <table:table-cell office:value-type="float" office:value="23.5">
            <text:p>23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28T09:00:00">
            <text:p>Tue Nov 28 09:00:00 2023</text:p>
          </table:table-cell>
          <table:table-cell office:value-type="float" office:value="22.8333">
            <text:p>22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3-11-28T10:00:00">
            <text:p>Tue Nov 28 10:00:00 2023</text:p>
          </table:table-cell>
          <table:table-cell office:value-type="float" office:value="28.0">
            <text:p>28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1-28T11:00:00">
            <text:p>Tue Nov 28 11:00:00 2023</text:p>
          </table:table-cell>
          <table:table-cell office:value-type="float" office:value="34.1667">
            <text:p>34.1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1-28T12:00:00">
            <text:p>Tue Nov 28 12:00:00 2023</text:p>
          </table:table-cell>
          <table:table-cell office:value-type="float" office:value="33.1667">
            <text:p>33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3-11-28T13:00:00">
            <text:p>Tue Nov 28 13:00:00 2023</text:p>
          </table:table-cell>
          <table:table-cell office:value-type="float" office:value="30.3333">
            <text:p>30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3-11-28T14:00:00">
            <text:p>Tue Nov 28 14:00:00 2023</text:p>
          </table:table-cell>
          <table:table-cell office:value-type="float" office:value="25.3333">
            <text:p>25.3333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10.3333">
            <text:p>10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10.5">
            <text:p>10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19.6667">
            <text:p>19.6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21.5">
            <text:p>21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20.0">
            <text:p>20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22.6667">
            <text:p>22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18.1667">
            <text:p>18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9T21:00:00">
            <text:p>Wed Nov 29 21:00:00 2023</text:p>
          </table:table-cell>
          <table:table-cell office:value-type="float" office:value="5.3333">
            <text:p>5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30T01:00:00">
            <text:p>Thu Nov 30 01:00:00 2023</text:p>
          </table:table-cell>
          <table:table-cell office:value-type="float" office:value="15.5">
            <text:p>15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3-11-30T02:00:00">
            <text:p>Thu Nov 30 02:00:00 2023</text:p>
          </table:table-cell>
          <table:table-cell office:value-type="float" office:value="16.6667">
            <text:p>16.6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3-11-30T03:00:00">
            <text:p>Thu Nov 30 03:00:00 2023</text:p>
          </table:table-cell>
          <table:table-cell office:value-type="float" office:value="13.3333">
            <text:p>13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1-30T04:00:00">
            <text:p>Thu Nov 30 04:00:00 2023</text:p>
          </table:table-cell>
          <table:table-cell office:value-type="float" office:value="8.8333">
            <text:p>8.8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12.1667">
            <text:p>12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2-02T19:00:00">
            <text:p>Sat Dec  2 19:00:00 2023</text:p>
          </table:table-cell>
          <table:table-cell office:value-type="float" office:value="7.5">
            <text:p>7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02T20:00:00">
            <text:p>Sat Dec  2 20:00:00 2023</text:p>
          </table:table-cell>
          <table:table-cell office:value-type="float" office:value="9.8333">
            <text:p>9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02T21:00:00">
            <text:p>Sat Dec  2 21:00:00 2023</text:p>
          </table:table-cell>
          <table:table-cell office:value-type="float" office:value="12.0">
            <text:p>12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17.1667">
            <text:p>17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02T23:00:00">
            <text:p>Sat Dec  2 23:00:00 2023</text:p>
          </table:table-cell>
          <table:table-cell office:value-type="float" office:value="21.5">
            <text:p>21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03T00:00:00">
            <text:p>Sun Dec  3 00:00:00 2023</text:p>
          </table:table-cell>
          <table:table-cell office:value-type="float" office:value="22.1667">
            <text:p>22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2-03T02:00:00">
            <text:p>Sun Dec  3 02:00:00 2023</text:p>
          </table:table-cell>
          <table:table-cell office:value-type="float" office:value="29.6667">
            <text:p>29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2-03T07:00:00">
            <text:p>Sun Dec  3 07:00:00 2023</text:p>
          </table:table-cell>
          <table:table-cell office:value-type="float" office:value="8.6667">
            <text:p>8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12-04T05:00:00">
            <text:p>Mon Dec  4 05:00:00 2023</text:p>
          </table:table-cell>
          <table:table-cell office:value-type="float" office:value="17.5">
            <text:p>17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04T07:00:00">
            <text:p>Mon Dec  4 07:00:00 2023</text:p>
          </table:table-cell>
          <table:table-cell office:value-type="float" office:value="14.3333">
            <text:p>14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04T08:00:00">
            <text:p>Mon Dec  4 08:00:00 2023</text:p>
          </table:table-cell>
          <table:table-cell office:value-type="float" office:value="14.3333">
            <text:p>14.3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12-04T09:00:00">
            <text:p>Mon Dec  4 09:00:00 2023</text:p>
          </table:table-cell>
          <table:table-cell office:value-type="float" office:value="15.5">
            <text:p>15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04T10:00:00">
            <text:p>Mon Dec  4 10:00:00 2023</text:p>
          </table:table-cell>
          <table:table-cell office:value-type="float" office:value="17.0">
            <text:p>17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04T11:00:00">
            <text:p>Mon Dec  4 11:00:00 2023</text:p>
          </table:table-cell>
          <table:table-cell office:value-type="float" office:value="20.0">
            <text:p>20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3-12-04T12:00:00">
            <text:p>Mon Dec  4 12:00:00 2023</text:p>
          </table:table-cell>
          <table:table-cell office:value-type="float" office:value="21.0">
            <text:p>21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04T13:00:00">
            <text:p>Mon Dec  4 13:00:00 2023</text:p>
          </table:table-cell>
          <table:table-cell office:value-type="float" office:value="18.6667">
            <text:p>18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3-12-04T14:00:00">
            <text:p>Mon Dec  4 14:00:00 2023</text:p>
          </table:table-cell>
          <table:table-cell office:value-type="float" office:value="17.6667">
            <text:p>17.6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4T15:00:00">
            <text:p>Mon Dec  4 15:00:00 2023</text:p>
          </table:table-cell>
          <table:table-cell office:value-type="float" office:value="12.3333">
            <text:p>12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04T16:00:00">
            <text:p>Mon Dec  4 16:00:00 2023</text:p>
          </table:table-cell>
          <table:table-cell office:value-type="float" office:value="7.3333">
            <text:p>7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3-12-04T17:00:00">
            <text:p>Mon Dec  4 17:00:00 2023</text:p>
          </table:table-cell>
          <table:table-cell office:value-type="float" office:value="4.6667">
            <text:p>4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2-04T18:00:00">
            <text:p>Mon Dec  4 18:00:00 2023</text:p>
          </table:table-cell>
          <table:table-cell office:value-type="float" office:value="3.0">
            <text:p>3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2-04T19:00:00">
            <text:p>Mon Dec  4 19:00:00 2023</text:p>
          </table:table-cell>
          <table:table-cell office:value-type="float" office:value="4.5">
            <text:p>4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3-12-05T08:00:00">
            <text:p>Tue Dec  5 08:00:00 2023</text:p>
          </table:table-cell>
          <table:table-cell office:value-type="float" office:value="5.6667">
            <text:p>5.6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2-05T09:00:00">
            <text:p>Tue Dec  5 09:00:00 2023</text:p>
          </table:table-cell>
          <table:table-cell office:value-type="float" office:value="5.6667">
            <text:p>5.6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5T10:00:00">
            <text:p>Tue Dec  5 10:00:00 2023</text:p>
          </table:table-cell>
          <table:table-cell office:value-type="float" office:value="5.3333">
            <text:p>5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05T11:00:00">
            <text:p>Tue Dec  5 11:00:00 2023</text:p>
          </table:table-cell>
          <table:table-cell office:value-type="float" office:value="10.3333">
            <text:p>10.3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05T12:00:00">
            <text:p>Tue Dec  5 12:00:00 2023</text:p>
          </table:table-cell>
          <table:table-cell office:value-type="float" office:value="13.6667">
            <text:p>13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3-12-05T13:00:00">
            <text:p>Tue Dec  5 13:00:00 2023</text:p>
          </table:table-cell>
          <table:table-cell office:value-type="float" office:value="15.8333">
            <text:p>15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05T14:00:00">
            <text:p>Tue Dec  5 14:00:00 2023</text:p>
          </table:table-cell>
          <table:table-cell office:value-type="float" office:value="17.6667">
            <text:p>17.6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05T15:00:00">
            <text:p>Tue Dec  5 15:00:00 2023</text:p>
          </table:table-cell>
          <table:table-cell office:value-type="float" office:value="16.5">
            <text:p>16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2-05T16:00:00">
            <text:p>Tue Dec  5 16:00:00 2023</text:p>
          </table:table-cell>
          <table:table-cell office:value-type="float" office:value="14.3333">
            <text:p>14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3-12-05T17:00:00">
            <text:p>Tue Dec  5 17:00:00 2023</text:p>
          </table:table-cell>
          <table:table-cell office:value-type="float" office:value="14.0">
            <text:p>14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05T23:00:00">
            <text:p>Tue Dec  5 23:00:00 2023</text:p>
          </table:table-cell>
          <table:table-cell office:value-type="float" office:value="29.6667">
            <text:p>29.6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12-06T00:00:00">
            <text:p>Wed Dec  6 00:00:00 2023</text:p>
          </table:table-cell>
          <table:table-cell office:value-type="float" office:value="23.6667">
            <text:p>23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3-12-06T01:00:00">
            <text:p>Wed Dec  6 01:00:00 2023</text:p>
          </table:table-cell>
          <table:table-cell office:value-type="float" office:value="17.0">
            <text:p>17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12-06T02:00:00">
            <text:p>Wed Dec  6 02:00:00 2023</text:p>
          </table:table-cell>
          <table:table-cell office:value-type="float" office:value="12.1667">
            <text:p>12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3-12-06T23:00:00">
            <text:p>Wed Dec  6 23:00:00 2023</text:p>
          </table:table-cell>
          <table:table-cell office:value-type="float" office:value="24.5">
            <text:p>24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07T01:00:00">
            <text:p>Thu Dec  7 01:00:00 2023</text:p>
          </table:table-cell>
          <table:table-cell office:value-type="float" office:value="28.8333">
            <text:p>28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3-12-07T02:00:00">
            <text:p>Thu Dec  7 02:00:00 2023</text:p>
          </table:table-cell>
          <table:table-cell office:value-type="float" office:value="28.0">
            <text:p>28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07T03:00:00">
            <text:p>Thu Dec  7 03:00:00 2023</text:p>
          </table:table-cell>
          <table:table-cell office:value-type="float" office:value="27.8333">
            <text:p>27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2-07T04:00:00">
            <text:p>Thu Dec  7 04:00:00 2023</text:p>
          </table:table-cell>
          <table:table-cell office:value-type="float" office:value="25.8333">
            <text:p>25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07T05:00:00">
            <text:p>Thu Dec  7 05:00:00 2023</text:p>
          </table:table-cell>
          <table:table-cell office:value-type="float" office:value="22.5">
            <text:p>22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07T06:00:00">
            <text:p>Thu Dec  7 06:00:00 2023</text:p>
          </table:table-cell>
          <table:table-cell office:value-type="float" office:value="21.6667">
            <text:p>21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07T07:00:00">
            <text:p>Thu Dec  7 07:00:00 2023</text:p>
          </table:table-cell>
          <table:table-cell office:value-type="float" office:value="22.3333">
            <text:p>22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2-07T08:00:00">
            <text:p>Thu Dec  7 08:00:00 2023</text:p>
          </table:table-cell>
          <table:table-cell office:value-type="float" office:value="21.0">
            <text:p>21.0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3-12-07T09:00:00">
            <text:p>Thu Dec  7 09:00:00 2023</text:p>
          </table:table-cell>
          <table:table-cell office:value-type="float" office:value="19.6667">
            <text:p>19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07T10:00:00">
            <text:p>Thu Dec  7 10:00:00 2023</text:p>
          </table:table-cell>
          <table:table-cell office:value-type="float" office:value="20.5">
            <text:p>20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07T11:00:00">
            <text:p>Thu Dec  7 11:00:00 2023</text:p>
          </table:table-cell>
          <table:table-cell office:value-type="float" office:value="23.3333">
            <text:p>23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07T12:00:00">
            <text:p>Thu Dec  7 12:00:00 2023</text:p>
          </table:table-cell>
          <table:table-cell office:value-type="float" office:value="23.5">
            <text:p>23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3-12-07T13:00:00">
            <text:p>Thu Dec  7 13:00:00 2023</text:p>
          </table:table-cell>
          <table:table-cell office:value-type="float" office:value="18.5">
            <text:p>18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2-07T14:00:00">
            <text:p>Thu Dec  7 14:00:00 2023</text:p>
          </table:table-cell>
          <table:table-cell office:value-type="float" office:value="14.5">
            <text:p>14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07T15:00:00">
            <text:p>Thu Dec  7 15:00:00 2023</text:p>
          </table:table-cell>
          <table:table-cell office:value-type="float" office:value="12.8333">
            <text:p>12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9T06:00:00">
            <text:p>Sat Dec  9 06:00:00 2023</text:p>
          </table:table-cell>
          <table:table-cell office:value-type="float" office:value="19.1667">
            <text:p>19.1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09T07:00:00">
            <text:p>Sat Dec  9 07:00:00 2023</text:p>
          </table:table-cell>
          <table:table-cell office:value-type="float" office:value="18.1667">
            <text:p>18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09T08:00:00">
            <text:p>Sat Dec  9 08:00:00 2023</text:p>
          </table:table-cell>
          <table:table-cell office:value-type="float" office:value="19.3333">
            <text:p>19.3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09T10:00:00">
            <text:p>Sat Dec  9 10:00:00 2023</text:p>
          </table:table-cell>
          <table:table-cell office:value-type="float" office:value="18.8333">
            <text:p>18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09T11:00:00">
            <text:p>Sat Dec  9 11:00:00 2023</text:p>
          </table:table-cell>
          <table:table-cell office:value-type="float" office:value="17.5">
            <text:p>17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2-09T12:00:00">
            <text:p>Sat Dec  9 12:00:00 2023</text:p>
          </table:table-cell>
          <table:table-cell office:value-type="float" office:value="18.5">
            <text:p>18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09T13:00:00">
            <text:p>Sat Dec  9 13:00:00 2023</text:p>
          </table:table-cell>
          <table:table-cell office:value-type="float" office:value="18.3333">
            <text:p>18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3-12-09T14:00:00">
            <text:p>Sat Dec  9 14:00:00 2023</text:p>
          </table:table-cell>
          <table:table-cell office:value-type="float" office:value="17.3333">
            <text:p>17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09T15:00:00">
            <text:p>Sat Dec  9 15:00:00 2023</text:p>
          </table:table-cell>
          <table:table-cell office:value-type="float" office:value="15.5">
            <text:p>15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2-09T16:00:00">
            <text:p>Sat Dec  9 16:00:00 2023</text:p>
          </table:table-cell>
          <table:table-cell office:value-type="float" office:value="14.0">
            <text:p>14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2-09T18:00:00">
            <text:p>Sat Dec  9 18:00:00 2023</text:p>
          </table:table-cell>
          <table:table-cell office:value-type="float" office:value="16.3333">
            <text:p>1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3-12-09T19:00:00">
            <text:p>Sat Dec  9 19:00:00 2023</text:p>
          </table:table-cell>
          <table:table-cell office:value-type="float" office:value="19.3333">
            <text:p>19.3333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25.5">
            <text:p>25.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2-10T06:00:00">
            <text:p>Sun Dec 10 06:00:00 2023</text:p>
          </table:table-cell>
          <table:table-cell office:value-type="float" office:value="28.6667">
            <text:p>28.6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10T07:00:00">
            <text:p>Sun Dec 10 07:00:00 2023</text:p>
          </table:table-cell>
          <table:table-cell office:value-type="float" office:value="24.0">
            <text:p>24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3-12-10T08:00:00">
            <text:p>Sun Dec 10 08:00:00 2023</text:p>
          </table:table-cell>
          <table:table-cell office:value-type="float" office:value="19.1667">
            <text:p>19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10T09:00:00">
            <text:p>Sun Dec 10 09:00:00 2023</text:p>
          </table:table-cell>
          <table:table-cell office:value-type="float" office:value="11.8333">
            <text:p>11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3-12-10T10:00:00">
            <text:p>Sun Dec 10 10:00:00 2023</text:p>
          </table:table-cell>
          <table:table-cell office:value-type="float" office:value="5.8333">
            <text:p>5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3-12-10T11:00:00">
            <text:p>Sun Dec 10 11:00:00 2023</text:p>
          </table:table-cell>
          <table:table-cell office:value-type="float" office:value="9.3333">
            <text:p>9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10T12:00:00">
            <text:p>Sun Dec 10 12:00:00 2023</text:p>
          </table:table-cell>
          <table:table-cell office:value-type="float" office:value="9.3333">
            <text:p>9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0T13:00:00">
            <text:p>Sun Dec 10 13:00:00 2023</text:p>
          </table:table-cell>
          <table:table-cell office:value-type="float" office:value="5.8333">
            <text:p>5.8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2-10T14:00:00">
            <text:p>Sun Dec 10 14:00:00 2023</text:p>
          </table:table-cell>
          <table:table-cell office:value-type="float" office:value="5.3333">
            <text:p>5.3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12-10T15:00:00">
            <text:p>Sun Dec 10 15:00:00 2023</text:p>
          </table:table-cell>
          <table:table-cell office:value-type="float" office:value="6.0">
            <text:p>6.0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3-12-11T05:00:00">
            <text:p>Mon Dec 11 05:00:00 2023</text:p>
          </table:table-cell>
          <table:table-cell office:value-type="float" office:value="20.8333">
            <text:p>20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11T06:00:00">
            <text:p>Mon Dec 11 06:00:00 2023</text:p>
          </table:table-cell>
          <table:table-cell office:value-type="float" office:value="17.8333">
            <text:p>17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2-11T07:00:00">
            <text:p>Mon Dec 11 07:00:00 2023</text:p>
          </table:table-cell>
          <table:table-cell office:value-type="float" office:value="14.8333">
            <text:p>14.8333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3-12-11T08:00:00">
            <text:p>Mon Dec 11 08:00:00 2023</text:p>
          </table:table-cell>
          <table:table-cell office:value-type="float" office:value="12.8333">
            <text:p>12.8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11T13:00:00">
            <text:p>Mon Dec 11 13:00:00 2023</text:p>
          </table:table-cell>
          <table:table-cell office:value-type="float" office:value="25.5">
            <text:p>25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11T14:00:00">
            <text:p>Mon Dec 11 14:00:00 2023</text:p>
          </table:table-cell>
          <table:table-cell office:value-type="float" office:value="22.8333">
            <text:p>22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11T15:00:00">
            <text:p>Mon Dec 11 15:00:00 2023</text:p>
          </table:table-cell>
          <table:table-cell office:value-type="float" office:value="18.5">
            <text:p>18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2-11T16:00:00">
            <text:p>Mon Dec 11 16:00:00 2023</text:p>
          </table:table-cell>
          <table:table-cell office:value-type="float" office:value="17.3333">
            <text:p>17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1T17:00:00">
            <text:p>Mon Dec 11 17:00:00 2023</text:p>
          </table:table-cell>
          <table:table-cell office:value-type="float" office:value="18.5">
            <text:p>18.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3-12-11T18:00:00">
            <text:p>Mon Dec 11 18:00:00 2023</text:p>
          </table:table-cell>
          <table:table-cell office:value-type="float" office:value="19.1667">
            <text:p>19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3-12-12T05:00:00">
            <text:p>Tue Dec 12 05:00:00 2023</text:p>
          </table:table-cell>
          <table:table-cell office:value-type="float" office:value="25.8333">
            <text:p>25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12T06:00:00">
            <text:p>Tue Dec 12 06:00:00 2023</text:p>
          </table:table-cell>
          <table:table-cell office:value-type="float" office:value="21.1667">
            <text:p>21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2-12T07:00:00">
            <text:p>Tue Dec 12 07:00:00 2023</text:p>
          </table:table-cell>
          <table:table-cell office:value-type="float" office:value="16.5">
            <text:p>16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12-12T08:00:00">
            <text:p>Tue Dec 12 08:00:00 2023</text:p>
          </table:table-cell>
          <table:table-cell office:value-type="float" office:value="15.0">
            <text:p>15.0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42.0">
            <text:p>42.0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35.1667">
            <text:p>35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25.3333">
            <text:p>25.3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17.6667">
            <text:p>17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2-14T09:00:00">
            <text:p>Thu Dec 14 09:00:00 2023</text:p>
          </table:table-cell>
          <table:table-cell office:value-type="float" office:value="14.8333">
            <text:p>14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14T10:00:00">
            <text:p>Thu Dec 14 10:00:00 2023</text:p>
          </table:table-cell>
          <table:table-cell office:value-type="float" office:value="20.0">
            <text:p>20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3-12-14T11:00:00">
            <text:p>Thu Dec 14 11:00:00 2023</text:p>
          </table:table-cell>
          <table:table-cell office:value-type="float" office:value="24.5">
            <text:p>24.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12-15T18:00:00">
            <text:p>Fri Dec 15 18:00:00 2023</text:p>
          </table:table-cell>
          <table:table-cell office:value-type="float" office:value="9.0">
            <text:p>9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15T20:00:00">
            <text:p>Fri Dec 15 20:00:00 2023</text:p>
          </table:table-cell>
          <table:table-cell office:value-type="float" office:value="26.1667">
            <text:p>26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3-12-15T21:00:00">
            <text:p>Fri Dec 15 21:00:00 2023</text:p>
          </table:table-cell>
          <table:table-cell office:value-type="float" office:value="30.0">
            <text:p>30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5T22:00:00">
            <text:p>Fri Dec 15 22:00:00 2023</text:p>
          </table:table-cell>
          <table:table-cell office:value-type="float" office:value="32.3333">
            <text:p>32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3-12-16T00:00:00">
            <text:p>Sat Dec 16 00:00:00 2023</text:p>
          </table:table-cell>
          <table:table-cell office:value-type="float" office:value="36.8333">
            <text:p>36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16T01:00:00">
            <text:p>Sat Dec 16 01:00:00 2023</text:p>
          </table:table-cell>
          <table:table-cell office:value-type="float" office:value="31.8333">
            <text:p>31.8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6T02:00:00">
            <text:p>Sat Dec 16 02:00:00 2023</text:p>
          </table:table-cell>
          <table:table-cell office:value-type="float" office:value="23.5">
            <text:p>23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2-16T03:00:00">
            <text:p>Sat Dec 16 03:00:00 2023</text:p>
          </table:table-cell>
          <table:table-cell office:value-type="float" office:value="20.5">
            <text:p>20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2-16T04:00:00">
            <text:p>Sat Dec 16 04:00:00 2023</text:p>
          </table:table-cell>
          <table:table-cell office:value-type="float" office:value="19.0">
            <text:p>19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6T05:00:00">
            <text:p>Sat Dec 16 05:00:00 2023</text:p>
          </table:table-cell>
          <table:table-cell office:value-type="float" office:value="17.1667">
            <text:p>17.1667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12-16T06:00:00">
            <text:p>Sat Dec 16 06:00:00 2023</text:p>
          </table:table-cell>
          <table:table-cell office:value-type="float" office:value="14.5">
            <text:p>14.5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16T08:00:00">
            <text:p>Sat Dec 16 08:00:00 2023</text:p>
          </table:table-cell>
          <table:table-cell office:value-type="float" office:value="8.3333">
            <text:p>8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16T10:00:00">
            <text:p>Sat Dec 16 10:00:00 2023</text:p>
          </table:table-cell>
          <table:table-cell office:value-type="float" office:value="14.6667">
            <text:p>14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16T11:00:00">
            <text:p>Sat Dec 16 11:00:00 2023</text:p>
          </table:table-cell>
          <table:table-cell office:value-type="float" office:value="15.3333">
            <text:p>15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2-16T12:00:00">
            <text:p>Sat Dec 16 12:00:00 2023</text:p>
          </table:table-cell>
          <table:table-cell office:value-type="float" office:value="15.0">
            <text:p>15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3-12-17T02:00:00">
            <text:p>Sun Dec 17 02:00:00 2023</text:p>
          </table:table-cell>
          <table:table-cell office:value-type="float" office:value="21.1667">
            <text:p>21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7T04:00:00">
            <text:p>Sun Dec 17 04:00:00 2023</text:p>
          </table:table-cell>
          <table:table-cell office:value-type="float" office:value="16.6667">
            <text:p>16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17T05:00:00">
            <text:p>Sun Dec 17 05:00:00 2023</text:p>
          </table:table-cell>
          <table:table-cell office:value-type="float" office:value="15.3333">
            <text:p>15.3333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17T08:00:00">
            <text:p>Sun Dec 17 08:00:00 2023</text:p>
          </table:table-cell>
          <table:table-cell office:value-type="float" office:value="16.8333">
            <text:p>16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3-12-17T09:00:00">
            <text:p>Sun Dec 17 09:00:00 2023</text:p>
          </table:table-cell>
          <table:table-cell office:value-type="float" office:value="16.0">
            <text:p>16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17T10:00:00">
            <text:p>Sun Dec 17 10:00:00 2023</text:p>
          </table:table-cell>
          <table:table-cell office:value-type="float" office:value="17.3333">
            <text:p>17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3-12-17T11:00:00">
            <text:p>Sun Dec 17 11:00:00 2023</text:p>
          </table:table-cell>
          <table:table-cell office:value-type="float" office:value="14.5">
            <text:p>14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17T12:00:00">
            <text:p>Sun Dec 17 12:00:00 2023</text:p>
          </table:table-cell>
          <table:table-cell office:value-type="float" office:value="12.8333">
            <text:p>12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12-17T13:00:00">
            <text:p>Sun Dec 17 13:00:00 2023</text:p>
          </table:table-cell>
          <table:table-cell office:value-type="float" office:value="13.8333">
            <text:p>13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3-12-18T07:00:00">
            <text:p>Mon Dec 18 07:00:00 2023</text:p>
          </table:table-cell>
          <table:table-cell office:value-type="float" office:value="14.0">
            <text:p>14.0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2-18T08:00:00">
            <text:p>Mon Dec 18 08:00:00 2023</text:p>
          </table:table-cell>
          <table:table-cell office:value-type="float" office:value="14.3333">
            <text:p>14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2-18T09:00:00">
            <text:p>Mon Dec 18 09:00:00 2023</text:p>
          </table:table-cell>
          <table:table-cell office:value-type="float" office:value="16.1667">
            <text:p>16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19T02:00:00">
            <text:p>Tue Dec 19 02:00:00 2023</text:p>
          </table:table-cell>
          <table:table-cell office:value-type="float" office:value="27.0">
            <text:p>27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19T04:00:00">
            <text:p>Tue Dec 19 04:00:00 2023</text:p>
          </table:table-cell>
          <table:table-cell office:value-type="float" office:value="22.5">
            <text:p>22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9T05:00:00">
            <text:p>Tue Dec 19 05:00:00 2023</text:p>
          </table:table-cell>
          <table:table-cell office:value-type="float" office:value="19.3333">
            <text:p>19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3-12-19T06:00:00">
            <text:p>Tue Dec 19 06:00:00 2023</text:p>
          </table:table-cell>
          <table:table-cell office:value-type="float" office:value="17.5">
            <text:p>17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19T07:00:00">
            <text:p>Tue Dec 19 07:00:00 2023</text:p>
          </table:table-cell>
          <table:table-cell office:value-type="float" office:value="17.5">
            <text:p>17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19T08:00:00">
            <text:p>Tue Dec 19 08:00:00 2023</text:p>
          </table:table-cell>
          <table:table-cell office:value-type="float" office:value="18.5">
            <text:p>18.5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3-12-19T09:00:00">
            <text:p>Tue Dec 19 09:00:00 2023</text:p>
          </table:table-cell>
          <table:table-cell office:value-type="float" office:value="25.3333">
            <text:p>25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3-12-19T10:00:00">
            <text:p>Tue Dec 19 10:00:00 2023</text:p>
          </table:table-cell>
          <table:table-cell office:value-type="float" office:value="31.3333">
            <text:p>31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19T11:00:00">
            <text:p>Tue Dec 19 11:00:00 2023</text:p>
          </table:table-cell>
          <table:table-cell office:value-type="float" office:value="33.6667">
            <text:p>33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3-12-19T12:00:00">
            <text:p>Tue Dec 19 12:00:00 2023</text:p>
          </table:table-cell>
          <table:table-cell office:value-type="float" office:value="36.8333">
            <text:p>36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2-19T13:00:00">
            <text:p>Tue Dec 19 13:00:00 2023</text:p>
          </table:table-cell>
          <table:table-cell office:value-type="float" office:value="33.8333">
            <text:p>33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2-19T14:00:00">
            <text:p>Tue Dec 19 14:00:00 2023</text:p>
          </table:table-cell>
          <table:table-cell office:value-type="float" office:value="29.1667">
            <text:p>29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12-20T05:00:00">
            <text:p>Wed Dec 20 05:00:00 2023</text:p>
          </table:table-cell>
          <table:table-cell office:value-type="float" office:value="24.6667">
            <text:p>24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19.1667">
            <text:p>19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20T07:00:00">
            <text:p>Wed Dec 20 07:00:00 2023</text:p>
          </table:table-cell>
          <table:table-cell office:value-type="float" office:value="17.1667">
            <text:p>17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15.8333">
            <text:p>15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17.1667">
            <text:p>17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3-12-20T10:00:00">
            <text:p>Wed Dec 20 10:00:00 2023</text:p>
          </table:table-cell>
          <table:table-cell office:value-type="float" office:value="25.1667">
            <text:p>25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3-12-20T11:00:00">
            <text:p>Wed Dec 20 11:00:00 2023</text:p>
          </table:table-cell>
          <table:table-cell office:value-type="float" office:value="37.8333">
            <text:p>37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20T12:00:00">
            <text:p>Wed Dec 20 12:00:00 2023</text:p>
          </table:table-cell>
          <table:table-cell office:value-type="float" office:value="40.1667">
            <text:p>40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20T13:00:00">
            <text:p>Wed Dec 20 13:00:00 2023</text:p>
          </table:table-cell>
          <table:table-cell office:value-type="float" office:value="35.3333">
            <text:p>35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20T14:00:00">
            <text:p>Wed Dec 20 14:00:00 2023</text:p>
          </table:table-cell>
          <table:table-cell office:value-type="float" office:value="29.6667">
            <text:p>29.6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3-12-20T15:00:00">
            <text:p>Wed Dec 20 15:00:00 2023</text:p>
          </table:table-cell>
          <table:table-cell office:value-type="float" office:value="25.5">
            <text:p>25.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20T16:00:00">
            <text:p>Wed Dec 20 16:00:00 2023</text:p>
          </table:table-cell>
          <table:table-cell office:value-type="float" office:value="22.3333">
            <text:p>22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21T02:00:00">
            <text:p>Thu Dec 21 02:00:00 2023</text:p>
          </table:table-cell>
          <table:table-cell office:value-type="float" office:value="15.3333">
            <text:p>15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22T02:00:00">
            <text:p>Fri Dec 22 02:00:00 2023</text:p>
          </table:table-cell>
          <table:table-cell office:value-type="float" office:value="23.6667">
            <text:p>23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22T04:00:00">
            <text:p>Fri Dec 22 04:00:00 2023</text:p>
          </table:table-cell>
          <table:table-cell office:value-type="float" office:value="17.0">
            <text:p>17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2-22T05:00:00">
            <text:p>Fri Dec 22 05:00:00 2023</text:p>
          </table:table-cell>
          <table:table-cell office:value-type="float" office:value="14.0">
            <text:p>14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3-12-22T06:00:00">
            <text:p>Fri Dec 22 06:00:00 2023</text:p>
          </table:table-cell>
          <table:table-cell office:value-type="float" office:value="10.8333">
            <text:p>10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2-22T07:00:00">
            <text:p>Fri Dec 22 07:00:00 2023</text:p>
          </table:table-cell>
          <table:table-cell office:value-type="float" office:value="9.8333">
            <text:p>9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12-22T08:00:00">
            <text:p>Fri Dec 22 08:00:00 2023</text:p>
          </table:table-cell>
          <table:table-cell office:value-type="float" office:value="10.3333">
            <text:p>10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22T09:00:00">
            <text:p>Fri Dec 22 09:00:00 2023</text:p>
          </table:table-cell>
          <table:table-cell office:value-type="float" office:value="12.6667">
            <text:p>12.6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2T10:00:00">
            <text:p>Fri Dec 22 10:00:00 2023</text:p>
          </table:table-cell>
          <table:table-cell office:value-type="float" office:value="16.8333">
            <text:p>16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22T11:00:00">
            <text:p>Fri Dec 22 11:00:00 2023</text:p>
          </table:table-cell>
          <table:table-cell office:value-type="float" office:value="20.8333">
            <text:p>20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22T14:00:00">
            <text:p>Fri Dec 22 14:00:00 2023</text:p>
          </table:table-cell>
          <table:table-cell office:value-type="float" office:value="7.8333">
            <text:p>7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2-23T06:00:00">
            <text:p>Sat Dec 23 06:00:00 2023</text:p>
          </table:table-cell>
          <table:table-cell office:value-type="float" office:value="11.5">
            <text:p>11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23T07:00:00">
            <text:p>Sat Dec 23 07:00:00 2023</text:p>
          </table:table-cell>
          <table:table-cell office:value-type="float" office:value="10.8333">
            <text:p>10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3-12-23T08:00:00">
            <text:p>Sat Dec 23 08:00:00 2023</text:p>
          </table:table-cell>
          <table:table-cell office:value-type="float" office:value="12.1667">
            <text:p>12.1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2-23T09:00:00">
            <text:p>Sat Dec 23 09:00:00 2023</text:p>
          </table:table-cell>
          <table:table-cell office:value-type="float" office:value="15.0">
            <text:p>15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3T10:00:00">
            <text:p>Sat Dec 23 10:00:00 2023</text:p>
          </table:table-cell>
          <table:table-cell office:value-type="float" office:value="16.1667">
            <text:p>16.1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23T11:00:00">
            <text:p>Sat Dec 23 11:00:00 2023</text:p>
          </table:table-cell>
          <table:table-cell office:value-type="float" office:value="17.3333">
            <text:p>17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2-23T12:00:00">
            <text:p>Sat Dec 23 12:00:00 2023</text:p>
          </table:table-cell>
          <table:table-cell office:value-type="float" office:value="18.6667">
            <text:p>18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2-23T14:00:00">
            <text:p>Sat Dec 23 14:00:00 2023</text:p>
          </table:table-cell>
          <table:table-cell office:value-type="float" office:value="15.6667">
            <text:p>15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3-12-23T15:00:00">
            <text:p>Sat Dec 23 15:00:00 2023</text:p>
          </table:table-cell>
          <table:table-cell office:value-type="float" office:value="14.5">
            <text:p>14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2-23T16:00:00">
            <text:p>Sat Dec 23 16:00:00 2023</text:p>
          </table:table-cell>
          <table:table-cell office:value-type="float" office:value="12.5">
            <text:p>12.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3-12-23T17:00:00">
            <text:p>Sat Dec 23 17:00:00 2023</text:p>
          </table:table-cell>
          <table:table-cell office:value-type="float" office:value="11.6667">
            <text:p>11.6667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2-24T05:00:00">
            <text:p>Sun Dec 24 05:00:00 2023</text:p>
          </table:table-cell>
          <table:table-cell office:value-type="float" office:value="29.0">
            <text:p>29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12-24T06:00:00">
            <text:p>Sun Dec 24 06:00:00 2023</text:p>
          </table:table-cell>
          <table:table-cell office:value-type="float" office:value="24.0">
            <text:p>24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23-12-24T07:00:00">
            <text:p>Sun Dec 24 07:00:00 2023</text:p>
          </table:table-cell>
          <table:table-cell office:value-type="float" office:value="22.0">
            <text:p>22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4T08:00:00">
            <text:p>Sun Dec 24 08:00:00 2023</text:p>
          </table:table-cell>
          <table:table-cell office:value-type="float" office:value="21.1667">
            <text:p>21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12-24T09:00:00">
            <text:p>Sun Dec 24 09:00:00 2023</text:p>
          </table:table-cell>
          <table:table-cell office:value-type="float" office:value="22.0">
            <text:p>22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2-24T10:00:00">
            <text:p>Sun Dec 24 10:00:00 2023</text:p>
          </table:table-cell>
          <table:table-cell office:value-type="float" office:value="23.5">
            <text:p>23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3-12-24T11:00:00">
            <text:p>Sun Dec 24 11:00:00 2023</text:p>
          </table:table-cell>
          <table:table-cell office:value-type="float" office:value="23.6667">
            <text:p>23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12-24T12:00:00">
            <text:p>Sun Dec 24 12:00:00 2023</text:p>
          </table:table-cell>
          <table:table-cell office:value-type="float" office:value="26.0">
            <text:p>26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3-12-24T14:00:00">
            <text:p>Sun Dec 24 14:00:00 2023</text:p>
          </table:table-cell>
          <table:table-cell office:value-type="float" office:value="21.8333">
            <text:p>21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3-12-24T15:00:00">
            <text:p>Sun Dec 24 15:00:00 2023</text:p>
          </table:table-cell>
          <table:table-cell office:value-type="float" office:value="18.8333">
            <text:p>18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3-12-25T07:00:00">
            <text:p>Mon Dec 25 07:00:00 2023</text:p>
          </table:table-cell>
          <table:table-cell office:value-type="float" office:value="27.8333">
            <text:p>27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3-12-25T08:00:00">
            <text:p>Mon Dec 25 08:00:00 2023</text:p>
          </table:table-cell>
          <table:table-cell office:value-type="float" office:value="24.8333">
            <text:p>24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25T09:00:00">
            <text:p>Mon Dec 25 09:00:00 2023</text:p>
          </table:table-cell>
          <table:table-cell office:value-type="float" office:value="22.5">
            <text:p>22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3-12-25T10:00:00">
            <text:p>Mon Dec 25 10:00:00 2023</text:p>
          </table:table-cell>
          <table:table-cell office:value-type="float" office:value="19.0">
            <text:p>19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25T11:00:00">
            <text:p>Mon Dec 25 11:00:00 2023</text:p>
          </table:table-cell>
          <table:table-cell office:value-type="float" office:value="15.8333">
            <text:p>15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25T12:00:00">
            <text:p>Mon Dec 25 12:00:00 2023</text:p>
          </table:table-cell>
          <table:table-cell office:value-type="float" office:value="16.3333">
            <text:p>16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3-12-25T13:00:00">
            <text:p>Mon Dec 25 13:00:00 2023</text:p>
          </table:table-cell>
          <table:table-cell office:value-type="float" office:value="17.6667">
            <text:p>17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12-25T15:00:00">
            <text:p>Mon Dec 25 15:00:00 2023</text:p>
          </table:table-cell>
          <table:table-cell office:value-type="float" office:value="14.3333">
            <text:p>14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12-26T05:00:00">
            <text:p>Tue Dec 26 05:00:00 2023</text:p>
          </table:table-cell>
          <table:table-cell office:value-type="float" office:value="21.6667">
            <text:p>21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12-26T06:00:00">
            <text:p>Tue Dec 26 06:00:00 2023</text:p>
          </table:table-cell>
          <table:table-cell office:value-type="float" office:value="17.5">
            <text:p>17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12-26T07:00:00">
            <text:p>Tue Dec 26 07:00:00 2023</text:p>
          </table:table-cell>
          <table:table-cell office:value-type="float" office:value="15.1667">
            <text:p>15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12-26T08:00:00">
            <text:p>Tue Dec 26 08:00:00 2023</text:p>
          </table:table-cell>
          <table:table-cell office:value-type="float" office:value="17.0">
            <text:p>17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6T09:00:00">
            <text:p>Tue Dec 26 09:00:00 2023</text:p>
          </table:table-cell>
          <table:table-cell office:value-type="float" office:value="18.3333">
            <text:p>1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3-12-26T10:00:00">
            <text:p>Tue Dec 26 10:00:00 2023</text:p>
          </table:table-cell>
          <table:table-cell office:value-type="float" office:value="24.3333">
            <text:p>24.3333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23-12-26T11:00:00">
            <text:p>Tue Dec 26 11:00:00 2023</text:p>
          </table:table-cell>
          <table:table-cell office:value-type="float" office:value="32.3333">
            <text:p>32.3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3-12-26T12:00:00">
            <text:p>Tue Dec 26 12:00:00 2023</text:p>
          </table:table-cell>
          <table:table-cell office:value-type="float" office:value="34.3333">
            <text:p>34.3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3-12-26T13:00:00">
            <text:p>Tue Dec 26 13:00:00 2023</text:p>
          </table:table-cell>
          <table:table-cell office:value-type="float" office:value="33.0">
            <text:p>33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3-12-26T14:00:00">
            <text:p>Tue Dec 26 14:00:00 2023</text:p>
          </table:table-cell>
          <table:table-cell office:value-type="float" office:value="28.3333">
            <text:p>28.3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12-26T15:00:00">
            <text:p>Tue Dec 26 15:00:00 2023</text:p>
          </table:table-cell>
          <table:table-cell office:value-type="float" office:value="22.1667">
            <text:p>22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2-27T06:00:00">
            <text:p>Wed Dec 27 06:00:00 2023</text:p>
          </table:table-cell>
          <table:table-cell office:value-type="float" office:value="26.1667">
            <text:p>26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27T07:00:00">
            <text:p>Wed Dec 27 07:00:00 2023</text:p>
          </table:table-cell>
          <table:table-cell office:value-type="float" office:value="26.0">
            <text:p>26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27T11:00:00">
            <text:p>Wed Dec 27 11:00:00 2023</text:p>
          </table:table-cell>
          <table:table-cell office:value-type="float" office:value="35.5">
            <text:p>35.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3-12-27T12:00:00">
            <text:p>Wed Dec 27 12:00:00 2023</text:p>
          </table:table-cell>
          <table:table-cell office:value-type="float" office:value="39.0">
            <text:p>39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3-12-27T13:00:00">
            <text:p>Wed Dec 27 13:00:00 2023</text:p>
          </table:table-cell>
          <table:table-cell office:value-type="float" office:value="37.8333">
            <text:p>37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7T14:00:00">
            <text:p>Wed Dec 27 14:00:00 2023</text:p>
          </table:table-cell>
          <table:table-cell office:value-type="float" office:value="34.0">
            <text:p>34.0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3-12-27T15:00:00">
            <text:p>Wed Dec 27 15:00:00 2023</text:p>
          </table:table-cell>
          <table:table-cell office:value-type="float" office:value="29.8333">
            <text:p>29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2-27T16:00:00">
            <text:p>Wed Dec 27 16:00:00 2023</text:p>
          </table:table-cell>
          <table:table-cell office:value-type="float" office:value="28.5">
            <text:p>28.5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3-12-28T13:00:00">
            <text:p>Thu Dec 28 13:00:00 2023</text:p>
          </table:table-cell>
          <table:table-cell office:value-type="float" office:value="45.5">
            <text:p>45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2-28T14:00:00">
            <text:p>Thu Dec 28 14:00:00 2023</text:p>
          </table:table-cell>
          <table:table-cell office:value-type="float" office:value="46.6667">
            <text:p>46.6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28T15:00:00">
            <text:p>Thu Dec 28 15:00:00 2023</text:p>
          </table:table-cell>
          <table:table-cell office:value-type="float" office:value="42.3333">
            <text:p>42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2-28T16:00:00">
            <text:p>Thu Dec 28 16:00:00 2023</text:p>
          </table:table-cell>
          <table:table-cell office:value-type="float" office:value="33.8333">
            <text:p>33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2-28T17:00:00">
            <text:p>Thu Dec 28 17:00:00 2023</text:p>
          </table:table-cell>
          <table:table-cell office:value-type="float" office:value="27.1667">
            <text:p>27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2-28T18:00:00">
            <text:p>Thu Dec 28 18:00:00 2023</text:p>
          </table:table-cell>
          <table:table-cell office:value-type="float" office:value="25.0">
            <text:p>25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2-29T13:00:00">
            <text:p>Fri Dec 29 13:00:00 2023</text:p>
          </table:table-cell>
          <table:table-cell office:value-type="float" office:value="39.3333">
            <text:p>39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29T14:00:00">
            <text:p>Fri Dec 29 14:00:00 2023</text:p>
          </table:table-cell>
          <table:table-cell office:value-type="float" office:value="35.5">
            <text:p>35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3-12-30T09:00:00">
            <text:p>Sat Dec 30 09:00:00 2023</text:p>
          </table:table-cell>
          <table:table-cell office:value-type="float" office:value="31.3333">
            <text:p>31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12-30T10:00:00">
            <text:p>Sat Dec 30 10:00:00 2023</text:p>
          </table:table-cell>
          <table:table-cell office:value-type="float" office:value="31.1667">
            <text:p>31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3-12-30T11:00:00">
            <text:p>Sat Dec 30 11:00:00 2023</text:p>
          </table:table-cell>
          <table:table-cell office:value-type="float" office:value="32.1667">
            <text:p>32.1667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30T12:00:00">
            <text:p>Sat Dec 30 12:00:00 2023</text:p>
          </table:table-cell>
          <table:table-cell office:value-type="float" office:value="33.6667">
            <text:p>33.6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3-12-31T06:00:00">
            <text:p>Sun Dec 31 06:00:00 2023</text:p>
          </table:table-cell>
          <table:table-cell office:value-type="float" office:value="27.5">
            <text:p>2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2-31T07:00:00">
            <text:p>Sun Dec 31 07:00:00 2023</text:p>
          </table:table-cell>
          <table:table-cell office:value-type="float" office:value="20.5">
            <text:p>20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3-12-31T08:00:00">
            <text:p>Sun Dec 31 08:00:00 2023</text:p>
          </table:table-cell>
          <table:table-cell office:value-type="float" office:value="16.3333">
            <text:p>16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31T09:00:00">
            <text:p>Sun Dec 31 09:00:00 2023</text:p>
          </table:table-cell>
          <table:table-cell office:value-type="float" office:value="14.5">
            <text:p>14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3-12-31T10:00:00">
            <text:p>Sun Dec 31 10:00:00 2023</text:p>
          </table:table-cell>
          <table:table-cell office:value-type="float" office:value="16.5">
            <text:p>16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31T11:00:00">
            <text:p>Sun Dec 31 11:00:00 2023</text:p>
          </table:table-cell>
          <table:table-cell office:value-type="float" office:value="19.1667">
            <text:p>19.1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31T12:00:00">
            <text:p>Sun Dec 31 12:00:00 2023</text:p>
          </table:table-cell>
          <table:table-cell office:value-type="float" office:value="23.0">
            <text:p>23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31T13:00:00">
            <text:p>Sun Dec 31 13:00:00 2023</text:p>
          </table:table-cell>
          <table:table-cell office:value-type="float" office:value="25.0">
            <text:p>25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3-12-31T15:00:00">
            <text:p>Sun Dec 31 15:00:00 2023</text:p>
          </table:table-cell>
          <table:table-cell office:value-type="float" office:value="22.3333">
            <text:p>22.3333</text:p>
          </table:table-cell>
          <table:table-cell office:value-type="float" office:value="53.6667">
            <text:p>53.66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